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673in"/>
    </style:style>
    <style:style style:name="co2" style:family="table-column">
      <style:table-column-properties fo:break-before="auto" style:column-width="2.4492in"/>
    </style:style>
    <style:style style:name="co3" style:family="table-column">
      <style:table-column-properties fo:break-before="auto" style:column-width="0.8992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736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arget</text:p>
          </table:table-cell>
          <table:table-cell office:value-type="string">
            <text:p>source</text:p>
          </table:table-cell>
          <table:table-cell office:value-type="string">
            <text:p>group</text:p>
          </table:table-cell>
          <table:table-cell office:value-type="string">
            <text:p>long</text:p>
          </table:table-cell>
          <table:table-cell office:value-type="string">
            <text:p>lat</text:p>
          </table:table-cell>
        </table:table-row>
        <table:table-row table:style-name="ro1">
          <table:table-cell office:value-type="string">
            <text:p>Afghan</text:p>
          </table:table-cell>
          <table:table-cell office:value-type="string">
            <text:p>Jayce Sallou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fricain</text:p>
          </table:table-cell>
          <table:table-cell office:value-type="string">
            <text:p>Nadia Kaabi-Linke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fricain</text:p>
          </table:table-cell>
          <table:table-cell office:value-type="string">
            <text:p>Driss Ouadah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lgerian</text:p>
          </table:table-cell>
          <table:table-cell office:value-type="string">
            <text:p>Karim A├»nouz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lgerian</text:p>
          </table:table-cell>
          <table:table-cell office:value-type="string">
            <text:p>Mustapha Benfodi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lgerian</text:p>
          </table:table-cell>
          <table:table-cell office:value-type="string">
            <text:p>Asad Faulw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lgerian</text:p>
          </table:table-cell>
          <table:table-cell office:value-type="string">
            <text:p>Driss Ouadah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lgerian</text:p>
          </table:table-cell>
          <table:table-cell office:value-type="string">
            <text:p>Rachid Kora├»ch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lgerian</text:p>
          </table:table-cell>
          <table:table-cell office:value-type="string">
            <text:p>Abdelkader Benchamma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merican</text:p>
          </table:table-cell>
          <table:table-cell office:value-type="string">
            <text:p>Darvish Fakh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merican</text:p>
          </table:table-cell>
          <table:table-cell office:value-type="string">
            <text:p>Nida Sinnokrot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merican</text:p>
          </table:table-cell>
          <table:table-cell office:value-type="string">
            <text:p>Ala Ebteka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merican</text:p>
          </table:table-cell>
          <table:table-cell office:value-type="string">
            <text:p>Maha Mallu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merican</text:p>
          </table:table-cell>
          <table:table-cell office:value-type="string">
            <text:p>Abdullah Nawaw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merican</text:p>
          </table:table-cell>
          <table:table-cell office:value-type="string">
            <text:p>Tarek Halaby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merican</text:p>
          </table:table-cell>
          <table:table-cell office:value-type="string">
            <text:p>Yusef A. Lateef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merican</text:p>
          </table:table-cell>
          <table:table-cell office:value-type="string">
            <text:p>Nil Yalte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merican</text:p>
          </table:table-cell>
          <table:table-cell office:value-type="string">
            <text:p>Naeem Mohaieme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merican</text:p>
          </table:table-cell>
          <table:table-cell office:value-type="string">
            <text:p>Georges Daoud Cor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merican</text:p>
          </table:table-cell>
          <table:table-cell office:value-type="string">
            <text:p>Ghada Khunj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merican</text:p>
          </table:table-cell>
          <table:table-cell office:value-type="string">
            <text:p>Omar Berrada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merican</text:p>
          </table:table-cell>
          <table:table-cell office:value-type="string">
            <text:p>Jenine Sharab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merican</text:p>
          </table:table-cell>
          <table:table-cell office:value-type="string">
            <text:p>Jowhara Al-Saud 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merican</text:p>
          </table:table-cell>
          <table:table-cell office:value-type="string">
            <text:p>Abdelfattah Kilito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merican</text:p>
          </table:table-cell>
          <table:table-cell office:value-type="string">
            <text:p>Sean Gullette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merican</text:p>
          </table:table-cell>
          <table:table-cell office:value-type="string">
            <text:p>Alan Bisho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merican</text:p>
          </table:table-cell>
          <table:table-cell office:value-type="string">
            <text:p>Saud Al-Durib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ustrian</text:p>
          </table:table-cell>
          <table:table-cell office:value-type="string">
            <text:p>Rashid Masharaw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ustrian</text:p>
          </table:table-cell>
          <table:table-cell office:value-type="string">
            <text:p>Wafaa Bila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hraini</text:p>
          </table:table-cell>
          <table:table-cell office:value-type="string">
            <text:p>Ghada Khunj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azilian</text:p>
          </table:table-cell>
          <table:table-cell office:value-type="string">
            <text:p>Karim A├»nouz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nadian</text:p>
          </table:table-cell>
          <table:table-cell office:value-type="string">
            <text:p>Jayce Sallou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nadian</text:p>
          </table:table-cell>
          <table:table-cell office:value-type="string">
            <text:p>Zahra Bu Al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hinese</text:p>
          </table:table-cell>
          <table:table-cell office:value-type="string">
            <text:p>Tarek Atou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hinese</text:p>
          </table:table-cell>
          <table:table-cell office:value-type="string">
            <text:p>Baseem Al Sharq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utch</text:p>
          </table:table-cell>
          <table:table-cell office:value-type="string">
            <text:p>Shalima Sharbatl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utch</text:p>
          </table:table-cell>
          <table:table-cell office:value-type="string">
            <text:p>Manal Dowaya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gyptian</text:p>
          </table:table-cell>
          <table:table-cell office:value-type="string">
            <text:p>Hanan Abdullah Bahamda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gyptian</text:p>
          </table:table-cell>
          <table:table-cell office:value-type="string">
            <text:p>Seif Wanly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gyptian</text:p>
          </table:table-cell>
          <table:table-cell office:value-type="string">
            <text:p>Lara Balad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gyptian</text:p>
          </table:table-cell>
          <table:table-cell office:value-type="string">
            <text:p>Adham Wanly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gyptian</text:p>
          </table:table-cell>
          <table:table-cell office:value-type="string">
            <text:p>Wael Shawky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gyptian</text:p>
          </table:table-cell>
          <table:table-cell office:value-type="string">
            <text:p>Sherif El Azma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gyptian</text:p>
          </table:table-cell>
          <table:table-cell office:value-type="string">
            <text:p>Susan Hefuna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gyptian</text:p>
          </table:table-cell>
          <table:table-cell office:value-type="string">
            <text:p>Youssef Nabi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gyptian</text:p>
          </table:table-cell>
          <table:table-cell office:value-type="string">
            <text:p>Hamed Owai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gyptian</text:p>
          </table:table-cell>
          <table:table-cell office:value-type="string">
            <text:p>Mahdi Al Jeraib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gyptian</text:p>
          </table:table-cell>
          <table:table-cell office:value-type="string">
            <text:p>Mahmoud Refat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gyptian</text:p>
          </table:table-cell>
          <table:table-cell office:value-type="string">
            <text:p>Ahmed El Atta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gyptian</text:p>
          </table:table-cell>
          <table:table-cell office:value-type="string">
            <text:p>Ahmad Osma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gyptian</text:p>
          </table:table-cell>
          <table:table-cell office:value-type="string">
            <text:p>Adam Henei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gyptian</text:p>
          </table:table-cell>
          <table:table-cell office:value-type="string">
            <text:p>Ragheb Aya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gyptian</text:p>
          </table:table-cell>
          <table:table-cell office:value-type="string">
            <text:p>Gamal el-Sigin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gyptian</text:p>
          </table:table-cell>
          <table:table-cell office:value-type="string">
            <text:p>Sam Shalab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gyptian</text:p>
          </table:table-cell>
          <table:table-cell office:value-type="string">
            <text:p>Georges Daoud Cor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gyptian</text:p>
          </table:table-cell>
          <table:table-cell office:value-type="string">
            <text:p>Georges Sabbag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gyptian</text:p>
          </table:table-cell>
          <table:table-cell office:value-type="string">
            <text:p>Soraya Darwis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gyptian</text:p>
          </table:table-cell>
          <table:table-cell office:value-type="string">
            <text:p>Hamed Nada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gyptian</text:p>
          </table:table-cell>
          <table:table-cell office:value-type="string">
            <text:p>Youssef Kame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string">
            <text:p>Sliman Mansou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string">
            <text:p>Reza Arames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string">
            <text:p>Rasheed Araee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string">
            <text:p>Aras ├ûzg├╝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string">
            <text:p>Raana-Farnou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string">
            <text:p>Abdullah Al Saad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string">
            <text:p>Hassan Sharif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string">
            <text:p>Ahmad Osma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string">
            <text:p>Maha Mallu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string">
            <text:p>Abdelfattah Kilito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string">
            <text:p>Simin Keramat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string">
            <text:p>Abdulnasser Gharem&amp;apos;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string">
            <text:p>Noura Bouzo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string">
            <text:p>Mohammed Ben Ali Rbat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string">
            <text:p>Djamel Kokene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string">
            <text:p>Halla Bint Khalid 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string">
            <text:p>Ali Jabr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string">
            <text:p>Georges Sabbag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string">
            <text:p>Muzamil Choudhury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string">
            <text:p>Khaled Al-Faisa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uropeenne</text:p>
          </table:table-cell>
          <table:table-cell office:value-type="string">
            <text:p>Fouad Elkoury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string">
            <text:p>Sa├ódane Afif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string">
            <text:p>Asad Faulw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string">
            <text:p>Adham Wanly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string">
            <text:p>Nacera Belaza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string">
            <text:p>Nil Yalte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string">
            <text:p>Abdul Qadir al-Rassa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string">
            <text:p>Farid Belkahia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string">
            <text:p>Ahmad Osma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string">
            <text:p>Inji Efflatou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string">
            <text:p>Georges Sabbag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string">
            <text:p>Ali Essaf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string">
            <text:p>Marwan Rechmaou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string">
            <text:p>Djamel Kokene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string">
            <text:p>Hamed Nada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string">
            <text:p>Zoulikha-Bouabdella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string">
            <text:p>Abdelfattah Kilito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string">
            <text:p>Shafic Abbou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string">
            <text:p>Khalid Khidr 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string">
            <text:p>Omar Berrada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string">
            <text:p>Hicham Ayouc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string">
            <text:p>Hussein Al-Mohasen&amp;apos;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string">
            <text:p>Meri├º Alg├╝n Ringborg 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string">
            <text:p>Shalima Sharbatl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string">
            <text:p>Leila Fatem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string">
            <text:p>Susan Hefuna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string">
            <text:p>Abdelfattah Kilito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string">
            <text:p>Ren├⌐ Gabr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string">
            <text:p>Atta Sabr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reco</text:p>
          </table:table-cell>
          <table:table-cell office:value-type="string">
            <text:p>Shafic Abbou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dian</text:p>
          </table:table-cell>
          <table:table-cell office:value-type="string">
            <text:p>CAM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dian</text:p>
          </table:table-cell>
          <table:table-cell office:value-type="string">
            <text:p>Amar Kanwa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dian</text:p>
          </table:table-cell>
          <table:table-cell office:value-type="string">
            <text:p>N.S. Harsha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dian</text:p>
          </table:table-cell>
          <table:table-cell office:value-type="string">
            <text:p>Leila Fatem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do</text:p>
          </table:table-cell>
          <table:table-cell office:value-type="string">
            <text:p>Shahzia Sikande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Darvish Fakh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Pouran-Jinch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Ala Ebteka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Gita Me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Shahpour Pouya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Sahand Hesamiya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Shohreh Mehra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Asad Faulw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Monir Shahroudy Farmanfarmaia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Shahrzad Changalvaee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Shirin Neshat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Nastaran Safae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Setareh Shahbaz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Farhad Moshir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Houman Mortazav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Leila Fatem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Nargess Hashem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Hojat Aman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Farshid Malek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Pouya Parsamagha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Arefeh Riah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Shirin Aliabad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Iman Raa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Ahmad Morshedloo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Rania Attie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Pantea Rahman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Bahman Kiarostam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nian</text:p>
          </table:table-cell>
          <table:table-cell office:value-type="string">
            <text:p>Ahmad Amin Naza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qi</text:p>
          </table:table-cell>
          <table:table-cell office:value-type="string">
            <text:p>Adel Abidi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qi</text:p>
          </table:table-cell>
          <table:table-cell office:value-type="string">
            <text:p>Salim al-Dabbag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qi</text:p>
          </table:table-cell>
          <table:table-cell office:value-type="string">
            <text:p>Wafaa Bila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qi</text:p>
          </table:table-cell>
          <table:table-cell office:value-type="string">
            <text:p>Sama Alshaib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qi</text:p>
          </table:table-cell>
          <table:table-cell office:value-type="string">
            <text:p>Suad Al Atta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qi</text:p>
          </table:table-cell>
          <table:table-cell office:value-type="string">
            <text:p>Atta Sabr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qi</text:p>
          </table:table-cell>
          <table:table-cell office:value-type="string">
            <text:p>Ismail al-Shaikhly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qi</text:p>
          </table:table-cell>
          <table:table-cell office:value-type="string">
            <text:p>Khalid al-Jade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qi</text:p>
          </table:table-cell>
          <table:table-cell office:value-type="string">
            <text:p>Abdul Qadir al-Rassa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qi</text:p>
          </table:table-cell>
          <table:table-cell office:value-type="string">
            <text:p>Dia Al-Azzawi 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qi</text:p>
          </table:table-cell>
          <table:table-cell office:value-type="string">
            <text:p>Hafidh al-Droub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qi</text:p>
          </table:table-cell>
          <table:table-cell office:value-type="string">
            <text:p>Athie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qi</text:p>
          </table:table-cell>
          <table:table-cell office:value-type="string">
            <text:p>Faiq Hassa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qi</text:p>
          </table:table-cell>
          <table:table-cell office:value-type="string">
            <text:p>Mohammed Ghani Hikmat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ish</text:p>
          </table:table-cell>
          <table:table-cell office:value-type="string">
            <text:p>Shahzia Sikande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raeli</text:p>
          </table:table-cell>
          <table:table-cell office:value-type="string">
            <text:p>Sliman Mansou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raeli</text:p>
          </table:table-cell>
          <table:table-cell office:value-type="string">
            <text:p>Khaled Jarra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raeli</text:p>
          </table:table-cell>
          <table:table-cell office:value-type="string">
            <text:p>Rula Halawan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raeli</text:p>
          </table:table-cell>
          <table:table-cell office:value-type="string">
            <text:p>Wafa Houran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raeli</text:p>
          </table:table-cell>
          <table:table-cell office:value-type="string">
            <text:p>Zena el Khali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raeli</text:p>
          </table:table-cell>
          <table:table-cell office:value-type="string">
            <text:p>Nida Sinnokrot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raeli</text:p>
          </table:table-cell>
          <table:table-cell office:value-type="string">
            <text:p>Fouad Elkoury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string">
            <text:p>Mohanna Durra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string">
            <text:p>Seif Wanly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string">
            <text:p>Daoud Cor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string">
            <text:p>Hayv Kahrama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string">
            <text:p>Ahmad Osma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string">
            <text:p>Hamed Owai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string">
            <text:p>Ali Al-Ruzaiza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string">
            <text:p>Ragheb Aya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string">
            <text:p>Ahmed Felemban 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string">
            <text:p>Adham Wanly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string">
            <text:p>Runa Isla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string">
            <text:p>Khaled Al-Faisa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string">
            <text:p>Abdelfattah Kilito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string">
            <text:p>Youssef Kame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string">
            <text:p>Dia Aziz Dia 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string">
            <text:p>Baseem Al Sharq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Japanese</text:p>
          </table:table-cell>
          <table:table-cell office:value-type="string">
            <text:p>Runa Isla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Japanese</text:p>
          </table:table-cell>
          <table:table-cell office:value-type="string">
            <text:p>Saeed Sale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Japanese</text:p>
          </table:table-cell>
          <table:table-cell office:value-type="string">
            <text:p>Abdullah Al Saad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Japanese</text:p>
          </table:table-cell>
          <table:table-cell office:value-type="string">
            <text:p>Hayv Kahrama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Jordanian</text:p>
          </table:table-cell>
          <table:table-cell office:value-type="string">
            <text:p>Ayman Yossri Daydba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Jordanian</text:p>
          </table:table-cell>
          <table:table-cell office:value-type="string">
            <text:p>Mohammed Ghani Hikmat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orean</text:p>
          </table:table-cell>
          <table:table-cell office:value-type="string">
            <text:p>Eungie Joo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uwaiti</text:p>
          </table:table-cell>
          <table:table-cell office:value-type="string">
            <text:p>Tarek Al-Ghoussei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uwaiti</text:p>
          </table:table-cell>
          <table:table-cell office:value-type="string">
            <text:p>Sulayman Al Bassa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</text:p>
          </table:table-cell>
          <table:table-cell office:value-type="string">
            <text:p>C├⌐sar Gemaye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</text:p>
          </table:table-cell>
          <table:table-cell office:value-type="string">
            <text:p>Nabil Naha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</text:p>
          </table:table-cell>
          <table:table-cell office:value-type="string">
            <text:p>Jayce Sallou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</text:p>
          </table:table-cell>
          <table:table-cell office:value-type="string">
            <text:p>Rabih Mrou├⌐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</text:p>
          </table:table-cell>
          <table:table-cell office:value-type="string">
            <text:p>Georges Sabbag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</text:p>
          </table:table-cell>
          <table:table-cell office:value-type="string">
            <text:p>Lamia Joreige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</text:p>
          </table:table-cell>
          <table:table-cell office:value-type="string">
            <text:p>Mounira Al Sol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</text:p>
          </table:table-cell>
          <table:table-cell office:value-type="string">
            <text:p>Kameel Hawa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</text:p>
          </table:table-cell>
          <table:table-cell office:value-type="string">
            <text:p>Raed Yassi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</text:p>
          </table:table-cell>
          <table:table-cell office:value-type="string">
            <text:p>Zena el Khali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</text:p>
          </table:table-cell>
          <table:table-cell office:value-type="string">
            <text:p>Georges Daoud Cor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</text:p>
          </table:table-cell>
          <table:table-cell office:value-type="string">
            <text:p>Tony Chaka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</text:p>
          </table:table-cell>
          <table:table-cell office:value-type="string">
            <text:p>Tanba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</text:p>
          </table:table-cell>
          <table:table-cell office:value-type="string">
            <text:p>Daoud Cor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</text:p>
          </table:table-cell>
          <table:table-cell office:value-type="string">
            <text:p>Shafic Abbou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</text:p>
          </table:table-cell>
          <table:table-cell office:value-type="string">
            <text:p>Marwan Rechmaou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</text:p>
          </table:table-cell>
          <table:table-cell office:value-type="string">
            <text:p>Sirine Fattou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</text:p>
          </table:table-cell>
          <table:table-cell office:value-type="string">
            <text:p>Walid Sade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</text:p>
          </table:table-cell>
          <table:table-cell office:value-type="string">
            <text:p>Lara Balad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</text:p>
          </table:table-cell>
          <table:table-cell office:value-type="string">
            <text:p>Saloua Raouda Choucai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ibyan</text:p>
          </table:table-cell>
          <table:table-cell office:value-type="string">
            <text:p>Arwa Abouo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lian</text:p>
          </table:table-cell>
          <table:table-cell office:value-type="string">
            <text:p>Daouda Coulibaly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exican</text:p>
          </table:table-cell>
          <table:table-cell office:value-type="string">
            <text:p>Hamed Owai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roccan</text:p>
          </table:table-cell>
          <table:table-cell office:value-type="string">
            <text:p>Amino Belyaman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roccan</text:p>
          </table:table-cell>
          <table:table-cell office:value-type="string">
            <text:p>Ahmed Cherkaou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roccan</text:p>
          </table:table-cell>
          <table:table-cell office:value-type="string">
            <text:p>Jilali Gharbaou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roccan</text:p>
          </table:table-cell>
          <table:table-cell office:value-type="string">
            <text:p>Abdelfattah Kilito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roccan</text:p>
          </table:table-cell>
          <table:table-cell office:value-type="string">
            <text:p>Farid Belkahia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roccan</text:p>
          </table:table-cell>
          <table:table-cell office:value-type="string">
            <text:p>Mohammed Meleh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roccan</text:p>
          </table:table-cell>
          <table:table-cell office:value-type="string">
            <text:p>Maalem Abdelk├⌐bir Merchane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roccan</text:p>
          </table:table-cell>
          <table:table-cell office:value-type="string">
            <text:p>Ali Essaf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roccan</text:p>
          </table:table-cell>
          <table:table-cell office:value-type="string">
            <text:p>Mohammed Ben Ali Rbat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kistani</text:p>
          </table:table-cell>
          <table:table-cell office:value-type="string">
            <text:p>Adeel Uz Zafa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kistani</text:p>
          </table:table-cell>
          <table:table-cell office:value-type="string">
            <text:p>Muzamil Choudhury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kistani</text:p>
          </table:table-cell>
          <table:table-cell office:value-type="string">
            <text:p>Shahzia Sikande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olish</text:p>
          </table:table-cell>
          <table:table-cell office:value-type="string">
            <text:p>Samer Omra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olish</text:p>
          </table:table-cell>
          <table:table-cell office:value-type="string">
            <text:p>Artur ┼╗mijewsk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ussian</text:p>
          </table:table-cell>
          <table:table-cell office:value-type="string">
            <text:p>Nadia Kaabi-Linke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Abdulnasser Ghare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Mona Saud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Manal Dowaya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Saud Al-Durib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Abdulrahman Solima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Abdulhalim Radw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Sami Al Turk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Noura Bouzo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Shalima Sharbatl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Manal Al Dowaya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Noha Al-Sharif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Saleh Alzaye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Zahra Bu Al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Hanan Abdullah Bahamda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Samiah Khashogg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EFFAT ABDULLAH FADAG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Ola Hejaz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Faisal Samra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Fahda bint Sau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Khalid Khidr 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Tahani Al-Briki 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Soraya Darwis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Waleed Alzuhai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Ahmed Mate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Abdullah Al-Ogaili 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Ahmed Felemban 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Jowhara Al-Saud 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Mohammed Kame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Muhamad Haide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Essam Jamee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Zaina Zah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Hala Al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Maha Mallu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Safeya Binzag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Eyad Maghazi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Reem Al-Faisa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Kameel Hawa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Nasser Al Maimoo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Shawees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Saeed Sale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Tagreed Al-Bagsh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Lulwah Al-Homou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Abdullah Al-Shaik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Maha Al-Khalaw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Sarah Al Abdal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Talal Al-Ze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Baseem Al Sharq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Ayman Yossri Daydba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 Arabian</text:p>
          </table:table-cell>
          <table:table-cell office:value-type="string">
            <text:p>Wafa Al-Mihda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outh African</text:p>
          </table:table-cell>
          <table:table-cell office:value-type="string">
            <text:p>Hasan and Husain Esso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outh African</text:p>
          </table:table-cell>
          <table:table-cell office:value-type="string">
            <text:p>Jenna Bas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string">
            <text:p>Tanba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string">
            <text:p>Manal Dowaya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string">
            <text:p>Abdelfattah Kilito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uisse</text:p>
          </table:table-cell>
          <table:table-cell office:value-type="string">
            <text:p>Basim Magdy 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wedish</text:p>
          </table:table-cell>
          <table:table-cell office:value-type="string">
            <text:p>Gamal el-Sigin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wiss</text:p>
          </table:table-cell>
          <table:table-cell office:value-type="string">
            <text:p>Setareh Shahbaz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wiss</text:p>
          </table:table-cell>
          <table:table-cell office:value-type="string">
            <text:p>Inji Efflatou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wiss</text:p>
          </table:table-cell>
          <table:table-cell office:value-type="string">
            <text:p>Georges Sabbag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yrian</text:p>
          </table:table-cell>
          <table:table-cell office:value-type="string">
            <text:p>Mounir Al-Shaaran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yrian</text:p>
          </table:table-cell>
          <table:table-cell office:value-type="string">
            <text:p>Fateh Moudarre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yrian</text:p>
          </table:table-cell>
          <table:table-cell office:value-type="string">
            <text:p>Sara Nai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yrian</text:p>
          </table:table-cell>
          <table:table-cell office:value-type="string">
            <text:p>Noma Omra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yrian</text:p>
          </table:table-cell>
          <table:table-cell office:value-type="string">
            <text:p>Ziad Dallou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yrian</text:p>
          </table:table-cell>
          <table:table-cell office:value-type="string">
            <text:p>Rasha Salt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yrian</text:p>
          </table:table-cell>
          <table:table-cell office:value-type="string">
            <text:p>Khaled Aki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unisian</text:p>
          </table:table-cell>
          <table:table-cell office:value-type="string">
            <text:p>Arwa Abouo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unisian</text:p>
          </table:table-cell>
          <table:table-cell office:value-type="string">
            <text:p>Nadia Kaabi-Linke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urkish</text:p>
          </table:table-cell>
          <table:table-cell office:value-type="string">
            <text:p>Seif Wanly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urkish</text:p>
          </table:table-cell>
          <table:table-cell office:value-type="string">
            <text:p>Halil Altindere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urkish</text:p>
          </table:table-cell>
          <table:table-cell office:value-type="string">
            <text:p>Ba┼ƒak Ert├╝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urkish</text:p>
          </table:table-cell>
          <table:table-cell office:value-type="string">
            <text:p>Ziad Anta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urkish</text:p>
          </table:table-cell>
          <table:table-cell office:value-type="string">
            <text:p>Fahrelnissa Ze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urkish</text:p>
          </table:table-cell>
          <table:table-cell office:value-type="string">
            <text:p>Adham Wanly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urkish</text:p>
          </table:table-cell>
          <table:table-cell office:value-type="string">
            <text:p>Aras ├ûzg├╝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98weeks Project Space</text:p>
          </table:table-cell>
          <table:table-cell office:value-type="string">
            <text:p>Setareh Shahbaz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bbot Hall Art Gallery</text:p>
          </table:table-cell>
          <table:table-cell office:value-type="string">
            <text:p>Nadia Kaabi-Link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bdul Hameed Shoman Foundation</text:p>
          </table:table-cell>
          <table:table-cell office:value-type="string">
            <text:p>Kassab Bac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braaj Capital</text:p>
          </table:table-cell>
          <table:table-cell office:value-type="string">
            <text:p>Zoulikha-Bouabde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braaj Capital</text:p>
          </table:table-cell>
          <table:table-cell office:value-type="string">
            <text:p>Marwan Sahmar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braaj Capital</text:p>
          </table:table-cell>
          <table:table-cell office:value-type="string">
            <text:p>Jananne Al-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braaj Capital</text:p>
          </table:table-cell>
          <table:table-cell office:value-type="string">
            <text:p>Wael Shawk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braaj Capital</text:p>
          </table:table-cell>
          <table:table-cell office:value-type="string">
            <text:p>Hamra Abb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braaj Capital</text:p>
          </table:table-cell>
          <table:table-cell office:value-type="string">
            <text:p>Nadia Kaabi-Link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bu Dhabi Film Festival</text:p>
          </table:table-cell>
          <table:table-cell office:value-type="string">
            <text:p>Rania Attie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cad├⌐mie des Beaux-Arts</text:p>
          </table:table-cell>
          <table:table-cell office:value-type="string">
            <text:p>Mohammed Mele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cademy of France</text:p>
          </table:table-cell>
          <table:table-cell office:value-type="string">
            <text:p>Georges Daoud Cor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dham Wanly Museum</text:p>
          </table:table-cell>
          <table:table-cell office:value-type="string">
            <text:p>Seif Wan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dham Wanly Museum</text:p>
          </table:table-cell>
          <table:table-cell office:value-type="string">
            <text:p>Adham Wan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dvertising and Marketing</text:p>
          </table:table-cell>
          <table:table-cell office:value-type="string">
            <text:p>Waheeda Malu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frica Cultural Centre</text:p>
          </table:table-cell>
          <table:table-cell office:value-type="string">
            <text:p>Teboho Mahlats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frica Media Centre</text:p>
          </table:table-cell>
          <table:table-cell office:value-type="string">
            <text:p>Keith Shi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frica Movie Academy</text:p>
          </table:table-cell>
          <table:table-cell office:value-type="string">
            <text:p>Keith Shi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gricultural Museum</text:p>
          </table:table-cell>
          <table:table-cell office:value-type="string">
            <text:p>Ragheb Aya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gricultural Museum</text:p>
          </table:table-cell>
          <table:table-cell office:value-type="string">
            <text:p>Ahmad Osm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gricultural Museum</text:p>
          </table:table-cell>
          <table:table-cell office:value-type="string">
            <text:p>Youssef Kame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ichi Triennale</text:p>
          </table:table-cell>
          <table:table-cell office:value-type="string">
            <text:p>Firoz Mahm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ksioma Institute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l Burda International</text:p>
          </table:table-cell>
          <table:table-cell office:value-type="string">
            <text:p>Wissam Shawka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l Karmel Magazine</text:p>
          </table:table-cell>
          <table:table-cell office:value-type="string">
            <text:p>Khaled Hour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l Kora University</text:p>
          </table:table-cell>
          <table:table-cell office:value-type="string">
            <text:p>Nasser Al-Sale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l Mansouria Foundation</text:p>
          </table:table-cell>
          <table:table-cell office:value-type="string">
            <text:p>Taha Al-Sabb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l Mansouria Foundation</text:p>
          </table:table-cell>
          <table:table-cell office:value-type="string">
            <text:p>Abdullah Hamm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l Mansouriyah Foundation</text:p>
          </table:table-cell>
          <table:table-cell office:value-type="string">
            <text:p>Athi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l Qattan Foundation</text:p>
          </table:table-cell>
          <table:table-cell office:value-type="string">
            <text:p>Jawad Al Mal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l Rayat Music School</text:p>
          </table:table-cell>
          <table:table-cell office:value-type="string">
            <text:p>Mohammed Kaze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l Riwaq Art Space</text:p>
          </table:table-cell>
          <table:table-cell office:value-type="string">
            <text:p>Fay├ºal Baghriche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l Riwaq Art Space</text:p>
          </table:table-cell>
          <table:table-cell office:value-type="string">
            <text:p>Mounira Al Sol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l-Mansouria Foundation</text:p>
          </table:table-cell>
          <table:table-cell office:value-type="string">
            <text:p>Shadia Ale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l-Najah University</text:p>
          </table:table-cell>
          <table:table-cell office:value-type="string">
            <text:p>Taysir Batnij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l-Quds University</text:p>
          </table:table-cell>
          <table:table-cell office:value-type="string">
            <text:p>Sliman Mans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lbert Museum</text:p>
          </table:table-cell>
          <table:table-cell office:value-type="string">
            <text:p>Rachid Kora├»c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lexandria Contemporary Arts Forum</text:p>
          </table:table-cell>
          <table:table-cell office:value-type="string">
            <text:p>Mona Marzou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mherst College</text:p>
          </table:table-cell>
          <table:table-cell office:value-type="string">
            <text:p>Ziad Abillam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mman Museum of Modern Art</text:p>
          </table:table-cell>
          <table:table-cell office:value-type="string">
            <text:p>Youssef Abdelk─ù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mnesty International</text:p>
          </table:table-cell>
          <table:table-cell office:value-type="string">
            <text:p>Ba┼ƒak Ert├╝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ND Galeria</text:p>
          </table:table-cell>
          <table:table-cell office:value-type="string">
            <text:p>Abdelkader Benchamm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peejay Media</text:p>
          </table:table-cell>
          <table:table-cell office:value-type="string">
            <text:p>Sophie Erns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perture Foundation (New York)</text:p>
          </table:table-cell>
          <table:table-cell office:value-type="string">
            <text:p>Youssef Nabi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Image Foundation</text:p>
          </table:table-cell>
          <table:table-cell office:value-type="string">
            <text:p>Setareh Shahbaz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Image Foundation</text:p>
          </table:table-cell>
          <table:table-cell office:value-type="string">
            <text:p>Akram Zaata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Image Foundation</text:p>
          </table:table-cell>
          <table:table-cell office:value-type="string">
            <text:p>Fouad Elkour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Image Foundation</text:p>
          </table:table-cell>
          <table:table-cell office:value-type="string">
            <text:p>Walid Raa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Image Foundation</text:p>
          </table:table-cell>
          <table:table-cell office:value-type="string">
            <text:p>Lara Balad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Museum of Modern Art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Museum of Modern Art</text:p>
          </table:table-cell>
          <table:table-cell office:value-type="string">
            <text:p>Seif Wan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Museum of Modern Art</text:p>
          </table:table-cell>
          <table:table-cell office:value-type="string">
            <text:p>Youssef Kame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Museum of Modern Art</text:p>
          </table:table-cell>
          <table:table-cell office:value-type="string">
            <text:p>Ahmed Alsoud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Museum of Modern Art</text:p>
          </table:table-cell>
          <table:table-cell office:value-type="string">
            <text:p>Ahmad Osm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Museum of Modern Art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Museum of Modern Art</text:p>
          </table:table-cell>
          <table:table-cell office:value-type="string">
            <text:p>Suad Al Att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Museum of Modern Art</text:p>
          </table:table-cell>
          <table:table-cell office:value-type="string">
            <text:p>Inji Efflatou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Museum of Modern Art</text:p>
          </table:table-cell>
          <table:table-cell office:value-type="string">
            <text:p>Gamal el-Sigi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Museum of Modern Art</text:p>
          </table:table-cell>
          <table:table-cell office:value-type="string">
            <text:p>Khalid al-Jad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Museum of Modern Art</text:p>
          </table:table-cell>
          <table:table-cell office:value-type="string">
            <text:p>Ragheb Aya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Museum of Modern Art</text:p>
          </table:table-cell>
          <table:table-cell office:value-type="string">
            <text:p>Hamed Na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Museum of Modern Art</text:p>
          </table:table-cell>
          <table:table-cell office:value-type="string">
            <text:p>Zineb Sedir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Museum of Modern Art</text:p>
          </table:table-cell>
          <table:table-cell office:value-type="string">
            <text:p>Adham Wan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Museum of Modern Art</text:p>
          </table:table-cell>
          <table:table-cell office:value-type="string">
            <text:p>Ismail al-Shaikh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Museum of Modern Art</text:p>
          </table:table-cell>
          <table:table-cell office:value-type="string">
            <text:p>Adam Hen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Museum of Modern Art</text:p>
          </table:table-cell>
          <table:table-cell office:value-type="string">
            <text:p>Georges Sabbag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Museum of Modern Art</text:p>
          </table:table-cell>
          <table:table-cell office:value-type="string">
            <text:p>Fahrelnissa Ze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Museum of Modern Art</text:p>
          </table:table-cell>
          <table:table-cell office:value-type="string">
            <text:p>Hamed Owa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Museum of Modern Art</text:p>
          </table:table-cell>
          <table:table-cell office:value-type="string">
            <text:p>Hafidh al-Droub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ab World Institute</text:p>
          </table:table-cell>
          <table:table-cell office:value-type="string">
            <text:p>Youssef Abdelk─ù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chitectural Association School of Architecture</text:p>
          </table:table-cell>
          <table:table-cell office:value-type="string">
            <text:p>Sophia Al Mari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chitecture- Jordan University of Science</text:p>
          </table:table-cell>
          <table:table-cell office:value-type="string">
            <text:p>Saba Innab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gos</text:p>
          </table:table-cell>
          <table:table-cell office:value-type="string">
            <text:p>Melik Ohan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gos</text:p>
          </table:table-cell>
          <table:table-cell office:value-type="string">
            <text:p>Doa A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gos</text:p>
          </table:table-cell>
          <table:table-cell office:value-type="string">
            <text:p>Jalal Toufic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gos</text:p>
          </table:table-cell>
          <table:table-cell office:value-type="string">
            <text:p>Ayreen Anast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izona State University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izona State University Art Museum</text:p>
          </table:table-cell>
          <table:table-cell office:value-type="string">
            <text:p>Mounira Al Sol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med Forces Club</text:p>
          </table:table-cell>
          <table:table-cell office:value-type="string">
            <text:p>Ahmad Osm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mory Center</text:p>
          </table:table-cell>
          <table:table-cell office:value-type="string">
            <text:p>Sherin Guirgu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nolfini</text:p>
          </table:table-cell>
          <table:table-cell office:value-type="string">
            <text:p>Hala Elkouss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nolfini</text:p>
          </table:table-cell>
          <table:table-cell office:value-type="string">
            <text:p>Lawrence Abu Hamdan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nolfini Museum</text:p>
          </table:table-cell>
          <table:table-cell office:value-type="string">
            <text:p>Doa A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t Council of Finland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t Dubai</text:p>
          </table:table-cell>
          <table:table-cell office:value-type="string">
            <text:p>Murtaza Val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t Dubai</text:p>
          </table:table-cell>
          <table:table-cell office:value-type="string">
            <text:p>Marwan Sahmar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t Dubai</text:p>
          </table:table-cell>
          <table:table-cell office:value-type="string">
            <text:p>Idris Kh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t Dubai</text:p>
          </table:table-cell>
          <table:table-cell office:value-type="string">
            <text:p>Nadia Aya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t Dubai</text:p>
          </table:table-cell>
          <table:table-cell office:value-type="string">
            <text:p>Fatima Al Qadi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t Dubai</text:p>
          </table:table-cell>
          <table:table-cell office:value-type="string">
            <text:p>Saddiek Mohammed Wasi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t Dubai</text:p>
          </table:table-cell>
          <table:table-cell office:value-type="string">
            <text:p>Shaikha Al Mazrou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t Dubai</text:p>
          </table:table-cell>
          <table:table-cell office:value-type="string">
            <text:p>Iman Iss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t Dubai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t Dubai</text:p>
          </table:table-cell>
          <table:table-cell office:value-type="string">
            <text:p>Khalid Al Gharaball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t Institute of Chicago</text:p>
          </table:table-cell>
          <table:table-cell office:value-type="string">
            <text:p>Shirin Nesha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t Institute of Chicago</text:p>
          </table:table-cell>
          <table:table-cell office:value-type="string">
            <text:p>I┼ƒ─▒l E─ƒrikavu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t School Palestine</text:p>
          </table:table-cell>
          <table:table-cell office:value-type="string">
            <text:p>Samah Hijaw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t University of Tehran</text:p>
          </table:table-cell>
          <table:table-cell office:value-type="string">
            <text:p>Javad Azi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ts and Cultural Management</text:p>
          </table:table-cell>
          <table:table-cell office:value-type="string">
            <text:p>Ahmed El Att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ts Council of England</text:p>
          </table:table-cell>
          <table:table-cell office:value-type="string">
            <text:p>Rasheed Araee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rtsonje Center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sar Gallery</text:p>
          </table:table-cell>
          <table:table-cell office:value-type="string">
            <text:p>Setareh Shahbaz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sia Society</text:p>
          </table:table-cell>
          <table:table-cell office:value-type="string">
            <text:p>Nicky Nodjou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sia Society Museum</text:p>
          </table:table-cell>
          <table:table-cell office:value-type="string">
            <text:p>Ala Ebtek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sia Society Museum</text:p>
          </table:table-cell>
          <table:table-cell office:value-type="string">
            <text:p>Hamra Abb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sian Art Museum</text:p>
          </table:table-cell>
          <table:table-cell office:value-type="string">
            <text:p>Pouran-Jinc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sian Art Museum</text:p>
          </table:table-cell>
          <table:table-cell office:value-type="string">
            <text:p>Ala Ebtek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sian Cultural Council</text:p>
          </table:table-cell>
          <table:table-cell office:value-type="string">
            <text:p>Firoz Mahm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ssila Museum</text:p>
          </table:table-cell>
          <table:table-cell office:value-type="string">
            <text:p>Mona Saud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swan International</text:p>
          </table:table-cell>
          <table:table-cell office:value-type="string">
            <text:p>Adam Hen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telier dΓÇÖArt Abstrait</text:p>
          </table:table-cell>
          <table:table-cell office:value-type="string">
            <text:p>Saloua Raouda Choucai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thr Gallery</text:p>
          </table:table-cell>
          <table:table-cell office:value-type="string">
            <text:p>Saddiek Mohammed Wasi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tlas Group</text:p>
          </table:table-cell>
          <table:table-cell office:value-type="string">
            <text:p>Walid Raa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utomobile Club</text:p>
          </table:table-cell>
          <table:table-cell office:value-type="string">
            <text:p>Youssef Kame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vant-garde Folk Music Club</text:p>
          </table:table-cell>
          <table:table-cell office:value-type="string">
            <text:p>Raffie Davt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yyam Gallery</text:p>
          </table:table-cell>
          <table:table-cell office:value-type="string">
            <text:p>Youssef Abdelk─ù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yyam Gallery</text:p>
          </table:table-cell>
          <table:table-cell office:value-type="string">
            <text:p>Athi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zad University</text:p>
          </table:table-cell>
          <table:table-cell office:value-type="string">
            <text:p>Golnaz Fat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zad University</text:p>
          </table:table-cell>
          <table:table-cell office:value-type="string">
            <text:p>Ahmad Morshedlo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zad University</text:p>
          </table:table-cell>
          <table:table-cell office:value-type="string">
            <text:p>Farshid Malek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zad University</text:p>
          </table:table-cell>
          <table:table-cell office:value-type="string">
            <text:p>Elnaz Farajolla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zad University</text:p>
          </table:table-cell>
          <table:table-cell office:value-type="string">
            <text:p>Simin Keramat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zad University</text:p>
          </table:table-cell>
          <table:table-cell office:value-type="string">
            <text:p>Aneh Mohammad Tata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zad University</text:p>
          </table:table-cell>
          <table:table-cell office:value-type="string">
            <text:p>Peyman Hooshmandzade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zad University</text:p>
          </table:table-cell>
          <table:table-cell office:value-type="string">
            <text:p>Negin Ganjav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busch Project</text:p>
          </table:table-cell>
          <table:table-cell office:value-type="string">
            <text:p>Hamra Abb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busch Project</text:p>
          </table:table-cell>
          <table:table-cell office:value-type="string">
            <text:p>Sophie Erns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C</text:p>
          </table:table-cell>
          <table:table-cell office:value-type="string">
            <text:p>Rabih Mrou├⌐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ghdad Group of Modern Art</text:p>
          </table:table-cell>
          <table:table-cell office:value-type="string">
            <text:p>Mohammed Ghani Hikma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ghdad Institute of Fine Art</text:p>
          </table:table-cell>
          <table:table-cell office:value-type="string">
            <text:p>Mohammed Ghani Hikma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ghdad University</text:p>
          </table:table-cell>
          <table:table-cell office:value-type="string">
            <text:p>Khalid al-Jad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ghdad University</text:p>
          </table:table-cell>
          <table:table-cell office:value-type="string">
            <text:p>Hafidh al-Droub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ghdad University</text:p>
          </table:table-cell>
          <table:table-cell office:value-type="string">
            <text:p>Dia Al-Azzawi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h├ºesehir University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hrain Art Society</text:p>
          </table:table-cell>
          <table:table-cell office:value-type="string">
            <text:p>Zaman M Jass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hrain National Museum</text:p>
          </table:table-cell>
          <table:table-cell office:value-type="string">
            <text:p>Jumana Emil Abbo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hrain University</text:p>
          </table:table-cell>
          <table:table-cell office:value-type="string">
            <text:p>Waheeda Malu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lfaqih Visual Communication Consultants</text:p>
          </table:table-cell>
          <table:table-cell office:value-type="string">
            <text:p>Saeed Sale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LTIC Centre</text:p>
          </table:table-cell>
          <table:table-cell office:value-type="string">
            <text:p>Mona Marzou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LTIC Centre</text:p>
          </table:table-cell>
          <table:table-cell office:value-type="string">
            <text:p>Raqs Media Collectiv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LTIC Centre</text:p>
          </table:table-cell>
          <table:table-cell office:value-type="string">
            <text:p>Youssef Nabi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rbican Centre</text:p>
          </table:table-cell>
          <table:table-cell office:value-type="string">
            <text:p>Khaled Jarr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rbican Centre</text:p>
          </table:table-cell>
          <table:table-cell office:value-type="string">
            <text:p>Reza Arame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rd College</text:p>
          </table:table-cell>
          <table:table-cell office:value-type="string">
            <text:p>Oraib Touk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rd College</text:p>
          </table:table-cell>
          <table:table-cell office:value-type="string">
            <text:p>Nida Sinnokro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rjeel Foundation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rjeel Foundation</text:p>
          </table:table-cell>
          <table:table-cell office:value-type="string">
            <text:p>Walid Sit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rjeel Foundation</text:p>
          </table:table-cell>
          <table:table-cell office:value-type="string">
            <text:p>Larissa Sans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rjeel Foundation</text:p>
          </table:table-cell>
          <table:table-cell office:value-type="string">
            <text:p>Tarek Al-Ghouss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rjeel Foundation</text:p>
          </table:table-cell>
          <table:table-cell office:value-type="string">
            <text:p>Manal Al Doway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rjeel Foundation</text:p>
          </table:table-cell>
          <table:table-cell office:value-type="string">
            <text:p>Mona Saud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rjeel Foundation</text:p>
          </table:table-cell>
          <table:table-cell office:value-type="string">
            <text:p>Sharif Wake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tha Museum of Fes</text:p>
          </table:table-cell>
          <table:table-cell office:value-type="string">
            <text:p>Farid Belkahi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ton Rouge</text:p>
          </table:table-cell>
          <table:table-cell office:value-type="string">
            <text:p>Nabil Nah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atroun Projects</text:p>
          </table:table-cell>
          <table:table-cell office:value-type="string">
            <text:p>Lawrence Abu Hamdan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BC</text:p>
          </table:table-cell>
          <table:table-cell office:value-type="string">
            <text:p>Zena el Khali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aconhouse National University</text:p>
          </table:table-cell>
          <table:table-cell office:value-type="string">
            <text:p>Sophie Erns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aconhouse National University</text:p>
          </table:table-cell>
          <table:table-cell office:value-type="string">
            <text:p>Basir Mahmood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aver Group</text:p>
          </table:table-cell>
          <table:table-cell office:value-type="string">
            <text:p>Ren├⌐ Gab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aver Group</text:p>
          </table:table-cell>
          <table:table-cell office:value-type="string">
            <text:p>Ayreen Anast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irut Arab University</text:p>
          </table:table-cell>
          <table:table-cell office:value-type="string">
            <text:p>Khaled Aki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irut Art Center</text:p>
          </table:table-cell>
          <table:table-cell office:value-type="string">
            <text:p>Ayreen Anast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irut Art Center</text:p>
          </table:table-cell>
          <table:table-cell office:value-type="string">
            <text:p>Sirine Fattou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irut Art Center</text:p>
          </table:table-cell>
          <table:table-cell office:value-type="string">
            <text:p>Doa A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irut Art Center</text:p>
          </table:table-cell>
          <table:table-cell office:value-type="string">
            <text:p>Jananne Al-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irut Art Center</text:p>
          </table:table-cell>
          <table:table-cell office:value-type="string">
            <text:p>Ren├⌐ Gab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irut Art Center</text:p>
          </table:table-cell>
          <table:table-cell office:value-type="string">
            <text:p>Jalal Toufic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irut Art Center</text:p>
          </table:table-cell>
          <table:table-cell office:value-type="string">
            <text:p>Graziella Rizkallah Toufic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irut Art Center</text:p>
          </table:table-cell>
          <table:table-cell office:value-type="string">
            <text:p>Lamia Joreig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irut Art Center</text:p>
          </table:table-cell>
          <table:table-cell office:value-type="string">
            <text:p>Melik Ohan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irut Art Center</text:p>
          </table:table-cell>
          <table:table-cell office:value-type="string">
            <text:p>Rabih Mrou├⌐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irut Art Center</text:p>
          </table:table-cell>
          <table:table-cell office:value-type="string">
            <text:p>Fouad Elkour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irut City Centre</text:p>
          </table:table-cell>
          <table:table-cell office:value-type="string">
            <text:p>Fouad Elkour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irut Exhibition Center</text:p>
          </table:table-cell>
          <table:table-cell office:value-type="string">
            <text:p>Saloua Raouda Choucai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irut International</text:p>
          </table:table-cell>
          <table:table-cell office:value-type="string">
            <text:p>Basma Al Shari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irut International</text:p>
          </table:table-cell>
          <table:table-cell office:value-type="string">
            <text:p>Omar Raje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irut International</text:p>
          </table:table-cell>
          <table:table-cell office:value-type="string">
            <text:p>Ahmad Ghoss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rkeley Art Museum</text:p>
          </table:table-cell>
          <table:table-cell office:value-type="string">
            <text:p>Ala Ebtek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rlin Biennale</text:p>
          </table:table-cell>
          <table:table-cell office:value-type="string">
            <text:p>Burak Arik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rlin Biennale</text:p>
          </table:table-cell>
          <table:table-cell office:value-type="string">
            <text:p>Artur ┼╗mijewsk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rlin Biennale</text:p>
          </table:table-cell>
          <table:table-cell office:value-type="string">
            <text:p>Haris Epaminon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rlin Biennale</text:p>
          </table:table-cell>
          <table:table-cell office:value-type="string">
            <text:p>Mohamed Bourouiss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rlin Biennale</text:p>
          </table:table-cell>
          <table:table-cell office:value-type="string">
            <text:p>Khaled Jarr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rlin International</text:p>
          </table:table-cell>
          <table:table-cell office:value-type="string">
            <text:p>Keith Shi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rlin Technical University</text:p>
          </table:table-cell>
          <table:table-cell office:value-type="string">
            <text:p>Ayreen Anast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rlin University of Arts</text:p>
          </table:table-cell>
          <table:table-cell office:value-type="string">
            <text:p>Leila Pazook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rlinale World Cinema Fund</text:p>
          </table:table-cell>
          <table:table-cell office:value-type="string">
            <text:p>Keith Shi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thanien</text:p>
          </table:table-cell>
          <table:table-cell office:value-type="string">
            <text:p>Burak Arik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thanien</text:p>
          </table:table-cell>
          <table:table-cell office:value-type="string">
            <text:p>Doa A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thanien</text:p>
          </table:table-cell>
          <table:table-cell office:value-type="string">
            <text:p>Sherif El Azm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thanien</text:p>
          </table:table-cell>
          <table:table-cell office:value-type="string">
            <text:p>Haris Epaminon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thanien</text:p>
          </table:table-cell>
          <table:table-cell office:value-type="string">
            <text:p>Iman Iss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zalel Academy</text:p>
          </table:table-cell>
          <table:table-cell office:value-type="string">
            <text:p>Khalil Rab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zalel Academy of Arts and Design</text:p>
          </table:table-cell>
          <table:table-cell office:value-type="string">
            <text:p>Raeda Saade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ezalel Art Academy</text:p>
          </table:table-cell>
          <table:table-cell office:value-type="string">
            <text:p>Sliman Mans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iblioth├¿que Nationale de France</text:p>
          </table:table-cell>
          <table:table-cell office:value-type="string">
            <text:p>Kassab Bac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idoun Portfolio Project</text:p>
          </table:table-cell>
          <table:table-cell office:value-type="string">
            <text:p>Hala Al 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ielefelder Kunstverein</text:p>
          </table:table-cell>
          <table:table-cell office:value-type="string">
            <text:p>Fay├ºal Baghriche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ielefelder Kunstverein</text:p>
          </table:table-cell>
          <table:table-cell office:value-type="string">
            <text:p>Iman Iss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iennale of Paris</text:p>
          </table:table-cell>
          <table:table-cell office:value-type="string">
            <text:p>Shafic Abbo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iennale of Sydney</text:p>
          </table:table-cell>
          <table:table-cell office:value-type="string">
            <text:p>Mona Hato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iennale of Sydney</text:p>
          </table:table-cell>
          <table:table-cell office:value-type="string">
            <text:p>Jananne Al-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iennale of Sydney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iennale of Sydney</text:p>
          </table:table-cell>
          <table:table-cell office:value-type="string">
            <text:p>Hamra Abb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iennale of Sydney</text:p>
          </table:table-cell>
          <table:table-cell office:value-type="string">
            <text:p>Jayce Sallo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iennale of Sydney</text:p>
          </table:table-cell>
          <table:table-cell office:value-type="string">
            <text:p>Raeda Saade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iennial of Contemporary Art in Bourges</text:p>
          </table:table-cell>
          <table:table-cell office:value-type="string">
            <text:p>Sirine Fattou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irkbeck College</text:p>
          </table:table-cell>
          <table:table-cell office:value-type="string">
            <text:p>Ba┼ƒak Ert├╝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irzeit University</text:p>
          </table:table-cell>
          <table:table-cell office:value-type="string">
            <text:p>Yazan Khalil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irzeit University</text:p>
          </table:table-cell>
          <table:table-cell office:value-type="string">
            <text:p>Rula Halaw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irzeit University</text:p>
          </table:table-cell>
          <table:table-cell office:value-type="string">
            <text:p>Adila Laidi-Hanie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irzeit University</text:p>
          </table:table-cell>
          <table:table-cell office:value-type="string">
            <text:p>Khalil Rab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MG Foundation</text:p>
          </table:table-cell>
          <table:table-cell office:value-type="string">
            <text:p>Ghada Al-Hass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MG Foundation</text:p>
          </table:table-cell>
          <table:table-cell office:value-type="string">
            <text:p>Abdulnasser Al-Am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MW</text:p>
          </table:table-cell>
          <table:table-cell office:value-type="string">
            <text:p>Sophie Erns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ody &amp; Soul</text:p>
          </table:table-cell>
          <table:table-cell office:value-type="string">
            <text:p>Theo Eshetu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oghossian Foundation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oston Museum of Fine Arts</text:p>
          </table:table-cell>
          <table:table-cell office:value-type="string">
            <text:p>Nabil Nah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otin Foundation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ourges School of Fine Arts</text:p>
          </table:table-cell>
          <table:table-cell office:value-type="string">
            <text:p>Sa├ódane Afi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ancolini &amp; Grimaldi Gallery</text:p>
          </table:table-cell>
          <table:table-cell office:value-type="string">
            <text:p>Lara Balad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ighton &amp; Hove Museum</text:p>
          </table:table-cell>
          <table:table-cell office:value-type="string">
            <text:p>Golnaz Fat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istol University</text:p>
          </table:table-cell>
          <table:table-cell office:value-type="string">
            <text:p>Ali Jab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itish Airways</text:p>
          </table:table-cell>
          <table:table-cell office:value-type="string">
            <text:p>Shadia Ale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itish Museum (London)</text:p>
          </table:table-cell>
          <table:table-cell office:value-type="string">
            <text:p>Mounir Al-Shaar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itish Museum (London)</text:p>
          </table:table-cell>
          <table:table-cell office:value-type="string">
            <text:p>Mona Saud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itish Museum (London)</text:p>
          </table:table-cell>
          <table:table-cell office:value-type="string">
            <text:p>Walid Sit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itish Museum (London)</text:p>
          </table:table-cell>
          <table:table-cell office:value-type="string">
            <text:p>Tarek Al-Ghouss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itish Museum (London)</text:p>
          </table:table-cell>
          <table:table-cell office:value-type="string">
            <text:p>Suad Al Att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itish Museum (London)</text:p>
          </table:table-cell>
          <table:table-cell office:value-type="string">
            <text:p>Ahmed Mat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itish Museum (London)</text:p>
          </table:table-cell>
          <table:table-cell office:value-type="string">
            <text:p>Golnaz Fat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itish Museum (London)</text:p>
          </table:table-cell>
          <table:table-cell office:value-type="string">
            <text:p>Youssef Nabi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itish Museum (London)</text:p>
          </table:table-cell>
          <table:table-cell office:value-type="string">
            <text:p>Hassan Massoud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itish Museum (London)</text:p>
          </table:table-cell>
          <table:table-cell office:value-type="string">
            <text:p>Rachid Kora├»c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itish Museum (London)</text:p>
          </table:table-cell>
          <table:table-cell office:value-type="string">
            <text:p>Sarah Al Abdal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itish Museum (London)</text:p>
          </table:table-cell>
          <table:table-cell office:value-type="string">
            <text:p>Athi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itish Museum (London)</text:p>
          </table:table-cell>
          <table:table-cell office:value-type="string">
            <text:p>Ninar Esb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itish Museum (London)</text:p>
          </table:table-cell>
          <table:table-cell office:value-type="string">
            <text:p>Nicky Nodjou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itish Museum (London)</text:p>
          </table:table-cell>
          <table:table-cell office:value-type="string">
            <text:p>Lulwah Al-Homo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itish Museum (London)</text:p>
          </table:table-cell>
          <table:table-cell office:value-type="string">
            <text:p>Youssef Abdelk─ù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itish Museum (London)</text:p>
          </table:table-cell>
          <table:table-cell office:value-type="string">
            <text:p>Shadi Ghadir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itish Museum (London)</text:p>
          </table:table-cell>
          <table:table-cell office:value-type="string">
            <text:p>Basmah Felemb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itish Museum (London)</text:p>
          </table:table-cell>
          <table:table-cell office:value-type="string">
            <text:p>Ahmad Amin Naz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oad Museum</text:p>
          </table:table-cell>
          <table:table-cell office:value-type="string">
            <text:p>Basir Mahmood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onx Museum</text:p>
          </table:table-cell>
          <table:table-cell office:value-type="string">
            <text:p>Sama Alshaib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onx Museum</text:p>
          </table:table-cell>
          <table:table-cell office:value-type="string">
            <text:p>Magdi Mostaf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onx Museum</text:p>
          </table:table-cell>
          <table:table-cell office:value-type="string">
            <text:p>Mohammed Mele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ooklyn Art Council</text:p>
          </table:table-cell>
          <table:table-cell office:value-type="string">
            <text:p>Rania Attie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rooklyn Museum</text:p>
          </table:table-cell>
          <table:table-cell office:value-type="string">
            <text:p>Pouran-Jinc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usan Biennale</text:p>
          </table:table-cell>
          <table:table-cell office:value-type="string">
            <text:p>Moataz Nas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usan Biennale</text:p>
          </table:table-cell>
          <table:table-cell office:value-type="string">
            <text:p>Doa A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yam Shaw School of Art</text:p>
          </table:table-cell>
          <table:table-cell office:value-type="string">
            <text:p>Mona Hato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yam Shaw School of Art</text:p>
          </table:table-cell>
          <table:table-cell office:value-type="string">
            <text:p>Hassan Shari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table:number-columns-repeated="2" office:value-type="string">
            <text:p>Cabine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binet Magazine</text:p>
          </table:table-cell>
          <table:table-cell office:value-type="string">
            <text:p>Lawrence Abu Hamdan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iro Biennial</text:p>
          </table:table-cell>
          <table:table-cell office:value-type="string">
            <text:p>Driss Ouada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iro Biennial</text:p>
          </table:table-cell>
          <table:table-cell office:value-type="string">
            <text:p>Moataz Nas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iro Biennial</text:p>
          </table:table-cell>
          <table:table-cell office:value-type="string">
            <text:p>Youssef Abdelk─ù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iro Biennial</text:p>
          </table:table-cell>
          <table:table-cell office:value-type="string">
            <text:p>Fateh Moudarre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iro Biennial</text:p>
          </table:table-cell>
          <table:table-cell office:value-type="string">
            <text:p>Lara Balad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iro Cemetery Salvage Project</text:p>
          </table:table-cell>
          <table:table-cell office:value-type="string">
            <text:p>Mai Al Ibrash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iro International</text:p>
          </table:table-cell>
          <table:table-cell office:value-type="string">
            <text:p>Ahmed El Att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iro Opera House</text:p>
          </table:table-cell>
          <table:table-cell office:value-type="string">
            <text:p>Waheeda Malu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iro University</text:p>
          </table:table-cell>
          <table:table-cell office:value-type="string">
            <text:p>Inji Efflatou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iro-Documenta</text:p>
          </table:table-cell>
          <table:table-cell office:value-type="string">
            <text:p>Mohamed Abdelkar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lArts</text:p>
          </table:table-cell>
          <table:table-cell office:value-type="string">
            <text:p>Jumana Manna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lArts</text:p>
          </table:table-cell>
          <table:table-cell office:value-type="string">
            <text:p>Farhad Moshi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lifornia Community Foundation</text:p>
          </table:table-cell>
          <table:table-cell office:value-type="string">
            <text:p>Sherin Guirgu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lifornia Institute of the Arts</text:p>
          </table:table-cell>
          <table:table-cell office:value-type="string">
            <text:p>Gita Me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lifornia Institute of the Arts</text:p>
          </table:table-cell>
          <table:table-cell office:value-type="string">
            <text:p>Farhad Moshi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lifornia State University</text:p>
          </table:table-cell>
          <table:table-cell office:value-type="string">
            <text:p>Suad Al Att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lifornia State University</text:p>
          </table:table-cell>
          <table:table-cell office:value-type="string">
            <text:p>Mehran Mesb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lligraphy Association of Iran</text:p>
          </table:table-cell>
          <table:table-cell office:value-type="string">
            <text:p>Golnaz Fat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mden Arts Centre</text:p>
          </table:table-cell>
          <table:table-cell office:value-type="string">
            <text:p>Sherif El Azm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mden Arts Centre</text:p>
          </table:table-cell>
          <table:table-cell office:value-type="string">
            <text:p>Haroon Mirza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nary Islands Biennale</text:p>
          </table:table-cell>
          <table:table-cell office:value-type="string">
            <text:p>Mona Marzou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nvas Magazine</text:p>
          </table:table-cell>
          <table:table-cell office:value-type="string">
            <text:p>Ahmed Alsoud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rlsberg Foundation</text:p>
          </table:table-cell>
          <table:table-cell office:value-type="string">
            <text:p>Larissa Sans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rnegie Mellon School of Art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rnegie Mellon University</text:p>
          </table:table-cell>
          <table:table-cell office:value-type="string">
            <text:p>Golnaz Fat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rnegie Museum of Art</text:p>
          </table:table-cell>
          <table:table-cell office:value-type="string">
            <text:p>Trisha Donnel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rnegie Museum of Art</text:p>
          </table:table-cell>
          <table:table-cell office:value-type="string">
            <text:p>Kassab Bac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rpenter Center</text:p>
          </table:table-cell>
          <table:table-cell office:value-type="string">
            <text:p>Lamia Joreig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rtier</text:p>
          </table:table-cell>
          <table:table-cell office:value-type="string">
            <text:p>Jawad Al Mal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sablanca ├ëcole des Beaux-Arts</text:p>
          </table:table-cell>
          <table:table-cell office:value-type="string">
            <text:p>Mohammed Mele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sablanca School</text:p>
          </table:table-cell>
          <table:table-cell office:value-type="string">
            <text:p>Ahmed Cherkaou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CA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CA Wattis Institute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al Missouri State University</text:p>
          </table:table-cell>
          <table:table-cell office:value-type="string">
            <text:p>Hazar Bogar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al Saint</text:p>
          </table:table-cell>
          <table:table-cell office:value-type="string">
            <text:p>Samah Hijaw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al Saint</text:p>
          </table:table-cell>
          <table:table-cell office:value-type="string">
            <text:p>Lamya Garga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al School of Art</text:p>
          </table:table-cell>
          <table:table-cell office:value-type="string">
            <text:p>Suad Al Att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al St Martins College of Art</text:p>
          </table:table-cell>
          <table:table-cell office:value-type="string">
            <text:p>Lulwah Al-Homo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d'Art Contemporain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d'Art Contemporain</text:p>
          </table:table-cell>
          <table:table-cell office:value-type="string">
            <text:p>Doa A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dΓÇÖArt Vivant at Rades (Tunisia)</text:p>
          </table:table-cell>
          <table:table-cell office:value-type="string">
            <text:p>Mouna Karra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for Research Architecture</text:p>
          </table:table-cell>
          <table:table-cell office:value-type="string">
            <text:p>Yazan Khalil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Yazid Oulab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Rosalind Nashashib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Pascal Hache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Nil Yalt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Fouad Elkour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Steve Reink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Zineb Sedir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Ahmed Mat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Mona Hato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Basim Magdy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mounir fat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Yto Barra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Reem Al Ghait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Ziad Ant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Isma├»l Bah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Laurent Grass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Rabih Mrou├⌐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Alexandar Uga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Anri Sal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Melik Ohan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Akram Zaata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Zoulikha-Bouabde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Sa├ódane Afi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Georges Pompidou</text:p>
          </table:table-cell>
          <table:table-cell office:value-type="string">
            <text:p>Omar Berra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of Contemporary Art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e of Photography</text:p>
          </table:table-cell>
          <table:table-cell office:value-type="string">
            <text:p>Larissa Sans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hamber of Commerce and Industry</text:p>
          </table:table-cell>
          <table:table-cell office:value-type="string">
            <text:p>Georges Daoud Cor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helsea Art Museum</text:p>
          </table:table-cell>
          <table:table-cell office:value-type="string">
            <text:p>Leila Pazook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helsea Art Museum</text:p>
          </table:table-cell>
          <table:table-cell office:value-type="string">
            <text:p>Ala Ebtek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helsea Art Museum</text:p>
          </table:table-cell>
          <table:table-cell office:value-type="string">
            <text:p>Ahmad Morshedlo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helsea College of Art and Design</text:p>
          </table:table-cell>
          <table:table-cell office:value-type="string">
            <text:p>Rana Beg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helsea College of Art and Design</text:p>
          </table:table-cell>
          <table:table-cell office:value-type="string">
            <text:p>Haroon Mirza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helsea College of Art and Design</text:p>
          </table:table-cell>
          <table:table-cell office:value-type="string">
            <text:p>Haris Epaminon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helsea College of Fine Art</text:p>
          </table:table-cell>
          <table:table-cell office:value-type="string">
            <text:p>Shaikha Al Mazrou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hicago Cultural Center</text:p>
          </table:table-cell>
          <table:table-cell office:value-type="string">
            <text:p>N.S. Harsh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hicago Tribune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hina International</text:p>
          </table:table-cell>
          <table:table-cell office:value-type="string">
            <text:p>Waheeda Malu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hristophers School</text:p>
          </table:table-cell>
          <table:table-cell office:value-type="string">
            <text:p>Jenine Sharab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icada Press</text:p>
          </table:table-cell>
          <table:table-cell office:value-type="string">
            <text:p>Adeel Uz Zaf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ite╠ü Internationale des Arts</text:p>
          </table:table-cell>
          <table:table-cell office:value-type="string">
            <text:p>Mouna Karra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ite╠ü Internationale des Arts</text:p>
          </table:table-cell>
          <table:table-cell office:value-type="string">
            <text:p>Jawad Al Mal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ite╠ü Internationale des Arts</text:p>
          </table:table-cell>
          <table:table-cell office:value-type="string">
            <text:p>Mohamed El Mahdaou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ite╠ü Internationale des Arts</text:p>
          </table:table-cell>
          <table:table-cell office:value-type="string">
            <text:p>Faisal Samr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ity College of New York</text:p>
          </table:table-cell>
          <table:table-cell office:value-type="string">
            <text:p>Rania Attie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ity College of New York</text:p>
          </table:table-cell>
          <table:table-cell office:value-type="string">
            <text:p>Nicky Nodjou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ity Museum</text:p>
          </table:table-cell>
          <table:table-cell office:value-type="string">
            <text:p>Rula Halaw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ity University of New York</text:p>
          </table:table-cell>
          <table:table-cell office:value-type="string">
            <text:p>Ren├⌐ Gab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ivitella Ranieri Foundation (Umbria</text:p>
          </table:table-cell>
          <table:table-cell office:value-type="string">
            <text:p>Mouna Karra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laremont Graduate University</text:p>
          </table:table-cell>
          <table:table-cell office:value-type="string">
            <text:p>Asad Faulw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leveland Institute of Art</text:p>
          </table:table-cell>
          <table:table-cell office:value-type="string">
            <text:p>Nicky Nodjou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lowns &amp; Jokers</text:p>
          </table:table-cell>
          <table:table-cell office:value-type="string">
            <text:p>Jowhara Al-Saud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NN</text:p>
          </table:table-cell>
          <table:table-cell office:value-type="string">
            <text:p>Zena el Khali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ach House Press</text:p>
          </table:table-cell>
          <table:table-cell office:value-type="string">
            <text:p>Jayce Sallo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ca-Cola</text:p>
          </table:table-cell>
          <table:table-cell office:value-type="string">
            <text:p>Hassan Hajjaj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lby College Museum of Art</text:p>
          </table:table-cell>
          <table:table-cell office:value-type="string">
            <text:p>Nabil Nah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llege of Architectural Engineering</text:p>
          </table:table-cell>
          <table:table-cell office:value-type="string">
            <text:p>Mohammed Ghani Hikma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llege of Creative Studies</text:p>
          </table:table-cell>
          <table:table-cell office:value-type="string">
            <text:p>Sherin Guirgu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llege of Fine Art</text:p>
          </table:table-cell>
          <table:table-cell office:value-type="string">
            <text:p>Adel Abdesseme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llege of Fine Arts</text:p>
          </table:table-cell>
          <table:table-cell office:value-type="string">
            <text:p>Shaikha Al Mazrou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llege of Law</text:p>
          </table:table-cell>
          <table:table-cell office:value-type="string">
            <text:p>Khalid al-Jad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llege of London</text:p>
          </table:table-cell>
          <table:table-cell office:value-type="string">
            <text:p>Ola Hejaz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lumbia University</text:p>
          </table:table-cell>
          <table:table-cell office:value-type="string">
            <text:p>Mohammed Mele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lumbia University</text:p>
          </table:table-cell>
          <table:table-cell office:value-type="string">
            <text:p>Iman Iss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lumbus Museum of Art</text:p>
          </table:table-cell>
          <table:table-cell office:value-type="string">
            <text:p>Ahmed Alsoud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mmercial Art and Graphic Design</text:p>
          </table:table-cell>
          <table:table-cell office:value-type="string">
            <text:p>Hazar Bogar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ncordia University</text:p>
          </table:table-cell>
          <table:table-cell office:value-type="string">
            <text:p>Haig Aivaz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nstellation Records</text:p>
          </table:table-cell>
          <table:table-cell office:value-type="string">
            <text:p>Sam Shalab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ntemporary Art Centre</text:p>
          </table:table-cell>
          <table:table-cell office:value-type="string">
            <text:p>Nil Yalt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ntemporary Art Centre</text:p>
          </table:table-cell>
          <table:table-cell office:value-type="string">
            <text:p>Adel Abdesseme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ntemporary Art Centre</text:p>
          </table:table-cell>
          <table:table-cell office:value-type="string">
            <text:p>Ninar Esb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ntemporary Art Forum</text:p>
          </table:table-cell>
          <table:table-cell office:value-type="string">
            <text:p>Doa A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ntemporary Art Gallery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ntemporary Arts Forum</text:p>
          </table:table-cell>
          <table:table-cell office:value-type="string">
            <text:p>Setareh Shahbaz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ntemporary Islamic Art Exhibition</text:p>
          </table:table-cell>
          <table:table-cell office:value-type="string">
            <text:p>Musaed Alhul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oper Hewitt National Design</text:p>
          </table:table-cell>
          <table:table-cell office:value-type="string">
            <text:p>Shahzia Sikand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oper Union</text:p>
          </table:table-cell>
          <table:table-cell office:value-type="string">
            <text:p>Mariam Gh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oper Union</text:p>
          </table:table-cell>
          <table:table-cell office:value-type="string">
            <text:p>Rayyane Tabe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oper Union</text:p>
          </table:table-cell>
          <table:table-cell office:value-type="string">
            <text:p>Laurent Grass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ptic Cathedral of Sohag</text:p>
          </table:table-cell>
          <table:table-cell office:value-type="string">
            <text:p>Ragheb Aya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ptic Secondary School</text:p>
          </table:table-cell>
          <table:table-cell office:value-type="string">
            <text:p>Ragheb Aya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rnell University</text:p>
          </table:table-cell>
          <table:table-cell office:value-type="string">
            <text:p>Murtaza Val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rnerhouse</text:p>
          </table:table-cell>
          <table:table-cell office:value-type="string">
            <text:p>Larissa Sans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ornerhouse</text:p>
          </table:table-cell>
          <table:table-cell office:value-type="string">
            <text:p>Amina Meni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PC</text:p>
          </table:table-cell>
          <table:table-cell office:value-type="string">
            <text:p>Rashid Masharaw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reative Design</text:p>
          </table:table-cell>
          <table:table-cell office:value-type="string">
            <text:p>Jamal Al Kebas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rescent Society</text:p>
          </table:table-cell>
          <table:table-cell office:value-type="string">
            <text:p>Inji Efflatou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U Art Museum</text:p>
          </table:table-cell>
          <table:table-cell office:value-type="string">
            <text:p>Driss Ouada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uadro Fine Art Gallery</text:p>
          </table:table-cell>
          <table:table-cell office:value-type="string">
            <text:p>Athi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ultural Studies Laboratory</text:p>
          </table:table-cell>
          <table:table-cell office:value-type="string">
            <text:p>Raffie Davt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AD</text:p>
          </table:table-cell>
          <table:table-cell office:value-type="string">
            <text:p>Ayreen Anast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AD</text:p>
          </table:table-cell>
          <table:table-cell office:value-type="string">
            <text:p>Hamra Abb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AD</text:p>
          </table:table-cell>
          <table:table-cell office:value-type="string">
            <text:p>Jalal Toufic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egu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egu International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ihatsu</text:p>
          </table:table-cell>
          <table:table-cell office:value-type="string">
            <text:p>Saeed Sale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imler</text:p>
          </table:table-cell>
          <table:table-cell office:value-type="string">
            <text:p>N.S. Harsh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NA</text:p>
          </table:table-cell>
          <table:table-cell office:value-type="string">
            <text:p>DANA AWART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r Al Hekma College</text:p>
          </table:table-cell>
          <table:table-cell office:value-type="string">
            <text:p>Maha Al-Khalaw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r Al Hekma College</text:p>
          </table:table-cell>
          <table:table-cell office:value-type="string">
            <text:p>Ahaad Alamoud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r Al Hekma College</text:p>
          </table:table-cell>
          <table:table-cell office:value-type="string">
            <text:p>Samiah Khashogg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r Al Hekma College</text:p>
          </table:table-cell>
          <table:table-cell office:value-type="string">
            <text:p>Sarah Al Abdal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rat al Funun (Amman)</text:p>
          </table:table-cell>
          <table:table-cell office:value-type="string">
            <text:p>Jananne Al-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rat al Funun (Amman)</text:p>
          </table:table-cell>
          <table:table-cell office:value-type="string">
            <text:p>Farid Belkahi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rat al Funun (Amman)</text:p>
          </table:table-cell>
          <table:table-cell office:value-type="string">
            <text:p>Rachid Kora├»c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rat al Funun (Amman)</text:p>
          </table:table-cell>
          <table:table-cell office:value-type="string">
            <text:p>Hrair Sarkiss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rat al Funun (Amman)</text:p>
          </table:table-cell>
          <table:table-cell office:value-type="string">
            <text:p>Rayyane Tabe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rat al Funun (Amman)</text:p>
          </table:table-cell>
          <table:table-cell office:value-type="string">
            <text:p>Jumana Emil Abbo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rat al Funun (Amman)</text:p>
          </table:table-cell>
          <table:table-cell office:value-type="string">
            <text:p>Doa A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rat al Funun (Amman)</text:p>
          </table:table-cell>
          <table:table-cell office:value-type="string">
            <text:p>Kassab Bac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shanzi International Art Festival</text:p>
          </table:table-cell>
          <table:table-cell office:value-type="string">
            <text:p>Fay├ºal Baghriche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 Montfort College</text:p>
          </table:table-cell>
          <table:table-cell office:value-type="string">
            <text:p>Samiah Khashogg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coration department</text:p>
          </table:table-cell>
          <table:table-cell office:value-type="string">
            <text:p>Ragheb Aya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lfina Foundation</text:p>
          </table:table-cell>
          <table:table-cell office:value-type="string">
            <text:p>Abbas Akhav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lfina Foundation</text:p>
          </table:table-cell>
          <table:table-cell office:value-type="string">
            <text:p>Zeinab Al Hashe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lfina Foundation</text:p>
          </table:table-cell>
          <table:table-cell office:value-type="string">
            <text:p>Yazan Khalil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lfina Foundation</text:p>
          </table:table-cell>
          <table:table-cell office:value-type="string">
            <text:p>Jawad Al Mal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lfina Foundation</text:p>
          </table:table-cell>
          <table:table-cell office:value-type="string">
            <text:p>Ammar Al Att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lfina Foundation</text:p>
          </table:table-cell>
          <table:table-cell office:value-type="string">
            <text:p>Waheeda Malu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lfina Foundation</text:p>
          </table:table-cell>
          <table:table-cell office:value-type="string">
            <text:p>Manal Al Doway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lfina Foundation</text:p>
          </table:table-cell>
          <table:table-cell office:value-type="string">
            <text:p>Shaikha Al Mazrou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lfina Foundation (Dubai</text:p>
          </table:table-cell>
          <table:table-cell office:value-type="string">
            <text:p>Abbas Akhav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nmark &amp; Helsinki</text:p>
          </table:table-cell>
          <table:table-cell office:value-type="string">
            <text:p>Sama Alshaib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nmark National Museum</text:p>
          </table:table-cell>
          <table:table-cell office:value-type="string">
            <text:p>Ebtisam Abdulaziz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partment of Antiquities</text:p>
          </table:table-cell>
          <table:table-cell office:value-type="string">
            <text:p>Atta Sab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partment of Art</text:p>
          </table:table-cell>
          <table:table-cell office:value-type="string">
            <text:p>C├⌐sar Gemaye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partment of Art</text:p>
          </table:table-cell>
          <table:table-cell office:value-type="string">
            <text:p>Ala Ebtek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partment of Art</text:p>
          </table:table-cell>
          <table:table-cell office:value-type="string">
            <text:p>Edgar Endres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partment of Painting</text:p>
          </table:table-cell>
          <table:table-cell office:value-type="string">
            <text:p>Faiq Hass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partment of the </text:p>
          </table:table-cell>
          <table:table-cell office:value-type="string">
            <text:p>Samir Sayeg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paul Art Museum</text:p>
          </table:table-cell>
          <table:table-cell office:value-type="string">
            <text:p>Nicky Nodjou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sign Department</text:p>
          </table:table-cell>
          <table:table-cell office:value-type="string">
            <text:p>Hala Al 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ste Foundation</text:p>
          </table:table-cell>
          <table:table-cell office:value-type="string">
            <text:p>Haris Epaminon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troit Symphony Orchestra</text:p>
          </table:table-cell>
          <table:table-cell office:value-type="string">
            <text:p>Yusef A. Latee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utsche Bank</text:p>
          </table:table-cell>
          <table:table-cell office:value-type="string">
            <text:p>Ala Ebtek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utsche Guggenheim</text:p>
          </table:table-cell>
          <table:table-cell office:value-type="string">
            <text:p>Matt Saunder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utsche Guggenheim</text:p>
          </table:table-cell>
          <table:table-cell office:value-type="string">
            <text:p>Amar Kanw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vi Art Foundation</text:p>
          </table:table-cell>
          <table:table-cell office:value-type="string">
            <text:p>Raqs Media Collectiv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haka University</text:p>
          </table:table-cell>
          <table:table-cell office:value-type="string">
            <text:p>Firoz Mahm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IFC</text:p>
          </table:table-cell>
          <table:table-cell office:value-type="string">
            <text:p>Shadi Ghadir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irectorate of Plastic Arts</text:p>
          </table:table-cell>
          <table:table-cell office:value-type="string">
            <text:p>Ismail al-Shaikh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IS Magazine</text:p>
          </table:table-cell>
          <table:table-cell office:value-type="string">
            <text:p>Khalid Al Gharaball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IS Magazine</text:p>
          </table:table-cell>
          <table:table-cell office:value-type="string">
            <text:p>Fatima Al Qadi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izzy Gillespie Orchestra</text:p>
          </table:table-cell>
          <table:table-cell office:value-type="string">
            <text:p>Yusef A. Latee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ocumenta</text:p>
          </table:table-cell>
          <table:table-cell office:value-type="string">
            <text:p>Cabine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ocumenta</text:p>
          </table:table-cell>
          <table:table-cell office:value-type="string">
            <text:p>Simryn Gi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ocumenta</text:p>
          </table:table-cell>
          <table:table-cell office:value-type="string">
            <text:p>CAMP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ocumenta</text:p>
          </table:table-cell>
          <table:table-cell office:value-type="string">
            <text:p>Walid Raa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ocumenta</text:p>
          </table:table-cell>
          <table:table-cell office:value-type="string">
            <text:p>Amar Kanw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ocumenta</text:p>
          </table:table-cell>
          <table:table-cell office:value-type="string">
            <text:p>Jalal Toufic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ocumenta</text:p>
          </table:table-cell>
          <table:table-cell office:value-type="string">
            <text:p>Mona Hato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ocumenta</text:p>
          </table:table-cell>
          <table:table-cell office:value-type="string">
            <text:p>Cevdet Ere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ocumenta</text:p>
          </table:table-cell>
          <table:table-cell office:value-type="string">
            <text:p>Sa├ódane Afi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ocumenta</text:p>
          </table:table-cell>
          <table:table-cell office:value-type="string">
            <text:p>Halil Altinder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rawing Center</text:p>
          </table:table-cell>
          <table:table-cell office:value-type="string">
            <text:p>Susan Hefun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ubai Culture and Arts Authority</text:p>
          </table:table-cell>
          <table:table-cell office:value-type="string">
            <text:p>Zeinab Al Hashe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ubai Culture and Arts Authority</text:p>
          </table:table-cell>
          <table:table-cell office:value-type="string">
            <text:p>Shaikha Al Mazrou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ubai Culture and Arts Authority</text:p>
          </table:table-cell>
          <table:table-cell office:value-type="string">
            <text:p>Ammar Al Att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ubai International Film Festival</text:p>
          </table:table-cell>
          <table:table-cell office:value-type="string">
            <text:p>Keith Shi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ubai International Film Festival</text:p>
          </table:table-cell>
          <table:table-cell office:value-type="string">
            <text:p>Khaled Jarr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uke University</text:p>
          </table:table-cell>
          <table:table-cell office:value-type="string">
            <text:p>Jessica M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ast London University</text:p>
          </table:table-cell>
          <table:table-cell office:value-type="string">
            <text:p>Rasheed Araee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├ëcole des Beaux-Arts</text:p>
          </table:table-cell>
          <table:table-cell office:value-type="string">
            <text:p>Mohammed Mele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├ëcole des Beaux-Arts</text:p>
          </table:table-cell>
          <table:table-cell office:value-type="string">
            <text:p>Saloua Raouda Choucai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cole National</text:p>
          </table:table-cell>
          <table:table-cell office:value-type="string">
            <text:p>Zoulikha-Bouabde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cole National</text:p>
          </table:table-cell>
          <table:table-cell office:value-type="string">
            <text:p>Neda Razavip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cole National</text:p>
          </table:table-cell>
          <table:table-cell office:value-type="string">
            <text:p>Faisal Samr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├ëcole Nationale des Arts D├⌐coratifs</text:p>
          </table:table-cell>
          <table:table-cell office:value-type="string">
            <text:p>YOVO! YOVO!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├ëcole Sup├⌐rieure des Beaux Arts de Paris</text:p>
          </table:table-cell>
          <table:table-cell office:value-type="string">
            <text:p>Abdelkader Benchamm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dge of Arabia</text:p>
          </table:table-cell>
          <table:table-cell office:value-type="string">
            <text:p>Yazan Khalil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dge of Arabia</text:p>
          </table:table-cell>
          <table:table-cell office:value-type="string">
            <text:p>Ahmed Mat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dge of Arabia</text:p>
          </table:table-cell>
          <table:table-cell office:value-type="string">
            <text:p>Ayman Yossri Daydb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dge of Arabia</text:p>
          </table:table-cell>
          <table:table-cell office:value-type="string">
            <text:p>Shadia Ale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dge of Arabia</text:p>
          </table:table-cell>
          <table:table-cell office:value-type="string">
            <text:p>Abdulnasser Ghare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dge of Arabia</text:p>
          </table:table-cell>
          <table:table-cell office:value-type="string">
            <text:p>Abdulnasser Gharem&amp;apos;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dge of Arabia</text:p>
          </table:table-cell>
          <table:table-cell office:value-type="string">
            <text:p>Abdulaziz Ash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dge of Arabia</text:p>
          </table:table-cell>
          <table:table-cell office:value-type="string">
            <text:p>Manal Al Doway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dge of Arabia</text:p>
          </table:table-cell>
          <table:table-cell office:value-type="string">
            <text:p>Lulwah Al-Homo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dge of Arabia</text:p>
          </table:table-cell>
          <table:table-cell office:value-type="string">
            <text:p>Faisal Samr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dge of Arabia</text:p>
          </table:table-cell>
          <table:table-cell office:value-type="string">
            <text:p>Yousef Jah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dge of Arabia</text:p>
          </table:table-cell>
          <table:table-cell office:value-type="string">
            <text:p>Noha Al-Sharif&amp;apos;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dge of Arabia</text:p>
          </table:table-cell>
          <table:table-cell office:value-type="string">
            <text:p>Manal Doway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dgware Road Project</text:p>
          </table:table-cell>
          <table:table-cell office:value-type="string">
            <text:p>CAMP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dgware Road Project</text:p>
          </table:table-cell>
          <table:table-cell office:value-type="string">
            <text:p>Wael Shawk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ducation Authority</text:p>
          </table:table-cell>
          <table:table-cell office:value-type="string">
            <text:p>Adham Wan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dward Cella Art &amp; Architecture</text:p>
          </table:table-cell>
          <table:table-cell office:value-type="string">
            <text:p>Asad Faulw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lizabeth Foundation</text:p>
          </table:table-cell>
          <table:table-cell office:value-type="string">
            <text:p>Shahpour Pouy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lizabeth Foundation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lmieh School</text:p>
          </table:table-cell>
          <table:table-cell office:value-type="string">
            <text:p>Shahpour Pouy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mirates Fine Art Society</text:p>
          </table:table-cell>
          <table:table-cell office:value-type="string">
            <text:p>Hassan Shari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mirates Fine Arts Society</text:p>
          </table:table-cell>
          <table:table-cell office:value-type="string">
            <text:p>Nasir Nasra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mirates Fine Arts Society</text:p>
          </table:table-cell>
          <table:table-cell office:value-type="string">
            <text:p>Mohammed Kaze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mirates Palace Hotel</text:p>
          </table:table-cell>
          <table:table-cell office:value-type="string">
            <text:p>Reem Al Ghait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mpire Project</text:p>
          </table:table-cell>
          <table:table-cell office:value-type="string">
            <text:p>Athi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ntomology Department</text:p>
          </table:table-cell>
          <table:table-cell office:value-type="string">
            <text:p>Inji Efflatou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temad Gallery</text:p>
          </table:table-cell>
          <table:table-cell office:value-type="string">
            <text:p>Shohreh Mehr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topia Center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uropean and International</text:p>
          </table:table-cell>
          <table:table-cell office:value-type="string">
            <text:p>Pantea Rahm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uropean Parliament</text:p>
          </table:table-cell>
          <table:table-cell office:value-type="string">
            <text:p>Raeda Saade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aculty of Fine Arts</text:p>
          </table:table-cell>
          <table:table-cell office:value-type="string">
            <text:p>Fateh Moudarre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aculty of Fine Arts</text:p>
          </table:table-cell>
          <table:table-cell office:value-type="string">
            <text:p>Seif Wan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aculty of Fine Arts</text:p>
          </table:table-cell>
          <table:table-cell office:value-type="string">
            <text:p>N.S. Harsh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aculty of Fine Arts</text:p>
          </table:table-cell>
          <table:table-cell office:value-type="string">
            <text:p>Ahmad Osm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aculty of Fine Arts</text:p>
          </table:table-cell>
          <table:table-cell office:value-type="string">
            <text:p>Ahmed Foul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aculty of Fine Arts</text:p>
          </table:table-cell>
          <table:table-cell office:value-type="string">
            <text:p>Elias Zaya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aculty of Fine Arts</text:p>
          </table:table-cell>
          <table:table-cell office:value-type="string">
            <text:p>Adham Wan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aculty of Fine Arts</text:p>
          </table:table-cell>
          <table:table-cell office:value-type="string">
            <text:p>Hamed Na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aculty of Fine Arts</text:p>
          </table:table-cell>
          <table:table-cell office:value-type="string">
            <text:p>Youssef Abdelk─ù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aculty of Fine Arts</text:p>
          </table:table-cell>
          <table:table-cell office:value-type="string">
            <text:p>Shahrzad Changalvae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aculty of Fine Arts</text:p>
          </table:table-cell>
          <table:table-cell office:value-type="string">
            <text:p>Hamed Owa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aculty of Fine Arts</text:p>
          </table:table-cell>
          <table:table-cell office:value-type="string">
            <text:p>Gamal el-Sigi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aculty of Fine Arts</text:p>
          </table:table-cell>
          <table:table-cell office:value-type="string">
            <text:p>Ziad Dallou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aculty of Fine Arts</text:p>
          </table:table-cell>
          <table:table-cell office:value-type="string">
            <text:p>Mohsen Ahmadvan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arjam Collection</text:p>
          </table:table-cell>
          <table:table-cell office:value-type="string">
            <text:p>Pouran-Jinc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arjam Collection</text:p>
          </table:table-cell>
          <table:table-cell office:value-type="string">
            <text:p>Ala Ebtek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arjam Collection</text:p>
          </table:table-cell>
          <table:table-cell office:value-type="string">
            <text:p>Golnaz Fat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arjam Collection</text:p>
          </table:table-cell>
          <table:table-cell office:value-type="string">
            <text:p>Wissam Shawka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arouk Ist Secondary School</text:p>
          </table:table-cell>
          <table:table-cell office:value-type="string">
            <text:p>Hamed Owa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ederal Reserve Bank</text:p>
          </table:table-cell>
          <table:table-cell office:value-type="string">
            <text:p>Pouran-Jinc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IAC</text:p>
          </table:table-cell>
          <table:table-cell office:value-type="string">
            <text:p>Shafic Abbo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ine Arts Work Center</text:p>
          </table:table-cell>
          <table:table-cell office:value-type="string">
            <text:p>Nadia Aya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inish Museum of Photography</text:p>
          </table:table-cell>
          <table:table-cell office:value-type="string">
            <text:p>Mohamed Bourouiss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lint Institute of Art</text:p>
          </table:table-cell>
          <table:table-cell office:value-type="string">
            <text:p>Nabil Nah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ondation Cartier</text:p>
          </table:table-cell>
          <table:table-cell office:value-type="string">
            <text:p>Setareh Shahbaz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ondation Vasarely</text:p>
          </table:table-cell>
          <table:table-cell office:value-type="string">
            <text:p>Fay├ºal Baghriche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onds national dΓÇÖart contemporain</text:p>
          </table:table-cell>
          <table:table-cell office:value-type="string">
            <text:p>Nil Yalt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oreign Ministry</text:p>
          </table:table-cell>
          <table:table-cell office:value-type="string">
            <text:p>Samira Badr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otoMuseum</text:p>
          </table:table-cell>
          <table:table-cell office:value-type="string">
            <text:p>Hrair Sarkiss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ounding Board of Directors</text:p>
          </table:table-cell>
          <table:table-cell office:value-type="string">
            <text:p>Sliman Mans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ourteenth Damascus International</text:p>
          </table:table-cell>
          <table:table-cell office:value-type="string">
            <text:p>Samer Omr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owler Museum</text:p>
          </table:table-cell>
          <table:table-cell office:value-type="string">
            <text:p>Shaikha Al Mazrou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 Cinemath├¿que</text:p>
          </table:table-cell>
          <table:table-cell office:value-type="string">
            <text:p>Akram Zaata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nch National Library</text:p>
          </table:table-cell>
          <table:table-cell office:value-type="string">
            <text:p>Nil Yalt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eud Museum</text:p>
          </table:table-cell>
          <table:table-cell office:value-type="string">
            <text:p>Susan Hefun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ibourg International</text:p>
          </table:table-cell>
          <table:table-cell office:value-type="string">
            <text:p>Pouya Parsamagha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ieze Foundation</text:p>
          </table:table-cell>
          <table:table-cell office:value-type="string">
            <text:p>Jawad Al Mal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utta Gallery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rye Art Museum</text:p>
          </table:table-cell>
          <table:table-cell office:value-type="string">
            <text:p>Halil Altinder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ukuoka Asian Art Museum</text:p>
          </table:table-cell>
          <table:table-cell office:value-type="string">
            <text:p>Rasheed Araee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ukuoka Asian Art Museum</text:p>
          </table:table-cell>
          <table:table-cell office:value-type="string">
            <text:p>Imran Qures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 Symphony Orchestra</text:p>
          </table:table-cell>
          <table:table-cell office:value-type="string">
            <text:p>Yusef A. Latee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leri NON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lerie du Jour</text:p>
          </table:table-cell>
          <table:table-cell office:value-type="string">
            <text:p>Abdelkader Benchamm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lerie El Marsa</text:p>
          </table:table-cell>
          <table:table-cell office:value-type="string">
            <text:p>Nadia Kaabi-Link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lerie Nordenhake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lerie Sfeir-Semler</text:p>
          </table:table-cell>
          <table:table-cell office:value-type="string">
            <text:p>Setareh Shahbaz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lleri Mejan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llery Christian Hosp</text:p>
          </table:table-cell>
          <table:table-cell office:value-type="string">
            <text:p>Nadia Kaabi-Link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llery Isabelle van den Eynde</text:p>
          </table:table-cell>
          <table:table-cell office:value-type="string">
            <text:p>Farshid Malek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llery Isabelle van den Eynde</text:p>
          </table:table-cell>
          <table:table-cell office:value-type="string">
            <text:p>Lara Balad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llery Isabelle van den Eynde</text:p>
          </table:table-cell>
          <table:table-cell office:value-type="string">
            <text:p>Nargess Hashe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llery Isabelle van den Eynde</text:p>
          </table:table-cell>
          <table:table-cell office:value-type="string">
            <text:p>Hesam Rahman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llery Isabelle van den Eynde</text:p>
          </table:table-cell>
          <table:table-cell office:value-type="string">
            <text:p>Niyaz-Azadikh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llery Isabelle van den Eynde</text:p>
          </table:table-cell>
          <table:table-cell office:value-type="string">
            <text:p>Haleh Redja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llery Isabelle van den Eynde</text:p>
          </table:table-cell>
          <table:table-cell office:value-type="string">
            <text:p>Jessica M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llery IVDE</text:p>
          </table:table-cell>
          <table:table-cell office:value-type="string">
            <text:p>Iman Raa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llery IVDE</text:p>
          </table:table-cell>
          <table:table-cell office:value-type="string">
            <text:p>Ramin Haerizade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├ñvle Konstcentrum Library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wangju</text:p>
          </table:table-cell>
          <table:table-cell office:value-type="string">
            <text:p>Akram Zaata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EMAK Museum</text:p>
          </table:table-cell>
          <table:table-cell office:value-type="string">
            <text:p>Raeda Saade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eography and Information Systems</text:p>
          </table:table-cell>
          <table:table-cell office:value-type="string">
            <text:p>Oraib Touk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eorge Mason University</text:p>
          </table:table-cell>
          <table:table-cell office:value-type="string">
            <text:p>Edgar Endres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eorge Mason University</text:p>
          </table:table-cell>
          <table:table-cell office:value-type="string">
            <text:p>Adila Laidi-Hanie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eorgetown University</text:p>
          </table:table-cell>
          <table:table-cell office:value-type="string">
            <text:p>Mohanna Durr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eorgetown University</text:p>
          </table:table-cell>
          <table:table-cell office:value-type="string">
            <text:p>Tanba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errit Rietveld Academy</text:p>
          </table:table-cell>
          <table:table-cell office:value-type="string">
            <text:p>Mounira Al Sol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ezira Art Center</text:p>
          </table:table-cell>
          <table:table-cell office:value-type="string">
            <text:p>Mounir Al-Shaar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lasgow School of Art</text:p>
          </table:table-cell>
          <table:table-cell office:value-type="string">
            <text:p>Rosalind Nashashib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lobal Art Forum</text:p>
          </table:table-cell>
          <table:table-cell office:value-type="string">
            <text:p>Murtaza Val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oldsmiths, University of London</text:p>
          </table:table-cell>
          <table:table-cell office:value-type="string">
            <text:p>Yazan Khalil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oldsmiths, University of London</text:p>
          </table:table-cell>
          <table:table-cell office:value-type="string">
            <text:p>Sophia Al Mari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oldsmiths, University of London</text:p>
          </table:table-cell>
          <table:table-cell office:value-type="string">
            <text:p>Lawrence Abu Hamdan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oldsmiths, University of London</text:p>
          </table:table-cell>
          <table:table-cell office:value-type="string">
            <text:p>Haroon Mirza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oldsmiths, University of London</text:p>
          </table:table-cell>
          <table:table-cell office:value-type="string">
            <text:p>Hafidh al-Droub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oldsmiths, University of London</text:p>
          </table:table-cell>
          <table:table-cell office:value-type="string">
            <text:p>Atta Sab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oldsmiths, University of London</text:p>
          </table:table-cell>
          <table:table-cell office:value-type="string">
            <text:p>Hala Elkouss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oldsmiths, University of London</text:p>
          </table:table-cell>
          <table:table-cell office:value-type="string">
            <text:p>Reza Arame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oogle</text:p>
          </table:table-cell>
          <table:table-cell office:value-type="string">
            <text:p>Bob Landr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reen Cardamom</text:p>
          </table:table-cell>
          <table:table-cell office:value-type="string">
            <text:p>Nadia Kaabi-Link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reenbox Museum</text:p>
          </table:table-cell>
          <table:table-cell office:value-type="string">
            <text:p>Ayman Yossri Daydb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roup of Contemporary Art</text:p>
          </table:table-cell>
          <table:table-cell office:value-type="string">
            <text:p>Hamed Na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roup of Modern Art</text:p>
          </table:table-cell>
          <table:table-cell office:value-type="string">
            <text:p>Gamal el-Sigi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roup of Modern Art</text:p>
          </table:table-cell>
          <table:table-cell office:value-type="string">
            <text:p>Hamed Owa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uggenheim</text:p>
          </table:table-cell>
          <table:table-cell office:value-type="string">
            <text:p>Walid Raa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uild Art Gallery</text:p>
          </table:table-cell>
          <table:table-cell office:value-type="string">
            <text:p>Mounira Al Sol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uild Art Gallery</text:p>
          </table:table-cell>
          <table:table-cell office:value-type="string">
            <text:p>Raed Yass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wangiu Museum of Art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wangju Biennale</text:p>
          </table:table-cell>
          <table:table-cell office:value-type="string">
            <text:p>CAMP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wangju Biennale</text:p>
          </table:table-cell>
          <table:table-cell office:value-type="string">
            <text:p>Mona Marzou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wangju Biennale</text:p>
          </table:table-cell>
          <table:table-cell office:value-type="string">
            <text:p>mounir fat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wangju Biennale</text:p>
          </table:table-cell>
          <table:table-cell office:value-type="string">
            <text:p>Rasheed Araee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wangju Biennale</text:p>
          </table:table-cell>
          <table:table-cell office:value-type="string">
            <text:p>Sophia Al Mari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wangju Biennale</text:p>
          </table:table-cell>
          <table:table-cell office:value-type="string">
            <text:p>Iman Iss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wangju Biennale</text:p>
          </table:table-cell>
          <table:table-cell office:value-type="string">
            <text:p>Rabih Mrou├⌐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wangju Design</text:p>
          </table:table-cell>
          <table:table-cell office:value-type="string">
            <text:p>Fatima Al Qadi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aifa University</text:p>
          </table:table-cell>
          <table:table-cell office:value-type="string">
            <text:p>Sharif Wake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amburger Kunsthalle</text:p>
          </table:table-cell>
          <table:table-cell office:value-type="string">
            <text:p>Mona Hato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ammer Museum</text:p>
          </table:table-cell>
          <table:table-cell office:value-type="string">
            <text:p>Latifa Echakhc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ammer Museum</text:p>
          </table:table-cell>
          <table:table-cell office:value-type="string">
            <text:p>Runa Isla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ammer Museum</text:p>
          </table:table-cell>
          <table:table-cell office:value-type="string">
            <text:p>Wael Shawk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arvard Business School</text:p>
          </table:table-cell>
          <table:table-cell office:value-type="string">
            <text:p>Noura Bouz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arvard Business School</text:p>
          </table:table-cell>
          <table:table-cell office:value-type="string">
            <text:p>Abdul Ghafur Sheik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arvard University</text:p>
          </table:table-cell>
          <table:table-cell office:value-type="string">
            <text:p>Rashid Masharaw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arvard University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arvard University</text:p>
          </table:table-cell>
          <table:table-cell office:value-type="string">
            <text:p>Lamia Joreig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arvard University</text:p>
          </table:table-cell>
          <table:table-cell office:value-type="string">
            <text:p>Abdelfattah Kilit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aus Der Kunst</text:p>
          </table:table-cell>
          <table:table-cell office:value-type="string">
            <text:p>Mounira Al Sol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aus Der Kunst</text:p>
          </table:table-cell>
          <table:table-cell office:value-type="string">
            <text:p>Doa A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auser &amp; Wirth Gallery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avana Biennial</text:p>
          </table:table-cell>
          <table:table-cell office:value-type="string">
            <text:p>Jayce Sallo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avana Biennial</text:p>
          </table:table-cell>
          <table:table-cell office:value-type="string">
            <text:p>Taysir Batnij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avana Biennial</text:p>
          </table:table-cell>
          <table:table-cell office:value-type="string">
            <text:p>Mona Marzou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elsinki Art Museum</text:p>
          </table:table-cell>
          <table:table-cell office:value-type="string">
            <text:p>Hasan and Husain Essop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elsinki KIASMA Museum of Contemporary Art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elwan University</text:p>
          </table:table-cell>
          <table:table-cell office:value-type="string">
            <text:p>Magdi Mostaf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elwan University</text:p>
          </table:table-cell>
          <table:table-cell office:value-type="string">
            <text:p>Basim Magdy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elwan University</text:p>
          </table:table-cell>
          <table:table-cell office:value-type="string">
            <text:p>Mohamed Abdelkar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elwan University</text:p>
          </table:table-cell>
          <table:table-cell office:value-type="string">
            <text:p>Ibrahim Abumsm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elwan University</text:p>
          </table:table-cell>
          <table:table-cell office:value-type="string">
            <text:p>Moayad Hak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er George Mason University</text:p>
          </table:table-cell>
          <table:table-cell office:value-type="string">
            <text:p>Huda Totonj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ermes</text:p>
          </table:table-cell>
          <table:table-cell office:value-type="string">
            <text:p>N.S. Harsh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esign Publishing &amp; Design</text:p>
          </table:table-cell>
          <table:table-cell office:value-type="string">
            <text:p>Iman Raa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igher Institute of Drama</text:p>
          </table:table-cell>
          <table:table-cell office:value-type="string">
            <text:p>Rania Moudares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igher Institute of Dramatic Arts</text:p>
          </table:table-cell>
          <table:table-cell office:value-type="string">
            <text:p>Samer Omr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igher Institute of Music</text:p>
          </table:table-cell>
          <table:table-cell office:value-type="string">
            <text:p>Noma Omr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irshhorn Museum</text:p>
          </table:table-cell>
          <table:table-cell office:value-type="string">
            <text:p>Shahzia Sikand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is Abduction Records</text:p>
          </table:table-cell>
          <table:table-cell office:value-type="string">
            <text:p>Alan Bishop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ochschule der K├╝nste</text:p>
          </table:table-cell>
          <table:table-cell office:value-type="string">
            <text:p>Kassab Bac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ochschule f├╝r bildende K├╝nste</text:p>
          </table:table-cell>
          <table:table-cell office:value-type="string">
            <text:p>YOVO! YOVO!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ong-Gah Museum</text:p>
          </table:table-cell>
          <table:table-cell office:value-type="string">
            <text:p>Basir Mahmood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an Potter Museum of Art</text:p>
          </table:table-cell>
          <table:table-cell office:value-type="string">
            <text:p>Raafat Isha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CA</text:p>
          </table:table-cell>
          <table:table-cell office:value-type="string">
            <text:p>Reza Arame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CA</text:p>
          </table:table-cell>
          <table:table-cell office:value-type="string">
            <text:p>Iman Iss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MA</text:p>
          </table:table-cell>
          <table:table-cell office:value-type="string">
            <text:p>Jilali Gharbaou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mperial Court of Japan</text:p>
          </table:table-cell>
          <table:table-cell office:value-type="string">
            <text:p>Mohanna Durr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mperial War Museum</text:p>
          </table:table-cell>
          <table:table-cell office:value-type="string">
            <text:p>Rosalind Nashashib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mperial War Museum</text:p>
          </table:table-cell>
          <table:table-cell office:value-type="string">
            <text:p>Walid Sit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mperial War Museum</text:p>
          </table:table-cell>
          <table:table-cell office:value-type="string">
            <text:p>Larissa Sans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dus Valley School of Art</text:p>
          </table:table-cell>
          <table:table-cell office:value-type="string">
            <text:p>Mohamed Abdelkar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 du Monde Arabe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 du Monde Arabe</text:p>
          </table:table-cell>
          <table:table-cell office:value-type="string">
            <text:p>Farid Belkahi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 du Monde Arabe</text:p>
          </table:table-cell>
          <table:table-cell office:value-type="string">
            <text:p>Fouad Elkour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 du Monde Arabe</text:p>
          </table:table-cell>
          <table:table-cell office:value-type="string">
            <text:p>Fateh Moudarre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 du Monde Arabe</text:p>
          </table:table-cell>
          <table:table-cell office:value-type="string">
            <text:p>Jumana Emil Abbo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 du Monde Arabe</text:p>
          </table:table-cell>
          <table:table-cell office:value-type="string">
            <text:p>Mohammed Mele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 du Monde Arabe</text:p>
          </table:table-cell>
          <table:table-cell office:value-type="string">
            <text:p>Mona Saud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 du Monde Arabe</text:p>
          </table:table-cell>
          <table:table-cell office:value-type="string">
            <text:p>Taysir Batnij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 du Monde Arabe</text:p>
          </table:table-cell>
          <table:table-cell office:value-type="string">
            <text:p>Rula Halaw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 du Monde Arabe</text:p>
          </table:table-cell>
          <table:table-cell office:value-type="string">
            <text:p>Ziad Dallou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 du Monde Arabe</text:p>
          </table:table-cell>
          <table:table-cell office:value-type="string">
            <text:p>Georges Sabbag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 du Monde Arabe</text:p>
          </table:table-cell>
          <table:table-cell office:value-type="string">
            <text:p>Faisal Samr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 du Monde Arabe</text:p>
          </table:table-cell>
          <table:table-cell office:value-type="string">
            <text:p>Jilali Gharbaou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 du Monde Arabe (Paris)</text:p>
          </table:table-cell>
          <table:table-cell office:value-type="string">
            <text:p>Youssef Nabi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 National des Beaux-Arts de Te╠ütouan</text:p>
          </table:table-cell>
          <table:table-cell office:value-type="string">
            <text:p>Mohamed El Mahdaou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e of Art Education</text:p>
          </table:table-cell>
          <table:table-cell office:value-type="string">
            <text:p>Hamed Owa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e of Contemporary Art</text:p>
          </table:table-cell>
          <table:table-cell office:value-type="string">
            <text:p>Gilbert Hag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e of Contemporary Arts</text:p>
          </table:table-cell>
          <table:table-cell office:value-type="string">
            <text:p>Iman Iss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e of Fine Art</text:p>
          </table:table-cell>
          <table:table-cell office:value-type="string">
            <text:p>Atta Sab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e of Fine Art</text:p>
          </table:table-cell>
          <table:table-cell office:value-type="string">
            <text:p>Mohammed Ghani Hikma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e of Fine Art</text:p>
          </table:table-cell>
          <table:table-cell office:value-type="string">
            <text:p>Faiq Hass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e of Fine Art</text:p>
          </table:table-cell>
          <table:table-cell office:value-type="string">
            <text:p>Khalid al-Jad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e of Fine Art</text:p>
          </table:table-cell>
          <table:table-cell office:value-type="string">
            <text:p>Ismail al-Shaikh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e of Fine Arts</text:p>
          </table:table-cell>
          <table:table-cell office:value-type="string">
            <text:p>Salim al-Dabbag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e of Fine Arts</text:p>
          </table:table-cell>
          <table:table-cell office:value-type="string">
            <text:p>Walid Sit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e of Fine Arts</text:p>
          </table:table-cell>
          <table:table-cell office:value-type="string">
            <text:p>Khalid al-Jad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e of Fine Arts</text:p>
          </table:table-cell>
          <table:table-cell office:value-type="string">
            <text:p>Dia Al-Azzawi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e of Fine Arts</text:p>
          </table:table-cell>
          <table:table-cell office:value-type="string">
            <text:p>Firoz Mahm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e of Modern Art</text:p>
          </table:table-cell>
          <table:table-cell office:value-type="string">
            <text:p>Robert MacPherso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stitute of Philosophy</text:p>
          </table:table-cell>
          <table:table-cell office:value-type="string">
            <text:p>Shahpour Pouy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ter-Society for the Electronic Arts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ternational Academy of Art</text:p>
          </table:table-cell>
          <table:table-cell office:value-type="string">
            <text:p>Khaled Hour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ternational Academy of Art Palestine</text:p>
          </table:table-cell>
          <table:table-cell office:value-type="string">
            <text:p>Sliman Mans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ternational Academy of Art Palestine</text:p>
          </table:table-cell>
          <table:table-cell office:value-type="string">
            <text:p>Yazan Khalil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ternational Academy of Art Palestine</text:p>
          </table:table-cell>
          <table:table-cell office:value-type="string">
            <text:p>Khaled Jarr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ternational Center of Photography</text:p>
          </table:table-cell>
          <table:table-cell office:value-type="string">
            <text:p>Yto Barra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ternational Center of Photography</text:p>
          </table:table-cell>
          <table:table-cell office:value-type="string">
            <text:p>Ghada Khunj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ternational Center of Photography</text:p>
          </table:table-cell>
          <table:table-cell office:value-type="string">
            <text:p>Maha Maamou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ternational Center of Photography</text:p>
          </table:table-cell>
          <table:table-cell office:value-type="string">
            <text:p>Doa A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ternational Centre of Photography</text:p>
          </table:table-cell>
          <table:table-cell office:value-type="string">
            <text:p>Yto Barra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ternational Moscow Biennale for Young Art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q Calligraphy Society</text:p>
          </table:table-cell>
          <table:table-cell office:value-type="string">
            <text:p>Wissam Shawka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raq Memory Foundation</text:p>
          </table:table-cell>
          <table:table-cell office:value-type="string">
            <text:p>Walid Sit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abella Stewart Gardner Museum</text:p>
          </table:table-cell>
          <table:table-cell office:value-type="string">
            <text:p>Raqs Media Collectiv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EA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fahan University of Art</text:p>
          </table:table-cell>
          <table:table-cell office:value-type="string">
            <text:p>Shantia Zakeramel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lamic Art Department</text:p>
          </table:table-cell>
          <table:table-cell office:value-type="string">
            <text:p>EFFAT ABDULLAH FADAG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rael Museum</text:p>
          </table:table-cell>
          <table:table-cell office:value-type="string">
            <text:p>Sharif Wake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t School</text:p>
          </table:table-cell>
          <table:table-cell office:value-type="string">
            <text:p>Hamed Na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tanbul Biennial</text:p>
          </table:table-cell>
          <table:table-cell office:value-type="string">
            <text:p>Nevin Aladag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tanbul Biennial</text:p>
          </table:table-cell>
          <table:table-cell office:value-type="string">
            <text:p>Mounira Al Sol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tanbul Biennial</text:p>
          </table:table-cell>
          <table:table-cell office:value-type="string">
            <text:p>Hrair Sarkiss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tanbul Biennial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tanbul Biennial</text:p>
          </table:table-cell>
          <table:table-cell office:value-type="string">
            <text:p>Hamra Abb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tanbul Biennial</text:p>
          </table:table-cell>
          <table:table-cell office:value-type="string">
            <text:p>I┼ƒ─▒l E─ƒrikavu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tanbul Biennial</text:p>
          </table:table-cell>
          <table:table-cell office:value-type="string">
            <text:p>Shahzia Sikand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tanbul Biennial</text:p>
          </table:table-cell>
          <table:table-cell office:value-type="string">
            <text:p>Jumana Emil Abbo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tanbul Biennial</text:p>
          </table:table-cell>
          <table:table-cell office:value-type="string">
            <text:p>Ninar Esb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tanbul Biennial</text:p>
          </table:table-cell>
          <table:table-cell office:value-type="string">
            <text:p>Hala Elkouss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tanbul Biennial</text:p>
          </table:table-cell>
          <table:table-cell office:value-type="string">
            <text:p>Rabih Mrou├⌐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tanbul Biennial</text:p>
          </table:table-cell>
          <table:table-cell office:value-type="string">
            <text:p>Halil Altinder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tanbul Biennial</text:p>
          </table:table-cell>
          <table:table-cell office:value-type="string">
            <text:p>Cevdet Ere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tanbul Biennial</text:p>
          </table:table-cell>
          <table:table-cell office:value-type="string">
            <text:p>Wael Shawk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tanbul Biennial</text:p>
          </table:table-cell>
          <table:table-cell office:value-type="string">
            <text:p>Doa A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tanbul Bilgi University</text:p>
          </table:table-cell>
          <table:table-cell office:value-type="string">
            <text:p>Burak Arik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tanbul Bilgi University</text:p>
          </table:table-cell>
          <table:table-cell office:value-type="string">
            <text:p>I┼ƒ─▒l E─ƒrikavu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tanbul Design</text:p>
          </table:table-cell>
          <table:table-cell office:value-type="string">
            <text:p>Burak Arik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stanbul Modern</text:p>
          </table:table-cell>
          <table:table-cell office:value-type="string">
            <text:p>Nil Yalt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Jabri Human Heritage Foundation</text:p>
          </table:table-cell>
          <table:table-cell office:value-type="string">
            <text:p>Ali Jab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Jahad University</text:p>
          </table:table-cell>
          <table:table-cell office:value-type="string">
            <text:p>Ramtin Za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Jalila Cultural Centre</text:p>
          </table:table-cell>
          <table:table-cell office:value-type="string">
            <text:p>Shaikha Al Mazrou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Jamm Art Foundation</text:p>
          </table:table-cell>
          <table:table-cell office:value-type="string">
            <text:p>Shahrzad Changalvae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Jan├í─ìek Institute</text:p>
          </table:table-cell>
          <table:table-cell office:value-type="string">
            <text:p>Noma Omr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Jeddah College of Fine Arts</text:p>
          </table:table-cell>
          <table:table-cell office:value-type="string">
            <text:p>Noha Al-Sharif&amp;apos;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Jeddah Hilton Hotel</text:p>
          </table:table-cell>
          <table:table-cell office:value-type="string">
            <text:p>Abdulnasser Al-Am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Jeddah School of Fine Arts</text:p>
          </table:table-cell>
          <table:table-cell office:value-type="string">
            <text:p>Noha Al-Shari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Joan Mitchell Foundation</text:p>
          </table:table-cell>
          <table:table-cell office:value-type="string">
            <text:p>Asad Faulw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Johnson Museum of Art</text:p>
          </table:table-cell>
          <table:table-cell office:value-type="string">
            <text:p>Rachid Kora├»c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Julia Stoschek Foundation (Germany)</text:p>
          </table:table-cell>
          <table:table-cell office:value-type="string">
            <text:p>Jessica M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adist</text:p>
          </table:table-cell>
          <table:table-cell office:value-type="string">
            <text:p>Setareh Shahbaz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ala Press</text:p>
          </table:table-cell>
          <table:table-cell office:value-type="string">
            <text:p>Rasheed Araee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alfayan Galleries</text:p>
          </table:table-cell>
          <table:table-cell office:value-type="string">
            <text:p>Hrair Sarkiss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arlsruher Kunstverein</text:p>
          </table:table-cell>
          <table:table-cell office:value-type="string">
            <text:p>Setareh Shahbaz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atara Arts Center</text:p>
          </table:table-cell>
          <table:table-cell office:value-type="string">
            <text:p>Susan Hefun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ebasi</text:p>
          </table:table-cell>
          <table:table-cell office:value-type="string">
            <text:p>Jamal Al Kebas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ennedy Centre (Washington)</text:p>
          </table:table-cell>
          <table:table-cell office:value-type="string">
            <text:p>Youssef Nabi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ent State University</text:p>
          </table:table-cell>
          <table:table-cell office:value-type="string">
            <text:p>Diana Al Had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halid Shoman Foundation (Amman)</text:p>
          </table:table-cell>
          <table:table-cell office:value-type="string">
            <text:p>Rachid Kora├»c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halid Shoman Foundation (Amman)</text:p>
          </table:table-cell>
          <table:table-cell office:value-type="string">
            <text:p>Mona Saud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halifa University</text:p>
          </table:table-cell>
          <table:table-cell office:value-type="string">
            <text:p>Nasir Nasra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halil Sakakini Cultural Center</text:p>
          </table:table-cell>
          <table:table-cell office:value-type="string">
            <text:p>Adila Laidi-Hanie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hashoggi</text:p>
          </table:table-cell>
          <table:table-cell office:value-type="string">
            <text:p>Samiah Khashogg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hatt Foundation</text:p>
          </table:table-cell>
          <table:table-cell office:value-type="string">
            <text:p>Hani Alireza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hatt Foundation</text:p>
          </table:table-cell>
          <table:table-cell office:value-type="string">
            <text:p>Ahmad Kona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hatt Foundation</text:p>
          </table:table-cell>
          <table:table-cell office:value-type="string">
            <text:p>Maha Al-Khalaw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hulna Vision TV</text:p>
          </table:table-cell>
          <table:table-cell office:value-type="string">
            <text:p>Firoz Mahm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im Einarsson &amp; Stine Hebert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ing Abdul Aziz University</text:p>
          </table:table-cell>
          <table:table-cell office:value-type="string">
            <text:p>Saddek Wasi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ing Fahad University</text:p>
          </table:table-cell>
          <table:table-cell office:value-type="string">
            <text:p>Eyad Maghazi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ing Saud University</text:p>
          </table:table-cell>
          <table:table-cell office:value-type="string">
            <text:p>Lulwah Al-Homo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ings College London</text:p>
          </table:table-cell>
          <table:table-cell office:value-type="string">
            <text:p>Eva Meyer-Kell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ingston University</text:p>
          </table:table-cell>
          <table:table-cell office:value-type="string">
            <text:p>Haris Epaminon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ish Documentary Film Festival</text:p>
          </table:table-cell>
          <table:table-cell office:value-type="string">
            <text:p>Kamran Shirde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onstakademien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unst Museum</text:p>
          </table:table-cell>
          <table:table-cell office:value-type="string">
            <text:p>Ebtisam Abdulaziz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unsthal Charlottenborg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unstmuseum Bonn</text:p>
          </table:table-cell>
          <table:table-cell office:value-type="string">
            <text:p>Shadia Ale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unstmuseum Bonn</text:p>
          </table:table-cell>
          <table:table-cell office:value-type="string">
            <text:p>Abdullah Al Saad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unstraum Kreuzberg</text:p>
          </table:table-cell>
          <table:table-cell office:value-type="string">
            <text:p>Doa A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unstraum Kreuzberg</text:p>
          </table:table-cell>
          <table:table-cell office:value-type="string">
            <text:p>Iman Iss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unstverein</text:p>
          </table:table-cell>
          <table:table-cell office:value-type="string">
            <text:p>Setareh Shahbaz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urpf├ñlzisches Museum</text:p>
          </table:table-cell>
          <table:table-cell office:value-type="string">
            <text:p>Derek Ogbourn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W Institute</text:p>
          </table:table-cell>
          <table:table-cell office:value-type="string">
            <text:p>Abbas Akhav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W Institute</text:p>
          </table:table-cell>
          <table:table-cell office:value-type="string">
            <text:p>Wael Shawk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Kyoto Seika University</text:p>
          </table:table-cell>
          <table:table-cell office:value-type="string">
            <text:p>Abdullah Al Saad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a force de lΓÇÖArt</text:p>
          </table:table-cell>
          <table:table-cell office:value-type="string">
            <text:p>Fay├ºal Baghriche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a Maison Rouge</text:p>
          </table:table-cell>
          <table:table-cell office:value-type="string">
            <text:p>Tarek Atou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a Villa Arson</text:p>
          </table:table-cell>
          <table:table-cell office:value-type="string">
            <text:p>Fay├ºal Baghriche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aguna Beach Art Museum</text:p>
          </table:table-cell>
          <table:table-cell office:value-type="string">
            <text:p>Sherin Guirgu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as Vegas Art Museum</text:p>
          </table:table-cell>
          <table:table-cell office:value-type="string">
            <text:p>Sherin Guirgu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awrie Shabibi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awrie Shabibi</text:p>
          </table:table-cell>
          <table:table-cell office:value-type="string">
            <text:p>Asad Faulw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awrie Shabibi</text:p>
          </table:table-cell>
          <table:table-cell office:value-type="string">
            <text:p>Shahpour Pouy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awrie Shabibi</text:p>
          </table:table-cell>
          <table:table-cell office:value-type="string">
            <text:p>Larissa Sans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awrie Shabibi</text:p>
          </table:table-cell>
          <table:table-cell office:value-type="string">
            <text:p>Nadia Kaabi-Link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awrie Shabibi</text:p>
          </table:table-cell>
          <table:table-cell office:value-type="string">
            <text:p>Adeel Uz Zaf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 Fresnoy Studio National</text:p>
          </table:table-cell>
          <table:table-cell office:value-type="string">
            <text:p>Anri Sal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 Printemps de Septembre (France)</text:p>
          </table:table-cell>
          <table:table-cell office:value-type="string">
            <text:p>Fay├ºal Baghriche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 Printemps de Septembre (France)</text:p>
          </table:table-cell>
          <table:table-cell office:value-type="string">
            <text:p>Abbas Akhav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 University</text:p>
          </table:table-cell>
          <table:table-cell office:value-type="string">
            <text:p>Mounira Al Sol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 University</text:p>
          </table:table-cell>
          <table:table-cell office:value-type="string">
            <text:p>Ahmad Ghoss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banese University</text:p>
          </table:table-cell>
          <table:table-cell office:value-type="string">
            <text:p>Shafic Abbo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iden Museum Amsterdam</text:p>
          </table:table-cell>
          <table:table-cell office:value-type="string">
            <text:p>Ahmed Mat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iden University</text:p>
          </table:table-cell>
          <table:table-cell office:value-type="string">
            <text:p>Sophie Erns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ighton House Museum</text:p>
          </table:table-cell>
          <table:table-cell office:value-type="string">
            <text:p>Monir Shahroudy Farmanfarma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vantine Cultural Center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ibrary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ife Magazine</text:p>
          </table:table-cell>
          <table:table-cell office:value-type="string">
            <text:p>Bob Landr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inda Pace Foundation</text:p>
          </table:table-cell>
          <table:table-cell office:value-type="string">
            <text:p>Shahzia Sikand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ine</text:p>
          </table:table-cell>
          <table:table-cell office:value-type="string">
            <text:p>Susan Hefun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ink├╢ping University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iverpool Biennial</text:p>
          </table:table-cell>
          <table:table-cell office:value-type="string">
            <text:p>CAMP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iverpool Biennial</text:p>
          </table:table-cell>
          <table:table-cell office:value-type="string">
            <text:p>Jawad Al Mal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iverpool Biennial</text:p>
          </table:table-cell>
          <table:table-cell office:value-type="string">
            <text:p>N.S. Harsh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ondon College of Communication</text:p>
          </table:table-cell>
          <table:table-cell office:value-type="string">
            <text:p>Sara Na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os Angeles County Museum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os Angeles County Museum of Art</text:p>
          </table:table-cell>
          <table:table-cell office:value-type="string">
            <text:p>Ahmed Mat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os Angeles Museum of Contemporary Art</text:p>
          </table:table-cell>
          <table:table-cell office:value-type="string">
            <text:p>Nil Yalt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ouis Comfort Tiffany Foundation</text:p>
          </table:table-cell>
          <table:table-cell office:value-type="string">
            <text:p>Matt Saunder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ouisiana Museum of Modern Art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ouisiana Museum of Modern Art</text:p>
          </table:table-cell>
          <table:table-cell office:value-type="string">
            <text:p>Sarah Abu Abda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ouisiana State University</text:p>
          </table:table-cell>
          <table:table-cell office:value-type="string">
            <text:p>Nabil Nah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ucie Foundation</text:p>
          </table:table-cell>
          <table:table-cell office:value-type="string">
            <text:p>Ghada Khunj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und University</text:p>
          </table:table-cell>
          <table:table-cell office:value-type="string">
            <text:p>Basma Al Shari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akous Sculptors Group</text:p>
          </table:table-cell>
          <table:table-cell office:value-type="string">
            <text:p>Nastaran Safae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C-VAL Museum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cArthur Foundation</text:p>
          </table:table-cell>
          <table:table-cell office:value-type="string">
            <text:p>Shahzia Sikand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hmoud Sa├»d Museum</text:p>
          </table:table-cell>
          <table:table-cell office:value-type="string">
            <text:p>Seif Wan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hmoud Sa├»d Museum</text:p>
          </table:table-cell>
          <table:table-cell office:value-type="string">
            <text:p>Adham Wan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lm├╢ Art Museum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lm├╢ Fine Art Academy</text:p>
          </table:table-cell>
          <table:table-cell office:value-type="string">
            <text:p>Basma Al Shari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lm├╢ Konsthall</text:p>
          </table:table-cell>
          <table:table-cell office:value-type="string">
            <text:p>Haris Epaminon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lm├╢ Konsthall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nara &amp; Kimo</text:p>
          </table:table-cell>
          <table:table-cell office:value-type="string">
            <text:p>Rania Steph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narat Al Saadiyat</text:p>
          </table:table-cell>
          <table:table-cell office:value-type="string">
            <text:p>Abdullah Al Saad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nifesta </text:p>
          </table:table-cell>
          <table:table-cell office:value-type="string">
            <text:p>Cabine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nifesta </text:p>
          </table:table-cell>
          <table:table-cell office:value-type="string">
            <text:p>Raed Yass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nifesta </text:p>
          </table:table-cell>
          <table:table-cell office:value-type="string">
            <text:p>Mounira Al Sol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nifesta </text:p>
          </table:table-cell>
          <table:table-cell office:value-type="string">
            <text:p>Rosalind Nashashib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nifesta </text:p>
          </table:table-cell>
          <table:table-cell office:value-type="string">
            <text:p>Raqs Media Collectiv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nsoojat Foundation</text:p>
          </table:table-cell>
          <table:table-cell office:value-type="string">
            <text:p>Amnah Alirez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raya Art Centre</text:p>
          </table:table-cell>
          <table:table-cell office:value-type="string">
            <text:p>Ala Ebtek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raya Arts Centre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rio Merz Foundation</text:p>
          </table:table-cell>
          <table:table-cell office:value-type="string">
            <text:p>Pascal Hache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ronite Church</text:p>
          </table:table-cell>
          <table:table-cell office:value-type="string">
            <text:p>Daoud Cor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ronite College of Rome</text:p>
          </table:table-cell>
          <table:table-cell office:value-type="string">
            <text:p>Daoud Cor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rt Museum</text:p>
          </table:table-cell>
          <table:table-cell office:value-type="string">
            <text:p>Nida Sinnokro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rtin Luther University of Halle-Wittenberg</text:p>
          </table:table-cell>
          <table:table-cell office:value-type="string">
            <text:p>Atta Sab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ryland Institute College of Art</text:p>
          </table:table-cell>
          <table:table-cell office:value-type="string">
            <text:p>Amir H. Fa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ssachusetts Institute of Technology</text:p>
          </table:table-cell>
          <table:table-cell office:value-type="string">
            <text:p>Burak Arik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thaf Arab Museum of Arab Art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thaf Museum</text:p>
          </table:table-cell>
          <table:table-cell office:value-type="string">
            <text:p>Tarek Al-Ghouss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athaf Museum</text:p>
          </table:table-cell>
          <table:table-cell office:value-type="string">
            <text:p>Abdelkader Benchamm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edia and New Media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editerranean Project</text:p>
          </table:table-cell>
          <table:table-cell office:value-type="string">
            <text:p>Rasheed Araee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eessen De Clerq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ercedes</text:p>
          </table:table-cell>
          <table:table-cell office:value-type="string">
            <text:p>Yto Barra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ercosur</text:p>
          </table:table-cell>
          <table:table-cell office:value-type="string">
            <text:p>Jonathas de Andrad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etropolitan Museum of Art</text:p>
          </table:table-cell>
          <table:table-cell office:value-type="string">
            <text:p>Nabil Nah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etropolitan Museum of Art</text:p>
          </table:table-cell>
          <table:table-cell office:value-type="string">
            <text:p>Walid Sit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etropolitan Museum of Art</text:p>
          </table:table-cell>
          <table:table-cell office:value-type="string">
            <text:p>Nicky Nodjou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etropolitan Museum of Art</text:p>
          </table:table-cell>
          <table:table-cell office:value-type="string">
            <text:p>Monir Shahroudy Farmanfarma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ichaelis School of Fine Art</text:p>
          </table:table-cell>
          <table:table-cell office:value-type="string">
            <text:p>Hasan and Husain Essop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ichigan Museum of Art UMMA</text:p>
          </table:table-cell>
          <table:table-cell office:value-type="string">
            <text:p>Nabil Nah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ichigan State University</text:p>
          </table:table-cell>
          <table:table-cell office:value-type="string">
            <text:p>Basir Mahmood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iddle East Technical University</text:p>
          </table:table-cell>
          <table:table-cell office:value-type="string">
            <text:p>Aras ├ûzg├╝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iftaha Arts Village</text:p>
          </table:table-cell>
          <table:table-cell office:value-type="string">
            <text:p>Ahmed Mat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igros Museum</text:p>
          </table:table-cell>
          <table:table-cell office:value-type="string">
            <text:p>mounir fat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ilwaukee Art Museum Milwaukee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inistry of Culture</text:p>
          </table:table-cell>
          <table:table-cell office:value-type="string">
            <text:p>Seif Wan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inistry of Culture</text:p>
          </table:table-cell>
          <table:table-cell office:value-type="string">
            <text:p>Abdullah Nawaw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inistry of Culture</text:p>
          </table:table-cell>
          <table:table-cell office:value-type="string">
            <text:p>Adham Wan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inistry of Culture</text:p>
          </table:table-cell>
          <table:table-cell office:value-type="string">
            <text:p>Kamran Shirde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inistry of Culture</text:p>
          </table:table-cell>
          <table:table-cell office:value-type="string">
            <text:p>Mohammed Mele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inistry of Culture</text:p>
          </table:table-cell>
          <table:table-cell office:value-type="string">
            <text:p>Adam Hen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inistry of Energy</text:p>
          </table:table-cell>
          <table:table-cell office:value-type="string">
            <text:p>Abdulaziz Ash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inistry of Foreign Affairs</text:p>
          </table:table-cell>
          <table:table-cell office:value-type="string">
            <text:p>Mohammed Mele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inneapolis College of Art and Design</text:p>
          </table:table-cell>
          <table:table-cell office:value-type="string">
            <text:p>Hend Al-Mans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inneapolis Institute of Art</text:p>
          </table:table-cell>
          <table:table-cell office:value-type="string">
            <text:p>Ahmed Alsoud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IT Press</text:p>
          </table:table-cell>
          <table:table-cell office:value-type="string">
            <text:p>Jayce Sallo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IT Press</text:p>
          </table:table-cell>
          <table:table-cell office:value-type="string">
            <text:p>Naeem Mohaieme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bile Cinema Department</text:p>
          </table:table-cell>
          <table:table-cell office:value-type="string">
            <text:p>Rashid Masharaw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bile-School</text:p>
          </table:table-cell>
          <table:table-cell office:value-type="string">
            <text:p>Djamel Koken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CA</text:p>
          </table:table-cell>
          <table:table-cell office:value-type="string">
            <text:p>Larissa Sans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del Court</text:p>
          </table:table-cell>
          <table:table-cell office:value-type="string">
            <text:p>Lawrence Abu Hamdan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dern Art Museum</text:p>
          </table:table-cell>
          <table:table-cell office:value-type="string">
            <text:p>Sherif El Azm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derna Museet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hamed V University</text:p>
          </table:table-cell>
          <table:table-cell office:value-type="string">
            <text:p>Abdelfattah Kilit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hammed Mahmoud Khalil Museum</text:p>
          </table:table-cell>
          <table:table-cell office:value-type="string">
            <text:p>Georges Sabbag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MA</text:p>
          </table:table-cell>
          <table:table-cell office:value-type="string">
            <text:p>Rashid Masharaw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MA</text:p>
          </table:table-cell>
          <table:table-cell office:value-type="string">
            <text:p>Susan Hefun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MA</text:p>
          </table:table-cell>
          <table:table-cell office:value-type="string">
            <text:p>Steve Reink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MA</text:p>
          </table:table-cell>
          <table:table-cell office:value-type="string">
            <text:p>Matt Saunder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MA PS1</text:p>
          </table:table-cell>
          <table:table-cell office:value-type="string">
            <text:p>Fatima Al Qadi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naco Foundation</text:p>
          </table:table-cell>
          <table:table-cell office:value-type="string">
            <text:p>Sa├ódane Afi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nash University Museum of Art</text:p>
          </table:table-cell>
          <table:table-cell office:value-type="string">
            <text:p>Moataz Nas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nash University Museum of Art</text:p>
          </table:table-cell>
          <table:table-cell office:value-type="string">
            <text:p>Raafat Isha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P</text:p>
          </table:table-cell>
          <table:table-cell office:value-type="string">
            <text:p>Niyaz-Azadikh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P</text:p>
          </table:table-cell>
          <table:table-cell office:value-type="string">
            <text:p>Hesam Rahman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ri Art Museum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ri Art Museum</text:p>
          </table:table-cell>
          <table:table-cell office:value-type="string">
            <text:p>Hrair Sarkiss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ri Art Museum</text:p>
          </table:table-cell>
          <table:table-cell office:value-type="string">
            <text:p>mounir fat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ri Art Museum</text:p>
          </table:table-cell>
          <table:table-cell office:value-type="string">
            <text:p>Lamia Joreig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ri Art Museum</text:p>
          </table:table-cell>
          <table:table-cell office:value-type="string">
            <text:p>Jananne Al-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ri Art Museum</text:p>
          </table:table-cell>
          <table:table-cell office:value-type="string">
            <text:p>Tarek Al-Ghouss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ri Museum of Art</text:p>
          </table:table-cell>
          <table:table-cell office:value-type="string">
            <text:p>Ahmed Mat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scow International</text:p>
          </table:table-cell>
          <table:table-cell office:value-type="string">
            <text:p>Basir Mahmood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vers &amp; Shakers</text:p>
          </table:table-cell>
          <table:table-cell office:value-type="string">
            <text:p>Ala Ebtek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ving Museum</text:p>
          </table:table-cell>
          <table:table-cell office:value-type="string">
            <text:p>Larissa Sans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TV</text:p>
          </table:table-cell>
          <table:table-cell office:value-type="string">
            <text:p>Hani Alireza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AC</text:p>
          </table:table-cell>
          <table:table-cell office:value-type="string">
            <text:p>Mona Marzou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├⌐e de lΓÇÖHomme</text:p>
          </table:table-cell>
          <table:table-cell office:value-type="string">
            <text:p>Nil Yalt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├⌐e National</text:p>
          </table:table-cell>
          <table:table-cell office:value-type="string">
            <text:p>Reem Al Ghait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├⌐e National</text:p>
          </table:table-cell>
          <table:table-cell office:value-type="string">
            <text:p>Zineb Sedir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├⌐e National</text:p>
          </table:table-cell>
          <table:table-cell office:value-type="string">
            <text:p>Melik Ohan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├⌐e national dΓÇÖart moderne et contemporain</text:p>
          </table:table-cell>
          <table:table-cell office:value-type="string">
            <text:p>Amina Meni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o</text:p>
          </table:table-cell>
          <table:table-cell office:value-type="string">
            <text:p>Jessica M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o de Arte de Zapopan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o del Palacio de Bellas Artes</text:p>
          </table:table-cell>
          <table:table-cell office:value-type="string">
            <text:p>Hrair Sarkiss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o Tamayo</text:p>
          </table:table-cell>
          <table:table-cell office:value-type="string">
            <text:p>Nevin Aladag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o Tamayo</text:p>
          </table:table-cell>
          <table:table-cell office:value-type="string">
            <text:p>Jessica M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o Tamayo</text:p>
          </table:table-cell>
          <table:table-cell office:value-type="string">
            <text:p>Hala Elkouss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Bank</text:p>
          </table:table-cell>
          <table:table-cell office:value-type="string">
            <text:p>Jilali Gharbaou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Kunst Palast</text:p>
          </table:table-cell>
          <table:table-cell office:value-type="string">
            <text:p>mounir fat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Anthropology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Antiquities</text:p>
          </table:table-cell>
          <table:table-cell office:value-type="string">
            <text:p>Georges Daoud Cor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Applied Arts</text:p>
          </table:table-cell>
          <table:table-cell office:value-type="string">
            <text:p>Elias Zaya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Applied Arts</text:p>
          </table:table-cell>
          <table:table-cell office:value-type="string">
            <text:p>:mentalKLINI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Applied Arts</text:p>
          </table:table-cell>
          <table:table-cell office:value-type="string">
            <text:p>Rashid Masharaw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Contemporary Art</text:p>
          </table:table-cell>
          <table:table-cell office:value-type="string">
            <text:p>Monir Shahroudy Farmanfarma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Contemporary Art</text:p>
          </table:table-cell>
          <table:table-cell office:value-type="string">
            <text:p>Nevin Aladag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Contemporary Art</text:p>
          </table:table-cell>
          <table:table-cell office:value-type="string">
            <text:p>Ay┼ƒe Erkme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Contemporary Art</text:p>
          </table:table-cell>
          <table:table-cell office:value-type="string">
            <text:p>Ala Ebtek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Contemporary Art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Contemporary Art</text:p>
          </table:table-cell>
          <table:table-cell office:value-type="string">
            <text:p>Gita Me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Contemporary Art</text:p>
          </table:table-cell>
          <table:table-cell office:value-type="string">
            <text:p>Robert MacPherso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Contemporary Art</text:p>
          </table:table-cell>
          <table:table-cell office:value-type="string">
            <text:p>Runa Isla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Contemporary Art</text:p>
          </table:table-cell>
          <table:table-cell office:value-type="string">
            <text:p>Larissa Sans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Contemporary Art</text:p>
          </table:table-cell>
          <table:table-cell office:value-type="string">
            <text:p>Sama Alshaib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Contemporary Art</text:p>
          </table:table-cell>
          <table:table-cell office:value-type="string">
            <text:p>Shahzia Sikand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Contemporary Art</text:p>
          </table:table-cell>
          <table:table-cell office:value-type="string">
            <text:p>Mona Hato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Contemporary Art</text:p>
          </table:table-cell>
          <table:table-cell office:value-type="string">
            <text:p>Simryn Gi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Contemporary Art</text:p>
          </table:table-cell>
          <table:table-cell office:value-type="string">
            <text:p>Sherin Guirgu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Contemporary Art</text:p>
          </table:table-cell>
          <table:table-cell office:value-type="string">
            <text:p>Mohamed Ali Fadlab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Contemporary Art Bordeaux</text:p>
          </table:table-cell>
          <table:table-cell office:value-type="string">
            <text:p>Fay├ºal Baghriche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Contemporary Art Detroit</text:p>
          </table:table-cell>
          <table:table-cell office:value-type="string">
            <text:p>Anri Sal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Contemporary Photography Chicago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Fine Arts</text:p>
          </table:table-cell>
          <table:table-cell office:value-type="string">
            <text:p>Pouran-Jinc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Fine Arts</text:p>
          </table:table-cell>
          <table:table-cell office:value-type="string">
            <text:p>Seif Wan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Fine Arts</text:p>
          </table:table-cell>
          <table:table-cell office:value-type="string">
            <text:p>Jowhara Al-Saud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Fine Arts</text:p>
          </table:table-cell>
          <table:table-cell office:value-type="string">
            <text:p>Adham Wan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Fine Arts</text:p>
          </table:table-cell>
          <table:table-cell office:value-type="string">
            <text:p>Hamed Owa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Fine Arts</text:p>
          </table:table-cell>
          <table:table-cell office:value-type="string">
            <text:p>Tarek Al-Ghouss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Fine Arts</text:p>
          </table:table-cell>
          <table:table-cell office:value-type="string">
            <text:p>Hamed Na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Fine Arts</text:p>
          </table:table-cell>
          <table:table-cell office:value-type="string">
            <text:p>Ragheb Aya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Fine Arts</text:p>
          </table:table-cell>
          <table:table-cell office:value-type="string">
            <text:p>Ahmad Osm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Fine Arts Houston</text:p>
          </table:table-cell>
          <table:table-cell office:value-type="string">
            <text:p>Pouran-Jinc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Hittite Art</text:p>
          </table:table-cell>
          <table:table-cell office:value-type="string">
            <text:p>Fahrelnissa Ze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Islamic Art</text:p>
          </table:table-cell>
          <table:table-cell office:value-type="string">
            <text:p>Golnaz Fat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Islamic Art (Doha)</text:p>
          </table:table-cell>
          <table:table-cell office:value-type="string">
            <text:p>Ahmed Mat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</text:p>
          </table:table-cell>
          <table:table-cell office:value-type="string">
            <text:p>Monir Shahroudy Farmanfarma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</text:p>
          </table:table-cell>
          <table:table-cell office:value-type="string">
            <text:p>Hafidh al-Droub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</text:p>
          </table:table-cell>
          <table:table-cell office:value-type="string">
            <text:p>Farid Belkahi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</text:p>
          </table:table-cell>
          <table:table-cell office:value-type="string">
            <text:p>Shaikha Al Mazrou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</text:p>
          </table:table-cell>
          <table:table-cell office:value-type="string">
            <text:p>Mohammed Mele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</text:p>
          </table:table-cell>
          <table:table-cell office:value-type="string">
            <text:p>Rashid Masharaw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</text:p>
          </table:table-cell>
          <table:table-cell office:value-type="string">
            <text:p>Nil Yalt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</text:p>
          </table:table-cell>
          <table:table-cell office:value-type="string">
            <text:p>Susan Hefun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</text:p>
          </table:table-cell>
          <table:table-cell office:value-type="string">
            <text:p>Shahzia Sikand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</text:p>
          </table:table-cell>
          <table:table-cell office:value-type="string">
            <text:p>Mohammed Ghani Hikma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</text:p>
          </table:table-cell>
          <table:table-cell office:value-type="string">
            <text:p>Fahrelnissa Ze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</text:p>
          </table:table-cell>
          <table:table-cell office:value-type="string">
            <text:p>Jananne Al-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</text:p>
          </table:table-cell>
          <table:table-cell office:value-type="string">
            <text:p>Mona Saud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</text:p>
          </table:table-cell>
          <table:table-cell office:value-type="string">
            <text:p>Sharif Wake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</text:p>
          </table:table-cell>
          <table:table-cell office:value-type="string">
            <text:p>Steve Reink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</text:p>
          </table:table-cell>
          <table:table-cell office:value-type="string">
            <text:p>Fay├ºal Baghriche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</text:p>
          </table:table-cell>
          <table:table-cell office:value-type="string">
            <text:p>Runa Isla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</text:p>
          </table:table-cell>
          <table:table-cell office:value-type="string">
            <text:p>Maha Maamou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</text:p>
          </table:table-cell>
          <table:table-cell office:value-type="string">
            <text:p>Abdul Qadir al-Rassa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 (New York)</text:p>
          </table:table-cell>
          <table:table-cell office:value-type="string">
            <text:p>Jessica M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 Oxford</text:p>
          </table:table-cell>
          <table:table-cell office:value-type="string">
            <text:p>Yto Barra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Modern Art Paris</text:p>
          </table:table-cell>
          <table:table-cell office:value-type="string">
            <text:p>Fay├ºal Baghriche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of Optography</text:p>
          </table:table-cell>
          <table:table-cell office:value-type="string">
            <text:p>Derek Ogbourn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eum School of Fine Arts</text:p>
          </table:table-cell>
          <table:table-cell office:value-type="string">
            <text:p>Darvish Fakh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ic and Committee</text:p>
          </table:table-cell>
          <table:table-cell office:value-type="string">
            <text:p>Georges Daoud Cor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uswell Press</text:p>
          </table:table-cell>
          <table:table-cell office:value-type="string">
            <text:p>Derek Ogbourn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ghshe Kowsar Art School</text:p>
          </table:table-cell>
          <table:table-cell office:value-type="string">
            <text:p>Nastaran Safae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ssau County Art Museum</text:p>
          </table:table-cell>
          <table:table-cell office:value-type="string">
            <text:p>Asad Faulw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 Estate</text:p>
          </table:table-cell>
          <table:table-cell office:value-type="string">
            <text:p>Larissa Sans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al Academy</text:p>
          </table:table-cell>
          <table:table-cell office:value-type="string">
            <text:p>Anri Sal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al and International</text:p>
          </table:table-cell>
          <table:table-cell office:value-type="string">
            <text:p>Jayce Sallo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al Art Academy</text:p>
          </table:table-cell>
          <table:table-cell office:value-type="string">
            <text:p>Leila Pazook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al Art Gallery</text:p>
          </table:table-cell>
          <table:table-cell office:value-type="string">
            <text:p>Sophie Erns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al College of Arts</text:p>
          </table:table-cell>
          <table:table-cell office:value-type="string">
            <text:p>Aisha Khal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al College of Arts</text:p>
          </table:table-cell>
          <table:table-cell office:value-type="string">
            <text:p>Shahzia Sikand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al College of Arts</text:p>
          </table:table-cell>
          <table:table-cell office:value-type="string">
            <text:p>Hamra Abb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al College of Lahore</text:p>
          </table:table-cell>
          <table:table-cell office:value-type="string">
            <text:p>Imran Qures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al Committee</text:p>
          </table:table-cell>
          <table:table-cell office:value-type="string">
            <text:p>Khalid al-Jad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al Fine Arts Institute</text:p>
          </table:table-cell>
          <table:table-cell office:value-type="string">
            <text:p>Youn├¿s Rahmou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al Gallery of Victoria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al Gallery of Victoria</text:p>
          </table:table-cell>
          <table:table-cell office:value-type="string">
            <text:p>Raafat Isha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al Museum of Bahrain</text:p>
          </table:table-cell>
          <table:table-cell office:value-type="string">
            <text:p>Sharif Wake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al Museum of Carthage</text:p>
          </table:table-cell>
          <table:table-cell office:value-type="string">
            <text:p>Hala Elkouss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al Museum of Carthage</text:p>
          </table:table-cell>
          <table:table-cell office:value-type="string">
            <text:p>Amina Meni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al Museum of Cuba</text:p>
          </table:table-cell>
          <table:table-cell office:value-type="string">
            <text:p>Nicky Nodjou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al Museum of Kuwait</text:p>
          </table:table-cell>
          <table:table-cell office:value-type="string">
            <text:p>Youssef Abdelk─ù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al Museum of Mali</text:p>
          </table:table-cell>
          <table:table-cell office:value-type="string">
            <text:p>Isma├»l Bah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al Museum of Women</text:p>
          </table:table-cell>
          <table:table-cell office:value-type="string">
            <text:p>Nil Yalt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al Portrait Gallery</text:p>
          </table:table-cell>
          <table:table-cell office:value-type="string">
            <text:p>Athi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al School of Fine Arts</text:p>
          </table:table-cell>
          <table:table-cell office:value-type="string">
            <text:p>Yazid Oulab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tional School of Fine Arts</text:p>
          </table:table-cell>
          <table:table-cell office:value-type="string">
            <text:p>Fay├ºal Baghriche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ayruz Holdings</text:p>
          </table:table-cell>
          <table:table-cell office:value-type="string">
            <text:p>Oraib Touk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CA</text:p>
          </table:table-cell>
          <table:table-cell office:value-type="string">
            <text:p>Adeel Uz Zaf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D University</text:p>
          </table:table-cell>
          <table:table-cell office:value-type="string">
            <text:p>Rasheed Araee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lson-Atkins Museum of Art</text:p>
          </table:table-cell>
          <table:table-cell office:value-type="string">
            <text:p>Ahmed Mat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rman Museum of Contemporary Art</text:p>
          </table:table-cell>
          <table:table-cell office:value-type="string">
            <text:p>Asad Faulw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uberger Museum of Art</text:p>
          </table:table-cell>
          <table:table-cell office:value-type="string">
            <text:p>Burak Arik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Museum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Museum</text:p>
          </table:table-cell>
          <table:table-cell office:value-type="string">
            <text:p>Haris Epaminon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Museum</text:p>
          </table:table-cell>
          <table:table-cell office:value-type="string">
            <text:p>Ziad Ant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Museum</text:p>
          </table:table-cell>
          <table:table-cell office:value-type="string">
            <text:p>CAMP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Museum</text:p>
          </table:table-cell>
          <table:table-cell office:value-type="string">
            <text:p>Haroon Mirza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Museum</text:p>
          </table:table-cell>
          <table:table-cell office:value-type="string">
            <text:p>Susan Hefun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Museum</text:p>
          </table:table-cell>
          <table:table-cell office:value-type="string">
            <text:p>Sophia Al Mari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Museum</text:p>
          </table:table-cell>
          <table:table-cell office:value-type="string">
            <text:p>Rayyane Tabe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Museum</text:p>
          </table:table-cell>
          <table:table-cell office:value-type="string">
            <text:p>Eungie Jo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Museum</text:p>
          </table:table-cell>
          <table:table-cell office:value-type="string">
            <text:p>Tarek Atou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Museum of Contemporary Art</text:p>
          </table:table-cell>
          <table:table-cell office:value-type="string">
            <text:p>Mona Hato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School</text:p>
          </table:table-cell>
          <table:table-cell office:value-type="string">
            <text:p>Aras ├ûzg├╝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York Cooper Union</text:p>
          </table:table-cell>
          <table:table-cell office:value-type="string">
            <text:p>Walid Raa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York Foundation</text:p>
          </table:table-cell>
          <table:table-cell office:value-type="string">
            <text:p>Diana Al Had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York International</text:p>
          </table:table-cell>
          <table:table-cell office:value-type="string">
            <text:p>Fateh Moudarre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York New Museum of Contemporary Art (United States)</text:p>
          </table:table-cell>
          <table:table-cell office:value-type="string">
            <text:p>Mohamed Bourouiss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York Times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York University</text:p>
          </table:table-cell>
          <table:table-cell office:value-type="string">
            <text:p>Murtaza Val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York University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York University</text:p>
          </table:table-cell>
          <table:table-cell office:value-type="string">
            <text:p>Tarek Al-Ghouss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York University</text:p>
          </table:table-cell>
          <table:table-cell office:value-type="string">
            <text:p>Karim A├»nouz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York University</text:p>
          </table:table-cell>
          <table:table-cell office:value-type="string">
            <text:p>Trisha Donnel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 York University Abu Dhabi</text:p>
          </table:table-cell>
          <table:table-cell office:value-type="string">
            <text:p>Abdullah Al Saad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wsweek</text:p>
          </table:table-cell>
          <table:table-cell office:value-type="string">
            <text:p>Ahmed El Att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yshabour Institute</text:p>
          </table:table-cell>
          <table:table-cell office:value-type="string">
            <text:p>Nargess Hashe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ight School</text:p>
          </table:table-cell>
          <table:table-cell office:value-type="string">
            <text:p>Eungie Jo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omas Foundation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on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orthern Media School</text:p>
          </table:table-cell>
          <table:table-cell office:value-type="string">
            <text:p>Farhad Ahrarni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orthwestern University</text:p>
          </table:table-cell>
          <table:table-cell office:value-type="string">
            <text:p>Jalal Toufic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orthwestern University</text:p>
          </table:table-cell>
          <table:table-cell office:value-type="string">
            <text:p>Steve Reink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orthwestern University</text:p>
          </table:table-cell>
          <table:table-cell office:value-type="string">
            <text:p>Haig Aivaz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Oasis Magazine</text:p>
          </table:table-cell>
          <table:table-cell office:value-type="string">
            <text:p>Talal Al-Ze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Oasis Magazine</text:p>
          </table:table-cell>
          <table:table-cell office:value-type="string">
            <text:p>Noura Bouz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Oasis Magazine</text:p>
          </table:table-cell>
          <table:table-cell office:value-type="string">
            <text:p>Maha Al-Khalaw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Oberhausen Short Film Festival</text:p>
          </table:table-cell>
          <table:table-cell office:value-type="string">
            <text:p>Akram Zaata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Officers Club</text:p>
          </table:table-cell>
          <table:table-cell office:value-type="string">
            <text:p>Ahmad Osm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Onestar Press</text:p>
          </table:table-cell>
          <table:table-cell office:value-type="string">
            <text:p>Slavs and Tatar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Open Society Institute Budapest</text:p>
          </table:table-cell>
          <table:table-cell office:value-type="string">
            <text:p>Almagul Menlibayev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Opera</text:p>
          </table:table-cell>
          <table:table-cell office:value-type="string">
            <text:p>Sherif El Azm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Opera</text:p>
          </table:table-cell>
          <table:table-cell office:value-type="string">
            <text:p>Ahmad Osm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Opera</text:p>
          </table:table-cell>
          <table:table-cell office:value-type="string">
            <text:p>Hanan Abdullah Bahamd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Opera</text:p>
          </table:table-cell>
          <table:table-cell office:value-type="string">
            <text:p>Gamal el-Sigi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Optography</text:p>
          </table:table-cell>
          <table:table-cell office:value-type="string">
            <text:p>Derek Ogbourn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Orange County Museum of Art</text:p>
          </table:table-cell>
          <table:table-cell office:value-type="string">
            <text:p>Sherin Guirgu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Orange County Museum of Art</text:p>
          </table:table-cell>
          <table:table-cell office:value-type="string">
            <text:p>Asad Faulw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Orl├⌐ans Institute of Music</text:p>
          </table:table-cell>
          <table:table-cell office:value-type="string">
            <text:p>Noma Omr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Osaka Museum of History</text:p>
          </table:table-cell>
          <table:table-cell office:value-type="string">
            <text:p>Isma├»l Bah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Oslo National Academy of the Arts</text:p>
          </table:table-cell>
          <table:table-cell office:value-type="string">
            <text:p>Jumana Manna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Oslo National Academy of the Arts</text:p>
          </table:table-cell>
          <table:table-cell office:value-type="string">
            <text:p>Mohamed Ali Fadlab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Osthaus Museum</text:p>
          </table:table-cell>
          <table:table-cell office:value-type="string">
            <text:p>Susan Hefun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Outpost for Contemporary Art</text:p>
          </table:table-cell>
          <table:table-cell office:value-type="string">
            <text:p>Fay├ºal Baghriche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cha</text:p>
          </table:table-cell>
          <table:table-cell office:value-type="string">
            <text:p>Seif Wan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cha</text:p>
          </table:table-cell>
          <table:table-cell office:value-type="string">
            <text:p>Adham Wan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cific Asia Museum</text:p>
          </table:table-cell>
          <table:table-cell office:value-type="string">
            <text:p>Hamra Abb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lais de Tokyo</text:p>
          </table:table-cell>
          <table:table-cell office:value-type="string">
            <text:p>Susan Hefun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lais de Tokyo</text:p>
          </table:table-cell>
          <table:table-cell office:value-type="string">
            <text:p>Niyaz-Azadikh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lais de Tokyo</text:p>
          </table:table-cell>
          <table:table-cell office:value-type="string">
            <text:p>Laurent Grass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lais de Tokyo</text:p>
          </table:table-cell>
          <table:table-cell office:value-type="string">
            <text:p>Basim Magdy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lais de Tokyo</text:p>
          </table:table-cell>
          <table:table-cell office:value-type="string">
            <text:p>Sa├ódane Afi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lais de Tokyo</text:p>
          </table:table-cell>
          <table:table-cell office:value-type="string">
            <text:p>Shohreh Mehr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lais de Tokyo</text:p>
          </table:table-cell>
          <table:table-cell office:value-type="string">
            <text:p>Ziad Ant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lais de Tokyo</text:p>
          </table:table-cell>
          <table:table-cell office:value-type="string">
            <text:p>Zineb Sedir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lais de Tokyo</text:p>
          </table:table-cell>
          <table:table-cell office:value-type="string">
            <text:p>Basir Mahmood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lais de Tokyo</text:p>
          </table:table-cell>
          <table:table-cell office:value-type="string">
            <text:p>Mohamed Bourouiss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lazzo Grassi</text:p>
          </table:table-cell>
          <table:table-cell office:value-type="string">
            <text:p>Ahmed Alsoud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lazzo Grassi</text:p>
          </table:table-cell>
          <table:table-cell office:value-type="string">
            <text:p>Sarah Abu Abda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lestine Airlines</text:p>
          </table:table-cell>
          <table:table-cell office:value-type="string">
            <text:p>Khalil Rab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lestine Polytechnic University</text:p>
          </table:table-cell>
          <table:table-cell office:value-type="string">
            <text:p>Khaled Jarr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lestinian Ministry of Culture</text:p>
          </table:table-cell>
          <table:table-cell office:value-type="string">
            <text:p>Khaled Hour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lestinian Museum of Natural History</text:p>
          </table:table-cell>
          <table:table-cell office:value-type="string">
            <text:p>Khalil Rab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n-African Culture Festival</text:p>
          </table:table-cell>
          <table:table-cell office:value-type="string">
            <text:p>Nadia Kaabi-Link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radise Row</text:p>
          </table:table-cell>
          <table:table-cell office:value-type="string">
            <text:p>Hesam Rahman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raguay Press</text:p>
          </table:table-cell>
          <table:table-cell office:value-type="string">
            <text:p>Ren├⌐ Gab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raguay Press</text:p>
          </table:table-cell>
          <table:table-cell office:value-type="string">
            <text:p>Ayreen Anast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rasol Unit Foundation</text:p>
          </table:table-cell>
          <table:table-cell office:value-type="string">
            <text:p>Adel Abdesseme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ris </text:p>
          </table:table-cell>
          <table:table-cell office:value-type="string">
            <text:p>Rania Moudares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ris Photo</text:p>
          </table:table-cell>
          <table:table-cell office:value-type="string">
            <text:p>Ramin Haerizade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ris Photo</text:p>
          </table:table-cell>
          <table:table-cell office:value-type="string">
            <text:p>Jowhara AlSa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rliament</text:p>
          </table:table-cell>
          <table:table-cell office:value-type="string">
            <text:p>C├⌐sar Gemaye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rsons School of Design</text:p>
          </table:table-cell>
          <table:table-cell office:value-type="string">
            <text:p>Monir Shahroudy Farmanfarma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rsons School of Design</text:p>
          </table:table-cell>
          <table:table-cell office:value-type="string">
            <text:p>Ghada Khunj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ul Robeson Fund</text:p>
          </table:table-cell>
          <table:table-cell office:value-type="string">
            <text:p>Nida Sinnokro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ayam Moasser Tehran School</text:p>
          </table:table-cell>
          <table:table-cell office:value-type="string">
            <text:p>Ramtin Za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egasus Art Foundation</text:p>
          </table:table-cell>
          <table:table-cell office:value-type="string">
            <text:p>Shahpour Pouy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ennsylvania Academy of Fine Arts</text:p>
          </table:table-cell>
          <table:table-cell office:value-type="string">
            <text:p>Nabil Nah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erformance &amp; Film Programme</text:p>
          </table:table-cell>
          <table:table-cell office:value-type="string">
            <text:p>Mounira Al Sol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etach-Tikva Museum</text:p>
          </table:table-cell>
          <table:table-cell office:value-type="string">
            <text:p>Halil Altinder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etersburg Project</text:p>
          </table:table-cell>
          <table:table-cell office:value-type="string">
            <text:p>Samah Hijaw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etronas</text:p>
          </table:table-cell>
          <table:table-cell office:value-type="string">
            <text:p>Simryn Gi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haidon Press</text:p>
          </table:table-cell>
          <table:table-cell office:value-type="string">
            <text:p>Mona Hato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haidon Press</text:p>
          </table:table-cell>
          <table:table-cell office:value-type="string">
            <text:p>Rayyane Tabe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hiladelphia Museum of Art</text:p>
          </table:table-cell>
          <table:table-cell office:value-type="string">
            <text:p>Maha Maamou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inault Foundation</text:p>
          </table:table-cell>
          <table:table-cell office:value-type="string">
            <text:p>Ahmed Alsoud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ioneers Group</text:p>
          </table:table-cell>
          <table:table-cell office:value-type="string">
            <text:p>Ismail al-Shaikh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ioneers Museum</text:p>
          </table:table-cell>
          <table:table-cell office:value-type="string">
            <text:p>Abdul Qadir al-Rassa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lastic Art Committee</text:p>
          </table:table-cell>
          <table:table-cell office:value-type="string">
            <text:p>Abdullah Nawaw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lastic Art School</text:p>
          </table:table-cell>
          <table:table-cell office:value-type="string">
            <text:p>Mostafa Darehbag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LO</text:p>
          </table:table-cell>
          <table:table-cell office:value-type="string">
            <text:p>Mohammed Mele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oint Centre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olaroid</text:p>
          </table:table-cell>
          <table:table-cell office:value-type="string">
            <text:p>Noha Faoud Al-Ghalib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ontevedra Art Biennial</text:p>
          </table:table-cell>
          <table:table-cell office:value-type="string">
            <text:p>Nadia Kaabi-Link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ontevedra Bienal</text:p>
          </table:table-cell>
          <table:table-cell office:value-type="string">
            <text:p>Amina Meni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ost-Apollo Press</text:p>
          </table:table-cell>
          <table:table-cell office:value-type="string">
            <text:p>Simone Fatt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ratt Institute</text:p>
          </table:table-cell>
          <table:table-cell office:value-type="string">
            <text:p>Pouran-Jinc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ratt Institute</text:p>
          </table:table-cell>
          <table:table-cell office:value-type="string">
            <text:p>Shahpour Pouy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ratt Institute</text:p>
          </table:table-cell>
          <table:table-cell office:value-type="string">
            <text:p>Ayreen Anast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refix Institute of Contemporary Art</text:p>
          </table:table-cell>
          <table:table-cell office:value-type="string">
            <text:p>Laurent Grass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rince Bernhard Cultural Foundation</text:p>
          </table:table-cell>
          <table:table-cell office:value-type="string">
            <text:p>Sophie Erns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roject Art Center</text:p>
          </table:table-cell>
          <table:table-cell office:value-type="string">
            <text:p>Iman Iss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ropaganda Production</text:p>
          </table:table-cell>
          <table:table-cell office:value-type="string">
            <text:p>N├⌐jib Belkad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Qalandiya</text:p>
          </table:table-cell>
          <table:table-cell office:value-type="string">
            <text:p>Khaled Jarr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Qalandiya International</text:p>
          </table:table-cell>
          <table:table-cell office:value-type="string">
            <text:p>Khaled Jarr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Qatar Museum</text:p>
          </table:table-cell>
          <table:table-cell office:value-type="string">
            <text:p>Ahmed Alsoud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Qatif Arts Group</text:p>
          </table:table-cell>
          <table:table-cell office:value-type="string">
            <text:p>Zaman M Jass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Quai Branly Museum</text:p>
          </table:table-cell>
          <table:table-cell office:value-type="string">
            <text:p>Mouna Karra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Queens Museum of Art</text:p>
          </table:table-cell>
          <table:table-cell office:value-type="string">
            <text:p>Rachid Kora├»c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Queens Museum of Art</text:p>
          </table:table-cell>
          <table:table-cell office:value-type="string">
            <text:p>Rabih Mrou├⌐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Queens Museum of Art</text:p>
          </table:table-cell>
          <table:table-cell office:value-type="string">
            <text:p>Sohrab Mohebb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econtres Internationales de la Photographie dΓÇÖArles</text:p>
          </table:table-cell>
          <table:table-cell office:value-type="string">
            <text:p>Hrair Sarkiss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EDCAT</text:p>
          </table:table-cell>
          <table:table-cell office:value-type="string">
            <text:p>Hamra Abb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edux Art Center</text:p>
          </table:table-cell>
          <table:table-cell office:value-type="string">
            <text:p>Amir H. Fa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eflection &amp; Imagination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egional Institute</text:p>
          </table:table-cell>
          <table:table-cell office:value-type="string">
            <text:p>Waheeda Malu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enaissance Society</text:p>
          </table:table-cell>
          <table:table-cell office:value-type="string">
            <text:p>Matt Saunder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encontre International</text:p>
          </table:table-cell>
          <table:table-cell office:value-type="string">
            <text:p>Farid Belkahi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esearch &amp; Publishing Company</text:p>
          </table:table-cell>
          <table:table-cell office:value-type="string">
            <text:p>Waleed Alzuhai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esearch Centre</text:p>
          </table:table-cell>
          <table:table-cell office:value-type="string">
            <text:p>Wafa Karsh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hode Island School of Design</text:p>
          </table:table-cell>
          <table:table-cell office:value-type="string">
            <text:p>Nadia Aya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hode Island School of Design</text:p>
          </table:table-cell>
          <table:table-cell office:value-type="string">
            <text:p>Shahzia Sikand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hode Island School of Design</text:p>
          </table:table-cell>
          <table:table-cell office:value-type="string">
            <text:p>Lamia Joreig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hode Island School of Design</text:p>
          </table:table-cell>
          <table:table-cell office:value-type="string">
            <text:p>Ziad Abillam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hode Island School of Design</text:p>
          </table:table-cell>
          <table:table-cell office:value-type="string">
            <text:p>Sarah Abu Abda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hona Hoffman Gallery</text:p>
          </table:table-cell>
          <table:table-cell office:value-type="string">
            <text:p>Susan Hefun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ichmond Art Center</text:p>
          </table:table-cell>
          <table:table-cell office:value-type="string">
            <text:p>Ala Ebtek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ietberq Museum</text:p>
          </table:table-cell>
          <table:table-cell office:value-type="string">
            <text:p>Mounir Al-Shaar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iyadh Institute of Arts</text:p>
          </table:table-cell>
          <table:table-cell office:value-type="string">
            <text:p>Abdullah Hamm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bert College</text:p>
          </table:table-cell>
          <table:table-cell office:value-type="string">
            <text:p>Nil Yalt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bert Rauschenberg Foundation</text:p>
          </table:table-cell>
          <table:table-cell office:value-type="string">
            <text:p>Hesam Rahman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chester Contemporary Art Center</text:p>
          </table:table-cell>
          <table:table-cell office:value-type="string">
            <text:p>Firoz Mahm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ckefeller Foundation</text:p>
          </table:table-cell>
          <table:table-cell office:value-type="string">
            <text:p>Mohammed Mele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ckefeller Foundation</text:p>
          </table:table-cell>
          <table:table-cell office:value-type="string">
            <text:p>Nida Sinnokro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me Academy</text:p>
          </table:table-cell>
          <table:table-cell office:value-type="string">
            <text:p>Ahmed Felemban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oseum</text:p>
          </table:table-cell>
          <table:table-cell office:value-type="string">
            <text:p>Setareh Shahbaz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 Sfeir Gallery</text:p>
          </table:table-cell>
          <table:table-cell office:value-type="string">
            <text:p>Sirine Fattou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al Academy</text:p>
          </table:table-cell>
          <table:table-cell office:value-type="string">
            <text:p>Reza Arame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al Academy</text:p>
          </table:table-cell>
          <table:table-cell office:value-type="string">
            <text:p>Sharif Wake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al Academy</text:p>
          </table:table-cell>
          <table:table-cell office:value-type="string">
            <text:p>Ahmad Osm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al Academy</text:p>
          </table:table-cell>
          <table:table-cell office:value-type="string">
            <text:p>Hamed Owa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al Academy</text:p>
          </table:table-cell>
          <table:table-cell office:value-type="string">
            <text:p>Hamed Na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al Academy</text:p>
          </table:table-cell>
          <table:table-cell office:value-type="string">
            <text:p>Athi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al Academy</text:p>
          </table:table-cell>
          <table:table-cell office:value-type="string">
            <text:p>Ragheb Aya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al Academy</text:p>
          </table:table-cell>
          <table:table-cell office:value-type="string">
            <text:p>Youssef Kame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al College of Art</text:p>
          </table:table-cell>
          <table:table-cell office:value-type="string">
            <text:p>Jananne Al-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al College of Art</text:p>
          </table:table-cell>
          <table:table-cell office:value-type="string">
            <text:p>Idris Kh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al College of Art</text:p>
          </table:table-cell>
          <table:table-cell office:value-type="string">
            <text:p>Haris Epaminon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al College of Art</text:p>
          </table:table-cell>
          <table:table-cell office:value-type="string">
            <text:p>Runa Isla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al College of Art</text:p>
          </table:table-cell>
          <table:table-cell office:value-type="string">
            <text:p>Hesam Rahman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al Geographic Society</text:p>
          </table:table-cell>
          <table:table-cell office:value-type="string">
            <text:p>Safeya Binzag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al Geographical Society</text:p>
          </table:table-cell>
          <table:table-cell office:value-type="string">
            <text:p>Sophie Erns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al Hibernian Academy</text:p>
          </table:table-cell>
          <table:table-cell office:value-type="string">
            <text:p>Amina Meni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al Institute of Art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al Ontario Museum</text:p>
          </table:table-cell>
          <table:table-cell office:value-type="string">
            <text:p>Jayce Sallo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al Photography Museum</text:p>
          </table:table-cell>
          <table:table-cell office:value-type="string">
            <text:p>Tarek Al-Ghouss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al Shakespeare Company</text:p>
          </table:table-cell>
          <table:table-cell office:value-type="string">
            <text:p>Sulayman Al Bassa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al Society of Arts</text:p>
          </table:table-cell>
          <table:table-cell office:value-type="string">
            <text:p>Georges Daoud Cor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oyal Turismo</text:p>
          </table:table-cell>
          <table:table-cell office:value-type="string">
            <text:p>Yto Barra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SC</text:p>
          </table:table-cell>
          <table:table-cell office:value-type="string">
            <text:p>Sulayman Al Bassa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ugby School</text:p>
          </table:table-cell>
          <table:table-cell office:value-type="string">
            <text:p>Ali Jab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unning Horse Contemporary Art Space</text:p>
          </table:table-cell>
          <table:table-cell office:value-type="string">
            <text:p>Sirine Fattou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ushmore University</text:p>
          </table:table-cell>
          <table:table-cell office:value-type="string">
            <text:p>Raeda Ash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utgers University</text:p>
          </table:table-cell>
          <table:table-cell office:value-type="string">
            <text:p>Nabil Nah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yerson University</text:p>
          </table:table-cell>
          <table:table-cell office:value-type="string">
            <text:p>Leila Fate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banci University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loua Raouda Choucair Foundation</text:p>
          </table:table-cell>
          <table:table-cell office:value-type="string">
            <text:p>Saloua Raouda Choucai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lsali Private Museum</text:p>
          </table:table-cell>
          <table:table-cell office:value-type="string">
            <text:p>Larissa Sans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LT Beyoglu</text:p>
          </table:table-cell>
          <table:table-cell office:value-type="string">
            <text:p>Hrair Sarkiss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n Francisco Art Institute</text:p>
          </table:table-cell>
          <table:table-cell office:value-type="string">
            <text:p>Ala Ebtek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n Francisco Art Institute</text:p>
          </table:table-cell>
          <table:table-cell office:value-type="string">
            <text:p>Hamra Abb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n Francisco Art Institute</text:p>
          </table:table-cell>
          <table:table-cell office:value-type="string">
            <text:p>Jayce Sallo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n Francisco Art Institute</text:p>
          </table:table-cell>
          <table:table-cell office:value-type="string">
            <text:p>Shahzia Sikand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n Francisco Museum of Modern Art</text:p>
          </table:table-cell>
          <table:table-cell office:value-type="string">
            <text:p>Yto Barra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n Francisco Museum of Modern Art</text:p>
          </table:table-cell>
          <table:table-cell office:value-type="string">
            <text:p>Graziella Rizkallah Toufic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n Francisco Museum of Modern Art</text:p>
          </table:table-cell>
          <table:table-cell office:value-type="string">
            <text:p>David Claerbou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n Francisco Museum of Modern Art</text:p>
          </table:table-cell>
          <table:table-cell office:value-type="string">
            <text:p>Idris Kh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ntiago International</text:p>
          </table:table-cell>
          <table:table-cell office:value-type="string">
            <text:p>Almagul Menlibayev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├úo Paulo Biennial</text:p>
          </table:table-cell>
          <table:table-cell office:value-type="string">
            <text:p>Abdullah Al Saad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├úo Paulo Biennial</text:p>
          </table:table-cell>
          <table:table-cell office:value-type="string">
            <text:p>Karim A├»nouz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├úo Paulo Biennial</text:p>
          </table:table-cell>
          <table:table-cell office:value-type="string">
            <text:p>Moataz Nas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├úo Paulo Biennial</text:p>
          </table:table-cell>
          <table:table-cell office:value-type="string">
            <text:p>Jonathas de Andrad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aat Art Association</text:p>
          </table:table-cell>
          <table:table-cell office:value-type="string">
            <text:p>Ayman Mahaw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aat Art Group</text:p>
          </table:table-cell>
          <table:table-cell office:value-type="string">
            <text:p>Samiah Khashogg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aat Art Group</text:p>
          </table:table-cell>
          <table:table-cell office:value-type="string">
            <text:p>Raeda Ash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udiaat Art Group</text:p>
          </table:table-cell>
          <table:table-cell office:value-type="string">
            <text:p>Wafa Karsh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vannah College of Art and Design</text:p>
          </table:table-cell>
          <table:table-cell office:value-type="string">
            <text:p>Salwa Alery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vannah College of Art and Design</text:p>
          </table:table-cell>
          <table:table-cell office:value-type="string">
            <text:p>Youssef Nabi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avoy Records</text:p>
          </table:table-cell>
          <table:table-cell office:value-type="string">
            <text:p>Yusef A. Latee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chering Foundation</text:p>
          </table:table-cell>
          <table:table-cell office:value-type="string">
            <text:p>Wael Shawk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chool of Oriental and African Studies</text:p>
          </table:table-cell>
          <table:table-cell office:value-type="string">
            <text:p>Abdulnasser Gharem&amp;apos;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chool of the Art Institute of Chicago</text:p>
          </table:table-cell>
          <table:table-cell office:value-type="string">
            <text:p>Lantian Xi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chool of the Art Institute of Chicago</text:p>
          </table:table-cell>
          <table:table-cell office:value-type="string">
            <text:p>Haroon Mirza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chool of the Art Institute of Chicago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chool of the Art Institute of Chicago</text:p>
          </table:table-cell>
          <table:table-cell office:value-type="string">
            <text:p>Basma Al Shari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chool of The Museum</text:p>
          </table:table-cell>
          <table:table-cell office:value-type="string">
            <text:p>Jowhara AlSa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chool of Traditional Arts</text:p>
          </table:table-cell>
          <table:table-cell office:value-type="string">
            <text:p>Raeda Ash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chool of Visual Arts</text:p>
          </table:table-cell>
          <table:table-cell office:value-type="string">
            <text:p>Gita Me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chool of Visual Arts</text:p>
          </table:table-cell>
          <table:table-cell office:value-type="string">
            <text:p>Zena el Khali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chool of Visual Arts</text:p>
          </table:table-cell>
          <table:table-cell office:value-type="string">
            <text:p>Mariam Gh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chool of Visual Arts</text:p>
          </table:table-cell>
          <table:table-cell office:value-type="string">
            <text:p>Sophie Erns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cottsdale Museum of Contemporary Art</text:p>
          </table:table-cell>
          <table:table-cell office:value-type="string">
            <text:p>Sherin Guirgu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econdary School of Hilmiyya</text:p>
          </table:table-cell>
          <table:table-cell office:value-type="string">
            <text:p>Hamed Na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elma Feriani Gallery</text:p>
          </table:table-cell>
          <table:table-cell office:value-type="string">
            <text:p>Moataz Nas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erpentine Gallery</text:p>
          </table:table-cell>
          <table:table-cell office:value-type="string">
            <text:p>Sarah Abu Abda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erpentine Gallery</text:p>
          </table:table-cell>
          <table:table-cell office:value-type="string">
            <text:p>CAMP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erpentine Gallery</text:p>
          </table:table-cell>
          <table:table-cell office:value-type="string">
            <text:p>Runa Isla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erpentine Gallery</text:p>
          </table:table-cell>
          <table:table-cell office:value-type="string">
            <text:p>Rasheed Araee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erpentine Gallery</text:p>
          </table:table-cell>
          <table:table-cell office:value-type="string">
            <text:p>Wael Shawk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erpentine Gallery</text:p>
          </table:table-cell>
          <table:table-cell office:value-type="string">
            <text:p>Amar Kanw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erpentine Gallery</text:p>
          </table:table-cell>
          <table:table-cell office:value-type="string">
            <text:p>Susan Hefun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erpentine Gallery</text:p>
          </table:table-cell>
          <table:table-cell office:value-type="string">
            <text:p>Marwan Rechmaou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erpentine Gallery</text:p>
          </table:table-cell>
          <table:table-cell office:value-type="string">
            <text:p>Anri Sal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erpentine Gallery</text:p>
          </table:table-cell>
          <table:table-cell office:value-type="string">
            <text:p>N.S. Harsh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feir-Semler Gallery</text:p>
          </table:table-cell>
          <table:table-cell office:value-type="string">
            <text:p>Akram Zaata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feir-Semler Gallery</text:p>
          </table:table-cell>
          <table:table-cell office:value-type="string">
            <text:p>Rayyane Tabe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nghai Biennale</text:p>
          </table:table-cell>
          <table:table-cell office:value-type="string">
            <text:p>Rasheed Araee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nghai Biennale</text:p>
          </table:table-cell>
          <table:table-cell office:value-type="string">
            <text:p>Jalal Toufic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nghai Biennale</text:p>
          </table:table-cell>
          <table:table-cell office:value-type="string">
            <text:p>Ay┼ƒe Erkme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Art Foundation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Art Foundation</text:p>
          </table:table-cell>
          <table:table-cell office:value-type="string">
            <text:p>Murtaza Val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Art Foundation</text:p>
          </table:table-cell>
          <table:table-cell office:value-type="string">
            <text:p>Wael Shawk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Art Foundation</text:p>
          </table:table-cell>
          <table:table-cell office:value-type="string">
            <text:p>Zineb Sedir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Art Foundation</text:p>
          </table:table-cell>
          <table:table-cell office:value-type="string">
            <text:p>Mona Saud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Art Foundation</text:p>
          </table:table-cell>
          <table:table-cell office:value-type="string">
            <text:p>Tarek Atou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Art Foundation</text:p>
          </table:table-cell>
          <table:table-cell office:value-type="string">
            <text:p>Sharif Wake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Art Foundation</text:p>
          </table:table-cell>
          <table:table-cell office:value-type="string">
            <text:p>Tarek Al-Ghouss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Mona Hato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Ahmed El Att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Mounira Al Sol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Mariam Gh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Samira Badr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Sarah Abu Abda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Rula Halaw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CAMP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Gita Me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Lamya Garga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Reem Al Ghait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Diana Al Had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Erin Ellen Kel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Ay┼ƒe Erkme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Lawrence Abu Hamdan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Rashid Masharaw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Hayv Kahram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Taysir Batnij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Nida Sinnokro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Hamra Abb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Jalal Toufic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Firoz Mahm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Jawad Al Mal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Tarek Al-Ghouss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Moataz Nas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Basma Al Shari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Abdullah Al Saad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Abdulnasser Ghare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Jayce Sallo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Haig Aivaz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Eungie Jo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Lamia Joreig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Maha Maamou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Raeda Saade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Hala Elkouss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Simryn Gi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Amir H. Fa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Laurent Grass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Waheeda Malu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Ahmed Mat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Halil Altinder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Robert MacPherso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Youssef Abdelk─ù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Nadia Kaabi-Link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Bakr Sheikhoo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Sophie Erns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Melik Ohan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Ana Vidig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Haris Epaminon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Marwan Rechmaou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N.S. Harsh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Tarek Atou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Biennial</text:p>
          </table:table-cell>
          <table:table-cell office:value-type="string">
            <text:p>Sharif Wake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Contemporary Art Museum</text:p>
          </table:table-cell>
          <table:table-cell office:value-type="string">
            <text:p>Mounir Al-Shaar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Contemporary Art Museum</text:p>
          </table:table-cell>
          <table:table-cell office:value-type="string">
            <text:p>Amir H. Fa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Contemporary Art Museum</text:p>
          </table:table-cell>
          <table:table-cell office:value-type="string">
            <text:p>Asad Faulw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Contemporary Art Museum</text:p>
          </table:table-cell>
          <table:table-cell office:value-type="string">
            <text:p>Tarek Al-Ghouss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Contemporary Art Museum</text:p>
          </table:table-cell>
          <table:table-cell office:value-type="string">
            <text:p>Hassan Massoud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Contemporary Art Museum</text:p>
          </table:table-cell>
          <table:table-cell office:value-type="string">
            <text:p>Shaikha Al Mazrou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Contemporary Art Museum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Contemporary Art Museum</text:p>
          </table:table-cell>
          <table:table-cell office:value-type="string">
            <text:p>Robert MacPherso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Contemporary Art Museum</text:p>
          </table:table-cell>
          <table:table-cell office:value-type="string">
            <text:p>Ebtisam Abdulaziz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rjah Islamic Bank</text:p>
          </table:table-cell>
          <table:table-cell office:value-type="string">
            <text:p>Hala Al 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awqi Museum</text:p>
          </table:table-cell>
          <table:table-cell office:value-type="string">
            <text:p>Mounir Al-Shaar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effield Hallam University</text:p>
          </table:table-cell>
          <table:table-cell office:value-type="string">
            <text:p>Farhad Ahrarni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epherd Hotel</text:p>
          </table:table-cell>
          <table:table-cell office:value-type="string">
            <text:p>Ragheb Aya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oman Foundation</text:p>
          </table:table-cell>
          <table:table-cell office:value-type="string">
            <text:p>Ziad Dallou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imon Rees &amp; B├ñrbel Vischer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inan Fine Arts University</text:p>
          </table:table-cell>
          <table:table-cell office:value-type="string">
            <text:p>Yasam Sasmaz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ingapore Art Museum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ingapore Biennale</text:p>
          </table:table-cell>
          <table:table-cell office:value-type="string">
            <text:p>Faisal Samr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ingapore Biennale</text:p>
          </table:table-cell>
          <table:table-cell office:value-type="string">
            <text:p>N.S. Harsh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kowhegan</text:p>
          </table:table-cell>
          <table:table-cell office:value-type="string">
            <text:p>Diana Al Had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kowhegan School of Painting</text:p>
          </table:table-cell>
          <table:table-cell office:value-type="string">
            <text:p>Diana Al Had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kowhegan School of Painting</text:p>
          </table:table-cell>
          <table:table-cell office:value-type="string">
            <text:p>Nadia Aya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lade School</text:p>
          </table:table-cell>
          <table:table-cell office:value-type="string">
            <text:p>Atta Sab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lade School of Art</text:p>
          </table:table-cell>
          <table:table-cell office:value-type="string">
            <text:p>Mona Hato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lade School of Fine Art</text:p>
          </table:table-cell>
          <table:table-cell office:value-type="string">
            <text:p>Darvish Fakh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lade School of Fine Art</text:p>
          </table:table-cell>
          <table:table-cell office:value-type="string">
            <text:p>Derek Ogbourn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lade School of Fine Art</text:p>
          </table:table-cell>
          <table:table-cell office:value-type="string">
            <text:p>Rana Beg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lade School of Fine Art</text:p>
          </table:table-cell>
          <table:table-cell office:value-type="string">
            <text:p>Sara Na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mart Museum of Art</text:p>
          </table:table-cell>
          <table:table-cell office:value-type="string">
            <text:p>Ayman Ramad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ocial Research University</text:p>
          </table:table-cell>
          <table:table-cell office:value-type="string">
            <text:p>Aras ├ûzg├╝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ociety of Culture</text:p>
          </table:table-cell>
          <table:table-cell office:value-type="string">
            <text:p>Fahd Al-Hijil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ociety of Fine Art</text:p>
          </table:table-cell>
          <table:table-cell office:value-type="string">
            <text:p>Ragheb Aya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ociety of Painters</text:p>
          </table:table-cell>
          <table:table-cell office:value-type="string">
            <text:p>Ahmad Amin Naz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olomon Guggenheim Museum</text:p>
          </table:table-cell>
          <table:table-cell office:value-type="string">
            <text:p>Sharif Wake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olomon Guggenheim Museum</text:p>
          </table:table-cell>
          <table:table-cell office:value-type="string">
            <text:p>Emily Jaci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ooreh University</text:p>
          </table:table-cell>
          <table:table-cell office:value-type="string">
            <text:p>Nastaran Safae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orbonne University</text:p>
          </table:table-cell>
          <table:table-cell office:value-type="string">
            <text:p>Nadia Kaabi-Link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otheby's</text:p>
          </table:table-cell>
          <table:table-cell office:value-type="string">
            <text:p>Hanan Abdullah Bahamd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outhampton University</text:p>
          </table:table-cell>
          <table:table-cell office:value-type="string">
            <text:p>Rasheed Araee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pace International</text:p>
          </table:table-cell>
          <table:table-cell office:value-type="string">
            <text:p>Derek Ogbourn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quint Fucker Press</text:p>
          </table:table-cell>
          <table:table-cell office:value-type="string">
            <text:p>Sam Shalab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tanford University</text:p>
          </table:table-cell>
          <table:table-cell office:value-type="string">
            <text:p>Ala Ebtek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tanford University</text:p>
          </table:table-cell>
          <table:table-cell office:value-type="string">
            <text:p>Ali Jab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tanford University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tate Academy for Art and Design</text:p>
          </table:table-cell>
          <table:table-cell office:value-type="string">
            <text:p>Setareh Shahbaz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tation Museum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tedelijk Museum</text:p>
          </table:table-cell>
          <table:table-cell office:value-type="string">
            <text:p>Yto Barra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tedelijk Museum</text:p>
          </table:table-cell>
          <table:table-cell office:value-type="string">
            <text:p>Cevdet Ere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tedelijk Museum</text:p>
          </table:table-cell>
          <table:table-cell office:value-type="string">
            <text:p>Amar Kanw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tedelijk Museum</text:p>
          </table:table-cell>
          <table:table-cell office:value-type="string">
            <text:p>Mounira Al Sol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tedelijk Museum Bureau</text:p>
          </table:table-cell>
          <table:table-cell office:value-type="string">
            <text:p>Hala Elkouss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teinhardt School of Culture</text:p>
          </table:table-cell>
          <table:table-cell office:value-type="string">
            <text:p>Trisha Donnel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teirischer Herbst</text:p>
          </table:table-cell>
          <table:table-cell office:value-type="string">
            <text:p>Mona Marzou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tenersen Museum</text:p>
          </table:table-cell>
          <table:table-cell office:value-type="string">
            <text:p>Almagul Menlibayev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ternberg Press</text:p>
          </table:table-cell>
          <table:table-cell office:value-type="string">
            <text:p>Melik Ohan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tiftung Kunstfonds</text:p>
          </table:table-cell>
          <table:table-cell office:value-type="string">
            <text:p>Setareh Shahbaz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tockholm Music and Arts Festival</text:p>
          </table:table-cell>
          <table:table-cell office:value-type="string">
            <text:p>Meri├º Alg├╝n Ringborg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trait Project</text:p>
          </table:table-cell>
          <table:table-cell office:value-type="string">
            <text:p>Yto Barra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tudio 1.1</text:p>
          </table:table-cell>
          <table:table-cell office:value-type="string">
            <text:p>Ramin Haerizade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tudio Emad Eddin Foundation</text:p>
          </table:table-cell>
          <table:table-cell office:value-type="string">
            <text:p>Ahmed El Att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tudio National</text:p>
          </table:table-cell>
          <table:table-cell office:value-type="string">
            <text:p>Mohamed Bourouiss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ultan Gallery</text:p>
          </table:table-cell>
          <table:table-cell office:value-type="string">
            <text:p>Golnaz Fat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ultan Gallery</text:p>
          </table:table-cell>
          <table:table-cell office:value-type="string">
            <text:p>Moataz Nas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ultan Gallery</text:p>
          </table:table-cell>
          <table:table-cell office:value-type="string">
            <text:p>Mohammed Mele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urrey Institute of Art</text:p>
          </table:table-cell>
          <table:table-cell office:value-type="string">
            <text:p>Sherif El Azm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ursock Museum</text:p>
          </table:table-cell>
          <table:table-cell office:value-type="string">
            <text:p>C├⌐sar Gemaye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utton Gallery</text:p>
          </table:table-cell>
          <table:table-cell office:value-type="string">
            <text:p>Raafat Isha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ydney Biennial</text:p>
          </table:table-cell>
          <table:table-cell office:value-type="string">
            <text:p>Almagul Menlibayev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ydney Biennial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ydney Biennial</text:p>
          </table:table-cell>
          <table:table-cell office:value-type="string">
            <text:p>Rasheed Araee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ydney Biennial</text:p>
          </table:table-cell>
          <table:table-cell office:value-type="string">
            <text:p>Susan Hefun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ydney Biennial</text:p>
          </table:table-cell>
          <table:table-cell office:value-type="string">
            <text:p>Robert MacPherso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yracuse University</text:p>
          </table:table-cell>
          <table:table-cell office:value-type="string">
            <text:p>Abdelfattah Kilit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yracuse University</text:p>
          </table:table-cell>
          <table:table-cell office:value-type="string">
            <text:p>Edgar Endres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ipei Biennial</text:p>
          </table:table-cell>
          <table:table-cell office:value-type="string">
            <text:p>Nevin Aladag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ipei Biennial</text:p>
          </table:table-cell>
          <table:table-cell office:value-type="string">
            <text:p>CAMP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ipei Biennial</text:p>
          </table:table-cell>
          <table:table-cell office:value-type="string">
            <text:p>Lawrence Abu Hamdan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ngier International</text:p>
          </table:table-cell>
          <table:table-cell office:value-type="string">
            <text:p>Omar Berra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sami Center</text:p>
          </table:table-cell>
          <table:table-cell office:value-type="string">
            <text:p>Musaed Alhul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shkeel</text:p>
          </table:table-cell>
          <table:table-cell office:value-type="string">
            <text:p>Zeinab Al Hashe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shkeel</text:p>
          </table:table-cell>
          <table:table-cell office:value-type="string">
            <text:p>Reem Al Ghait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shkeel</text:p>
          </table:table-cell>
          <table:table-cell office:value-type="string">
            <text:p>Gita Me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shkeel</text:p>
          </table:table-cell>
          <table:table-cell office:value-type="string">
            <text:p>Shaikha Al Mazrou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shkeel</text:p>
          </table:table-cell>
          <table:table-cell office:value-type="string">
            <text:p>Ammar Al Att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te Modern</text:p>
          </table:table-cell>
          <table:table-cell office:value-type="string">
            <text:p>Latifa Echakhc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te Modern</text:p>
          </table:table-cell>
          <table:table-cell office:value-type="string">
            <text:p>Mariam Gh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te Modern</text:p>
          </table:table-cell>
          <table:table-cell office:value-type="string">
            <text:p>Haris Epaminon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te Modern</text:p>
          </table:table-cell>
          <table:table-cell office:value-type="string">
            <text:p>Hrair Sarkiss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te Modern</text:p>
          </table:table-cell>
          <table:table-cell office:value-type="string">
            <text:p>Ziad Ant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te Modern</text:p>
          </table:table-cell>
          <table:table-cell office:value-type="string">
            <text:p>Cevdet Ere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te Modern</text:p>
          </table:table-cell>
          <table:table-cell office:value-type="string">
            <text:p>Lawrence Abu Hamdan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te Modern</text:p>
          </table:table-cell>
          <table:table-cell office:value-type="string">
            <text:p>Nil Yalt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te Modern</text:p>
          </table:table-cell>
          <table:table-cell office:value-type="string">
            <text:p>Larissa Sansou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te Modern</text:p>
          </table:table-cell>
          <table:table-cell office:value-type="string">
            <text:p>Tarek Halab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te Modern</text:p>
          </table:table-cell>
          <table:table-cell office:value-type="string">
            <text:p>Hala Elkouss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te Modern</text:p>
          </table:table-cell>
          <table:table-cell office:value-type="string">
            <text:p>Simryn Gi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te Modern</text:p>
          </table:table-cell>
          <table:table-cell office:value-type="string">
            <text:p>Lamia Joreig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te Modern</text:p>
          </table:table-cell>
          <table:table-cell office:value-type="string">
            <text:p>Maha Maamou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te Modern</text:p>
          </table:table-cell>
          <table:table-cell office:value-type="string">
            <text:p>Zoulikha-Bouabde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te Modern</text:p>
          </table:table-cell>
          <table:table-cell office:value-type="string">
            <text:p>Fatima Al Qadi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te Modern</text:p>
          </table:table-cell>
          <table:table-cell office:value-type="string">
            <text:p>Iman Iss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te Modern</text:p>
          </table:table-cell>
          <table:table-cell office:value-type="string">
            <text:p>Akram Zaata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te Modern</text:p>
          </table:table-cell>
          <table:table-cell office:value-type="string">
            <text:p>Rabih Mrou├⌐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te Modern</text:p>
          </table:table-cell>
          <table:table-cell office:value-type="string">
            <text:p>Sharif Wake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te Modern</text:p>
          </table:table-cell>
          <table:table-cell office:value-type="string">
            <text:p>Doa A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ate Modern</text:p>
          </table:table-cell>
          <table:table-cell office:value-type="string">
            <text:p>Saloua Raouda Choucai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echnical College</text:p>
          </table:table-cell>
          <table:table-cell office:value-type="string">
            <text:p>Ahmed Cherkaou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echnical College</text:p>
          </table:table-cell>
          <table:table-cell office:value-type="string">
            <text:p>Musaed Alhul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ehran College of Arts</text:p>
          </table:table-cell>
          <table:table-cell office:value-type="string">
            <text:p>Shohreh Mehr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ehran International</text:p>
          </table:table-cell>
          <table:table-cell office:value-type="string">
            <text:p>Sahand Hesamiy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ehran Museum of Contemporary Art</text:p>
          </table:table-cell>
          <table:table-cell office:value-type="string">
            <text:p>Shahpour Pouy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ehran Museum of Contemporary Art</text:p>
          </table:table-cell>
          <table:table-cell office:value-type="string">
            <text:p>Farshid Malek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ehran Museum of Contemporary Art</text:p>
          </table:table-cell>
          <table:table-cell office:value-type="string">
            <text:p>Monir Shahroudy Farmanfarma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ehran Museum of Contemporary Art</text:p>
          </table:table-cell>
          <table:table-cell office:value-type="string">
            <text:p>Nargess Hashe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ehran School of Translation</text:p>
          </table:table-cell>
          <table:table-cell office:value-type="string">
            <text:p>Raana-Farno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ehran University</text:p>
          </table:table-cell>
          <table:table-cell office:value-type="string">
            <text:p>Ahmad Amin Naz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ehran University</text:p>
          </table:table-cell>
          <table:table-cell office:value-type="string">
            <text:p>Shahrzad Changalvae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ehran University</text:p>
          </table:table-cell>
          <table:table-cell office:value-type="string">
            <text:p>Hojat Am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ehran University</text:p>
          </table:table-cell>
          <table:table-cell office:value-type="string">
            <text:p>Morteza Ahmadvan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ehran University</text:p>
          </table:table-cell>
          <table:table-cell office:value-type="string">
            <text:p>Nargess Hashe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ehran University</text:p>
          </table:table-cell>
          <table:table-cell office:value-type="string">
            <text:p>Sahand Hesamiy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ehran University</text:p>
          </table:table-cell>
          <table:table-cell office:value-type="string">
            <text:p>Mohsen Ahmadvan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ehran University of Fine Arts</text:p>
          </table:table-cell>
          <table:table-cell office:value-type="string">
            <text:p>Shahpour Pouy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ehran University of Fine Arts</text:p>
          </table:table-cell>
          <table:table-cell office:value-type="string">
            <text:p>Nicky Nodjou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ehran University of Fine Arts</text:p>
          </table:table-cell>
          <table:table-cell office:value-type="string">
            <text:p>Shantia Zakeramel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emple Independent Theatre Company</text:p>
          </table:table-cell>
          <table:table-cell office:value-type="string">
            <text:p>Ahmed El Att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he Bluecoat</text:p>
          </table:table-cell>
          <table:table-cell office:value-type="string">
            <text:p>Hrair Sarkiss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he Flying House</text:p>
          </table:table-cell>
          <table:table-cell office:value-type="string">
            <text:p>Hassan Shari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he Independent</text:p>
          </table:table-cell>
          <table:table-cell office:value-type="string">
            <text:p>Ahmed Alsoud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he Pavilion Downtown (Dubai)</text:p>
          </table:table-cell>
          <table:table-cell office:value-type="string">
            <text:p>Jessica M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he PrinceΓÇÖs School of Traditional Arts</text:p>
          </table:table-cell>
          <table:table-cell office:value-type="string">
            <text:p>Muzamil Choudhur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he Third Line</text:p>
          </table:table-cell>
          <table:table-cell office:value-type="string">
            <text:p>Ala Ebtek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he Third Line</text:p>
          </table:table-cell>
          <table:table-cell office:value-type="string">
            <text:p>Susan Hefun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he Third Line</text:p>
          </table:table-cell>
          <table:table-cell office:value-type="string">
            <text:p>Nadia Aya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he Third Line</text:p>
          </table:table-cell>
          <table:table-cell office:value-type="string">
            <text:p>Fatima Al Qadi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he Third Line</text:p>
          </table:table-cell>
          <table:table-cell office:value-type="string">
            <text:p>Haig Aivaz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hessaloniki Biennale</text:p>
          </table:table-cell>
          <table:table-cell office:value-type="string">
            <text:p>Rasheed Araee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hessaloniki Biennale</text:p>
          </table:table-cell>
          <table:table-cell office:value-type="string">
            <text:p>Moataz Nas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hessaloniki Biennale</text:p>
          </table:table-cell>
          <table:table-cell office:value-type="string">
            <text:p>Nadia Aya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hessaloniki Biennale</text:p>
          </table:table-cell>
          <table:table-cell office:value-type="string">
            <text:p>Mohamed Abdelkar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hessaloniki International</text:p>
          </table:table-cell>
          <table:table-cell office:value-type="string">
            <text:p>Sama Alshaib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hessaloniki Museum</text:p>
          </table:table-cell>
          <table:table-cell office:value-type="string">
            <text:p>Ammar Al Att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irana Biennale</text:p>
          </table:table-cell>
          <table:table-cell office:value-type="string">
            <text:p>Halil Altinder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isch School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okyo Metropolitan Museum</text:p>
          </table:table-cell>
          <table:table-cell office:value-type="string">
            <text:p>Ahmad Morshedlo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okyo University of the Arts</text:p>
          </table:table-cell>
          <table:table-cell office:value-type="string">
            <text:p>Firoz Mahm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oronto International</text:p>
          </table:table-cell>
          <table:table-cell office:value-type="string">
            <text:p>Basma Al Shari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own Museum</text:p>
          </table:table-cell>
          <table:table-cell office:value-type="string">
            <text:p>Mouna Karra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ownhouse Gallery</text:p>
          </table:table-cell>
          <table:table-cell office:value-type="string">
            <text:p>Setareh Shahbaz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ownhouse Gallery</text:p>
          </table:table-cell>
          <table:table-cell office:value-type="string">
            <text:p>Doa Al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ownhouse Gallery</text:p>
          </table:table-cell>
          <table:table-cell office:value-type="string">
            <text:p>Lara Balad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ownhouse Gallery</text:p>
          </table:table-cell>
          <table:table-cell office:value-type="string">
            <text:p>Sherif El Azm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ownhouse Gallery</text:p>
          </table:table-cell>
          <table:table-cell office:value-type="string">
            <text:p>Basim Magdy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ownhouse Gallery</text:p>
          </table:table-cell>
          <table:table-cell office:value-type="string">
            <text:p>Susan Hefun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ownhouse Gallery</text:p>
          </table:table-cell>
          <table:table-cell office:value-type="string">
            <text:p>Fouad Elkour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ownhouse Gallery</text:p>
          </table:table-cell>
          <table:table-cell office:value-type="string">
            <text:p>Lamia Joreig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ownhouse Gallery</text:p>
          </table:table-cell>
          <table:table-cell office:value-type="string">
            <text:p>Mona Marzou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ownhouse Gallery</text:p>
          </table:table-cell>
          <table:table-cell office:value-type="string">
            <text:p>Ayman Ramad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ownhouse Gallery</text:p>
          </table:table-cell>
          <table:table-cell office:value-type="string">
            <text:p>Iman Iss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ransmediale</text:p>
          </table:table-cell>
          <table:table-cell office:value-type="string">
            <text:p>Sharif Wake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ransmediale</text:p>
          </table:table-cell>
          <table:table-cell office:value-type="string">
            <text:p>Raed Yass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ransmediale</text:p>
          </table:table-cell>
          <table:table-cell office:value-type="string">
            <text:p>Basim Magdy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riangle Arts Trust</text:p>
          </table:table-cell>
          <table:table-cell office:value-type="string">
            <text:p>Hamra Abb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SOA Department of Photography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ufts University</text:p>
          </table:table-cell>
          <table:table-cell office:value-type="string">
            <text:p>Jowhara AlSa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AE Board</text:p>
          </table:table-cell>
          <table:table-cell office:value-type="string">
            <text:p>Nasir Nasra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mm Al-Qura University</text:p>
          </table:table-cell>
          <table:table-cell office:value-type="string">
            <text:p>Yousef Jah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do Foundation</text:p>
          </table:table-cell>
          <table:table-cell office:value-type="string">
            <text:p>Haris Epaminon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lever</text:p>
          </table:table-cell>
          <table:table-cell office:value-type="string">
            <text:p>Saeed Sale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on of Arab Artists</text:p>
          </table:table-cell>
          <table:table-cell office:value-type="string">
            <text:p>Mohanna Durr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ted Arab Emirates University</text:p>
          </table:table-cell>
          <table:table-cell office:value-type="string">
            <text:p>Abdullah Al Saad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ted Nations</text:p>
          </table:table-cell>
          <table:table-cell office:value-type="string">
            <text:p>Ahmed Cherkaou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ted Nations</text:p>
          </table:table-cell>
          <table:table-cell office:value-type="string">
            <text:p>Manal Al Doway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ted Nations</text:p>
          </table:table-cell>
          <table:table-cell office:value-type="string">
            <text:p>C├⌐sar Gemaye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ted Nations</text:p>
          </table:table-cell>
          <table:table-cell office:value-type="string">
            <text:p>Khalid al-Jad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ted Nations</text:p>
          </table:table-cell>
          <table:table-cell office:value-type="string">
            <text:p>Shohreh Mehr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Art Museum</text:p>
          </table:table-cell>
          <table:table-cell office:value-type="string">
            <text:p>Asad Faulw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Baghdad</text:p>
          </table:table-cell>
          <table:table-cell office:value-type="string">
            <text:p>Suad Al Att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Baghdad</text:p>
          </table:table-cell>
          <table:table-cell office:value-type="string">
            <text:p>Mohammed Ghani Hikma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Bahrain</text:p>
          </table:table-cell>
          <table:table-cell office:value-type="string">
            <text:p>Waheeda Malull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Bahrain</text:p>
          </table:table-cell>
          <table:table-cell office:value-type="string">
            <text:p>Marwa Rusta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Balamand</text:p>
          </table:table-cell>
          <table:table-cell office:value-type="string">
            <text:p>Tony Chak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Basra</text:p>
          </table:table-cell>
          <table:table-cell office:value-type="string">
            <text:p>Wissam Shawka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Bordeaux</text:p>
          </table:table-cell>
          <table:table-cell office:value-type="string">
            <text:p>Abdelfattah Kilit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Brasilia</text:p>
          </table:table-cell>
          <table:table-cell office:value-type="string">
            <text:p>Karim A├»nouz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Cairo</text:p>
          </table:table-cell>
          <table:table-cell office:value-type="string">
            <text:p>Youssef Nabi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California</text:p>
          </table:table-cell>
          <table:table-cell office:value-type="string">
            <text:p>Jayce Sallo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California</text:p>
          </table:table-cell>
          <table:table-cell office:value-type="string">
            <text:p>Almagul Menlibayev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California</text:p>
          </table:table-cell>
          <table:table-cell office:value-type="string">
            <text:p>Rayyane Tabe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California</text:p>
          </table:table-cell>
          <table:table-cell office:value-type="string">
            <text:p>Shirin Nesha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California</text:p>
          </table:table-cell>
          <table:table-cell office:value-type="string">
            <text:p>Sherin Guirgu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California</text:p>
          </table:table-cell>
          <table:table-cell office:value-type="string">
            <text:p>Eungie Jo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Chicago</text:p>
          </table:table-cell>
          <table:table-cell office:value-type="string">
            <text:p>Ayman Ramad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Colarado</text:p>
          </table:table-cell>
          <table:table-cell office:value-type="string">
            <text:p>Driss Ouada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Colorado</text:p>
          </table:table-cell>
          <table:table-cell office:value-type="string">
            <text:p>Sama Alshaib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Damascus</text:p>
          </table:table-cell>
          <table:table-cell office:value-type="string">
            <text:p>Mounir Al-Shaar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Damascus</text:p>
          </table:table-cell>
          <table:table-cell office:value-type="string">
            <text:p>Kassab Bac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Edinburgh</text:p>
          </table:table-cell>
          <table:table-cell office:value-type="string">
            <text:p>Sulayman Al Bassa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Huddersfield</text:p>
          </table:table-cell>
          <table:table-cell office:value-type="string">
            <text:p>Musaed Alhul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Illinois</text:p>
          </table:table-cell>
          <table:table-cell office:value-type="string">
            <text:p>Basma Al Shari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Iowa</text:p>
          </table:table-cell>
          <table:table-cell office:value-type="string">
            <text:p>Tarek Halab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Kassel</text:p>
          </table:table-cell>
          <table:table-cell office:value-type="string">
            <text:p>Ay┼ƒe Erkme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Kingston</text:p>
          </table:table-cell>
          <table:table-cell office:value-type="string">
            <text:p>Samiah Khashogg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London</text:p>
          </table:table-cell>
          <table:table-cell office:value-type="string">
            <text:p>Yazan Khalil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London</text:p>
          </table:table-cell>
          <table:table-cell office:value-type="string">
            <text:p>Haroon Mirza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London</text:p>
          </table:table-cell>
          <table:table-cell office:value-type="string">
            <text:p>Hala Elkouss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London</text:p>
          </table:table-cell>
          <table:table-cell office:value-type="string">
            <text:p>Mai Al Ibrash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London</text:p>
          </table:table-cell>
          <table:table-cell office:value-type="string">
            <text:p>Noura Bouz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Melbourne</text:p>
          </table:table-cell>
          <table:table-cell office:value-type="string">
            <text:p>Raafat Isha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Michigan</text:p>
          </table:table-cell>
          <table:table-cell office:value-type="string">
            <text:p>Matt Saunder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Nevada</text:p>
          </table:table-cell>
          <table:table-cell office:value-type="string">
            <text:p>Sherin Guirgu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New Mexico</text:p>
          </table:table-cell>
          <table:table-cell office:value-type="string">
            <text:p>Wafaa Bil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New Mexico</text:p>
          </table:table-cell>
          <table:table-cell office:value-type="string">
            <text:p>Tarek Al-Ghouss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New South Wales</text:p>
          </table:table-cell>
          <table:table-cell office:value-type="string">
            <text:p>Khaled Sabsab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Paris</text:p>
          </table:table-cell>
          <table:table-cell office:value-type="string">
            <text:p>Shirin Aliabad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Paris VIII</text:p>
          </table:table-cell>
          <table:table-cell office:value-type="string">
            <text:p>Youssef Abdelk─ù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Pennsylvania</text:p>
          </table:table-cell>
          <table:table-cell office:value-type="string">
            <text:p>Ahmad Osm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Petra</text:p>
          </table:table-cell>
          <table:table-cell office:value-type="string">
            <text:p>Salwa Alery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Petroleum</text:p>
          </table:table-cell>
          <table:table-cell office:value-type="string">
            <text:p>Abdulmajid Ali Al-Jarou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Queensland Art</text:p>
          </table:table-cell>
          <table:table-cell office:value-type="string">
            <text:p>Robert MacPherso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Reading</text:p>
          </table:table-cell>
          <table:table-cell office:value-type="string">
            <text:p>Farshid Malek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Sharjah</text:p>
          </table:table-cell>
          <table:table-cell office:value-type="string">
            <text:p>Shaikha Al Mazrou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Southampton</text:p>
          </table:table-cell>
          <table:table-cell office:value-type="string">
            <text:p>Jawad Al Mal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Teheran</text:p>
          </table:table-cell>
          <table:table-cell office:value-type="string">
            <text:p>Pantea Rahm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Tehran</text:p>
          </table:table-cell>
          <table:table-cell office:value-type="string">
            <text:p>Rokni Haerizade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Texas</text:p>
          </table:table-cell>
          <table:table-cell office:value-type="string">
            <text:p>Nida Sinnokro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Umea</text:p>
          </table:table-cell>
          <table:table-cell office:value-type="string">
            <text:p>Hayv Kahram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Westminster</text:p>
          </table:table-cell>
          <table:table-cell office:value-type="string">
            <text:p>Keith Shi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iversity of Wollongong</text:p>
          </table:table-cell>
          <table:table-cell office:value-type="string">
            <text:p>Ammar Al Att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qbar Foundation</text:p>
          </table:table-cell>
          <table:table-cell office:value-type="string">
            <text:p>Cabine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S State Department</text:p>
          </table:table-cell>
          <table:table-cell office:value-type="string">
            <text:p>Shahzia Sikand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ASL</text:p>
          </table:table-cell>
          <table:table-cell office:value-type="string">
            <text:p>Hamra Abb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hicle Systems</text:p>
          </table:table-cell>
          <table:table-cell office:value-type="string">
            <text:p>Musaed Alhul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Yto Barra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Mounira Al Sol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Adel Abid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Yazan Khalil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Lamya Garga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Ahmed Alsoud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Abdulnasser Ghare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Ahmad Osm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Taysir Batnij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Haroon Mirza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Jawad Al Mal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Tarek Al-Ghouss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Rosalind Nashashib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Youssef Nabi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Susan Hefun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Abdullah Al Saad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Akram Zaata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Artur ┼╗mijewsk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Ebtisam Abdulaziz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Shahzia Sikand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Fay├ºal Baghriche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Shirin Nesha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Fouad Elkour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Hamed Owai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Jumana Emil Abbo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Lamia Joreig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Maha Maamou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Walid Raa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Manal Al Doway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Zineb Sedir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Moataz Nas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Mona Hato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Monir Shahroudy Farmanfarma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mounir fat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Emily Jaci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Aisha Khal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nice Biennale</text:p>
          </table:table-cell>
          <table:table-cell office:value-type="string">
            <text:p>Eungie Jo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ermont Studio Center</text:p>
          </table:table-cell>
          <table:table-cell office:value-type="string">
            <text:p>Hamra Abb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ictoria &amp; Albert Museum</text:p>
          </table:table-cell>
          <table:table-cell office:value-type="string">
            <text:p>Walid Sit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ictoria &amp; Albert Museum</text:p>
          </table:table-cell>
          <table:table-cell office:value-type="string">
            <text:p>Hamra Abb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ictoria &amp; Albert Museum</text:p>
          </table:table-cell>
          <table:table-cell office:value-type="string">
            <text:p>Tarek Al-Ghouss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ictoria &amp; Albert Museum</text:p>
          </table:table-cell>
          <table:table-cell office:value-type="string">
            <text:p>Ahmed Mat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ictoria &amp; Albert Museum</text:p>
          </table:table-cell>
          <table:table-cell office:value-type="string">
            <text:p>Hasan and Husain Essop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ictoria &amp; Albert Museum</text:p>
          </table:table-cell>
          <table:table-cell office:value-type="string">
            <text:p>Zineb Sedir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ictoria &amp; Albert Museum</text:p>
          </table:table-cell>
          <table:table-cell office:value-type="string">
            <text:p>Imran Qures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illa Romana</text:p>
          </table:table-cell>
          <table:table-cell office:value-type="string">
            <text:p>Setareh Shahbaz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irginia Commonwealth University</text:p>
          </table:table-cell>
          <table:table-cell office:value-type="string">
            <text:p>Diana Al Had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itra Design Museum</text:p>
          </table:table-cell>
          <table:table-cell office:value-type="string">
            <text:p>Reem Al Ghait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itra Design Museum</text:p>
          </table:table-cell>
          <table:table-cell office:value-type="string">
            <text:p>Lamya Garga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orhees Zimmerli Museum</text:p>
          </table:table-cell>
          <table:table-cell office:value-type="string">
            <text:p>Nabil Nah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alker Art Center</text:p>
          </table:table-cell>
          <table:table-cell office:value-type="string">
            <text:p>Yto Barrad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alla Walla University</text:p>
          </table:table-cell>
          <table:table-cell office:value-type="string">
            <text:p>Mehran Mesba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allflower Press</text:p>
          </table:table-cell>
          <table:table-cell office:value-type="string">
            <text:p>Jayce Sallo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atermill Center (USA)</text:p>
          </table:table-cell>
          <table:table-cell office:value-type="string">
            <text:p>Abbas Akhav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DR Orchestra</text:p>
          </table:table-cell>
          <table:table-cell office:value-type="string">
            <text:p>Yusef A. Latee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ellesley College</text:p>
          </table:table-cell>
          <table:table-cell office:value-type="string">
            <text:p>Jowhara AlSau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hite Columns &amp; Queens Museum</text:p>
          </table:table-cell>
          <table:table-cell office:value-type="string">
            <text:p>Cabine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hitney Museum</text:p>
          </table:table-cell>
          <table:table-cell office:value-type="string">
            <text:p>Ala Ebtek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hitney Museum</text:p>
          </table:table-cell>
          <table:table-cell office:value-type="string">
            <text:p>Ren├⌐ Gabr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hitney Museum</text:p>
          </table:table-cell>
          <table:table-cell office:value-type="string">
            <text:p>Jayce Sallou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hitney Museum</text:p>
          </table:table-cell>
          <table:table-cell office:value-type="string">
            <text:p>Karim A├»nouz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hitney Museum</text:p>
          </table:table-cell>
          <table:table-cell office:value-type="string">
            <text:p>Nida Sinnokro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hitney Museum</text:p>
          </table:table-cell>
          <table:table-cell office:value-type="string">
            <text:p>Shahzia Sikande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hitney Museum</text:p>
          </table:table-cell>
          <table:table-cell office:value-type="string">
            <text:p>Shirin Nesha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hitney Museum</text:p>
          </table:table-cell>
          <table:table-cell office:value-type="string">
            <text:p>Naeem Mohaieme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iels Centre</text:p>
          </table:table-cell>
          <table:table-cell office:value-type="string">
            <text:p>David Claerbou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ignall Museum of Contemporary Art</text:p>
          </table:table-cell>
          <table:table-cell office:value-type="string">
            <text:p>Asad Faulw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imbledon University of Arts</text:p>
          </table:table-cell>
          <table:table-cell office:value-type="string">
            <text:p>YOVO! YOVO!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imbledon University of Arts</text:p>
          </table:table-cell>
          <table:table-cell office:value-type="string">
            <text:p>Suad Al Att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inchester School of Art</text:p>
          </table:table-cell>
          <table:table-cell office:value-type="string">
            <text:p>Haroon Mirza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inchester School of Art</text:p>
          </table:table-cell>
          <table:table-cell office:value-type="string">
            <text:p>Jawad Al Malh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itte De Witte Center</text:p>
          </table:table-cell>
          <table:table-cell office:value-type="string">
            <text:p>Sherif El Azm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olverhampton University</text:p>
          </table:table-cell>
          <table:table-cell office:value-type="string">
            <text:p>Rasheed Araee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orld Bank</text:p>
          </table:table-cell>
          <table:table-cell office:value-type="string">
            <text:p>Walid Sit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Wyspa Institute of Art</text:p>
          </table:table-cell>
          <table:table-cell office:value-type="string">
            <text:p>Lawrence Abu Hamdan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XVA Gallery</text:p>
          </table:table-cell>
          <table:table-cell office:value-type="string">
            <text:p>Shahpour Pouy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YAL Records</text:p>
          </table:table-cell>
          <table:table-cell office:value-type="string">
            <text:p>Yusef A. Latee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Yale University</text:p>
          </table:table-cell>
          <table:table-cell office:value-type="string">
            <text:p>Nabil Naha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Yale University</text:p>
          </table:table-cell>
          <table:table-cell office:value-type="string">
            <text:p>Ahmed Alsoudan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Yale University</text:p>
          </table:table-cell>
          <table:table-cell office:value-type="string">
            <text:p>Murtaza Val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Yerba Buena Centre</text:p>
          </table:table-cell>
          <table:table-cell office:value-type="string">
            <text:p>Ala Ebtek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Yerba Buena Centre</text:p>
          </table:table-cell>
          <table:table-cell office:value-type="string">
            <text:p>CAMP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Yildiz Technical University</text:p>
          </table:table-cell>
          <table:table-cell office:value-type="string">
            <text:p>Burak Arik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Young Arab Theatre Fund</text:p>
          </table:table-cell>
          <table:table-cell office:value-type="string">
            <text:p>Hrair Sarkissi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Young Fine Arts Museum</text:p>
          </table:table-cell>
          <table:table-cell office:value-type="string">
            <text:p>Ala Ebteka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YWCA</text:p>
          </table:table-cell>
          <table:table-cell office:value-type="string">
            <text:p>Samira Badr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Zan Design</text:p>
          </table:table-cell>
          <table:table-cell office:value-type="string">
            <text:p>Yazan Khalil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Zayed University</text:p>
          </table:table-cell>
          <table:table-cell office:value-type="string">
            <text:p>Zeinab Al Hashem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ZKM</text:p>
          </table:table-cell>
          <table:table-cell office:value-type="string">
            <text:p>Leila Pazooki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alborg</text:p>
          </table:table-cell>
          <table:table-cell office:value-type="string">
            <text:p>Raeda Saadeh</text:p>
          </table:table-cell>
          <table:table-cell office:value-type="float" office:value="1">
            <text:p>1</text:p>
          </table:table-cell>
          <table:table-cell office:value-type="float" office:value="9.921747">
            <text:p>9.921747</text:p>
          </table:table-cell>
          <table:table-cell office:value-type="float" office:value="57.04882">
            <text:p>57.04882</text:p>
          </table:table-cell>
        </table:table-row>
        <table:table-row table:style-name="ro1">
          <table:table-cell office:value-type="string">
            <text:p>Abha</text:p>
          </table:table-cell>
          <table:table-cell office:value-type="string">
            <text:p>Abdulnasser Gharem&amp;apos;s</text:p>
          </table:table-cell>
          <table:table-cell office:value-type="float" office:value="1">
            <text:p>1</text:p>
          </table:table-cell>
          <table:table-cell office:value-type="float" office:value="42.50528">
            <text:p>42.50528</text:p>
          </table:table-cell>
          <table:table-cell office:value-type="float" office:value="18.21694">
            <text:p>18.21694</text:p>
          </table:table-cell>
        </table:table-row>
        <table:table-row table:style-name="ro1">
          <table:table-cell office:value-type="string">
            <text:p>Abha</text:p>
          </table:table-cell>
          <table:table-cell office:value-type="string">
            <text:p>Abdulnasser Gharem</text:p>
          </table:table-cell>
          <table:table-cell office:value-type="float" office:value="1">
            <text:p>1</text:p>
          </table:table-cell>
          <table:table-cell office:value-type="float" office:value="42.50528">
            <text:p>42.50528</text:p>
          </table:table-cell>
          <table:table-cell office:value-type="float" office:value="18.21694">
            <text:p>18.21694</text:p>
          </table:table-cell>
        </table:table-row>
        <table:table-row table:style-name="ro1">
          <table:table-cell office:value-type="string">
            <text:p>Abha</text:p>
          </table:table-cell>
          <table:table-cell office:value-type="string">
            <text:p>Saud Al-Duribi</text:p>
          </table:table-cell>
          <table:table-cell office:value-type="float" office:value="1">
            <text:p>1</text:p>
          </table:table-cell>
          <table:table-cell office:value-type="float" office:value="42.50528">
            <text:p>42.50528</text:p>
          </table:table-cell>
          <table:table-cell office:value-type="float" office:value="18.21694">
            <text:p>18.21694</text:p>
          </table:table-cell>
        </table:table-row>
        <table:table-row table:style-name="ro1">
          <table:table-cell office:value-type="string">
            <text:p>Abha</text:p>
          </table:table-cell>
          <table:table-cell office:value-type="string">
            <text:p>Ahmed Mater</text:p>
          </table:table-cell>
          <table:table-cell office:value-type="float" office:value="1">
            <text:p>1</text:p>
          </table:table-cell>
          <table:table-cell office:value-type="float" office:value="42.50528">
            <text:p>42.50528</text:p>
          </table:table-cell>
          <table:table-cell office:value-type="float" office:value="18.21694">
            <text:p>18.21694</text:p>
          </table:table-cell>
        </table:table-row>
        <table:table-row table:style-name="ro1">
          <table:table-cell office:value-type="string">
            <text:p>Abu Dhabi</text:p>
          </table:table-cell>
          <table:table-cell office:value-type="string">
            <text:p>Wafa Hourani</text:p>
          </table:table-cell>
          <table:table-cell office:value-type="float" office:value="1">
            <text:p>1</text:p>
          </table:table-cell>
          <table:table-cell office:value-type="float" office:value="54.36667">
            <text:p>54.36667</text:p>
          </table:table-cell>
          <table:table-cell office:value-type="float" office:value="24.46667">
            <text:p>24.46667</text:p>
          </table:table-cell>
        </table:table-row>
        <table:table-row table:style-name="ro1">
          <table:table-cell office:value-type="string">
            <text:p>Abu Dhabi</text:p>
          </table:table-cell>
          <table:table-cell office:value-type="string">
            <text:p>Abdullah Al Saadi</text:p>
          </table:table-cell>
          <table:table-cell office:value-type="float" office:value="1">
            <text:p>1</text:p>
          </table:table-cell>
          <table:table-cell office:value-type="float" office:value="54.36667">
            <text:p>54.36667</text:p>
          </table:table-cell>
          <table:table-cell office:value-type="float" office:value="24.46667">
            <text:p>24.46667</text:p>
          </table:table-cell>
        </table:table-row>
        <table:table-row table:style-name="ro1">
          <table:table-cell office:value-type="string">
            <text:p>Abu Dhabi</text:p>
          </table:table-cell>
          <table:table-cell office:value-type="string">
            <text:p>Rachid Kora├»chi</text:p>
          </table:table-cell>
          <table:table-cell office:value-type="float" office:value="1">
            <text:p>1</text:p>
          </table:table-cell>
          <table:table-cell office:value-type="float" office:value="54.36667">
            <text:p>54.36667</text:p>
          </table:table-cell>
          <table:table-cell office:value-type="float" office:value="24.46667">
            <text:p>24.46667</text:p>
          </table:table-cell>
        </table:table-row>
        <table:table-row table:style-name="ro1">
          <table:table-cell office:value-type="string">
            <text:p>Abu Dhabi</text:p>
          </table:table-cell>
          <table:table-cell office:value-type="string">
            <text:p>Hrair Sarkissian</text:p>
          </table:table-cell>
          <table:table-cell office:value-type="float" office:value="1">
            <text:p>1</text:p>
          </table:table-cell>
          <table:table-cell office:value-type="float" office:value="54.36667">
            <text:p>54.36667</text:p>
          </table:table-cell>
          <table:table-cell office:value-type="float" office:value="24.46667">
            <text:p>24.46667</text:p>
          </table:table-cell>
        </table:table-row>
        <table:table-row table:style-name="ro1">
          <table:table-cell office:value-type="string">
            <text:p>Abu Dhabi</text:p>
          </table:table-cell>
          <table:table-cell office:value-type="string">
            <text:p>Samah Hijawi</text:p>
          </table:table-cell>
          <table:table-cell office:value-type="float" office:value="1">
            <text:p>1</text:p>
          </table:table-cell>
          <table:table-cell office:value-type="float" office:value="54.36667">
            <text:p>54.36667</text:p>
          </table:table-cell>
          <table:table-cell office:value-type="float" office:value="24.46667">
            <text:p>24.46667</text:p>
          </table:table-cell>
        </table:table-row>
        <table:table-row table:style-name="ro1">
          <table:table-cell office:value-type="string">
            <text:p>Abu Dhabi</text:p>
          </table:table-cell>
          <table:table-cell office:value-type="string">
            <text:p>Reem Al Ghaith</text:p>
          </table:table-cell>
          <table:table-cell office:value-type="float" office:value="1">
            <text:p>1</text:p>
          </table:table-cell>
          <table:table-cell office:value-type="float" office:value="54.36667">
            <text:p>54.36667</text:p>
          </table:table-cell>
          <table:table-cell office:value-type="float" office:value="24.46667">
            <text:p>24.46667</text:p>
          </table:table-cell>
        </table:table-row>
        <table:table-row table:style-name="ro1">
          <table:table-cell office:value-type="string">
            <text:p>Abu Dhabi</text:p>
          </table:table-cell>
          <table:table-cell office:value-type="string">
            <text:p>Tarek Al-Ghoussein</text:p>
          </table:table-cell>
          <table:table-cell office:value-type="float" office:value="1">
            <text:p>1</text:p>
          </table:table-cell>
          <table:table-cell office:value-type="float" office:value="54.36667">
            <text:p>54.36667</text:p>
          </table:table-cell>
          <table:table-cell office:value-type="float" office:value="24.46667">
            <text:p>24.46667</text:p>
          </table:table-cell>
        </table:table-row>
        <table:table-row table:style-name="ro1">
          <table:table-cell office:value-type="string">
            <text:p>Abu Dhabi</text:p>
          </table:table-cell>
          <table:table-cell office:value-type="string">
            <text:p>Marwa Rustam</text:p>
          </table:table-cell>
          <table:table-cell office:value-type="float" office:value="1">
            <text:p>1</text:p>
          </table:table-cell>
          <table:table-cell office:value-type="float" office:value="54.36667">
            <text:p>54.36667</text:p>
          </table:table-cell>
          <table:table-cell office:value-type="float" office:value="24.46667">
            <text:p>24.46667</text:p>
          </table:table-cell>
        </table:table-row>
        <table:table-row table:style-name="ro1">
          <table:table-cell office:value-type="string">
            <text:p>Adderley</text:p>
          </table:table-cell>
          <table:table-cell office:value-type="string">
            <text:p>Yusef A. Lateef</text:p>
          </table:table-cell>
          <table:table-cell office:value-type="float" office:value="1">
            <text:p>1</text:p>
          </table:table-cell>
          <table:table-cell office:value-type="float" office:value="-2.506347">
            <text:p>-2.506347</text:p>
          </table:table-cell>
          <table:table-cell office:value-type="float" office:value="52.95495">
            <text:p>52.95495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67.70995">
            <text:p>67.70995</text:p>
          </table:table-cell>
          <table:table-cell office:value-type="float" office:value="33.93911">
            <text:p>33.93911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Huda Totonji</text:p>
          </table:table-cell>
          <table:table-cell office:value-type="float" office:value="1">
            <text:p>1</text:p>
          </table:table-cell>
          <table:table-cell office:value-type="float" office:value="67.70995">
            <text:p>67.70995</text:p>
          </table:table-cell>
          <table:table-cell office:value-type="float" office:value="33.93911">
            <text:p>33.93911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Jayce Salloum</text:p>
          </table:table-cell>
          <table:table-cell office:value-type="float" office:value="1">
            <text:p>1</text:p>
          </table:table-cell>
          <table:table-cell office:value-type="float" office:value="67.70995">
            <text:p>67.70995</text:p>
          </table:table-cell>
          <table:table-cell office:value-type="float" office:value="33.93911">
            <text:p>33.93911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string">
            <text:p>Yusef A. Lateef</text:p>
          </table:table-cell>
          <table:table-cell office:value-type="float" office:value="1">
            <text:p>1</text:p>
          </table:table-cell>
          <table:table-cell office:value-type="float" office:value="34.50852">
            <text:p>34.50852</text:p>
          </table:table-cell>
          <table:table-cell office:value-type="float" office:value="-8.783195">
            <text:p>-8.783195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string">
            <text:p>Zena el Khalil</text:p>
          </table:table-cell>
          <table:table-cell office:value-type="float" office:value="1">
            <text:p>1</text:p>
          </table:table-cell>
          <table:table-cell office:value-type="float" office:value="34.50852">
            <text:p>34.50852</text:p>
          </table:table-cell>
          <table:table-cell office:value-type="float" office:value="-8.783195">
            <text:p>-8.783195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string">
            <text:p>Kamarstudios </text:p>
          </table:table-cell>
          <table:table-cell office:value-type="float" office:value="1">
            <text:p>1</text:p>
          </table:table-cell>
          <table:table-cell office:value-type="float" office:value="34.50852">
            <text:p>34.50852</text:p>
          </table:table-cell>
          <table:table-cell office:value-type="float" office:value="-8.783195">
            <text:p>-8.783195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string">
            <text:p>Mouna Karray</text:p>
          </table:table-cell>
          <table:table-cell office:value-type="float" office:value="1">
            <text:p>1</text:p>
          </table:table-cell>
          <table:table-cell office:value-type="float" office:value="34.50852">
            <text:p>34.50852</text:p>
          </table:table-cell>
          <table:table-cell office:value-type="float" office:value="-8.783195">
            <text:p>-8.783195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34.50852">
            <text:p>34.50852</text:p>
          </table:table-cell>
          <table:table-cell office:value-type="float" office:value="-8.783195">
            <text:p>-8.783195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string">
            <text:p>Zoulikha-Bouabdellah</text:p>
          </table:table-cell>
          <table:table-cell office:value-type="float" office:value="1">
            <text:p>1</text:p>
          </table:table-cell>
          <table:table-cell office:value-type="float" office:value="34.50852">
            <text:p>34.50852</text:p>
          </table:table-cell>
          <table:table-cell office:value-type="float" office:value="-8.783195">
            <text:p>-8.783195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string">
            <text:p>Keith Shiri</text:p>
          </table:table-cell>
          <table:table-cell office:value-type="float" office:value="1">
            <text:p>1</text:p>
          </table:table-cell>
          <table:table-cell office:value-type="float" office:value="34.50852">
            <text:p>34.50852</text:p>
          </table:table-cell>
          <table:table-cell office:value-type="float" office:value="-8.783195">
            <text:p>-8.783195</text:p>
          </table:table-cell>
        </table:table-row>
        <table:table-row table:style-name="ro1">
          <table:table-cell office:value-type="string">
            <text:p>Aix-en-Provence</text:p>
          </table:table-cell>
          <table:table-cell office:value-type="string">
            <text:p>Fay├ºal Baghriche </text:p>
          </table:table-cell>
          <table:table-cell office:value-type="float" office:value="1">
            <text:p>1</text:p>
          </table:table-cell>
          <table:table-cell office:value-type="float" office:value="5.447427">
            <text:p>5.447427</text:p>
          </table:table-cell>
          <table:table-cell office:value-type="float" office:value="43.52974">
            <text:p>43.52974</text:p>
          </table:table-cell>
        </table:table-row>
        <table:table-row table:style-name="ro1">
          <table:table-cell office:value-type="string">
            <text:p>Aix-en-Provence</text:p>
          </table:table-cell>
          <table:table-cell office:value-type="string">
            <text:p>Marwan Rechmaoui</text:p>
          </table:table-cell>
          <table:table-cell office:value-type="float" office:value="1">
            <text:p>1</text:p>
          </table:table-cell>
          <table:table-cell office:value-type="float" office:value="5.447427">
            <text:p>5.447427</text:p>
          </table:table-cell>
          <table:table-cell office:value-type="float" office:value="43.52974">
            <text:p>43.52974</text:p>
          </table:table-cell>
        </table:table-row>
        <table:table-row table:style-name="ro1">
          <table:table-cell office:value-type="string">
            <text:p>Ajman</text:p>
          </table:table-cell>
          <table:table-cell office:value-type="string">
            <text:p>Ammar Al Attar</text:p>
          </table:table-cell>
          <table:table-cell office:value-type="float" office:value="1">
            <text:p>1</text:p>
          </table:table-cell>
          <table:table-cell office:value-type="float" office:value="55.4796">
            <text:p>55.4796</text:p>
          </table:table-cell>
          <table:table-cell office:value-type="float" office:value="25.3995">
            <text:p>25.3995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Halil Altindere</text:p>
          </table:table-cell>
          <table:table-cell office:value-type="float" office:value="1">
            <text:p>1</text:p>
          </table:table-cell>
          <table:table-cell office:value-type="float" office:value="20.16833">
            <text:p>20.16833</text:p>
          </table:table-cell>
          <table:table-cell office:value-type="float" office:value="41.15333">
            <text:p>41.15333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Anri Sala</text:p>
          </table:table-cell>
          <table:table-cell office:value-type="float" office:value="1">
            <text:p>1</text:p>
          </table:table-cell>
          <table:table-cell office:value-type="float" office:value="20.16833">
            <text:p>20.16833</text:p>
          </table:table-cell>
          <table:table-cell office:value-type="float" office:value="41.15333">
            <text:p>41.15333</text:p>
          </table:table-cell>
        </table:table-row>
        <table:table-row table:style-name="ro1">
          <table:table-cell office:value-type="string">
            <text:p>Alberta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-116.5765">
            <text:p>-116.5765</text:p>
          </table:table-cell>
          <table:table-cell office:value-type="float" office:value="53.93327">
            <text:p>53.93327</text:p>
          </table:table-cell>
        </table:table-row>
        <table:table-row table:style-name="ro1">
          <table:table-cell office:value-type="string">
            <text:p>Aleppo</text:p>
          </table:table-cell>
          <table:table-cell office:value-type="string">
            <text:p>Daoud Corm</text:p>
          </table:table-cell>
          <table:table-cell office:value-type="float" office:value="1">
            <text:p>1</text:p>
          </table:table-cell>
          <table:table-cell office:value-type="float" office:value="37.1473">
            <text:p>37.1473</text:p>
          </table:table-cell>
          <table:table-cell office:value-type="float" office:value="36.21168">
            <text:p>36.21168</text:p>
          </table:table-cell>
        </table:table-row>
        <table:table-row table:style-name="ro1">
          <table:table-cell office:value-type="string">
            <text:p>Aleppo</text:p>
          </table:table-cell>
          <table:table-cell office:value-type="string">
            <text:p>Khaled Akil</text:p>
          </table:table-cell>
          <table:table-cell office:value-type="float" office:value="1">
            <text:p>1</text:p>
          </table:table-cell>
          <table:table-cell office:value-type="float" office:value="37.1473">
            <text:p>37.1473</text:p>
          </table:table-cell>
          <table:table-cell office:value-type="float" office:value="36.21168">
            <text:p>36.21168</text:p>
          </table:table-cell>
        </table:table-row>
        <table:table-row table:style-name="ro1">
          <table:table-cell office:value-type="string">
            <text:p>Aleppo</text:p>
          </table:table-cell>
          <table:table-cell office:value-type="string">
            <text:p>Jowhara AlSaud</text:p>
          </table:table-cell>
          <table:table-cell office:value-type="float" office:value="1">
            <text:p>1</text:p>
          </table:table-cell>
          <table:table-cell office:value-type="float" office:value="37.1473">
            <text:p>37.1473</text:p>
          </table:table-cell>
          <table:table-cell office:value-type="float" office:value="36.21168">
            <text:p>36.21168</text:p>
          </table:table-cell>
        </table:table-row>
        <table:table-row table:style-name="ro1">
          <table:table-cell office:value-type="string">
            <text:p>Aleppo</text:p>
          </table:table-cell>
          <table:table-cell office:value-type="string">
            <text:p>Ali Jabri</text:p>
          </table:table-cell>
          <table:table-cell office:value-type="float" office:value="1">
            <text:p>1</text:p>
          </table:table-cell>
          <table:table-cell office:value-type="float" office:value="37.1473">
            <text:p>37.1473</text:p>
          </table:table-cell>
          <table:table-cell office:value-type="float" office:value="36.21168">
            <text:p>36.21168</text:p>
          </table:table-cell>
        </table:table-row>
        <table:table-row table:style-name="ro1">
          <table:table-cell office:value-type="string">
            <text:p>Aleppo</text:p>
          </table:table-cell>
          <table:table-cell office:value-type="string">
            <text:p>Diana Al Hadid</text:p>
          </table:table-cell>
          <table:table-cell office:value-type="float" office:value="1">
            <text:p>1</text:p>
          </table:table-cell>
          <table:table-cell office:value-type="float" office:value="37.1473">
            <text:p>37.1473</text:p>
          </table:table-cell>
          <table:table-cell office:value-type="float" office:value="36.21168">
            <text:p>36.21168</text:p>
          </table:table-cell>
        </table:table-row>
        <table:table-row table:style-name="ro1">
          <table:table-cell office:value-type="string">
            <text:p>Alexandria</text:p>
          </table:table-cell>
          <table:table-cell office:value-type="string">
            <text:p>Adam Henein</text:p>
          </table:table-cell>
          <table:table-cell office:value-type="float" office:value="1">
            <text:p>1</text:p>
          </table:table-cell>
          <table:table-cell office:value-type="float" office:value="-77.04692">
            <text:p>-77.04692</text:p>
          </table:table-cell>
          <table:table-cell office:value-type="float" office:value="38.80484">
            <text:p>38.80484</text:p>
          </table:table-cell>
        </table:table-row>
        <table:table-row table:style-name="ro1">
          <table:table-cell office:value-type="string">
            <text:p>Alexandria</text:p>
          </table:table-cell>
          <table:table-cell office:value-type="string">
            <text:p>Seif Wanly</text:p>
          </table:table-cell>
          <table:table-cell office:value-type="float" office:value="1">
            <text:p>1</text:p>
          </table:table-cell>
          <table:table-cell office:value-type="float" office:value="-77.04692">
            <text:p>-77.04692</text:p>
          </table:table-cell>
          <table:table-cell office:value-type="float" office:value="38.80484">
            <text:p>38.80484</text:p>
          </table:table-cell>
        </table:table-row>
        <table:table-row table:style-name="ro1">
          <table:table-cell office:value-type="string">
            <text:p>Alexandria</text:p>
          </table:table-cell>
          <table:table-cell office:value-type="string">
            <text:p>Ahmed Foula</text:p>
          </table:table-cell>
          <table:table-cell office:value-type="float" office:value="1">
            <text:p>1</text:p>
          </table:table-cell>
          <table:table-cell office:value-type="float" office:value="-77.04692">
            <text:p>-77.04692</text:p>
          </table:table-cell>
          <table:table-cell office:value-type="float" office:value="38.80484">
            <text:p>38.80484</text:p>
          </table:table-cell>
        </table:table-row>
        <table:table-row table:style-name="ro1">
          <table:table-cell office:value-type="string">
            <text:p>Alexandria</text:p>
          </table:table-cell>
          <table:table-cell office:value-type="string">
            <text:p>Moataz Nasr</text:p>
          </table:table-cell>
          <table:table-cell office:value-type="float" office:value="1">
            <text:p>1</text:p>
          </table:table-cell>
          <table:table-cell office:value-type="float" office:value="-77.04692">
            <text:p>-77.04692</text:p>
          </table:table-cell>
          <table:table-cell office:value-type="float" office:value="38.80484">
            <text:p>38.80484</text:p>
          </table:table-cell>
        </table:table-row>
        <table:table-row table:style-name="ro1">
          <table:table-cell office:value-type="string">
            <text:p>Alexandria</text:p>
          </table:table-cell>
          <table:table-cell office:value-type="string">
            <text:p>Georges Daoud Corm</text:p>
          </table:table-cell>
          <table:table-cell office:value-type="float" office:value="1">
            <text:p>1</text:p>
          </table:table-cell>
          <table:table-cell office:value-type="float" office:value="-77.04692">
            <text:p>-77.04692</text:p>
          </table:table-cell>
          <table:table-cell office:value-type="float" office:value="38.80484">
            <text:p>38.80484</text:p>
          </table:table-cell>
        </table:table-row>
        <table:table-row table:style-name="ro1">
          <table:table-cell office:value-type="string">
            <text:p>Alexandria</text:p>
          </table:table-cell>
          <table:table-cell office:value-type="string">
            <text:p>Georges Sabbagh</text:p>
          </table:table-cell>
          <table:table-cell office:value-type="float" office:value="1">
            <text:p>1</text:p>
          </table:table-cell>
          <table:table-cell office:value-type="float" office:value="-77.04692">
            <text:p>-77.04692</text:p>
          </table:table-cell>
          <table:table-cell office:value-type="float" office:value="38.80484">
            <text:p>38.80484</text:p>
          </table:table-cell>
        </table:table-row>
        <table:table-row table:style-name="ro1">
          <table:table-cell office:value-type="string">
            <text:p>Alexandria</text:p>
          </table:table-cell>
          <table:table-cell office:value-type="string">
            <text:p>Hamed Owais</text:p>
          </table:table-cell>
          <table:table-cell office:value-type="float" office:value="1">
            <text:p>1</text:p>
          </table:table-cell>
          <table:table-cell office:value-type="float" office:value="-77.04692">
            <text:p>-77.04692</text:p>
          </table:table-cell>
          <table:table-cell office:value-type="float" office:value="38.80484">
            <text:p>38.80484</text:p>
          </table:table-cell>
        </table:table-row>
        <table:table-row table:style-name="ro1">
          <table:table-cell office:value-type="string">
            <text:p>Alexandria</text:p>
          </table:table-cell>
          <table:table-cell office:value-type="string">
            <text:p>Wael Shawky</text:p>
          </table:table-cell>
          <table:table-cell office:value-type="float" office:value="1">
            <text:p>1</text:p>
          </table:table-cell>
          <table:table-cell office:value-type="float" office:value="-77.04692">
            <text:p>-77.04692</text:p>
          </table:table-cell>
          <table:table-cell office:value-type="float" office:value="38.80484">
            <text:p>38.80484</text:p>
          </table:table-cell>
        </table:table-row>
        <table:table-row table:style-name="ro1">
          <table:table-cell office:value-type="string">
            <text:p>Alexandria</text:p>
          </table:table-cell>
          <table:table-cell office:value-type="string">
            <text:p>Hamed Nada</text:p>
          </table:table-cell>
          <table:table-cell office:value-type="float" office:value="1">
            <text:p>1</text:p>
          </table:table-cell>
          <table:table-cell office:value-type="float" office:value="-77.04692">
            <text:p>-77.04692</text:p>
          </table:table-cell>
          <table:table-cell office:value-type="float" office:value="38.80484">
            <text:p>38.80484</text:p>
          </table:table-cell>
        </table:table-row>
        <table:table-row table:style-name="ro1">
          <table:table-cell office:value-type="string">
            <text:p>Alexandria</text:p>
          </table:table-cell>
          <table:table-cell office:value-type="string">
            <text:p>Ahmad Osman</text:p>
          </table:table-cell>
          <table:table-cell office:value-type="float" office:value="1">
            <text:p>1</text:p>
          </table:table-cell>
          <table:table-cell office:value-type="float" office:value="-77.04692">
            <text:p>-77.04692</text:p>
          </table:table-cell>
          <table:table-cell office:value-type="float" office:value="38.80484">
            <text:p>38.80484</text:p>
          </table:table-cell>
        </table:table-row>
        <table:table-row table:style-name="ro1">
          <table:table-cell office:value-type="string">
            <text:p>Alexandria</text:p>
          </table:table-cell>
          <table:table-cell office:value-type="string">
            <text:p>Ragheb Ayad</text:p>
          </table:table-cell>
          <table:table-cell office:value-type="float" office:value="1">
            <text:p>1</text:p>
          </table:table-cell>
          <table:table-cell office:value-type="float" office:value="-77.04692">
            <text:p>-77.04692</text:p>
          </table:table-cell>
          <table:table-cell office:value-type="float" office:value="38.80484">
            <text:p>38.80484</text:p>
          </table:table-cell>
        </table:table-row>
        <table:table-row table:style-name="ro1">
          <table:table-cell office:value-type="string">
            <text:p>Alexandria</text:p>
          </table:table-cell>
          <table:table-cell office:value-type="string">
            <text:p>Mona Marzouk</text:p>
          </table:table-cell>
          <table:table-cell office:value-type="float" office:value="1">
            <text:p>1</text:p>
          </table:table-cell>
          <table:table-cell office:value-type="float" office:value="-77.04692">
            <text:p>-77.04692</text:p>
          </table:table-cell>
          <table:table-cell office:value-type="float" office:value="38.80484">
            <text:p>38.80484</text:p>
          </table:table-cell>
        </table:table-row>
        <table:table-row table:style-name="ro1">
          <table:table-cell office:value-type="string">
            <text:p>Alexandria</text:p>
          </table:table-cell>
          <table:table-cell office:value-type="string">
            <text:p>Adham Wanly</text:p>
          </table:table-cell>
          <table:table-cell office:value-type="float" office:value="1">
            <text:p>1</text:p>
          </table:table-cell>
          <table:table-cell office:value-type="float" office:value="-77.04692">
            <text:p>-77.04692</text:p>
          </table:table-cell>
          <table:table-cell office:value-type="float" office:value="38.80484">
            <text:p>38.80484</text:p>
          </table:table-cell>
        </table:table-row>
        <table:table-row table:style-name="ro1">
          <table:table-cell office:value-type="string">
            <text:p>Alger</text:p>
          </table:table-cell>
          <table:table-cell office:value-type="string">
            <text:p>Driss Ouadahi</text:p>
          </table:table-cell>
          <table:table-cell office:value-type="float" office:value="1">
            <text:p>1</text:p>
          </table:table-cell>
          <table:table-cell office:value-type="float" office:value="3.042048">
            <text:p>3.042048</text:p>
          </table:table-cell>
          <table:table-cell office:value-type="float" office:value="36.75289">
            <text:p>36.75289</text:p>
          </table:table-cell>
        </table:table-row>
        <table:table-row table:style-name="ro1">
          <table:table-cell office:value-type="string">
            <text:p>Alger</text:p>
          </table:table-cell>
          <table:table-cell office:value-type="string">
            <text:p>Asad Faulwell</text:p>
          </table:table-cell>
          <table:table-cell office:value-type="float" office:value="1">
            <text:p>1</text:p>
          </table:table-cell>
          <table:table-cell office:value-type="float" office:value="3.042048">
            <text:p>3.042048</text:p>
          </table:table-cell>
          <table:table-cell office:value-type="float" office:value="36.75289">
            <text:p>36.75289</text:p>
          </table:table-cell>
        </table:table-row>
        <table:table-row table:style-name="ro1">
          <table:table-cell office:value-type="string">
            <text:p>Alger</text:p>
          </table:table-cell>
          <table:table-cell office:value-type="string">
            <text:p>Nacera Belaza</text:p>
          </table:table-cell>
          <table:table-cell office:value-type="float" office:value="1">
            <text:p>1</text:p>
          </table:table-cell>
          <table:table-cell office:value-type="float" office:value="3.042048">
            <text:p>3.042048</text:p>
          </table:table-cell>
          <table:table-cell office:value-type="float" office:value="36.75289">
            <text:p>36.75289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Adel Abdessemed</text:p>
          </table:table-cell>
          <table:table-cell office:value-type="float" office:value="1">
            <text:p>1</text:p>
          </table:table-cell>
          <table:table-cell office:value-type="float" office:value="2.492945">
            <text:p>2.492945</text:p>
          </table:table-cell>
          <table:table-cell office:value-type="float" office:value="27.22573">
            <text:p>27.22573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Nida Sinnokrot</text:p>
          </table:table-cell>
          <table:table-cell office:value-type="float" office:value="1">
            <text:p>1</text:p>
          </table:table-cell>
          <table:table-cell office:value-type="float" office:value="2.492945">
            <text:p>2.492945</text:p>
          </table:table-cell>
          <table:table-cell office:value-type="float" office:value="27.22573">
            <text:p>27.22573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Rachid Kora├»chi</text:p>
          </table:table-cell>
          <table:table-cell office:value-type="float" office:value="1">
            <text:p>1</text:p>
          </table:table-cell>
          <table:table-cell office:value-type="float" office:value="2.492945">
            <text:p>2.492945</text:p>
          </table:table-cell>
          <table:table-cell office:value-type="float" office:value="27.22573">
            <text:p>27.22573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2.492945">
            <text:p>2.492945</text:p>
          </table:table-cell>
          <table:table-cell office:value-type="float" office:value="27.22573">
            <text:p>27.22573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Driss Ouadahi</text:p>
          </table:table-cell>
          <table:table-cell office:value-type="float" office:value="1">
            <text:p>1</text:p>
          </table:table-cell>
          <table:table-cell office:value-type="float" office:value="2.492945">
            <text:p>2.492945</text:p>
          </table:table-cell>
          <table:table-cell office:value-type="float" office:value="27.22573">
            <text:p>27.22573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Fay├ºal Baghriche </text:p>
          </table:table-cell>
          <table:table-cell office:value-type="float" office:value="1">
            <text:p>1</text:p>
          </table:table-cell>
          <table:table-cell office:value-type="float" office:value="2.492945">
            <text:p>2.492945</text:p>
          </table:table-cell>
          <table:table-cell office:value-type="float" office:value="27.22573">
            <text:p>27.22573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Zineb Sedira</text:p>
          </table:table-cell>
          <table:table-cell office:value-type="float" office:value="1">
            <text:p>1</text:p>
          </table:table-cell>
          <table:table-cell office:value-type="float" office:value="2.492945">
            <text:p>2.492945</text:p>
          </table:table-cell>
          <table:table-cell office:value-type="float" office:value="27.22573">
            <text:p>27.22573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Mohamed Bourouissa</text:p>
          </table:table-cell>
          <table:table-cell office:value-type="float" office:value="1">
            <text:p>1</text:p>
          </table:table-cell>
          <table:table-cell office:value-type="float" office:value="2.492945">
            <text:p>2.492945</text:p>
          </table:table-cell>
          <table:table-cell office:value-type="float" office:value="27.22573">
            <text:p>27.22573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Djamel Kokene</text:p>
          </table:table-cell>
          <table:table-cell office:value-type="float" office:value="1">
            <text:p>1</text:p>
          </table:table-cell>
          <table:table-cell office:value-type="float" office:value="2.492945">
            <text:p>2.492945</text:p>
          </table:table-cell>
          <table:table-cell office:value-type="float" office:value="27.22573">
            <text:p>27.22573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Yazid Oulab</text:p>
          </table:table-cell>
          <table:table-cell office:value-type="float" office:value="1">
            <text:p>1</text:p>
          </table:table-cell>
          <table:table-cell office:value-type="float" office:value="2.492945">
            <text:p>2.492945</text:p>
          </table:table-cell>
          <table:table-cell office:value-type="float" office:value="27.22573">
            <text:p>27.22573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Mustapha Benfodil</text:p>
          </table:table-cell>
          <table:table-cell office:value-type="float" office:value="1">
            <text:p>1</text:p>
          </table:table-cell>
          <table:table-cell office:value-type="float" office:value="2.492945">
            <text:p>2.492945</text:p>
          </table:table-cell>
          <table:table-cell office:value-type="float" office:value="27.22573">
            <text:p>27.22573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Nacera Belaza</text:p>
          </table:table-cell>
          <table:table-cell office:value-type="float" office:value="1">
            <text:p>1</text:p>
          </table:table-cell>
          <table:table-cell office:value-type="float" office:value="2.492945">
            <text:p>2.492945</text:p>
          </table:table-cell>
          <table:table-cell office:value-type="float" office:value="27.22573">
            <text:p>27.22573</text:p>
          </table:table-cell>
        </table:table-row>
        <table:table-row table:style-name="ro1">
          <table:table-cell office:value-type="string">
            <text:p>Algiers</text:p>
          </table:table-cell>
          <table:table-cell office:value-type="string">
            <text:p>Adel Abdessemed</text:p>
          </table:table-cell>
          <table:table-cell office:value-type="float" office:value="1">
            <text:p>1</text:p>
          </table:table-cell>
          <table:table-cell office:value-type="float" office:value="3.042048">
            <text:p>3.042048</text:p>
          </table:table-cell>
          <table:table-cell office:value-type="float" office:value="36.75289">
            <text:p>36.75289</text:p>
          </table:table-cell>
        </table:table-row>
        <table:table-row table:style-name="ro1">
          <table:table-cell office:value-type="string">
            <text:p>Algiers</text:p>
          </table:table-cell>
          <table:table-cell office:value-type="string">
            <text:p>Mohamed Bourouissa</text:p>
          </table:table-cell>
          <table:table-cell office:value-type="float" office:value="1">
            <text:p>1</text:p>
          </table:table-cell>
          <table:table-cell office:value-type="float" office:value="3.042048">
            <text:p>3.042048</text:p>
          </table:table-cell>
          <table:table-cell office:value-type="float" office:value="36.75289">
            <text:p>36.75289</text:p>
          </table:table-cell>
        </table:table-row>
        <table:table-row table:style-name="ro1">
          <table:table-cell office:value-type="string">
            <text:p>Algiers</text:p>
          </table:table-cell>
          <table:table-cell office:value-type="string">
            <text:p>Djamel Kokene</text:p>
          </table:table-cell>
          <table:table-cell office:value-type="float" office:value="1">
            <text:p>1</text:p>
          </table:table-cell>
          <table:table-cell office:value-type="float" office:value="3.042048">
            <text:p>3.042048</text:p>
          </table:table-cell>
          <table:table-cell office:value-type="float" office:value="36.75289">
            <text:p>36.75289</text:p>
          </table:table-cell>
        </table:table-row>
        <table:table-row table:style-name="ro1">
          <table:table-cell office:value-type="string">
            <text:p>Algiers</text:p>
          </table:table-cell>
          <table:table-cell office:value-type="string">
            <text:p>Fay├ºal Baghriche </text:p>
          </table:table-cell>
          <table:table-cell office:value-type="float" office:value="1">
            <text:p>1</text:p>
          </table:table-cell>
          <table:table-cell office:value-type="float" office:value="3.042048">
            <text:p>3.042048</text:p>
          </table:table-cell>
          <table:table-cell office:value-type="float" office:value="36.75289">
            <text:p>36.75289</text:p>
          </table:table-cell>
        </table:table-row>
        <table:table-row table:style-name="ro1">
          <table:table-cell office:value-type="string">
            <text:p>Algiers</text:p>
          </table:table-cell>
          <table:table-cell office:value-type="string">
            <text:p>Zineb Sedira</text:p>
          </table:table-cell>
          <table:table-cell office:value-type="float" office:value="1">
            <text:p>1</text:p>
          </table:table-cell>
          <table:table-cell office:value-type="float" office:value="3.042048">
            <text:p>3.042048</text:p>
          </table:table-cell>
          <table:table-cell office:value-type="float" office:value="36.75289">
            <text:p>36.75289</text:p>
          </table:table-cell>
        </table:table-row>
        <table:table-row table:style-name="ro1">
          <table:table-cell office:value-type="string">
            <text:p>Algiers</text:p>
          </table:table-cell>
          <table:table-cell office:value-type="string">
            <text:p>Yazid Oulab</text:p>
          </table:table-cell>
          <table:table-cell office:value-type="float" office:value="1">
            <text:p>1</text:p>
          </table:table-cell>
          <table:table-cell office:value-type="float" office:value="3.042048">
            <text:p>3.042048</text:p>
          </table:table-cell>
          <table:table-cell office:value-type="float" office:value="36.75289">
            <text:p>36.75289</text:p>
          </table:table-cell>
        </table:table-row>
        <table:table-row table:style-name="ro1">
          <table:table-cell office:value-type="string">
            <text:p>Algiers</text:p>
          </table:table-cell>
          <table:table-cell office:value-type="string">
            <text:p>Sharif Waked</text:p>
          </table:table-cell>
          <table:table-cell office:value-type="float" office:value="1">
            <text:p>1</text:p>
          </table:table-cell>
          <table:table-cell office:value-type="float" office:value="3.042048">
            <text:p>3.042048</text:p>
          </table:table-cell>
          <table:table-cell office:value-type="float" office:value="36.75289">
            <text:p>36.75289</text:p>
          </table:table-cell>
        </table:table-row>
        <table:table-row table:style-name="ro1">
          <table:table-cell office:value-type="string">
            <text:p>Algiers</text:p>
          </table:table-cell>
          <table:table-cell office:value-type="string">
            <text:p>Mouna Karray</text:p>
          </table:table-cell>
          <table:table-cell office:value-type="float" office:value="1">
            <text:p>1</text:p>
          </table:table-cell>
          <table:table-cell office:value-type="float" office:value="3.042048">
            <text:p>3.042048</text:p>
          </table:table-cell>
          <table:table-cell office:value-type="float" office:value="36.75289">
            <text:p>36.75289</text:p>
          </table:table-cell>
        </table:table-row>
        <table:table-row table:style-name="ro1">
          <table:table-cell office:value-type="string">
            <text:p>Algiers</text:p>
          </table:table-cell>
          <table:table-cell office:value-type="string">
            <text:p>Ammar Bouras</text:p>
          </table:table-cell>
          <table:table-cell office:value-type="float" office:value="1">
            <text:p>1</text:p>
          </table:table-cell>
          <table:table-cell office:value-type="float" office:value="3.042048">
            <text:p>3.042048</text:p>
          </table:table-cell>
          <table:table-cell office:value-type="float" office:value="36.75289">
            <text:p>36.75289</text:p>
          </table:table-cell>
        </table:table-row>
        <table:table-row table:style-name="ro1">
          <table:table-cell office:value-type="string">
            <text:p>Algiers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3.042048">
            <text:p>3.042048</text:p>
          </table:table-cell>
          <table:table-cell office:value-type="float" office:value="36.75289">
            <text:p>36.75289</text:p>
          </table:table-cell>
        </table:table-row>
        <table:table-row table:style-name="ro1">
          <table:table-cell office:value-type="string">
            <text:p>Algiers</text:p>
          </table:table-cell>
          <table:table-cell office:value-type="string">
            <text:p>Nadia Kaabi-Linke</text:p>
          </table:table-cell>
          <table:table-cell office:value-type="float" office:value="1">
            <text:p>1</text:p>
          </table:table-cell>
          <table:table-cell office:value-type="float" office:value="3.042048">
            <text:p>3.042048</text:p>
          </table:table-cell>
          <table:table-cell office:value-type="float" office:value="36.75289">
            <text:p>36.75289</text:p>
          </table:table-cell>
        </table:table-row>
        <table:table-row table:style-name="ro1">
          <table:table-cell office:value-type="string">
            <text:p>Algiers</text:p>
          </table:table-cell>
          <table:table-cell office:value-type="string">
            <text:p>Rachid Kora├»chi</text:p>
          </table:table-cell>
          <table:table-cell office:value-type="float" office:value="1">
            <text:p>1</text:p>
          </table:table-cell>
          <table:table-cell office:value-type="float" office:value="3.042048">
            <text:p>3.042048</text:p>
          </table:table-cell>
          <table:table-cell office:value-type="float" office:value="36.75289">
            <text:p>36.75289</text:p>
          </table:table-cell>
        </table:table-row>
        <table:table-row table:style-name="ro1">
          <table:table-cell office:value-type="string">
            <text:p>Algiers</text:p>
          </table:table-cell>
          <table:table-cell office:value-type="string">
            <text:p>Amina Menia</text:p>
          </table:table-cell>
          <table:table-cell office:value-type="float" office:value="1">
            <text:p>1</text:p>
          </table:table-cell>
          <table:table-cell office:value-type="float" office:value="3.042048">
            <text:p>3.042048</text:p>
          </table:table-cell>
          <table:table-cell office:value-type="float" office:value="36.75289">
            <text:p>36.75289</text:p>
          </table:table-cell>
        </table:table-row>
        <table:table-row table:style-name="ro1">
          <table:table-cell office:value-type="string">
            <text:p>Algiers</text:p>
          </table:table-cell>
          <table:table-cell office:value-type="string">
            <text:p>Farid Belkahia</text:p>
          </table:table-cell>
          <table:table-cell office:value-type="float" office:value="1">
            <text:p>1</text:p>
          </table:table-cell>
          <table:table-cell office:value-type="float" office:value="3.042048">
            <text:p>3.042048</text:p>
          </table:table-cell>
          <table:table-cell office:value-type="float" office:value="36.75289">
            <text:p>36.75289</text:p>
          </table:table-cell>
        </table:table-row>
        <table:table-row table:style-name="ro1">
          <table:table-cell office:value-type="string">
            <text:p>America</text:p>
          </table:table-cell>
          <table:table-cell office:value-type="string">
            <text:p>Abdul Ghafur Sheikh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America</text:p>
          </table:table-cell>
          <table:table-cell office:value-type="string">
            <text:p>Jowhara Al-Saud 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America</text:p>
          </table:table-cell>
          <table:table-cell office:value-type="string">
            <text:p>Naeem Mohaiemen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America</text:p>
          </table:table-cell>
          <table:table-cell office:value-type="string">
            <text:p>Melik Ohanian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America</text:p>
          </table:table-cell>
          <table:table-cell office:value-type="string">
            <text:p>Darvish Fakhr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America</text:p>
          </table:table-cell>
          <table:table-cell office:value-type="string">
            <text:p>Yusef A. Lateef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America</text:p>
          </table:table-cell>
          <table:table-cell office:value-type="string">
            <text:p>Ahmed El Attar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string">
            <text:p>Saba Innab</text:p>
          </table:table-cell>
          <table:table-cell office:value-type="float" office:value="1">
            <text:p>1</text:p>
          </table:table-cell>
          <table:table-cell office:value-type="float" office:value="35.9457">
            <text:p>35.9457</text:p>
          </table:table-cell>
          <table:table-cell office:value-type="float" office:value="31.95658">
            <text:p>31.95658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string">
            <text:p>Mohanna Durra</text:p>
          </table:table-cell>
          <table:table-cell office:value-type="float" office:value="1">
            <text:p>1</text:p>
          </table:table-cell>
          <table:table-cell office:value-type="float" office:value="35.9457">
            <text:p>35.9457</text:p>
          </table:table-cell>
          <table:table-cell office:value-type="float" office:value="31.95658">
            <text:p>31.95658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string">
            <text:p>Fahrelnissa Zeid</text:p>
          </table:table-cell>
          <table:table-cell office:value-type="float" office:value="1">
            <text:p>1</text:p>
          </table:table-cell>
          <table:table-cell office:value-type="float" office:value="35.9457">
            <text:p>35.9457</text:p>
          </table:table-cell>
          <table:table-cell office:value-type="float" office:value="31.95658">
            <text:p>31.95658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string">
            <text:p>Walid Siti</text:p>
          </table:table-cell>
          <table:table-cell office:value-type="float" office:value="1">
            <text:p>1</text:p>
          </table:table-cell>
          <table:table-cell office:value-type="float" office:value="35.9457">
            <text:p>35.9457</text:p>
          </table:table-cell>
          <table:table-cell office:value-type="float" office:value="31.95658">
            <text:p>31.95658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string">
            <text:p>Doa Aly</text:p>
          </table:table-cell>
          <table:table-cell office:value-type="float" office:value="1">
            <text:p>1</text:p>
          </table:table-cell>
          <table:table-cell office:value-type="float" office:value="35.9457">
            <text:p>35.9457</text:p>
          </table:table-cell>
          <table:table-cell office:value-type="float" office:value="31.95658">
            <text:p>31.95658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string">
            <text:p>Hrair Sarkissian</text:p>
          </table:table-cell>
          <table:table-cell office:value-type="float" office:value="1">
            <text:p>1</text:p>
          </table:table-cell>
          <table:table-cell office:value-type="float" office:value="35.9457">
            <text:p>35.9457</text:p>
          </table:table-cell>
          <table:table-cell office:value-type="float" office:value="31.95658">
            <text:p>31.95658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string">
            <text:p>Hafidh al-Droubi</text:p>
          </table:table-cell>
          <table:table-cell office:value-type="float" office:value="1">
            <text:p>1</text:p>
          </table:table-cell>
          <table:table-cell office:value-type="float" office:value="35.9457">
            <text:p>35.9457</text:p>
          </table:table-cell>
          <table:table-cell office:value-type="float" office:value="31.95658">
            <text:p>31.95658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string">
            <text:p>Rula Halawani</text:p>
          </table:table-cell>
          <table:table-cell office:value-type="float" office:value="1">
            <text:p>1</text:p>
          </table:table-cell>
          <table:table-cell office:value-type="float" office:value="35.9457">
            <text:p>35.9457</text:p>
          </table:table-cell>
          <table:table-cell office:value-type="float" office:value="31.95658">
            <text:p>31.95658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string">
            <text:p>Ismail al-Shaikhly</text:p>
          </table:table-cell>
          <table:table-cell office:value-type="float" office:value="1">
            <text:p>1</text:p>
          </table:table-cell>
          <table:table-cell office:value-type="float" office:value="35.9457">
            <text:p>35.9457</text:p>
          </table:table-cell>
          <table:table-cell office:value-type="float" office:value="31.95658">
            <text:p>31.95658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string">
            <text:p>Samah Hijawi</text:p>
          </table:table-cell>
          <table:table-cell office:value-type="float" office:value="1">
            <text:p>1</text:p>
          </table:table-cell>
          <table:table-cell office:value-type="float" office:value="35.9457">
            <text:p>35.9457</text:p>
          </table:table-cell>
          <table:table-cell office:value-type="float" office:value="31.95658">
            <text:p>31.95658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string">
            <text:p>Athier</text:p>
          </table:table-cell>
          <table:table-cell office:value-type="float" office:value="1">
            <text:p>1</text:p>
          </table:table-cell>
          <table:table-cell office:value-type="float" office:value="35.9457">
            <text:p>35.9457</text:p>
          </table:table-cell>
          <table:table-cell office:value-type="float" office:value="31.95658">
            <text:p>31.95658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string">
            <text:p>Ziad Dalloul</text:p>
          </table:table-cell>
          <table:table-cell office:value-type="float" office:value="1">
            <text:p>1</text:p>
          </table:table-cell>
          <table:table-cell office:value-type="float" office:value="35.9457">
            <text:p>35.9457</text:p>
          </table:table-cell>
          <table:table-cell office:value-type="float" office:value="31.95658">
            <text:p>31.95658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string">
            <text:p>Basim Magdy </text:p>
          </table:table-cell>
          <table:table-cell office:value-type="float" office:value="1">
            <text:p>1</text:p>
          </table:table-cell>
          <table:table-cell office:value-type="float" office:value="35.9457">
            <text:p>35.9457</text:p>
          </table:table-cell>
          <table:table-cell office:value-type="float" office:value="31.95658">
            <text:p>31.95658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string">
            <text:p>Oraib Toukan</text:p>
          </table:table-cell>
          <table:table-cell office:value-type="float" office:value="1">
            <text:p>1</text:p>
          </table:table-cell>
          <table:table-cell office:value-type="float" office:value="35.9457">
            <text:p>35.9457</text:p>
          </table:table-cell>
          <table:table-cell office:value-type="float" office:value="31.95658">
            <text:p>31.95658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string">
            <text:p>Jumana Emil Abboud</text:p>
          </table:table-cell>
          <table:table-cell office:value-type="float" office:value="1">
            <text:p>1</text:p>
          </table:table-cell>
          <table:table-cell office:value-type="float" office:value="35.9457">
            <text:p>35.9457</text:p>
          </table:table-cell>
          <table:table-cell office:value-type="float" office:value="31.95658">
            <text:p>31.95658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string">
            <text:p>Ali Jabri</text:p>
          </table:table-cell>
          <table:table-cell office:value-type="float" office:value="1">
            <text:p>1</text:p>
          </table:table-cell>
          <table:table-cell office:value-type="float" office:value="35.9457">
            <text:p>35.9457</text:p>
          </table:table-cell>
          <table:table-cell office:value-type="float" office:value="31.95658">
            <text:p>31.95658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string">
            <text:p>Jananne Al-Ani</text:p>
          </table:table-cell>
          <table:table-cell office:value-type="float" office:value="1">
            <text:p>1</text:p>
          </table:table-cell>
          <table:table-cell office:value-type="float" office:value="35.9457">
            <text:p>35.9457</text:p>
          </table:table-cell>
          <table:table-cell office:value-type="float" office:value="31.95658">
            <text:p>31.95658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string">
            <text:p>Khalid al-Jader</text:p>
          </table:table-cell>
          <table:table-cell office:value-type="float" office:value="1">
            <text:p>1</text:p>
          </table:table-cell>
          <table:table-cell office:value-type="float" office:value="35.9457">
            <text:p>35.9457</text:p>
          </table:table-cell>
          <table:table-cell office:value-type="float" office:value="31.95658">
            <text:p>31.95658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string">
            <text:p>Mohammed Ghani Hikmat</text:p>
          </table:table-cell>
          <table:table-cell office:value-type="float" office:value="1">
            <text:p>1</text:p>
          </table:table-cell>
          <table:table-cell office:value-type="float" office:value="35.9457">
            <text:p>35.9457</text:p>
          </table:table-cell>
          <table:table-cell office:value-type="float" office:value="31.95658">
            <text:p>31.95658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35.9457">
            <text:p>35.9457</text:p>
          </table:table-cell>
          <table:table-cell office:value-type="float" office:value="31.95658">
            <text:p>31.95658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string">
            <text:p>Mona Saudi</text:p>
          </table:table-cell>
          <table:table-cell office:value-type="float" office:value="1">
            <text:p>1</text:p>
          </table:table-cell>
          <table:table-cell office:value-type="float" office:value="35.9457">
            <text:p>35.9457</text:p>
          </table:table-cell>
          <table:table-cell office:value-type="float" office:value="31.95658">
            <text:p>31.95658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string">
            <text:p>Pascal Hachem</text:p>
          </table:table-cell>
          <table:table-cell office:value-type="float" office:value="1">
            <text:p>1</text:p>
          </table:table-cell>
          <table:table-cell office:value-type="float" office:value="35.9457">
            <text:p>35.9457</text:p>
          </table:table-cell>
          <table:table-cell office:value-type="float" office:value="31.95658">
            <text:p>31.95658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string">
            <text:p>Raed Yassin</text:p>
          </table:table-cell>
          <table:table-cell office:value-type="float" office:value="1">
            <text:p>1</text:p>
          </table:table-cell>
          <table:table-cell office:value-type="float" office:value="4.895168">
            <text:p>4.895168</text:p>
          </table:table-cell>
          <table:table-cell office:value-type="float" office:value="52.37022">
            <text:p>52.37022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string">
            <text:p>Sophie Ernst</text:p>
          </table:table-cell>
          <table:table-cell office:value-type="float" office:value="1">
            <text:p>1</text:p>
          </table:table-cell>
          <table:table-cell office:value-type="float" office:value="4.895168">
            <text:p>4.895168</text:p>
          </table:table-cell>
          <table:table-cell office:value-type="float" office:value="52.37022">
            <text:p>52.37022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string">
            <text:p>Rabih Mrou├⌐</text:p>
          </table:table-cell>
          <table:table-cell office:value-type="float" office:value="1">
            <text:p>1</text:p>
          </table:table-cell>
          <table:table-cell office:value-type="float" office:value="4.895168">
            <text:p>4.895168</text:p>
          </table:table-cell>
          <table:table-cell office:value-type="float" office:value="52.37022">
            <text:p>52.37022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string">
            <text:p>Adam Henein</text:p>
          </table:table-cell>
          <table:table-cell office:value-type="float" office:value="1">
            <text:p>1</text:p>
          </table:table-cell>
          <table:table-cell office:value-type="float" office:value="4.895168">
            <text:p>4.895168</text:p>
          </table:table-cell>
          <table:table-cell office:value-type="float" office:value="52.37022">
            <text:p>52.37022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string">
            <text:p>Aisha Khalid</text:p>
          </table:table-cell>
          <table:table-cell office:value-type="float" office:value="1">
            <text:p>1</text:p>
          </table:table-cell>
          <table:table-cell office:value-type="float" office:value="4.895168">
            <text:p>4.895168</text:p>
          </table:table-cell>
          <table:table-cell office:value-type="float" office:value="52.37022">
            <text:p>52.37022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string">
            <text:p>Samah Hijawi</text:p>
          </table:table-cell>
          <table:table-cell office:value-type="float" office:value="1">
            <text:p>1</text:p>
          </table:table-cell>
          <table:table-cell office:value-type="float" office:value="4.895168">
            <text:p>4.895168</text:p>
          </table:table-cell>
          <table:table-cell office:value-type="float" office:value="52.37022">
            <text:p>52.37022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string">
            <text:p>Hrair Sarkissian</text:p>
          </table:table-cell>
          <table:table-cell office:value-type="float" office:value="1">
            <text:p>1</text:p>
          </table:table-cell>
          <table:table-cell office:value-type="float" office:value="4.895168">
            <text:p>4.895168</text:p>
          </table:table-cell>
          <table:table-cell office:value-type="float" office:value="52.37022">
            <text:p>52.37022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string">
            <text:p>Manal Dowayan</text:p>
          </table:table-cell>
          <table:table-cell office:value-type="float" office:value="1">
            <text:p>1</text:p>
          </table:table-cell>
          <table:table-cell office:value-type="float" office:value="4.895168">
            <text:p>4.895168</text:p>
          </table:table-cell>
          <table:table-cell office:value-type="float" office:value="52.37022">
            <text:p>52.37022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string">
            <text:p>Tarek Atoui</text:p>
          </table:table-cell>
          <table:table-cell office:value-type="float" office:value="1">
            <text:p>1</text:p>
          </table:table-cell>
          <table:table-cell office:value-type="float" office:value="4.895168">
            <text:p>4.895168</text:p>
          </table:table-cell>
          <table:table-cell office:value-type="float" office:value="52.37022">
            <text:p>52.37022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string">
            <text:p>Jilali Gharbaoui</text:p>
          </table:table-cell>
          <table:table-cell office:value-type="float" office:value="1">
            <text:p>1</text:p>
          </table:table-cell>
          <table:table-cell office:value-type="float" office:value="4.895168">
            <text:p>4.895168</text:p>
          </table:table-cell>
          <table:table-cell office:value-type="float" office:value="52.37022">
            <text:p>52.37022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string">
            <text:p>Ay┼ƒe Erkmen</text:p>
          </table:table-cell>
          <table:table-cell office:value-type="float" office:value="1">
            <text:p>1</text:p>
          </table:table-cell>
          <table:table-cell office:value-type="float" office:value="4.895168">
            <text:p>4.895168</text:p>
          </table:table-cell>
          <table:table-cell office:value-type="float" office:value="52.37022">
            <text:p>52.37022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string">
            <text:p>Amar Kanwar</text:p>
          </table:table-cell>
          <table:table-cell office:value-type="float" office:value="1">
            <text:p>1</text:p>
          </table:table-cell>
          <table:table-cell office:value-type="float" office:value="4.895168">
            <text:p>4.895168</text:p>
          </table:table-cell>
          <table:table-cell office:value-type="float" office:value="52.37022">
            <text:p>52.37022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string">
            <text:p>Hala Elkoussy</text:p>
          </table:table-cell>
          <table:table-cell office:value-type="float" office:value="1">
            <text:p>1</text:p>
          </table:table-cell>
          <table:table-cell office:value-type="float" office:value="4.895168">
            <text:p>4.895168</text:p>
          </table:table-cell>
          <table:table-cell office:value-type="float" office:value="52.37022">
            <text:p>52.37022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string">
            <text:p>Firoz Mahmud</text:p>
          </table:table-cell>
          <table:table-cell office:value-type="float" office:value="1">
            <text:p>1</text:p>
          </table:table-cell>
          <table:table-cell office:value-type="float" office:value="4.895168">
            <text:p>4.895168</text:p>
          </table:table-cell>
          <table:table-cell office:value-type="float" office:value="52.37022">
            <text:p>52.37022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string">
            <text:p>Yto Barrada</text:p>
          </table:table-cell>
          <table:table-cell office:value-type="float" office:value="1">
            <text:p>1</text:p>
          </table:table-cell>
          <table:table-cell office:value-type="float" office:value="4.895168">
            <text:p>4.895168</text:p>
          </table:table-cell>
          <table:table-cell office:value-type="float" office:value="52.37022">
            <text:p>52.37022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string">
            <text:p>Runa Islam</text:p>
          </table:table-cell>
          <table:table-cell office:value-type="float" office:value="1">
            <text:p>1</text:p>
          </table:table-cell>
          <table:table-cell office:value-type="float" office:value="4.895168">
            <text:p>4.895168</text:p>
          </table:table-cell>
          <table:table-cell office:value-type="float" office:value="52.37022">
            <text:p>52.37022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string">
            <text:p>Mounira Al Solh</text:p>
          </table:table-cell>
          <table:table-cell office:value-type="float" office:value="1">
            <text:p>1</text:p>
          </table:table-cell>
          <table:table-cell office:value-type="float" office:value="4.895168">
            <text:p>4.895168</text:p>
          </table:table-cell>
          <table:table-cell office:value-type="float" office:value="52.37022">
            <text:p>52.37022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string">
            <text:p>Eva Meyer-Keller</text:p>
          </table:table-cell>
          <table:table-cell office:value-type="float" office:value="1">
            <text:p>1</text:p>
          </table:table-cell>
          <table:table-cell office:value-type="float" office:value="4.895168">
            <text:p>4.895168</text:p>
          </table:table-cell>
          <table:table-cell office:value-type="float" office:value="52.37022">
            <text:p>52.37022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string">
            <text:p>Ayman Ramadan</text:p>
          </table:table-cell>
          <table:table-cell office:value-type="float" office:value="1">
            <text:p>1</text:p>
          </table:table-cell>
          <table:table-cell office:value-type="float" office:value="4.895168">
            <text:p>4.895168</text:p>
          </table:table-cell>
          <table:table-cell office:value-type="float" office:value="52.37022">
            <text:p>52.37022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string">
            <text:p>Cevdet Erek</text:p>
          </table:table-cell>
          <table:table-cell office:value-type="float" office:value="1">
            <text:p>1</text:p>
          </table:table-cell>
          <table:table-cell office:value-type="float" office:value="4.895168">
            <text:p>4.895168</text:p>
          </table:table-cell>
          <table:table-cell office:value-type="float" office:value="52.37022">
            <text:p>52.37022</text:p>
          </table:table-cell>
        </table:table-row>
        <table:table-row table:style-name="ro1">
          <table:table-cell office:value-type="string">
            <text:p>Ankara</text:p>
          </table:table-cell>
          <table:table-cell office:value-type="string">
            <text:p>Fahrelnissa Zeid</text:p>
          </table:table-cell>
          <table:table-cell office:value-type="float" office:value="1">
            <text:p>1</text:p>
          </table:table-cell>
          <table:table-cell office:value-type="float" office:value="32.85411">
            <text:p>32.85411</text:p>
          </table:table-cell>
          <table:table-cell office:value-type="float" office:value="39.92077">
            <text:p>39.92077</text:p>
          </table:table-cell>
        </table:table-row>
        <table:table-row table:style-name="ro1">
          <table:table-cell office:value-type="string">
            <text:p>Ankara</text:p>
          </table:table-cell>
          <table:table-cell office:value-type="string">
            <text:p>Ismail al-Shaikhly</text:p>
          </table:table-cell>
          <table:table-cell office:value-type="float" office:value="1">
            <text:p>1</text:p>
          </table:table-cell>
          <table:table-cell office:value-type="float" office:value="32.85411">
            <text:p>32.85411</text:p>
          </table:table-cell>
          <table:table-cell office:value-type="float" office:value="39.92077">
            <text:p>39.92077</text:p>
          </table:table-cell>
        </table:table-row>
        <table:table-row table:style-name="ro1">
          <table:table-cell office:value-type="string">
            <text:p>Ankara</text:p>
          </table:table-cell>
          <table:table-cell office:value-type="string">
            <text:p>Yazid Oulab</text:p>
          </table:table-cell>
          <table:table-cell office:value-type="float" office:value="1">
            <text:p>1</text:p>
          </table:table-cell>
          <table:table-cell office:value-type="float" office:value="32.85411">
            <text:p>32.85411</text:p>
          </table:table-cell>
          <table:table-cell office:value-type="float" office:value="39.92077">
            <text:p>39.92077</text:p>
          </table:table-cell>
        </table:table-row>
        <table:table-row table:style-name="ro1">
          <table:table-cell office:value-type="string">
            <text:p>Ankara</text:p>
          </table:table-cell>
          <table:table-cell office:value-type="string">
            <text:p>:mentalKLINIK</text:p>
          </table:table-cell>
          <table:table-cell office:value-type="float" office:value="1">
            <text:p>1</text:p>
          </table:table-cell>
          <table:table-cell office:value-type="float" office:value="32.85411">
            <text:p>32.85411</text:p>
          </table:table-cell>
          <table:table-cell office:value-type="float" office:value="39.92077">
            <text:p>39.92077</text:p>
          </table:table-cell>
        </table:table-row>
        <table:table-row table:style-name="ro1">
          <table:table-cell office:value-type="string">
            <text:p>Ankara</text:p>
          </table:table-cell>
          <table:table-cell office:value-type="string">
            <text:p>Aras ├ûzg├╝n</text:p>
          </table:table-cell>
          <table:table-cell office:value-type="float" office:value="1">
            <text:p>1</text:p>
          </table:table-cell>
          <table:table-cell office:value-type="float" office:value="32.85411">
            <text:p>32.85411</text:p>
          </table:table-cell>
          <table:table-cell office:value-type="float" office:value="39.92077">
            <text:p>39.92077</text:p>
          </table:table-cell>
        </table:table-row>
        <table:table-row table:style-name="ro1">
          <table:table-cell office:value-type="string">
            <text:p>Antwerp</text:p>
          </table:table-cell>
          <table:table-cell office:value-type="string">
            <text:p>Lawrence Abu Hamdan </text:p>
          </table:table-cell>
          <table:table-cell office:value-type="float" office:value="1">
            <text:p>1</text:p>
          </table:table-cell>
          <table:table-cell office:value-type="float" office:value="4.402464">
            <text:p>4.402464</text:p>
          </table:table-cell>
          <table:table-cell office:value-type="float" office:value="51.21945">
            <text:p>51.21945</text:p>
          </table:table-cell>
        </table:table-row>
        <table:table-row table:style-name="ro1">
          <table:table-cell office:value-type="string">
            <text:p>Antwerp</text:p>
          </table:table-cell>
          <table:table-cell office:value-type="string">
            <text:p>Hrair Sarkissian</text:p>
          </table:table-cell>
          <table:table-cell office:value-type="float" office:value="1">
            <text:p>1</text:p>
          </table:table-cell>
          <table:table-cell office:value-type="float" office:value="4.402464">
            <text:p>4.402464</text:p>
          </table:table-cell>
          <table:table-cell office:value-type="float" office:value="51.21945">
            <text:p>51.21945</text:p>
          </table:table-cell>
        </table:table-row>
        <table:table-row table:style-name="ro1">
          <table:table-cell office:value-type="string">
            <text:p>Antwerp</text:p>
          </table:table-cell>
          <table:table-cell office:value-type="string">
            <text:p>Almagul Menlibayeva</text:p>
          </table:table-cell>
          <table:table-cell office:value-type="float" office:value="1">
            <text:p>1</text:p>
          </table:table-cell>
          <table:table-cell office:value-type="float" office:value="4.402464">
            <text:p>4.402464</text:p>
          </table:table-cell>
          <table:table-cell office:value-type="float" office:value="51.21945">
            <text:p>51.21945</text:p>
          </table:table-cell>
        </table:table-row>
        <table:table-row table:style-name="ro1">
          <table:table-cell office:value-type="string">
            <text:p>Antwerp</text:p>
          </table:table-cell>
          <table:table-cell office:value-type="string">
            <text:p>N.S. Harsha</text:p>
          </table:table-cell>
          <table:table-cell office:value-type="float" office:value="1">
            <text:p>1</text:p>
          </table:table-cell>
          <table:table-cell office:value-type="float" office:value="4.402464">
            <text:p>4.402464</text:p>
          </table:table-cell>
          <table:table-cell office:value-type="float" office:value="51.21945">
            <text:p>51.21945</text:p>
          </table:table-cell>
        </table:table-row>
        <table:table-row table:style-name="ro1">
          <table:table-cell office:value-type="string">
            <text:p>Antwerp</text:p>
          </table:table-cell>
          <table:table-cell office:value-type="string">
            <text:p>David Claerbout</text:p>
          </table:table-cell>
          <table:table-cell office:value-type="float" office:value="1">
            <text:p>1</text:p>
          </table:table-cell>
          <table:table-cell office:value-type="float" office:value="4.402464">
            <text:p>4.402464</text:p>
          </table:table-cell>
          <table:table-cell office:value-type="float" office:value="51.21945">
            <text:p>51.21945</text:p>
          </table:table-cell>
        </table:table-row>
        <table:table-row table:style-name="ro1">
          <table:table-cell office:value-type="string">
            <text:p>Aramco</text:p>
          </table:table-cell>
          <table:table-cell office:value-type="string">
            <text:p>EFFAT ABDULLAH FADAG</text:p>
          </table:table-cell>
          <table:table-cell office:value-type="float" office:value="1">
            <text:p>1</text:p>
          </table:table-cell>
          <table:table-cell office:value-type="float" office:value="49.67582">
            <text:p>49.67582</text:p>
          </table:table-cell>
          <table:table-cell office:value-type="float" office:value="25.94306">
            <text:p>25.94306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string">
            <text:p>Khaled Sabsabi</text:p>
          </table:table-cell>
          <table:table-cell office:value-type="float" office:value="1">
            <text:p>1</text:p>
          </table:table-cell>
          <table:table-cell office:value-type="float" office:value="-63.61667">
            <text:p>-63.61667</text:p>
          </table:table-cell>
          <table:table-cell office:value-type="float" office:value="-38.4161">
            <text:p>-38.4161</text:p>
          </table:table-cell>
        </table:table-row>
        <table:table-row table:style-name="ro1">
          <table:table-cell office:value-type="string">
            <text:p>Arizona</text:p>
          </table:table-cell>
          <table:table-cell office:value-type="string">
            <text:p>Sama Alshaibi</text:p>
          </table:table-cell>
          <table:table-cell office:value-type="float" office:value="1">
            <text:p>1</text:p>
          </table:table-cell>
          <table:table-cell office:value-type="float" office:value="-111.0937">
            <text:p>-111.0937</text:p>
          </table:table-cell>
          <table:table-cell office:value-type="float" office:value="34.04893">
            <text:p>34.04893</text:p>
          </table:table-cell>
        </table:table-row>
        <table:table-row table:style-name="ro1">
          <table:table-cell office:value-type="string">
            <text:p>Arts Village</text:p>
          </table:table-cell>
          <table:table-cell office:value-type="string">
            <text:p>Abdulnasser Ghare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Shafic Abboud</text:p>
          </table:table-cell>
          <table:table-cell office:value-type="float" office:value="1">
            <text:p>1</text:p>
          </table:table-cell>
          <table:table-cell office:value-type="float" office:value="100.6197">
            <text:p>100.6197</text:p>
          </table:table-cell>
          <table:table-cell office:value-type="float" office:value="34.04786">
            <text:p>34.04786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Laurent Grasso</text:p>
          </table:table-cell>
          <table:table-cell office:value-type="float" office:value="1">
            <text:p>1</text:p>
          </table:table-cell>
          <table:table-cell office:value-type="float" office:value="100.6197">
            <text:p>100.6197</text:p>
          </table:table-cell>
          <table:table-cell office:value-type="float" office:value="34.04786">
            <text:p>34.04786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Basir Mahmood </text:p>
          </table:table-cell>
          <table:table-cell office:value-type="float" office:value="1">
            <text:p>1</text:p>
          </table:table-cell>
          <table:table-cell office:value-type="float" office:value="100.6197">
            <text:p>100.6197</text:p>
          </table:table-cell>
          <table:table-cell office:value-type="float" office:value="34.04786">
            <text:p>34.04786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Cevdet Erek</text:p>
          </table:table-cell>
          <table:table-cell office:value-type="float" office:value="1">
            <text:p>1</text:p>
          </table:table-cell>
          <table:table-cell office:value-type="float" office:value="100.6197">
            <text:p>100.6197</text:p>
          </table:table-cell>
          <table:table-cell office:value-type="float" office:value="34.04786">
            <text:p>34.04786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100.6197">
            <text:p>100.6197</text:p>
          </table:table-cell>
          <table:table-cell office:value-type="float" office:value="34.04786">
            <text:p>34.04786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Sophie Ernst</text:p>
          </table:table-cell>
          <table:table-cell office:value-type="float" office:value="1">
            <text:p>1</text:p>
          </table:table-cell>
          <table:table-cell office:value-type="float" office:value="100.6197">
            <text:p>100.6197</text:p>
          </table:table-cell>
          <table:table-cell office:value-type="float" office:value="34.04786">
            <text:p>34.04786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100.6197">
            <text:p>100.6197</text:p>
          </table:table-cell>
          <table:table-cell office:value-type="float" office:value="34.04786">
            <text:p>34.04786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Raqs Media Collective</text:p>
          </table:table-cell>
          <table:table-cell office:value-type="float" office:value="1">
            <text:p>1</text:p>
          </table:table-cell>
          <table:table-cell office:value-type="float" office:value="100.6197">
            <text:p>100.6197</text:p>
          </table:table-cell>
          <table:table-cell office:value-type="float" office:value="34.04786">
            <text:p>34.04786</text:p>
          </table:table-cell>
        </table:table-row>
        <table:table-row table:style-name="ro1">
          <table:table-cell office:value-type="string">
            <text:p>Aswan</text:p>
          </table:table-cell>
          <table:table-cell office:value-type="string">
            <text:p>Adham Wanly</text:p>
          </table:table-cell>
          <table:table-cell office:value-type="float" office:value="1">
            <text:p>1</text:p>
          </table:table-cell>
          <table:table-cell office:value-type="float" office:value="32.89983">
            <text:p>32.89983</text:p>
          </table:table-cell>
          <table:table-cell office:value-type="float" office:value="24.08894">
            <text:p>24.08894</text:p>
          </table:table-cell>
        </table:table-row>
        <table:table-row table:style-name="ro1">
          <table:table-cell office:value-type="string">
            <text:p>Aswan</text:p>
          </table:table-cell>
          <table:table-cell office:value-type="string">
            <text:p>Seif Wanly</text:p>
          </table:table-cell>
          <table:table-cell office:value-type="float" office:value="1">
            <text:p>1</text:p>
          </table:table-cell>
          <table:table-cell office:value-type="float" office:value="32.89983">
            <text:p>32.89983</text:p>
          </table:table-cell>
          <table:table-cell office:value-type="float" office:value="24.08894">
            <text:p>24.08894</text:p>
          </table:table-cell>
        </table:table-row>
        <table:table-row table:style-name="ro1">
          <table:table-cell office:value-type="string">
            <text:p>Aswan</text:p>
          </table:table-cell>
          <table:table-cell office:value-type="string">
            <text:p>Ahmad Osman</text:p>
          </table:table-cell>
          <table:table-cell office:value-type="float" office:value="1">
            <text:p>1</text:p>
          </table:table-cell>
          <table:table-cell office:value-type="float" office:value="32.89983">
            <text:p>32.89983</text:p>
          </table:table-cell>
          <table:table-cell office:value-type="float" office:value="24.08894">
            <text:p>24.08894</text:p>
          </table:table-cell>
        </table:table-row>
        <table:table-row table:style-name="ro1">
          <table:table-cell office:value-type="string">
            <text:p>Athens</text:p>
          </table:table-cell>
          <table:table-cell office:value-type="string">
            <text:p>Jalal Toufic</text:p>
          </table:table-cell>
          <table:table-cell office:value-type="float" office:value="1">
            <text:p>1</text:p>
          </table:table-cell>
          <table:table-cell office:value-type="float" office:value="23.72936">
            <text:p>23.72936</text:p>
          </table:table-cell>
          <table:table-cell office:value-type="float" office:value="37.98392">
            <text:p>37.98392</text:p>
          </table:table-cell>
        </table:table-row>
        <table:table-row table:style-name="ro1">
          <table:table-cell office:value-type="string">
            <text:p>Athens</text:p>
          </table:table-cell>
          <table:table-cell office:value-type="string">
            <text:p>Haris Epaminonda</text:p>
          </table:table-cell>
          <table:table-cell office:value-type="float" office:value="1">
            <text:p>1</text:p>
          </table:table-cell>
          <table:table-cell office:value-type="float" office:value="23.72936">
            <text:p>23.72936</text:p>
          </table:table-cell>
          <table:table-cell office:value-type="float" office:value="37.98392">
            <text:p>37.98392</text:p>
          </table:table-cell>
        </table:table-row>
        <table:table-row table:style-name="ro1">
          <table:table-cell office:value-type="string">
            <text:p>Athens</text:p>
          </table:table-cell>
          <table:table-cell office:value-type="string">
            <text:p>Ren├⌐ Gabri</text:p>
          </table:table-cell>
          <table:table-cell office:value-type="float" office:value="1">
            <text:p>1</text:p>
          </table:table-cell>
          <table:table-cell office:value-type="float" office:value="23.72936">
            <text:p>23.72936</text:p>
          </table:table-cell>
          <table:table-cell office:value-type="float" office:value="37.98392">
            <text:p>37.98392</text:p>
          </table:table-cell>
        </table:table-row>
        <table:table-row table:style-name="ro1">
          <table:table-cell office:value-type="string">
            <text:p>Athens</text:p>
          </table:table-cell>
          <table:table-cell office:value-type="string">
            <text:p>Jenine Sharabi</text:p>
          </table:table-cell>
          <table:table-cell office:value-type="float" office:value="1">
            <text:p>1</text:p>
          </table:table-cell>
          <table:table-cell office:value-type="float" office:value="23.72936">
            <text:p>23.72936</text:p>
          </table:table-cell>
          <table:table-cell office:value-type="float" office:value="37.98392">
            <text:p>37.98392</text:p>
          </table:table-cell>
        </table:table-row>
        <table:table-row table:style-name="ro1">
          <table:table-cell office:value-type="string">
            <text:p>Athens</text:p>
          </table:table-cell>
          <table:table-cell office:value-type="string">
            <text:p>Hrair Sarkissian</text:p>
          </table:table-cell>
          <table:table-cell office:value-type="float" office:value="1">
            <text:p>1</text:p>
          </table:table-cell>
          <table:table-cell office:value-type="float" office:value="23.72936">
            <text:p>23.72936</text:p>
          </table:table-cell>
          <table:table-cell office:value-type="float" office:value="37.98392">
            <text:p>37.98392</text:p>
          </table:table-cell>
        </table:table-row>
        <table:table-row table:style-name="ro1">
          <table:table-cell office:value-type="string">
            <text:p>Atlanta</text:p>
          </table:table-cell>
          <table:table-cell office:value-type="string">
            <text:p>Nabil Nahas</text:p>
          </table:table-cell>
          <table:table-cell office:value-type="float" office:value="1">
            <text:p>1</text:p>
          </table:table-cell>
          <table:table-cell office:value-type="float" office:value="-84.38798">
            <text:p>-84.38798</text:p>
          </table:table-cell>
          <table:table-cell office:value-type="float" office:value="33.749">
            <text:p>33.749</text:p>
          </table:table-cell>
        </table:table-row>
        <table:table-row table:style-name="ro1">
          <table:table-cell office:value-type="string">
            <text:p>Atlanta</text:p>
          </table:table-cell>
          <table:table-cell office:value-type="string">
            <text:p>Abdullah Al-Mazrook</text:p>
          </table:table-cell>
          <table:table-cell office:value-type="float" office:value="1">
            <text:p>1</text:p>
          </table:table-cell>
          <table:table-cell office:value-type="float" office:value="-84.38798">
            <text:p>-84.38798</text:p>
          </table:table-cell>
          <table:table-cell office:value-type="float" office:value="33.749">
            <text:p>33.749</text:p>
          </table:table-cell>
        </table:table-row>
        <table:table-row table:style-name="ro1">
          <table:table-cell office:value-type="string">
            <text:p>Atlas Mountains</text:p>
          </table:table-cell>
          <table:table-cell office:value-type="string">
            <text:p>Jilali Gharbaoui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Austin</text:p>
          </table:table-cell>
          <table:table-cell office:value-type="string">
            <text:p>Nida Sinnokrot</text:p>
          </table:table-cell>
          <table:table-cell office:value-type="float" office:value="1">
            <text:p>1</text:p>
          </table:table-cell>
          <table:table-cell office:value-type="float" office:value="-97.74306">
            <text:p>-97.74306</text:p>
          </table:table-cell>
          <table:table-cell office:value-type="float" office:value="30.26715">
            <text:p>30.26715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133.7751">
            <text:p>133.7751</text:p>
          </table:table-cell>
          <table:table-cell office:value-type="float" office:value="-25.2744">
            <text:p>-25.274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Raeda Saadeh</text:p>
          </table:table-cell>
          <table:table-cell office:value-type="float" office:value="1">
            <text:p>1</text:p>
          </table:table-cell>
          <table:table-cell office:value-type="float" office:value="133.7751">
            <text:p>133.7751</text:p>
          </table:table-cell>
          <table:table-cell office:value-type="float" office:value="-25.2744">
            <text:p>-25.274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Simryn Gill</text:p>
          </table:table-cell>
          <table:table-cell office:value-type="float" office:value="1">
            <text:p>1</text:p>
          </table:table-cell>
          <table:table-cell office:value-type="float" office:value="133.7751">
            <text:p>133.7751</text:p>
          </table:table-cell>
          <table:table-cell office:value-type="float" office:value="-25.2744">
            <text:p>-25.274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Jayce Salloum</text:p>
          </table:table-cell>
          <table:table-cell office:value-type="float" office:value="1">
            <text:p>1</text:p>
          </table:table-cell>
          <table:table-cell office:value-type="float" office:value="133.7751">
            <text:p>133.7751</text:p>
          </table:table-cell>
          <table:table-cell office:value-type="float" office:value="-25.2744">
            <text:p>-25.274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Sharif Waked</text:p>
          </table:table-cell>
          <table:table-cell office:value-type="float" office:value="1">
            <text:p>1</text:p>
          </table:table-cell>
          <table:table-cell office:value-type="float" office:value="133.7751">
            <text:p>133.7751</text:p>
          </table:table-cell>
          <table:table-cell office:value-type="float" office:value="-25.2744">
            <text:p>-25.274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Aras ├ûzg├╝n</text:p>
          </table:table-cell>
          <table:table-cell office:value-type="float" office:value="1">
            <text:p>1</text:p>
          </table:table-cell>
          <table:table-cell office:value-type="float" office:value="133.7751">
            <text:p>133.7751</text:p>
          </table:table-cell>
          <table:table-cell office:value-type="float" office:value="-25.2744">
            <text:p>-25.274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Runa Islam</text:p>
          </table:table-cell>
          <table:table-cell office:value-type="float" office:value="1">
            <text:p>1</text:p>
          </table:table-cell>
          <table:table-cell office:value-type="float" office:value="133.7751">
            <text:p>133.7751</text:p>
          </table:table-cell>
          <table:table-cell office:value-type="float" office:value="-25.2744">
            <text:p>-25.274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Robert MacPherson</text:p>
          </table:table-cell>
          <table:table-cell office:value-type="float" office:value="1">
            <text:p>1</text:p>
          </table:table-cell>
          <table:table-cell office:value-type="float" office:value="133.7751">
            <text:p>133.7751</text:p>
          </table:table-cell>
          <table:table-cell office:value-type="float" office:value="-25.2744">
            <text:p>-25.274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Cevdet Erek</text:p>
          </table:table-cell>
          <table:table-cell office:value-type="float" office:value="1">
            <text:p>1</text:p>
          </table:table-cell>
          <table:table-cell office:value-type="float" office:value="133.7751">
            <text:p>133.7751</text:p>
          </table:table-cell>
          <table:table-cell office:value-type="float" office:value="-25.2744">
            <text:p>-25.274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Shahzia Sikander</text:p>
          </table:table-cell>
          <table:table-cell office:value-type="float" office:value="1">
            <text:p>1</text:p>
          </table:table-cell>
          <table:table-cell office:value-type="float" office:value="133.7751">
            <text:p>133.7751</text:p>
          </table:table-cell>
          <table:table-cell office:value-type="float" office:value="-25.2744">
            <text:p>-25.274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Basir Mahmood </text:p>
          </table:table-cell>
          <table:table-cell office:value-type="float" office:value="1">
            <text:p>1</text:p>
          </table:table-cell>
          <table:table-cell office:value-type="float" office:value="133.7751">
            <text:p>133.7751</text:p>
          </table:table-cell>
          <table:table-cell office:value-type="float" office:value="-25.2744">
            <text:p>-25.274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Khaled Sabsabi</text:p>
          </table:table-cell>
          <table:table-cell office:value-type="float" office:value="1">
            <text:p>1</text:p>
          </table:table-cell>
          <table:table-cell office:value-type="float" office:value="133.7751">
            <text:p>133.7751</text:p>
          </table:table-cell>
          <table:table-cell office:value-type="float" office:value="-25.2744">
            <text:p>-25.274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Moataz Nasr</text:p>
          </table:table-cell>
          <table:table-cell office:value-type="float" office:value="1">
            <text:p>1</text:p>
          </table:table-cell>
          <table:table-cell office:value-type="float" office:value="133.7751">
            <text:p>133.7751</text:p>
          </table:table-cell>
          <table:table-cell office:value-type="float" office:value="-25.2744">
            <text:p>-25.274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133.7751">
            <text:p>133.7751</text:p>
          </table:table-cell>
          <table:table-cell office:value-type="float" office:value="-25.2744">
            <text:p>-25.274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Raafat Ishak</text:p>
          </table:table-cell>
          <table:table-cell office:value-type="float" office:value="1">
            <text:p>1</text:p>
          </table:table-cell>
          <table:table-cell office:value-type="float" office:value="133.7751">
            <text:p>133.7751</text:p>
          </table:table-cell>
          <table:table-cell office:value-type="float" office:value="-25.2744">
            <text:p>-25.274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Zena el Khalil</text:p>
          </table:table-cell>
          <table:table-cell office:value-type="float" office:value="1">
            <text:p>1</text:p>
          </table:table-cell>
          <table:table-cell office:value-type="float" office:value="133.7751">
            <text:p>133.7751</text:p>
          </table:table-cell>
          <table:table-cell office:value-type="float" office:value="-25.2744">
            <text:p>-25.274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133.7751">
            <text:p>133.7751</text:p>
          </table:table-cell>
          <table:table-cell office:value-type="float" office:value="-25.2744">
            <text:p>-25.274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Jananne Al-Ani</text:p>
          </table:table-cell>
          <table:table-cell office:value-type="float" office:value="1">
            <text:p>1</text:p>
          </table:table-cell>
          <table:table-cell office:value-type="float" office:value="133.7751">
            <text:p>133.7751</text:p>
          </table:table-cell>
          <table:table-cell office:value-type="float" office:value="-25.2744">
            <text:p>-25.2744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Raeda Saadeh</text:p>
          </table:table-cell>
          <table:table-cell office:value-type="float" office:value="1">
            <text:p>1</text:p>
          </table:table-cell>
          <table:table-cell office:value-type="float" office:value="14.55007">
            <text:p>14.55007</text:p>
          </table:table-cell>
          <table:table-cell office:value-type="float" office:value="47.51623">
            <text:p>47.5162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Walid Siti</text:p>
          </table:table-cell>
          <table:table-cell office:value-type="float" office:value="1">
            <text:p>1</text:p>
          </table:table-cell>
          <table:table-cell office:value-type="float" office:value="14.55007">
            <text:p>14.55007</text:p>
          </table:table-cell>
          <table:table-cell office:value-type="float" office:value="47.51623">
            <text:p>47.5162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14.55007">
            <text:p>14.55007</text:p>
          </table:table-cell>
          <table:table-cell office:value-type="float" office:value="47.51623">
            <text:p>47.5162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Rashid Masharawi</text:p>
          </table:table-cell>
          <table:table-cell office:value-type="float" office:value="1">
            <text:p>1</text:p>
          </table:table-cell>
          <table:table-cell office:value-type="float" office:value="14.55007">
            <text:p>14.55007</text:p>
          </table:table-cell>
          <table:table-cell office:value-type="float" office:value="47.51623">
            <text:p>47.5162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Runa Islam</text:p>
          </table:table-cell>
          <table:table-cell office:value-type="float" office:value="1">
            <text:p>1</text:p>
          </table:table-cell>
          <table:table-cell office:value-type="float" office:value="14.55007">
            <text:p>14.55007</text:p>
          </table:table-cell>
          <table:table-cell office:value-type="float" office:value="47.51623">
            <text:p>47.5162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Khaled Jarrar</text:p>
          </table:table-cell>
          <table:table-cell office:value-type="float" office:value="1">
            <text:p>1</text:p>
          </table:table-cell>
          <table:table-cell office:value-type="float" office:value="14.55007">
            <text:p>14.55007</text:p>
          </table:table-cell>
          <table:table-cell office:value-type="float" office:value="47.51623">
            <text:p>47.5162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mounir fatmi</text:p>
          </table:table-cell>
          <table:table-cell office:value-type="float" office:value="1">
            <text:p>1</text:p>
          </table:table-cell>
          <table:table-cell office:value-type="float" office:value="14.55007">
            <text:p>14.55007</text:p>
          </table:table-cell>
          <table:table-cell office:value-type="float" office:value="47.51623">
            <text:p>47.5162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Erin Ellen Kelly</text:p>
          </table:table-cell>
          <table:table-cell office:value-type="float" office:value="1">
            <text:p>1</text:p>
          </table:table-cell>
          <table:table-cell office:value-type="float" office:value="14.55007">
            <text:p>14.55007</text:p>
          </table:table-cell>
          <table:table-cell office:value-type="float" office:value="47.51623">
            <text:p>47.5162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Nida Sinnokrot</text:p>
          </table:table-cell>
          <table:table-cell office:value-type="float" office:value="1">
            <text:p>1</text:p>
          </table:table-cell>
          <table:table-cell office:value-type="float" office:value="14.55007">
            <text:p>14.55007</text:p>
          </table:table-cell>
          <table:table-cell office:value-type="float" office:value="47.51623">
            <text:p>47.5162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Basim Magdy </text:p>
          </table:table-cell>
          <table:table-cell office:value-type="float" office:value="1">
            <text:p>1</text:p>
          </table:table-cell>
          <table:table-cell office:value-type="float" office:value="14.55007">
            <text:p>14.55007</text:p>
          </table:table-cell>
          <table:table-cell office:value-type="float" office:value="47.51623">
            <text:p>47.5162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Nevin Aladag</text:p>
          </table:table-cell>
          <table:table-cell office:value-type="float" office:value="1">
            <text:p>1</text:p>
          </table:table-cell>
          <table:table-cell office:value-type="float" office:value="14.55007">
            <text:p>14.55007</text:p>
          </table:table-cell>
          <table:table-cell office:value-type="float" office:value="47.51623">
            <text:p>47.5162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14.55007">
            <text:p>14.55007</text:p>
          </table:table-cell>
          <table:table-cell office:value-type="float" office:value="47.51623">
            <text:p>47.5162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Walid Raad</text:p>
          </table:table-cell>
          <table:table-cell office:value-type="float" office:value="1">
            <text:p>1</text:p>
          </table:table-cell>
          <table:table-cell office:value-type="float" office:value="14.55007">
            <text:p>14.55007</text:p>
          </table:table-cell>
          <table:table-cell office:value-type="float" office:value="47.51623">
            <text:p>47.5162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David Claerbout</text:p>
          </table:table-cell>
          <table:table-cell office:value-type="float" office:value="1">
            <text:p>1</text:p>
          </table:table-cell>
          <table:table-cell office:value-type="float" office:value="14.55007">
            <text:p>14.55007</text:p>
          </table:table-cell>
          <table:table-cell office:value-type="float" office:value="47.51623">
            <text:p>47.51623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string">
            <text:p>Hamra Abbas</text:p>
          </table:table-cell>
          <table:table-cell office:value-type="float" office:value="1">
            <text:p>1</text:p>
          </table:table-cell>
          <table:table-cell office:value-type="float" office:value="47.57693">
            <text:p>47.57693</text:p>
          </table:table-cell>
          <table:table-cell office:value-type="float" office:value="40.1431">
            <text:p>40.1431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string">
            <text:p>Hafidh al-Droubi</text:p>
          </table:table-cell>
          <table:table-cell office:value-type="float" office:value="1">
            <text:p>1</text:p>
          </table:table-cell>
          <table:table-cell office:value-type="float" office:value="44.422">
            <text:p>44.422</text:p>
          </table:table-cell>
          <table:table-cell office:value-type="float" office:value="33.325">
            <text:p>33.325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string">
            <text:p>Walid Siti</text:p>
          </table:table-cell>
          <table:table-cell office:value-type="float" office:value="1">
            <text:p>1</text:p>
          </table:table-cell>
          <table:table-cell office:value-type="float" office:value="44.422">
            <text:p>44.422</text:p>
          </table:table-cell>
          <table:table-cell office:value-type="float" office:value="33.325">
            <text:p>33.325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string">
            <text:p>Farid Belkahia</text:p>
          </table:table-cell>
          <table:table-cell office:value-type="float" office:value="1">
            <text:p>1</text:p>
          </table:table-cell>
          <table:table-cell office:value-type="float" office:value="44.422">
            <text:p>44.422</text:p>
          </table:table-cell>
          <table:table-cell office:value-type="float" office:value="33.325">
            <text:p>33.325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string">
            <text:p>Khalid al-Jader</text:p>
          </table:table-cell>
          <table:table-cell office:value-type="float" office:value="1">
            <text:p>1</text:p>
          </table:table-cell>
          <table:table-cell office:value-type="float" office:value="44.422">
            <text:p>44.422</text:p>
          </table:table-cell>
          <table:table-cell office:value-type="float" office:value="33.325">
            <text:p>33.325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string">
            <text:p>Dia Al-Azzawi </text:p>
          </table:table-cell>
          <table:table-cell office:value-type="float" office:value="1">
            <text:p>1</text:p>
          </table:table-cell>
          <table:table-cell office:value-type="float" office:value="44.422">
            <text:p>44.422</text:p>
          </table:table-cell>
          <table:table-cell office:value-type="float" office:value="33.325">
            <text:p>33.325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string">
            <text:p>Wissam Shawkat</text:p>
          </table:table-cell>
          <table:table-cell office:value-type="float" office:value="1">
            <text:p>1</text:p>
          </table:table-cell>
          <table:table-cell office:value-type="float" office:value="44.422">
            <text:p>44.422</text:p>
          </table:table-cell>
          <table:table-cell office:value-type="float" office:value="33.325">
            <text:p>33.325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string">
            <text:p>Hassan Massoudy</text:p>
          </table:table-cell>
          <table:table-cell office:value-type="float" office:value="1">
            <text:p>1</text:p>
          </table:table-cell>
          <table:table-cell office:value-type="float" office:value="44.422">
            <text:p>44.422</text:p>
          </table:table-cell>
          <table:table-cell office:value-type="float" office:value="33.325">
            <text:p>33.325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string">
            <text:p>Abdul Qadir al-Rassam</text:p>
          </table:table-cell>
          <table:table-cell office:value-type="float" office:value="1">
            <text:p>1</text:p>
          </table:table-cell>
          <table:table-cell office:value-type="float" office:value="44.422">
            <text:p>44.422</text:p>
          </table:table-cell>
          <table:table-cell office:value-type="float" office:value="33.325">
            <text:p>33.325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string">
            <text:p>Ahmed Alsoudani</text:p>
          </table:table-cell>
          <table:table-cell office:value-type="float" office:value="1">
            <text:p>1</text:p>
          </table:table-cell>
          <table:table-cell office:value-type="float" office:value="44.422">
            <text:p>44.422</text:p>
          </table:table-cell>
          <table:table-cell office:value-type="float" office:value="33.325">
            <text:p>33.325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string">
            <text:p>Samira Badran</text:p>
          </table:table-cell>
          <table:table-cell office:value-type="float" office:value="1">
            <text:p>1</text:p>
          </table:table-cell>
          <table:table-cell office:value-type="float" office:value="44.422">
            <text:p>44.422</text:p>
          </table:table-cell>
          <table:table-cell office:value-type="float" office:value="33.325">
            <text:p>33.325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string">
            <text:p>Mohammed Melehi</text:p>
          </table:table-cell>
          <table:table-cell office:value-type="float" office:value="1">
            <text:p>1</text:p>
          </table:table-cell>
          <table:table-cell office:value-type="float" office:value="44.422">
            <text:p>44.422</text:p>
          </table:table-cell>
          <table:table-cell office:value-type="float" office:value="33.325">
            <text:p>33.325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string">
            <text:p>Ismail al-Shaikhly</text:p>
          </table:table-cell>
          <table:table-cell office:value-type="float" office:value="1">
            <text:p>1</text:p>
          </table:table-cell>
          <table:table-cell office:value-type="float" office:value="44.422">
            <text:p>44.422</text:p>
          </table:table-cell>
          <table:table-cell office:value-type="float" office:value="33.325">
            <text:p>33.325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string">
            <text:p>Suad Al Attar</text:p>
          </table:table-cell>
          <table:table-cell office:value-type="float" office:value="1">
            <text:p>1</text:p>
          </table:table-cell>
          <table:table-cell office:value-type="float" office:value="44.422">
            <text:p>44.422</text:p>
          </table:table-cell>
          <table:table-cell office:value-type="float" office:value="33.325">
            <text:p>33.325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string">
            <text:p>Mohammed Ghani Hikmat</text:p>
          </table:table-cell>
          <table:table-cell office:value-type="float" office:value="1">
            <text:p>1</text:p>
          </table:table-cell>
          <table:table-cell office:value-type="float" office:value="44.422">
            <text:p>44.422</text:p>
          </table:table-cell>
          <table:table-cell office:value-type="float" office:value="33.325">
            <text:p>33.325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string">
            <text:p>Hayv Kahraman</text:p>
          </table:table-cell>
          <table:table-cell office:value-type="float" office:value="1">
            <text:p>1</text:p>
          </table:table-cell>
          <table:table-cell office:value-type="float" office:value="44.422">
            <text:p>44.422</text:p>
          </table:table-cell>
          <table:table-cell office:value-type="float" office:value="33.325">
            <text:p>33.325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string">
            <text:p>Jamal Al Kebasi</text:p>
          </table:table-cell>
          <table:table-cell office:value-type="float" office:value="1">
            <text:p>1</text:p>
          </table:table-cell>
          <table:table-cell office:value-type="float" office:value="44.422">
            <text:p>44.422</text:p>
          </table:table-cell>
          <table:table-cell office:value-type="float" office:value="33.325">
            <text:p>33.325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string">
            <text:p>Jalal Toufic</text:p>
          </table:table-cell>
          <table:table-cell office:value-type="float" office:value="1">
            <text:p>1</text:p>
          </table:table-cell>
          <table:table-cell office:value-type="float" office:value="44.422">
            <text:p>44.422</text:p>
          </table:table-cell>
          <table:table-cell office:value-type="float" office:value="33.325">
            <text:p>33.325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string">
            <text:p>Atta Sabri</text:p>
          </table:table-cell>
          <table:table-cell office:value-type="float" office:value="1">
            <text:p>1</text:p>
          </table:table-cell>
          <table:table-cell office:value-type="float" office:value="44.422">
            <text:p>44.422</text:p>
          </table:table-cell>
          <table:table-cell office:value-type="float" office:value="33.325">
            <text:p>33.325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string">
            <text:p>Salim al-Dabbagh</text:p>
          </table:table-cell>
          <table:table-cell office:value-type="float" office:value="1">
            <text:p>1</text:p>
          </table:table-cell>
          <table:table-cell office:value-type="float" office:value="44.422">
            <text:p>44.422</text:p>
          </table:table-cell>
          <table:table-cell office:value-type="float" office:value="33.325">
            <text:p>33.325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44.422">
            <text:p>44.422</text:p>
          </table:table-cell>
          <table:table-cell office:value-type="float" office:value="33.325">
            <text:p>33.325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string">
            <text:p>Faiq Hassan</text:p>
          </table:table-cell>
          <table:table-cell office:value-type="float" office:value="1">
            <text:p>1</text:p>
          </table:table-cell>
          <table:table-cell office:value-type="float" office:value="44.422">
            <text:p>44.422</text:p>
          </table:table-cell>
          <table:table-cell office:value-type="float" office:value="33.325">
            <text:p>33.325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Marwa Rustam</text:p>
          </table:table-cell>
          <table:table-cell office:value-type="float" office:value="1">
            <text:p>1</text:p>
          </table:table-cell>
          <table:table-cell office:value-type="float" office:value="50.5577">
            <text:p>50.5577</text:p>
          </table:table-cell>
          <table:table-cell office:value-type="float" office:value="26.0667">
            <text:p>26.0667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Waheeda Malullah</text:p>
          </table:table-cell>
          <table:table-cell office:value-type="float" office:value="1">
            <text:p>1</text:p>
          </table:table-cell>
          <table:table-cell office:value-type="float" office:value="50.5577">
            <text:p>50.5577</text:p>
          </table:table-cell>
          <table:table-cell office:value-type="float" office:value="26.0667">
            <text:p>26.0667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Zahra Bu Ali</text:p>
          </table:table-cell>
          <table:table-cell office:value-type="float" office:value="1">
            <text:p>1</text:p>
          </table:table-cell>
          <table:table-cell office:value-type="float" office:value="50.5577">
            <text:p>50.5577</text:p>
          </table:table-cell>
          <table:table-cell office:value-type="float" office:value="26.0667">
            <text:p>26.0667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Jenine Sharabi</text:p>
          </table:table-cell>
          <table:table-cell office:value-type="float" office:value="1">
            <text:p>1</text:p>
          </table:table-cell>
          <table:table-cell office:value-type="float" office:value="50.5577">
            <text:p>50.5577</text:p>
          </table:table-cell>
          <table:table-cell office:value-type="float" office:value="26.0667">
            <text:p>26.0667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Shadia Alem</text:p>
          </table:table-cell>
          <table:table-cell office:value-type="float" office:value="1">
            <text:p>1</text:p>
          </table:table-cell>
          <table:table-cell office:value-type="float" office:value="50.5577">
            <text:p>50.5577</text:p>
          </table:table-cell>
          <table:table-cell office:value-type="float" office:value="26.0667">
            <text:p>26.0667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Lantian Xie</text:p>
          </table:table-cell>
          <table:table-cell office:value-type="float" office:value="1">
            <text:p>1</text:p>
          </table:table-cell>
          <table:table-cell office:value-type="float" office:value="50.5577">
            <text:p>50.5577</text:p>
          </table:table-cell>
          <table:table-cell office:value-type="float" office:value="26.0667">
            <text:p>26.0667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Fay├ºal Baghriche </text:p>
          </table:table-cell>
          <table:table-cell office:value-type="float" office:value="1">
            <text:p>1</text:p>
          </table:table-cell>
          <table:table-cell office:value-type="float" office:value="50.5577">
            <text:p>50.5577</text:p>
          </table:table-cell>
          <table:table-cell office:value-type="float" office:value="26.0667">
            <text:p>26.0667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Faisal Samra</text:p>
          </table:table-cell>
          <table:table-cell office:value-type="float" office:value="1">
            <text:p>1</text:p>
          </table:table-cell>
          <table:table-cell office:value-type="float" office:value="50.5577">
            <text:p>50.5577</text:p>
          </table:table-cell>
          <table:table-cell office:value-type="float" office:value="26.0667">
            <text:p>26.0667</text:p>
          </table:table-cell>
        </table:table-row>
        <table:table-row table:style-name="ro1">
          <table:table-cell office:value-type="string">
            <text:p>Baku</text:p>
          </table:table-cell>
          <table:table-cell office:value-type="string">
            <text:p>Hamra Abbas</text:p>
          </table:table-cell>
          <table:table-cell office:value-type="float" office:value="1">
            <text:p>1</text:p>
          </table:table-cell>
          <table:table-cell office:value-type="float" office:value="49.86709">
            <text:p>49.86709</text:p>
          </table:table-cell>
          <table:table-cell office:value-type="float" office:value="40.40926">
            <text:p>40.40926</text:p>
          </table:table-cell>
        </table:table-row>
        <table:table-row table:style-name="ro1">
          <table:table-cell office:value-type="string">
            <text:p>Baltimore</text:p>
          </table:table-cell>
          <table:table-cell office:value-type="string">
            <text:p>Raed Yassin</text:p>
          </table:table-cell>
          <table:table-cell office:value-type="float" office:value="1">
            <text:p>1</text:p>
          </table:table-cell>
          <table:table-cell office:value-type="float" office:value="-76.61219">
            <text:p>-76.61219</text:p>
          </table:table-cell>
          <table:table-cell office:value-type="float" office:value="39.29038">
            <text:p>39.29038</text:p>
          </table:table-cell>
        </table:table-row>
        <table:table-row table:style-name="ro1">
          <table:table-cell office:value-type="string">
            <text:p>Baltimore</text:p>
          </table:table-cell>
          <table:table-cell office:value-type="string">
            <text:p>Amir H. Fallah</text:p>
          </table:table-cell>
          <table:table-cell office:value-type="float" office:value="1">
            <text:p>1</text:p>
          </table:table-cell>
          <table:table-cell office:value-type="float" office:value="-76.61219">
            <text:p>-76.61219</text:p>
          </table:table-cell>
          <table:table-cell office:value-type="float" office:value="39.29038">
            <text:p>39.29038</text:p>
          </table:table-cell>
        </table:table-row>
        <table:table-row table:style-name="ro1">
          <table:table-cell office:value-type="string">
            <text:p>Bamako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float" office:value="12.65">
            <text:p>12.65</text:p>
          </table:table-cell>
        </table:table-row>
        <table:table-row table:style-name="ro1">
          <table:table-cell office:value-type="string">
            <text:p>Bamako</text:p>
          </table:table-cell>
          <table:table-cell office:value-type="string">
            <text:p>Youssef Nabil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float" office:value="12.65">
            <text:p>12.65</text:p>
          </table:table-cell>
        </table:table-row>
        <table:table-row table:style-name="ro1">
          <table:table-cell office:value-type="string">
            <text:p>Bamako</text:p>
          </table:table-cell>
          <table:table-cell office:value-type="string">
            <text:p>Isma├»l Bahri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float" office:value="12.65">
            <text:p>12.65</text:p>
          </table:table-cell>
        </table:table-row>
        <table:table-row table:style-name="ro1">
          <table:table-cell office:value-type="string">
            <text:p>Bamako</text:p>
          </table:table-cell>
          <table:table-cell office:value-type="string">
            <text:p>Mohamed Bourouissa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float" office:value="12.65">
            <text:p>12.65</text:p>
          </table:table-cell>
        </table:table-row>
        <table:table-row table:style-name="ro1">
          <table:table-cell office:value-type="string">
            <text:p>Bamako</text:p>
          </table:table-cell>
          <table:table-cell office:value-type="string">
            <text:p>Maha Maamoun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float" office:value="12.65">
            <text:p>12.65</text:p>
          </table:table-cell>
        </table:table-row>
        <table:table-row table:style-name="ro1">
          <table:table-cell office:value-type="string">
            <text:p>Bamako</text:p>
          </table:table-cell>
          <table:table-cell office:value-type="string">
            <text:p>Mouna Karray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float" office:value="12.65">
            <text:p>12.65</text:p>
          </table:table-cell>
        </table:table-row>
        <table:table-row table:style-name="ro1">
          <table:table-cell office:value-type="string">
            <text:p>Bangkok</text:p>
          </table:table-cell>
          <table:table-cell office:value-type="string">
            <text:p>Ninar Esber</text:p>
          </table:table-cell>
          <table:table-cell office:value-type="float" office:value="1">
            <text:p>1</text:p>
          </table:table-cell>
          <table:table-cell office:value-type="float" office:value="100.5018">
            <text:p>100.5018</text:p>
          </table:table-cell>
          <table:table-cell office:value-type="float" office:value="13.75633">
            <text:p>13.75633</text:p>
          </table:table-cell>
        </table:table-row>
        <table:table-row table:style-name="ro1">
          <table:table-cell office:value-type="string">
            <text:p>Barbican</text:p>
          </table:table-cell>
          <table:table-cell office:value-type="string">
            <text:p>Sulayman Al Bassam</text:p>
          </table:table-cell>
          <table:table-cell office:value-type="float" office:value="1">
            <text:p>1</text:p>
          </table:table-cell>
          <table:table-cell office:value-type="float" office:value="-0.093889">
            <text:p>-0.093889</text:p>
          </table:table-cell>
          <table:table-cell office:value-type="float" office:value="51.51917">
            <text:p>51.51917</text:p>
          </table:table-cell>
        </table:table-row>
        <table:table-row table:style-name="ro1">
          <table:table-cell office:value-type="string">
            <text:p>Barcelona</text:p>
          </table:table-cell>
          <table:table-cell office:value-type="string">
            <text:p>Samira Badran</text:p>
          </table:table-cell>
          <table:table-cell office:value-type="float" office:value="1">
            <text:p>1</text:p>
          </table:table-cell>
          <table:table-cell office:value-type="float" office:value="2.173404">
            <text:p>2.173404</text:p>
          </table:table-cell>
          <table:table-cell office:value-type="float" office:value="41.38506">
            <text:p>41.38506</text:p>
          </table:table-cell>
        </table:table-row>
        <table:table-row table:style-name="ro1">
          <table:table-cell office:value-type="string">
            <text:p>Barcelona</text:p>
          </table:table-cell>
          <table:table-cell office:value-type="string">
            <text:p>Youssef Nabil</text:p>
          </table:table-cell>
          <table:table-cell office:value-type="float" office:value="1">
            <text:p>1</text:p>
          </table:table-cell>
          <table:table-cell office:value-type="float" office:value="2.173404">
            <text:p>2.173404</text:p>
          </table:table-cell>
          <table:table-cell office:value-type="float" office:value="41.38506">
            <text:p>41.38506</text:p>
          </table:table-cell>
        </table:table-row>
        <table:table-row table:style-name="ro1">
          <table:table-cell office:value-type="string">
            <text:p>Barcelona</text:p>
          </table:table-cell>
          <table:table-cell office:value-type="string">
            <text:p>Latifa Echakhch</text:p>
          </table:table-cell>
          <table:table-cell office:value-type="float" office:value="1">
            <text:p>1</text:p>
          </table:table-cell>
          <table:table-cell office:value-type="float" office:value="2.173404">
            <text:p>2.173404</text:p>
          </table:table-cell>
          <table:table-cell office:value-type="float" office:value="41.38506">
            <text:p>41.38506</text:p>
          </table:table-cell>
        </table:table-row>
        <table:table-row table:style-name="ro1">
          <table:table-cell office:value-type="string">
            <text:p>Barcelona</text:p>
          </table:table-cell>
          <table:table-cell office:value-type="string">
            <text:p>Magdi Mostafa</text:p>
          </table:table-cell>
          <table:table-cell office:value-type="float" office:value="1">
            <text:p>1</text:p>
          </table:table-cell>
          <table:table-cell office:value-type="float" office:value="2.173404">
            <text:p>2.173404</text:p>
          </table:table-cell>
          <table:table-cell office:value-type="float" office:value="41.38506">
            <text:p>41.38506</text:p>
          </table:table-cell>
        </table:table-row>
        <table:table-row table:style-name="ro1">
          <table:table-cell office:value-type="string">
            <text:p>Barcelona</text:p>
          </table:table-cell>
          <table:table-cell office:value-type="string">
            <text:p>Vartan Avakian</text:p>
          </table:table-cell>
          <table:table-cell office:value-type="float" office:value="1">
            <text:p>1</text:p>
          </table:table-cell>
          <table:table-cell office:value-type="float" office:value="2.173404">
            <text:p>2.173404</text:p>
          </table:table-cell>
          <table:table-cell office:value-type="float" office:value="41.38506">
            <text:p>41.38506</text:p>
          </table:table-cell>
        </table:table-row>
        <table:table-row table:style-name="ro1">
          <table:table-cell office:value-type="string">
            <text:p>Barcelona</text:p>
          </table:table-cell>
          <table:table-cell office:value-type="string">
            <text:p>Gamal el-Sigini</text:p>
          </table:table-cell>
          <table:table-cell office:value-type="float" office:value="1">
            <text:p>1</text:p>
          </table:table-cell>
          <table:table-cell office:value-type="float" office:value="2.173404">
            <text:p>2.173404</text:p>
          </table:table-cell>
          <table:table-cell office:value-type="float" office:value="41.38506">
            <text:p>41.38506</text:p>
          </table:table-cell>
        </table:table-row>
        <table:table-row table:style-name="ro1">
          <table:table-cell office:value-type="string">
            <text:p>Barcelona</text:p>
          </table:table-cell>
          <table:table-cell office:value-type="string">
            <text:p>Abdelkader Benchamma</text:p>
          </table:table-cell>
          <table:table-cell office:value-type="float" office:value="1">
            <text:p>1</text:p>
          </table:table-cell>
          <table:table-cell office:value-type="float" office:value="2.173404">
            <text:p>2.173404</text:p>
          </table:table-cell>
          <table:table-cell office:value-type="float" office:value="41.38506">
            <text:p>41.38506</text:p>
          </table:table-cell>
        </table:table-row>
        <table:table-row table:style-name="ro1">
          <table:table-cell office:value-type="string">
            <text:p>Bari</text:p>
          </table:table-cell>
          <table:table-cell office:value-type="string">
            <text:p>Yasam Sasmazer</text:p>
          </table:table-cell>
          <table:table-cell office:value-type="float" office:value="1">
            <text:p>1</text:p>
          </table:table-cell>
          <table:table-cell office:value-type="float" office:value="16.87187">
            <text:p>16.87187</text:p>
          </table:table-cell>
          <table:table-cell office:value-type="float" office:value="41.11714">
            <text:p>41.11714</text:p>
          </table:table-cell>
        </table:table-row>
        <table:table-row table:style-name="ro1">
          <table:table-cell office:value-type="string">
            <text:p>Basra</text:p>
          </table:table-cell>
          <table:table-cell office:value-type="string">
            <text:p>Wissam Shawkat</text:p>
          </table:table-cell>
          <table:table-cell office:value-type="float" office:value="1">
            <text:p>1</text:p>
          </table:table-cell>
          <table:table-cell office:value-type="float" office:value="47.81667">
            <text:p>47.81667</text:p>
          </table:table-cell>
          <table:table-cell office:value-type="float" office:value="30.5">
            <text:p>30.5</text:p>
          </table:table-cell>
        </table:table-row>
        <table:table-row table:style-name="ro1">
          <table:table-cell office:value-type="string">
            <text:p>Basra</text:p>
          </table:table-cell>
          <table:table-cell office:value-type="string">
            <text:p>Sama Alshaibi</text:p>
          </table:table-cell>
          <table:table-cell office:value-type="float" office:value="1">
            <text:p>1</text:p>
          </table:table-cell>
          <table:table-cell office:value-type="float" office:value="47.81667">
            <text:p>47.81667</text:p>
          </table:table-cell>
          <table:table-cell office:value-type="float" office:value="30.5">
            <text:p>30.5</text:p>
          </table:table-cell>
        </table:table-row>
        <table:table-row table:style-name="ro1">
          <table:table-cell office:value-type="string">
            <text:p>Batna</text:p>
          </table:table-cell>
          <table:table-cell office:value-type="string">
            <text:p>Adel Abdessemed</text:p>
          </table:table-cell>
          <table:table-cell office:value-type="float" office:value="1">
            <text:p>1</text:p>
          </table:table-cell>
          <table:table-cell office:value-type="float" office:value="6.166667">
            <text:p>6.166667</text:p>
          </table:table-cell>
          <table:table-cell office:value-type="float" office:value="35.55">
            <text:p>35.55</text:p>
          </table:table-cell>
        </table:table-row>
        <table:table-row table:style-name="ro1">
          <table:table-cell office:value-type="string">
            <text:p>Beaumont</text:p>
          </table:table-cell>
          <table:table-cell office:value-type="string">
            <text:p>Ahmed Cherkaoui</text:p>
          </table:table-cell>
          <table:table-cell office:value-type="float" office:value="1">
            <text:p>1</text:p>
          </table:table-cell>
          <table:table-cell office:value-type="float" office:value="-94.12656">
            <text:p>-94.12656</text:p>
          </table:table-cell>
          <table:table-cell office:value-type="float" office:value="30.08017">
            <text:p>30.08017</text:p>
          </table:table-cell>
        </table:table-row>
        <table:table-row table:style-name="ro1">
          <table:table-cell office:value-type="string">
            <text:p>Bedouin</text:p>
          </table:table-cell>
          <table:table-cell office:value-type="string">
            <text:p>Shadia Alem</text:p>
          </table:table-cell>
          <table:table-cell office:value-type="float" office:value="1">
            <text:p>1</text:p>
          </table:table-cell>
          <table:table-cell office:value-type="float" office:value="4.977876">
            <text:p>4.977876</text:p>
          </table:table-cell>
          <table:table-cell office:value-type="float" office:value="44.36005">
            <text:p>44.36005</text:p>
          </table:table-cell>
        </table:table-row>
        <table:table-row table:style-name="ro1">
          <table:table-cell office:value-type="string">
            <text:p>Beijing</text:p>
          </table:table-cell>
          <table:table-cell office:value-type="string">
            <text:p>Fay├ºal Baghriche </text:p>
          </table:table-cell>
          <table:table-cell office:value-type="float" office:value="1">
            <text:p>1</text:p>
          </table:table-cell>
          <table:table-cell office:value-type="float" office:value="116.4074">
            <text:p>116.4074</text:p>
          </table:table-cell>
          <table:table-cell office:value-type="float" office:value="39.90421">
            <text:p>39.90421</text:p>
          </table:table-cell>
        </table:table-row>
        <table:table-row table:style-name="ro1">
          <table:table-cell office:value-type="string">
            <text:p>Beijing</text:p>
          </table:table-cell>
          <table:table-cell office:value-type="string">
            <text:p>Erin Ellen Kelly</text:p>
          </table:table-cell>
          <table:table-cell office:value-type="float" office:value="1">
            <text:p>1</text:p>
          </table:table-cell>
          <table:table-cell office:value-type="float" office:value="116.4074">
            <text:p>116.4074</text:p>
          </table:table-cell>
          <table:table-cell office:value-type="float" office:value="39.90421">
            <text:p>39.90421</text:p>
          </table:table-cell>
        </table:table-row>
        <table:table-row table:style-name="ro1">
          <table:table-cell office:value-type="string">
            <text:p>Beijing</text:p>
          </table:table-cell>
          <table:table-cell office:value-type="string">
            <text:p>Ahmad Morshedloo</text:p>
          </table:table-cell>
          <table:table-cell office:value-type="float" office:value="1">
            <text:p>1</text:p>
          </table:table-cell>
          <table:table-cell office:value-type="float" office:value="116.4074">
            <text:p>116.4074</text:p>
          </table:table-cell>
          <table:table-cell office:value-type="float" office:value="39.90421">
            <text:p>39.90421</text:p>
          </table:table-cell>
        </table:table-row>
        <table:table-row table:style-name="ro1">
          <table:table-cell office:value-type="string">
            <text:p>Beijing</text:p>
          </table:table-cell>
          <table:table-cell office:value-type="string">
            <text:p>Moataz Nasr</text:p>
          </table:table-cell>
          <table:table-cell office:value-type="float" office:value="1">
            <text:p>1</text:p>
          </table:table-cell>
          <table:table-cell office:value-type="float" office:value="116.4074">
            <text:p>116.4074</text:p>
          </table:table-cell>
          <table:table-cell office:value-type="float" office:value="39.90421">
            <text:p>39.90421</text:p>
          </table:table-cell>
        </table:table-row>
        <table:table-row table:style-name="ro1">
          <table:table-cell office:value-type="string">
            <text:p>Beijing</text:p>
          </table:table-cell>
          <table:table-cell office:value-type="string">
            <text:p>Mariam Ghani</text:p>
          </table:table-cell>
          <table:table-cell office:value-type="float" office:value="1">
            <text:p>1</text:p>
          </table:table-cell>
          <table:table-cell office:value-type="float" office:value="116.4074">
            <text:p>116.4074</text:p>
          </table:table-cell>
          <table:table-cell office:value-type="float" office:value="39.90421">
            <text:p>39.90421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Walid Raad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Lawrence Abu Hamdan 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Noura Bouzo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Fouad Elkoury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Simone Fattal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Kameel Hawa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Gilbert Hage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Maha Maamoun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Marwan Rechmaoui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Ayman Baalbaki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Daoud Corm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Ayreen Anastas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Nabil Nahas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Basma Al Sharif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Joana Hadjithomas 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Rasha Salti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Mounira Al Solh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Zena el Khalil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Sirine Fattouh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Mohamed Abdelkarim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Ahmed Mater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Raed Yassin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Khalil Joreige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Tanbak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Ashkan Sepahvand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Mona Saudi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Samer Omran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Setareh Shahbazi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Georges Daoud Corm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Omar Rajeh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Lara Baladi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Samiah Khashoggi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Samir Sayegh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Akram Zaatari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Saloua Raouda Choucair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Tony Chakar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Jalal Toufic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Mona Hatoum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C├⌐sar Gemayel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Pascal Hachem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Joana Hadjithomas and Khalil Joreige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Rabih Mrou├⌐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Shafic Abboud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Atfal Ahdath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Youssef Abdelk─ù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Sherif El Azma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Athier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Mohammed Ghani Hikmat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Marwan Sahmarani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Vartan Avakian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Ninar Esber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Jorge Tacla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string">
            <text:p>Lamia Joreige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Nida Sinnokrot</text:p>
          </table:table-cell>
          <table:table-cell office:value-type="float" office:value="1">
            <text:p>1</text:p>
          </table:table-cell>
          <table:table-cell office:value-type="float" office:value="4.469936">
            <text:p>4.469936</text:p>
          </table:table-cell>
          <table:table-cell office:value-type="float" office:value="50.50389">
            <text:p>50.50389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Marwan Rechmaoui</text:p>
          </table:table-cell>
          <table:table-cell office:value-type="float" office:value="1">
            <text:p>1</text:p>
          </table:table-cell>
          <table:table-cell office:value-type="float" office:value="4.469936">
            <text:p>4.469936</text:p>
          </table:table-cell>
          <table:table-cell office:value-type="float" office:value="50.50389">
            <text:p>50.50389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Tarek Halaby</text:p>
          </table:table-cell>
          <table:table-cell office:value-type="float" office:value="1">
            <text:p>1</text:p>
          </table:table-cell>
          <table:table-cell office:value-type="float" office:value="4.469936">
            <text:p>4.469936</text:p>
          </table:table-cell>
          <table:table-cell office:value-type="float" office:value="50.50389">
            <text:p>50.50389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Jalal Toufic</text:p>
          </table:table-cell>
          <table:table-cell office:value-type="float" office:value="1">
            <text:p>1</text:p>
          </table:table-cell>
          <table:table-cell office:value-type="float" office:value="4.469936">
            <text:p>4.469936</text:p>
          </table:table-cell>
          <table:table-cell office:value-type="float" office:value="50.50389">
            <text:p>50.50389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David Claerbout</text:p>
          </table:table-cell>
          <table:table-cell office:value-type="float" office:value="1">
            <text:p>1</text:p>
          </table:table-cell>
          <table:table-cell office:value-type="float" office:value="4.469936">
            <text:p>4.469936</text:p>
          </table:table-cell>
          <table:table-cell office:value-type="float" office:value="50.50389">
            <text:p>50.50389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Hrair Sarkissian</text:p>
          </table:table-cell>
          <table:table-cell office:value-type="float" office:value="1">
            <text:p>1</text:p>
          </table:table-cell>
          <table:table-cell office:value-type="float" office:value="4.469936">
            <text:p>4.469936</text:p>
          </table:table-cell>
          <table:table-cell office:value-type="float" office:value="50.50389">
            <text:p>50.50389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Almagul Menlibayeva</text:p>
          </table:table-cell>
          <table:table-cell office:value-type="float" office:value="1">
            <text:p>1</text:p>
          </table:table-cell>
          <table:table-cell office:value-type="float" office:value="4.469936">
            <text:p>4.469936</text:p>
          </table:table-cell>
          <table:table-cell office:value-type="float" office:value="50.50389">
            <text:p>50.50389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Raqs Media Collective</text:p>
          </table:table-cell>
          <table:table-cell office:value-type="float" office:value="1">
            <text:p>1</text:p>
          </table:table-cell>
          <table:table-cell office:value-type="float" office:value="4.469936">
            <text:p>4.469936</text:p>
          </table:table-cell>
          <table:table-cell office:value-type="float" office:value="50.50389">
            <text:p>50.50389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Pantea Rahmani</text:p>
          </table:table-cell>
          <table:table-cell office:value-type="float" office:value="1">
            <text:p>1</text:p>
          </table:table-cell>
          <table:table-cell office:value-type="float" office:value="4.469936">
            <text:p>4.469936</text:p>
          </table:table-cell>
          <table:table-cell office:value-type="float" office:value="50.50389">
            <text:p>50.50389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Khaled Jarrar</text:p>
          </table:table-cell>
          <table:table-cell office:value-type="float" office:value="1">
            <text:p>1</text:p>
          </table:table-cell>
          <table:table-cell office:value-type="float" office:value="4.469936">
            <text:p>4.469936</text:p>
          </table:table-cell>
          <table:table-cell office:value-type="float" office:value="50.50389">
            <text:p>50.50389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Mohamed El Mahdaoui</text:p>
          </table:table-cell>
          <table:table-cell office:value-type="float" office:value="1">
            <text:p>1</text:p>
          </table:table-cell>
          <table:table-cell office:value-type="float" office:value="4.469936">
            <text:p>4.469936</text:p>
          </table:table-cell>
          <table:table-cell office:value-type="float" office:value="50.50389">
            <text:p>50.50389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Melik Ohanian</text:p>
          </table:table-cell>
          <table:table-cell office:value-type="float" office:value="1">
            <text:p>1</text:p>
          </table:table-cell>
          <table:table-cell office:value-type="float" office:value="4.469936">
            <text:p>4.469936</text:p>
          </table:table-cell>
          <table:table-cell office:value-type="float" office:value="50.50389">
            <text:p>50.50389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Mohamed Bourouissa</text:p>
          </table:table-cell>
          <table:table-cell office:value-type="float" office:value="1">
            <text:p>1</text:p>
          </table:table-cell>
          <table:table-cell office:value-type="float" office:value="4.469936">
            <text:p>4.469936</text:p>
          </table:table-cell>
          <table:table-cell office:value-type="float" office:value="50.50389">
            <text:p>50.50389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Daoud Corm</text:p>
          </table:table-cell>
          <table:table-cell office:value-type="float" office:value="1">
            <text:p>1</text:p>
          </table:table-cell>
          <table:table-cell office:value-type="float" office:value="4.469936">
            <text:p>4.469936</text:p>
          </table:table-cell>
          <table:table-cell office:value-type="float" office:value="50.50389">
            <text:p>50.50389</text:p>
          </table:table-cell>
        </table:table-row>
        <table:table-row table:style-name="ro1">
          <table:table-cell office:value-type="string">
            <text:p>Belgrade</text:p>
          </table:table-cell>
          <table:table-cell office:value-type="string">
            <text:p>Robert MacPherson</text:p>
          </table:table-cell>
          <table:table-cell office:value-type="float" office:value="1">
            <text:p>1</text:p>
          </table:table-cell>
          <table:table-cell office:value-type="float" office:value="20.44892">
            <text:p>20.44892</text:p>
          </table:table-cell>
          <table:table-cell office:value-type="float" office:value="44.78657">
            <text:p>44.78657</text:p>
          </table:table-cell>
        </table:table-row>
        <table:table-row table:style-name="ro1">
          <table:table-cell office:value-type="string">
            <text:p>Belgrade</text:p>
          </table:table-cell>
          <table:table-cell office:value-type="string">
            <text:p>Ismail al-Shaikhly</text:p>
          </table:table-cell>
          <table:table-cell office:value-type="float" office:value="1">
            <text:p>1</text:p>
          </table:table-cell>
          <table:table-cell office:value-type="float" office:value="20.44892">
            <text:p>20.44892</text:p>
          </table:table-cell>
          <table:table-cell office:value-type="float" office:value="44.78657">
            <text:p>44.78657</text:p>
          </table:table-cell>
        </table:table-row>
        <table:table-row table:style-name="ro1">
          <table:table-cell office:value-type="string">
            <text:p>Belgrade</text:p>
          </table:table-cell>
          <table:table-cell office:value-type="string">
            <text:p>Halil Altindere</text:p>
          </table:table-cell>
          <table:table-cell office:value-type="float" office:value="1">
            <text:p>1</text:p>
          </table:table-cell>
          <table:table-cell office:value-type="float" office:value="20.44892">
            <text:p>20.44892</text:p>
          </table:table-cell>
          <table:table-cell office:value-type="float" office:value="44.78657">
            <text:p>44.78657</text:p>
          </table:table-cell>
        </table:table-row>
        <table:table-row table:style-name="ro1">
          <table:table-cell office:value-type="string">
            <text:p>Belgrade</text:p>
          </table:table-cell>
          <table:table-cell office:value-type="string">
            <text:p>Derek Ogbourne</text:p>
          </table:table-cell>
          <table:table-cell office:value-type="float" office:value="1">
            <text:p>1</text:p>
          </table:table-cell>
          <table:table-cell office:value-type="float" office:value="20.44892">
            <text:p>20.44892</text:p>
          </table:table-cell>
          <table:table-cell office:value-type="float" office:value="44.78657">
            <text:p>44.78657</text:p>
          </table:table-cell>
        </table:table-row>
        <table:table-row table:style-name="ro1">
          <table:table-cell office:value-type="string">
            <text:p>Belvedere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-81.94484">
            <text:p>-81.94484</text:p>
          </table:table-cell>
          <table:table-cell office:value-type="float" office:value="33.53097">
            <text:p>33.53097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string">
            <text:p>Isma├»l Bahri</text:p>
          </table:table-cell>
          <table:table-cell office:value-type="float" office:value="1">
            <text:p>1</text:p>
          </table:table-cell>
          <table:table-cell office:value-type="float" office:value="2.315834">
            <text:p>2.315834</text:p>
          </table:table-cell>
          <table:table-cell office:value-type="float" office:value="9.30769">
            <text:p>9.30769</text:p>
          </table:table-cell>
        </table:table-row>
        <table:table-row table:style-name="ro1">
          <table:table-cell office:value-type="string">
            <text:p>Bergamo</text:p>
          </table:table-cell>
          <table:table-cell office:value-type="string">
            <text:p>Latifa Echakhch</text:p>
          </table:table-cell>
          <table:table-cell office:value-type="float" office:value="1">
            <text:p>1</text:p>
          </table:table-cell>
          <table:table-cell office:value-type="float" office:value="9.67727">
            <text:p>9.67727</text:p>
          </table:table-cell>
          <table:table-cell office:value-type="float" office:value="45.69826">
            <text:p>45.69826</text:p>
          </table:table-cell>
        </table:table-row>
        <table:table-row table:style-name="ro1">
          <table:table-cell office:value-type="string">
            <text:p>Bergamo</text:p>
          </table:table-cell>
          <table:table-cell office:value-type="string">
            <text:p>Jalal Toufic</text:p>
          </table:table-cell>
          <table:table-cell office:value-type="float" office:value="1">
            <text:p>1</text:p>
          </table:table-cell>
          <table:table-cell office:value-type="float" office:value="9.67727">
            <text:p>9.67727</text:p>
          </table:table-cell>
          <table:table-cell office:value-type="float" office:value="45.69826">
            <text:p>45.69826</text:p>
          </table:table-cell>
        </table:table-row>
        <table:table-row table:style-name="ro1">
          <table:table-cell office:value-type="string">
            <text:p>Bergen</text:p>
          </table:table-cell>
          <table:table-cell office:value-type="string">
            <text:p>Rosalind Nashashibi</text:p>
          </table:table-cell>
          <table:table-cell office:value-type="float" office:value="1">
            <text:p>1</text:p>
          </table:table-cell>
          <table:table-cell office:value-type="float" office:value="5.322054">
            <text:p>5.322054</text:p>
          </table:table-cell>
          <table:table-cell office:value-type="float" office:value="60.39126">
            <text:p>60.39126</text:p>
          </table:table-cell>
        </table:table-row>
        <table:table-row table:style-name="ro1">
          <table:table-cell office:value-type="string">
            <text:p>Berkeley</text:p>
          </table:table-cell>
          <table:table-cell office:value-type="string">
            <text:p>Eungie Joo</text:p>
          </table:table-cell>
          <table:table-cell office:value-type="float" office:value="1">
            <text:p>1</text:p>
          </table:table-cell>
          <table:table-cell office:value-type="float" office:value="-122.2727">
            <text:p>-122.2727</text:p>
          </table:table-cell>
          <table:table-cell office:value-type="float" office:value="37.87159">
            <text:p>37.87159</text:p>
          </table:table-cell>
        </table:table-row>
        <table:table-row table:style-name="ro1">
          <table:table-cell office:value-type="string">
            <text:p>Berkeley</text:p>
          </table:table-cell>
          <table:table-cell office:value-type="string">
            <text:p>Ala Ebtekar</text:p>
          </table:table-cell>
          <table:table-cell office:value-type="float" office:value="1">
            <text:p>1</text:p>
          </table:table-cell>
          <table:table-cell office:value-type="float" office:value="-122.2727">
            <text:p>-122.2727</text:p>
          </table:table-cell>
          <table:table-cell office:value-type="float" office:value="37.87159">
            <text:p>37.87159</text:p>
          </table:table-cell>
        </table:table-row>
        <table:table-row table:style-name="ro1">
          <table:table-cell office:value-type="string">
            <text:p>Berkeley</text:p>
          </table:table-cell>
          <table:table-cell office:value-type="string">
            <text:p>Shirin Neshat</text:p>
          </table:table-cell>
          <table:table-cell office:value-type="float" office:value="1">
            <text:p>1</text:p>
          </table:table-cell>
          <table:table-cell office:value-type="float" office:value="-122.2727">
            <text:p>-122.2727</text:p>
          </table:table-cell>
          <table:table-cell office:value-type="float" office:value="37.87159">
            <text:p>37.87159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Gilbert Hage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Samira Badran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Almagul Menlibayeva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Ayreen Anastas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Ahmad Konash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Rabih Mrou├⌐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Jalal Toufic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Doa Aly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Halil Altindere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Sophie Ernst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Sharif Waked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Iman Issa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Ashkan Sepahvand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Wael Shawky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Lawrence Abu Hamdan 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Robert MacPherson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Sa├ódane Afif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Abdulnasser Gharem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Burak Arikan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Walid Raad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Firoz Mahmud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Melik Ohanian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Raeda Saadeh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Khalid al-Jader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Hani Alireza 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Eva Meyer-Keller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Ay┼ƒe Erkmen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Manal Al Dowayan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Raed Yassin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Basim Magdy 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Maha Maamoun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Sherif El Azma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Hamra Abbas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Hayv Kahraman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Taysir Batniji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Yasam Sasmazer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Trisha Donnelly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Leila Pazooki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Amar Kanwar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Jowhara Al-Saud 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Abbas Akhavan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Rachid Kora├»chi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Mounira Al Solh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Jumana Manna 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David Claerbout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Tarek Atoui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Shahzia Sikander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Idris Khan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Farid Belkahia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Anri Sala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Mona Hatoum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Karim A├»nouz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Matt Saunders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Ahmad Morshedloo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Nadia Kaabi-Linke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Haytham el Wardany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Ahmed Mater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Kassab Bachi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Setareh Shahbazi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Nevin Aladag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N.S. Harsha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Yto Barrada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Haleh Redjaian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Haris Epaminonda</text:p>
          </table:table-cell>
          <table:table-cell office:value-type="float" office:value="1">
            <text:p>1</text:p>
          </table:table-cell>
          <table:table-cell office:value-type="float" office:value="13.40495">
            <text:p>13.40495</text:p>
          </table:table-cell>
          <table:table-cell office:value-type="float" office:value="52.52001">
            <text:p>52.52001</text:p>
          </table:table-cell>
        </table:table-row>
        <table:table-row table:style-name="ro1">
          <table:table-cell office:value-type="string">
            <text:p>Bern</text:p>
          </table:table-cell>
          <table:table-cell office:value-type="string">
            <text:p>Marwan Rechmaoui</text:p>
          </table:table-cell>
          <table:table-cell office:value-type="float" office:value="1">
            <text:p>1</text:p>
          </table:table-cell>
          <table:table-cell office:value-type="float" office:value="7.444609">
            <text:p>7.444609</text:p>
          </table:table-cell>
          <table:table-cell office:value-type="float" office:value="46.94792">
            <text:p>46.94792</text:p>
          </table:table-cell>
        </table:table-row>
        <table:table-row table:style-name="ro1">
          <table:table-cell office:value-type="string">
            <text:p>Bethlehem</text:p>
          </table:table-cell>
          <table:table-cell office:value-type="string">
            <text:p>Ayreen Anastas</text:p>
          </table:table-cell>
          <table:table-cell office:value-type="float" office:value="1">
            <text:p>1</text:p>
          </table:table-cell>
          <table:table-cell office:value-type="float" office:value="-75.37046">
            <text:p>-75.37046</text:p>
          </table:table-cell>
          <table:table-cell office:value-type="float" office:value="40.62593">
            <text:p>40.62593</text:p>
          </table:table-cell>
        </table:table-row>
        <table:table-row table:style-name="ro1">
          <table:table-cell office:value-type="string">
            <text:p>Beyrouth</text:p>
          </table:table-cell>
          <table:table-cell office:value-type="string">
            <text:p>Fouad Elkoury</text:p>
          </table:table-cell>
          <table:table-cell office:value-type="float" office:value="1">
            <text:p>1</text:p>
          </table:table-cell>
          <table:table-cell office:value-type="float" office:value="35.49548">
            <text:p>35.49548</text:p>
          </table:table-cell>
          <table:table-cell office:value-type="float" office:value="33.88863">
            <text:p>33.88863</text:p>
          </table:table-cell>
        </table:table-row>
        <table:table-row table:style-name="ro1">
          <table:table-cell office:value-type="string">
            <text:p>Bielefeld</text:p>
          </table:table-cell>
          <table:table-cell office:value-type="string">
            <text:p>Iman Issa</text:p>
          </table:table-cell>
          <table:table-cell office:value-type="float" office:value="1">
            <text:p>1</text:p>
          </table:table-cell>
          <table:table-cell office:value-type="float" office:value="8.532471">
            <text:p>8.532471</text:p>
          </table:table-cell>
          <table:table-cell office:value-type="float" office:value="52.03023">
            <text:p>52.03023</text:p>
          </table:table-cell>
        </table:table-row>
        <table:table-row table:style-name="ro1">
          <table:table-cell office:value-type="string">
            <text:p>Billings</text:p>
          </table:table-cell>
          <table:table-cell office:value-type="string">
            <text:p>Moayad Hakim</text:p>
          </table:table-cell>
          <table:table-cell office:value-type="float" office:value="1">
            <text:p>1</text:p>
          </table:table-cell>
          <table:table-cell office:value-type="float" office:value="-108.5007">
            <text:p>-108.5007</text:p>
          </table:table-cell>
          <table:table-cell office:value-type="float" office:value="45.78329">
            <text:p>45.78329</text:p>
          </table:table-cell>
        </table:table-row>
        <table:table-row table:style-name="ro1">
          <table:table-cell office:value-type="string">
            <text:p>Birmingham</text:p>
          </table:table-cell>
          <table:table-cell office:value-type="string">
            <text:p>Idris Khan</text:p>
          </table:table-cell>
          <table:table-cell office:value-type="float" office:value="1">
            <text:p>1</text:p>
          </table:table-cell>
          <table:table-cell office:value-type="float" office:value="-86.80249">
            <text:p>-86.80249</text:p>
          </table:table-cell>
          <table:table-cell office:value-type="float" office:value="33.52066">
            <text:p>33.52066</text:p>
          </table:table-cell>
        </table:table-row>
        <table:table-row table:style-name="ro1">
          <table:table-cell office:value-type="string">
            <text:p>Birmingham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-86.80249">
            <text:p>-86.80249</text:p>
          </table:table-cell>
          <table:table-cell office:value-type="float" office:value="33.52066">
            <text:p>33.52066</text:p>
          </table:table-cell>
        </table:table-row>
        <table:table-row table:style-name="ro1">
          <table:table-cell office:value-type="string">
            <text:p>Birmingham</text:p>
          </table:table-cell>
          <table:table-cell office:value-type="string">
            <text:p>Ay┼ƒe Erkmen</text:p>
          </table:table-cell>
          <table:table-cell office:value-type="float" office:value="1">
            <text:p>1</text:p>
          </table:table-cell>
          <table:table-cell office:value-type="float" office:value="-86.80249">
            <text:p>-86.80249</text:p>
          </table:table-cell>
          <table:table-cell office:value-type="float" office:value="33.52066">
            <text:p>33.52066</text:p>
          </table:table-cell>
        </table:table-row>
        <table:table-row table:style-name="ro1">
          <table:table-cell office:value-type="string">
            <text:p>Black Sea</text:p>
          </table:table-cell>
          <table:table-cell office:value-type="string">
            <text:p>Aras ├ûzg├╝n</text:p>
          </table:table-cell>
          <table:table-cell office:value-type="float" office:value="1">
            <text:p>1</text:p>
          </table:table-cell>
          <table:table-cell office:value-type="float" office:value="34.29932">
            <text:p>34.29932</text:p>
          </table:table-cell>
          <table:table-cell office:value-type="float" office:value="43.41303">
            <text:p>43.41303</text:p>
          </table:table-cell>
        </table:table-row>
        <table:table-row table:style-name="ro1">
          <table:table-cell office:value-type="string">
            <text:p>Black Square</text:p>
          </table:table-cell>
          <table:table-cell office:value-type="string">
            <text:p>Lulwah Al-Homou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lida</text:p>
          </table:table-cell>
          <table:table-cell office:value-type="string">
            <text:p>Mohamed Bourouissa</text:p>
          </table:table-cell>
          <table:table-cell office:value-type="float" office:value="1">
            <text:p>1</text:p>
          </table:table-cell>
          <table:table-cell office:value-type="float" office:value="2.800568">
            <text:p>2.800568</text:p>
          </table:table-cell>
          <table:table-cell office:value-type="float" office:value="36.47987">
            <text:p>36.47987</text:p>
          </table:table-cell>
        </table:table-row>
        <table:table-row table:style-name="ro1">
          <table:table-cell office:value-type="string">
            <text:p>Bologna</text:p>
          </table:table-cell>
          <table:table-cell office:value-type="string">
            <text:p>Haris Epaminonda</text:p>
          </table:table-cell>
          <table:table-cell office:value-type="float" office:value="1">
            <text:p>1</text:p>
          </table:table-cell>
          <table:table-cell office:value-type="float" office:value="11.34262">
            <text:p>11.34262</text:p>
          </table:table-cell>
          <table:table-cell office:value-type="float" office:value="44.49489">
            <text:p>44.49489</text:p>
          </table:table-cell>
        </table:table-row>
        <table:table-row table:style-name="ro1">
          <table:table-cell office:value-type="string">
            <text:p>Bonn</text:p>
          </table:table-cell>
          <table:table-cell office:value-type="string">
            <text:p>Ebtisam Abdulaziz</text:p>
          </table:table-cell>
          <table:table-cell office:value-type="float" office:value="1">
            <text:p>1</text:p>
          </table:table-cell>
          <table:table-cell office:value-type="float" office:value="7.098207">
            <text:p>7.098207</text:p>
          </table:table-cell>
          <table:table-cell office:value-type="float" office:value="50.73743">
            <text:p>50.73743</text:p>
          </table:table-cell>
        </table:table-row>
        <table:table-row table:style-name="ro1">
          <table:table-cell office:value-type="string">
            <text:p>Bonn</text:p>
          </table:table-cell>
          <table:table-cell office:value-type="string">
            <text:p>Youssef Nabil</text:p>
          </table:table-cell>
          <table:table-cell office:value-type="float" office:value="1">
            <text:p>1</text:p>
          </table:table-cell>
          <table:table-cell office:value-type="float" office:value="7.098207">
            <text:p>7.098207</text:p>
          </table:table-cell>
          <table:table-cell office:value-type="float" office:value="50.73743">
            <text:p>50.73743</text:p>
          </table:table-cell>
        </table:table-row>
        <table:table-row table:style-name="ro1">
          <table:table-cell office:value-type="string">
            <text:p>Bonn</text:p>
          </table:table-cell>
          <table:table-cell office:value-type="string">
            <text:p>Setareh Shahbazi</text:p>
          </table:table-cell>
          <table:table-cell office:value-type="float" office:value="1">
            <text:p>1</text:p>
          </table:table-cell>
          <table:table-cell office:value-type="float" office:value="7.098207">
            <text:p>7.098207</text:p>
          </table:table-cell>
          <table:table-cell office:value-type="float" office:value="50.73743">
            <text:p>50.73743</text:p>
          </table:table-cell>
        </table:table-row>
        <table:table-row table:style-name="ro1">
          <table:table-cell office:value-type="string">
            <text:p>Bosnia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-73.11344">
            <text:p>-73.11344</text:p>
          </table:table-cell>
          <table:table-cell office:value-type="float" office:value="-36.78969">
            <text:p>-36.78969</text:p>
          </table:table-cell>
        </table:table-row>
        <table:table-row table:style-name="ro1">
          <table:table-cell office:value-type="string">
            <text:p>Bosnia</text:p>
          </table:table-cell>
          <table:table-cell office:value-type="string">
            <text:p>Sharif Waked</text:p>
          </table:table-cell>
          <table:table-cell office:value-type="float" office:value="1">
            <text:p>1</text:p>
          </table:table-cell>
          <table:table-cell office:value-type="float" office:value="-73.11344">
            <text:p>-73.11344</text:p>
          </table:table-cell>
          <table:table-cell office:value-type="float" office:value="-36.78969">
            <text:p>-36.78969</text:p>
          </table:table-cell>
        </table:table-row>
        <table:table-row table:style-name="ro1">
          <table:table-cell office:value-type="string">
            <text:p>Boston</text:p>
          </table:table-cell>
          <table:table-cell office:value-type="string">
            <text:p>Raqs Media Collective</text:p>
          </table:table-cell>
          <table:table-cell office:value-type="float" office:value="1">
            <text:p>1</text:p>
          </table:table-cell>
          <table:table-cell office:value-type="float" office:value="-71.05888">
            <text:p>-71.05888</text:p>
          </table:table-cell>
          <table:table-cell office:value-type="float" office:value="42.36008">
            <text:p>42.36008</text:p>
          </table:table-cell>
        </table:table-row>
        <table:table-row table:style-name="ro1">
          <table:table-cell office:value-type="string">
            <text:p>Boston</text:p>
          </table:table-cell>
          <table:table-cell office:value-type="string">
            <text:p>Darvish Fakhr</text:p>
          </table:table-cell>
          <table:table-cell office:value-type="float" office:value="1">
            <text:p>1</text:p>
          </table:table-cell>
          <table:table-cell office:value-type="float" office:value="-71.05888">
            <text:p>-71.05888</text:p>
          </table:table-cell>
          <table:table-cell office:value-type="float" office:value="42.36008">
            <text:p>42.36008</text:p>
          </table:table-cell>
        </table:table-row>
        <table:table-row table:style-name="ro1">
          <table:table-cell office:value-type="string">
            <text:p>Boston</text:p>
          </table:table-cell>
          <table:table-cell office:value-type="string">
            <text:p>Hamra Abbas</text:p>
          </table:table-cell>
          <table:table-cell office:value-type="float" office:value="1">
            <text:p>1</text:p>
          </table:table-cell>
          <table:table-cell office:value-type="float" office:value="-71.05888">
            <text:p>-71.05888</text:p>
          </table:table-cell>
          <table:table-cell office:value-type="float" office:value="42.36008">
            <text:p>42.36008</text:p>
          </table:table-cell>
        </table:table-row>
        <table:table-row table:style-name="ro1">
          <table:table-cell office:value-type="string">
            <text:p>Boston</text:p>
          </table:table-cell>
          <table:table-cell office:value-type="string">
            <text:p>Oraib Toukan</text:p>
          </table:table-cell>
          <table:table-cell office:value-type="float" office:value="1">
            <text:p>1</text:p>
          </table:table-cell>
          <table:table-cell office:value-type="float" office:value="-71.05888">
            <text:p>-71.05888</text:p>
          </table:table-cell>
          <table:table-cell office:value-type="float" office:value="42.36008">
            <text:p>42.36008</text:p>
          </table:table-cell>
        </table:table-row>
        <table:table-row table:style-name="ro1">
          <table:table-cell office:value-type="string">
            <text:p>Boston</text:p>
          </table:table-cell>
          <table:table-cell office:value-type="string">
            <text:p>Jowhara Al-Saud </text:p>
          </table:table-cell>
          <table:table-cell office:value-type="float" office:value="1">
            <text:p>1</text:p>
          </table:table-cell>
          <table:table-cell office:value-type="float" office:value="-71.05888">
            <text:p>-71.05888</text:p>
          </table:table-cell>
          <table:table-cell office:value-type="float" office:value="42.36008">
            <text:p>42.36008</text:p>
          </table:table-cell>
        </table:table-row>
        <table:table-row table:style-name="ro1">
          <table:table-cell office:value-type="string">
            <text:p>Boston</text:p>
          </table:table-cell>
          <table:table-cell office:value-type="string">
            <text:p>Pouran-Jinchi</text:p>
          </table:table-cell>
          <table:table-cell office:value-type="float" office:value="1">
            <text:p>1</text:p>
          </table:table-cell>
          <table:table-cell office:value-type="float" office:value="-71.05888">
            <text:p>-71.05888</text:p>
          </table:table-cell>
          <table:table-cell office:value-type="float" office:value="42.36008">
            <text:p>42.36008</text:p>
          </table:table-cell>
        </table:table-row>
        <table:table-row table:style-name="ro1">
          <table:table-cell office:value-type="string">
            <text:p>Boston</text:p>
          </table:table-cell>
          <table:table-cell office:value-type="string">
            <text:p>Nabil Nahas</text:p>
          </table:table-cell>
          <table:table-cell office:value-type="float" office:value="1">
            <text:p>1</text:p>
          </table:table-cell>
          <table:table-cell office:value-type="float" office:value="-71.05888">
            <text:p>-71.05888</text:p>
          </table:table-cell>
          <table:table-cell office:value-type="float" office:value="42.36008">
            <text:p>42.36008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Driss Ouadahi</text:p>
          </table:table-cell>
          <table:table-cell office:value-type="float" office:value="1">
            <text:p>1</text:p>
          </table:table-cell>
          <table:table-cell office:value-type="float" office:value="-105.2705">
            <text:p>-105.2705</text:p>
          </table:table-cell>
          <table:table-cell office:value-type="float" office:value="40.01499">
            <text:p>40.01499</text:p>
          </table:table-cell>
        </table:table-row>
        <table:table-row table:style-name="ro1">
          <table:table-cell office:value-type="string">
            <text:p>Bratislava</text:p>
          </table:table-cell>
          <table:table-cell office:value-type="string">
            <text:p>Mohamed Abdelkarim</text:p>
          </table:table-cell>
          <table:table-cell office:value-type="float" office:value="1">
            <text:p>1</text:p>
          </table:table-cell>
          <table:table-cell office:value-type="float" office:value="17.10714">
            <text:p>17.10714</text:p>
          </table:table-cell>
          <table:table-cell office:value-type="float" office:value="48.14589">
            <text:p>48.14589</text:p>
          </table:table-cell>
        </table:table-row>
        <table:table-row table:style-name="ro1">
          <table:table-cell office:value-type="string">
            <text:p>Bratislava</text:p>
          </table:table-cell>
          <table:table-cell office:value-type="string">
            <text:p>Khaled Jarrar</text:p>
          </table:table-cell>
          <table:table-cell office:value-type="float" office:value="1">
            <text:p>1</text:p>
          </table:table-cell>
          <table:table-cell office:value-type="float" office:value="17.10714">
            <text:p>17.10714</text:p>
          </table:table-cell>
          <table:table-cell office:value-type="float" office:value="48.14589">
            <text:p>48.14589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Khaled Sabsabi</text:p>
          </table:table-cell>
          <table:table-cell office:value-type="float" office:value="1">
            <text:p>1</text:p>
          </table:table-cell>
          <table:table-cell office:value-type="float" office:value="-51.92528">
            <text:p>-51.92528</text:p>
          </table:table-cell>
          <table:table-cell office:value-type="float" office:value="-14.235">
            <text:p>-14.235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Mohamed Bourouissa</text:p>
          </table:table-cell>
          <table:table-cell office:value-type="float" office:value="1">
            <text:p>1</text:p>
          </table:table-cell>
          <table:table-cell office:value-type="float" office:value="-51.92528">
            <text:p>-51.92528</text:p>
          </table:table-cell>
          <table:table-cell office:value-type="float" office:value="-14.235">
            <text:p>-14.235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Monir Shahroudy Farmanfarmaian</text:p>
          </table:table-cell>
          <table:table-cell office:value-type="float" office:value="1">
            <text:p>1</text:p>
          </table:table-cell>
          <table:table-cell office:value-type="float" office:value="-51.92528">
            <text:p>-51.92528</text:p>
          </table:table-cell>
          <table:table-cell office:value-type="float" office:value="-14.235">
            <text:p>-14.235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Ana Vidigal</text:p>
          </table:table-cell>
          <table:table-cell office:value-type="float" office:value="1">
            <text:p>1</text:p>
          </table:table-cell>
          <table:table-cell office:value-type="float" office:value="-51.92528">
            <text:p>-51.92528</text:p>
          </table:table-cell>
          <table:table-cell office:value-type="float" office:value="-14.235">
            <text:p>-14.235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Abdulhalim Radwi</text:p>
          </table:table-cell>
          <table:table-cell office:value-type="float" office:value="1">
            <text:p>1</text:p>
          </table:table-cell>
          <table:table-cell office:value-type="float" office:value="-51.92528">
            <text:p>-51.92528</text:p>
          </table:table-cell>
          <table:table-cell office:value-type="float" office:value="-14.235">
            <text:p>-14.235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Suad Al Attar</text:p>
          </table:table-cell>
          <table:table-cell office:value-type="float" office:value="1">
            <text:p>1</text:p>
          </table:table-cell>
          <table:table-cell office:value-type="float" office:value="-51.92528">
            <text:p>-51.92528</text:p>
          </table:table-cell>
          <table:table-cell office:value-type="float" office:value="-14.235">
            <text:p>-14.235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Moataz Nasr</text:p>
          </table:table-cell>
          <table:table-cell office:value-type="float" office:value="1">
            <text:p>1</text:p>
          </table:table-cell>
          <table:table-cell office:value-type="float" office:value="-51.92528">
            <text:p>-51.92528</text:p>
          </table:table-cell>
          <table:table-cell office:value-type="float" office:value="-14.235">
            <text:p>-14.235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Jessica Mein</text:p>
          </table:table-cell>
          <table:table-cell office:value-type="float" office:value="1">
            <text:p>1</text:p>
          </table:table-cell>
          <table:table-cell office:value-type="float" office:value="-51.92528">
            <text:p>-51.92528</text:p>
          </table:table-cell>
          <table:table-cell office:value-type="float" office:value="-14.235">
            <text:p>-14.235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Jilali Gharbaoui</text:p>
          </table:table-cell>
          <table:table-cell office:value-type="float" office:value="1">
            <text:p>1</text:p>
          </table:table-cell>
          <table:table-cell office:value-type="float" office:value="-51.92528">
            <text:p>-51.92528</text:p>
          </table:table-cell>
          <table:table-cell office:value-type="float" office:value="-14.235">
            <text:p>-14.235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Zineb Sedira</text:p>
          </table:table-cell>
          <table:table-cell office:value-type="float" office:value="1">
            <text:p>1</text:p>
          </table:table-cell>
          <table:table-cell office:value-type="float" office:value="-51.92528">
            <text:p>-51.92528</text:p>
          </table:table-cell>
          <table:table-cell office:value-type="float" office:value="-14.235">
            <text:p>-14.235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Arefeh Riahi</text:p>
          </table:table-cell>
          <table:table-cell office:value-type="float" office:value="1">
            <text:p>1</text:p>
          </table:table-cell>
          <table:table-cell office:value-type="float" office:value="-51.92528">
            <text:p>-51.92528</text:p>
          </table:table-cell>
          <table:table-cell office:value-type="float" office:value="-14.235">
            <text:p>-14.235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Marwan Rechmaoui</text:p>
          </table:table-cell>
          <table:table-cell office:value-type="float" office:value="1">
            <text:p>1</text:p>
          </table:table-cell>
          <table:table-cell office:value-type="float" office:value="-51.92528">
            <text:p>-51.92528</text:p>
          </table:table-cell>
          <table:table-cell office:value-type="float" office:value="-14.235">
            <text:p>-14.235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Ali Essafi</text:p>
          </table:table-cell>
          <table:table-cell office:value-type="float" office:value="1">
            <text:p>1</text:p>
          </table:table-cell>
          <table:table-cell office:value-type="float" office:value="-51.92528">
            <text:p>-51.92528</text:p>
          </table:table-cell>
          <table:table-cell office:value-type="float" office:value="-14.235">
            <text:p>-14.235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Abdullah Al Saadi</text:p>
          </table:table-cell>
          <table:table-cell office:value-type="float" office:value="1">
            <text:p>1</text:p>
          </table:table-cell>
          <table:table-cell office:value-type="float" office:value="-51.92528">
            <text:p>-51.92528</text:p>
          </table:table-cell>
          <table:table-cell office:value-type="float" office:value="-14.235">
            <text:p>-14.235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I┼ƒ─▒l E─ƒrikavuk</text:p>
          </table:table-cell>
          <table:table-cell office:value-type="float" office:value="1">
            <text:p>1</text:p>
          </table:table-cell>
          <table:table-cell office:value-type="float" office:value="-51.92528">
            <text:p>-51.92528</text:p>
          </table:table-cell>
          <table:table-cell office:value-type="float" office:value="-14.235">
            <text:p>-14.235</text:p>
          </table:table-cell>
        </table:table-row>
        <table:table-row table:style-name="ro1">
          <table:table-cell office:value-type="string">
            <text:p>Brisbane</text:p>
          </table:table-cell>
          <table:table-cell office:value-type="string">
            <text:p>Basir Mahmood </text:p>
          </table:table-cell>
          <table:table-cell office:value-type="float" office:value="1">
            <text:p>1</text:p>
          </table:table-cell>
          <table:table-cell office:value-type="float" office:value="153.0234">
            <text:p>153.0234</text:p>
          </table:table-cell>
          <table:table-cell office:value-type="float" office:value="-27.47101">
            <text:p>-27.47101</text:p>
          </table:table-cell>
        </table:table-row>
        <table:table-row table:style-name="ro1">
          <table:table-cell office:value-type="string">
            <text:p>Brisbane</text:p>
          </table:table-cell>
          <table:table-cell office:value-type="string">
            <text:p>Imran Qureshi</text:p>
          </table:table-cell>
          <table:table-cell office:value-type="float" office:value="1">
            <text:p>1</text:p>
          </table:table-cell>
          <table:table-cell office:value-type="float" office:value="153.0234">
            <text:p>153.0234</text:p>
          </table:table-cell>
          <table:table-cell office:value-type="float" office:value="-27.47101">
            <text:p>-27.47101</text:p>
          </table:table-cell>
        </table:table-row>
        <table:table-row table:style-name="ro1">
          <table:table-cell office:value-type="string">
            <text:p>Brisbane</text:p>
          </table:table-cell>
          <table:table-cell office:value-type="string">
            <text:p>Cevdet Erek</text:p>
          </table:table-cell>
          <table:table-cell office:value-type="float" office:value="1">
            <text:p>1</text:p>
          </table:table-cell>
          <table:table-cell office:value-type="float" office:value="153.0234">
            <text:p>153.0234</text:p>
          </table:table-cell>
          <table:table-cell office:value-type="float" office:value="-27.47101">
            <text:p>-27.47101</text:p>
          </table:table-cell>
        </table:table-row>
        <table:table-row table:style-name="ro1">
          <table:table-cell office:value-type="string">
            <text:p>Brisbane</text:p>
          </table:table-cell>
          <table:table-cell office:value-type="string">
            <text:p>Robert MacPherson</text:p>
          </table:table-cell>
          <table:table-cell office:value-type="float" office:value="1">
            <text:p>1</text:p>
          </table:table-cell>
          <table:table-cell office:value-type="float" office:value="153.0234">
            <text:p>153.0234</text:p>
          </table:table-cell>
          <table:table-cell office:value-type="float" office:value="-27.47101">
            <text:p>-27.47101</text:p>
          </table:table-cell>
        </table:table-row>
        <table:table-row table:style-name="ro1">
          <table:table-cell office:value-type="string">
            <text:p>Bristol</text:p>
          </table:table-cell>
          <table:table-cell office:value-type="string">
            <text:p>Lawrence Abu Hamdan </text:p>
          </table:table-cell>
          <table:table-cell office:value-type="float" office:value="1">
            <text:p>1</text:p>
          </table:table-cell>
          <table:table-cell office:value-type="float" office:value="-2.58791">
            <text:p>-2.58791</text:p>
          </table:table-cell>
          <table:table-cell office:value-type="float" office:value="51.45451">
            <text:p>51.45451</text:p>
          </table:table-cell>
        </table:table-row>
        <table:table-row table:style-name="ro1">
          <table:table-cell office:value-type="string">
            <text:p>Bristol</text:p>
          </table:table-cell>
          <table:table-cell office:value-type="string">
            <text:p>Hala Elkoussy</text:p>
          </table:table-cell>
          <table:table-cell office:value-type="float" office:value="1">
            <text:p>1</text:p>
          </table:table-cell>
          <table:table-cell office:value-type="float" office:value="-2.58791">
            <text:p>-2.58791</text:p>
          </table:table-cell>
          <table:table-cell office:value-type="float" office:value="51.45451">
            <text:p>51.45451</text:p>
          </table:table-cell>
        </table:table-row>
        <table:table-row table:style-name="ro1">
          <table:table-cell office:value-type="string">
            <text:p>Bristol</text:p>
          </table:table-cell>
          <table:table-cell office:value-type="string">
            <text:p>Doa Aly</text:p>
          </table:table-cell>
          <table:table-cell office:value-type="float" office:value="1">
            <text:p>1</text:p>
          </table:table-cell>
          <table:table-cell office:value-type="float" office:value="-2.58791">
            <text:p>-2.58791</text:p>
          </table:table-cell>
          <table:table-cell office:value-type="float" office:value="51.45451">
            <text:p>51.45451</text:p>
          </table:table-cell>
        </table:table-row>
        <table:table-row table:style-name="ro1">
          <table:table-cell office:value-type="string">
            <text:p>Britain</text:p>
          </table:table-cell>
          <table:table-cell office:value-type="string">
            <text:p>Zineb Sedira</text:p>
          </table:table-cell>
          <table:table-cell office:value-type="float" office:value="1">
            <text:p>1</text:p>
          </table:table-cell>
          <table:table-cell office:value-type="float" office:value="-2.072784">
            <text:p>-2.072784</text:p>
          </table:table-cell>
          <table:table-cell office:value-type="float" office:value="53.71903">
            <text:p>53.71903</text:p>
          </table:table-cell>
        </table:table-row>
        <table:table-row table:style-name="ro1">
          <table:table-cell office:value-type="string">
            <text:p>Britain</text:p>
          </table:table-cell>
          <table:table-cell office:value-type="string">
            <text:p>Raqs Media Collective</text:p>
          </table:table-cell>
          <table:table-cell office:value-type="float" office:value="1">
            <text:p>1</text:p>
          </table:table-cell>
          <table:table-cell office:value-type="float" office:value="-2.072784">
            <text:p>-2.072784</text:p>
          </table:table-cell>
          <table:table-cell office:value-type="float" office:value="53.71903">
            <text:p>53.71903</text:p>
          </table:table-cell>
        </table:table-row>
        <table:table-row table:style-name="ro1">
          <table:table-cell office:value-type="string">
            <text:p>Britain</text:p>
          </table:table-cell>
          <table:table-cell office:value-type="string">
            <text:p>Jananne Al-Ani</text:p>
          </table:table-cell>
          <table:table-cell office:value-type="float" office:value="1">
            <text:p>1</text:p>
          </table:table-cell>
          <table:table-cell office:value-type="float" office:value="-2.072784">
            <text:p>-2.072784</text:p>
          </table:table-cell>
          <table:table-cell office:value-type="float" office:value="53.71903">
            <text:p>53.71903</text:p>
          </table:table-cell>
        </table:table-row>
        <table:table-row table:style-name="ro1">
          <table:table-cell office:value-type="string">
            <text:p>Britain</text:p>
          </table:table-cell>
          <table:table-cell office:value-type="string">
            <text:p>Mona Hatoum</text:p>
          </table:table-cell>
          <table:table-cell office:value-type="float" office:value="1">
            <text:p>1</text:p>
          </table:table-cell>
          <table:table-cell office:value-type="float" office:value="-2.072784">
            <text:p>-2.072784</text:p>
          </table:table-cell>
          <table:table-cell office:value-type="float" office:value="53.71903">
            <text:p>53.71903</text:p>
          </table:table-cell>
        </table:table-row>
        <table:table-row table:style-name="ro1">
          <table:table-cell office:value-type="string">
            <text:p>Britain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-2.072784">
            <text:p>-2.072784</text:p>
          </table:table-cell>
          <table:table-cell office:value-type="float" office:value="53.71903">
            <text:p>53.71903</text:p>
          </table:table-cell>
        </table:table-row>
        <table:table-row table:style-name="ro1">
          <table:table-cell office:value-type="string">
            <text:p>Britain</text:p>
          </table:table-cell>
          <table:table-cell office:value-type="string">
            <text:p>Reza Aramesh</text:p>
          </table:table-cell>
          <table:table-cell office:value-type="float" office:value="1">
            <text:p>1</text:p>
          </table:table-cell>
          <table:table-cell office:value-type="float" office:value="-2.072784">
            <text:p>-2.072784</text:p>
          </table:table-cell>
          <table:table-cell office:value-type="float" office:value="53.71903">
            <text:p>53.71903</text:p>
          </table:table-cell>
        </table:table-row>
        <table:table-row table:style-name="ro1">
          <table:table-cell office:value-type="string">
            <text:p>Britain</text:p>
          </table:table-cell>
          <table:table-cell office:value-type="string">
            <text:p>Aras ├ûzg├╝n</text:p>
          </table:table-cell>
          <table:table-cell office:value-type="float" office:value="1">
            <text:p>1</text:p>
          </table:table-cell>
          <table:table-cell office:value-type="float" office:value="-2.072784">
            <text:p>-2.072784</text:p>
          </table:table-cell>
          <table:table-cell office:value-type="float" office:value="53.71903">
            <text:p>53.71903</text:p>
          </table:table-cell>
        </table:table-row>
        <table:table-row table:style-name="ro1">
          <table:table-cell office:value-type="string">
            <text:p>Brittany</text:p>
          </table:table-cell>
          <table:table-cell office:value-type="string">
            <text:p>Georges Sabbagh</text:p>
          </table:table-cell>
          <table:table-cell office:value-type="float" office:value="1">
            <text:p>1</text:p>
          </table:table-cell>
          <table:table-cell office:value-type="float" office:value="-2.932644">
            <text:p>-2.932644</text:p>
          </table:table-cell>
          <table:table-cell office:value-type="float" office:value="48.20205">
            <text:p>48.20205</text:p>
          </table:table-cell>
        </table:table-row>
        <table:table-row table:style-name="ro1">
          <table:table-cell office:value-type="string">
            <text:p>Brixen</text:p>
          </table:table-cell>
          <table:table-cell office:value-type="string">
            <text:p>YOVO! YOVO!</text:p>
          </table:table-cell>
          <table:table-cell office:value-type="float" office:value="1">
            <text:p>1</text:p>
          </table:table-cell>
          <table:table-cell office:value-type="float" office:value="11.65724">
            <text:p>11.65724</text:p>
          </table:table-cell>
          <table:table-cell office:value-type="float" office:value="46.7177">
            <text:p>46.7177</text:p>
          </table:table-cell>
        </table:table-row>
        <table:table-row table:style-name="ro1">
          <table:table-cell office:value-type="string">
            <text:p>Brooklyn</text:p>
          </table:table-cell>
          <table:table-cell office:value-type="string">
            <text:p>Murtaza Vali</text:p>
          </table:table-cell>
          <table:table-cell office:value-type="float" office:value="1">
            <text:p>1</text:p>
          </table:table-cell>
          <table:table-cell office:value-type="float" office:value="-73.94416">
            <text:p>-73.94416</text:p>
          </table:table-cell>
          <table:table-cell office:value-type="float" office:value="40.67818">
            <text:p>40.67818</text:p>
          </table:table-cell>
        </table:table-row>
        <table:table-row table:style-name="ro1">
          <table:table-cell office:value-type="string">
            <text:p>Brookly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-73.94416">
            <text:p>-73.94416</text:p>
          </table:table-cell>
          <table:table-cell office:value-type="float" office:value="40.67818">
            <text:p>40.67818</text:p>
          </table:table-cell>
        </table:table-row>
        <table:table-row table:style-name="ro1">
          <table:table-cell office:value-type="string">
            <text:p>Brooklyn</text:p>
          </table:table-cell>
          <table:table-cell office:value-type="string">
            <text:p>Sohrab Mohebbi</text:p>
          </table:table-cell>
          <table:table-cell office:value-type="float" office:value="1">
            <text:p>1</text:p>
          </table:table-cell>
          <table:table-cell office:value-type="float" office:value="-73.94416">
            <text:p>-73.94416</text:p>
          </table:table-cell>
          <table:table-cell office:value-type="float" office:value="40.67818">
            <text:p>40.67818</text:p>
          </table:table-cell>
        </table:table-row>
        <table:table-row table:style-name="ro1">
          <table:table-cell office:value-type="string">
            <text:p>Brooklyn</text:p>
          </table:table-cell>
          <table:table-cell office:value-type="string">
            <text:p>Diana Al Hadid</text:p>
          </table:table-cell>
          <table:table-cell office:value-type="float" office:value="1">
            <text:p>1</text:p>
          </table:table-cell>
          <table:table-cell office:value-type="float" office:value="-73.94416">
            <text:p>-73.94416</text:p>
          </table:table-cell>
          <table:table-cell office:value-type="float" office:value="40.67818">
            <text:p>40.67818</text:p>
          </table:table-cell>
        </table:table-row>
        <table:table-row table:style-name="ro1">
          <table:table-cell office:value-type="string">
            <text:p>Brooklyn</text:p>
          </table:table-cell>
          <table:table-cell office:value-type="string">
            <text:p>Nicky Nodjoumi</text:p>
          </table:table-cell>
          <table:table-cell office:value-type="float" office:value="1">
            <text:p>1</text:p>
          </table:table-cell>
          <table:table-cell office:value-type="float" office:value="-73.94416">
            <text:p>-73.94416</text:p>
          </table:table-cell>
          <table:table-cell office:value-type="float" office:value="40.67818">
            <text:p>40.67818</text:p>
          </table:table-cell>
        </table:table-row>
        <table:table-row table:style-name="ro1">
          <table:table-cell office:value-type="string">
            <text:p>Brooklyn</text:p>
          </table:table-cell>
          <table:table-cell office:value-type="string">
            <text:p>Mariam Ghani</text:p>
          </table:table-cell>
          <table:table-cell office:value-type="float" office:value="1">
            <text:p>1</text:p>
          </table:table-cell>
          <table:table-cell office:value-type="float" office:value="-73.94416">
            <text:p>-73.94416</text:p>
          </table:table-cell>
          <table:table-cell office:value-type="float" office:value="40.67818">
            <text:p>40.67818</text:p>
          </table:table-cell>
        </table:table-row>
        <table:table-row table:style-name="ro1">
          <table:table-cell office:value-type="string">
            <text:p>Brooklyn</text:p>
          </table:table-cell>
          <table:table-cell office:value-type="string">
            <text:p>Ghada Khunji</text:p>
          </table:table-cell>
          <table:table-cell office:value-type="float" office:value="1">
            <text:p>1</text:p>
          </table:table-cell>
          <table:table-cell office:value-type="float" office:value="-73.94416">
            <text:p>-73.94416</text:p>
          </table:table-cell>
          <table:table-cell office:value-type="float" office:value="40.67818">
            <text:p>40.67818</text:p>
          </table:table-cell>
        </table:table-row>
        <table:table-row table:style-name="ro1">
          <table:table-cell office:value-type="string">
            <text:p>Brooklyn</text:p>
          </table:table-cell>
          <table:table-cell office:value-type="string">
            <text:p>Ayreen Anastas</text:p>
          </table:table-cell>
          <table:table-cell office:value-type="float" office:value="1">
            <text:p>1</text:p>
          </table:table-cell>
          <table:table-cell office:value-type="float" office:value="-73.94416">
            <text:p>-73.94416</text:p>
          </table:table-cell>
          <table:table-cell office:value-type="float" office:value="40.67818">
            <text:p>40.67818</text:p>
          </table:table-cell>
        </table:table-row>
        <table:table-row table:style-name="ro1">
          <table:table-cell office:value-type="string">
            <text:p>Brooklyn</text:p>
          </table:table-cell>
          <table:table-cell office:value-type="string">
            <text:p>Fay├ºal Baghriche </text:p>
          </table:table-cell>
          <table:table-cell office:value-type="float" office:value="1">
            <text:p>1</text:p>
          </table:table-cell>
          <table:table-cell office:value-type="float" office:value="-73.94416">
            <text:p>-73.94416</text:p>
          </table:table-cell>
          <table:table-cell office:value-type="float" office:value="40.67818">
            <text:p>40.67818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string">
            <text:p>Lulwah Al-Homoud</text:p>
          </table:table-cell>
          <table:table-cell office:value-type="float" office:value="1">
            <text:p>1</text:p>
          </table:table-cell>
          <table:table-cell office:value-type="float" office:value="114.7277">
            <text:p>114.7277</text:p>
          </table:table-cell>
          <table:table-cell office:value-type="float" office:value="4.535277">
            <text:p>4.535277</text:p>
          </table:table-cell>
        </table:table-row>
        <table:table-row table:style-name="ro1">
          <table:table-cell office:value-type="string">
            <text:p>Brunswick</text:p>
          </table:table-cell>
          <table:table-cell office:value-type="string">
            <text:p>Nabil Nahas</text:p>
          </table:table-cell>
          <table:table-cell office:value-type="float" office:value="1">
            <text:p>1</text:p>
          </table:table-cell>
          <table:table-cell office:value-type="float" office:value="-81.49149">
            <text:p>-81.49149</text:p>
          </table:table-cell>
          <table:table-cell office:value-type="float" office:value="31.14995">
            <text:p>31.14995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string">
            <text:p>Raqs Media Collective</text:p>
          </table:table-cell>
          <table:table-cell office:value-type="float" office:value="1">
            <text:p>1</text:p>
          </table:table-cell>
          <table:table-cell office:value-type="float" office:value="4.35171">
            <text:p>4.35171</text:p>
          </table:table-cell>
          <table:table-cell office:value-type="float" office:value="50.85034">
            <text:p>50.85034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string">
            <text:p>David Claerbout</text:p>
          </table:table-cell>
          <table:table-cell office:value-type="float" office:value="1">
            <text:p>1</text:p>
          </table:table-cell>
          <table:table-cell office:value-type="float" office:value="4.35171">
            <text:p>4.35171</text:p>
          </table:table-cell>
          <table:table-cell office:value-type="float" office:value="50.85034">
            <text:p>50.85034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string">
            <text:p>Raeda Saadeh</text:p>
          </table:table-cell>
          <table:table-cell office:value-type="float" office:value="1">
            <text:p>1</text:p>
          </table:table-cell>
          <table:table-cell office:value-type="float" office:value="4.35171">
            <text:p>4.35171</text:p>
          </table:table-cell>
          <table:table-cell office:value-type="float" office:value="50.85034">
            <text:p>50.85034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string">
            <text:p>Mohamed Bourouissa</text:p>
          </table:table-cell>
          <table:table-cell office:value-type="float" office:value="1">
            <text:p>1</text:p>
          </table:table-cell>
          <table:table-cell office:value-type="float" office:value="4.35171">
            <text:p>4.35171</text:p>
          </table:table-cell>
          <table:table-cell office:value-type="float" office:value="50.85034">
            <text:p>50.85034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string">
            <text:p>Jalal Toufic</text:p>
          </table:table-cell>
          <table:table-cell office:value-type="float" office:value="1">
            <text:p>1</text:p>
          </table:table-cell>
          <table:table-cell office:value-type="float" office:value="4.35171">
            <text:p>4.35171</text:p>
          </table:table-cell>
          <table:table-cell office:value-type="float" office:value="50.85034">
            <text:p>50.85034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string">
            <text:p>Doa Aly</text:p>
          </table:table-cell>
          <table:table-cell office:value-type="float" office:value="1">
            <text:p>1</text:p>
          </table:table-cell>
          <table:table-cell office:value-type="float" office:value="4.35171">
            <text:p>4.35171</text:p>
          </table:table-cell>
          <table:table-cell office:value-type="float" office:value="50.85034">
            <text:p>50.85034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string">
            <text:p>Melik Ohanian</text:p>
          </table:table-cell>
          <table:table-cell office:value-type="float" office:value="1">
            <text:p>1</text:p>
          </table:table-cell>
          <table:table-cell office:value-type="float" office:value="4.35171">
            <text:p>4.35171</text:p>
          </table:table-cell>
          <table:table-cell office:value-type="float" office:value="50.85034">
            <text:p>50.85034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string">
            <text:p>Nida Sinnokrot</text:p>
          </table:table-cell>
          <table:table-cell office:value-type="float" office:value="1">
            <text:p>1</text:p>
          </table:table-cell>
          <table:table-cell office:value-type="float" office:value="4.35171">
            <text:p>4.35171</text:p>
          </table:table-cell>
          <table:table-cell office:value-type="float" office:value="50.85034">
            <text:p>50.85034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4.35171">
            <text:p>4.35171</text:p>
          </table:table-cell>
          <table:table-cell office:value-type="float" office:value="50.85034">
            <text:p>50.85034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string">
            <text:p>Mouna Karray</text:p>
          </table:table-cell>
          <table:table-cell office:value-type="float" office:value="1">
            <text:p>1</text:p>
          </table:table-cell>
          <table:table-cell office:value-type="float" office:value="4.35171">
            <text:p>4.35171</text:p>
          </table:table-cell>
          <table:table-cell office:value-type="float" office:value="50.85034">
            <text:p>50.85034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string">
            <text:p>Ayreen Anastas</text:p>
          </table:table-cell>
          <table:table-cell office:value-type="float" office:value="1">
            <text:p>1</text:p>
          </table:table-cell>
          <table:table-cell office:value-type="float" office:value="4.35171">
            <text:p>4.35171</text:p>
          </table:table-cell>
          <table:table-cell office:value-type="float" office:value="50.85034">
            <text:p>50.85034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string">
            <text:p>Slavs and Tatars</text:p>
          </table:table-cell>
          <table:table-cell office:value-type="float" office:value="1">
            <text:p>1</text:p>
          </table:table-cell>
          <table:table-cell office:value-type="float" office:value="4.35171">
            <text:p>4.35171</text:p>
          </table:table-cell>
          <table:table-cell office:value-type="float" office:value="50.85034">
            <text:p>50.85034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string">
            <text:p>Khalid al-Jader</text:p>
          </table:table-cell>
          <table:table-cell office:value-type="float" office:value="1">
            <text:p>1</text:p>
          </table:table-cell>
          <table:table-cell office:value-type="float" office:value="4.35171">
            <text:p>4.35171</text:p>
          </table:table-cell>
          <table:table-cell office:value-type="float" office:value="50.85034">
            <text:p>50.85034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string">
            <text:p>Manal Al Dowayan</text:p>
          </table:table-cell>
          <table:table-cell office:value-type="float" office:value="1">
            <text:p>1</text:p>
          </table:table-cell>
          <table:table-cell office:value-type="float" office:value="4.35171">
            <text:p>4.35171</text:p>
          </table:table-cell>
          <table:table-cell office:value-type="float" office:value="50.85034">
            <text:p>50.85034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string">
            <text:p>Tarek Halaby</text:p>
          </table:table-cell>
          <table:table-cell office:value-type="float" office:value="1">
            <text:p>1</text:p>
          </table:table-cell>
          <table:table-cell office:value-type="float" office:value="4.35171">
            <text:p>4.35171</text:p>
          </table:table-cell>
          <table:table-cell office:value-type="float" office:value="50.85034">
            <text:p>50.85034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string">
            <text:p>Sherif El Azma</text:p>
          </table:table-cell>
          <table:table-cell office:value-type="float" office:value="1">
            <text:p>1</text:p>
          </table:table-cell>
          <table:table-cell office:value-type="float" office:value="4.35171">
            <text:p>4.35171</text:p>
          </table:table-cell>
          <table:table-cell office:value-type="float" office:value="50.85034">
            <text:p>50.85034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4.35171">
            <text:p>4.35171</text:p>
          </table:table-cell>
          <table:table-cell office:value-type="float" office:value="50.85034">
            <text:p>50.85034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string">
            <text:p>Marwan Rechmaoui</text:p>
          </table:table-cell>
          <table:table-cell office:value-type="float" office:value="1">
            <text:p>1</text:p>
          </table:table-cell>
          <table:table-cell office:value-type="float" office:value="4.35171">
            <text:p>4.35171</text:p>
          </table:table-cell>
          <table:table-cell office:value-type="float" office:value="50.85034">
            <text:p>50.85034</text:p>
          </table:table-cell>
        </table:table-row>
        <table:table-row table:style-name="ro1">
          <table:table-cell office:value-type="string">
            <text:p>Bucharest</text:p>
          </table:table-cell>
          <table:table-cell office:value-type="string">
            <text:p>Khalid al-Jader</text:p>
          </table:table-cell>
          <table:table-cell office:value-type="float" office:value="1">
            <text:p>1</text:p>
          </table:table-cell>
          <table:table-cell office:value-type="float" office:value="26.10254">
            <text:p>26.10254</text:p>
          </table:table-cell>
          <table:table-cell office:value-type="float" office:value="44.42677">
            <text:p>44.42677</text:p>
          </table:table-cell>
        </table:table-row>
        <table:table-row table:style-name="ro1">
          <table:table-cell office:value-type="string">
            <text:p>Bucharest</text:p>
          </table:table-cell>
          <table:table-cell office:value-type="string">
            <text:p>Abbas Akhavan</text:p>
          </table:table-cell>
          <table:table-cell office:value-type="float" office:value="1">
            <text:p>1</text:p>
          </table:table-cell>
          <table:table-cell office:value-type="float" office:value="26.10254">
            <text:p>26.10254</text:p>
          </table:table-cell>
          <table:table-cell office:value-type="float" office:value="44.42677">
            <text:p>44.42677</text:p>
          </table:table-cell>
        </table:table-row>
        <table:table-row table:style-name="ro1">
          <table:table-cell office:value-type="string">
            <text:p>Bucharest</text:p>
          </table:table-cell>
          <table:table-cell office:value-type="string">
            <text:p>Yazid Oulab</text:p>
          </table:table-cell>
          <table:table-cell office:value-type="float" office:value="1">
            <text:p>1</text:p>
          </table:table-cell>
          <table:table-cell office:value-type="float" office:value="26.10254">
            <text:p>26.10254</text:p>
          </table:table-cell>
          <table:table-cell office:value-type="float" office:value="44.42677">
            <text:p>44.42677</text:p>
          </table:table-cell>
        </table:table-row>
        <table:table-row table:style-name="ro1">
          <table:table-cell office:value-type="string">
            <text:p>Budapest</text:p>
          </table:table-cell>
          <table:table-cell office:value-type="string">
            <text:p>Elias Zayat</text:p>
          </table:table-cell>
          <table:table-cell office:value-type="float" office:value="1">
            <text:p>1</text:p>
          </table:table-cell>
          <table:table-cell office:value-type="float" office:value="19.04023">
            <text:p>19.04023</text:p>
          </table:table-cell>
          <table:table-cell office:value-type="float" office:value="47.49791">
            <text:p>47.49791</text:p>
          </table:table-cell>
        </table:table-row>
        <table:table-row table:style-name="ro1">
          <table:table-cell office:value-type="string">
            <text:p>Buffalo</text:p>
          </table:table-cell>
          <table:table-cell office:value-type="string">
            <text:p>Mariam Ghani</text:p>
          </table:table-cell>
          <table:table-cell office:value-type="float" office:value="1">
            <text:p>1</text:p>
          </table:table-cell>
          <table:table-cell office:value-type="float" office:value="-78.87837">
            <text:p>-78.87837</text:p>
          </table:table-cell>
          <table:table-cell office:value-type="float" office:value="42.88645">
            <text:p>42.88645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25.48583">
            <text:p>25.48583</text:p>
          </table:table-cell>
          <table:table-cell office:value-type="float" office:value="42.73388">
            <text:p>42.73388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string">
            <text:p>Ismail al-Shaikhly</text:p>
          </table:table-cell>
          <table:table-cell office:value-type="float" office:value="1">
            <text:p>1</text:p>
          </table:table-cell>
          <table:table-cell office:value-type="float" office:value="25.48583">
            <text:p>25.48583</text:p>
          </table:table-cell>
          <table:table-cell office:value-type="float" office:value="42.73388">
            <text:p>42.73388</text:p>
          </table:table-cell>
        </table:table-row>
        <table:table-row table:style-name="ro1">
          <table:table-cell office:value-type="string">
            <text:p>Busan</text:p>
          </table:table-cell>
          <table:table-cell office:value-type="string">
            <text:p>Isma├»l Bahri</text:p>
          </table:table-cell>
          <table:table-cell office:value-type="float" office:value="1">
            <text:p>1</text:p>
          </table:table-cell>
          <table:table-cell office:value-type="float" office:value="129.0756">
            <text:p>129.0756</text:p>
          </table:table-cell>
          <table:table-cell office:value-type="float" office:value="35.17955">
            <text:p>35.17955</text:p>
          </table:table-cell>
        </table:table-row>
        <table:table-row table:style-name="ro1">
          <table:table-cell office:value-type="string">
            <text:p>Busan</text:p>
          </table:table-cell>
          <table:table-cell office:value-type="string">
            <text:p>Rula Halawani</text:p>
          </table:table-cell>
          <table:table-cell office:value-type="float" office:value="1">
            <text:p>1</text:p>
          </table:table-cell>
          <table:table-cell office:value-type="float" office:value="129.0756">
            <text:p>129.0756</text:p>
          </table:table-cell>
          <table:table-cell office:value-type="float" office:value="35.17955">
            <text:p>35.17955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Ala Ebtekar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Sherin Guirguis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en</text:p>
          </table:table-cell>
          <table:table-cell office:value-type="string">
            <text:p>Kamarstudios </text:p>
          </table:table-cell>
          <table:table-cell office:value-type="float" office:value="1">
            <text:p>1</text:p>
          </table:table-cell>
          <table:table-cell office:value-type="float" office:value="-0.370679">
            <text:p>-0.370679</text:p>
          </table:table-cell>
          <table:table-cell office:value-type="float" office:value="49.18286">
            <text:p>49.18286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Iman Issa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Anna Boghiguian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Sama Alshaibi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Lamia Joreige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Ahmed El Attar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Fouad Elkoury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Sophia Al Maria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Hala Elkoussy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Fahd Al-Hijilan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Georges Sabbagh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Gamal el-Sigini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Elias Zayat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Lara Baladi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Sherif El Azma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Huda Lutfi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Ayman Ramadan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Soraya Darwish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Basim Magdy 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Sherin Guirguis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Inji Efflatoun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Raafat Ishak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Adham Wanly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Waheeda Malullah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Lawrence Abu Hamdan 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Mohamed Abdelkarim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Doa Aly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Youssef Kamel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Nadia Ayari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Nabil Nahas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Maha Maamoun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Safeya Binzagr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Hamed Owais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Ninar Esber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Setareh Shahbazi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Ahmad Osman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Nadia Kaabi-Linke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Moataz Nasr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Angela Harutyunyan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Mounir Al-Shaarani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Magdi Mostafa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Ibrahim Abumsmar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Nil Yalter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Firoz Mahmud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Hamed Nada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Hanan Abdullah Bahamdan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Raeda Ashour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Samira Badran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Youssef Nabil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Mona Marzouk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Djamel Kokene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Ragheb Ayad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Adam Henein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Suad Al Attar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Mahmoud Refat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Khalid al-Jader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Mai Al Ibrashy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Moayad Hakim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Ali Jabri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Seif Wanly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Haytham el Wardany</text:p>
          </table:table-cell>
          <table:table-cell office:value-type="float" office:value="1">
            <text:p>1</text:p>
          </table:table-cell>
          <table:table-cell office:value-type="float" office:value="31.23571">
            <text:p>31.23571</text:p>
          </table:table-cell>
          <table:table-cell office:value-type="float" office:value="30.04442">
            <text:p>30.04442</text:p>
          </table:table-cell>
        </table:table-row>
        <table:table-row table:style-name="ro1">
          <table:table-cell office:value-type="string">
            <text:p>Caldwell</text:p>
          </table:table-cell>
          <table:table-cell office:value-type="string">
            <text:p>Asad Faulwell</text:p>
          </table:table-cell>
          <table:table-cell office:value-type="float" office:value="1">
            <text:p>1</text:p>
          </table:table-cell>
          <table:table-cell office:value-type="float" office:value="-116.6874">
            <text:p>-116.6874</text:p>
          </table:table-cell>
          <table:table-cell office:value-type="float" office:value="43.66294">
            <text:p>43.66294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David Claerbout</text:p>
          </table:table-cell>
          <table:table-cell office:value-type="float" office:value="1">
            <text:p>1</text:p>
          </table:table-cell>
          <table:table-cell office:value-type="float" office:value="-119.4179">
            <text:p>-119.4179</text:p>
          </table:table-cell>
          <table:table-cell office:value-type="float" office:value="36.77826">
            <text:p>36.77826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Mohammed Al Ghamdi</text:p>
          </table:table-cell>
          <table:table-cell office:value-type="float" office:value="1">
            <text:p>1</text:p>
          </table:table-cell>
          <table:table-cell office:value-type="float" office:value="-119.4179">
            <text:p>-119.4179</text:p>
          </table:table-cell>
          <table:table-cell office:value-type="float" office:value="36.77826">
            <text:p>36.77826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Latifa Echakhch</text:p>
          </table:table-cell>
          <table:table-cell office:value-type="float" office:value="1">
            <text:p>1</text:p>
          </table:table-cell>
          <table:table-cell office:value-type="float" office:value="-119.4179">
            <text:p>-119.4179</text:p>
          </table:table-cell>
          <table:table-cell office:value-type="float" office:value="36.77826">
            <text:p>36.77826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Amir H. Fallah</text:p>
          </table:table-cell>
          <table:table-cell office:value-type="float" office:value="1">
            <text:p>1</text:p>
          </table:table-cell>
          <table:table-cell office:value-type="float" office:value="-119.4179">
            <text:p>-119.4179</text:p>
          </table:table-cell>
          <table:table-cell office:value-type="float" office:value="36.77826">
            <text:p>36.77826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Shahzia Sikander</text:p>
          </table:table-cell>
          <table:table-cell office:value-type="float" office:value="1">
            <text:p>1</text:p>
          </table:table-cell>
          <table:table-cell office:value-type="float" office:value="-119.4179">
            <text:p>-119.4179</text:p>
          </table:table-cell>
          <table:table-cell office:value-type="float" office:value="36.77826">
            <text:p>36.77826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Sherin Guirguis</text:p>
          </table:table-cell>
          <table:table-cell office:value-type="float" office:value="1">
            <text:p>1</text:p>
          </table:table-cell>
          <table:table-cell office:value-type="float" office:value="-119.4179">
            <text:p>-119.4179</text:p>
          </table:table-cell>
          <table:table-cell office:value-type="float" office:value="36.77826">
            <text:p>36.77826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Mehran Mesbah</text:p>
          </table:table-cell>
          <table:table-cell office:value-type="float" office:value="1">
            <text:p>1</text:p>
          </table:table-cell>
          <table:table-cell office:value-type="float" office:value="-119.4179">
            <text:p>-119.4179</text:p>
          </table:table-cell>
          <table:table-cell office:value-type="float" office:value="36.77826">
            <text:p>36.77826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Maha Maamoun</text:p>
          </table:table-cell>
          <table:table-cell office:value-type="float" office:value="1">
            <text:p>1</text:p>
          </table:table-cell>
          <table:table-cell office:value-type="float" office:value="-119.4179">
            <text:p>-119.4179</text:p>
          </table:table-cell>
          <table:table-cell office:value-type="float" office:value="36.77826">
            <text:p>36.77826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Ala Ebtekar</text:p>
          </table:table-cell>
          <table:table-cell office:value-type="float" office:value="1">
            <text:p>1</text:p>
          </table:table-cell>
          <table:table-cell office:value-type="float" office:value="-119.4179">
            <text:p>-119.4179</text:p>
          </table:table-cell>
          <table:table-cell office:value-type="float" office:value="36.77826">
            <text:p>36.77826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-119.4179">
            <text:p>-119.4179</text:p>
          </table:table-cell>
          <table:table-cell office:value-type="float" office:value="36.77826">
            <text:p>36.77826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Asad Faulwell</text:p>
          </table:table-cell>
          <table:table-cell office:value-type="float" office:value="1">
            <text:p>1</text:p>
          </table:table-cell>
          <table:table-cell office:value-type="float" office:value="-119.4179">
            <text:p>-119.4179</text:p>
          </table:table-cell>
          <table:table-cell office:value-type="float" office:value="36.77826">
            <text:p>36.77826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Ali Jabri</text:p>
          </table:table-cell>
          <table:table-cell office:value-type="float" office:value="1">
            <text:p>1</text:p>
          </table:table-cell>
          <table:table-cell office:value-type="float" office:value="-119.4179">
            <text:p>-119.4179</text:p>
          </table:table-cell>
          <table:table-cell office:value-type="float" office:value="36.77826">
            <text:p>36.77826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Graziella Rizkallah Toufic</text:p>
          </table:table-cell>
          <table:table-cell office:value-type="float" office:value="1">
            <text:p>1</text:p>
          </table:table-cell>
          <table:table-cell office:value-type="float" office:value="-119.4179">
            <text:p>-119.4179</text:p>
          </table:table-cell>
          <table:table-cell office:value-type="float" office:value="36.77826">
            <text:p>36.77826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Runa Islam</text:p>
          </table:table-cell>
          <table:table-cell office:value-type="float" office:value="1">
            <text:p>1</text:p>
          </table:table-cell>
          <table:table-cell office:value-type="float" office:value="-119.4179">
            <text:p>-119.4179</text:p>
          </table:table-cell>
          <table:table-cell office:value-type="float" office:value="36.77826">
            <text:p>36.77826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Simone Fattal</text:p>
          </table:table-cell>
          <table:table-cell office:value-type="float" office:value="1">
            <text:p>1</text:p>
          </table:table-cell>
          <table:table-cell office:value-type="float" office:value="-119.4179">
            <text:p>-119.4179</text:p>
          </table:table-cell>
          <table:table-cell office:value-type="float" office:value="36.77826">
            <text:p>36.77826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Jumana Manna </text:p>
          </table:table-cell>
          <table:table-cell office:value-type="float" office:value="1">
            <text:p>1</text:p>
          </table:table-cell>
          <table:table-cell office:value-type="float" office:value="-119.4179">
            <text:p>-119.4179</text:p>
          </table:table-cell>
          <table:table-cell office:value-type="float" office:value="36.77826">
            <text:p>36.77826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Ayman Ramadan</text:p>
          </table:table-cell>
          <table:table-cell office:value-type="float" office:value="1">
            <text:p>1</text:p>
          </table:table-cell>
          <table:table-cell office:value-type="float" office:value="-119.4179">
            <text:p>-119.4179</text:p>
          </table:table-cell>
          <table:table-cell office:value-type="float" office:value="36.77826">
            <text:p>36.77826</text:p>
          </table:table-cell>
        </table:table-row>
        <table:table-row table:style-name="ro1">
          <table:table-cell office:value-type="string">
            <text:p>Cambridge</text:p>
          </table:table-cell>
          <table:table-cell office:value-type="string">
            <text:p>Ren├⌐ Gabri</text:p>
          </table:table-cell>
          <table:table-cell office:value-type="float" office:value="1">
            <text:p>1</text:p>
          </table:table-cell>
          <table:table-cell office:value-type="float" office:value="-71.10973">
            <text:p>-71.10973</text:p>
          </table:table-cell>
          <table:table-cell office:value-type="float" office:value="42.37362">
            <text:p>42.37362</text:p>
          </table:table-cell>
        </table:table-row>
        <table:table-row table:style-name="ro1">
          <table:table-cell office:value-type="string">
            <text:p>Cambridge</text:p>
          </table:table-cell>
          <table:table-cell office:value-type="string">
            <text:p>Rashid Masharawi</text:p>
          </table:table-cell>
          <table:table-cell office:value-type="float" office:value="1">
            <text:p>1</text:p>
          </table:table-cell>
          <table:table-cell office:value-type="float" office:value="-71.10973">
            <text:p>-71.10973</text:p>
          </table:table-cell>
          <table:table-cell office:value-type="float" office:value="42.37362">
            <text:p>42.37362</text:p>
          </table:table-cell>
        </table:table-row>
        <table:table-row table:style-name="ro1">
          <table:table-cell office:value-type="string">
            <text:p>Cambridge</text:p>
          </table:table-cell>
          <table:table-cell office:value-type="string">
            <text:p>Ayreen Anastas</text:p>
          </table:table-cell>
          <table:table-cell office:value-type="float" office:value="1">
            <text:p>1</text:p>
          </table:table-cell>
          <table:table-cell office:value-type="float" office:value="-71.10973">
            <text:p>-71.10973</text:p>
          </table:table-cell>
          <table:table-cell office:value-type="float" office:value="42.37362">
            <text:p>42.37362</text:p>
          </table:table-cell>
        </table:table-row>
        <table:table-row table:style-name="ro1">
          <table:table-cell office:value-type="string">
            <text:p>Cambridge</text:p>
          </table:table-cell>
          <table:table-cell office:value-type="string">
            <text:p>Lamia Joreige</text:p>
          </table:table-cell>
          <table:table-cell office:value-type="float" office:value="1">
            <text:p>1</text:p>
          </table:table-cell>
          <table:table-cell office:value-type="float" office:value="-71.10973">
            <text:p>-71.10973</text:p>
          </table:table-cell>
          <table:table-cell office:value-type="float" office:value="42.37362">
            <text:p>42.37362</text:p>
          </table:table-cell>
        </table:table-row>
        <table:table-row table:style-name="ro1">
          <table:table-cell office:value-type="string">
            <text:p>Cambridge</text:p>
          </table:table-cell>
          <table:table-cell office:value-type="string">
            <text:p>Burak Arikan</text:p>
          </table:table-cell>
          <table:table-cell office:value-type="float" office:value="1">
            <text:p>1</text:p>
          </table:table-cell>
          <table:table-cell office:value-type="float" office:value="-71.10973">
            <text:p>-71.10973</text:p>
          </table:table-cell>
          <table:table-cell office:value-type="float" office:value="42.37362">
            <text:p>42.37362</text:p>
          </table:table-cell>
        </table:table-row>
        <table:table-row table:style-name="ro1">
          <table:table-cell office:value-type="string">
            <text:p>Cambridge</text:p>
          </table:table-cell>
          <table:table-cell office:value-type="string">
            <text:p>Jayce Salloum</text:p>
          </table:table-cell>
          <table:table-cell office:value-type="float" office:value="1">
            <text:p>1</text:p>
          </table:table-cell>
          <table:table-cell office:value-type="float" office:value="-71.10973">
            <text:p>-71.10973</text:p>
          </table:table-cell>
          <table:table-cell office:value-type="float" office:value="42.37362">
            <text:p>42.37362</text:p>
          </table:table-cell>
        </table:table-row>
        <table:table-row table:style-name="ro1">
          <table:table-cell office:value-type="string">
            <text:p>Camp Campaign</text:p>
          </table:table-cell>
          <table:table-cell office:value-type="string">
            <text:p>Ayreen Anastas</text:p>
          </table:table-cell>
          <table:table-cell office:value-type="float" office:value="1">
            <text:p>1</text:p>
          </table:table-cell>
          <table:table-cell office:value-type="float" office:value="-85.64255">
            <text:p>-85.64255</text:p>
          </table:table-cell>
          <table:table-cell office:value-type="float" office:value="35.7977">
            <text:p>35.7977</text:p>
          </table:table-cell>
        </table:table-row>
        <table:table-row table:style-name="ro1">
          <table:table-cell office:value-type="string">
            <text:p>Camp Campaign</text:p>
          </table:table-cell>
          <table:table-cell office:value-type="string">
            <text:p>Ren├⌐ Gabri</text:p>
          </table:table-cell>
          <table:table-cell office:value-type="float" office:value="1">
            <text:p>1</text:p>
          </table:table-cell>
          <table:table-cell office:value-type="float" office:value="-85.64255">
            <text:p>-85.64255</text:p>
          </table:table-cell>
          <table:table-cell office:value-type="float" office:value="35.7977">
            <text:p>35.7977</text:p>
          </table:table-cell>
        </table:table-row>
        <table:table-row table:style-name="ro1">
          <table:table-cell office:value-type="string">
            <text:p>camp Shuafat</text:p>
          </table:table-cell>
          <table:table-cell office:value-type="string">
            <text:p>Jawad Al Malhi</text:p>
          </table:table-cell>
          <table:table-cell office:value-type="float" office:value="1">
            <text:p>1</text:p>
          </table:table-cell>
          <table:table-cell office:value-type="float" office:value="35.23413">
            <text:p>35.23413</text:p>
          </table:table-cell>
          <table:table-cell office:value-type="float" office:value="31.80738">
            <text:p>31.80738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Noma Omran</text:p>
          </table:table-cell>
          <table:table-cell office:value-type="float" office:value="1">
            <text:p>1</text:p>
          </table:table-cell>
          <table:table-cell office:value-type="float" office:value="-106.3468">
            <text:p>-106.3468</text:p>
          </table:table-cell>
          <table:table-cell office:value-type="float" office:value="56.13037">
            <text:p>56.13037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Ahmed Foula</text:p>
          </table:table-cell>
          <table:table-cell office:value-type="float" office:value="1">
            <text:p>1</text:p>
          </table:table-cell>
          <table:table-cell office:value-type="float" office:value="-106.3468">
            <text:p>-106.3468</text:p>
          </table:table-cell>
          <table:table-cell office:value-type="float" office:value="56.13037">
            <text:p>56.13037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Abbas Akhavan</text:p>
          </table:table-cell>
          <table:table-cell office:value-type="float" office:value="1">
            <text:p>1</text:p>
          </table:table-cell>
          <table:table-cell office:value-type="float" office:value="-106.3468">
            <text:p>-106.3468</text:p>
          </table:table-cell>
          <table:table-cell office:value-type="float" office:value="56.13037">
            <text:p>56.13037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Anri Sala</text:p>
          </table:table-cell>
          <table:table-cell office:value-type="float" office:value="1">
            <text:p>1</text:p>
          </table:table-cell>
          <table:table-cell office:value-type="float" office:value="-106.3468">
            <text:p>-106.3468</text:p>
          </table:table-cell>
          <table:table-cell office:value-type="float" office:value="56.13037">
            <text:p>56.13037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Haig Aivazian</text:p>
          </table:table-cell>
          <table:table-cell office:value-type="float" office:value="1">
            <text:p>1</text:p>
          </table:table-cell>
          <table:table-cell office:value-type="float" office:value="-106.3468">
            <text:p>-106.3468</text:p>
          </table:table-cell>
          <table:table-cell office:value-type="float" office:value="56.13037">
            <text:p>56.13037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-106.3468">
            <text:p>-106.3468</text:p>
          </table:table-cell>
          <table:table-cell office:value-type="float" office:value="56.13037">
            <text:p>56.13037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Nil Yalter</text:p>
          </table:table-cell>
          <table:table-cell office:value-type="float" office:value="1">
            <text:p>1</text:p>
          </table:table-cell>
          <table:table-cell office:value-type="float" office:value="-106.3468">
            <text:p>-106.3468</text:p>
          </table:table-cell>
          <table:table-cell office:value-type="float" office:value="56.13037">
            <text:p>56.13037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Khaled Sabsabi</text:p>
          </table:table-cell>
          <table:table-cell office:value-type="float" office:value="1">
            <text:p>1</text:p>
          </table:table-cell>
          <table:table-cell office:value-type="float" office:value="-106.3468">
            <text:p>-106.3468</text:p>
          </table:table-cell>
          <table:table-cell office:value-type="float" office:value="56.13037">
            <text:p>56.13037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Zahra Bu Ali</text:p>
          </table:table-cell>
          <table:table-cell office:value-type="float" office:value="1">
            <text:p>1</text:p>
          </table:table-cell>
          <table:table-cell office:value-type="float" office:value="-106.3468">
            <text:p>-106.3468</text:p>
          </table:table-cell>
          <table:table-cell office:value-type="float" office:value="56.13037">
            <text:p>56.13037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Runa Islam</text:p>
          </table:table-cell>
          <table:table-cell office:value-type="float" office:value="1">
            <text:p>1</text:p>
          </table:table-cell>
          <table:table-cell office:value-type="float" office:value="-106.3468">
            <text:p>-106.3468</text:p>
          </table:table-cell>
          <table:table-cell office:value-type="float" office:value="56.13037">
            <text:p>56.13037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Jayce Salloum</text:p>
          </table:table-cell>
          <table:table-cell office:value-type="float" office:value="1">
            <text:p>1</text:p>
          </table:table-cell>
          <table:table-cell office:value-type="float" office:value="-106.3468">
            <text:p>-106.3468</text:p>
          </table:table-cell>
          <table:table-cell office:value-type="float" office:value="56.13037">
            <text:p>56.13037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Ahmad Konash</text:p>
          </table:table-cell>
          <table:table-cell office:value-type="float" office:value="1">
            <text:p>1</text:p>
          </table:table-cell>
          <table:table-cell office:value-type="float" office:value="-106.3468">
            <text:p>-106.3468</text:p>
          </table:table-cell>
          <table:table-cell office:value-type="float" office:value="56.13037">
            <text:p>56.13037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Mehran Mesbah</text:p>
          </table:table-cell>
          <table:table-cell office:value-type="float" office:value="1">
            <text:p>1</text:p>
          </table:table-cell>
          <table:table-cell office:value-type="float" office:value="-106.3468">
            <text:p>-106.3468</text:p>
          </table:table-cell>
          <table:table-cell office:value-type="float" office:value="56.13037">
            <text:p>56.13037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Arwa Abouon</text:p>
          </table:table-cell>
          <table:table-cell office:value-type="float" office:value="1">
            <text:p>1</text:p>
          </table:table-cell>
          <table:table-cell office:value-type="float" office:value="-106.3468">
            <text:p>-106.3468</text:p>
          </table:table-cell>
          <table:table-cell office:value-type="float" office:value="56.13037">
            <text:p>56.13037</text:p>
          </table:table-cell>
        </table:table-row>
        <table:table-row table:style-name="ro1">
          <table:table-cell office:value-type="string">
            <text:p>Cannes</text:p>
          </table:table-cell>
          <table:table-cell office:value-type="string">
            <text:p>Pouya Parsamagham</text:p>
          </table:table-cell>
          <table:table-cell office:value-type="float" office:value="1">
            <text:p>1</text:p>
          </table:table-cell>
          <table:table-cell office:value-type="float" office:value="7.017369">
            <text:p>7.017369</text:p>
          </table:table-cell>
          <table:table-cell office:value-type="float" office:value="43.55285">
            <text:p>43.55285</text:p>
          </table:table-cell>
        </table:table-row>
        <table:table-row table:style-name="ro1">
          <table:table-cell office:value-type="string">
            <text:p>Cannes</text:p>
          </table:table-cell>
          <table:table-cell office:value-type="string">
            <text:p>Khalil Joreige</text:p>
          </table:table-cell>
          <table:table-cell office:value-type="float" office:value="1">
            <text:p>1</text:p>
          </table:table-cell>
          <table:table-cell office:value-type="float" office:value="7.017369">
            <text:p>7.017369</text:p>
          </table:table-cell>
          <table:table-cell office:value-type="float" office:value="43.55285">
            <text:p>43.55285</text:p>
          </table:table-cell>
        </table:table-row>
        <table:table-row table:style-name="ro1">
          <table:table-cell office:value-type="string">
            <text:p>Cannes</text:p>
          </table:table-cell>
          <table:table-cell office:value-type="string">
            <text:p>Abbas Kiarostami</text:p>
          </table:table-cell>
          <table:table-cell office:value-type="float" office:value="1">
            <text:p>1</text:p>
          </table:table-cell>
          <table:table-cell office:value-type="float" office:value="7.017369">
            <text:p>7.017369</text:p>
          </table:table-cell>
          <table:table-cell office:value-type="float" office:value="43.55285">
            <text:p>43.55285</text:p>
          </table:table-cell>
        </table:table-row>
        <table:table-row table:style-name="ro1">
          <table:table-cell office:value-type="string">
            <text:p>Cannes</text:p>
          </table:table-cell>
          <table:table-cell office:value-type="string">
            <text:p>Karim A├»nouz</text:p>
          </table:table-cell>
          <table:table-cell office:value-type="float" office:value="1">
            <text:p>1</text:p>
          </table:table-cell>
          <table:table-cell office:value-type="float" office:value="7.017369">
            <text:p>7.017369</text:p>
          </table:table-cell>
          <table:table-cell office:value-type="float" office:value="43.55285">
            <text:p>43.55285</text:p>
          </table:table-cell>
        </table:table-row>
        <table:table-row table:style-name="ro1">
          <table:table-cell office:value-type="string">
            <text:p>Cannes</text:p>
          </table:table-cell>
          <table:table-cell office:value-type="string">
            <text:p>Joana Hadjithomas </text:p>
          </table:table-cell>
          <table:table-cell office:value-type="float" office:value="1">
            <text:p>1</text:p>
          </table:table-cell>
          <table:table-cell office:value-type="float" office:value="7.017369">
            <text:p>7.017369</text:p>
          </table:table-cell>
          <table:table-cell office:value-type="float" office:value="43.55285">
            <text:p>43.55285</text:p>
          </table:table-cell>
        </table:table-row>
        <table:table-row table:style-name="ro1">
          <table:table-cell office:value-type="string">
            <text:p>Cannes</text:p>
          </table:table-cell>
          <table:table-cell office:value-type="string">
            <text:p>N├⌐jib Belkadhi</text:p>
          </table:table-cell>
          <table:table-cell office:value-type="float" office:value="1">
            <text:p>1</text:p>
          </table:table-cell>
          <table:table-cell office:value-type="float" office:value="7.017369">
            <text:p>7.017369</text:p>
          </table:table-cell>
          <table:table-cell office:value-type="float" office:value="43.55285">
            <text:p>43.55285</text:p>
          </table:table-cell>
        </table:table-row>
        <table:table-row table:style-name="ro1">
          <table:table-cell office:value-type="string">
            <text:p>Cape Town</text:p>
          </table:table-cell>
          <table:table-cell office:value-type="string">
            <text:p>Zoulikha-Bouabdellah</text:p>
          </table:table-cell>
          <table:table-cell office:value-type="float" office:value="1">
            <text:p>1</text:p>
          </table:table-cell>
          <table:table-cell office:value-type="float" office:value="18.42406">
            <text:p>18.42406</text:p>
          </table:table-cell>
          <table:table-cell office:value-type="float" office:value="-33.92487">
            <text:p>-33.92487</text:p>
          </table:table-cell>
        </table:table-row>
        <table:table-row table:style-name="ro1">
          <table:table-cell office:value-type="string">
            <text:p>Cape Town</text:p>
          </table:table-cell>
          <table:table-cell office:value-type="string">
            <text:p>Hasan and Husain Essop</text:p>
          </table:table-cell>
          <table:table-cell office:value-type="float" office:value="1">
            <text:p>1</text:p>
          </table:table-cell>
          <table:table-cell office:value-type="float" office:value="18.42406">
            <text:p>18.42406</text:p>
          </table:table-cell>
          <table:table-cell office:value-type="float" office:value="-33.92487">
            <text:p>-33.92487</text:p>
          </table:table-cell>
        </table:table-row>
        <table:table-row table:style-name="ro1">
          <table:table-cell office:value-type="string">
            <text:p>Cape Town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18.42406">
            <text:p>18.42406</text:p>
          </table:table-cell>
          <table:table-cell office:value-type="float" office:value="-33.92487">
            <text:p>-33.92487</text:p>
          </table:table-cell>
        </table:table-row>
        <table:table-row table:style-name="ro1">
          <table:table-cell office:value-type="string">
            <text:p>Carthage</text:p>
          </table:table-cell>
          <table:table-cell office:value-type="string">
            <text:p>N├⌐jib Belkadhi</text:p>
          </table:table-cell>
          <table:table-cell office:value-type="float" office:value="1">
            <text:p>1</text:p>
          </table:table-cell>
          <table:table-cell office:value-type="float" office:value="-94.31022">
            <text:p>-94.31022</text:p>
          </table:table-cell>
          <table:table-cell office:value-type="float" office:value="37.17645">
            <text:p>37.17645</text:p>
          </table:table-cell>
        </table:table-row>
        <table:table-row table:style-name="ro1">
          <table:table-cell office:value-type="string">
            <text:p>Casablanca</text:p>
          </table:table-cell>
          <table:table-cell office:value-type="string">
            <text:p>Waheeda Malullah</text:p>
          </table:table-cell>
          <table:table-cell office:value-type="float" office:value="1">
            <text:p>1</text:p>
          </table:table-cell>
          <table:table-cell office:value-type="float" office:value="-7.589843">
            <text:p>-7.589843</text:p>
          </table:table-cell>
          <table:table-cell office:value-type="float" office:value="33.57311">
            <text:p>33.57311</text:p>
          </table:table-cell>
        </table:table-row>
        <table:table-row table:style-name="ro1">
          <table:table-cell office:value-type="string">
            <text:p>Casablanca</text:p>
          </table:table-cell>
          <table:table-cell office:value-type="string">
            <text:p>Ahmed Cherkaoui</text:p>
          </table:table-cell>
          <table:table-cell office:value-type="float" office:value="1">
            <text:p>1</text:p>
          </table:table-cell>
          <table:table-cell office:value-type="float" office:value="-7.589843">
            <text:p>-7.589843</text:p>
          </table:table-cell>
          <table:table-cell office:value-type="float" office:value="33.57311">
            <text:p>33.57311</text:p>
          </table:table-cell>
        </table:table-row>
        <table:table-row table:style-name="ro1">
          <table:table-cell office:value-type="string">
            <text:p>Casablanca</text:p>
          </table:table-cell>
          <table:table-cell office:value-type="string">
            <text:p>Jilali Gharbaoui</text:p>
          </table:table-cell>
          <table:table-cell office:value-type="float" office:value="1">
            <text:p>1</text:p>
          </table:table-cell>
          <table:table-cell office:value-type="float" office:value="-7.589843">
            <text:p>-7.589843</text:p>
          </table:table-cell>
          <table:table-cell office:value-type="float" office:value="33.57311">
            <text:p>33.57311</text:p>
          </table:table-cell>
        </table:table-row>
        <table:table-row table:style-name="ro1">
          <table:table-cell office:value-type="string">
            <text:p>Casablanca</text:p>
          </table:table-cell>
          <table:table-cell office:value-type="string">
            <text:p>Mohammed Ben Ali Rbati</text:p>
          </table:table-cell>
          <table:table-cell office:value-type="float" office:value="1">
            <text:p>1</text:p>
          </table:table-cell>
          <table:table-cell office:value-type="float" office:value="-7.589843">
            <text:p>-7.589843</text:p>
          </table:table-cell>
          <table:table-cell office:value-type="float" office:value="33.57311">
            <text:p>33.57311</text:p>
          </table:table-cell>
        </table:table-row>
        <table:table-row table:style-name="ro1">
          <table:table-cell office:value-type="string">
            <text:p>Casablanca</text:p>
          </table:table-cell>
          <table:table-cell office:value-type="string">
            <text:p>Omar Berrada</text:p>
          </table:table-cell>
          <table:table-cell office:value-type="float" office:value="1">
            <text:p>1</text:p>
          </table:table-cell>
          <table:table-cell office:value-type="float" office:value="-7.589843">
            <text:p>-7.589843</text:p>
          </table:table-cell>
          <table:table-cell office:value-type="float" office:value="33.57311">
            <text:p>33.57311</text:p>
          </table:table-cell>
        </table:table-row>
        <table:table-row table:style-name="ro1">
          <table:table-cell office:value-type="string">
            <text:p>Casablanca</text:p>
          </table:table-cell>
          <table:table-cell office:value-type="string">
            <text:p>mounir fatmi</text:p>
          </table:table-cell>
          <table:table-cell office:value-type="float" office:value="1">
            <text:p>1</text:p>
          </table:table-cell>
          <table:table-cell office:value-type="float" office:value="-7.589843">
            <text:p>-7.589843</text:p>
          </table:table-cell>
          <table:table-cell office:value-type="float" office:value="33.57311">
            <text:p>33.57311</text:p>
          </table:table-cell>
        </table:table-row>
        <table:table-row table:style-name="ro1">
          <table:table-cell office:value-type="string">
            <text:p>Casablanca</text:p>
          </table:table-cell>
          <table:table-cell office:value-type="string">
            <text:p>Abdelfattah Kilito</text:p>
          </table:table-cell>
          <table:table-cell office:value-type="float" office:value="1">
            <text:p>1</text:p>
          </table:table-cell>
          <table:table-cell office:value-type="float" office:value="-7.589843">
            <text:p>-7.589843</text:p>
          </table:table-cell>
          <table:table-cell office:value-type="float" office:value="33.57311">
            <text:p>33.57311</text:p>
          </table:table-cell>
        </table:table-row>
        <table:table-row table:style-name="ro1">
          <table:table-cell office:value-type="string">
            <text:p>Casablanca</text:p>
          </table:table-cell>
          <table:table-cell office:value-type="string">
            <text:p>Mohammed Melehi</text:p>
          </table:table-cell>
          <table:table-cell office:value-type="float" office:value="1">
            <text:p>1</text:p>
          </table:table-cell>
          <table:table-cell office:value-type="float" office:value="-7.589843">
            <text:p>-7.589843</text:p>
          </table:table-cell>
          <table:table-cell office:value-type="float" office:value="33.57311">
            <text:p>33.57311</text:p>
          </table:table-cell>
        </table:table-row>
        <table:table-row table:style-name="ro1">
          <table:table-cell office:value-type="string">
            <text:p>Casablanca</text:p>
          </table:table-cell>
          <table:table-cell office:value-type="string">
            <text:p>Amino Belyamani</text:p>
          </table:table-cell>
          <table:table-cell office:value-type="float" office:value="1">
            <text:p>1</text:p>
          </table:table-cell>
          <table:table-cell office:value-type="float" office:value="-7.589843">
            <text:p>-7.589843</text:p>
          </table:table-cell>
          <table:table-cell office:value-type="float" office:value="33.57311">
            <text:p>33.57311</text:p>
          </table:table-cell>
        </table:table-row>
        <table:table-row table:style-name="ro1">
          <table:table-cell office:value-type="string">
            <text:p>Casablanca</text:p>
          </table:table-cell>
          <table:table-cell office:value-type="string">
            <text:p>Driss Ouadahi</text:p>
          </table:table-cell>
          <table:table-cell office:value-type="float" office:value="1">
            <text:p>1</text:p>
          </table:table-cell>
          <table:table-cell office:value-type="float" office:value="-7.589843">
            <text:p>-7.589843</text:p>
          </table:table-cell>
          <table:table-cell office:value-type="float" office:value="33.57311">
            <text:p>33.57311</text:p>
          </table:table-cell>
        </table:table-row>
        <table:table-row table:style-name="ro1">
          <table:table-cell office:value-type="string">
            <text:p>Casablanca</text:p>
          </table:table-cell>
          <table:table-cell office:value-type="string">
            <text:p>Farid Belkahia</text:p>
          </table:table-cell>
          <table:table-cell office:value-type="float" office:value="1">
            <text:p>1</text:p>
          </table:table-cell>
          <table:table-cell office:value-type="float" office:value="-7.589843">
            <text:p>-7.589843</text:p>
          </table:table-cell>
          <table:table-cell office:value-type="float" office:value="33.57311">
            <text:p>33.57311</text:p>
          </table:table-cell>
        </table:table-row>
        <table:table-row table:style-name="ro1">
          <table:table-cell office:value-type="string">
            <text:p>Central Asia</text:p>
          </table:table-cell>
          <table:table-cell office:value-type="string">
            <text:p>Iman Raad</text:p>
          </table:table-cell>
          <table:table-cell office:value-type="float" office:value="1">
            <text:p>1</text:p>
          </table:table-cell>
          <table:table-cell office:value-type="float" office:value="68.8319">
            <text:p>68.8319</text:p>
          </table:table-cell>
          <table:table-cell office:value-type="float" office:value="45.45069">
            <text:p>45.45069</text:p>
          </table:table-cell>
        </table:table-row>
        <table:table-row table:style-name="ro1">
          <table:table-cell office:value-type="string">
            <text:p>Central Asia</text:p>
          </table:table-cell>
          <table:table-cell office:value-type="string">
            <text:p>Slavs and Tatars</text:p>
          </table:table-cell>
          <table:table-cell office:value-type="float" office:value="1">
            <text:p>1</text:p>
          </table:table-cell>
          <table:table-cell office:value-type="float" office:value="68.8319">
            <text:p>68.8319</text:p>
          </table:table-cell>
          <table:table-cell office:value-type="float" office:value="45.45069">
            <text:p>45.45069</text:p>
          </table:table-cell>
        </table:table-row>
        <table:table-row table:style-name="ro1">
          <table:table-cell office:value-type="string">
            <text:p>central Marrakech</text:p>
          </table:table-cell>
          <table:table-cell office:value-type="string">
            <text:p>Mohammed Ben Ali Rbati</text:p>
          </table:table-cell>
          <table:table-cell office:value-type="float" office:value="1">
            <text:p>1</text:p>
          </table:table-cell>
          <table:table-cell office:value-type="float" office:value="-97.54336">
            <text:p>-97.54336</text:p>
          </table:table-cell>
          <table:table-cell office:value-type="float" office:value="25.86111">
            <text:p>25.86111</text:p>
          </table:table-cell>
        </table:table-row>
        <table:table-row table:style-name="ro1">
          <table:table-cell office:value-type="string">
            <text:p>Central Saint</text:p>
          </table:table-cell>
          <table:table-cell office:value-type="string">
            <text:p>Noura Bouzo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al Saint</text:p>
          </table:table-cell>
          <table:table-cell office:value-type="string">
            <text:p>Laurent Grasso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al Saint</text:p>
          </table:table-cell>
          <table:table-cell office:value-type="string">
            <text:p>Athier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ntral Saint</text:p>
          </table:table-cell>
          <table:table-cell office:value-type="string">
            <text:p>Jenine Sharabi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ergy</text:p>
          </table:table-cell>
          <table:table-cell office:value-type="string">
            <text:p>Sirine Fattouh</text:p>
          </table:table-cell>
          <table:table-cell office:value-type="float" office:value="1">
            <text:p>1</text:p>
          </table:table-cell>
          <table:table-cell office:value-type="float" office:value="2.060325">
            <text:p>2.060325</text:p>
          </table:table-cell>
          <table:table-cell office:value-type="float" office:value="49.03562">
            <text:p>49.03562</text:p>
          </table:table-cell>
        </table:table-row>
        <table:table-row table:style-name="ro1">
          <table:table-cell office:value-type="string">
            <text:p>Cergy</text:p>
          </table:table-cell>
          <table:table-cell office:value-type="string">
            <text:p>Zoulikha-Bouabdellah</text:p>
          </table:table-cell>
          <table:table-cell office:value-type="float" office:value="1">
            <text:p>1</text:p>
          </table:table-cell>
          <table:table-cell office:value-type="float" office:value="2.060325">
            <text:p>2.060325</text:p>
          </table:table-cell>
          <table:table-cell office:value-type="float" office:value="49.03562">
            <text:p>49.03562</text:p>
          </table:table-cell>
        </table:table-row>
        <table:table-row table:style-name="ro1">
          <table:table-cell office:value-type="string">
            <text:p>Cergy</text:p>
          </table:table-cell>
          <table:table-cell office:value-type="string">
            <text:p>Ninar Esber</text:p>
          </table:table-cell>
          <table:table-cell office:value-type="float" office:value="1">
            <text:p>1</text:p>
          </table:table-cell>
          <table:table-cell office:value-type="float" office:value="2.060325">
            <text:p>2.060325</text:p>
          </table:table-cell>
          <table:table-cell office:value-type="float" office:value="49.03562">
            <text:p>49.03562</text:p>
          </table:table-cell>
        </table:table-row>
        <table:table-row table:style-name="ro1">
          <table:table-cell office:value-type="string">
            <text:p>Cergy</text:p>
          </table:table-cell>
          <table:table-cell office:value-type="string">
            <text:p>Latifa Echakhch</text:p>
          </table:table-cell>
          <table:table-cell office:value-type="float" office:value="1">
            <text:p>1</text:p>
          </table:table-cell>
          <table:table-cell office:value-type="float" office:value="2.060325">
            <text:p>2.060325</text:p>
          </table:table-cell>
          <table:table-cell office:value-type="float" office:value="49.03562">
            <text:p>49.03562</text:p>
          </table:table-cell>
        </table:table-row>
        <table:table-row table:style-name="ro1">
          <table:table-cell office:value-type="string">
            <text:p>Charleston</text:p>
          </table:table-cell>
          <table:table-cell office:value-type="string">
            <text:p>Amir H. Fallah</text:p>
          </table:table-cell>
          <table:table-cell office:value-type="float" office:value="1">
            <text:p>1</text:p>
          </table:table-cell>
          <table:table-cell office:value-type="float" office:value="-79.93105">
            <text:p>-79.93105</text:p>
          </table:table-cell>
          <table:table-cell office:value-type="float" office:value="32.77647">
            <text:p>32.77647</text:p>
          </table:table-cell>
        </table:table-row>
        <table:table-row table:style-name="ro1">
          <table:table-cell office:value-type="string">
            <text:p>Chattanooga</text:p>
          </table:table-cell>
          <table:table-cell office:value-type="string">
            <text:p>Yusef A. Lateef</text:p>
          </table:table-cell>
          <table:table-cell office:value-type="float" office:value="1">
            <text:p>1</text:p>
          </table:table-cell>
          <table:table-cell office:value-type="float" office:value="-85.30968">
            <text:p>-85.30968</text:p>
          </table:table-cell>
          <table:table-cell office:value-type="float" office:value="35.04563">
            <text:p>35.04563</text:p>
          </table:table-cell>
        </table:table-row>
        <table:table-row table:style-name="ro1">
          <table:table-cell office:value-type="string">
            <text:p>Chevening</text:p>
          </table:table-cell>
          <table:table-cell office:value-type="string">
            <text:p>Ahmed El Attar</text:p>
          </table:table-cell>
          <table:table-cell office:value-type="float" office:value="1">
            <text:p>1</text:p>
          </table:table-cell>
          <table:table-cell office:value-type="float" office:value="0.1342343">
            <text:p>0.1342343</text:p>
          </table:table-cell>
          <table:table-cell office:value-type="float" office:value="51.29876">
            <text:p>51.29876</text:p>
          </table:table-cell>
        </table:table-row>
        <table:table-row table:style-name="ro1">
          <table:table-cell office:value-type="string">
            <text:p>Chicago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-87.6298">
            <text:p>-87.6298</text:p>
          </table:table-cell>
          <table:table-cell office:value-type="float" office:value="41.87811">
            <text:p>41.87811</text:p>
          </table:table-cell>
        </table:table-row>
        <table:table-row table:style-name="ro1">
          <table:table-cell office:value-type="string">
            <text:p>Chicago</text:p>
          </table:table-cell>
          <table:table-cell office:value-type="string">
            <text:p>Basma Al Sharif</text:p>
          </table:table-cell>
          <table:table-cell office:value-type="float" office:value="1">
            <text:p>1</text:p>
          </table:table-cell>
          <table:table-cell office:value-type="float" office:value="-87.6298">
            <text:p>-87.6298</text:p>
          </table:table-cell>
          <table:table-cell office:value-type="float" office:value="41.87811">
            <text:p>41.87811</text:p>
          </table:table-cell>
        </table:table-row>
        <table:table-row table:style-name="ro1">
          <table:table-cell office:value-type="string">
            <text:p>Chicago</text:p>
          </table:table-cell>
          <table:table-cell office:value-type="string">
            <text:p>N.S. Harsha</text:p>
          </table:table-cell>
          <table:table-cell office:value-type="float" office:value="1">
            <text:p>1</text:p>
          </table:table-cell>
          <table:table-cell office:value-type="float" office:value="-87.6298">
            <text:p>-87.6298</text:p>
          </table:table-cell>
          <table:table-cell office:value-type="float" office:value="41.87811">
            <text:p>41.87811</text:p>
          </table:table-cell>
        </table:table-row>
        <table:table-row table:style-name="ro1">
          <table:table-cell office:value-type="string">
            <text:p>Chicago</text:p>
          </table:table-cell>
          <table:table-cell office:value-type="string">
            <text:p>Rachid Kora├»chi</text:p>
          </table:table-cell>
          <table:table-cell office:value-type="float" office:value="1">
            <text:p>1</text:p>
          </table:table-cell>
          <table:table-cell office:value-type="float" office:value="-87.6298">
            <text:p>-87.6298</text:p>
          </table:table-cell>
          <table:table-cell office:value-type="float" office:value="41.87811">
            <text:p>41.87811</text:p>
          </table:table-cell>
        </table:table-row>
        <table:table-row table:style-name="ro1">
          <table:table-cell office:value-type="string">
            <text:p>Chicago</text:p>
          </table:table-cell>
          <table:table-cell office:value-type="string">
            <text:p>Haig Aivazian</text:p>
          </table:table-cell>
          <table:table-cell office:value-type="float" office:value="1">
            <text:p>1</text:p>
          </table:table-cell>
          <table:table-cell office:value-type="float" office:value="-87.6298">
            <text:p>-87.6298</text:p>
          </table:table-cell>
          <table:table-cell office:value-type="float" office:value="41.87811">
            <text:p>41.87811</text:p>
          </table:table-cell>
        </table:table-row>
        <table:table-row table:style-name="ro1">
          <table:table-cell office:value-type="string">
            <text:p>Chicago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-87.6298">
            <text:p>-87.6298</text:p>
          </table:table-cell>
          <table:table-cell office:value-type="float" office:value="41.87811">
            <text:p>41.87811</text:p>
          </table:table-cell>
        </table:table-row>
        <table:table-row table:style-name="ro1">
          <table:table-cell office:value-type="string">
            <text:p>Chicago</text:p>
          </table:table-cell>
          <table:table-cell office:value-type="string">
            <text:p>Nicky Nodjoumi</text:p>
          </table:table-cell>
          <table:table-cell office:value-type="float" office:value="1">
            <text:p>1</text:p>
          </table:table-cell>
          <table:table-cell office:value-type="float" office:value="-87.6298">
            <text:p>-87.6298</text:p>
          </table:table-cell>
          <table:table-cell office:value-type="float" office:value="41.87811">
            <text:p>41.87811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Almagul Menlibayeva</text:p>
          </table:table-cell>
          <table:table-cell office:value-type="float" office:value="1">
            <text:p>1</text:p>
          </table:table-cell>
          <table:table-cell office:value-type="float" office:value="-71.54297">
            <text:p>-71.54297</text:p>
          </table:table-cell>
          <table:table-cell office:value-type="float" office:value="-35.67515">
            <text:p>-35.67515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Raqs Media Collective</text:p>
          </table:table-cell>
          <table:table-cell office:value-type="float" office:value="1">
            <text:p>1</text:p>
          </table:table-cell>
          <table:table-cell office:value-type="float" office:value="104.1954">
            <text:p>104.1954</text:p>
          </table:table-cell>
          <table:table-cell office:value-type="float" office:value="35.86166">
            <text:p>35.86166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Larissa Sansour</text:p>
          </table:table-cell>
          <table:table-cell office:value-type="float" office:value="1">
            <text:p>1</text:p>
          </table:table-cell>
          <table:table-cell office:value-type="float" office:value="104.1954">
            <text:p>104.1954</text:p>
          </table:table-cell>
          <table:table-cell office:value-type="float" office:value="35.86166">
            <text:p>35.86166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Jalal Toufic</text:p>
          </table:table-cell>
          <table:table-cell office:value-type="float" office:value="1">
            <text:p>1</text:p>
          </table:table-cell>
          <table:table-cell office:value-type="float" office:value="104.1954">
            <text:p>104.1954</text:p>
          </table:table-cell>
          <table:table-cell office:value-type="float" office:value="35.86166">
            <text:p>35.86166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Khaled Sabsabi</text:p>
          </table:table-cell>
          <table:table-cell office:value-type="float" office:value="1">
            <text:p>1</text:p>
          </table:table-cell>
          <table:table-cell office:value-type="float" office:value="104.1954">
            <text:p>104.1954</text:p>
          </table:table-cell>
          <table:table-cell office:value-type="float" office:value="35.86166">
            <text:p>35.86166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Abdullah Al-Mazrook</text:p>
          </table:table-cell>
          <table:table-cell office:value-type="float" office:value="1">
            <text:p>1</text:p>
          </table:table-cell>
          <table:table-cell office:value-type="float" office:value="104.1954">
            <text:p>104.1954</text:p>
          </table:table-cell>
          <table:table-cell office:value-type="float" office:value="35.86166">
            <text:p>35.86166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Doa Aly</text:p>
          </table:table-cell>
          <table:table-cell office:value-type="float" office:value="1">
            <text:p>1</text:p>
          </table:table-cell>
          <table:table-cell office:value-type="float" office:value="104.1954">
            <text:p>104.1954</text:p>
          </table:table-cell>
          <table:table-cell office:value-type="float" office:value="35.86166">
            <text:p>35.86166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104.1954">
            <text:p>104.1954</text:p>
          </table:table-cell>
          <table:table-cell office:value-type="float" office:value="35.86166">
            <text:p>35.86166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Ismail al-Shaikhly</text:p>
          </table:table-cell>
          <table:table-cell office:value-type="float" office:value="1">
            <text:p>1</text:p>
          </table:table-cell>
          <table:table-cell office:value-type="float" office:value="104.1954">
            <text:p>104.1954</text:p>
          </table:table-cell>
          <table:table-cell office:value-type="float" office:value="35.86166">
            <text:p>35.86166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Lantian Xie</text:p>
          </table:table-cell>
          <table:table-cell office:value-type="float" office:value="1">
            <text:p>1</text:p>
          </table:table-cell>
          <table:table-cell office:value-type="float" office:value="104.1954">
            <text:p>104.1954</text:p>
          </table:table-cell>
          <table:table-cell office:value-type="float" office:value="35.86166">
            <text:p>35.86166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Moataz Nasr</text:p>
          </table:table-cell>
          <table:table-cell office:value-type="float" office:value="1">
            <text:p>1</text:p>
          </table:table-cell>
          <table:table-cell office:value-type="float" office:value="104.1954">
            <text:p>104.1954</text:p>
          </table:table-cell>
          <table:table-cell office:value-type="float" office:value="35.86166">
            <text:p>35.86166</text:p>
          </table:table-cell>
        </table:table-row>
        <table:table-row table:style-name="ro1">
          <table:table-cell office:value-type="string">
            <text:p>Chittagong Hill</text:p>
          </table:table-cell>
          <table:table-cell office:value-type="string">
            <text:p>Naeem Mohaiemen</text:p>
          </table:table-cell>
          <table:table-cell office:value-type="float" office:value="1">
            <text:p>1</text:p>
          </table:table-cell>
          <table:table-cell office:value-type="float" office:value="90.50914">
            <text:p>90.50914</text:p>
          </table:table-cell>
          <table:table-cell office:value-type="float" office:value="23.69788">
            <text:p>23.69788</text:p>
          </table:table-cell>
        </table:table-row>
        <table:table-row table:style-name="ro1">
          <table:table-cell office:value-type="string">
            <text:p>Cincinnati</text:p>
          </table:table-cell>
          <table:table-cell office:value-type="string">
            <text:p>Fahrelnissa Zeid</text:p>
          </table:table-cell>
          <table:table-cell office:value-type="float" office:value="1">
            <text:p>1</text:p>
          </table:table-cell>
          <table:table-cell office:value-type="float" office:value="-84.51202">
            <text:p>-84.51202</text:p>
          </table:table-cell>
          <table:table-cell office:value-type="float" office:value="39.10312">
            <text:p>39.10312</text:p>
          </table:table-cell>
        </table:table-row>
        <table:table-row table:style-name="ro1">
          <table:table-cell office:value-type="string">
            <text:p>Cologne</text:p>
          </table:table-cell>
          <table:table-cell office:value-type="string">
            <text:p>Derek Ogbourne</text:p>
          </table:table-cell>
          <table:table-cell office:value-type="float" office:value="1">
            <text:p>1</text:p>
          </table:table-cell>
          <table:table-cell office:value-type="float" office:value="6.960279">
            <text:p>6.960279</text:p>
          </table:table-cell>
          <table:table-cell office:value-type="float" office:value="50.93753">
            <text:p>50.93753</text:p>
          </table:table-cell>
        </table:table-row>
        <table:table-row table:style-name="ro1">
          <table:table-cell office:value-type="string">
            <text:p>Cologne</text:p>
          </table:table-cell>
          <table:table-cell office:value-type="string">
            <text:p>Ahmad Amin Nazar</text:p>
          </table:table-cell>
          <table:table-cell office:value-type="float" office:value="1">
            <text:p>1</text:p>
          </table:table-cell>
          <table:table-cell office:value-type="float" office:value="6.960279">
            <text:p>6.960279</text:p>
          </table:table-cell>
          <table:table-cell office:value-type="float" office:value="50.93753">
            <text:p>50.93753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string">
            <text:p>Tony Chakar</text:p>
          </table:table-cell>
          <table:table-cell office:value-type="float" office:value="1">
            <text:p>1</text:p>
          </table:table-cell>
          <table:table-cell office:value-type="float" office:value="-74.29733">
            <text:p>-74.29733</text:p>
          </table:table-cell>
          <table:table-cell office:value-type="float" office:value="4.570868">
            <text:p>4.570868</text:p>
          </table:table-cell>
        </table:table-row>
        <table:table-row table:style-name="ro1">
          <table:table-cell office:value-type="string">
            <text:p>Congo</text:p>
          </table:table-cell>
          <table:table-cell office:value-type="string">
            <text:p>Mouna Karray</text:p>
          </table:table-cell>
          <table:table-cell office:value-type="float" office:value="1">
            <text:p>1</text:p>
          </table:table-cell>
          <table:table-cell office:value-type="float" office:value="15.82766">
            <text:p>15.82766</text:p>
          </table:table-cell>
          <table:table-cell office:value-type="float" office:value="-0.228021">
            <text:p>-0.228021</text:p>
          </table:table-cell>
        </table:table-row>
        <table:table-row table:style-name="ro1">
          <table:table-cell office:value-type="string">
            <text:p>Congo</text:p>
          </table:table-cell>
          <table:table-cell office:value-type="string">
            <text:p>Moataz Nasr</text:p>
          </table:table-cell>
          <table:table-cell office:value-type="float" office:value="1">
            <text:p>1</text:p>
          </table:table-cell>
          <table:table-cell office:value-type="float" office:value="15.82766">
            <text:p>15.82766</text:p>
          </table:table-cell>
          <table:table-cell office:value-type="float" office:value="-0.228021">
            <text:p>-0.228021</text:p>
          </table:table-cell>
        </table:table-row>
        <table:table-row table:style-name="ro1">
          <table:table-cell office:value-type="string">
            <text:p>Congo</text:p>
          </table:table-cell>
          <table:table-cell office:value-type="string">
            <text:p>Balufu Bakupa Kanyinda</text:p>
          </table:table-cell>
          <table:table-cell office:value-type="float" office:value="1">
            <text:p>1</text:p>
          </table:table-cell>
          <table:table-cell office:value-type="float" office:value="15.82766">
            <text:p>15.82766</text:p>
          </table:table-cell>
          <table:table-cell office:value-type="float" office:value="-0.228021">
            <text:p>-0.228021</text:p>
          </table:table-cell>
        </table:table-row>
        <table:table-row table:style-name="ro1">
          <table:table-cell office:value-type="string">
            <text:p>Constantine</text:p>
          </table:table-cell>
          <table:table-cell office:value-type="string">
            <text:p>Adel Abdessemed</text:p>
          </table:table-cell>
          <table:table-cell office:value-type="float" office:value="1">
            <text:p>1</text:p>
          </table:table-cell>
          <table:table-cell office:value-type="float" office:value="6.6">
            <text:p>6.6</text:p>
          </table:table-cell>
          <table:table-cell office:value-type="float" office:value="36.35">
            <text:p>36.35</text:p>
          </table:table-cell>
        </table:table-row>
        <table:table-row table:style-name="ro1">
          <table:table-cell office:value-type="string">
            <text:p>Copenhagen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12.56834">
            <text:p>12.56834</text:p>
          </table:table-cell>
          <table:table-cell office:value-type="float" office:value="55.6761">
            <text:p>55.6761</text:p>
          </table:table-cell>
        </table:table-row>
        <table:table-row table:style-name="ro1">
          <table:table-cell office:value-type="string">
            <text:p>Copenhagen</text:p>
          </table:table-cell>
          <table:table-cell office:value-type="string">
            <text:p>Ayman Ramadan</text:p>
          </table:table-cell>
          <table:table-cell office:value-type="float" office:value="1">
            <text:p>1</text:p>
          </table:table-cell>
          <table:table-cell office:value-type="float" office:value="12.56834">
            <text:p>12.56834</text:p>
          </table:table-cell>
          <table:table-cell office:value-type="float" office:value="55.6761">
            <text:p>55.6761</text:p>
          </table:table-cell>
        </table:table-row>
        <table:table-row table:style-name="ro1">
          <table:table-cell office:value-type="string">
            <text:p>Copenhagen</text:p>
          </table:table-cell>
          <table:table-cell office:value-type="string">
            <text:p>Sama Alshaibi</text:p>
          </table:table-cell>
          <table:table-cell office:value-type="float" office:value="1">
            <text:p>1</text:p>
          </table:table-cell>
          <table:table-cell office:value-type="float" office:value="12.56834">
            <text:p>12.56834</text:p>
          </table:table-cell>
          <table:table-cell office:value-type="float" office:value="55.6761">
            <text:p>55.6761</text:p>
          </table:table-cell>
        </table:table-row>
        <table:table-row table:style-name="ro1">
          <table:table-cell office:value-type="string">
            <text:p>Copenhagen</text:p>
          </table:table-cell>
          <table:table-cell office:value-type="string">
            <text:p>Tarek Al-Ghoussein</text:p>
          </table:table-cell>
          <table:table-cell office:value-type="float" office:value="1">
            <text:p>1</text:p>
          </table:table-cell>
          <table:table-cell office:value-type="float" office:value="12.56834">
            <text:p>12.56834</text:p>
          </table:table-cell>
          <table:table-cell office:value-type="float" office:value="55.6761">
            <text:p>55.6761</text:p>
          </table:table-cell>
        </table:table-row>
        <table:table-row table:style-name="ro1">
          <table:table-cell office:value-type="string">
            <text:p>Copenhagen</text:p>
          </table:table-cell>
          <table:table-cell office:value-type="string">
            <text:p>Larissa Sansour</text:p>
          </table:table-cell>
          <table:table-cell office:value-type="float" office:value="1">
            <text:p>1</text:p>
          </table:table-cell>
          <table:table-cell office:value-type="float" office:value="12.56834">
            <text:p>12.56834</text:p>
          </table:table-cell>
          <table:table-cell office:value-type="float" office:value="55.6761">
            <text:p>55.6761</text:p>
          </table:table-cell>
        </table:table-row>
        <table:table-row table:style-name="ro1">
          <table:table-cell office:value-type="string">
            <text:p>Copenhagen</text:p>
          </table:table-cell>
          <table:table-cell office:value-type="string">
            <text:p>Melik Ohanian</text:p>
          </table:table-cell>
          <table:table-cell office:value-type="float" office:value="1">
            <text:p>1</text:p>
          </table:table-cell>
          <table:table-cell office:value-type="float" office:value="12.56834">
            <text:p>12.56834</text:p>
          </table:table-cell>
          <table:table-cell office:value-type="float" office:value="55.6761">
            <text:p>55.6761</text:p>
          </table:table-cell>
        </table:table-row>
        <table:table-row table:style-name="ro1">
          <table:table-cell office:value-type="string">
            <text:p>Copenhagen</text:p>
          </table:table-cell>
          <table:table-cell office:value-type="string">
            <text:p>Wissam Shawkat</text:p>
          </table:table-cell>
          <table:table-cell office:value-type="float" office:value="1">
            <text:p>1</text:p>
          </table:table-cell>
          <table:table-cell office:value-type="float" office:value="12.56834">
            <text:p>12.56834</text:p>
          </table:table-cell>
          <table:table-cell office:value-type="float" office:value="55.6761">
            <text:p>55.6761</text:p>
          </table:table-cell>
        </table:table-row>
        <table:table-row table:style-name="ro1">
          <table:table-cell office:value-type="string">
            <text:p>Copenhagen</text:p>
          </table:table-cell>
          <table:table-cell office:value-type="string">
            <text:p>Sara Naim</text:p>
          </table:table-cell>
          <table:table-cell office:value-type="float" office:value="1">
            <text:p>1</text:p>
          </table:table-cell>
          <table:table-cell office:value-type="float" office:value="12.56834">
            <text:p>12.56834</text:p>
          </table:table-cell>
          <table:table-cell office:value-type="float" office:value="55.6761">
            <text:p>55.6761</text:p>
          </table:table-cell>
        </table:table-row>
        <table:table-row table:style-name="ro1">
          <table:table-cell office:value-type="string">
            <text:p>Copenhagen</text:p>
          </table:table-cell>
          <table:table-cell office:value-type="string">
            <text:p>Ebtisam Abdulaziz</text:p>
          </table:table-cell>
          <table:table-cell office:value-type="float" office:value="1">
            <text:p>1</text:p>
          </table:table-cell>
          <table:table-cell office:value-type="float" office:value="12.56834">
            <text:p>12.56834</text:p>
          </table:table-cell>
          <table:table-cell office:value-type="float" office:value="55.6761">
            <text:p>55.6761</text:p>
          </table:table-cell>
        </table:table-row>
        <table:table-row table:style-name="ro1">
          <table:table-cell office:value-type="string">
            <text:p>Copenhagen</text:p>
          </table:table-cell>
          <table:table-cell office:value-type="string">
            <text:p>Waheeda Malullah</text:p>
          </table:table-cell>
          <table:table-cell office:value-type="float" office:value="1">
            <text:p>1</text:p>
          </table:table-cell>
          <table:table-cell office:value-type="float" office:value="12.56834">
            <text:p>12.56834</text:p>
          </table:table-cell>
          <table:table-cell office:value-type="float" office:value="55.6761">
            <text:p>55.6761</text:p>
          </table:table-cell>
        </table:table-row>
        <table:table-row table:style-name="ro1">
          <table:table-cell office:value-type="string">
            <text:p>Cotonou</text:p>
          </table:table-cell>
          <table:table-cell office:value-type="string">
            <text:p>Isma├»l Bahri</text:p>
          </table:table-cell>
          <table:table-cell office:value-type="float" office:value="1">
            <text:p>1</text:p>
          </table:table-cell>
          <table:table-cell office:value-type="float" office:value="2.433333">
            <text:p>2.433333</text:p>
          </table:table-cell>
          <table:table-cell office:value-type="float" office:value="6.366667">
            <text:p>6.366667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Jayce Salloum</text:p>
          </table:table-cell>
          <table:table-cell office:value-type="float" office:value="1">
            <text:p>1</text:p>
          </table:table-cell>
          <table:table-cell office:value-type="float" office:value="-77.78117">
            <text:p>-77.78117</text:p>
          </table:table-cell>
          <table:table-cell office:value-type="float" office:value="21.52176">
            <text:p>21.52176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-77.78117">
            <text:p>-77.78117</text:p>
          </table:table-cell>
          <table:table-cell office:value-type="float" office:value="21.52176">
            <text:p>21.52176</text:p>
          </table:table-cell>
        </table:table-row>
        <table:table-row table:style-name="ro1">
          <table:table-cell office:value-type="string">
            <text:p>Cuenca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-2.137416">
            <text:p>-2.137416</text:p>
          </table:table-cell>
          <table:table-cell office:value-type="float" office:value="40.07039">
            <text:p>40.07039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string">
            <text:p>Haris Epaminonda</text:p>
          </table:table-cell>
          <table:table-cell office:value-type="float" office:value="1">
            <text:p>1</text:p>
          </table:table-cell>
          <table:table-cell office:value-type="float" office:value="33.42986">
            <text:p>33.42986</text:p>
          </table:table-cell>
          <table:table-cell office:value-type="float" office:value="35.12641">
            <text:p>35.12641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15.47296">
            <text:p>15.47296</text:p>
          </table:table-cell>
          <table:table-cell office:value-type="float" office:value="49.81749">
            <text:p>49.81749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Noma Omran</text:p>
          </table:table-cell>
          <table:table-cell office:value-type="float" office:value="1">
            <text:p>1</text:p>
          </table:table-cell>
          <table:table-cell office:value-type="float" office:value="15.47296">
            <text:p>15.47296</text:p>
          </table:table-cell>
          <table:table-cell office:value-type="float" office:value="49.81749">
            <text:p>49.81749</text:p>
          </table:table-cell>
        </table:table-row>
        <table:table-row table:style-name="ro1">
          <table:table-cell office:value-type="string">
            <text:p>Dahran</text:p>
          </table:table-cell>
          <table:table-cell office:value-type="string">
            <text:p>Abdulmajid Ali Al-Jarouf</text:p>
          </table:table-cell>
          <table:table-cell office:value-type="float" office:value="1">
            <text:p>1</text:p>
          </table:table-cell>
          <table:table-cell office:value-type="float" office:value="50.15">
            <text:p>50.15</text:p>
          </table:table-cell>
          <table:table-cell office:value-type="float" office:value="26.26667">
            <text:p>26.26667</text:p>
          </table:table-cell>
        </table:table-row>
        <table:table-row table:style-name="ro1">
          <table:table-cell office:value-type="string">
            <text:p>Dahran</text:p>
          </table:table-cell>
          <table:table-cell office:value-type="string">
            <text:p>EFFAT ABDULLAH FADAG</text:p>
          </table:table-cell>
          <table:table-cell office:value-type="float" office:value="1">
            <text:p>1</text:p>
          </table:table-cell>
          <table:table-cell office:value-type="float" office:value="50.15">
            <text:p>50.15</text:p>
          </table:table-cell>
          <table:table-cell office:value-type="float" office:value="26.26667">
            <text:p>26.26667</text:p>
          </table:table-cell>
        </table:table-row>
        <table:table-row table:style-name="ro1">
          <table:table-cell office:value-type="string">
            <text:p>Dakar</text:p>
          </table:table-cell>
          <table:table-cell office:value-type="string">
            <text:p>Farid Belkahia</text:p>
          </table:table-cell>
          <table:table-cell office:value-type="float" office:value="1">
            <text:p>1</text:p>
          </table:table-cell>
          <table:table-cell office:value-type="float" office:value="-17.36603">
            <text:p>-17.36603</text:p>
          </table:table-cell>
          <table:table-cell office:value-type="float" office:value="14.7645">
            <text:p>14.7645</text:p>
          </table:table-cell>
        </table:table-row>
        <table:table-row table:style-name="ro1">
          <table:table-cell office:value-type="string">
            <text:p>Dakar</text:p>
          </table:table-cell>
          <table:table-cell office:value-type="string">
            <text:p>Doa Aly</text:p>
          </table:table-cell>
          <table:table-cell office:value-type="float" office:value="1">
            <text:p>1</text:p>
          </table:table-cell>
          <table:table-cell office:value-type="float" office:value="-17.36603">
            <text:p>-17.36603</text:p>
          </table:table-cell>
          <table:table-cell office:value-type="float" office:value="14.7645">
            <text:p>14.7645</text:p>
          </table:table-cell>
        </table:table-row>
        <table:table-row table:style-name="ro1">
          <table:table-cell office:value-type="string">
            <text:p>Dakar</text:p>
          </table:table-cell>
          <table:table-cell office:value-type="string">
            <text:p>Mohammed Melehi</text:p>
          </table:table-cell>
          <table:table-cell office:value-type="float" office:value="1">
            <text:p>1</text:p>
          </table:table-cell>
          <table:table-cell office:value-type="float" office:value="-17.36603">
            <text:p>-17.36603</text:p>
          </table:table-cell>
          <table:table-cell office:value-type="float" office:value="14.7645">
            <text:p>14.7645</text:p>
          </table:table-cell>
        </table:table-row>
        <table:table-row table:style-name="ro1">
          <table:table-cell office:value-type="string">
            <text:p>Dakar</text:p>
          </table:table-cell>
          <table:table-cell office:value-type="string">
            <text:p>Driss Ouadahi</text:p>
          </table:table-cell>
          <table:table-cell office:value-type="float" office:value="1">
            <text:p>1</text:p>
          </table:table-cell>
          <table:table-cell office:value-type="float" office:value="-17.36603">
            <text:p>-17.36603</text:p>
          </table:table-cell>
          <table:table-cell office:value-type="float" office:value="14.7645">
            <text:p>14.7645</text:p>
          </table:table-cell>
        </table:table-row>
        <table:table-row table:style-name="ro1">
          <table:table-cell office:value-type="string">
            <text:p>Dakar</text:p>
          </table:table-cell>
          <table:table-cell office:value-type="string">
            <text:p>Youn├¿s Rahmoun</text:p>
          </table:table-cell>
          <table:table-cell office:value-type="float" office:value="1">
            <text:p>1</text:p>
          </table:table-cell>
          <table:table-cell office:value-type="float" office:value="-17.36603">
            <text:p>-17.36603</text:p>
          </table:table-cell>
          <table:table-cell office:value-type="float" office:value="14.7645">
            <text:p>14.7645</text:p>
          </table:table-cell>
        </table:table-row>
        <table:table-row table:style-name="ro1">
          <table:table-cell office:value-type="string">
            <text:p>Dakar</text:p>
          </table:table-cell>
          <table:table-cell office:value-type="string">
            <text:p>Hasan and Husain Essop</text:p>
          </table:table-cell>
          <table:table-cell office:value-type="float" office:value="1">
            <text:p>1</text:p>
          </table:table-cell>
          <table:table-cell office:value-type="float" office:value="-17.36603">
            <text:p>-17.36603</text:p>
          </table:table-cell>
          <table:table-cell office:value-type="float" office:value="14.7645">
            <text:p>14.7645</text:p>
          </table:table-cell>
        </table:table-row>
        <table:table-row table:style-name="ro1">
          <table:table-cell office:value-type="string">
            <text:p>Damascus</text:p>
          </table:table-cell>
          <table:table-cell office:value-type="string">
            <text:p>Kassab Bachi</text:p>
          </table:table-cell>
          <table:table-cell office:value-type="float" office:value="1">
            <text:p>1</text:p>
          </table:table-cell>
          <table:table-cell office:value-type="float" office:value="36.292">
            <text:p>36.292</text:p>
          </table:table-cell>
          <table:table-cell office:value-type="float" office:value="33.513">
            <text:p>33.513</text:p>
          </table:table-cell>
        </table:table-row>
        <table:table-row table:style-name="ro1">
          <table:table-cell office:value-type="string">
            <text:p>Damascus</text:p>
          </table:table-cell>
          <table:table-cell office:value-type="string">
            <text:p>Youssef Abdelk─ù</text:p>
          </table:table-cell>
          <table:table-cell office:value-type="float" office:value="1">
            <text:p>1</text:p>
          </table:table-cell>
          <table:table-cell office:value-type="float" office:value="36.292">
            <text:p>36.292</text:p>
          </table:table-cell>
          <table:table-cell office:value-type="float" office:value="33.513">
            <text:p>33.513</text:p>
          </table:table-cell>
        </table:table-row>
        <table:table-row table:style-name="ro1">
          <table:table-cell office:value-type="string">
            <text:p>Damascus</text:p>
          </table:table-cell>
          <table:table-cell office:value-type="string">
            <text:p>Daoud Corm</text:p>
          </table:table-cell>
          <table:table-cell office:value-type="float" office:value="1">
            <text:p>1</text:p>
          </table:table-cell>
          <table:table-cell office:value-type="float" office:value="36.292">
            <text:p>36.292</text:p>
          </table:table-cell>
          <table:table-cell office:value-type="float" office:value="33.513">
            <text:p>33.513</text:p>
          </table:table-cell>
        </table:table-row>
        <table:table-row table:style-name="ro1">
          <table:table-cell office:value-type="string">
            <text:p>Damascus</text:p>
          </table:table-cell>
          <table:table-cell office:value-type="string">
            <text:p>Ziad Dalloul</text:p>
          </table:table-cell>
          <table:table-cell office:value-type="float" office:value="1">
            <text:p>1</text:p>
          </table:table-cell>
          <table:table-cell office:value-type="float" office:value="36.292">
            <text:p>36.292</text:p>
          </table:table-cell>
          <table:table-cell office:value-type="float" office:value="33.513">
            <text:p>33.513</text:p>
          </table:table-cell>
        </table:table-row>
        <table:table-row table:style-name="ro1">
          <table:table-cell office:value-type="string">
            <text:p>Damascus</text:p>
          </table:table-cell>
          <table:table-cell office:value-type="string">
            <text:p>Samira Badran</text:p>
          </table:table-cell>
          <table:table-cell office:value-type="float" office:value="1">
            <text:p>1</text:p>
          </table:table-cell>
          <table:table-cell office:value-type="float" office:value="36.292">
            <text:p>36.292</text:p>
          </table:table-cell>
          <table:table-cell office:value-type="float" office:value="33.513">
            <text:p>33.513</text:p>
          </table:table-cell>
        </table:table-row>
        <table:table-row table:style-name="ro1">
          <table:table-cell office:value-type="string">
            <text:p>Damascus</text:p>
          </table:table-cell>
          <table:table-cell office:value-type="string">
            <text:p>Ashkan Sepahvand</text:p>
          </table:table-cell>
          <table:table-cell office:value-type="float" office:value="1">
            <text:p>1</text:p>
          </table:table-cell>
          <table:table-cell office:value-type="float" office:value="36.292">
            <text:p>36.292</text:p>
          </table:table-cell>
          <table:table-cell office:value-type="float" office:value="33.513">
            <text:p>33.513</text:p>
          </table:table-cell>
        </table:table-row>
        <table:table-row table:style-name="ro1">
          <table:table-cell office:value-type="string">
            <text:p>Damascus</text:p>
          </table:table-cell>
          <table:table-cell office:value-type="string">
            <text:p>Rania Moudaress</text:p>
          </table:table-cell>
          <table:table-cell office:value-type="float" office:value="1">
            <text:p>1</text:p>
          </table:table-cell>
          <table:table-cell office:value-type="float" office:value="36.292">
            <text:p>36.292</text:p>
          </table:table-cell>
          <table:table-cell office:value-type="float" office:value="33.513">
            <text:p>33.513</text:p>
          </table:table-cell>
        </table:table-row>
        <table:table-row table:style-name="ro1">
          <table:table-cell office:value-type="string">
            <text:p>Damascus</text:p>
          </table:table-cell>
          <table:table-cell office:value-type="string">
            <text:p>Elias Zayat</text:p>
          </table:table-cell>
          <table:table-cell office:value-type="float" office:value="1">
            <text:p>1</text:p>
          </table:table-cell>
          <table:table-cell office:value-type="float" office:value="36.292">
            <text:p>36.292</text:p>
          </table:table-cell>
          <table:table-cell office:value-type="float" office:value="33.513">
            <text:p>33.513</text:p>
          </table:table-cell>
        </table:table-row>
        <table:table-row table:style-name="ro1">
          <table:table-cell office:value-type="string">
            <text:p>Damascus</text:p>
          </table:table-cell>
          <table:table-cell office:value-type="string">
            <text:p>Noma Omran</text:p>
          </table:table-cell>
          <table:table-cell office:value-type="float" office:value="1">
            <text:p>1</text:p>
          </table:table-cell>
          <table:table-cell office:value-type="float" office:value="36.292">
            <text:p>36.292</text:p>
          </table:table-cell>
          <table:table-cell office:value-type="float" office:value="33.513">
            <text:p>33.513</text:p>
          </table:table-cell>
        </table:table-row>
        <table:table-row table:style-name="ro1">
          <table:table-cell office:value-type="string">
            <text:p>Damascus</text:p>
          </table:table-cell>
          <table:table-cell office:value-type="string">
            <text:p>Samer Omran</text:p>
          </table:table-cell>
          <table:table-cell office:value-type="float" office:value="1">
            <text:p>1</text:p>
          </table:table-cell>
          <table:table-cell office:value-type="float" office:value="36.292">
            <text:p>36.292</text:p>
          </table:table-cell>
          <table:table-cell office:value-type="float" office:value="33.513">
            <text:p>33.513</text:p>
          </table:table-cell>
        </table:table-row>
        <table:table-row table:style-name="ro1">
          <table:table-cell office:value-type="string">
            <text:p>Damascus</text:p>
          </table:table-cell>
          <table:table-cell office:value-type="string">
            <text:p>Hrair Sarkissian</text:p>
          </table:table-cell>
          <table:table-cell office:value-type="float" office:value="1">
            <text:p>1</text:p>
          </table:table-cell>
          <table:table-cell office:value-type="float" office:value="36.292">
            <text:p>36.292</text:p>
          </table:table-cell>
          <table:table-cell office:value-type="float" office:value="33.513">
            <text:p>33.513</text:p>
          </table:table-cell>
        </table:table-row>
        <table:table-row table:style-name="ro1">
          <table:table-cell office:value-type="string">
            <text:p>Damascus</text:p>
          </table:table-cell>
          <table:table-cell office:value-type="string">
            <text:p>Yazan Khalili</text:p>
          </table:table-cell>
          <table:table-cell office:value-type="float" office:value="1">
            <text:p>1</text:p>
          </table:table-cell>
          <table:table-cell office:value-type="float" office:value="36.292">
            <text:p>36.292</text:p>
          </table:table-cell>
          <table:table-cell office:value-type="float" office:value="33.513">
            <text:p>33.513</text:p>
          </table:table-cell>
        </table:table-row>
        <table:table-row table:style-name="ro1">
          <table:table-cell office:value-type="string">
            <text:p>dar</text:p>
          </table:table-cell>
          <table:table-cell office:value-type="string">
            <text:p>Setareh Shahbazi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r</text:p>
          </table:table-cell>
          <table:table-cell office:value-type="string">
            <text:p>Mona Saudi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r</text:p>
          </table:table-cell>
          <table:table-cell office:value-type="string">
            <text:p>Omar Berrad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r</text:p>
          </table:table-cell>
          <table:table-cell office:value-type="string">
            <text:p>Sulayman Al Bassa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ar</text:p>
          </table:table-cell>
          <table:table-cell office:value-type="string">
            <text:p>Atta Sabri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lhi</text:p>
          </table:table-cell>
          <table:table-cell office:value-type="string">
            <text:p>Ismail al-Shaikhly</text:p>
          </table:table-cell>
          <table:table-cell office:value-type="float" office:value="1">
            <text:p>1</text:p>
          </table:table-cell>
          <table:table-cell office:value-type="float" office:value="77.20902">
            <text:p>77.20902</text:p>
          </table:table-cell>
          <table:table-cell office:value-type="float" office:value="28.61394">
            <text:p>28.61394</text:p>
          </table:table-cell>
        </table:table-row>
        <table:table-row table:style-name="ro1">
          <table:table-cell office:value-type="string">
            <text:p>Democratic Republic</text:p>
          </table:table-cell>
          <table:table-cell office:value-type="string">
            <text:p>Mouna Karray</text:p>
          </table:table-cell>
          <table:table-cell office:value-type="float" office:value="1">
            <text:p>1</text:p>
          </table:table-cell>
          <table:table-cell office:value-type="float" office:value="-77.03936">
            <text:p>-77.03936</text:p>
          </table:table-cell>
          <table:table-cell office:value-type="float" office:value="38.91426">
            <text:p>38.91426</text:p>
          </table:table-cell>
        </table:table-row>
        <table:table-row table:style-name="ro1">
          <table:table-cell office:value-type="string">
            <text:p>Democratic Republic</text:p>
          </table:table-cell>
          <table:table-cell office:value-type="string">
            <text:p>Moataz Nasr</text:p>
          </table:table-cell>
          <table:table-cell office:value-type="float" office:value="1">
            <text:p>1</text:p>
          </table:table-cell>
          <table:table-cell office:value-type="float" office:value="-77.03936">
            <text:p>-77.03936</text:p>
          </table:table-cell>
          <table:table-cell office:value-type="float" office:value="38.91426">
            <text:p>38.91426</text:p>
          </table:table-cell>
        </table:table-row>
        <table:table-row table:style-name="ro1">
          <table:table-cell office:value-type="string">
            <text:p>Democratic Republic</text:p>
          </table:table-cell>
          <table:table-cell office:value-type="string">
            <text:p>Balufu Bakupa Kanyinda</text:p>
          </table:table-cell>
          <table:table-cell office:value-type="float" office:value="1">
            <text:p>1</text:p>
          </table:table-cell>
          <table:table-cell office:value-type="float" office:value="-77.03936">
            <text:p>-77.03936</text:p>
          </table:table-cell>
          <table:table-cell office:value-type="float" office:value="38.91426">
            <text:p>38.91426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Raeda Saadeh</text:p>
          </table:table-cell>
          <table:table-cell office:value-type="float" office:value="1">
            <text:p>1</text:p>
          </table:table-cell>
          <table:table-cell office:value-type="float" office:value="9.501785">
            <text:p>9.501785</text:p>
          </table:table-cell>
          <table:table-cell office:value-type="float" office:value="56.26392">
            <text:p>56.26392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Walid Siti</text:p>
          </table:table-cell>
          <table:table-cell office:value-type="float" office:value="1">
            <text:p>1</text:p>
          </table:table-cell>
          <table:table-cell office:value-type="float" office:value="9.501785">
            <text:p>9.501785</text:p>
          </table:table-cell>
          <table:table-cell office:value-type="float" office:value="56.26392">
            <text:p>56.26392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Wissam Shawkat</text:p>
          </table:table-cell>
          <table:table-cell office:value-type="float" office:value="1">
            <text:p>1</text:p>
          </table:table-cell>
          <table:table-cell office:value-type="float" office:value="9.501785">
            <text:p>9.501785</text:p>
          </table:table-cell>
          <table:table-cell office:value-type="float" office:value="56.26392">
            <text:p>56.26392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Ayman Ramadan</text:p>
          </table:table-cell>
          <table:table-cell office:value-type="float" office:value="1">
            <text:p>1</text:p>
          </table:table-cell>
          <table:table-cell office:value-type="float" office:value="9.501785">
            <text:p>9.501785</text:p>
          </table:table-cell>
          <table:table-cell office:value-type="float" office:value="56.26392">
            <text:p>56.26392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Anri Sala</text:p>
          </table:table-cell>
          <table:table-cell office:value-type="float" office:value="1">
            <text:p>1</text:p>
          </table:table-cell>
          <table:table-cell office:value-type="float" office:value="9.501785">
            <text:p>9.501785</text:p>
          </table:table-cell>
          <table:table-cell office:value-type="float" office:value="56.26392">
            <text:p>56.26392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Melik Ohanian</text:p>
          </table:table-cell>
          <table:table-cell office:value-type="float" office:value="1">
            <text:p>1</text:p>
          </table:table-cell>
          <table:table-cell office:value-type="float" office:value="9.501785">
            <text:p>9.501785</text:p>
          </table:table-cell>
          <table:table-cell office:value-type="float" office:value="56.26392">
            <text:p>56.26392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Larissa Sansour</text:p>
          </table:table-cell>
          <table:table-cell office:value-type="float" office:value="1">
            <text:p>1</text:p>
          </table:table-cell>
          <table:table-cell office:value-type="float" office:value="9.501785">
            <text:p>9.501785</text:p>
          </table:table-cell>
          <table:table-cell office:value-type="float" office:value="56.26392">
            <text:p>56.26392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Khalid al-Jader</text:p>
          </table:table-cell>
          <table:table-cell office:value-type="float" office:value="1">
            <text:p>1</text:p>
          </table:table-cell>
          <table:table-cell office:value-type="float" office:value="9.501785">
            <text:p>9.501785</text:p>
          </table:table-cell>
          <table:table-cell office:value-type="float" office:value="56.26392">
            <text:p>56.26392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Ahmad Ghossein</text:p>
          </table:table-cell>
          <table:table-cell office:value-type="float" office:value="1">
            <text:p>1</text:p>
          </table:table-cell>
          <table:table-cell office:value-type="float" office:value="9.501785">
            <text:p>9.501785</text:p>
          </table:table-cell>
          <table:table-cell office:value-type="float" office:value="56.26392">
            <text:p>56.26392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Sarah Abu Abdallah</text:p>
          </table:table-cell>
          <table:table-cell office:value-type="float" office:value="1">
            <text:p>1</text:p>
          </table:table-cell>
          <table:table-cell office:value-type="float" office:value="9.501785">
            <text:p>9.501785</text:p>
          </table:table-cell>
          <table:table-cell office:value-type="float" office:value="56.26392">
            <text:p>56.26392</text:p>
          </table:table-cell>
        </table:table-row>
        <table:table-row table:style-name="ro1">
          <table:table-cell office:value-type="string">
            <text:p>Denver</text:p>
          </table:table-cell>
          <table:table-cell office:value-type="string">
            <text:p>Sama Alshaibi</text:p>
          </table:table-cell>
          <table:table-cell office:value-type="float" office:value="1">
            <text:p>1</text:p>
          </table:table-cell>
          <table:table-cell office:value-type="float" office:value="-104.9903">
            <text:p>-104.9903</text:p>
          </table:table-cell>
          <table:table-cell office:value-type="float" office:value="39.73924">
            <text:p>39.73924</text:p>
          </table:table-cell>
        </table:table-row>
        <table:table-row table:style-name="ro1">
          <table:table-cell office:value-type="string">
            <text:p>Detroit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-83.04575">
            <text:p>-83.04575</text:p>
          </table:table-cell>
          <table:table-cell office:value-type="float" office:value="42.33143">
            <text:p>42.33143</text:p>
          </table:table-cell>
        </table:table-row>
        <table:table-row table:style-name="ro1">
          <table:table-cell office:value-type="string">
            <text:p>Detroit</text:p>
          </table:table-cell>
          <table:table-cell office:value-type="string">
            <text:p>Ay┼ƒe Erkmen</text:p>
          </table:table-cell>
          <table:table-cell office:value-type="float" office:value="1">
            <text:p>1</text:p>
          </table:table-cell>
          <table:table-cell office:value-type="float" office:value="-83.04575">
            <text:p>-83.04575</text:p>
          </table:table-cell>
          <table:table-cell office:value-type="float" office:value="42.33143">
            <text:p>42.33143</text:p>
          </table:table-cell>
        </table:table-row>
        <table:table-row table:style-name="ro1">
          <table:table-cell office:value-type="string">
            <text:p>Detroit</text:p>
          </table:table-cell>
          <table:table-cell office:value-type="string">
            <text:p>Yusef A. Lateef</text:p>
          </table:table-cell>
          <table:table-cell office:value-type="float" office:value="1">
            <text:p>1</text:p>
          </table:table-cell>
          <table:table-cell office:value-type="float" office:value="-83.04575">
            <text:p>-83.04575</text:p>
          </table:table-cell>
          <table:table-cell office:value-type="float" office:value="42.33143">
            <text:p>42.33143</text:p>
          </table:table-cell>
        </table:table-row>
        <table:table-row table:style-name="ro1">
          <table:table-cell office:value-type="string">
            <text:p>Dhabi</text:p>
          </table:table-cell>
          <table:table-cell office:value-type="string">
            <text:p>Jessica Mein</text:p>
          </table:table-cell>
          <table:table-cell office:value-type="float" office:value="1">
            <text:p>1</text:p>
          </table:table-cell>
          <table:table-cell office:value-type="float" office:value="75.01146">
            <text:p>75.01146</text:p>
          </table:table-cell>
          <table:table-cell office:value-type="float" office:value="24.55237">
            <text:p>24.55237</text:p>
          </table:table-cell>
        </table:table-row>
        <table:table-row table:style-name="ro1">
          <table:table-cell office:value-type="string">
            <text:p>Dhahran</text:p>
          </table:table-cell>
          <table:table-cell office:value-type="string">
            <text:p>Manal Al Dowayan</text:p>
          </table:table-cell>
          <table:table-cell office:value-type="float" office:value="1">
            <text:p>1</text:p>
          </table:table-cell>
          <table:table-cell office:value-type="float" office:value="50.15">
            <text:p>50.15</text:p>
          </table:table-cell>
          <table:table-cell office:value-type="float" office:value="26.26667">
            <text:p>26.26667</text:p>
          </table:table-cell>
        </table:table-row>
        <table:table-row table:style-name="ro1">
          <table:table-cell office:value-type="string">
            <text:p>Dhahran</text:p>
          </table:table-cell>
          <table:table-cell office:value-type="string">
            <text:p>Manal Dowayan</text:p>
          </table:table-cell>
          <table:table-cell office:value-type="float" office:value="1">
            <text:p>1</text:p>
          </table:table-cell>
          <table:table-cell office:value-type="float" office:value="50.15">
            <text:p>50.15</text:p>
          </table:table-cell>
          <table:table-cell office:value-type="float" office:value="26.26667">
            <text:p>26.26667</text:p>
          </table:table-cell>
        </table:table-row>
        <table:table-row table:style-name="ro1">
          <table:table-cell office:value-type="string">
            <text:p>Dhaka</text:p>
          </table:table-cell>
          <table:table-cell office:value-type="string">
            <text:p>Naeem Mohaiemen</text:p>
          </table:table-cell>
          <table:table-cell office:value-type="float" office:value="1">
            <text:p>1</text:p>
          </table:table-cell>
          <table:table-cell office:value-type="float" office:value="90.41252">
            <text:p>90.41252</text:p>
          </table:table-cell>
          <table:table-cell office:value-type="float" office:value="23.81033">
            <text:p>23.81033</text:p>
          </table:table-cell>
        </table:table-row>
        <table:table-row table:style-name="ro1">
          <table:table-cell office:value-type="string">
            <text:p>Dhaka</text:p>
          </table:table-cell>
          <table:table-cell office:value-type="string">
            <text:p>Firoz Mahmud</text:p>
          </table:table-cell>
          <table:table-cell office:value-type="float" office:value="1">
            <text:p>1</text:p>
          </table:table-cell>
          <table:table-cell office:value-type="float" office:value="90.41252">
            <text:p>90.41252</text:p>
          </table:table-cell>
          <table:table-cell office:value-type="float" office:value="23.81033">
            <text:p>23.81033</text:p>
          </table:table-cell>
        </table:table-row>
        <table:table-row table:style-name="ro1">
          <table:table-cell office:value-type="string">
            <text:p>Dhaka</text:p>
          </table:table-cell>
          <table:table-cell office:value-type="string">
            <text:p>Runa Islam</text:p>
          </table:table-cell>
          <table:table-cell office:value-type="float" office:value="1">
            <text:p>1</text:p>
          </table:table-cell>
          <table:table-cell office:value-type="float" office:value="90.41252">
            <text:p>90.41252</text:p>
          </table:table-cell>
          <table:table-cell office:value-type="float" office:value="23.81033">
            <text:p>23.81033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Hafidh al-Droubi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Gamal el-Sigini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Khalid al-Jader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Manal Al Dowayan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Adam Henein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Khalil Rabah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Ismail al-Shaikhly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Youssef Kamel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Lamia Joreige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Zineb Sedira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Seif Wanly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Georges Sabbagh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Sophia Al Maria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Adham Wanly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Hamed Nada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Inji Efflatoun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Ragheb Ayad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Noha Faoud Al-Ghalib 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Suad Al Attar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Marwan Sahmarani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Golnaz Fathi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Ahmed Alsoudani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Ahmad Osman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oha</text:p>
          </table:table-cell>
          <table:table-cell office:value-type="string">
            <text:p>Hamed Owais</text:p>
          </table:table-cell>
          <table:table-cell office:value-type="float" office:value="1">
            <text:p>1</text:p>
          </table:table-cell>
          <table:table-cell office:value-type="float" office:value="51.53044">
            <text:p>51.53044</text:p>
          </table:table-cell>
          <table:table-cell office:value-type="float" office:value="25.29161">
            <text:p>25.29161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Haig Aivazian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Baseem Al Sharqi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Sama Alshaibi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Lara Baladi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Zeinab Al Hashemi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Sami Al Turki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Asad Faulwell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Ammar Al Attar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Abdulhalim Radwi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Fatima Al Qadiri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Hassan Sharif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Lulwah Al-Homoud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Shaikha Al Mazrou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Jessica Mein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Sophie Ernst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Nadia Ayari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Mahdi Al Jeraibi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Sara Naim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Ramin Haerizadeh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Ala Ebtekar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Hesam Rahmanian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Yazid Oulab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Leila Pazooki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Pouran-Jinchi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Arefeh Riahi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Ebtisam Abdulaziz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Wissam Shawkat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Naeem Mohaiemen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Manal Al Dowayan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Marwan Sahmarani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Youssef Abdelk─ù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Reza Aramesh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Reem Al Ghaith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Iman Raad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Idris Khan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Shadi Ghadirian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Ayman Yossri Daydban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Shahpour Pouyan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Zoulikha-Bouabdellah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Hala Al Ani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Rokni Haerizadeh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Samah Hijawi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Gita Meh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Mohammed Kazem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Nadia Kaabi-Linke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Golnaz Fathi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Lamya Gargash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N├⌐jib Belkadhi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Athier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string">
            <text:p>Farshid Maleki</text:p>
          </table:table-cell>
          <table:table-cell office:value-type="float" office:value="1">
            <text:p>1</text:p>
          </table:table-cell>
          <table:table-cell office:value-type="float" office:value="55.27078">
            <text:p>55.27078</text:p>
          </table:table-cell>
          <table:table-cell office:value-type="float" office:value="25.20485">
            <text:p>25.20485</text:p>
          </table:table-cell>
        </table:table-row>
        <table:table-row table:style-name="ro1">
          <table:table-cell office:value-type="string">
            <text:p>Dublin</text:p>
          </table:table-cell>
          <table:table-cell office:value-type="string">
            <text:p>Iman Issa</text:p>
          </table:table-cell>
          <table:table-cell office:value-type="float" office:value="1">
            <text:p>1</text:p>
          </table:table-cell>
          <table:table-cell office:value-type="float" office:value="-6.26031">
            <text:p>-6.26031</text:p>
          </table:table-cell>
          <table:table-cell office:value-type="float" office:value="53.34981">
            <text:p>53.34981</text:p>
          </table:table-cell>
        </table:table-row>
        <table:table-row table:style-name="ro1">
          <table:table-cell office:value-type="string">
            <text:p>Dublin</text:p>
          </table:table-cell>
          <table:table-cell office:value-type="string">
            <text:p>Amina Menia</text:p>
          </table:table-cell>
          <table:table-cell office:value-type="float" office:value="1">
            <text:p>1</text:p>
          </table:table-cell>
          <table:table-cell office:value-type="float" office:value="-6.26031">
            <text:p>-6.26031</text:p>
          </table:table-cell>
          <table:table-cell office:value-type="float" office:value="53.34981">
            <text:p>53.34981</text:p>
          </table:table-cell>
        </table:table-row>
        <table:table-row table:style-name="ro1">
          <table:table-cell office:value-type="string">
            <text:p>Dublin</text:p>
          </table:table-cell>
          <table:table-cell office:value-type="string">
            <text:p>Shahzia Sikander</text:p>
          </table:table-cell>
          <table:table-cell office:value-type="float" office:value="1">
            <text:p>1</text:p>
          </table:table-cell>
          <table:table-cell office:value-type="float" office:value="-6.26031">
            <text:p>-6.26031</text:p>
          </table:table-cell>
          <table:table-cell office:value-type="float" office:value="53.34981">
            <text:p>53.34981</text:p>
          </table:table-cell>
        </table:table-row>
        <table:table-row table:style-name="ro1">
          <table:table-cell office:value-type="string">
            <text:p>D├╝sseldorf</text:p>
          </table:table-cell>
          <table:table-cell office:value-type="string">
            <text:p>mounir fatmi</text:p>
          </table:table-cell>
          <table:table-cell office:value-type="float" office:value="1">
            <text:p>1</text:p>
          </table:table-cell>
          <table:table-cell office:value-type="float" office:value="6.773456">
            <text:p>6.773456</text:p>
          </table:table-cell>
          <table:table-cell office:value-type="float" office:value="51.22774">
            <text:p>51.22774</text:p>
          </table:table-cell>
        </table:table-row>
        <table:table-row table:style-name="ro1">
          <table:table-cell office:value-type="string">
            <text:p>D├╝sseldorf</text:p>
          </table:table-cell>
          <table:table-cell office:value-type="string">
            <text:p>Idris Khan</text:p>
          </table:table-cell>
          <table:table-cell office:value-type="float" office:value="1">
            <text:p>1</text:p>
          </table:table-cell>
          <table:table-cell office:value-type="float" office:value="6.773456">
            <text:p>6.773456</text:p>
          </table:table-cell>
          <table:table-cell office:value-type="float" office:value="51.22774">
            <text:p>51.22774</text:p>
          </table:table-cell>
        </table:table-row>
        <table:table-row table:style-name="ro1">
          <table:table-cell office:value-type="string">
            <text:p>D├╝sseldorf</text:p>
          </table:table-cell>
          <table:table-cell office:value-type="string">
            <text:p>Driss Ouadahi</text:p>
          </table:table-cell>
          <table:table-cell office:value-type="float" office:value="1">
            <text:p>1</text:p>
          </table:table-cell>
          <table:table-cell office:value-type="float" office:value="6.773456">
            <text:p>6.773456</text:p>
          </table:table-cell>
          <table:table-cell office:value-type="float" office:value="51.22774">
            <text:p>51.22774</text:p>
          </table:table-cell>
        </table:table-row>
        <table:table-row table:style-name="ro1">
          <table:table-cell office:value-type="string">
            <text:p>D├╝sseldorf</text:p>
          </table:table-cell>
          <table:table-cell office:value-type="string">
            <text:p>Mona Marzouk</text:p>
          </table:table-cell>
          <table:table-cell office:value-type="float" office:value="1">
            <text:p>1</text:p>
          </table:table-cell>
          <table:table-cell office:value-type="float" office:value="6.773456">
            <text:p>6.773456</text:p>
          </table:table-cell>
          <table:table-cell office:value-type="float" office:value="51.22774">
            <text:p>51.22774</text:p>
          </table:table-cell>
        </table:table-row>
        <table:table-row table:style-name="ro1">
          <table:table-cell office:value-type="string">
            <text:p>East Film</text:p>
          </table:table-cell>
          <table:table-cell office:value-type="string">
            <text:p>Basma Al Sharif</text:p>
          </table:table-cell>
          <table:table-cell office:value-type="float" office:value="1">
            <text:p>1</text:p>
          </table:table-cell>
          <table:table-cell office:value-type="float" office:value="-81.20317">
            <text:p>-81.20317</text:p>
          </table:table-cell>
          <table:table-cell office:value-type="float" office:value="28.60279">
            <text:p>28.60279</text:p>
          </table:table-cell>
        </table:table-row>
        <table:table-row table:style-name="ro1">
          <table:table-cell office:value-type="string">
            <text:p>East Lansing</text:p>
          </table:table-cell>
          <table:table-cell office:value-type="string">
            <text:p>Basir Mahmood </text:p>
          </table:table-cell>
          <table:table-cell office:value-type="float" office:value="1">
            <text:p>1</text:p>
          </table:table-cell>
          <table:table-cell office:value-type="float" office:value="-84.48387">
            <text:p>-84.48387</text:p>
          </table:table-cell>
          <table:table-cell office:value-type="float" office:value="42.73698">
            <text:p>42.73698</text:p>
          </table:table-cell>
        </table:table-row>
        <table:table-row table:style-name="ro1">
          <table:table-cell office:value-type="string">
            <text:p>Edinburgh</text:p>
          </table:table-cell>
          <table:table-cell office:value-type="string">
            <text:p>Fahrelnissa Zeid</text:p>
          </table:table-cell>
          <table:table-cell office:value-type="float" office:value="1">
            <text:p>1</text:p>
          </table:table-cell>
          <table:table-cell office:value-type="float" office:value="-3.188267">
            <text:p>-3.188267</text:p>
          </table:table-cell>
          <table:table-cell office:value-type="float" office:value="55.95325">
            <text:p>55.9532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Mounir Al-Shaarani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Tarek Atoui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Gamal el-Sigini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Mai Al Ibrashy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Moataz Nasr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Sherin Guirguis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Ragheb Ayad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Aras ├ûzg├╝n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Maha Maamoun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Hamed Nada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Doa Aly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Youssef Nabil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Hamed Owais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Ibrahim Abumsmar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Ahmed Foula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Ayman Ramadan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Basim Magdy 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Nabil Nahas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Magdi Mostafa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Seif Wanly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Saloua Raouda Choucair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Mona Marzouk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Daoud Corm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Ninar Esber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Georges Sabbagh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Hanan Abdullah Bahamdan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Mohamed Abdelkarim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Sherif El Azma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Noma Omran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Anna Boghiguian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Lamia Joreige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Adam Henein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Jilali Gharbaoui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Nacera Belaza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Shalima Sharbatli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Safeya Binzagr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Hala Elkoussy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Huda Lutfi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Georges Daoud Corm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Wael Shawky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Waheeda Malullah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Ahmad Osman</text:p>
          </table:table-cell>
          <table:table-cell office:value-type="float" office:value="1">
            <text:p>1</text:p>
          </table:table-cell>
          <table:table-cell office:value-type="float" office:value="30.8025">
            <text:p>30.8025</text:p>
          </table:table-cell>
          <table:table-cell office:value-type="float" office:value="26.82055">
            <text:p>26.82055</text:p>
          </table:table-cell>
        </table:table-row>
        <table:table-row table:style-name="ro1">
          <table:table-cell office:value-type="string">
            <text:p>Eindhoven</text:p>
          </table:table-cell>
          <table:table-cell office:value-type="string">
            <text:p>Lawrence Abu Hamdan </text:p>
          </table:table-cell>
          <table:table-cell office:value-type="float" office:value="1">
            <text:p>1</text:p>
          </table:table-cell>
          <table:table-cell office:value-type="float" office:value="5.469722">
            <text:p>5.469722</text:p>
          </table:table-cell>
          <table:table-cell office:value-type="float" office:value="51.44164">
            <text:p>51.44164</text:p>
          </table:table-cell>
        </table:table-row>
        <table:table-row table:style-name="ro1">
          <table:table-cell office:value-type="string">
            <text:p>Emirates</text:p>
          </table:table-cell>
          <table:table-cell office:value-type="string">
            <text:p>Hassan Sharif</text:p>
          </table:table-cell>
          <table:table-cell office:value-type="float" office:value="1">
            <text:p>1</text:p>
          </table:table-cell>
          <table:table-cell office:value-type="float" office:value="55.36582">
            <text:p>55.36582</text:p>
          </table:table-cell>
          <table:table-cell office:value-type="float" office:value="25.24105">
            <text:p>25.24105</text:p>
          </table:table-cell>
        </table:table-row>
        <table:table-row table:style-name="ro1">
          <table:table-cell office:value-type="string">
            <text:p>Emirates</text:p>
          </table:table-cell>
          <table:table-cell office:value-type="string">
            <text:p>Rachid Kora├»chi</text:p>
          </table:table-cell>
          <table:table-cell office:value-type="float" office:value="1">
            <text:p>1</text:p>
          </table:table-cell>
          <table:table-cell office:value-type="float" office:value="55.36582">
            <text:p>55.36582</text:p>
          </table:table-cell>
          <table:table-cell office:value-type="float" office:value="25.24105">
            <text:p>25.24105</text:p>
          </table:table-cell>
        </table:table-row>
        <table:table-row table:style-name="ro1">
          <table:table-cell office:value-type="string">
            <text:p>Emirates</text:p>
          </table:table-cell>
          <table:table-cell office:value-type="string">
            <text:p>Lamya Gargash</text:p>
          </table:table-cell>
          <table:table-cell office:value-type="float" office:value="1">
            <text:p>1</text:p>
          </table:table-cell>
          <table:table-cell office:value-type="float" office:value="55.36582">
            <text:p>55.36582</text:p>
          </table:table-cell>
          <table:table-cell office:value-type="float" office:value="25.24105">
            <text:p>25.24105</text:p>
          </table:table-cell>
        </table:table-row>
        <table:table-row table:style-name="ro1">
          <table:table-cell office:value-type="string">
            <text:p>Emirates</text:p>
          </table:table-cell>
          <table:table-cell office:value-type="string">
            <text:p>Shaikha Al Mazrou</text:p>
          </table:table-cell>
          <table:table-cell office:value-type="float" office:value="1">
            <text:p>1</text:p>
          </table:table-cell>
          <table:table-cell office:value-type="float" office:value="55.36582">
            <text:p>55.36582</text:p>
          </table:table-cell>
          <table:table-cell office:value-type="float" office:value="25.24105">
            <text:p>25.24105</text:p>
          </table:table-cell>
        </table:table-row>
        <table:table-row table:style-name="ro1">
          <table:table-cell office:value-type="string">
            <text:p>Eneiba</text:p>
          </table:table-cell>
          <table:table-cell office:value-type="string">
            <text:p>Ahmad Osman</text:p>
          </table:table-cell>
          <table:table-cell office:value-type="float" office:value="1">
            <text:p>1</text:p>
          </table:table-cell>
          <table:table-cell office:value-type="float" office:value="-71.33493">
            <text:p>-71.33493</text:p>
          </table:table-cell>
          <table:table-cell office:value-type="float" office:value="18.47529">
            <text:p>18.47529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Taha Al-Sabban</text:p>
          </table:table-cell>
          <table:table-cell office:value-type="float" office:value="1">
            <text:p>1</text:p>
          </table:table-cell>
          <table:table-cell office:value-type="float" office:value="-1.17432">
            <text:p>-1.17432</text:p>
          </table:table-cell>
          <table:table-cell office:value-type="float" office:value="52.35552">
            <text:p>52.35552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Ali Jabri</text:p>
          </table:table-cell>
          <table:table-cell office:value-type="float" office:value="1">
            <text:p>1</text:p>
          </table:table-cell>
          <table:table-cell office:value-type="float" office:value="-1.17432">
            <text:p>-1.17432</text:p>
          </table:table-cell>
          <table:table-cell office:value-type="float" office:value="52.35552">
            <text:p>52.35552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Zineb Sedira</text:p>
          </table:table-cell>
          <table:table-cell office:value-type="float" office:value="1">
            <text:p>1</text:p>
          </table:table-cell>
          <table:table-cell office:value-type="float" office:value="-1.17432">
            <text:p>-1.17432</text:p>
          </table:table-cell>
          <table:table-cell office:value-type="float" office:value="52.35552">
            <text:p>52.35552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Abdul Qadir al-Rassam</text:p>
          </table:table-cell>
          <table:table-cell office:value-type="float" office:value="1">
            <text:p>1</text:p>
          </table:table-cell>
          <table:table-cell office:value-type="float" office:value="-1.17432">
            <text:p>-1.17432</text:p>
          </table:table-cell>
          <table:table-cell office:value-type="float" office:value="52.35552">
            <text:p>52.35552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Golnaz Fathi</text:p>
          </table:table-cell>
          <table:table-cell office:value-type="float" office:value="1">
            <text:p>1</text:p>
          </table:table-cell>
          <table:table-cell office:value-type="float" office:value="-1.17432">
            <text:p>-1.17432</text:p>
          </table:table-cell>
          <table:table-cell office:value-type="float" office:value="52.35552">
            <text:p>52.35552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Hasan and Husain Essop</text:p>
          </table:table-cell>
          <table:table-cell office:value-type="float" office:value="1">
            <text:p>1</text:p>
          </table:table-cell>
          <table:table-cell office:value-type="float" office:value="-1.17432">
            <text:p>-1.17432</text:p>
          </table:table-cell>
          <table:table-cell office:value-type="float" office:value="52.35552">
            <text:p>52.35552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Zena el Khalil</text:p>
          </table:table-cell>
          <table:table-cell office:value-type="float" office:value="1">
            <text:p>1</text:p>
          </table:table-cell>
          <table:table-cell office:value-type="float" office:value="-1.17432">
            <text:p>-1.17432</text:p>
          </table:table-cell>
          <table:table-cell office:value-type="float" office:value="52.35552">
            <text:p>52.35552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Safeya Binzagr</text:p>
          </table:table-cell>
          <table:table-cell office:value-type="float" office:value="1">
            <text:p>1</text:p>
          </table:table-cell>
          <table:table-cell office:value-type="float" office:value="-1.17432">
            <text:p>-1.17432</text:p>
          </table:table-cell>
          <table:table-cell office:value-type="float" office:value="52.35552">
            <text:p>52.35552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Ahaad Alamoudi</text:p>
          </table:table-cell>
          <table:table-cell office:value-type="float" office:value="1">
            <text:p>1</text:p>
          </table:table-cell>
          <table:table-cell office:value-type="float" office:value="-1.17432">
            <text:p>-1.17432</text:p>
          </table:table-cell>
          <table:table-cell office:value-type="float" office:value="52.35552">
            <text:p>52.35552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Farhad Ahrarnia</text:p>
          </table:table-cell>
          <table:table-cell office:value-type="float" office:value="1">
            <text:p>1</text:p>
          </table:table-cell>
          <table:table-cell office:value-type="float" office:value="-1.17432">
            <text:p>-1.17432</text:p>
          </table:table-cell>
          <table:table-cell office:value-type="float" office:value="52.35552">
            <text:p>52.35552</text:p>
          </table:table-cell>
        </table:table-row>
        <table:table-row table:style-name="ro1">
          <table:table-cell office:value-type="string">
            <text:p>Erfurt</text:p>
          </table:table-cell>
          <table:table-cell office:value-type="string">
            <text:p>Yasam Sasmazer</text:p>
          </table:table-cell>
          <table:table-cell office:value-type="float" office:value="1">
            <text:p>1</text:p>
          </table:table-cell>
          <table:table-cell office:value-type="float" office:value="11.02988">
            <text:p>11.02988</text:p>
          </table:table-cell>
          <table:table-cell office:value-type="float" office:value="50.98477">
            <text:p>50.98477</text:p>
          </table:table-cell>
        </table:table-row>
        <table:table-row table:style-name="ro1">
          <table:table-cell office:value-type="string">
            <text:p>Esfahan</text:p>
          </table:table-cell>
          <table:table-cell office:value-type="string">
            <text:p>Hojat Amani</text:p>
          </table:table-cell>
          <table:table-cell office:value-type="float" office:value="1">
            <text:p>1</text:p>
          </table:table-cell>
          <table:table-cell office:value-type="float" office:value="51.66798">
            <text:p>51.66798</text:p>
          </table:table-cell>
          <table:table-cell office:value-type="float" office:value="32.65463">
            <text:p>32.65463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string">
            <text:p>Theo Eshetu</text:p>
          </table:table-cell>
          <table:table-cell office:value-type="float" office:value="1">
            <text:p>1</text:p>
          </table:table-cell>
          <table:table-cell office:value-type="float" office:value="40.48967">
            <text:p>40.48967</text:p>
          </table:table-cell>
          <table:table-cell office:value-type="float" office:value="9.145">
            <text:p>9.145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Magdi Mostafa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Mariam Ghani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Sophie Ernst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Taysir Batniji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Mouna Karray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Erin Ellen Kelly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Shafic Abboud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Shohreh Mehran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Yusef A. Lateef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Ziad Antar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Monir Shahroudy Farmanfarmaian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Jem Cohen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Leila Pazooki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Ahmed Cherkaoui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Mona Hatoum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Fahrelnissa Zeid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Abdullah Hammas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Raed Yassin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Seif Wanly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Georges Daoud Corm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Nadia Kaabi-Linke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Atta Sabri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Zena el Khalil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Maalem Abdelk├⌐bir Merchane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Samira Badran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Mohamed Ali Fadlabi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Laurent Grasso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Faiq Hassan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Khaled Jarrar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Zaman M Jassim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Ziad Dalloul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Mohanna Durra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Khaled Hourani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Jowhara AlSaud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Tarek Atoui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Walid Raad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Daoud Corm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Raeda Saadeh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Anri Sala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Samir Sayegh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Fahd Al-Khalif</text:p>
          </table:table-cell>
          <table:table-cell office:value-type="float" office:value="1">
            <text:p>1</text:p>
          </table:table-cell>
          <table:table-cell office:value-type="float" office:value="15.25512">
            <text:p>15.25512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Exeter</text:p>
          </table:table-cell>
          <table:table-cell office:value-type="string">
            <text:p>Iman Issa</text:p>
          </table:table-cell>
          <table:table-cell office:value-type="float" office:value="1">
            <text:p>1</text:p>
          </table:table-cell>
          <table:table-cell office:value-type="float" office:value="-3.533899">
            <text:p>-3.533899</text:p>
          </table:table-cell>
          <table:table-cell office:value-type="float" office:value="50.71841">
            <text:p>50.71841</text:p>
          </table:table-cell>
        </table:table-row>
        <table:table-row table:style-name="ro1">
          <table:table-cell office:value-type="string">
            <text:p>Extra City</text:p>
          </table:table-cell>
          <table:table-cell office:value-type="string">
            <text:p>Lawrence Abu Hamdan </text:p>
          </table:table-cell>
          <table:table-cell office:value-type="float" office:value="1">
            <text:p>1</text:p>
          </table:table-cell>
          <table:table-cell office:value-type="float" office:value="121.028">
            <text:p>121.028</text:p>
          </table:table-cell>
          <table:table-cell office:value-type="float" office:value="14.46545">
            <text:p>14.46545</text:p>
          </table:table-cell>
        </table:table-row>
        <table:table-row table:style-name="ro1">
          <table:table-cell office:value-type="string">
            <text:p>Fake Estates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es</text:p>
          </table:table-cell>
          <table:table-cell office:value-type="string">
            <text:p>Jilali Gharbaoui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34.03333">
            <text:p>34.03333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25.74815">
            <text:p>25.74815</text:p>
          </table:table-cell>
          <table:table-cell office:value-type="float" office:value="61.92411">
            <text:p>61.92411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Mohamed Bourouissa</text:p>
          </table:table-cell>
          <table:table-cell office:value-type="float" office:value="1">
            <text:p>1</text:p>
          </table:table-cell>
          <table:table-cell office:value-type="float" office:value="25.74815">
            <text:p>25.74815</text:p>
          </table:table-cell>
          <table:table-cell office:value-type="float" office:value="61.92411">
            <text:p>61.92411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Hasan and Husain Essop</text:p>
          </table:table-cell>
          <table:table-cell office:value-type="float" office:value="1">
            <text:p>1</text:p>
          </table:table-cell>
          <table:table-cell office:value-type="float" office:value="25.74815">
            <text:p>25.74815</text:p>
          </table:table-cell>
          <table:table-cell office:value-type="float" office:value="61.92411">
            <text:p>61.92411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Sama Alshaibi</text:p>
          </table:table-cell>
          <table:table-cell office:value-type="float" office:value="1">
            <text:p>1</text:p>
          </table:table-cell>
          <table:table-cell office:value-type="float" office:value="25.74815">
            <text:p>25.74815</text:p>
          </table:table-cell>
          <table:table-cell office:value-type="float" office:value="61.92411">
            <text:p>61.92411</text:p>
          </table:table-cell>
        </table:table-row>
        <table:table-row table:style-name="ro1">
          <table:table-cell office:value-type="string">
            <text:p>Florence</text:p>
          </table:table-cell>
          <table:table-cell office:value-type="string">
            <text:p>Adham Wanly</text:p>
          </table:table-cell>
          <table:table-cell office:value-type="float" office:value="1">
            <text:p>1</text:p>
          </table:table-cell>
          <table:table-cell office:value-type="float" office:value="11.25581">
            <text:p>11.25581</text:p>
          </table:table-cell>
          <table:table-cell office:value-type="float" office:value="43.76956">
            <text:p>43.76956</text:p>
          </table:table-cell>
        </table:table-row>
        <table:table-row table:style-name="ro1">
          <table:table-cell office:value-type="string">
            <text:p>Florence</text:p>
          </table:table-cell>
          <table:table-cell office:value-type="string">
            <text:p>Ahmad Osman</text:p>
          </table:table-cell>
          <table:table-cell office:value-type="float" office:value="1">
            <text:p>1</text:p>
          </table:table-cell>
          <table:table-cell office:value-type="float" office:value="11.25581">
            <text:p>11.25581</text:p>
          </table:table-cell>
          <table:table-cell office:value-type="float" office:value="43.76956">
            <text:p>43.76956</text:p>
          </table:table-cell>
        </table:table-row>
        <table:table-row table:style-name="ro1">
          <table:table-cell office:value-type="string">
            <text:p>Florence</text:p>
          </table:table-cell>
          <table:table-cell office:value-type="string">
            <text:p>Samira Badran</text:p>
          </table:table-cell>
          <table:table-cell office:value-type="float" office:value="1">
            <text:p>1</text:p>
          </table:table-cell>
          <table:table-cell office:value-type="float" office:value="11.25581">
            <text:p>11.25581</text:p>
          </table:table-cell>
          <table:table-cell office:value-type="float" office:value="43.76956">
            <text:p>43.76956</text:p>
          </table:table-cell>
        </table:table-row>
        <table:table-row table:style-name="ro1">
          <table:table-cell office:value-type="string">
            <text:p>Florence</text:p>
          </table:table-cell>
          <table:table-cell office:value-type="string">
            <text:p>Mohammed Ghani Hikmat</text:p>
          </table:table-cell>
          <table:table-cell office:value-type="float" office:value="1">
            <text:p>1</text:p>
          </table:table-cell>
          <table:table-cell office:value-type="float" office:value="11.25581">
            <text:p>11.25581</text:p>
          </table:table-cell>
          <table:table-cell office:value-type="float" office:value="43.76956">
            <text:p>43.76956</text:p>
          </table:table-cell>
        </table:table-row>
        <table:table-row table:style-name="ro1">
          <table:table-cell office:value-type="string">
            <text:p>Florence</text:p>
          </table:table-cell>
          <table:table-cell office:value-type="string">
            <text:p>Setareh Shahbazi</text:p>
          </table:table-cell>
          <table:table-cell office:value-type="float" office:value="1">
            <text:p>1</text:p>
          </table:table-cell>
          <table:table-cell office:value-type="float" office:value="11.25581">
            <text:p>11.25581</text:p>
          </table:table-cell>
          <table:table-cell office:value-type="float" office:value="43.76956">
            <text:p>43.76956</text:p>
          </table:table-cell>
        </table:table-row>
        <table:table-row table:style-name="ro1">
          <table:table-cell office:value-type="string">
            <text:p>Florence</text:p>
          </table:table-cell>
          <table:table-cell office:value-type="string">
            <text:p>Ragheb Ayad</text:p>
          </table:table-cell>
          <table:table-cell office:value-type="float" office:value="1">
            <text:p>1</text:p>
          </table:table-cell>
          <table:table-cell office:value-type="float" office:value="11.25581">
            <text:p>11.25581</text:p>
          </table:table-cell>
          <table:table-cell office:value-type="float" office:value="43.76956">
            <text:p>43.76956</text:p>
          </table:table-cell>
        </table:table-row>
        <table:table-row table:style-name="ro1">
          <table:table-cell office:value-type="string">
            <text:p>Florida</text:p>
          </table:table-cell>
          <table:table-cell office:value-type="string">
            <text:p>Hesam Rahmanian</text:p>
          </table:table-cell>
          <table:table-cell office:value-type="float" office:value="1">
            <text:p>1</text:p>
          </table:table-cell>
          <table:table-cell office:value-type="float" office:value="-81.51575">
            <text:p>-81.51575</text:p>
          </table:table-cell>
          <table:table-cell office:value-type="float" office:value="27.66483">
            <text:p>27.66483</text:p>
          </table:table-cell>
        </table:table-row>
        <table:table-row table:style-name="ro1">
          <table:table-cell office:value-type="string">
            <text:p>Florida</text:p>
          </table:table-cell>
          <table:table-cell office:value-type="string">
            <text:p>Shahpour Pouyan</text:p>
          </table:table-cell>
          <table:table-cell office:value-type="float" office:value="1">
            <text:p>1</text:p>
          </table:table-cell>
          <table:table-cell office:value-type="float" office:value="-81.51575">
            <text:p>-81.51575</text:p>
          </table:table-cell>
          <table:table-cell office:value-type="float" office:value="27.66483">
            <text:p>27.66483</text:p>
          </table:table-cell>
        </table:table-row>
        <table:table-row table:style-name="ro1">
          <table:table-cell office:value-type="string">
            <text:p>Florida</text:p>
          </table:table-cell>
          <table:table-cell office:value-type="string">
            <text:p>Nadia Ayari</text:p>
          </table:table-cell>
          <table:table-cell office:value-type="float" office:value="1">
            <text:p>1</text:p>
          </table:table-cell>
          <table:table-cell office:value-type="float" office:value="-81.51575">
            <text:p>-81.51575</text:p>
          </table:table-cell>
          <table:table-cell office:value-type="float" office:value="27.66483">
            <text:p>27.66483</text:p>
          </table:table-cell>
        </table:table-row>
        <table:table-row table:style-name="ro1">
          <table:table-cell office:value-type="string">
            <text:p>Fogo Islands</text:p>
          </table:table-cell>
          <table:table-cell office:value-type="string">
            <text:p>Abbas Akhavan</text:p>
          </table:table-cell>
          <table:table-cell office:value-type="float" office:value="1">
            <text:p>1</text:p>
          </table:table-cell>
          <table:table-cell office:value-type="float" office:value="-24.38168">
            <text:p>-24.38168</text:p>
          </table:table-cell>
          <table:table-cell office:value-type="float" office:value="14.91335">
            <text:p>14.91335</text:p>
          </table:table-cell>
        </table:table-row>
        <table:table-row table:style-name="ro1">
          <table:table-cell office:value-type="string">
            <text:p>Folkestone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1.169456">
            <text:p>1.169456</text:p>
          </table:table-cell>
          <table:table-cell office:value-type="float" office:value="51.0814">
            <text:p>51.081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Haig Aivazian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Mustapha Benfodil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Zoulikha-Bouabdellah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Jayce Salloum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Marwan Rechmaoui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Mehran Mesbah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Jilali Gharbaoui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Melik Ohanian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Shafic Abboud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Jananne Al-Ani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Hassan Massoudy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Mohamed Bourouissa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Laurent Grasso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Ali Essafi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Djamel Kokene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mounir fatmi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Hrair Sarkissian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Noma Omran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Omar Berrada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Simone Fattal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Basir Mahmood 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Fay├ºal Baghriche 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Tarek Atoui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Khaled Sabsabi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Adham Wanly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Rabih Mrou├⌐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Neda Razavipour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Rachid Kora├»chi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Latifa Echakhch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Daoud Corm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YOVO! YOVO!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Noha Faoud Al-Ghalib 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Nargess Hashemi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Walid Raad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Burak Arikan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Isma├»l Bahri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Zineb Sedira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Mohamed El Mahdaoui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Seif Wanly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Basim Magdy 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Anri Sala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Shalima Sharbatli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Abdelfattah Kilito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Abdul Qadir al-Rassam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Driss Ouadahi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Lamia Joreige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Raeda Saadeh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Amino Belyamani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Ziad Antar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Nacera Belaza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Ninar Esber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Ay┼ƒe Erkmen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Taysir Batniji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Georges Sabbagh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Ragheb Ayad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Faiq Hassan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Abdelkader Benchamma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Kamarstudios 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2.213749">
            <text:p>2.213749</text:p>
          </table:table-cell>
          <table:table-cell office:value-type="float" office:value="46.22764">
            <text:p>46.22764</text:p>
          </table:table-cell>
        </table:table-row>
        <table:table-row table:style-name="ro1">
          <table:table-cell office:value-type="string">
            <text:p>Frankfurt</text:p>
          </table:table-cell>
          <table:table-cell office:value-type="string">
            <text:p>Latifa Echakhch</text:p>
          </table:table-cell>
          <table:table-cell office:value-type="float" office:value="1">
            <text:p>1</text:p>
          </table:table-cell>
          <table:table-cell office:value-type="float" office:value="8.682127">
            <text:p>8.682127</text:p>
          </table:table-cell>
          <table:table-cell office:value-type="float" office:value="50.11092">
            <text:p>50.11092</text:p>
          </table:table-cell>
        </table:table-row>
        <table:table-row table:style-name="ro1">
          <table:table-cell office:value-type="string">
            <text:p>Frankfurt</text:p>
          </table:table-cell>
          <table:table-cell office:value-type="string">
            <text:p>Ala Ebtekar</text:p>
          </table:table-cell>
          <table:table-cell office:value-type="float" office:value="1">
            <text:p>1</text:p>
          </table:table-cell>
          <table:table-cell office:value-type="float" office:value="8.682127">
            <text:p>8.682127</text:p>
          </table:table-cell>
          <table:table-cell office:value-type="float" office:value="50.11092">
            <text:p>50.11092</text:p>
          </table:table-cell>
        </table:table-row>
        <table:table-row table:style-name="ro1">
          <table:table-cell office:value-type="string">
            <text:p>Frankfurt</text:p>
          </table:table-cell>
          <table:table-cell office:value-type="string">
            <text:p>Setareh Shahbazi</text:p>
          </table:table-cell>
          <table:table-cell office:value-type="float" office:value="1">
            <text:p>1</text:p>
          </table:table-cell>
          <table:table-cell office:value-type="float" office:value="8.682127">
            <text:p>8.682127</text:p>
          </table:table-cell>
          <table:table-cell office:value-type="float" office:value="50.11092">
            <text:p>50.11092</text:p>
          </table:table-cell>
        </table:table-row>
        <table:table-row table:style-name="ro1">
          <table:table-cell office:value-type="string">
            <text:p>Frankfurt</text:p>
          </table:table-cell>
          <table:table-cell office:value-type="string">
            <text:p>Halil Altindere</text:p>
          </table:table-cell>
          <table:table-cell office:value-type="float" office:value="1">
            <text:p>1</text:p>
          </table:table-cell>
          <table:table-cell office:value-type="float" office:value="8.682127">
            <text:p>8.682127</text:p>
          </table:table-cell>
          <table:table-cell office:value-type="float" office:value="50.11092">
            <text:p>50.11092</text:p>
          </table:table-cell>
        </table:table-row>
        <table:table-row table:style-name="ro1">
          <table:table-cell office:value-type="string">
            <text:p>Frankfurt</text:p>
          </table:table-cell>
          <table:table-cell office:value-type="string">
            <text:p>Haleh Redjaian</text:p>
          </table:table-cell>
          <table:table-cell office:value-type="float" office:value="1">
            <text:p>1</text:p>
          </table:table-cell>
          <table:table-cell office:value-type="float" office:value="8.682127">
            <text:p>8.682127</text:p>
          </table:table-cell>
          <table:table-cell office:value-type="float" office:value="50.11092">
            <text:p>50.11092</text:p>
          </table:table-cell>
        </table:table-row>
        <table:table-row table:style-name="ro1">
          <table:table-cell office:value-type="string">
            <text:p>Frankfurt</text:p>
          </table:table-cell>
          <table:table-cell office:value-type="string">
            <text:p>Ay┼ƒe Erkmen</text:p>
          </table:table-cell>
          <table:table-cell office:value-type="float" office:value="1">
            <text:p>1</text:p>
          </table:table-cell>
          <table:table-cell office:value-type="float" office:value="8.682127">
            <text:p>8.682127</text:p>
          </table:table-cell>
          <table:table-cell office:value-type="float" office:value="50.11092">
            <text:p>50.11092</text:p>
          </table:table-cell>
        </table:table-row>
        <table:table-row table:style-name="ro1">
          <table:table-cell office:value-type="string">
            <text:p>Freiburg</text:p>
          </table:table-cell>
          <table:table-cell office:value-type="string">
            <text:p>Eva Meyer-Keller</text:p>
          </table:table-cell>
          <table:table-cell office:value-type="float" office:value="1">
            <text:p>1</text:p>
          </table:table-cell>
          <table:table-cell office:value-type="float" office:value="7.842104">
            <text:p>7.842104</text:p>
          </table:table-cell>
          <table:table-cell office:value-type="float" office:value="47.99901">
            <text:p>47.99901</text:p>
          </table:table-cell>
        </table:table-row>
        <table:table-row table:style-name="ro1">
          <table:table-cell office:value-type="string">
            <text:p>Freiburg</text:p>
          </table:table-cell>
          <table:table-cell office:value-type="string">
            <text:p>Pascal Hachem</text:p>
          </table:table-cell>
          <table:table-cell office:value-type="float" office:value="1">
            <text:p>1</text:p>
          </table:table-cell>
          <table:table-cell office:value-type="float" office:value="7.842104">
            <text:p>7.842104</text:p>
          </table:table-cell>
          <table:table-cell office:value-type="float" office:value="47.99901">
            <text:p>47.99901</text:p>
          </table:table-cell>
        </table:table-row>
        <table:table-row table:style-name="ro1">
          <table:table-cell office:value-type="string">
            <text:p>Fukuoka</text:p>
          </table:table-cell>
          <table:table-cell office:value-type="string">
            <text:p>Imran Qureshi</text:p>
          </table:table-cell>
          <table:table-cell office:value-type="float" office:value="1">
            <text:p>1</text:p>
          </table:table-cell>
          <table:table-cell office:value-type="float" office:value="130.4017">
            <text:p>130.4017</text:p>
          </table:table-cell>
          <table:table-cell office:value-type="float" office:value="33.59035">
            <text:p>33.59035</text:p>
          </table:table-cell>
        </table:table-row>
        <table:table-row table:style-name="ro1">
          <table:table-cell office:value-type="string">
            <text:p>Fukuoka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130.4017">
            <text:p>130.4017</text:p>
          </table:table-cell>
          <table:table-cell office:value-type="float" office:value="33.59035">
            <text:p>33.59035</text:p>
          </table:table-cell>
        </table:table-row>
        <table:table-row table:style-name="ro1">
          <table:table-cell office:value-type="string">
            <text:p>Garden</text:p>
          </table:table-cell>
          <table:table-cell office:value-type="string">
            <text:p>Abbas Akhava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rden</text:p>
          </table:table-cell>
          <table:table-cell office:value-type="string">
            <text:p>Niyaz-Azadikhah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rden</text:p>
          </table:table-cell>
          <table:table-cell office:value-type="string">
            <text:p>Shahzia Sikander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rden</text:p>
          </table:table-cell>
          <table:table-cell office:value-type="string">
            <text:p>Ahmad Osma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rden</text:p>
          </table:table-cell>
          <table:table-cell office:value-type="string">
            <text:p>Saloua Raouda Choucair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ateshead</text:p>
          </table:table-cell>
          <table:table-cell office:value-type="string">
            <text:p>Mona Marzouk</text:p>
          </table:table-cell>
          <table:table-cell office:value-type="float" office:value="1">
            <text:p>1</text:p>
          </table:table-cell>
          <table:table-cell office:value-type="float" office:value="-1.603411">
            <text:p>-1.603411</text:p>
          </table:table-cell>
          <table:table-cell office:value-type="float" office:value="54.95268">
            <text:p>54.95268</text:p>
          </table:table-cell>
        </table:table-row>
        <table:table-row table:style-name="ro1">
          <table:table-cell office:value-type="string">
            <text:p>Gateshead</text:p>
          </table:table-cell>
          <table:table-cell office:value-type="string">
            <text:p>Raqs Media Collective</text:p>
          </table:table-cell>
          <table:table-cell office:value-type="float" office:value="1">
            <text:p>1</text:p>
          </table:table-cell>
          <table:table-cell office:value-type="float" office:value="-1.603411">
            <text:p>-1.603411</text:p>
          </table:table-cell>
          <table:table-cell office:value-type="float" office:value="54.95268">
            <text:p>54.95268</text:p>
          </table:table-cell>
        </table:table-row>
        <table:table-row table:style-name="ro1">
          <table:table-cell office:value-type="string">
            <text:p>Gaza Strip</text:p>
          </table:table-cell>
          <table:table-cell office:value-type="string">
            <text:p>Rania Stephan</text:p>
          </table:table-cell>
          <table:table-cell office:value-type="float" office:value="1">
            <text:p>1</text:p>
          </table:table-cell>
          <table:table-cell office:value-type="float" office:value="34.35202">
            <text:p>34.35202</text:p>
          </table:table-cell>
          <table:table-cell office:value-type="float" office:value="31.41251">
            <text:p>31.41251</text:p>
          </table:table-cell>
        </table:table-row>
        <table:table-row table:style-name="ro1">
          <table:table-cell office:value-type="string">
            <text:p>Gaza Strip</text:p>
          </table:table-cell>
          <table:table-cell office:value-type="string">
            <text:p>Sliman Mansour</text:p>
          </table:table-cell>
          <table:table-cell office:value-type="float" office:value="1">
            <text:p>1</text:p>
          </table:table-cell>
          <table:table-cell office:value-type="float" office:value="34.35202">
            <text:p>34.35202</text:p>
          </table:table-cell>
          <table:table-cell office:value-type="float" office:value="31.41251">
            <text:p>31.41251</text:p>
          </table:table-cell>
        </table:table-row>
        <table:table-row table:style-name="ro1">
          <table:table-cell office:value-type="string">
            <text:p>Gaza Strip</text:p>
          </table:table-cell>
          <table:table-cell office:value-type="string">
            <text:p>Rashid Masharawi</text:p>
          </table:table-cell>
          <table:table-cell office:value-type="float" office:value="1">
            <text:p>1</text:p>
          </table:table-cell>
          <table:table-cell office:value-type="float" office:value="34.35202">
            <text:p>34.35202</text:p>
          </table:table-cell>
          <table:table-cell office:value-type="float" office:value="31.41251">
            <text:p>31.41251</text:p>
          </table:table-cell>
        </table:table-row>
        <table:table-row table:style-name="ro1">
          <table:table-cell office:value-type="string">
            <text:p>Gaza Strip</text:p>
          </table:table-cell>
          <table:table-cell office:value-type="string">
            <text:p>Rosalind Nashashibi</text:p>
          </table:table-cell>
          <table:table-cell office:value-type="float" office:value="1">
            <text:p>1</text:p>
          </table:table-cell>
          <table:table-cell office:value-type="float" office:value="34.35202">
            <text:p>34.35202</text:p>
          </table:table-cell>
          <table:table-cell office:value-type="float" office:value="31.41251">
            <text:p>31.41251</text:p>
          </table:table-cell>
        </table:table-row>
        <table:table-row table:style-name="ro1">
          <table:table-cell office:value-type="string">
            <text:p>Gaza Strip</text:p>
          </table:table-cell>
          <table:table-cell office:value-type="string">
            <text:p>Taysir Batniji</text:p>
          </table:table-cell>
          <table:table-cell office:value-type="float" office:value="1">
            <text:p>1</text:p>
          </table:table-cell>
          <table:table-cell office:value-type="float" office:value="34.35202">
            <text:p>34.35202</text:p>
          </table:table-cell>
          <table:table-cell office:value-type="float" office:value="31.41251">
            <text:p>31.41251</text:p>
          </table:table-cell>
        </table:table-row>
        <table:table-row table:style-name="ro1">
          <table:table-cell office:value-type="string">
            <text:p>Gdansk</text:p>
          </table:table-cell>
          <table:table-cell office:value-type="string">
            <text:p>Lawrence Abu Hamdan </text:p>
          </table:table-cell>
          <table:table-cell office:value-type="float" office:value="1">
            <text:p>1</text:p>
          </table:table-cell>
          <table:table-cell office:value-type="float" office:value="18.64664">
            <text:p>18.64664</text:p>
          </table:table-cell>
          <table:table-cell office:value-type="float" office:value="54.35203">
            <text:p>54.35203</text:p>
          </table:table-cell>
        </table:table-row>
        <table:table-row table:style-name="ro1">
          <table:table-cell office:value-type="string">
            <text:p>Geneva</text:p>
          </table:table-cell>
          <table:table-cell office:value-type="string">
            <text:p>Georges Sabbagh</text:p>
          </table:table-cell>
          <table:table-cell office:value-type="float" office:value="1">
            <text:p>1</text:p>
          </table:table-cell>
          <table:table-cell office:value-type="float" office:value="6.142296">
            <text:p>6.142296</text:p>
          </table:table-cell>
          <table:table-cell office:value-type="float" office:value="46.19839">
            <text:p>46.19839</text:p>
          </table:table-cell>
        </table:table-row>
        <table:table-row table:style-name="ro1">
          <table:table-cell office:value-type="string">
            <text:p>Geneva</text:p>
          </table:table-cell>
          <table:table-cell office:value-type="string">
            <text:p>Adel Abdessemed</text:p>
          </table:table-cell>
          <table:table-cell office:value-type="float" office:value="1">
            <text:p>1</text:p>
          </table:table-cell>
          <table:table-cell office:value-type="float" office:value="6.142296">
            <text:p>6.142296</text:p>
          </table:table-cell>
          <table:table-cell office:value-type="float" office:value="46.19839">
            <text:p>46.19839</text:p>
          </table:table-cell>
        </table:table-row>
        <table:table-row table:style-name="ro1">
          <table:table-cell office:value-type="string">
            <text:p>Geneva</text:p>
          </table:table-cell>
          <table:table-cell office:value-type="string">
            <text:p>Yto Barrada</text:p>
          </table:table-cell>
          <table:table-cell office:value-type="float" office:value="1">
            <text:p>1</text:p>
          </table:table-cell>
          <table:table-cell office:value-type="float" office:value="6.142296">
            <text:p>6.142296</text:p>
          </table:table-cell>
          <table:table-cell office:value-type="float" office:value="46.19839">
            <text:p>46.19839</text:p>
          </table:table-cell>
        </table:table-row>
        <table:table-row table:style-name="ro1">
          <table:table-cell office:value-type="string">
            <text:p>Gen├¿ve</text:p>
          </table:table-cell>
          <table:table-cell office:value-type="string">
            <text:p>Doa Aly</text:p>
          </table:table-cell>
          <table:table-cell office:value-type="float" office:value="1">
            <text:p>1</text:p>
          </table:table-cell>
          <table:table-cell office:value-type="float" office:value="6.142296">
            <text:p>6.142296</text:p>
          </table:table-cell>
          <table:table-cell office:value-type="float" office:value="46.19839">
            <text:p>46.19839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string">
            <text:p>Abdullah Al-Mazrook</text:p>
          </table:table-cell>
          <table:table-cell office:value-type="float" office:value="1">
            <text:p>1</text:p>
          </table:table-cell>
          <table:table-cell office:value-type="float" office:value="-82.90008">
            <text:p>-82.90008</text:p>
          </table:table-cell>
          <table:table-cell office:value-type="float" office:value="32.16562">
            <text:p>32.1656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Anri Sala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Basim Magdy 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Basir Mahmood 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Aras ├ûzg├╝n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Fay├ºal Baghriche 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Jawad Al Malhi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Leila Pazooki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Melik Ohanian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Golnaz Fathi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Cevdet Erek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Abdul Qadir al-Rassam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Mona Marzouk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Kassab Bachi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Khaled Sabsabi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Mounira Al Solh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YOVO! YOVO!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Marwa Rustam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Latifa Echakhch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Gita Meh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Erin Ellen Kelly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Shaikha Al Mazrou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Ahmad Amin Nazar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Setareh Shahbazi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Eva Meyer-Keller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mounir fatmi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Shahzia Sikander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Sophie Ernst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Jalal Toufic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Walid Siti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Walid Raad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Monir Shahroudy Farmanfarmaian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Jumana Manna 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Hala Elkoussy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Khaled Jarrar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Driss Ouadahi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Raeda Saadeh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Larissa Sansour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Ala Ebtekar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Amar Kanwar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David Claerbout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Jessica Mein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Taysir Batniji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Abdullah Al Saadi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Jilali Gharbaoui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Laurent Grasso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Halil Altindere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I┼ƒ─▒l E─ƒrikavuk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Nevin Aladag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Sherin Guirguis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Ayreen Anastas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Lamya Gargash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Burak Arikan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Reem Al Ghaith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Derek Ogbourne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Wael Shawky</text:p>
          </table:table-cell>
          <table:table-cell office:value-type="float" office:value="1">
            <text:p>1</text:p>
          </table:table-cell>
          <table:table-cell office:value-type="float" office:value="10.45153">
            <text:p>10.45153</text:p>
          </table:table-cell>
          <table:table-cell office:value-type="float" office:value="51.16569">
            <text:p>51.16569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Amino Belyamani</text:p>
          </table:table-cell>
          <table:table-cell office:value-type="float" office:value="1">
            <text:p>1</text:p>
          </table:table-cell>
          <table:table-cell office:value-type="float" office:value="-1.023194">
            <text:p>-1.023194</text:p>
          </table:table-cell>
          <table:table-cell office:value-type="float" office:value="7.946527">
            <text:p>7.946527</text:p>
          </table:table-cell>
        </table:table-row>
        <table:table-row table:style-name="ro1">
          <table:table-cell office:value-type="string">
            <text:p>Ghazir</text:p>
          </table:table-cell>
          <table:table-cell office:value-type="string">
            <text:p>Daoud Corm</text:p>
          </table:table-cell>
          <table:table-cell office:value-type="float" office:value="1">
            <text:p>1</text:p>
          </table:table-cell>
          <table:table-cell office:value-type="float" office:value="35.66289">
            <text:p>35.66289</text:p>
          </table:table-cell>
          <table:table-cell office:value-type="float" office:value="34.01858">
            <text:p>34.01858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Yto Barrada</text:p>
          </table:table-cell>
          <table:table-cell office:value-type="float" office:value="1">
            <text:p>1</text:p>
          </table:table-cell>
          <table:table-cell office:value-type="float" office:value="-5.353585">
            <text:p>-5.353585</text:p>
          </table:table-cell>
          <table:table-cell office:value-type="float" office:value="36.14075">
            <text:p>36.14075</text:p>
          </table:table-cell>
        </table:table-row>
        <table:table-row table:style-name="ro1">
          <table:table-cell office:value-type="string">
            <text:p>Glasgow</text:p>
          </table:table-cell>
          <table:table-cell office:value-type="string">
            <text:p>Sa├ódane Afif</text:p>
          </table:table-cell>
          <table:table-cell office:value-type="float" office:value="1">
            <text:p>1</text:p>
          </table:table-cell>
          <table:table-cell office:value-type="float" office:value="-4.251806">
            <text:p>-4.251806</text:p>
          </table:table-cell>
          <table:table-cell office:value-type="float" office:value="55.86424">
            <text:p>55.86424</text:p>
          </table:table-cell>
        </table:table-row>
        <table:table-row table:style-name="ro1">
          <table:table-cell office:value-type="string">
            <text:p>Glasgow</text:p>
          </table:table-cell>
          <table:table-cell office:value-type="string">
            <text:p>Taha Al-Sabban</text:p>
          </table:table-cell>
          <table:table-cell office:value-type="float" office:value="1">
            <text:p>1</text:p>
          </table:table-cell>
          <table:table-cell office:value-type="float" office:value="-4.251806">
            <text:p>-4.251806</text:p>
          </table:table-cell>
          <table:table-cell office:value-type="float" office:value="55.86424">
            <text:p>55.86424</text:p>
          </table:table-cell>
        </table:table-row>
        <table:table-row table:style-name="ro1">
          <table:table-cell office:value-type="string">
            <text:p>Glasgow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-4.251806">
            <text:p>-4.251806</text:p>
          </table:table-cell>
          <table:table-cell office:value-type="float" office:value="55.86424">
            <text:p>55.86424</text:p>
          </table:table-cell>
        </table:table-row>
        <table:table-row table:style-name="ro1">
          <table:table-cell office:value-type="string">
            <text:p>Gothenburg</text:p>
          </table:table-cell>
          <table:table-cell office:value-type="string">
            <text:p>Moataz Nasr</text:p>
          </table:table-cell>
          <table:table-cell office:value-type="float" office:value="1">
            <text:p>1</text:p>
          </table:table-cell>
          <table:table-cell office:value-type="float" office:value="11.97456">
            <text:p>11.97456</text:p>
          </table:table-cell>
          <table:table-cell office:value-type="float" office:value="57.70887">
            <text:p>57.70887</text:p>
          </table:table-cell>
        </table:table-row>
        <table:table-row table:style-name="ro1">
          <table:table-cell office:value-type="string">
            <text:p>Gothenburg</text:p>
          </table:table-cell>
          <table:table-cell office:value-type="string">
            <text:p>Hala Elkoussy</text:p>
          </table:table-cell>
          <table:table-cell office:value-type="float" office:value="1">
            <text:p>1</text:p>
          </table:table-cell>
          <table:table-cell office:value-type="float" office:value="11.97456">
            <text:p>11.97456</text:p>
          </table:table-cell>
          <table:table-cell office:value-type="float" office:value="57.70887">
            <text:p>57.70887</text:p>
          </table:table-cell>
        </table:table-row>
        <table:table-row table:style-name="ro1">
          <table:table-cell office:value-type="string">
            <text:p>Governors Island</text:p>
          </table:table-cell>
          <table:table-cell office:value-type="string">
            <text:p>Mariam Ghani</text:p>
          </table:table-cell>
          <table:table-cell office:value-type="float" office:value="1">
            <text:p>1</text:p>
          </table:table-cell>
          <table:table-cell office:value-type="float" office:value="-74.01679">
            <text:p>-74.01679</text:p>
          </table:table-cell>
          <table:table-cell office:value-type="float" office:value="40.68945">
            <text:p>40.68945</text:p>
          </table:table-cell>
        </table:table-row>
        <table:table-row table:style-name="ro1">
          <table:table-cell office:value-type="string">
            <text:p>Grasse</text:p>
          </table:table-cell>
          <table:table-cell office:value-type="string">
            <text:p>Simone Fattal</text:p>
          </table:table-cell>
          <table:table-cell office:value-type="float" office:value="1">
            <text:p>1</text:p>
          </table:table-cell>
          <table:table-cell office:value-type="float" office:value="6.926492">
            <text:p>6.926492</text:p>
          </table:table-cell>
          <table:table-cell office:value-type="float" office:value="43.66015">
            <text:p>43.66015</text:p>
          </table:table-cell>
        </table:table-row>
        <table:table-row table:style-name="ro1">
          <table:table-cell office:value-type="string">
            <text:p>Graz</text:p>
          </table:table-cell>
          <table:table-cell office:value-type="string">
            <text:p>Khaled Jarrar</text:p>
          </table:table-cell>
          <table:table-cell office:value-type="float" office:value="1">
            <text:p>1</text:p>
          </table:table-cell>
          <table:table-cell office:value-type="float" office:value="15.4395">
            <text:p>15.4395</text:p>
          </table:table-cell>
          <table:table-cell office:value-type="float" office:value="47.07071">
            <text:p>47.07071</text:p>
          </table:table-cell>
        </table:table-row>
        <table:table-row table:style-name="ro1">
          <table:table-cell office:value-type="string">
            <text:p>Graz</text:p>
          </table:table-cell>
          <table:table-cell office:value-type="string">
            <text:p>Mona Marzouk</text:p>
          </table:table-cell>
          <table:table-cell office:value-type="float" office:value="1">
            <text:p>1</text:p>
          </table:table-cell>
          <table:table-cell office:value-type="float" office:value="15.4395">
            <text:p>15.4395</text:p>
          </table:table-cell>
          <table:table-cell office:value-type="float" office:value="47.07071">
            <text:p>47.07071</text:p>
          </table:table-cell>
        </table:table-row>
        <table:table-row table:style-name="ro1">
          <table:table-cell office:value-type="string">
            <text:p>Great Britain</text:p>
          </table:table-cell>
          <table:table-cell office:value-type="string">
            <text:p>Ninar Esber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Jalal Toufic</text:p>
          </table:table-cell>
          <table:table-cell office:value-type="float" office:value="1">
            <text:p>1</text:p>
          </table:table-cell>
          <table:table-cell office:value-type="float" office:value="21.82431">
            <text:p>21.82431</text:p>
          </table:table-cell>
          <table:table-cell office:value-type="float" office:value="39.07421">
            <text:p>39.07421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21.82431">
            <text:p>21.82431</text:p>
          </table:table-cell>
          <table:table-cell office:value-type="float" office:value="39.07421">
            <text:p>39.07421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Shahpour Pouyan</text:p>
          </table:table-cell>
          <table:table-cell office:value-type="float" office:value="1">
            <text:p>1</text:p>
          </table:table-cell>
          <table:table-cell office:value-type="float" office:value="21.82431">
            <text:p>21.82431</text:p>
          </table:table-cell>
          <table:table-cell office:value-type="float" office:value="39.07421">
            <text:p>39.07421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Marwan Sahmarani</text:p>
          </table:table-cell>
          <table:table-cell office:value-type="float" office:value="1">
            <text:p>1</text:p>
          </table:table-cell>
          <table:table-cell office:value-type="float" office:value="21.82431">
            <text:p>21.82431</text:p>
          </table:table-cell>
          <table:table-cell office:value-type="float" office:value="39.07421">
            <text:p>39.07421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Samah Hijawi</text:p>
          </table:table-cell>
          <table:table-cell office:value-type="float" office:value="1">
            <text:p>1</text:p>
          </table:table-cell>
          <table:table-cell office:value-type="float" office:value="21.82431">
            <text:p>21.82431</text:p>
          </table:table-cell>
          <table:table-cell office:value-type="float" office:value="39.07421">
            <text:p>39.07421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Ammar Al Attar</text:p>
          </table:table-cell>
          <table:table-cell office:value-type="float" office:value="1">
            <text:p>1</text:p>
          </table:table-cell>
          <table:table-cell office:value-type="float" office:value="21.82431">
            <text:p>21.82431</text:p>
          </table:table-cell>
          <table:table-cell office:value-type="float" office:value="39.07421">
            <text:p>39.07421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Sama Alshaibi</text:p>
          </table:table-cell>
          <table:table-cell office:value-type="float" office:value="1">
            <text:p>1</text:p>
          </table:table-cell>
          <table:table-cell office:value-type="float" office:value="21.82431">
            <text:p>21.82431</text:p>
          </table:table-cell>
          <table:table-cell office:value-type="float" office:value="39.07421">
            <text:p>39.07421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Jenine Sharabi</text:p>
          </table:table-cell>
          <table:table-cell office:value-type="float" office:value="1">
            <text:p>1</text:p>
          </table:table-cell>
          <table:table-cell office:value-type="float" office:value="21.82431">
            <text:p>21.82431</text:p>
          </table:table-cell>
          <table:table-cell office:value-type="float" office:value="39.07421">
            <text:p>39.07421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Mohamed Abdelkarim</text:p>
          </table:table-cell>
          <table:table-cell office:value-type="float" office:value="1">
            <text:p>1</text:p>
          </table:table-cell>
          <table:table-cell office:value-type="float" office:value="21.82431">
            <text:p>21.82431</text:p>
          </table:table-cell>
          <table:table-cell office:value-type="float" office:value="39.07421">
            <text:p>39.07421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Hrair Sarkissian</text:p>
          </table:table-cell>
          <table:table-cell office:value-type="float" office:value="1">
            <text:p>1</text:p>
          </table:table-cell>
          <table:table-cell office:value-type="float" office:value="21.82431">
            <text:p>21.82431</text:p>
          </table:table-cell>
          <table:table-cell office:value-type="float" office:value="39.07421">
            <text:p>39.07421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Moataz Nasr</text:p>
          </table:table-cell>
          <table:table-cell office:value-type="float" office:value="1">
            <text:p>1</text:p>
          </table:table-cell>
          <table:table-cell office:value-type="float" office:value="21.82431">
            <text:p>21.82431</text:p>
          </table:table-cell>
          <table:table-cell office:value-type="float" office:value="39.07421">
            <text:p>39.07421</text:p>
          </table:table-cell>
        </table:table-row>
        <table:table-row table:style-name="ro1">
          <table:table-cell office:value-type="string">
            <text:p>Grenoble</text:p>
          </table:table-cell>
          <table:table-cell office:value-type="string">
            <text:p>Farid Belkahia</text:p>
          </table:table-cell>
          <table:table-cell office:value-type="float" office:value="1">
            <text:p>1</text:p>
          </table:table-cell>
          <table:table-cell office:value-type="float" office:value="5.724524">
            <text:p>5.724524</text:p>
          </table:table-cell>
          <table:table-cell office:value-type="float" office:value="45.18853">
            <text:p>45.18853</text:p>
          </table:table-cell>
        </table:table-row>
        <table:table-row table:style-name="ro1">
          <table:table-cell office:value-type="string">
            <text:p>Grenoble</text:p>
          </table:table-cell>
          <table:table-cell office:value-type="string">
            <text:p>Latifa Echakhch</text:p>
          </table:table-cell>
          <table:table-cell office:value-type="float" office:value="1">
            <text:p>1</text:p>
          </table:table-cell>
          <table:table-cell office:value-type="float" office:value="5.724524">
            <text:p>5.724524</text:p>
          </table:table-cell>
          <table:table-cell office:value-type="float" office:value="45.18853">
            <text:p>45.18853</text:p>
          </table:table-cell>
        </table:table-row>
        <table:table-row table:style-name="ro1">
          <table:table-cell office:value-type="string">
            <text:p>Grenoble</text:p>
          </table:table-cell>
          <table:table-cell office:value-type="string">
            <text:p>Adel Abdessemed</text:p>
          </table:table-cell>
          <table:table-cell office:value-type="float" office:value="1">
            <text:p>1</text:p>
          </table:table-cell>
          <table:table-cell office:value-type="float" office:value="5.724524">
            <text:p>5.724524</text:p>
          </table:table-cell>
          <table:table-cell office:value-type="float" office:value="45.18853">
            <text:p>45.18853</text:p>
          </table:table-cell>
        </table:table-row>
        <table:table-row table:style-name="ro1">
          <table:table-cell office:value-type="string">
            <text:p>Guangzhou</text:p>
          </table:table-cell>
          <table:table-cell office:value-type="string">
            <text:p>Leila Pazooki</text:p>
          </table:table-cell>
          <table:table-cell office:value-type="float" office:value="1">
            <text:p>1</text:p>
          </table:table-cell>
          <table:table-cell office:value-type="float" office:value="113.2644">
            <text:p>113.2644</text:p>
          </table:table-cell>
          <table:table-cell office:value-type="float" office:value="23.12911">
            <text:p>23.12911</text:p>
          </table:table-cell>
        </table:table-row>
        <table:table-row table:style-name="ro1">
          <table:table-cell office:value-type="string">
            <text:p>Guangzhou</text:p>
          </table:table-cell>
          <table:table-cell office:value-type="string">
            <text:p>Doa Aly</text:p>
          </table:table-cell>
          <table:table-cell office:value-type="float" office:value="1">
            <text:p>1</text:p>
          </table:table-cell>
          <table:table-cell office:value-type="float" office:value="113.2644">
            <text:p>113.2644</text:p>
          </table:table-cell>
          <table:table-cell office:value-type="float" office:value="23.12911">
            <text:p>23.12911</text:p>
          </table:table-cell>
        </table:table-row>
        <table:table-row table:style-name="ro1">
          <table:table-cell office:value-type="string">
            <text:p>Guangzhou</text:p>
          </table:table-cell>
          <table:table-cell office:value-type="string">
            <text:p>Larissa Sansour</text:p>
          </table:table-cell>
          <table:table-cell office:value-type="float" office:value="1">
            <text:p>1</text:p>
          </table:table-cell>
          <table:table-cell office:value-type="float" office:value="113.2644">
            <text:p>113.2644</text:p>
          </table:table-cell>
          <table:table-cell office:value-type="float" office:value="23.12911">
            <text:p>23.12911</text:p>
          </table:table-cell>
        </table:table-row>
        <table:table-row table:style-name="ro1">
          <table:table-cell office:value-type="string">
            <text:p>Hagen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7.463284">
            <text:p>7.463284</text:p>
          </table:table-cell>
          <table:table-cell office:value-type="float" office:value="51.36708">
            <text:p>51.36708</text:p>
          </table:table-cell>
        </table:table-row>
        <table:table-row table:style-name="ro1">
          <table:table-cell office:value-type="string">
            <text:p>Hail</text:p>
          </table:table-cell>
          <table:table-cell office:value-type="string">
            <text:p>Awadh Al-Hamzani</text:p>
          </table:table-cell>
          <table:table-cell office:value-type="float" office:value="1">
            <text:p>1</text:p>
          </table:table-cell>
          <table:table-cell office:value-type="float" office:value="41.68333">
            <text:p>41.68333</text:p>
          </table:table-cell>
          <table:table-cell office:value-type="float" office:value="27.51667">
            <text:p>27.51667</text:p>
          </table:table-cell>
        </table:table-row>
        <table:table-row table:style-name="ro1">
          <table:table-cell office:value-type="string">
            <text:p>Halle</text:p>
          </table:table-cell>
          <table:table-cell office:value-type="string">
            <text:p>Haroon Mirza </text:p>
          </table:table-cell>
          <table:table-cell office:value-type="float" office:value="1">
            <text:p>1</text:p>
          </table:table-cell>
          <table:table-cell office:value-type="float" office:value="11.9688">
            <text:p>11.9688</text:p>
          </table:table-cell>
          <table:table-cell office:value-type="float" office:value="51.49698">
            <text:p>51.49698</text:p>
          </table:table-cell>
        </table:table-row>
        <table:table-row table:style-name="ro1">
          <table:table-cell office:value-type="string">
            <text:p>Hamadan</text:p>
          </table:table-cell>
          <table:table-cell office:value-type="string">
            <text:p>Amirhossein Radaie</text:p>
          </table:table-cell>
          <table:table-cell office:value-type="float" office:value="1">
            <text:p>1</text:p>
          </table:table-cell>
          <table:table-cell office:value-type="float" office:value="48.51667">
            <text:p>48.51667</text:p>
          </table:table-cell>
          <table:table-cell office:value-type="float" office:value="34.8">
            <text:p>34.8</text:p>
          </table:table-cell>
        </table:table-row>
        <table:table-row table:style-name="ro1">
          <table:table-cell office:value-type="string">
            <text:p>Hamburg</text:p>
          </table:table-cell>
          <table:table-cell office:value-type="string">
            <text:p>Marwa Rustam</text:p>
          </table:table-cell>
          <table:table-cell office:value-type="float" office:value="1">
            <text:p>1</text:p>
          </table:table-cell>
          <table:table-cell office:value-type="float" office:value="9.993682">
            <text:p>9.993682</text:p>
          </table:table-cell>
          <table:table-cell office:value-type="float" office:value="53.55108">
            <text:p>53.55108</text:p>
          </table:table-cell>
        </table:table-row>
        <table:table-row table:style-name="ro1">
          <table:table-cell office:value-type="string">
            <text:p>Hamburg</text:p>
          </table:table-cell>
          <table:table-cell office:value-type="string">
            <text:p>Akram Zaatari</text:p>
          </table:table-cell>
          <table:table-cell office:value-type="float" office:value="1">
            <text:p>1</text:p>
          </table:table-cell>
          <table:table-cell office:value-type="float" office:value="9.993682">
            <text:p>9.993682</text:p>
          </table:table-cell>
          <table:table-cell office:value-type="float" office:value="53.55108">
            <text:p>53.55108</text:p>
          </table:table-cell>
        </table:table-row>
        <table:table-row table:style-name="ro1">
          <table:table-cell office:value-type="string">
            <text:p>Hamburg</text:p>
          </table:table-cell>
          <table:table-cell office:value-type="string">
            <text:p>Jalal Toufic</text:p>
          </table:table-cell>
          <table:table-cell office:value-type="float" office:value="1">
            <text:p>1</text:p>
          </table:table-cell>
          <table:table-cell office:value-type="float" office:value="9.993682">
            <text:p>9.993682</text:p>
          </table:table-cell>
          <table:table-cell office:value-type="float" office:value="53.55108">
            <text:p>53.55108</text:p>
          </table:table-cell>
        </table:table-row>
        <table:table-row table:style-name="ro1">
          <table:table-cell office:value-type="string">
            <text:p>Hamburg</text:p>
          </table:table-cell>
          <table:table-cell office:value-type="string">
            <text:p>Mona Hatoum</text:p>
          </table:table-cell>
          <table:table-cell office:value-type="float" office:value="1">
            <text:p>1</text:p>
          </table:table-cell>
          <table:table-cell office:value-type="float" office:value="9.993682">
            <text:p>9.993682</text:p>
          </table:table-cell>
          <table:table-cell office:value-type="float" office:value="53.55108">
            <text:p>53.55108</text:p>
          </table:table-cell>
        </table:table-row>
        <table:table-row table:style-name="ro1">
          <table:table-cell office:value-type="string">
            <text:p>Hamburg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9.993682">
            <text:p>9.993682</text:p>
          </table:table-cell>
          <table:table-cell office:value-type="float" office:value="53.55108">
            <text:p>53.55108</text:p>
          </table:table-cell>
        </table:table-row>
        <table:table-row table:style-name="ro1">
          <table:table-cell office:value-type="string">
            <text:p>Hamburg</text:p>
          </table:table-cell>
          <table:table-cell office:value-type="string">
            <text:p>YOVO! YOVO!</text:p>
          </table:table-cell>
          <table:table-cell office:value-type="float" office:value="1">
            <text:p>1</text:p>
          </table:table-cell>
          <table:table-cell office:value-type="float" office:value="9.993682">
            <text:p>9.993682</text:p>
          </table:table-cell>
          <table:table-cell office:value-type="float" office:value="53.55108">
            <text:p>53.55108</text:p>
          </table:table-cell>
        </table:table-row>
        <table:table-row table:style-name="ro1">
          <table:table-cell office:value-type="string">
            <text:p>Hamburg</text:p>
          </table:table-cell>
          <table:table-cell office:value-type="string">
            <text:p>Setareh Shahbazi</text:p>
          </table:table-cell>
          <table:table-cell office:value-type="float" office:value="1">
            <text:p>1</text:p>
          </table:table-cell>
          <table:table-cell office:value-type="float" office:value="9.993682">
            <text:p>9.993682</text:p>
          </table:table-cell>
          <table:table-cell office:value-type="float" office:value="53.55108">
            <text:p>53.55108</text:p>
          </table:table-cell>
        </table:table-row>
        <table:table-row table:style-name="ro1">
          <table:table-cell office:value-type="string">
            <text:p>Hamburg</text:p>
          </table:table-cell>
          <table:table-cell office:value-type="string">
            <text:p>Nabil Nahas</text:p>
          </table:table-cell>
          <table:table-cell office:value-type="float" office:value="1">
            <text:p>1</text:p>
          </table:table-cell>
          <table:table-cell office:value-type="float" office:value="9.993682">
            <text:p>9.993682</text:p>
          </table:table-cell>
          <table:table-cell office:value-type="float" office:value="53.55108">
            <text:p>53.55108</text:p>
          </table:table-cell>
        </table:table-row>
        <table:table-row table:style-name="ro1">
          <table:table-cell office:value-type="string">
            <text:p>Harraniyya</text:p>
          </table:table-cell>
          <table:table-cell office:value-type="string">
            <text:p>Adam Henei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arris</text:p>
          </table:table-cell>
          <table:table-cell office:value-type="string">
            <text:p>Imran Qureshi</text:p>
          </table:table-cell>
          <table:table-cell office:value-type="float" office:value="1">
            <text:p>1</text:p>
          </table:table-cell>
          <table:table-cell office:value-type="float" office:value="-95.31025">
            <text:p>-95.31025</text:p>
          </table:table-cell>
          <table:table-cell office:value-type="float" office:value="29.77518">
            <text:p>29.77518</text:p>
          </table:table-cell>
        </table:table-row>
        <table:table-row table:style-name="ro1">
          <table:table-cell office:value-type="string">
            <text:p>Harris</text:p>
          </table:table-cell>
          <table:table-cell office:value-type="string">
            <text:p>Matt Saunders</text:p>
          </table:table-cell>
          <table:table-cell office:value-type="float" office:value="1">
            <text:p>1</text:p>
          </table:table-cell>
          <table:table-cell office:value-type="float" office:value="-95.31025">
            <text:p>-95.31025</text:p>
          </table:table-cell>
          <table:table-cell office:value-type="float" office:value="29.77518">
            <text:p>29.77518</text:p>
          </table:table-cell>
        </table:table-row>
        <table:table-row table:style-name="ro1">
          <table:table-cell office:value-type="string">
            <text:p>Hartley</text:p>
          </table:table-cell>
          <table:table-cell office:value-type="string">
            <text:p>Yusef A. Lateef</text:p>
          </table:table-cell>
          <table:table-cell office:value-type="float" office:value="1">
            <text:p>1</text:p>
          </table:table-cell>
          <table:table-cell office:value-type="float" office:value="150.1752">
            <text:p>150.1752</text:p>
          </table:table-cell>
          <table:table-cell office:value-type="float" office:value="-33.54456">
            <text:p>-33.54456</text:p>
          </table:table-cell>
        </table:table-row>
        <table:table-row table:style-name="ro1">
          <table:table-cell office:value-type="string">
            <text:p>Havana</text:p>
          </table:table-cell>
          <table:table-cell office:value-type="string">
            <text:p>Samira Badran</text:p>
          </table:table-cell>
          <table:table-cell office:value-type="float" office:value="1">
            <text:p>1</text:p>
          </table:table-cell>
          <table:table-cell office:value-type="float" office:value="-82.27106">
            <text:p>-82.27106</text:p>
          </table:table-cell>
          <table:table-cell office:value-type="float" office:value="23.15917">
            <text:p>23.15917</text:p>
          </table:table-cell>
        </table:table-row>
        <table:table-row table:style-name="ro1">
          <table:table-cell office:value-type="string">
            <text:p>Havana</text:p>
          </table:table-cell>
          <table:table-cell office:value-type="string">
            <text:p>Adel Abdessemed</text:p>
          </table:table-cell>
          <table:table-cell office:value-type="float" office:value="1">
            <text:p>1</text:p>
          </table:table-cell>
          <table:table-cell office:value-type="float" office:value="-82.27106">
            <text:p>-82.27106</text:p>
          </table:table-cell>
          <table:table-cell office:value-type="float" office:value="23.15917">
            <text:p>23.15917</text:p>
          </table:table-cell>
        </table:table-row>
        <table:table-row table:style-name="ro1">
          <table:table-cell office:value-type="string">
            <text:p>Havana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-82.27106">
            <text:p>-82.27106</text:p>
          </table:table-cell>
          <table:table-cell office:value-type="float" office:value="23.15917">
            <text:p>23.15917</text:p>
          </table:table-cell>
        </table:table-row>
        <table:table-row table:style-name="ro1">
          <table:table-cell office:value-type="string">
            <text:p>Hayward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-122.0808">
            <text:p>-122.0808</text:p>
          </table:table-cell>
          <table:table-cell office:value-type="float" office:value="37.66882">
            <text:p>37.66882</text:p>
          </table:table-cell>
        </table:table-row>
        <table:table-row table:style-name="ro1">
          <table:table-cell office:value-type="string">
            <text:p>Hayward</text:p>
          </table:table-cell>
          <table:table-cell office:value-type="string">
            <text:p>Nevin Aladag</text:p>
          </table:table-cell>
          <table:table-cell office:value-type="float" office:value="1">
            <text:p>1</text:p>
          </table:table-cell>
          <table:table-cell office:value-type="float" office:value="-122.0808">
            <text:p>-122.0808</text:p>
          </table:table-cell>
          <table:table-cell office:value-type="float" office:value="37.66882">
            <text:p>37.66882</text:p>
          </table:table-cell>
        </table:table-row>
        <table:table-row table:style-name="ro1">
          <table:table-cell office:value-type="string">
            <text:p>Heath</text:p>
          </table:table-cell>
          <table:table-cell office:value-type="string">
            <text:p>Amino Belyamani</text:p>
          </table:table-cell>
          <table:table-cell office:value-type="float" office:value="1">
            <text:p>1</text:p>
          </table:table-cell>
          <table:table-cell office:value-type="float" office:value="-96.47499">
            <text:p>-96.47499</text:p>
          </table:table-cell>
          <table:table-cell office:value-type="float" office:value="32.83651">
            <text:p>32.83651</text:p>
          </table:table-cell>
        </table:table-row>
        <table:table-row table:style-name="ro1">
          <table:table-cell office:value-type="string">
            <text:p>Hebron</text:p>
          </table:table-cell>
          <table:table-cell office:value-type="string">
            <text:p>Wafa Hourani</text:p>
          </table:table-cell>
          <table:table-cell office:value-type="float" office:value="1">
            <text:p>1</text:p>
          </table:table-cell>
          <table:table-cell office:value-type="float" office:value="35.09983">
            <text:p>35.09983</text:p>
          </table:table-cell>
          <table:table-cell office:value-type="float" office:value="31.53257">
            <text:p>31.53257</text:p>
          </table:table-cell>
        </table:table-row>
        <table:table-row table:style-name="ro1">
          <table:table-cell office:value-type="string">
            <text:p>Hebron</text:p>
          </table:table-cell>
          <table:table-cell office:value-type="string">
            <text:p>Khaled Jarrar</text:p>
          </table:table-cell>
          <table:table-cell office:value-type="float" office:value="1">
            <text:p>1</text:p>
          </table:table-cell>
          <table:table-cell office:value-type="float" office:value="35.09983">
            <text:p>35.09983</text:p>
          </table:table-cell>
          <table:table-cell office:value-type="float" office:value="31.53257">
            <text:p>31.53257</text:p>
          </table:table-cell>
        </table:table-row>
        <table:table-row table:style-name="ro1">
          <table:table-cell office:value-type="string">
            <text:p>Heidelberg</text:p>
          </table:table-cell>
          <table:table-cell office:value-type="string">
            <text:p>Adel Abdessemed</text:p>
          </table:table-cell>
          <table:table-cell office:value-type="float" office:value="1">
            <text:p>1</text:p>
          </table:table-cell>
          <table:table-cell office:value-type="float" office:value="8.672434">
            <text:p>8.672434</text:p>
          </table:table-cell>
          <table:table-cell office:value-type="float" office:value="49.39875">
            <text:p>49.39875</text:p>
          </table:table-cell>
        </table:table-row>
        <table:table-row table:style-name="ro1">
          <table:table-cell office:value-type="string">
            <text:p>Heidelberg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8.672434">
            <text:p>8.672434</text:p>
          </table:table-cell>
          <table:table-cell office:value-type="float" office:value="49.39875">
            <text:p>49.39875</text:p>
          </table:table-cell>
        </table:table-row>
        <table:table-row table:style-name="ro1">
          <table:table-cell office:value-type="string">
            <text:p>Heidelberg</text:p>
          </table:table-cell>
          <table:table-cell office:value-type="string">
            <text:p>Derek Ogbourne</text:p>
          </table:table-cell>
          <table:table-cell office:value-type="float" office:value="1">
            <text:p>1</text:p>
          </table:table-cell>
          <table:table-cell office:value-type="float" office:value="8.672434">
            <text:p>8.672434</text:p>
          </table:table-cell>
          <table:table-cell office:value-type="float" office:value="49.39875">
            <text:p>49.39875</text:p>
          </table:table-cell>
        </table:table-row>
        <table:table-row table:style-name="ro1">
          <table:table-cell office:value-type="string">
            <text:p>Helsinki</text:p>
          </table:table-cell>
          <table:table-cell office:value-type="string">
            <text:p>Mohamed Bourouissa</text:p>
          </table:table-cell>
          <table:table-cell office:value-type="float" office:value="1">
            <text:p>1</text:p>
          </table:table-cell>
          <table:table-cell office:value-type="float" office:value="24.94102">
            <text:p>24.94102</text:p>
          </table:table-cell>
          <table:table-cell office:value-type="float" office:value="60.17332">
            <text:p>60.17332</text:p>
          </table:table-cell>
        </table:table-row>
        <table:table-row table:style-name="ro1">
          <table:table-cell office:value-type="string">
            <text:p>Helsinki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24.94102">
            <text:p>24.94102</text:p>
          </table:table-cell>
          <table:table-cell office:value-type="float" office:value="60.17332">
            <text:p>60.17332</text:p>
          </table:table-cell>
        </table:table-row>
        <table:table-row table:style-name="ro1">
          <table:table-cell office:value-type="string">
            <text:p>Helsinki</text:p>
          </table:table-cell>
          <table:table-cell office:value-type="string">
            <text:p>Idris Khan</text:p>
          </table:table-cell>
          <table:table-cell office:value-type="float" office:value="1">
            <text:p>1</text:p>
          </table:table-cell>
          <table:table-cell office:value-type="float" office:value="24.94102">
            <text:p>24.94102</text:p>
          </table:table-cell>
          <table:table-cell office:value-type="float" office:value="60.17332">
            <text:p>60.17332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-88.3335">
            <text:p>-88.3335</text:p>
          </table:table-cell>
          <table:table-cell office:value-type="float" office:value="37.01878">
            <text:p>37.01878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N.S. Harsha</text:p>
          </table:table-cell>
          <table:table-cell office:value-type="float" office:value="1">
            <text:p>1</text:p>
          </table:table-cell>
          <table:table-cell office:value-type="float" office:value="-88.3335">
            <text:p>-88.3335</text:p>
          </table:table-cell>
          <table:table-cell office:value-type="float" office:value="37.01878">
            <text:p>37.01878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Amar Kanwar</text:p>
          </table:table-cell>
          <table:table-cell office:value-type="float" office:value="1">
            <text:p>1</text:p>
          </table:table-cell>
          <table:table-cell office:value-type="float" office:value="-88.3335">
            <text:p>-88.3335</text:p>
          </table:table-cell>
          <table:table-cell office:value-type="float" office:value="37.01878">
            <text:p>37.01878</text:p>
          </table:table-cell>
        </table:table-row>
        <table:table-row table:style-name="ro1">
          <table:table-cell office:value-type="string">
            <text:p>Hijaz</text:p>
          </table:table-cell>
          <table:table-cell office:value-type="string">
            <text:p>Safeya Binzagr</text:p>
          </table:table-cell>
          <table:table-cell office:value-type="float" office:value="1">
            <text:p>1</text:p>
          </table:table-cell>
          <table:table-cell office:value-type="float" office:value="-1.917618">
            <text:p>-1.917618</text:p>
          </table:table-cell>
          <table:table-cell office:value-type="float" office:value="34.67298">
            <text:p>34.67298</text:p>
          </table:table-cell>
        </table:table-row>
        <table:table-row table:style-name="ro1">
          <table:table-cell office:value-type="string">
            <text:p>Hiroshima</text:p>
          </table:table-cell>
          <table:table-cell office:value-type="string">
            <text:p>Larissa Sansour</text:p>
          </table:table-cell>
          <table:table-cell office:value-type="float" office:value="1">
            <text:p>1</text:p>
          </table:table-cell>
          <table:table-cell office:value-type="float" office:value="132.4553">
            <text:p>132.4553</text:p>
          </table:table-cell>
          <table:table-cell office:value-type="float" office:value="34.3852">
            <text:p>34.3852</text:p>
          </table:table-cell>
        </table:table-row>
        <table:table-row table:style-name="ro1">
          <table:table-cell office:value-type="string">
            <text:p>Hollywood</text:p>
          </table:table-cell>
          <table:table-cell office:value-type="string">
            <text:p>Ninar Esber</text:p>
          </table:table-cell>
          <table:table-cell office:value-type="float" office:value="1">
            <text:p>1</text:p>
          </table:table-cell>
          <table:table-cell office:value-type="float" office:value="-118.3287">
            <text:p>-118.3287</text:p>
          </table:table-cell>
          <table:table-cell office:value-type="float" office:value="34.09281">
            <text:p>34.09281</text:p>
          </table:table-cell>
        </table:table-row>
        <table:table-row table:style-name="ro1">
          <table:table-cell office:value-type="string">
            <text:p>Holy City</text:p>
          </table:table-cell>
          <table:table-cell office:value-type="string">
            <text:p>Ashkan Sepahvand</text:p>
          </table:table-cell>
          <table:table-cell office:value-type="float" office:value="1">
            <text:p>1</text:p>
          </table:table-cell>
          <table:table-cell office:value-type="float" office:value="-109.5721">
            <text:p>-109.5721</text:p>
          </table:table-cell>
          <table:table-cell office:value-type="float" office:value="44.46356">
            <text:p>44.46356</text:p>
          </table:table-cell>
        </table:table-row>
        <table:table-row table:style-name="ro1">
          <table:table-cell office:value-type="string">
            <text:p>Hong Kong</text:p>
          </table:table-cell>
          <table:table-cell office:value-type="string">
            <text:p>Leila Pazooki</text:p>
          </table:table-cell>
          <table:table-cell office:value-type="float" office:value="1">
            <text:p>1</text:p>
          </table:table-cell>
          <table:table-cell office:value-type="float" office:value="114.1095">
            <text:p>114.1095</text:p>
          </table:table-cell>
          <table:table-cell office:value-type="float" office:value="22.39643">
            <text:p>22.39643</text:p>
          </table:table-cell>
        </table:table-row>
        <table:table-row table:style-name="ro1">
          <table:table-cell office:value-type="string">
            <text:p>Hong Kong</text:p>
          </table:table-cell>
          <table:table-cell office:value-type="string">
            <text:p>Raqs Media Collective</text:p>
          </table:table-cell>
          <table:table-cell office:value-type="float" office:value="1">
            <text:p>1</text:p>
          </table:table-cell>
          <table:table-cell office:value-type="float" office:value="114.1095">
            <text:p>114.1095</text:p>
          </table:table-cell>
          <table:table-cell office:value-type="float" office:value="22.39643">
            <text:p>22.39643</text:p>
          </table:table-cell>
        </table:table-row>
        <table:table-row table:style-name="ro1">
          <table:table-cell office:value-type="string">
            <text:p>Houston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-95.3698">
            <text:p>-95.3698</text:p>
          </table:table-cell>
          <table:table-cell office:value-type="float" office:value="29.76043">
            <text:p>29.76043</text:p>
          </table:table-cell>
        </table:table-row>
        <table:table-row table:style-name="ro1">
          <table:table-cell office:value-type="string">
            <text:p>Houston</text:p>
          </table:table-cell>
          <table:table-cell office:value-type="string">
            <text:p>Tarek Al-Ghoussein</text:p>
          </table:table-cell>
          <table:table-cell office:value-type="float" office:value="1">
            <text:p>1</text:p>
          </table:table-cell>
          <table:table-cell office:value-type="float" office:value="-95.3698">
            <text:p>-95.3698</text:p>
          </table:table-cell>
          <table:table-cell office:value-type="float" office:value="29.76043">
            <text:p>29.76043</text:p>
          </table:table-cell>
        </table:table-row>
        <table:table-row table:style-name="ro1">
          <table:table-cell office:value-type="string">
            <text:p>Houston</text:p>
          </table:table-cell>
          <table:table-cell office:value-type="string">
            <text:p>Pouran-Jinchi</text:p>
          </table:table-cell>
          <table:table-cell office:value-type="float" office:value="1">
            <text:p>1</text:p>
          </table:table-cell>
          <table:table-cell office:value-type="float" office:value="-95.3698">
            <text:p>-95.3698</text:p>
          </table:table-cell>
          <table:table-cell office:value-type="float" office:value="29.76043">
            <text:p>29.76043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string">
            <text:p>Gilbert Hage</text:p>
          </table:table-cell>
          <table:table-cell office:value-type="float" office:value="1">
            <text:p>1</text:p>
          </table:table-cell>
          <table:table-cell office:value-type="float" office:value="19.5033">
            <text:p>19.5033</text:p>
          </table:table-cell>
          <table:table-cell office:value-type="float" office:value="47.16249">
            <text:p>47.16249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string">
            <text:p>Pantea Rahmani</text:p>
          </table:table-cell>
          <table:table-cell office:value-type="float" office:value="1">
            <text:p>1</text:p>
          </table:table-cell>
          <table:table-cell office:value-type="float" office:value="19.5033">
            <text:p>19.5033</text:p>
          </table:table-cell>
          <table:table-cell office:value-type="float" office:value="47.16249">
            <text:p>47.16249</text:p>
          </table:table-cell>
        </table:table-row>
        <table:table-row table:style-name="ro1">
          <table:table-cell office:value-type="string">
            <text:p>Hyderabad</text:p>
          </table:table-cell>
          <table:table-cell office:value-type="string">
            <text:p>Shahpour Pouyan</text:p>
          </table:table-cell>
          <table:table-cell office:value-type="float" office:value="1">
            <text:p>1</text:p>
          </table:table-cell>
          <table:table-cell office:value-type="float" office:value="78.48667">
            <text:p>78.48667</text:p>
          </table:table-cell>
          <table:table-cell office:value-type="float" office:value="17.38504">
            <text:p>17.38504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string">
            <text:p>Ninar Esber</text:p>
          </table:table-cell>
          <table:table-cell office:value-type="float" office:value="1">
            <text:p>1</text:p>
          </table:table-cell>
          <table:table-cell office:value-type="float" office:value="-19.02084">
            <text:p>-19.02084</text:p>
          </table:table-cell>
          <table:table-cell office:value-type="float" office:value="64.96305">
            <text:p>64.96305</text:p>
          </table:table-cell>
        </table:table-row>
        <table:table-row table:style-name="ro1">
          <table:table-cell office:value-type="string">
            <text:p>Idaho</text:p>
          </table:table-cell>
          <table:table-cell office:value-type="string">
            <text:p>Asad Faulwell</text:p>
          </table:table-cell>
          <table:table-cell office:value-type="float" office:value="1">
            <text:p>1</text:p>
          </table:table-cell>
          <table:table-cell office:value-type="float" office:value="-114.742">
            <text:p>-114.742</text:p>
          </table:table-cell>
          <table:table-cell office:value-type="float" office:value="44.0682">
            <text:p>44.0682</text:p>
          </table:table-cell>
        </table:table-row>
        <table:table-row table:style-name="ro1">
          <table:table-cell office:value-type="string">
            <text:p>Illinois</text:p>
          </table:table-cell>
          <table:table-cell office:value-type="string">
            <text:p>Jalal Toufic</text:p>
          </table:table-cell>
          <table:table-cell office:value-type="float" office:value="1">
            <text:p>1</text:p>
          </table:table-cell>
          <table:table-cell office:value-type="float" office:value="-89.39853">
            <text:p>-89.39853</text:p>
          </table:table-cell>
          <table:table-cell office:value-type="float" office:value="40.63312">
            <text:p>40.63312</text:p>
          </table:table-cell>
        </table:table-row>
        <table:table-row table:style-name="ro1">
          <table:table-cell office:value-type="string">
            <text:p>Illinois</text:p>
          </table:table-cell>
          <table:table-cell office:value-type="string">
            <text:p>Haroon Mirza </text:p>
          </table:table-cell>
          <table:table-cell office:value-type="float" office:value="1">
            <text:p>1</text:p>
          </table:table-cell>
          <table:table-cell office:value-type="float" office:value="-89.39853">
            <text:p>-89.39853</text:p>
          </table:table-cell>
          <table:table-cell office:value-type="float" office:value="40.63312">
            <text:p>40.63312</text:p>
          </table:table-cell>
        </table:table-row>
        <table:table-row table:style-name="ro1">
          <table:table-cell office:value-type="string">
            <text:p>Illinois</text:p>
          </table:table-cell>
          <table:table-cell office:value-type="string">
            <text:p>Ayman Ramadan</text:p>
          </table:table-cell>
          <table:table-cell office:value-type="float" office:value="1">
            <text:p>1</text:p>
          </table:table-cell>
          <table:table-cell office:value-type="float" office:value="-89.39853">
            <text:p>-89.39853</text:p>
          </table:table-cell>
          <table:table-cell office:value-type="float" office:value="40.63312">
            <text:p>40.63312</text:p>
          </table:table-cell>
        </table:table-row>
        <table:table-row table:style-name="ro1">
          <table:table-cell office:value-type="string">
            <text:p>Illinois</text:p>
          </table:table-cell>
          <table:table-cell office:value-type="string">
            <text:p>I┼ƒ─▒l E─ƒrikavuk</text:p>
          </table:table-cell>
          <table:table-cell office:value-type="float" office:value="1">
            <text:p>1</text:p>
          </table:table-cell>
          <table:table-cell office:value-type="float" office:value="-89.39853">
            <text:p>-89.39853</text:p>
          </table:table-cell>
          <table:table-cell office:value-type="float" office:value="40.63312">
            <text:p>40.63312</text:p>
          </table:table-cell>
        </table:table-row>
        <table:table-row table:style-name="ro1">
          <table:table-cell office:value-type="string">
            <text:p>Illinois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-89.39853">
            <text:p>-89.39853</text:p>
          </table:table-cell>
          <table:table-cell office:value-type="float" office:value="40.63312">
            <text:p>40.63312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Ismail al-Shaikhly</text:p>
          </table:table-cell>
          <table:table-cell office:value-type="float" office:value="1">
            <text:p>1</text:p>
          </table:table-cell>
          <table:table-cell office:value-type="float" office:value="78.96288">
            <text:p>78.96288</text:p>
          </table:table-cell>
          <table:table-cell office:value-type="float" office:value="20.59368">
            <text:p>20.59368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Raqs Media Collective</text:p>
          </table:table-cell>
          <table:table-cell office:value-type="float" office:value="1">
            <text:p>1</text:p>
          </table:table-cell>
          <table:table-cell office:value-type="float" office:value="78.96288">
            <text:p>78.96288</text:p>
          </table:table-cell>
          <table:table-cell office:value-type="float" office:value="20.59368">
            <text:p>20.59368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Khalid al-Jader</text:p>
          </table:table-cell>
          <table:table-cell office:value-type="float" office:value="1">
            <text:p>1</text:p>
          </table:table-cell>
          <table:table-cell office:value-type="float" office:value="78.96288">
            <text:p>78.96288</text:p>
          </table:table-cell>
          <table:table-cell office:value-type="float" office:value="20.59368">
            <text:p>20.59368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Maalem Abdelk├⌐bir Merchane</text:p>
          </table:table-cell>
          <table:table-cell office:value-type="float" office:value="1">
            <text:p>1</text:p>
          </table:table-cell>
          <table:table-cell office:value-type="float" office:value="78.96288">
            <text:p>78.96288</text:p>
          </table:table-cell>
          <table:table-cell office:value-type="float" office:value="20.59368">
            <text:p>20.59368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Lulwah Al-Homoud</text:p>
          </table:table-cell>
          <table:table-cell office:value-type="float" office:value="1">
            <text:p>1</text:p>
          </table:table-cell>
          <table:table-cell office:value-type="float" office:value="78.96288">
            <text:p>78.96288</text:p>
          </table:table-cell>
          <table:table-cell office:value-type="float" office:value="20.59368">
            <text:p>20.59368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N.S. Harsha</text:p>
          </table:table-cell>
          <table:table-cell office:value-type="float" office:value="1">
            <text:p>1</text:p>
          </table:table-cell>
          <table:table-cell office:value-type="float" office:value="78.96288">
            <text:p>78.96288</text:p>
          </table:table-cell>
          <table:table-cell office:value-type="float" office:value="20.59368">
            <text:p>20.59368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78.96288">
            <text:p>78.96288</text:p>
          </table:table-cell>
          <table:table-cell office:value-type="float" office:value="20.59368">
            <text:p>20.59368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Ahmed Cherkaoui</text:p>
          </table:table-cell>
          <table:table-cell office:value-type="float" office:value="1">
            <text:p>1</text:p>
          </table:table-cell>
          <table:table-cell office:value-type="float" office:value="78.96288">
            <text:p>78.96288</text:p>
          </table:table-cell>
          <table:table-cell office:value-type="float" office:value="20.59368">
            <text:p>20.59368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Amar Kanwar</text:p>
          </table:table-cell>
          <table:table-cell office:value-type="float" office:value="1">
            <text:p>1</text:p>
          </table:table-cell>
          <table:table-cell office:value-type="float" office:value="78.96288">
            <text:p>78.96288</text:p>
          </table:table-cell>
          <table:table-cell office:value-type="float" office:value="20.59368">
            <text:p>20.59368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Shadi Ghadirian</text:p>
          </table:table-cell>
          <table:table-cell office:value-type="float" office:value="1">
            <text:p>1</text:p>
          </table:table-cell>
          <table:table-cell office:value-type="float" office:value="78.96288">
            <text:p>78.96288</text:p>
          </table:table-cell>
          <table:table-cell office:value-type="float" office:value="20.59368">
            <text:p>20.59368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Murtaza Vali</text:p>
          </table:table-cell>
          <table:table-cell office:value-type="float" office:value="1">
            <text:p>1</text:p>
          </table:table-cell>
          <table:table-cell office:value-type="float" office:value="78.96288">
            <text:p>78.96288</text:p>
          </table:table-cell>
          <table:table-cell office:value-type="float" office:value="20.59368">
            <text:p>20.59368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Aisha Khalid</text:p>
          </table:table-cell>
          <table:table-cell office:value-type="float" office:value="1">
            <text:p>1</text:p>
          </table:table-cell>
          <table:table-cell office:value-type="float" office:value="78.96288">
            <text:p>78.96288</text:p>
          </table:table-cell>
          <table:table-cell office:value-type="float" office:value="20.59368">
            <text:p>20.59368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Shahpour Pouyan</text:p>
          </table:table-cell>
          <table:table-cell office:value-type="float" office:value="1">
            <text:p>1</text:p>
          </table:table-cell>
          <table:table-cell office:value-type="float" office:value="78.96288">
            <text:p>78.96288</text:p>
          </table:table-cell>
          <table:table-cell office:value-type="float" office:value="20.59368">
            <text:p>20.59368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113.9213">
            <text:p>113.9213</text:p>
          </table:table-cell>
          <table:table-cell office:value-type="float" office:value="-0.789275">
            <text:p>-0.789275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string">
            <text:p>Firoz Mahmud</text:p>
          </table:table-cell>
          <table:table-cell office:value-type="float" office:value="1">
            <text:p>1</text:p>
          </table:table-cell>
          <table:table-cell office:value-type="float" office:value="113.9213">
            <text:p>113.9213</text:p>
          </table:table-cell>
          <table:table-cell office:value-type="float" office:value="-0.789275">
            <text:p>-0.789275</text:p>
          </table:table-cell>
        </table:table-row>
        <table:table-row table:style-name="ro1">
          <table:table-cell office:value-type="string">
            <text:p>Innsbruck</text:p>
          </table:table-cell>
          <table:table-cell office:value-type="string">
            <text:p>Lawrence Abu Hamdan </text:p>
          </table:table-cell>
          <table:table-cell office:value-type="float" office:value="1">
            <text:p>1</text:p>
          </table:table-cell>
          <table:table-cell office:value-type="float" office:value="11.4041">
            <text:p>11.4041</text:p>
          </table:table-cell>
          <table:table-cell office:value-type="float" office:value="47.26921">
            <text:p>47.2692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Elnaz Farajollah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Nastaran Safae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Haleh Redjaian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Leila Pazook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Bahman Kiarostam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Ramin Haerizadeh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Shohreh Mehran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Aneh Mohammad Tatar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Ramtin Zad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Babak Golkar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Darvish Fakhr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Ahmad Morshedloo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Amir H. Fallah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Negin Ganjav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Ala Ebtekar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Mostafa Darehbagh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Pantea Rahman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Bita Fayyaz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Bahman Mohassess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Marwa Rustam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Raana-Farnoud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Sahand Hesamiyan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Javad Azim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Farshid Malek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Reza Aramesh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Morteza Ahmadvand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Kamran Shirdel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Golnaz Fath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Mohsen Ahmadvand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Farhad Moshir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Shahrzad Changalvaee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Monir Shahroudy Farmanfarmaian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Mohamad Rahim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Shahriar Ahmad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Nargess Hashem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Niyaz-Azadikhah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Houman Mortazav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Gita Meh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Hojat Aman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Neda Razavipour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Nicky Nodjoum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Farhad Ahrarnia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Iman Raad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Shahpour Pouyan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Mehrdad Mohebal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Shantia Zakeramel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Peyman Hooshmandzadeh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Shadi Ghadirian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Amirhossein Radaie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Mostafa Choobtarash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Shirin Neshat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Mahmoud Bakhsh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Ahmad Amin Nazar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Setareh Shahbazi</text:p>
          </table:table-cell>
          <table:table-cell office:value-type="float" office:value="1">
            <text:p>1</text:p>
          </table:table-cell>
          <table:table-cell office:value-type="float" office:value="53.68805">
            <text:p>53.68805</text:p>
          </table:table-cell>
          <table:table-cell office:value-type="float" office:value="32.42791">
            <text:p>32.42791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Khalid al-Jader</text:p>
          </table:table-cell>
          <table:table-cell office:value-type="float" office:value="1">
            <text:p>1</text:p>
          </table:table-cell>
          <table:table-cell office:value-type="float" office:value="43.67929">
            <text:p>43.67929</text:p>
          </table:table-cell>
          <table:table-cell office:value-type="float" office:value="33.22319">
            <text:p>33.22319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Ahmed Alsoudani</text:p>
          </table:table-cell>
          <table:table-cell office:value-type="float" office:value="1">
            <text:p>1</text:p>
          </table:table-cell>
          <table:table-cell office:value-type="float" office:value="43.67929">
            <text:p>43.67929</text:p>
          </table:table-cell>
          <table:table-cell office:value-type="float" office:value="33.22319">
            <text:p>33.22319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Mohammed Ghani Hikmat</text:p>
          </table:table-cell>
          <table:table-cell office:value-type="float" office:value="1">
            <text:p>1</text:p>
          </table:table-cell>
          <table:table-cell office:value-type="float" office:value="43.67929">
            <text:p>43.67929</text:p>
          </table:table-cell>
          <table:table-cell office:value-type="float" office:value="33.22319">
            <text:p>33.22319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Hafidh al-Droubi</text:p>
          </table:table-cell>
          <table:table-cell office:value-type="float" office:value="1">
            <text:p>1</text:p>
          </table:table-cell>
          <table:table-cell office:value-type="float" office:value="43.67929">
            <text:p>43.67929</text:p>
          </table:table-cell>
          <table:table-cell office:value-type="float" office:value="33.22319">
            <text:p>33.22319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Dia Al-Azzawi </text:p>
          </table:table-cell>
          <table:table-cell office:value-type="float" office:value="1">
            <text:p>1</text:p>
          </table:table-cell>
          <table:table-cell office:value-type="float" office:value="43.67929">
            <text:p>43.67929</text:p>
          </table:table-cell>
          <table:table-cell office:value-type="float" office:value="33.22319">
            <text:p>33.22319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Noma Omran</text:p>
          </table:table-cell>
          <table:table-cell office:value-type="float" office:value="1">
            <text:p>1</text:p>
          </table:table-cell>
          <table:table-cell office:value-type="float" office:value="43.67929">
            <text:p>43.67929</text:p>
          </table:table-cell>
          <table:table-cell office:value-type="float" office:value="33.22319">
            <text:p>33.22319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Abdul Qadir al-Rassam</text:p>
          </table:table-cell>
          <table:table-cell office:value-type="float" office:value="1">
            <text:p>1</text:p>
          </table:table-cell>
          <table:table-cell office:value-type="float" office:value="43.67929">
            <text:p>43.67929</text:p>
          </table:table-cell>
          <table:table-cell office:value-type="float" office:value="33.22319">
            <text:p>33.22319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Sama Alshaibi</text:p>
          </table:table-cell>
          <table:table-cell office:value-type="float" office:value="1">
            <text:p>1</text:p>
          </table:table-cell>
          <table:table-cell office:value-type="float" office:value="43.67929">
            <text:p>43.67929</text:p>
          </table:table-cell>
          <table:table-cell office:value-type="float" office:value="33.22319">
            <text:p>33.22319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Huda Totonji</text:p>
          </table:table-cell>
          <table:table-cell office:value-type="float" office:value="1">
            <text:p>1</text:p>
          </table:table-cell>
          <table:table-cell office:value-type="float" office:value="43.67929">
            <text:p>43.67929</text:p>
          </table:table-cell>
          <table:table-cell office:value-type="float" office:value="33.22319">
            <text:p>33.22319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43.67929">
            <text:p>43.67929</text:p>
          </table:table-cell>
          <table:table-cell office:value-type="float" office:value="33.22319">
            <text:p>33.22319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Salim al-Dabbagh</text:p>
          </table:table-cell>
          <table:table-cell office:value-type="float" office:value="1">
            <text:p>1</text:p>
          </table:table-cell>
          <table:table-cell office:value-type="float" office:value="43.67929">
            <text:p>43.67929</text:p>
          </table:table-cell>
          <table:table-cell office:value-type="float" office:value="33.22319">
            <text:p>33.22319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Faiq Hassan</text:p>
          </table:table-cell>
          <table:table-cell office:value-type="float" office:value="1">
            <text:p>1</text:p>
          </table:table-cell>
          <table:table-cell office:value-type="float" office:value="43.67929">
            <text:p>43.67929</text:p>
          </table:table-cell>
          <table:table-cell office:value-type="float" office:value="33.22319">
            <text:p>33.22319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Ba┼ƒak Ert├╝r</text:p>
          </table:table-cell>
          <table:table-cell office:value-type="float" office:value="1">
            <text:p>1</text:p>
          </table:table-cell>
          <table:table-cell office:value-type="float" office:value="43.67929">
            <text:p>43.67929</text:p>
          </table:table-cell>
          <table:table-cell office:value-type="float" office:value="33.22319">
            <text:p>33.22319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Suad Al Attar</text:p>
          </table:table-cell>
          <table:table-cell office:value-type="float" office:value="1">
            <text:p>1</text:p>
          </table:table-cell>
          <table:table-cell office:value-type="float" office:value="43.67929">
            <text:p>43.67929</text:p>
          </table:table-cell>
          <table:table-cell office:value-type="float" office:value="33.22319">
            <text:p>33.22319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Iman Issa</text:p>
          </table:table-cell>
          <table:table-cell office:value-type="float" office:value="1">
            <text:p>1</text:p>
          </table:table-cell>
          <table:table-cell office:value-type="float" office:value="43.67929">
            <text:p>43.67929</text:p>
          </table:table-cell>
          <table:table-cell office:value-type="float" office:value="33.22319">
            <text:p>33.22319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Walid Siti</text:p>
          </table:table-cell>
          <table:table-cell office:value-type="float" office:value="1">
            <text:p>1</text:p>
          </table:table-cell>
          <table:table-cell office:value-type="float" office:value="43.67929">
            <text:p>43.67929</text:p>
          </table:table-cell>
          <table:table-cell office:value-type="float" office:value="33.22319">
            <text:p>33.22319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Hassan Massoudy</text:p>
          </table:table-cell>
          <table:table-cell office:value-type="float" office:value="1">
            <text:p>1</text:p>
          </table:table-cell>
          <table:table-cell office:value-type="float" office:value="43.67929">
            <text:p>43.67929</text:p>
          </table:table-cell>
          <table:table-cell office:value-type="float" office:value="33.22319">
            <text:p>33.22319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string">
            <text:p>Mohammed Ben Ali Rbati</text:p>
          </table:table-cell>
          <table:table-cell office:value-type="float" office:value="1">
            <text:p>1</text:p>
          </table:table-cell>
          <table:table-cell office:value-type="float" office:value="-8.24389">
            <text:p>-8.24389</text:p>
          </table:table-cell>
          <table:table-cell office:value-type="float" office:value="53.41291">
            <text:p>53.41291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string">
            <text:p>Amina Menia</text:p>
          </table:table-cell>
          <table:table-cell office:value-type="float" office:value="1">
            <text:p>1</text:p>
          </table:table-cell>
          <table:table-cell office:value-type="float" office:value="-8.24389">
            <text:p>-8.24389</text:p>
          </table:table-cell>
          <table:table-cell office:value-type="float" office:value="53.41291">
            <text:p>53.41291</text:p>
          </table:table-cell>
        </table:table-row>
        <table:table-row table:style-name="ro1">
          <table:table-cell office:value-type="string">
            <text:p>Isfahan</text:p>
          </table:table-cell>
          <table:table-cell office:value-type="string">
            <text:p>Shahpour Pouyan</text:p>
          </table:table-cell>
          <table:table-cell office:value-type="float" office:value="1">
            <text:p>1</text:p>
          </table:table-cell>
          <table:table-cell office:value-type="float" office:value="51.66798">
            <text:p>51.66798</text:p>
          </table:table-cell>
          <table:table-cell office:value-type="float" office:value="32.65463">
            <text:p>32.65463</text:p>
          </table:table-cell>
        </table:table-row>
        <table:table-row table:style-name="ro1">
          <table:table-cell office:value-type="string">
            <text:p>Isfahan</text:p>
          </table:table-cell>
          <table:table-cell office:value-type="string">
            <text:p>Shantia Zakerameli</text:p>
          </table:table-cell>
          <table:table-cell office:value-type="float" office:value="1">
            <text:p>1</text:p>
          </table:table-cell>
          <table:table-cell office:value-type="float" office:value="51.66798">
            <text:p>51.66798</text:p>
          </table:table-cell>
          <table:table-cell office:value-type="float" office:value="32.65463">
            <text:p>32.65463</text:p>
          </table:table-cell>
        </table:table-row>
        <table:table-row table:style-name="ro1">
          <table:table-cell office:value-type="string">
            <text:p>Islamabad</text:p>
          </table:table-cell>
          <table:table-cell office:value-type="string">
            <text:p>Hamra Abbas</text:p>
          </table:table-cell>
          <table:table-cell office:value-type="float" office:value="1">
            <text:p>1</text:p>
          </table:table-cell>
          <table:table-cell office:value-type="float" office:value="73.09315">
            <text:p>73.09315</text:p>
          </table:table-cell>
          <table:table-cell office:value-type="float" office:value="33.72939">
            <text:p>33.72939</text:p>
          </table:table-cell>
        </table:table-row>
        <table:table-row table:style-name="ro1">
          <table:table-cell office:value-type="string">
            <text:p>Islamabad</text:p>
          </table:table-cell>
          <table:table-cell office:value-type="string">
            <text:p>Sophie Ernst</text:p>
          </table:table-cell>
          <table:table-cell office:value-type="float" office:value="1">
            <text:p>1</text:p>
          </table:table-cell>
          <table:table-cell office:value-type="float" office:value="73.09315">
            <text:p>73.09315</text:p>
          </table:table-cell>
          <table:table-cell office:value-type="float" office:value="33.72939">
            <text:p>33.72939</text:p>
          </table:table-cell>
        </table:table-row>
        <table:table-row table:style-name="ro1">
          <table:table-cell office:value-type="string">
            <text:p>Islamabad</text:p>
          </table:table-cell>
          <table:table-cell office:value-type="string">
            <text:p>Imran Qureshi</text:p>
          </table:table-cell>
          <table:table-cell office:value-type="float" office:value="1">
            <text:p>1</text:p>
          </table:table-cell>
          <table:table-cell office:value-type="float" office:value="73.09315">
            <text:p>73.09315</text:p>
          </table:table-cell>
          <table:table-cell office:value-type="float" office:value="33.72939">
            <text:p>33.72939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Oraib Toukan</text:p>
          </table:table-cell>
          <table:table-cell office:value-type="float" office:value="1">
            <text:p>1</text:p>
          </table:table-cell>
          <table:table-cell office:value-type="float" office:value="34.85161">
            <text:p>34.85161</text:p>
          </table:table-cell>
          <table:table-cell office:value-type="float" office:value="31.04605">
            <text:p>31.04605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Halil Altindere</text:p>
          </table:table-cell>
          <table:table-cell office:value-type="float" office:value="1">
            <text:p>1</text:p>
          </table:table-cell>
          <table:table-cell office:value-type="float" office:value="34.85161">
            <text:p>34.85161</text:p>
          </table:table-cell>
          <table:table-cell office:value-type="float" office:value="31.04605">
            <text:p>31.04605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Sliman Mansour</text:p>
          </table:table-cell>
          <table:table-cell office:value-type="float" office:value="1">
            <text:p>1</text:p>
          </table:table-cell>
          <table:table-cell office:value-type="float" office:value="34.85161">
            <text:p>34.85161</text:p>
          </table:table-cell>
          <table:table-cell office:value-type="float" office:value="31.04605">
            <text:p>31.04605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Ayreen Anastas</text:p>
          </table:table-cell>
          <table:table-cell office:value-type="float" office:value="1">
            <text:p>1</text:p>
          </table:table-cell>
          <table:table-cell office:value-type="float" office:value="34.85161">
            <text:p>34.85161</text:p>
          </table:table-cell>
          <table:table-cell office:value-type="float" office:value="31.04605">
            <text:p>31.04605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Fouad Elkoury</text:p>
          </table:table-cell>
          <table:table-cell office:value-type="float" office:value="1">
            <text:p>1</text:p>
          </table:table-cell>
          <table:table-cell office:value-type="float" office:value="34.85161">
            <text:p>34.85161</text:p>
          </table:table-cell>
          <table:table-cell office:value-type="float" office:value="31.04605">
            <text:p>31.04605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Ren├⌐ Gabri</text:p>
          </table:table-cell>
          <table:table-cell office:value-type="float" office:value="1">
            <text:p>1</text:p>
          </table:table-cell>
          <table:table-cell office:value-type="float" office:value="34.85161">
            <text:p>34.85161</text:p>
          </table:table-cell>
          <table:table-cell office:value-type="float" office:value="31.04605">
            <text:p>31.04605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Adel Abdessemed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Burak Arikan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Graziella Rizkallah Toufic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Wafa Karsha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Abbas Akhavan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Fahrelnissa Zeid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Jalal Toufic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Ay┼ƒe Erkmen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Basim Magdy 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Manal Al Dowayan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Yasam Sasmazer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Khalil Rabah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Laurent Grasso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Larissa Sansour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Athier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Halil Altindere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Abdul Qadir al-Rassam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Wafa Hourani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Cevdet Erek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:mentalKLINIK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Nil Yalter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Rokni Haerizadeh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Arefeh Riahi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Hrair Sarkissian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Diana Al Hadid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Shirin Neshat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Pascal Hachem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Runa Islam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Iman Issa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Lawrence Abu Hamdan 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string">
            <text:p>I┼ƒ─▒l E─ƒrikavuk</text:p>
          </table:table-cell>
          <table:table-cell office:value-type="float" office:value="1">
            <text:p>1</text:p>
          </table:table-cell>
          <table:table-cell office:value-type="float" office:value="28.97696">
            <text:p>28.97696</text:p>
          </table:table-cell>
          <table:table-cell office:value-type="float" office:value="41.00527">
            <text:p>41.00527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Gita Meh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Nida Sinnokrot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Khaled Sabsabi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Latifa Echakhch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Seif Wanly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Burak Arikan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Firoz Mahmud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Ahmed Felemban 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Shaikha Al Mazrou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Hamed Owais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Bahman Mohassess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Ragheb Ayad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Mouna Karray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Sahand Hesamiyan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Shahzia Sikander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Zineb Sedira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Moataz Nasr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mounir fatmi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Mohammed Ghani Hikmat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Abdul Qadir al-Rassam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Hayv Kahraman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Youssef Kamel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Isma├»l Bahri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Lamia Joreige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Abdullah Al Saadi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Jalal Toufic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Wael Shawky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Raqs Media Collective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Yazan Khalili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Walid Siti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Magdi Mostafa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Haroon Mirza 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Adham Wanly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Monir Shahroudy Farmanfarmaian</text:p>
          </table:table-cell>
          <table:table-cell office:value-type="float" office:value="1">
            <text:p>1</text:p>
          </table:table-cell>
          <table:table-cell office:value-type="float" office:value="12.56738">
            <text:p>12.56738</text:p>
          </table:table-cell>
          <table:table-cell office:value-type="float" office:value="41.87194">
            <text:p>41.87194</text:p>
          </table:table-cell>
        </table:table-row>
        <table:table-row table:style-name="ro1">
          <table:table-cell office:value-type="string">
            <text:p>Ithaca</text:p>
          </table:table-cell>
          <table:table-cell office:value-type="string">
            <text:p>Rachid Kora├»chi</text:p>
          </table:table-cell>
          <table:table-cell office:value-type="float" office:value="1">
            <text:p>1</text:p>
          </table:table-cell>
          <table:table-cell office:value-type="float" office:value="-76.50188">
            <text:p>-76.50188</text:p>
          </table:table-cell>
          <table:table-cell office:value-type="float" office:value="42.44396">
            <text:p>42.44396</text:p>
          </table:table-cell>
        </table:table-row>
        <table:table-row table:style-name="ro1">
          <table:table-cell office:value-type="string">
            <text:p>Ithaca</text:p>
          </table:table-cell>
          <table:table-cell office:value-type="string">
            <text:p>Almagul Menlibayeva</text:p>
          </table:table-cell>
          <table:table-cell office:value-type="float" office:value="1">
            <text:p>1</text:p>
          </table:table-cell>
          <table:table-cell office:value-type="float" office:value="-76.50188">
            <text:p>-76.50188</text:p>
          </table:table-cell>
          <table:table-cell office:value-type="float" office:value="42.44396">
            <text:p>42.44396</text:p>
          </table:table-cell>
        </table:table-row>
        <table:table-row table:style-name="ro1">
          <table:table-cell office:value-type="string">
            <text:p>Jakarta</text:p>
          </table:table-cell>
          <table:table-cell office:value-type="string">
            <text:p>Ismail al-Shaikhly</text:p>
          </table:table-cell>
          <table:table-cell office:value-type="float" office:value="1">
            <text:p>1</text:p>
          </table:table-cell>
          <table:table-cell office:value-type="float" office:value="106.8456">
            <text:p>106.8456</text:p>
          </table:table-cell>
          <table:table-cell office:value-type="float" office:value="-6.208763">
            <text:p>-6.208763</text:p>
          </table:table-cell>
        </table:table-row>
        <table:table-row table:style-name="ro1">
          <table:table-cell office:value-type="string">
            <text:p>Jakarta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106.8456">
            <text:p>106.8456</text:p>
          </table:table-cell>
          <table:table-cell office:value-type="float" office:value="-6.208763">
            <text:p>-6.208763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Monir Shahroudy Farmanfarmaian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Khalid Al Gharaballi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Noma Omran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Jilali Gharbaoui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Isma├»l Bahri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Shahzia Sikander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Mouna Karray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Larissa Sansour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Raed Yassin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Hassan Massoudy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Jananne Al-Ani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Yusef A. Lateef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mounir fatmi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Pouran-Jinchi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Firoz Mahmud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Lamia Joreige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Haroon Mirza 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Mahmoud Refat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Maalem Abdelk├⌐bir Merchane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Abdullah Al Saadi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Nevin Aladag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Mohamed Abdelkarim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Anri Sala</text:p>
          </table:table-cell>
          <table:table-cell office:value-type="float" office:value="1">
            <text:p>1</text:p>
          </table:table-cell>
          <table:table-cell office:value-type="float" office:value="138.2529">
            <text:p>138.2529</text:p>
          </table:table-cell>
          <table:table-cell office:value-type="float" office:value="36.20482">
            <text:p>36.20482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Nouf Alhimiary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Saad Bin Mohammed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DANA AWARTANI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Abdulmajid Ali Al-Jarouf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Bob Landry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Shalima Sharbatli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Noha Al-Sharif&amp;apos;s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Abdulhalim Radwi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Jowhara AlSaud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Abdullah Idrees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Faisal Khudaidi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Kameel Hawa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Sarah Al Abdali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Mahdi Al Jeraibi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Hanan Al-Faisal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Ola Hejazi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Dia Aziz Dia 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Mohammed Makki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Shadia and Raja Alem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Musaed Alhulis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Hani Alireza 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Noha Faoud Al-Ghalib 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Khalid Khidr 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Ahaad Alamoudi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Raeda Ashour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Ahmed Felemban 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Ayman Yossri Daydban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Huda Totonji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Hana Hajjar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HEBA ABED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Lina Gazzaz,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Sami Al Turki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EFFAT ABDULLAH FADAG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Ahmed Tayseer Badrah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Jowhara Al-Saud 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Abdullah Nawawi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Abdulaziz Ashour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Saddiek Mohammed Wasil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Samiah Khashoggi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Soraya Darwish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Wafa Karsha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Muhamad Haider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Nora Almazrooa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Taha Al-Sabban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Huda Beydoun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Saeed Salem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Fahd Al-Khalif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Ayman Mahawi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Tagreed Al-Bagshi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ddah</text:p>
          </table:table-cell>
          <table:table-cell office:value-type="string">
            <text:p>Maha Al-Khalawi</text:p>
          </table:table-cell>
          <table:table-cell office:value-type="float" office:value="1">
            <text:p>1</text:p>
          </table:table-cell>
          <table:table-cell office:value-type="float" office:value="39.17278">
            <text:p>39.17278</text:p>
          </table:table-cell>
          <table:table-cell office:value-type="float" office:value="21.54333">
            <text:p>21.54333</text:p>
          </table:table-cell>
        </table:table-row>
        <table:table-row table:style-name="ro1">
          <table:table-cell office:value-type="string">
            <text:p>Jericho</text:p>
          </table:table-cell>
          <table:table-cell office:value-type="string">
            <text:p>Sharif Waked</text:p>
          </table:table-cell>
          <table:table-cell office:value-type="float" office:value="1">
            <text:p>1</text:p>
          </table:table-cell>
          <table:table-cell office:value-type="float" office:value="35.46057">
            <text:p>35.46057</text:p>
          </table:table-cell>
          <table:table-cell office:value-type="float" office:value="31.85698">
            <text:p>31.85698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string">
            <text:p>Jawad Al Malhi</text:p>
          </table:table-cell>
          <table:table-cell office:value-type="float" office:value="1">
            <text:p>1</text:p>
          </table:table-cell>
          <table:table-cell office:value-type="float" office:value="35.21371">
            <text:p>35.21371</text:p>
          </table:table-cell>
          <table:table-cell office:value-type="float" office:value="31.76832">
            <text:p>31.76832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string">
            <text:p>Basma Al Sharif</text:p>
          </table:table-cell>
          <table:table-cell office:value-type="float" office:value="1">
            <text:p>1</text:p>
          </table:table-cell>
          <table:table-cell office:value-type="float" office:value="35.21371">
            <text:p>35.21371</text:p>
          </table:table-cell>
          <table:table-cell office:value-type="float" office:value="31.76832">
            <text:p>31.76832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string">
            <text:p>Khalil Rabah</text:p>
          </table:table-cell>
          <table:table-cell office:value-type="float" office:value="1">
            <text:p>1</text:p>
          </table:table-cell>
          <table:table-cell office:value-type="float" office:value="35.21371">
            <text:p>35.21371</text:p>
          </table:table-cell>
          <table:table-cell office:value-type="float" office:value="31.76832">
            <text:p>31.76832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string">
            <text:p>Ayreen Anastas</text:p>
          </table:table-cell>
          <table:table-cell office:value-type="float" office:value="1">
            <text:p>1</text:p>
          </table:table-cell>
          <table:table-cell office:value-type="float" office:value="35.21371">
            <text:p>35.21371</text:p>
          </table:table-cell>
          <table:table-cell office:value-type="float" office:value="31.76832">
            <text:p>31.76832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string">
            <text:p>Taysir Batniji</text:p>
          </table:table-cell>
          <table:table-cell office:value-type="float" office:value="1">
            <text:p>1</text:p>
          </table:table-cell>
          <table:table-cell office:value-type="float" office:value="35.21371">
            <text:p>35.21371</text:p>
          </table:table-cell>
          <table:table-cell office:value-type="float" office:value="31.76832">
            <text:p>31.76832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string">
            <text:p>Larissa Sansour</text:p>
          </table:table-cell>
          <table:table-cell office:value-type="float" office:value="1">
            <text:p>1</text:p>
          </table:table-cell>
          <table:table-cell office:value-type="float" office:value="35.21371">
            <text:p>35.21371</text:p>
          </table:table-cell>
          <table:table-cell office:value-type="float" office:value="31.76832">
            <text:p>31.76832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string">
            <text:p>Yazan Khalili</text:p>
          </table:table-cell>
          <table:table-cell office:value-type="float" office:value="1">
            <text:p>1</text:p>
          </table:table-cell>
          <table:table-cell office:value-type="float" office:value="35.21371">
            <text:p>35.21371</text:p>
          </table:table-cell>
          <table:table-cell office:value-type="float" office:value="31.76832">
            <text:p>31.76832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string">
            <text:p>Sharif Waked</text:p>
          </table:table-cell>
          <table:table-cell office:value-type="float" office:value="1">
            <text:p>1</text:p>
          </table:table-cell>
          <table:table-cell office:value-type="float" office:value="35.21371">
            <text:p>35.21371</text:p>
          </table:table-cell>
          <table:table-cell office:value-type="float" office:value="31.76832">
            <text:p>31.76832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string">
            <text:p>Jumana Emil Abboud</text:p>
          </table:table-cell>
          <table:table-cell office:value-type="float" office:value="1">
            <text:p>1</text:p>
          </table:table-cell>
          <table:table-cell office:value-type="float" office:value="35.21371">
            <text:p>35.21371</text:p>
          </table:table-cell>
          <table:table-cell office:value-type="float" office:value="31.76832">
            <text:p>31.76832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string">
            <text:p>Samira Badran</text:p>
          </table:table-cell>
          <table:table-cell office:value-type="float" office:value="1">
            <text:p>1</text:p>
          </table:table-cell>
          <table:table-cell office:value-type="float" office:value="35.21371">
            <text:p>35.21371</text:p>
          </table:table-cell>
          <table:table-cell office:value-type="float" office:value="31.76832">
            <text:p>31.76832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string">
            <text:p>Rashid Masharawi</text:p>
          </table:table-cell>
          <table:table-cell office:value-type="float" office:value="1">
            <text:p>1</text:p>
          </table:table-cell>
          <table:table-cell office:value-type="float" office:value="35.21371">
            <text:p>35.21371</text:p>
          </table:table-cell>
          <table:table-cell office:value-type="float" office:value="31.76832">
            <text:p>31.76832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string">
            <text:p>Yto Barrada</text:p>
          </table:table-cell>
          <table:table-cell office:value-type="float" office:value="1">
            <text:p>1</text:p>
          </table:table-cell>
          <table:table-cell office:value-type="float" office:value="35.21371">
            <text:p>35.21371</text:p>
          </table:table-cell>
          <table:table-cell office:value-type="float" office:value="31.76832">
            <text:p>31.76832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string">
            <text:p>Rula Halawani</text:p>
          </table:table-cell>
          <table:table-cell office:value-type="float" office:value="1">
            <text:p>1</text:p>
          </table:table-cell>
          <table:table-cell office:value-type="float" office:value="35.21371">
            <text:p>35.21371</text:p>
          </table:table-cell>
          <table:table-cell office:value-type="float" office:value="31.76832">
            <text:p>31.76832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35.21371">
            <text:p>35.21371</text:p>
          </table:table-cell>
          <table:table-cell office:value-type="float" office:value="31.76832">
            <text:p>31.76832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string">
            <text:p>Jumana Manna </text:p>
          </table:table-cell>
          <table:table-cell office:value-type="float" office:value="1">
            <text:p>1</text:p>
          </table:table-cell>
          <table:table-cell office:value-type="float" office:value="35.21371">
            <text:p>35.21371</text:p>
          </table:table-cell>
          <table:table-cell office:value-type="float" office:value="31.76832">
            <text:p>31.76832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string">
            <text:p>Sliman Mansour</text:p>
          </table:table-cell>
          <table:table-cell office:value-type="float" office:value="1">
            <text:p>1</text:p>
          </table:table-cell>
          <table:table-cell office:value-type="float" office:value="35.21371">
            <text:p>35.21371</text:p>
          </table:table-cell>
          <table:table-cell office:value-type="float" office:value="31.76832">
            <text:p>31.76832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string">
            <text:p>Nida Sinnokrot</text:p>
          </table:table-cell>
          <table:table-cell office:value-type="float" office:value="1">
            <text:p>1</text:p>
          </table:table-cell>
          <table:table-cell office:value-type="float" office:value="35.21371">
            <text:p>35.21371</text:p>
          </table:table-cell>
          <table:table-cell office:value-type="float" office:value="31.76832">
            <text:p>31.76832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string">
            <text:p>Raeda Saadeh</text:p>
          </table:table-cell>
          <table:table-cell office:value-type="float" office:value="1">
            <text:p>1</text:p>
          </table:table-cell>
          <table:table-cell office:value-type="float" office:value="35.21371">
            <text:p>35.21371</text:p>
          </table:table-cell>
          <table:table-cell office:value-type="float" office:value="31.76832">
            <text:p>31.76832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string">
            <text:p>Ali Jabri</text:p>
          </table:table-cell>
          <table:table-cell office:value-type="float" office:value="1">
            <text:p>1</text:p>
          </table:table-cell>
          <table:table-cell office:value-type="float" office:value="35.21371">
            <text:p>35.21371</text:p>
          </table:table-cell>
          <table:table-cell office:value-type="float" office:value="31.76832">
            <text:p>31.76832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string">
            <text:p>Sama Alshaibi</text:p>
          </table:table-cell>
          <table:table-cell office:value-type="float" office:value="1">
            <text:p>1</text:p>
          </table:table-cell>
          <table:table-cell office:value-type="float" office:value="35.21371">
            <text:p>35.21371</text:p>
          </table:table-cell>
          <table:table-cell office:value-type="float" office:value="31.76832">
            <text:p>31.76832</text:p>
          </table:table-cell>
        </table:table-row>
        <table:table-row table:style-name="ro1">
          <table:table-cell office:value-type="string">
            <text:p>Johannesburg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28.04731">
            <text:p>28.04731</text:p>
          </table:table-cell>
          <table:table-cell office:value-type="float" office:value="-26.2041">
            <text:p>-26.2041</text:p>
          </table:table-cell>
        </table:table-row>
        <table:table-row table:style-name="ro1">
          <table:table-cell office:value-type="string">
            <text:p>Johannesburg</text:p>
          </table:table-cell>
          <table:table-cell office:value-type="string">
            <text:p>Teboho Mahlatsi</text:p>
          </table:table-cell>
          <table:table-cell office:value-type="float" office:value="1">
            <text:p>1</text:p>
          </table:table-cell>
          <table:table-cell office:value-type="float" office:value="28.04731">
            <text:p>28.04731</text:p>
          </table:table-cell>
          <table:table-cell office:value-type="float" office:value="-26.2041">
            <text:p>-26.2041</text:p>
          </table:table-cell>
        </table:table-row>
        <table:table-row table:style-name="ro1">
          <table:table-cell office:value-type="string">
            <text:p>Johannesburg</text:p>
          </table:table-cell>
          <table:table-cell office:value-type="string">
            <text:p>Shirin Neshat</text:p>
          </table:table-cell>
          <table:table-cell office:value-type="float" office:value="1">
            <text:p>1</text:p>
          </table:table-cell>
          <table:table-cell office:value-type="float" office:value="28.04731">
            <text:p>28.04731</text:p>
          </table:table-cell>
          <table:table-cell office:value-type="float" office:value="-26.2041">
            <text:p>-26.2041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Hafidh al-Droubi</text:p>
          </table:table-cell>
          <table:table-cell office:value-type="float" office:value="1">
            <text:p>1</text:p>
          </table:table-cell>
          <table:table-cell office:value-type="float" office:value="36.23841">
            <text:p>36.23841</text:p>
          </table:table-cell>
          <table:table-cell office:value-type="float" office:value="30.58516">
            <text:p>30.58516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Samah Hijawi</text:p>
          </table:table-cell>
          <table:table-cell office:value-type="float" office:value="1">
            <text:p>1</text:p>
          </table:table-cell>
          <table:table-cell office:value-type="float" office:value="36.23841">
            <text:p>36.23841</text:p>
          </table:table-cell>
          <table:table-cell office:value-type="float" office:value="30.58516">
            <text:p>30.58516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Faisal Samra</text:p>
          </table:table-cell>
          <table:table-cell office:value-type="float" office:value="1">
            <text:p>1</text:p>
          </table:table-cell>
          <table:table-cell office:value-type="float" office:value="36.23841">
            <text:p>36.23841</text:p>
          </table:table-cell>
          <table:table-cell office:value-type="float" office:value="30.58516">
            <text:p>30.58516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Oraib Toukan</text:p>
          </table:table-cell>
          <table:table-cell office:value-type="float" office:value="1">
            <text:p>1</text:p>
          </table:table-cell>
          <table:table-cell office:value-type="float" office:value="36.23841">
            <text:p>36.23841</text:p>
          </table:table-cell>
          <table:table-cell office:value-type="float" office:value="30.58516">
            <text:p>30.58516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Jananne Al-Ani</text:p>
          </table:table-cell>
          <table:table-cell office:value-type="float" office:value="1">
            <text:p>1</text:p>
          </table:table-cell>
          <table:table-cell office:value-type="float" office:value="36.23841">
            <text:p>36.23841</text:p>
          </table:table-cell>
          <table:table-cell office:value-type="float" office:value="30.58516">
            <text:p>30.58516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Kassab Bachi</text:p>
          </table:table-cell>
          <table:table-cell office:value-type="float" office:value="1">
            <text:p>1</text:p>
          </table:table-cell>
          <table:table-cell office:value-type="float" office:value="36.23841">
            <text:p>36.23841</text:p>
          </table:table-cell>
          <table:table-cell office:value-type="float" office:value="30.58516">
            <text:p>30.58516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Mona Saudi</text:p>
          </table:table-cell>
          <table:table-cell office:value-type="float" office:value="1">
            <text:p>1</text:p>
          </table:table-cell>
          <table:table-cell office:value-type="float" office:value="36.23841">
            <text:p>36.23841</text:p>
          </table:table-cell>
          <table:table-cell office:value-type="float" office:value="30.58516">
            <text:p>30.58516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Fahrelnissa Zeid</text:p>
          </table:table-cell>
          <table:table-cell office:value-type="float" office:value="1">
            <text:p>1</text:p>
          </table:table-cell>
          <table:table-cell office:value-type="float" office:value="36.23841">
            <text:p>36.23841</text:p>
          </table:table-cell>
          <table:table-cell office:value-type="float" office:value="30.58516">
            <text:p>30.58516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Mohanna Durra</text:p>
          </table:table-cell>
          <table:table-cell office:value-type="float" office:value="1">
            <text:p>1</text:p>
          </table:table-cell>
          <table:table-cell office:value-type="float" office:value="36.23841">
            <text:p>36.23841</text:p>
          </table:table-cell>
          <table:table-cell office:value-type="float" office:value="30.58516">
            <text:p>30.58516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Hrair Sarkissian</text:p>
          </table:table-cell>
          <table:table-cell office:value-type="float" office:value="1">
            <text:p>1</text:p>
          </table:table-cell>
          <table:table-cell office:value-type="float" office:value="36.23841">
            <text:p>36.23841</text:p>
          </table:table-cell>
          <table:table-cell office:value-type="float" office:value="30.58516">
            <text:p>30.58516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Saba Innab</text:p>
          </table:table-cell>
          <table:table-cell office:value-type="float" office:value="1">
            <text:p>1</text:p>
          </table:table-cell>
          <table:table-cell office:value-type="float" office:value="36.23841">
            <text:p>36.23841</text:p>
          </table:table-cell>
          <table:table-cell office:value-type="float" office:value="30.58516">
            <text:p>30.58516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Ninar Esber</text:p>
          </table:table-cell>
          <table:table-cell office:value-type="float" office:value="1">
            <text:p>1</text:p>
          </table:table-cell>
          <table:table-cell office:value-type="float" office:value="36.23841">
            <text:p>36.23841</text:p>
          </table:table-cell>
          <table:table-cell office:value-type="float" office:value="30.58516">
            <text:p>30.58516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Basim Magdy </text:p>
          </table:table-cell>
          <table:table-cell office:value-type="float" office:value="1">
            <text:p>1</text:p>
          </table:table-cell>
          <table:table-cell office:value-type="float" office:value="36.23841">
            <text:p>36.23841</text:p>
          </table:table-cell>
          <table:table-cell office:value-type="float" office:value="30.58516">
            <text:p>30.58516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Abdulhalim Radwi</text:p>
          </table:table-cell>
          <table:table-cell office:value-type="float" office:value="1">
            <text:p>1</text:p>
          </table:table-cell>
          <table:table-cell office:value-type="float" office:value="36.23841">
            <text:p>36.23841</text:p>
          </table:table-cell>
          <table:table-cell office:value-type="float" office:value="30.58516">
            <text:p>30.58516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Rula Halawani</text:p>
          </table:table-cell>
          <table:table-cell office:value-type="float" office:value="1">
            <text:p>1</text:p>
          </table:table-cell>
          <table:table-cell office:value-type="float" office:value="36.23841">
            <text:p>36.23841</text:p>
          </table:table-cell>
          <table:table-cell office:value-type="float" office:value="30.58516">
            <text:p>30.58516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Mohammed Ghani Hikmat</text:p>
          </table:table-cell>
          <table:table-cell office:value-type="float" office:value="1">
            <text:p>1</text:p>
          </table:table-cell>
          <table:table-cell office:value-type="float" office:value="36.23841">
            <text:p>36.23841</text:p>
          </table:table-cell>
          <table:table-cell office:value-type="float" office:value="30.58516">
            <text:p>30.58516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Walid Siti</text:p>
          </table:table-cell>
          <table:table-cell office:value-type="float" office:value="1">
            <text:p>1</text:p>
          </table:table-cell>
          <table:table-cell office:value-type="float" office:value="36.23841">
            <text:p>36.23841</text:p>
          </table:table-cell>
          <table:table-cell office:value-type="float" office:value="30.58516">
            <text:p>30.58516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Omar Rajeh</text:p>
          </table:table-cell>
          <table:table-cell office:value-type="float" office:value="1">
            <text:p>1</text:p>
          </table:table-cell>
          <table:table-cell office:value-type="float" office:value="36.23841">
            <text:p>36.23841</text:p>
          </table:table-cell>
          <table:table-cell office:value-type="float" office:value="30.58516">
            <text:p>30.58516</text:p>
          </table:table-cell>
        </table:table-row>
        <table:table-row table:style-name="ro1">
          <table:table-cell office:value-type="string">
            <text:p>Kabul</text:p>
          </table:table-cell>
          <table:table-cell office:value-type="string">
            <text:p>Mariam Ghani</text:p>
          </table:table-cell>
          <table:table-cell office:value-type="float" office:value="1">
            <text:p>1</text:p>
          </table:table-cell>
          <table:table-cell office:value-type="float" office:value="69.16667">
            <text:p>69.16667</text:p>
          </table:table-cell>
          <table:table-cell office:value-type="float" office:value="34.53333">
            <text:p>34.53333</text:p>
          </table:table-cell>
        </table:table-row>
        <table:table-row table:style-name="ro1">
          <table:table-cell office:value-type="string">
            <text:p>Kabul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69.16667">
            <text:p>69.16667</text:p>
          </table:table-cell>
          <table:table-cell office:value-type="float" office:value="34.53333">
            <text:p>34.53333</text:p>
          </table:table-cell>
        </table:table-row>
        <table:table-row table:style-name="ro1">
          <table:table-cell office:value-type="string">
            <text:p>Kafr</text:p>
          </table:table-cell>
          <table:table-cell office:value-type="string">
            <text:p>Hamed Owais</text:p>
          </table:table-cell>
          <table:table-cell office:value-type="float" office:value="1">
            <text:p>1</text:p>
          </table:table-cell>
          <table:table-cell office:value-type="float" office:value="31.08515">
            <text:p>31.08515</text:p>
          </table:table-cell>
          <table:table-cell office:value-type="float" office:value="31.55825">
            <text:p>31.55825</text:p>
          </table:table-cell>
        </table:table-row>
        <table:table-row table:style-name="ro1">
          <table:table-cell office:value-type="string">
            <text:p>Kansas</text:p>
          </table:table-cell>
          <table:table-cell office:value-type="string">
            <text:p>Asad Faulwell</text:p>
          </table:table-cell>
          <table:table-cell office:value-type="float" office:value="1">
            <text:p>1</text:p>
          </table:table-cell>
          <table:table-cell office:value-type="float" office:value="-98.48425">
            <text:p>-98.48425</text:p>
          </table:table-cell>
          <table:table-cell office:value-type="float" office:value="39.0119">
            <text:p>39.0119</text:p>
          </table:table-cell>
        </table:table-row>
        <table:table-row table:style-name="ro1">
          <table:table-cell office:value-type="string">
            <text:p>Kansas City</text:p>
          </table:table-cell>
          <table:table-cell office:value-type="string">
            <text:p>Ahmed Mater</text:p>
          </table:table-cell>
          <table:table-cell office:value-type="float" office:value="1">
            <text:p>1</text:p>
          </table:table-cell>
          <table:table-cell office:value-type="float" office:value="-94.57857">
            <text:p>-94.57857</text:p>
          </table:table-cell>
          <table:table-cell office:value-type="float" office:value="39.09973">
            <text:p>39.09973</text:p>
          </table:table-cell>
        </table:table-row>
        <table:table-row table:style-name="ro1">
          <table:table-cell office:value-type="string">
            <text:p>Kansas City</text:p>
          </table:table-cell>
          <table:table-cell office:value-type="string">
            <text:p>Asad Faulwell</text:p>
          </table:table-cell>
          <table:table-cell office:value-type="float" office:value="1">
            <text:p>1</text:p>
          </table:table-cell>
          <table:table-cell office:value-type="float" office:value="-94.57857">
            <text:p>-94.57857</text:p>
          </table:table-cell>
          <table:table-cell office:value-type="float" office:value="39.09973">
            <text:p>39.09973</text:p>
          </table:table-cell>
        </table:table-row>
        <table:table-row table:style-name="ro1">
          <table:table-cell office:value-type="string">
            <text:p>Karachi</text:p>
          </table:table-cell>
          <table:table-cell office:value-type="string">
            <text:p>Mohamed Abdelkarim</text:p>
          </table:table-cell>
          <table:table-cell office:value-type="float" office:value="1">
            <text:p>1</text:p>
          </table:table-cell>
          <table:table-cell office:value-type="float" office:value="67.00994">
            <text:p>67.00994</text:p>
          </table:table-cell>
          <table:table-cell office:value-type="float" office:value="24.86146">
            <text:p>24.86146</text:p>
          </table:table-cell>
        </table:table-row>
        <table:table-row table:style-name="ro1">
          <table:table-cell office:value-type="string">
            <text:p>Karachi</text:p>
          </table:table-cell>
          <table:table-cell office:value-type="string">
            <text:p>Imran Qureshi</text:p>
          </table:table-cell>
          <table:table-cell office:value-type="float" office:value="1">
            <text:p>1</text:p>
          </table:table-cell>
          <table:table-cell office:value-type="float" office:value="67.00994">
            <text:p>67.00994</text:p>
          </table:table-cell>
          <table:table-cell office:value-type="float" office:value="24.86146">
            <text:p>24.86146</text:p>
          </table:table-cell>
        </table:table-row>
        <table:table-row table:style-name="ro1">
          <table:table-cell office:value-type="string">
            <text:p>Karachi</text:p>
          </table:table-cell>
          <table:table-cell office:value-type="string">
            <text:p>Basir Mahmood </text:p>
          </table:table-cell>
          <table:table-cell office:value-type="float" office:value="1">
            <text:p>1</text:p>
          </table:table-cell>
          <table:table-cell office:value-type="float" office:value="67.00994">
            <text:p>67.00994</text:p>
          </table:table-cell>
          <table:table-cell office:value-type="float" office:value="24.86146">
            <text:p>24.86146</text:p>
          </table:table-cell>
        </table:table-row>
        <table:table-row table:style-name="ro1">
          <table:table-cell office:value-type="string">
            <text:p>Karachi</text:p>
          </table:table-cell>
          <table:table-cell office:value-type="string">
            <text:p>Adeel Uz Zafar</text:p>
          </table:table-cell>
          <table:table-cell office:value-type="float" office:value="1">
            <text:p>1</text:p>
          </table:table-cell>
          <table:table-cell office:value-type="float" office:value="67.00994">
            <text:p>67.00994</text:p>
          </table:table-cell>
          <table:table-cell office:value-type="float" office:value="24.86146">
            <text:p>24.86146</text:p>
          </table:table-cell>
        </table:table-row>
        <table:table-row table:style-name="ro1">
          <table:table-cell office:value-type="string">
            <text:p>Karachi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67.00994">
            <text:p>67.00994</text:p>
          </table:table-cell>
          <table:table-cell office:value-type="float" office:value="24.86146">
            <text:p>24.86146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Almagul Menlibayeva</text:p>
          </table:table-cell>
          <table:table-cell office:value-type="float" office:value="1">
            <text:p>1</text:p>
          </table:table-cell>
          <table:table-cell office:value-type="float" office:value="66.92368">
            <text:p>66.92368</text:p>
          </table:table-cell>
          <table:table-cell office:value-type="float" office:value="48.01957">
            <text:p>48.01957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Alexandar Ugay</text:p>
          </table:table-cell>
          <table:table-cell office:value-type="float" office:value="1">
            <text:p>1</text:p>
          </table:table-cell>
          <table:table-cell office:value-type="float" office:value="66.92368">
            <text:p>66.92368</text:p>
          </table:table-cell>
          <table:table-cell office:value-type="float" office:value="48.01957">
            <text:p>48.01957</text:p>
          </table:table-cell>
        </table:table-row>
        <table:table-row table:style-name="ro1">
          <table:table-cell office:value-type="string">
            <text:p>Kendall</text:p>
          </table:table-cell>
          <table:table-cell office:value-type="string">
            <text:p>Nadia Kaabi-Linke</text:p>
          </table:table-cell>
          <table:table-cell office:value-type="float" office:value="1">
            <text:p>1</text:p>
          </table:table-cell>
          <table:table-cell office:value-type="float" office:value="-80.35783">
            <text:p>-80.35783</text:p>
          </table:table-cell>
          <table:table-cell office:value-type="float" office:value="25.66603">
            <text:p>25.66603</text:p>
          </table:table-cell>
        </table:table-row>
        <table:table-row table:style-name="ro1">
          <table:table-cell office:value-type="string">
            <text:p>Kent</text:p>
          </table:table-cell>
          <table:table-cell office:value-type="string">
            <text:p>Diana Al Hadid</text:p>
          </table:table-cell>
          <table:table-cell office:value-type="float" office:value="1">
            <text:p>1</text:p>
          </table:table-cell>
          <table:table-cell office:value-type="float" office:value="0.5217254">
            <text:p>0.5217254</text:p>
          </table:table-cell>
          <table:table-cell office:value-type="float" office:value="51.27871">
            <text:p>51.27871</text:p>
          </table:table-cell>
        </table:table-row>
        <table:table-row table:style-name="ro1">
          <table:table-cell office:value-type="string">
            <text:p>Kerman</text:p>
          </table:table-cell>
          <table:table-cell office:value-type="string">
            <text:p>Haleh Redjaian</text:p>
          </table:table-cell>
          <table:table-cell office:value-type="float" office:value="1">
            <text:p>1</text:p>
          </table:table-cell>
          <table:table-cell office:value-type="float" office:value="57.08336">
            <text:p>57.08336</text:p>
          </table:table-cell>
          <table:table-cell office:value-type="float" office:value="30.28394">
            <text:p>30.28394</text:p>
          </table:table-cell>
        </table:table-row>
        <table:table-row table:style-name="ro1">
          <table:table-cell office:value-type="string">
            <text:p>Khamis</text:p>
          </table:table-cell>
          <table:table-cell office:value-type="string">
            <text:p>Abdulnasser Gharem&amp;apos;s</text:p>
          </table:table-cell>
          <table:table-cell office:value-type="float" office:value="1">
            <text:p>1</text:p>
          </table:table-cell>
          <table:table-cell office:value-type="float" office:value="50.54972">
            <text:p>50.54972</text:p>
          </table:table-cell>
          <table:table-cell office:value-type="float" office:value="26.20583">
            <text:p>26.20583</text:p>
          </table:table-cell>
        </table:table-row>
        <table:table-row table:style-name="ro1">
          <table:table-cell office:value-type="string">
            <text:p>Khamis</text:p>
          </table:table-cell>
          <table:table-cell office:value-type="string">
            <text:p>Dhafir Al-Hamsan</text:p>
          </table:table-cell>
          <table:table-cell office:value-type="float" office:value="1">
            <text:p>1</text:p>
          </table:table-cell>
          <table:table-cell office:value-type="float" office:value="50.54972">
            <text:p>50.54972</text:p>
          </table:table-cell>
          <table:table-cell office:value-type="float" office:value="26.20583">
            <text:p>26.20583</text:p>
          </table:table-cell>
        </table:table-row>
        <table:table-row table:style-name="ro1">
          <table:table-cell office:value-type="string">
            <text:p>Khamis Mushait</text:p>
          </table:table-cell>
          <table:table-cell office:value-type="string">
            <text:p>Abdulnasser Gharem</text:p>
          </table:table-cell>
          <table:table-cell office:value-type="float" office:value="1">
            <text:p>1</text:p>
          </table:table-cell>
          <table:table-cell office:value-type="float" office:value="42.73333">
            <text:p>42.73333</text:p>
          </table:table-cell>
          <table:table-cell office:value-type="float" office:value="18.3">
            <text:p>18.3</text:p>
          </table:table-cell>
        </table:table-row>
        <table:table-row table:style-name="ro1">
          <table:table-cell office:value-type="string">
            <text:p>Khulna</text:p>
          </table:table-cell>
          <table:table-cell office:value-type="string">
            <text:p>Firoz Mahmud</text:p>
          </table:table-cell>
          <table:table-cell office:value-type="float" office:value="1">
            <text:p>1</text:p>
          </table:table-cell>
          <table:table-cell office:value-type="float" office:value="89.55">
            <text:p>89.55</text:p>
          </table:table-cell>
          <table:table-cell office:value-type="float" office:value="22.81667">
            <text:p>22.81667</text:p>
          </table:table-cell>
        </table:table-row>
        <table:table-row table:style-name="ro1">
          <table:table-cell office:value-type="string">
            <text:p>Kiev</text:p>
          </table:table-cell>
          <table:table-cell office:value-type="string">
            <text:p>Basim Magdy </text:p>
          </table:table-cell>
          <table:table-cell office:value-type="float" office:value="1">
            <text:p>1</text:p>
          </table:table-cell>
          <table:table-cell office:value-type="float" office:value="30.5234">
            <text:p>30.5234</text:p>
          </table:table-cell>
          <table:table-cell office:value-type="float" office:value="50.4501">
            <text:p>50.4501</text:p>
          </table:table-cell>
        </table:table-row>
        <table:table-row table:style-name="ro1">
          <table:table-cell office:value-type="string">
            <text:p>Kilimanjaro</text:p>
          </table:table-cell>
          <table:table-cell office:value-type="string">
            <text:p>Noura Bouzo</text:p>
          </table:table-cell>
          <table:table-cell office:value-type="float" office:value="1">
            <text:p>1</text:p>
          </table:table-cell>
          <table:table-cell office:value-type="float" office:value="37.35067">
            <text:p>37.35067</text:p>
          </table:table-cell>
          <table:table-cell office:value-type="float" office:value="-3.066465">
            <text:p>-3.066465</text:p>
          </table:table-cell>
        </table:table-row>
        <table:table-row table:style-name="ro1">
          <table:table-cell office:value-type="string">
            <text:p>Kinshasa</text:p>
          </table:table-cell>
          <table:table-cell office:value-type="string">
            <text:p>Balufu Bakupa Kanyinda</text:p>
          </table:table-cell>
          <table:table-cell office:value-type="float" office:value="1">
            <text:p>1</text:p>
          </table:table-cell>
          <table:table-cell office:value-type="float" office:value="15.31389">
            <text:p>15.31389</text:p>
          </table:table-cell>
          <table:table-cell office:value-type="float" office:value="-4.331667">
            <text:p>-4.331667</text:p>
          </table:table-cell>
        </table:table-row>
        <table:table-row table:style-name="ro1">
          <table:table-cell office:value-type="string">
            <text:p>Knoxville</text:p>
          </table:table-cell>
          <table:table-cell office:value-type="string">
            <text:p>Hesam Rahmanian</text:p>
          </table:table-cell>
          <table:table-cell office:value-type="float" office:value="1">
            <text:p>1</text:p>
          </table:table-cell>
          <table:table-cell office:value-type="float" office:value="-83.92074">
            <text:p>-83.92074</text:p>
          </table:table-cell>
          <table:table-cell office:value-type="float" office:value="35.96064">
            <text:p>35.96064</text:p>
          </table:table-cell>
        </table:table-row>
        <table:table-row table:style-name="ro1">
          <table:table-cell office:value-type="string">
            <text:p>Korea</text:p>
          </table:table-cell>
          <table:table-cell office:value-type="string">
            <text:p>mounir fatmi</text:p>
          </table:table-cell>
          <table:table-cell office:value-type="float" office:value="1">
            <text:p>1</text:p>
          </table:table-cell>
          <table:table-cell office:value-type="float" office:value="127.7669">
            <text:p>127.7669</text:p>
          </table:table-cell>
          <table:table-cell office:value-type="float" office:value="35.90776">
            <text:p>35.90776</text:p>
          </table:table-cell>
        </table:table-row>
        <table:table-row table:style-name="ro1">
          <table:table-cell office:value-type="string">
            <text:p>Korea</text:p>
          </table:table-cell>
          <table:table-cell office:value-type="string">
            <text:p>Manal Al Dowayan</text:p>
          </table:table-cell>
          <table:table-cell office:value-type="float" office:value="1">
            <text:p>1</text:p>
          </table:table-cell>
          <table:table-cell office:value-type="float" office:value="127.7669">
            <text:p>127.7669</text:p>
          </table:table-cell>
          <table:table-cell office:value-type="float" office:value="35.90776">
            <text:p>35.90776</text:p>
          </table:table-cell>
        </table:table-row>
        <table:table-row table:style-name="ro1">
          <table:table-cell office:value-type="string">
            <text:p>Korea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127.7669">
            <text:p>127.7669</text:p>
          </table:table-cell>
          <table:table-cell office:value-type="float" office:value="35.90776">
            <text:p>35.90776</text:p>
          </table:table-cell>
        </table:table-row>
        <table:table-row table:style-name="ro1">
          <table:table-cell office:value-type="string">
            <text:p>Korea</text:p>
          </table:table-cell>
          <table:table-cell office:value-type="string">
            <text:p>Rula Halawani</text:p>
          </table:table-cell>
          <table:table-cell office:value-type="float" office:value="1">
            <text:p>1</text:p>
          </table:table-cell>
          <table:table-cell office:value-type="float" office:value="127.7669">
            <text:p>127.7669</text:p>
          </table:table-cell>
          <table:table-cell office:value-type="float" office:value="35.90776">
            <text:p>35.90776</text:p>
          </table:table-cell>
        </table:table-row>
        <table:table-row table:style-name="ro1">
          <table:table-cell office:value-type="string">
            <text:p>Korea</text:p>
          </table:table-cell>
          <table:table-cell office:value-type="string">
            <text:p>Halil Altindere</text:p>
          </table:table-cell>
          <table:table-cell office:value-type="float" office:value="1">
            <text:p>1</text:p>
          </table:table-cell>
          <table:table-cell office:value-type="float" office:value="127.7669">
            <text:p>127.7669</text:p>
          </table:table-cell>
          <table:table-cell office:value-type="float" office:value="35.90776">
            <text:p>35.90776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Sama Alshaibi</text:p>
          </table:table-cell>
          <table:table-cell office:value-type="float" office:value="1">
            <text:p>1</text:p>
          </table:table-cell>
          <table:table-cell office:value-type="float" office:value="20.90298">
            <text:p>20.90298</text:p>
          </table:table-cell>
          <table:table-cell office:value-type="float" office:value="42.60264">
            <text:p>42.60264</text:p>
          </table:table-cell>
        </table:table-row>
        <table:table-row table:style-name="ro1">
          <table:table-cell office:value-type="string">
            <text:p>Krakow</text:p>
          </table:table-cell>
          <table:table-cell office:value-type="string">
            <text:p>Samer Omran</text:p>
          </table:table-cell>
          <table:table-cell office:value-type="float" office:value="1">
            <text:p>1</text:p>
          </table:table-cell>
          <table:table-cell office:value-type="float" office:value="19.94498">
            <text:p>19.94498</text:p>
          </table:table-cell>
          <table:table-cell office:value-type="float" office:value="50.06465">
            <text:p>50.06465</text:p>
          </table:table-cell>
        </table:table-row>
        <table:table-row table:style-name="ro1">
          <table:table-cell office:value-type="string">
            <text:p>Kuala Lumpur</text:p>
          </table:table-cell>
          <table:table-cell office:value-type="string">
            <text:p>Simryn Gill</text:p>
          </table:table-cell>
          <table:table-cell office:value-type="float" office:value="1">
            <text:p>1</text:p>
          </table:table-cell>
          <table:table-cell office:value-type="float" office:value="101.6869">
            <text:p>101.6869</text:p>
          </table:table-cell>
          <table:table-cell office:value-type="float" office:value="3.139003">
            <text:p>3.139003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Moataz Nasr</text:p>
          </table:table-cell>
          <table:table-cell office:value-type="float" office:value="1">
            <text:p>1</text:p>
          </table:table-cell>
          <table:table-cell office:value-type="float" office:value="47.48177">
            <text:p>47.48177</text:p>
          </table:table-cell>
          <table:table-cell office:value-type="float" office:value="29.31166">
            <text:p>29.31166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47.48177">
            <text:p>47.48177</text:p>
          </table:table-cell>
          <table:table-cell office:value-type="float" office:value="29.31166">
            <text:p>29.31166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Shahrzad Changalvaee</text:p>
          </table:table-cell>
          <table:table-cell office:value-type="float" office:value="1">
            <text:p>1</text:p>
          </table:table-cell>
          <table:table-cell office:value-type="float" office:value="47.48177">
            <text:p>47.48177</text:p>
          </table:table-cell>
          <table:table-cell office:value-type="float" office:value="29.31166">
            <text:p>29.31166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Sulayman Al Bassam</text:p>
          </table:table-cell>
          <table:table-cell office:value-type="float" office:value="1">
            <text:p>1</text:p>
          </table:table-cell>
          <table:table-cell office:value-type="float" office:value="47.48177">
            <text:p>47.48177</text:p>
          </table:table-cell>
          <table:table-cell office:value-type="float" office:value="29.31166">
            <text:p>29.31166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Mona Saudi</text:p>
          </table:table-cell>
          <table:table-cell office:value-type="float" office:value="1">
            <text:p>1</text:p>
          </table:table-cell>
          <table:table-cell office:value-type="float" office:value="47.48177">
            <text:p>47.48177</text:p>
          </table:table-cell>
          <table:table-cell office:value-type="float" office:value="29.31166">
            <text:p>29.31166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Mohammed Melehi</text:p>
          </table:table-cell>
          <table:table-cell office:value-type="float" office:value="1">
            <text:p>1</text:p>
          </table:table-cell>
          <table:table-cell office:value-type="float" office:value="47.48177">
            <text:p>47.48177</text:p>
          </table:table-cell>
          <table:table-cell office:value-type="float" office:value="29.31166">
            <text:p>29.31166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Tarek Al-Ghoussein</text:p>
          </table:table-cell>
          <table:table-cell office:value-type="float" office:value="1">
            <text:p>1</text:p>
          </table:table-cell>
          <table:table-cell office:value-type="float" office:value="47.48177">
            <text:p>47.48177</text:p>
          </table:table-cell>
          <table:table-cell office:value-type="float" office:value="29.31166">
            <text:p>29.31166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Golnaz Fathi</text:p>
          </table:table-cell>
          <table:table-cell office:value-type="float" office:value="1">
            <text:p>1</text:p>
          </table:table-cell>
          <table:table-cell office:value-type="float" office:value="47.48177">
            <text:p>47.48177</text:p>
          </table:table-cell>
          <table:table-cell office:value-type="float" office:value="29.31166">
            <text:p>29.31166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Basma Al Sharif</text:p>
          </table:table-cell>
          <table:table-cell office:value-type="float" office:value="1">
            <text:p>1</text:p>
          </table:table-cell>
          <table:table-cell office:value-type="float" office:value="47.48177">
            <text:p>47.48177</text:p>
          </table:table-cell>
          <table:table-cell office:value-type="float" office:value="29.31166">
            <text:p>29.31166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Iman Raad</text:p>
          </table:table-cell>
          <table:table-cell office:value-type="float" office:value="1">
            <text:p>1</text:p>
          </table:table-cell>
          <table:table-cell office:value-type="float" office:value="47.48177">
            <text:p>47.48177</text:p>
          </table:table-cell>
          <table:table-cell office:value-type="float" office:value="29.31166">
            <text:p>29.31166</text:p>
          </table:table-cell>
        </table:table-row>
        <table:table-row table:style-name="ro1">
          <table:table-cell office:value-type="string">
            <text:p>Kwangju</text:p>
          </table:table-cell>
          <table:table-cell office:value-type="string">
            <text:p>Khalil Rabah</text:p>
          </table:table-cell>
          <table:table-cell office:value-type="float" office:value="1">
            <text:p>1</text:p>
          </table:table-cell>
          <table:table-cell office:value-type="float" office:value="126.8526">
            <text:p>126.8526</text:p>
          </table:table-cell>
          <table:table-cell office:value-type="float" office:value="35.15955">
            <text:p>35.15955</text:p>
          </table:table-cell>
        </table:table-row>
        <table:table-row table:style-name="ro1">
          <table:table-cell office:value-type="string">
            <text:p>Kwangju</text:p>
          </table:table-cell>
          <table:table-cell office:value-type="string">
            <text:p>Halil Altindere</text:p>
          </table:table-cell>
          <table:table-cell office:value-type="float" office:value="1">
            <text:p>1</text:p>
          </table:table-cell>
          <table:table-cell office:value-type="float" office:value="126.8526">
            <text:p>126.8526</text:p>
          </table:table-cell>
          <table:table-cell office:value-type="float" office:value="35.15955">
            <text:p>35.15955</text:p>
          </table:table-cell>
        </table:table-row>
        <table:table-row table:style-name="ro1">
          <table:table-cell office:value-type="string">
            <text:p>Kyoto</text:p>
          </table:table-cell>
          <table:table-cell office:value-type="string">
            <text:p>Mahmoud Refat</text:p>
          </table:table-cell>
          <table:table-cell office:value-type="float" office:value="1">
            <text:p>1</text:p>
          </table:table-cell>
          <table:table-cell office:value-type="float" office:value="135.768">
            <text:p>135.768</text:p>
          </table:table-cell>
          <table:table-cell office:value-type="float" office:value="35.01164">
            <text:p>35.01164</text:p>
          </table:table-cell>
        </table:table-row>
        <table:table-row table:style-name="ro1">
          <table:table-cell office:value-type="string">
            <text:p>Lahore</text:p>
          </table:table-cell>
          <table:table-cell office:value-type="string">
            <text:p>Sophie Ernst</text:p>
          </table:table-cell>
          <table:table-cell office:value-type="float" office:value="1">
            <text:p>1</text:p>
          </table:table-cell>
          <table:table-cell office:value-type="float" office:value="74.35716">
            <text:p>74.35716</text:p>
          </table:table-cell>
          <table:table-cell office:value-type="float" office:value="31.55461">
            <text:p>31.55461</text:p>
          </table:table-cell>
        </table:table-row>
        <table:table-row table:style-name="ro1">
          <table:table-cell office:value-type="string">
            <text:p>Lahore</text:p>
          </table:table-cell>
          <table:table-cell office:value-type="string">
            <text:p>Shahzia Sikander</text:p>
          </table:table-cell>
          <table:table-cell office:value-type="float" office:value="1">
            <text:p>1</text:p>
          </table:table-cell>
          <table:table-cell office:value-type="float" office:value="74.35716">
            <text:p>74.35716</text:p>
          </table:table-cell>
          <table:table-cell office:value-type="float" office:value="31.55461">
            <text:p>31.55461</text:p>
          </table:table-cell>
        </table:table-row>
        <table:table-row table:style-name="ro1">
          <table:table-cell office:value-type="string">
            <text:p>Lahore</text:p>
          </table:table-cell>
          <table:table-cell office:value-type="string">
            <text:p>Adeel Uz Zafar</text:p>
          </table:table-cell>
          <table:table-cell office:value-type="float" office:value="1">
            <text:p>1</text:p>
          </table:table-cell>
          <table:table-cell office:value-type="float" office:value="74.35716">
            <text:p>74.35716</text:p>
          </table:table-cell>
          <table:table-cell office:value-type="float" office:value="31.55461">
            <text:p>31.55461</text:p>
          </table:table-cell>
        </table:table-row>
        <table:table-row table:style-name="ro1">
          <table:table-cell office:value-type="string">
            <text:p>Lahore</text:p>
          </table:table-cell>
          <table:table-cell office:value-type="string">
            <text:p>Basir Mahmood </text:p>
          </table:table-cell>
          <table:table-cell office:value-type="float" office:value="1">
            <text:p>1</text:p>
          </table:table-cell>
          <table:table-cell office:value-type="float" office:value="74.35716">
            <text:p>74.35716</text:p>
          </table:table-cell>
          <table:table-cell office:value-type="float" office:value="31.55461">
            <text:p>31.55461</text:p>
          </table:table-cell>
        </table:table-row>
        <table:table-row table:style-name="ro1">
          <table:table-cell office:value-type="string">
            <text:p>Lahore</text:p>
          </table:table-cell>
          <table:table-cell office:value-type="string">
            <text:p>Imran Qureshi</text:p>
          </table:table-cell>
          <table:table-cell office:value-type="float" office:value="1">
            <text:p>1</text:p>
          </table:table-cell>
          <table:table-cell office:value-type="float" office:value="74.35716">
            <text:p>74.35716</text:p>
          </table:table-cell>
          <table:table-cell office:value-type="float" office:value="31.55461">
            <text:p>31.55461</text:p>
          </table:table-cell>
        </table:table-row>
        <table:table-row table:style-name="ro1">
          <table:table-cell office:value-type="string">
            <text:p>Lahore</text:p>
          </table:table-cell>
          <table:table-cell office:value-type="string">
            <text:p>Aisha Khalid</text:p>
          </table:table-cell>
          <table:table-cell office:value-type="float" office:value="1">
            <text:p>1</text:p>
          </table:table-cell>
          <table:table-cell office:value-type="float" office:value="74.35716">
            <text:p>74.35716</text:p>
          </table:table-cell>
          <table:table-cell office:value-type="float" office:value="31.55461">
            <text:p>31.55461</text:p>
          </table:table-cell>
        </table:table-row>
        <table:table-row table:style-name="ro1">
          <table:table-cell office:value-type="string">
            <text:p>Lahore</text:p>
          </table:table-cell>
          <table:table-cell office:value-type="string">
            <text:p>Hamra Abbas</text:p>
          </table:table-cell>
          <table:table-cell office:value-type="float" office:value="1">
            <text:p>1</text:p>
          </table:table-cell>
          <table:table-cell office:value-type="float" office:value="74.35716">
            <text:p>74.35716</text:p>
          </table:table-cell>
          <table:table-cell office:value-type="float" office:value="31.55461">
            <text:p>31.55461</text:p>
          </table:table-cell>
        </table:table-row>
        <table:table-row table:style-name="ro1">
          <table:table-cell office:value-type="string">
            <text:p>Las Vegas</text:p>
          </table:table-cell>
          <table:table-cell office:value-type="string">
            <text:p>Sherin Guirguis</text:p>
          </table:table-cell>
          <table:table-cell office:value-type="float" office:value="1">
            <text:p>1</text:p>
          </table:table-cell>
          <table:table-cell office:value-type="float" office:value="-115.1398">
            <text:p>-115.1398</text:p>
          </table:table-cell>
          <table:table-cell office:value-type="float" office:value="36.16994">
            <text:p>36.16994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Noma Omran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Nabil Nahas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Shafic Abboud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Ziad Abillama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Ayman Baalbaki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Mona Saudi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Oraib Toukan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Nacera Belaza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Melik Ohanian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Ziad Antar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Zena el Khalil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Faisal Samra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C├⌐sar Gemayel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Rania Stephan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Walid Raad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Lamia Joreige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Gilbert Hage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Lawrence Abu Hamdan 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Khaled Sabsabi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Jalal Toufic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Daoud Corm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Fouad Elkoury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Tarek Atoui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Omar Rajeh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Mona Hatoum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Pascal Hachem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Marwan Rechmaoui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Saloua Raouda Choucair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Graziella Rizkallah Toufic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Joana Hadjithomas and Khalil Joreige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Ola Hejazi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Jananne Al-Ani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Georges Daoud Corm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Mohamed Abdelkarim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Marwan Sahmarani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Rayyane Tabet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Rania Attieh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Ninar Esber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eeds</text:p>
          </table:table-cell>
          <table:table-cell office:value-type="string">
            <text:p>Lawrence Abu Hamdan </text:p>
          </table:table-cell>
          <table:table-cell office:value-type="float" office:value="1">
            <text:p>1</text:p>
          </table:table-cell>
          <table:table-cell office:value-type="float" office:value="-1.549077">
            <text:p>-1.549077</text:p>
          </table:table-cell>
          <table:table-cell office:value-type="float" office:value="53.80076">
            <text:p>53.80076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Jayce Salloum</text:p>
          </table:table-cell>
          <table:table-cell office:value-type="float" office:value="1">
            <text:p>1</text:p>
          </table:table-cell>
          <table:table-cell office:value-type="float" office:value="35.86228">
            <text:p>35.86228</text:p>
          </table:table-cell>
          <table:table-cell office:value-type="float" office:value="33.85472">
            <text:p>33.85472</text:p>
          </table:table-cell>
        </table:table-row>
        <table:table-row table:style-name="ro1">
          <table:table-cell office:value-type="string">
            <text:p>Libya</text:p>
          </table:table-cell>
          <table:table-cell office:value-type="string">
            <text:p>Abdullah Al-Mazrook</text:p>
          </table:table-cell>
          <table:table-cell office:value-type="float" office:value="1">
            <text:p>1</text:p>
          </table:table-cell>
          <table:table-cell office:value-type="float" office:value="17.22833">
            <text:p>17.22833</text:p>
          </table:table-cell>
          <table:table-cell office:value-type="float" office:value="26.3351">
            <text:p>26.3351</text:p>
          </table:table-cell>
        </table:table-row>
        <table:table-row table:style-name="ro1">
          <table:table-cell office:value-type="string">
            <text:p>Libya</text:p>
          </table:table-cell>
          <table:table-cell office:value-type="string">
            <text:p>Samira Badran</text:p>
          </table:table-cell>
          <table:table-cell office:value-type="float" office:value="1">
            <text:p>1</text:p>
          </table:table-cell>
          <table:table-cell office:value-type="float" office:value="17.22833">
            <text:p>17.22833</text:p>
          </table:table-cell>
          <table:table-cell office:value-type="float" office:value="26.3351">
            <text:p>26.3351</text:p>
          </table:table-cell>
        </table:table-row>
        <table:table-row table:style-name="ro1">
          <table:table-cell office:value-type="string">
            <text:p>Libya</text:p>
          </table:table-cell>
          <table:table-cell office:value-type="string">
            <text:p>Abdulmajid Ali Al-Jarouf</text:p>
          </table:table-cell>
          <table:table-cell office:value-type="float" office:value="1">
            <text:p>1</text:p>
          </table:table-cell>
          <table:table-cell office:value-type="float" office:value="17.22833">
            <text:p>17.22833</text:p>
          </table:table-cell>
          <table:table-cell office:value-type="float" office:value="26.3351">
            <text:p>26.3351</text:p>
          </table:table-cell>
        </table:table-row>
        <table:table-row table:style-name="ro1">
          <table:table-cell office:value-type="string">
            <text:p>Libya</text:p>
          </table:table-cell>
          <table:table-cell office:value-type="string">
            <text:p>Arwa Abouon</text:p>
          </table:table-cell>
          <table:table-cell office:value-type="float" office:value="1">
            <text:p>1</text:p>
          </table:table-cell>
          <table:table-cell office:value-type="float" office:value="17.22833">
            <text:p>17.22833</text:p>
          </table:table-cell>
          <table:table-cell office:value-type="float" office:value="26.3351">
            <text:p>26.3351</text:p>
          </table:table-cell>
        </table:table-row>
        <table:table-row table:style-name="ro1">
          <table:table-cell office:value-type="string">
            <text:p>Lima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-77.04279">
            <text:p>-77.04279</text:p>
          </table:table-cell>
          <table:table-cell office:value-type="float" office:value="-12.04637">
            <text:p>-12.04637</text:p>
          </table:table-cell>
        </table:table-row>
        <table:table-row table:style-name="ro1">
          <table:table-cell office:value-type="string">
            <text:p>Linz</text:p>
          </table:table-cell>
          <table:table-cell office:value-type="string">
            <text:p>Nida Sinnokrot</text:p>
          </table:table-cell>
          <table:table-cell office:value-type="float" office:value="1">
            <text:p>1</text:p>
          </table:table-cell>
          <table:table-cell office:value-type="float" office:value="14.28583">
            <text:p>14.28583</text:p>
          </table:table-cell>
          <table:table-cell office:value-type="float" office:value="48.30694">
            <text:p>48.30694</text:p>
          </table:table-cell>
        </table:table-row>
        <table:table-row table:style-name="ro1">
          <table:table-cell office:value-type="string">
            <text:p>Linz</text:p>
          </table:table-cell>
          <table:table-cell office:value-type="string">
            <text:p>mounir fatmi</text:p>
          </table:table-cell>
          <table:table-cell office:value-type="float" office:value="1">
            <text:p>1</text:p>
          </table:table-cell>
          <table:table-cell office:value-type="float" office:value="14.28583">
            <text:p>14.28583</text:p>
          </table:table-cell>
          <table:table-cell office:value-type="float" office:value="48.30694">
            <text:p>48.30694</text:p>
          </table:table-cell>
        </table:table-row>
        <table:table-row table:style-name="ro1">
          <table:table-cell office:value-type="string">
            <text:p>Linz</text:p>
          </table:table-cell>
          <table:table-cell office:value-type="string">
            <text:p>Raeda Saadeh</text:p>
          </table:table-cell>
          <table:table-cell office:value-type="float" office:value="1">
            <text:p>1</text:p>
          </table:table-cell>
          <table:table-cell office:value-type="float" office:value="14.28583">
            <text:p>14.28583</text:p>
          </table:table-cell>
          <table:table-cell office:value-type="float" office:value="48.30694">
            <text:p>48.30694</text:p>
          </table:table-cell>
        </table:table-row>
        <table:table-row table:style-name="ro1">
          <table:table-cell office:value-type="string">
            <text:p>Lisboa</text:p>
          </table:table-cell>
          <table:table-cell office:value-type="string">
            <text:p>Ana Vidigal</text:p>
          </table:table-cell>
          <table:table-cell office:value-type="float" office:value="1">
            <text:p>1</text:p>
          </table:table-cell>
          <table:table-cell office:value-type="float" office:value="-9.139337">
            <text:p>-9.139337</text:p>
          </table:table-cell>
          <table:table-cell office:value-type="float" office:value="38.72225">
            <text:p>38.72225</text:p>
          </table:table-cell>
        </table:table-row>
        <table:table-row table:style-name="ro1">
          <table:table-cell office:value-type="string">
            <text:p>Lisboa</text:p>
          </table:table-cell>
          <table:table-cell office:value-type="string">
            <text:p>Pantea Rahmani</text:p>
          </table:table-cell>
          <table:table-cell office:value-type="float" office:value="1">
            <text:p>1</text:p>
          </table:table-cell>
          <table:table-cell office:value-type="float" office:value="-9.139337">
            <text:p>-9.139337</text:p>
          </table:table-cell>
          <table:table-cell office:value-type="float" office:value="38.72225">
            <text:p>38.72225</text:p>
          </table:table-cell>
        </table:table-row>
        <table:table-row table:style-name="ro1">
          <table:table-cell office:value-type="string">
            <text:p>Lisboa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-9.139337">
            <text:p>-9.139337</text:p>
          </table:table-cell>
          <table:table-cell office:value-type="float" office:value="38.72225">
            <text:p>38.72225</text:p>
          </table:table-cell>
        </table:table-row>
        <table:table-row table:style-name="ro1">
          <table:table-cell office:value-type="string">
            <text:p>Liverpool</text:p>
          </table:table-cell>
          <table:table-cell office:value-type="string">
            <text:p>Larissa Sansour</text:p>
          </table:table-cell>
          <table:table-cell office:value-type="float" office:value="1">
            <text:p>1</text:p>
          </table:table-cell>
          <table:table-cell office:value-type="float" office:value="-2.991573">
            <text:p>-2.991573</text:p>
          </table:table-cell>
          <table:table-cell office:value-type="float" office:value="53.40837">
            <text:p>53.40837</text:p>
          </table:table-cell>
        </table:table-row>
        <table:table-row table:style-name="ro1">
          <table:table-cell office:value-type="string">
            <text:p>Liverpool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-2.991573">
            <text:p>-2.991573</text:p>
          </table:table-cell>
          <table:table-cell office:value-type="float" office:value="53.40837">
            <text:p>53.40837</text:p>
          </table:table-cell>
        </table:table-row>
        <table:table-row table:style-name="ro1">
          <table:table-cell office:value-type="string">
            <text:p>Liverpool</text:p>
          </table:table-cell>
          <table:table-cell office:value-type="string">
            <text:p>Iman Issa</text:p>
          </table:table-cell>
          <table:table-cell office:value-type="float" office:value="1">
            <text:p>1</text:p>
          </table:table-cell>
          <table:table-cell office:value-type="float" office:value="-2.991573">
            <text:p>-2.991573</text:p>
          </table:table-cell>
          <table:table-cell office:value-type="float" office:value="53.40837">
            <text:p>53.40837</text:p>
          </table:table-cell>
        </table:table-row>
        <table:table-row table:style-name="ro1">
          <table:table-cell office:value-type="string">
            <text:p>Liverpool</text:p>
          </table:table-cell>
          <table:table-cell office:value-type="string">
            <text:p>Khalil Rabah</text:p>
          </table:table-cell>
          <table:table-cell office:value-type="float" office:value="1">
            <text:p>1</text:p>
          </table:table-cell>
          <table:table-cell office:value-type="float" office:value="-2.991573">
            <text:p>-2.991573</text:p>
          </table:table-cell>
          <table:table-cell office:value-type="float" office:value="53.40837">
            <text:p>53.40837</text:p>
          </table:table-cell>
        </table:table-row>
        <table:table-row table:style-name="ro1">
          <table:table-cell office:value-type="string">
            <text:p>Liverpool</text:p>
          </table:table-cell>
          <table:table-cell office:value-type="string">
            <text:p>Wael Shawky</text:p>
          </table:table-cell>
          <table:table-cell office:value-type="float" office:value="1">
            <text:p>1</text:p>
          </table:table-cell>
          <table:table-cell office:value-type="float" office:value="-2.991573">
            <text:p>-2.991573</text:p>
          </table:table-cell>
          <table:table-cell office:value-type="float" office:value="53.40837">
            <text:p>53.40837</text:p>
          </table:table-cell>
        </table:table-row>
        <table:table-row table:style-name="ro1">
          <table:table-cell office:value-type="string">
            <text:p>Liverpool</text:p>
          </table:table-cell>
          <table:table-cell office:value-type="string">
            <text:p>Hrair Sarkissian</text:p>
          </table:table-cell>
          <table:table-cell office:value-type="float" office:value="1">
            <text:p>1</text:p>
          </table:table-cell>
          <table:table-cell office:value-type="float" office:value="-2.991573">
            <text:p>-2.991573</text:p>
          </table:table-cell>
          <table:table-cell office:value-type="float" office:value="53.40837">
            <text:p>53.40837</text:p>
          </table:table-cell>
        </table:table-row>
        <table:table-row table:style-name="ro1">
          <table:table-cell office:value-type="string">
            <text:p>Livorno</text:p>
          </table:table-cell>
          <table:table-cell office:value-type="string">
            <text:p>Seif Wanly</text:p>
          </table:table-cell>
          <table:table-cell office:value-type="float" office:value="1">
            <text:p>1</text:p>
          </table:table-cell>
          <table:table-cell office:value-type="float" office:value="10.31057">
            <text:p>10.31057</text:p>
          </table:table-cell>
          <table:table-cell office:value-type="float" office:value="43.54847">
            <text:p>43.54847</text:p>
          </table:table-cell>
        </table:table-row>
        <table:table-row table:style-name="ro1">
          <table:table-cell office:value-type="string">
            <text:p>Ljubljana</text:p>
          </table:table-cell>
          <table:table-cell office:value-type="string">
            <text:p>Angela Harutyunyan</text:p>
          </table:table-cell>
          <table:table-cell office:value-type="float" office:value="1">
            <text:p>1</text:p>
          </table:table-cell>
          <table:table-cell office:value-type="float" office:value="14.50575">
            <text:p>14.50575</text:p>
          </table:table-cell>
          <table:table-cell office:value-type="float" office:value="46.05695">
            <text:p>46.05695</text:p>
          </table:table-cell>
        </table:table-row>
        <table:table-row table:style-name="ro1">
          <table:table-cell office:value-type="string">
            <text:p>Ljubljana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14.50575">
            <text:p>14.50575</text:p>
          </table:table-cell>
          <table:table-cell office:value-type="float" office:value="46.05695">
            <text:p>46.05695</text:p>
          </table:table-cell>
        </table:table-row>
        <table:table-row table:style-name="ro1">
          <table:table-cell office:value-type="string">
            <text:p>Ljubljana</text:p>
          </table:table-cell>
          <table:table-cell office:value-type="string">
            <text:p>Waheeda Malullah</text:p>
          </table:table-cell>
          <table:table-cell office:value-type="float" office:value="1">
            <text:p>1</text:p>
          </table:table-cell>
          <table:table-cell office:value-type="float" office:value="14.50575">
            <text:p>14.50575</text:p>
          </table:table-cell>
          <table:table-cell office:value-type="float" office:value="46.05695">
            <text:p>46.05695</text:p>
          </table:table-cell>
        </table:table-row>
        <table:table-row table:style-name="ro1">
          <table:table-cell office:value-type="string">
            <text:p>Ljubljana</text:p>
          </table:table-cell>
          <table:table-cell office:value-type="string">
            <text:p>Walid Siti</text:p>
          </table:table-cell>
          <table:table-cell office:value-type="float" office:value="1">
            <text:p>1</text:p>
          </table:table-cell>
          <table:table-cell office:value-type="float" office:value="14.50575">
            <text:p>14.50575</text:p>
          </table:table-cell>
          <table:table-cell office:value-type="float" office:value="46.05695">
            <text:p>46.05695</text:p>
          </table:table-cell>
        </table:table-row>
        <table:table-row table:style-name="ro1">
          <table:table-cell office:value-type="string">
            <text:p>Llandudno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-3.827609">
            <text:p>-3.827609</text:p>
          </table:table-cell>
          <table:table-cell office:value-type="float" office:value="53.32406">
            <text:p>53.32406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Sophia Al Maria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Monir Shahroudy Farmanfarmaian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Rabih Mrou├⌐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Khaled Jarrar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Runa Islam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Maha Maamoun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Imran Quresh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Shahrzad Changalvaee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Sara Naim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Ayman Baalbak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Derek Ogbourne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Oraib Toukan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Adam Henein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Tanbak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David Claerbout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N.S. Harsha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Shahpour Pouyan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Hassan Massoudy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Sulayman Al Bassam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Hamra Abbas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Abdulaziz Ashour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Lawrence Abu Hamdan 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Marwan Rechmaou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Hesam Rahmanian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Atta Sabr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Abdulnasser Gharem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Hassan Hajjaj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Hayv Kahraman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Faisal Samra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Yasam Sasmazer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Golnaz Fath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Raeda Ashour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Hafidh al-Droub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Rula Halawan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Mounir Al-Shaaran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Safeya Binzagr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Lamya Gargash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Athier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Sophie Ernst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Noha Al-Sharif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Mohammed Ben Ali Rbat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Iman Issa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Haroon Mirza 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Asad Faulwell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Dia Al-Azzawi 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Hrair Sarkissian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Waheeda Malullah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Nadia Ayar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Wafa Houran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Walid Sit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Yousef Jaha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Adel Abdessemed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Sharif Waked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Nevin Aladag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Anri Sala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Georges Daoud Corm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Ammar Al Attar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Keith Shir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Nicky Nodjoum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Amar Kanwar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Mona Hatoum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Haris Epaminonda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Ba┼ƒak Ert├╝r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Ninar Esber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Mariam Ghan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Shadi Ghadirian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Mohammed Ghani Hikmat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Nadia Kaabi-Linke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Moataz Nasr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Simryn Gill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Zeinab Al Hashem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Khalil Rabah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Rachid Kora├»ch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Rana Begum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Jawad Al Malh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Latifa Echakhch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Tarek Halaby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Isma├»l Bahr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Manal Al Dowayan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Lara Balad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Noura Bouzo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YOVO! YOVO!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Jenine Sharab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Ala Ebtekar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Melik Ohanian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Shirin Neshat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Diana Al Hadid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Tarek Al-Ghoussein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Cevdet Erek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Jalal Toufic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Larissa Sansour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Suad Al Attar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Raqs Media Collective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Theo Eshetu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Idris Khan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Shaikha Al Mazrou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Jowhara Al-Saud 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Rosalind Nashashib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Wael Shawky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Basma Al Sharif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Samah Hijaw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Yazan Khalil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Abdulnasser Al-Amr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Reza Aramesh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Abbas Akhavan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Ahmed Alsoudan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Doa Aly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Leila Pazook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Walid Raad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Laurent Grasso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Jananne Al-An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Pascal Hachem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Ismail al-Shaikhly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Manal Dowayan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Raeda Saadeh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Rokni Haerizadeh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Zena el Khalil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Lamia Joreige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Hanan Abdullah Bahamdan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Huda Totonj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Lulwah Al-Homoud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Ramin Haerizadeh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Hassan Sharif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Sarah Abu Abdallah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Zineb Sedira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Hala Elkoussy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Mahmoud Refat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Marwan Sahmarani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Jayce Salloum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Ahmad Morshedloo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Ziad Antar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Darvish Fakhr</text:p>
          </table:table-cell>
          <table:table-cell office:value-type="float" office:value="1">
            <text:p>1</text:p>
          </table:table-cell>
          <table:table-cell office:value-type="float" office:value="-0.1277583">
            <text:p>-0.1277583</text:p>
          </table:table-cell>
          <table:table-cell office:value-type="float" office:value="51.50735">
            <text:p>51.50735</text:p>
          </table:table-cell>
        </table:table-row>
        <table:table-row table:style-name="ro1">
          <table:table-cell office:value-type="string">
            <text:p>Long Beach</text:p>
          </table:table-cell>
          <table:table-cell office:value-type="string">
            <text:p>Asad Faulwell</text:p>
          </table:table-cell>
          <table:table-cell office:value-type="float" office:value="1">
            <text:p>1</text:p>
          </table:table-cell>
          <table:table-cell office:value-type="float" office:value="-118.1937">
            <text:p>-118.1937</text:p>
          </table:table-cell>
          <table:table-cell office:value-type="float" office:value="33.77005">
            <text:p>33.77005</text:p>
          </table:table-cell>
        </table:table-row>
        <table:table-row table:style-name="ro1">
          <table:table-cell office:value-type="string">
            <text:p>Lorestan</text:p>
          </table:table-cell>
          <table:table-cell office:value-type="string">
            <text:p>Hojat Amani</text:p>
          </table:table-cell>
          <table:table-cell office:value-type="float" office:value="1">
            <text:p>1</text:p>
          </table:table-cell>
          <table:table-cell office:value-type="float" office:value="48.39882">
            <text:p>48.39882</text:p>
          </table:table-cell>
          <table:table-cell office:value-type="float" office:value="33.58184">
            <text:p>33.58184</text:p>
          </table:table-cell>
        </table:table-row>
        <table:table-row table:style-name="ro1">
          <table:table-cell office:value-type="string">
            <text:p>Los Angeles</text:p>
          </table:table-cell>
          <table:table-cell office:value-type="string">
            <text:p>Runa Islam</text:p>
          </table:table-cell>
          <table:table-cell office:value-type="float" office:value="1">
            <text:p>1</text:p>
          </table:table-cell>
          <table:table-cell office:value-type="float" office:value="-118.2437">
            <text:p>-118.2437</text:p>
          </table:table-cell>
          <table:table-cell office:value-type="float" office:value="34.05223">
            <text:p>34.05223</text:p>
          </table:table-cell>
        </table:table-row>
        <table:table-row table:style-name="ro1">
          <table:table-cell office:value-type="string">
            <text:p>Los Angeles</text:p>
          </table:table-cell>
          <table:table-cell office:value-type="string">
            <text:p>Eungie Joo</text:p>
          </table:table-cell>
          <table:table-cell office:value-type="float" office:value="1">
            <text:p>1</text:p>
          </table:table-cell>
          <table:table-cell office:value-type="float" office:value="-118.2437">
            <text:p>-118.2437</text:p>
          </table:table-cell>
          <table:table-cell office:value-type="float" office:value="34.05223">
            <text:p>34.05223</text:p>
          </table:table-cell>
        </table:table-row>
        <table:table-row table:style-name="ro1">
          <table:table-cell office:value-type="string">
            <text:p>Los Angeles</text:p>
          </table:table-cell>
          <table:table-cell office:value-type="string">
            <text:p>Ala Ebtekar</text:p>
          </table:table-cell>
          <table:table-cell office:value-type="float" office:value="1">
            <text:p>1</text:p>
          </table:table-cell>
          <table:table-cell office:value-type="float" office:value="-118.2437">
            <text:p>-118.2437</text:p>
          </table:table-cell>
          <table:table-cell office:value-type="float" office:value="34.05223">
            <text:p>34.05223</text:p>
          </table:table-cell>
        </table:table-row>
        <table:table-row table:style-name="ro1">
          <table:table-cell office:value-type="string">
            <text:p>Los Angeles</text:p>
          </table:table-cell>
          <table:table-cell office:value-type="string">
            <text:p>Latifa Echakhch</text:p>
          </table:table-cell>
          <table:table-cell office:value-type="float" office:value="1">
            <text:p>1</text:p>
          </table:table-cell>
          <table:table-cell office:value-type="float" office:value="-118.2437">
            <text:p>-118.2437</text:p>
          </table:table-cell>
          <table:table-cell office:value-type="float" office:value="34.05223">
            <text:p>34.05223</text:p>
          </table:table-cell>
        </table:table-row>
        <table:table-row table:style-name="ro1">
          <table:table-cell office:value-type="string">
            <text:p>Los Angeles</text:p>
          </table:table-cell>
          <table:table-cell office:value-type="string">
            <text:p>Asad Faulwell</text:p>
          </table:table-cell>
          <table:table-cell office:value-type="float" office:value="1">
            <text:p>1</text:p>
          </table:table-cell>
          <table:table-cell office:value-type="float" office:value="-118.2437">
            <text:p>-118.2437</text:p>
          </table:table-cell>
          <table:table-cell office:value-type="float" office:value="34.05223">
            <text:p>34.05223</text:p>
          </table:table-cell>
        </table:table-row>
        <table:table-row table:style-name="ro1">
          <table:table-cell office:value-type="string">
            <text:p>Los Angeles</text:p>
          </table:table-cell>
          <table:table-cell office:value-type="string">
            <text:p>Fay├ºal Baghriche </text:p>
          </table:table-cell>
          <table:table-cell office:value-type="float" office:value="1">
            <text:p>1</text:p>
          </table:table-cell>
          <table:table-cell office:value-type="float" office:value="-118.2437">
            <text:p>-118.2437</text:p>
          </table:table-cell>
          <table:table-cell office:value-type="float" office:value="34.05223">
            <text:p>34.05223</text:p>
          </table:table-cell>
        </table:table-row>
        <table:table-row table:style-name="ro1">
          <table:table-cell office:value-type="string">
            <text:p>Los Angeles</text:p>
          </table:table-cell>
          <table:table-cell office:value-type="string">
            <text:p>Amir H. Fallah</text:p>
          </table:table-cell>
          <table:table-cell office:value-type="float" office:value="1">
            <text:p>1</text:p>
          </table:table-cell>
          <table:table-cell office:value-type="float" office:value="-118.2437">
            <text:p>-118.2437</text:p>
          </table:table-cell>
          <table:table-cell office:value-type="float" office:value="34.05223">
            <text:p>34.05223</text:p>
          </table:table-cell>
        </table:table-row>
        <table:table-row table:style-name="ro1">
          <table:table-cell office:value-type="string">
            <text:p>Los Angeles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-118.2437">
            <text:p>-118.2437</text:p>
          </table:table-cell>
          <table:table-cell office:value-type="float" office:value="34.05223">
            <text:p>34.05223</text:p>
          </table:table-cell>
        </table:table-row>
        <table:table-row table:style-name="ro1">
          <table:table-cell office:value-type="string">
            <text:p>Los Angeles</text:p>
          </table:table-cell>
          <table:table-cell office:value-type="string">
            <text:p>Sherin Guirguis</text:p>
          </table:table-cell>
          <table:table-cell office:value-type="float" office:value="1">
            <text:p>1</text:p>
          </table:table-cell>
          <table:table-cell office:value-type="float" office:value="-118.2437">
            <text:p>-118.2437</text:p>
          </table:table-cell>
          <table:table-cell office:value-type="float" office:value="34.05223">
            <text:p>34.05223</text:p>
          </table:table-cell>
        </table:table-row>
        <table:table-row table:style-name="ro1">
          <table:table-cell office:value-type="string">
            <text:p>Los Angeles</text:p>
          </table:table-cell>
          <table:table-cell office:value-type="string">
            <text:p>Jumana Manna </text:p>
          </table:table-cell>
          <table:table-cell office:value-type="float" office:value="1">
            <text:p>1</text:p>
          </table:table-cell>
          <table:table-cell office:value-type="float" office:value="-118.2437">
            <text:p>-118.2437</text:p>
          </table:table-cell>
          <table:table-cell office:value-type="float" office:value="34.05223">
            <text:p>34.05223</text:p>
          </table:table-cell>
        </table:table-row>
        <table:table-row table:style-name="ro1">
          <table:table-cell office:value-type="string">
            <text:p>Los Angeles</text:p>
          </table:table-cell>
          <table:table-cell office:value-type="string">
            <text:p>Ghada Khunji</text:p>
          </table:table-cell>
          <table:table-cell office:value-type="float" office:value="1">
            <text:p>1</text:p>
          </table:table-cell>
          <table:table-cell office:value-type="float" office:value="-118.2437">
            <text:p>-118.2437</text:p>
          </table:table-cell>
          <table:table-cell office:value-type="float" office:value="34.05223">
            <text:p>34.05223</text:p>
          </table:table-cell>
        </table:table-row>
        <table:table-row table:style-name="ro1">
          <table:table-cell office:value-type="string">
            <text:p>Los Angeles</text:p>
          </table:table-cell>
          <table:table-cell office:value-type="string">
            <text:p>Gita Meh</text:p>
          </table:table-cell>
          <table:table-cell office:value-type="float" office:value="1">
            <text:p>1</text:p>
          </table:table-cell>
          <table:table-cell office:value-type="float" office:value="-118.2437">
            <text:p>-118.2437</text:p>
          </table:table-cell>
          <table:table-cell office:value-type="float" office:value="34.05223">
            <text:p>34.05223</text:p>
          </table:table-cell>
        </table:table-row>
        <table:table-row table:style-name="ro1">
          <table:table-cell office:value-type="string">
            <text:p>Los Angeles</text:p>
          </table:table-cell>
          <table:table-cell office:value-type="string">
            <text:p>Shaikha Al Mazrou</text:p>
          </table:table-cell>
          <table:table-cell office:value-type="float" office:value="1">
            <text:p>1</text:p>
          </table:table-cell>
          <table:table-cell office:value-type="float" office:value="-118.2437">
            <text:p>-118.2437</text:p>
          </table:table-cell>
          <table:table-cell office:value-type="float" office:value="34.05223">
            <text:p>34.05223</text:p>
          </table:table-cell>
        </table:table-row>
        <table:table-row table:style-name="ro1">
          <table:table-cell office:value-type="string">
            <text:p>Los Angeles</text:p>
          </table:table-cell>
          <table:table-cell office:value-type="string">
            <text:p>Ren├⌐ Gabri</text:p>
          </table:table-cell>
          <table:table-cell office:value-type="float" office:value="1">
            <text:p>1</text:p>
          </table:table-cell>
          <table:table-cell office:value-type="float" office:value="-118.2437">
            <text:p>-118.2437</text:p>
          </table:table-cell>
          <table:table-cell office:value-type="float" office:value="34.05223">
            <text:p>34.05223</text:p>
          </table:table-cell>
        </table:table-row>
        <table:table-row table:style-name="ro1">
          <table:table-cell office:value-type="string">
            <text:p>Los Angeles</text:p>
          </table:table-cell>
          <table:table-cell office:value-type="string">
            <text:p>Wael Shawky</text:p>
          </table:table-cell>
          <table:table-cell office:value-type="float" office:value="1">
            <text:p>1</text:p>
          </table:table-cell>
          <table:table-cell office:value-type="float" office:value="-118.2437">
            <text:p>-118.2437</text:p>
          </table:table-cell>
          <table:table-cell office:value-type="float" office:value="34.05223">
            <text:p>34.05223</text:p>
          </table:table-cell>
        </table:table-row>
        <table:table-row table:style-name="ro1">
          <table:table-cell office:value-type="string">
            <text:p>Lubumbashi</text:p>
          </table:table-cell>
          <table:table-cell office:value-type="string">
            <text:p>Moataz Nasr</text:p>
          </table:table-cell>
          <table:table-cell office:value-type="float" office:value="1">
            <text:p>1</text:p>
          </table:table-cell>
          <table:table-cell office:value-type="float" office:value="27.47944">
            <text:p>27.47944</text:p>
          </table:table-cell>
          <table:table-cell office:value-type="float" office:value="-11.66472">
            <text:p>-11.66472</text:p>
          </table:table-cell>
        </table:table-row>
        <table:table-row table:style-name="ro1">
          <table:table-cell office:value-type="string">
            <text:p>Luxor</text:p>
          </table:table-cell>
          <table:table-cell office:value-type="string">
            <text:p>Hamed Nada</text:p>
          </table:table-cell>
          <table:table-cell office:value-type="float" office:value="1">
            <text:p>1</text:p>
          </table:table-cell>
          <table:table-cell office:value-type="float" office:value="32.63964">
            <text:p>32.63964</text:p>
          </table:table-cell>
          <table:table-cell office:value-type="float" office:value="25.68724">
            <text:p>25.68724</text:p>
          </table:table-cell>
        </table:table-row>
        <table:table-row table:style-name="ro1">
          <table:table-cell office:value-type="string">
            <text:p>Luxor</text:p>
          </table:table-cell>
          <table:table-cell office:value-type="string">
            <text:p>Adam Henein</text:p>
          </table:table-cell>
          <table:table-cell office:value-type="float" office:value="1">
            <text:p>1</text:p>
          </table:table-cell>
          <table:table-cell office:value-type="float" office:value="32.63964">
            <text:p>32.63964</text:p>
          </table:table-cell>
          <table:table-cell office:value-type="float" office:value="25.68724">
            <text:p>25.68724</text:p>
          </table:table-cell>
        </table:table-row>
        <table:table-row table:style-name="ro1">
          <table:table-cell office:value-type="string">
            <text:p>Lyon</text:p>
          </table:table-cell>
          <table:table-cell office:value-type="string">
            <text:p>mounir fatmi</text:p>
          </table:table-cell>
          <table:table-cell office:value-type="float" office:value="1">
            <text:p>1</text:p>
          </table:table-cell>
          <table:table-cell office:value-type="float" office:value="4.835659">
            <text:p>4.835659</text:p>
          </table:table-cell>
          <table:table-cell office:value-type="float" office:value="45.76404">
            <text:p>45.76404</text:p>
          </table:table-cell>
        </table:table-row>
        <table:table-row table:style-name="ro1">
          <table:table-cell office:value-type="string">
            <text:p>Lyon</text:p>
          </table:table-cell>
          <table:table-cell office:value-type="string">
            <text:p>Latifa Echakhch</text:p>
          </table:table-cell>
          <table:table-cell office:value-type="float" office:value="1">
            <text:p>1</text:p>
          </table:table-cell>
          <table:table-cell office:value-type="float" office:value="4.835659">
            <text:p>4.835659</text:p>
          </table:table-cell>
          <table:table-cell office:value-type="float" office:value="45.76404">
            <text:p>45.76404</text:p>
          </table:table-cell>
        </table:table-row>
        <table:table-row table:style-name="ro1">
          <table:table-cell office:value-type="string">
            <text:p>Lyon</text:p>
          </table:table-cell>
          <table:table-cell office:value-type="string">
            <text:p>Farid Belkahia</text:p>
          </table:table-cell>
          <table:table-cell office:value-type="float" office:value="1">
            <text:p>1</text:p>
          </table:table-cell>
          <table:table-cell office:value-type="float" office:value="4.835659">
            <text:p>4.835659</text:p>
          </table:table-cell>
          <table:table-cell office:value-type="float" office:value="45.76404">
            <text:p>45.76404</text:p>
          </table:table-cell>
        </table:table-row>
        <table:table-row table:style-name="ro1">
          <table:table-cell office:value-type="string">
            <text:p>Lyon</text:p>
          </table:table-cell>
          <table:table-cell office:value-type="string">
            <text:p>Melik Ohanian</text:p>
          </table:table-cell>
          <table:table-cell office:value-type="float" office:value="1">
            <text:p>1</text:p>
          </table:table-cell>
          <table:table-cell office:value-type="float" office:value="4.835659">
            <text:p>4.835659</text:p>
          </table:table-cell>
          <table:table-cell office:value-type="float" office:value="45.76404">
            <text:p>45.76404</text:p>
          </table:table-cell>
        </table:table-row>
        <table:table-row table:style-name="ro1">
          <table:table-cell office:value-type="string">
            <text:p>Lyon</text:p>
          </table:table-cell>
          <table:table-cell office:value-type="string">
            <text:p>Adel Abdessemed</text:p>
          </table:table-cell>
          <table:table-cell office:value-type="float" office:value="1">
            <text:p>1</text:p>
          </table:table-cell>
          <table:table-cell office:value-type="float" office:value="4.835659">
            <text:p>4.835659</text:p>
          </table:table-cell>
          <table:table-cell office:value-type="float" office:value="45.76404">
            <text:p>45.76404</text:p>
          </table:table-cell>
        </table:table-row>
        <table:table-row table:style-name="ro1">
          <table:table-cell office:value-type="string">
            <text:p>Madinah</text:p>
          </table:table-cell>
          <table:table-cell office:value-type="string">
            <text:p>Lina Gazzaz,</text:p>
          </table:table-cell>
          <table:table-cell office:value-type="float" office:value="1">
            <text:p>1</text:p>
          </table:table-cell>
          <table:table-cell office:value-type="float" office:value="39.6">
            <text:p>39.6</text:p>
          </table:table-cell>
          <table:table-cell office:value-type="float" office:value="24.46667">
            <text:p>24.46667</text:p>
          </table:table-cell>
        </table:table-row>
        <table:table-row table:style-name="ro1">
          <table:table-cell office:value-type="string">
            <text:p>Madinah</text:p>
          </table:table-cell>
          <table:table-cell office:value-type="string">
            <text:p>Khalid Khidr </text:p>
          </table:table-cell>
          <table:table-cell office:value-type="float" office:value="1">
            <text:p>1</text:p>
          </table:table-cell>
          <table:table-cell office:value-type="float" office:value="39.6">
            <text:p>39.6</text:p>
          </table:table-cell>
          <table:table-cell office:value-type="float" office:value="24.46667">
            <text:p>24.46667</text:p>
          </table:table-cell>
        </table:table-row>
        <table:table-row table:style-name="ro1">
          <table:table-cell office:value-type="string">
            <text:p>Madrid</text:p>
          </table:table-cell>
          <table:table-cell office:value-type="string">
            <text:p>Mahmoud Refat</text:p>
          </table:table-cell>
          <table:table-cell office:value-type="float" office:value="1">
            <text:p>1</text:p>
          </table:table-cell>
          <table:table-cell office:value-type="float" office:value="-3.70379">
            <text:p>-3.70379</text:p>
          </table:table-cell>
          <table:table-cell office:value-type="float" office:value="40.41678">
            <text:p>40.41678</text:p>
          </table:table-cell>
        </table:table-row>
        <table:table-row table:style-name="ro1">
          <table:table-cell office:value-type="string">
            <text:p>Madrid</text:p>
          </table:table-cell>
          <table:table-cell office:value-type="string">
            <text:p>Driss Ouadahi</text:p>
          </table:table-cell>
          <table:table-cell office:value-type="float" office:value="1">
            <text:p>1</text:p>
          </table:table-cell>
          <table:table-cell office:value-type="float" office:value="-3.70379">
            <text:p>-3.70379</text:p>
          </table:table-cell>
          <table:table-cell office:value-type="float" office:value="40.41678">
            <text:p>40.41678</text:p>
          </table:table-cell>
        </table:table-row>
        <table:table-row table:style-name="ro1">
          <table:table-cell office:value-type="string">
            <text:p>Madrid</text:p>
          </table:table-cell>
          <table:table-cell office:value-type="string">
            <text:p>Hamed Nada</text:p>
          </table:table-cell>
          <table:table-cell office:value-type="float" office:value="1">
            <text:p>1</text:p>
          </table:table-cell>
          <table:table-cell office:value-type="float" office:value="-3.70379">
            <text:p>-3.70379</text:p>
          </table:table-cell>
          <table:table-cell office:value-type="float" office:value="40.41678">
            <text:p>40.41678</text:p>
          </table:table-cell>
        </table:table-row>
        <table:table-row table:style-name="ro1">
          <table:table-cell office:value-type="string">
            <text:p>Madrid</text:p>
          </table:table-cell>
          <table:table-cell office:value-type="string">
            <text:p>Mohammed Melehi</text:p>
          </table:table-cell>
          <table:table-cell office:value-type="float" office:value="1">
            <text:p>1</text:p>
          </table:table-cell>
          <table:table-cell office:value-type="float" office:value="-3.70379">
            <text:p>-3.70379</text:p>
          </table:table-cell>
          <table:table-cell office:value-type="float" office:value="40.41678">
            <text:p>40.41678</text:p>
          </table:table-cell>
        </table:table-row>
        <table:table-row table:style-name="ro1">
          <table:table-cell office:value-type="string">
            <text:p>Madrid</text:p>
          </table:table-cell>
          <table:table-cell office:value-type="string">
            <text:p>Ismail al-Shaikhly</text:p>
          </table:table-cell>
          <table:table-cell office:value-type="float" office:value="1">
            <text:p>1</text:p>
          </table:table-cell>
          <table:table-cell office:value-type="float" office:value="-3.70379">
            <text:p>-3.70379</text:p>
          </table:table-cell>
          <table:table-cell office:value-type="float" office:value="40.41678">
            <text:p>40.41678</text:p>
          </table:table-cell>
        </table:table-row>
        <table:table-row table:style-name="ro1">
          <table:table-cell office:value-type="string">
            <text:p>Madrid</text:p>
          </table:table-cell>
          <table:table-cell office:value-type="string">
            <text:p>Tanbak</text:p>
          </table:table-cell>
          <table:table-cell office:value-type="float" office:value="1">
            <text:p>1</text:p>
          </table:table-cell>
          <table:table-cell office:value-type="float" office:value="-3.70379">
            <text:p>-3.70379</text:p>
          </table:table-cell>
          <table:table-cell office:value-type="float" office:value="40.41678">
            <text:p>40.41678</text:p>
          </table:table-cell>
        </table:table-row>
        <table:table-row table:style-name="ro1">
          <table:table-cell office:value-type="string">
            <text:p>Madrid</text:p>
          </table:table-cell>
          <table:table-cell office:value-type="string">
            <text:p>Abdulhalim Radwi</text:p>
          </table:table-cell>
          <table:table-cell office:value-type="float" office:value="1">
            <text:p>1</text:p>
          </table:table-cell>
          <table:table-cell office:value-type="float" office:value="-3.70379">
            <text:p>-3.70379</text:p>
          </table:table-cell>
          <table:table-cell office:value-type="float" office:value="40.41678">
            <text:p>40.41678</text:p>
          </table:table-cell>
        </table:table-row>
        <table:table-row table:style-name="ro1">
          <table:table-cell office:value-type="string">
            <text:p>Madrid</text:p>
          </table:table-cell>
          <table:table-cell office:value-type="string">
            <text:p>Hamed Owais</text:p>
          </table:table-cell>
          <table:table-cell office:value-type="float" office:value="1">
            <text:p>1</text:p>
          </table:table-cell>
          <table:table-cell office:value-type="float" office:value="-3.70379">
            <text:p>-3.70379</text:p>
          </table:table-cell>
          <table:table-cell office:value-type="float" office:value="40.41678">
            <text:p>40.41678</text:p>
          </table:table-cell>
        </table:table-row>
        <table:table-row table:style-name="ro1">
          <table:table-cell office:value-type="string">
            <text:p>Mahe</text:p>
          </table:table-cell>
          <table:table-cell office:value-type="string">
            <text:p>Ala Ebtekar</text:p>
          </table:table-cell>
          <table:table-cell office:value-type="float" office:value="1">
            <text:p>1</text:p>
          </table:table-cell>
          <table:table-cell office:value-type="float" office:value="55.4804">
            <text:p>55.4804</text:p>
          </table:table-cell>
          <table:table-cell office:value-type="float" office:value="-4.682669">
            <text:p>-4.682669</text:p>
          </table:table-cell>
        </table:table-row>
        <table:table-row table:style-name="ro1">
          <table:table-cell office:value-type="string">
            <text:p>Maine</text:p>
          </table:table-cell>
          <table:table-cell office:value-type="string">
            <text:p>Nabil Nahas</text:p>
          </table:table-cell>
          <table:table-cell office:value-type="float" office:value="1">
            <text:p>1</text:p>
          </table:table-cell>
          <table:table-cell office:value-type="float" office:value="-69.44547">
            <text:p>-69.44547</text:p>
          </table:table-cell>
          <table:table-cell office:value-type="float" office:value="45.25378">
            <text:p>45.25378</text:p>
          </table:table-cell>
        </table:table-row>
        <table:table-row table:style-name="ro1">
          <table:table-cell office:value-type="string">
            <text:p>Maine</text:p>
          </table:table-cell>
          <table:table-cell office:value-type="string">
            <text:p>Diana Al Hadid</text:p>
          </table:table-cell>
          <table:table-cell office:value-type="float" office:value="1">
            <text:p>1</text:p>
          </table:table-cell>
          <table:table-cell office:value-type="float" office:value="-69.44547">
            <text:p>-69.44547</text:p>
          </table:table-cell>
          <table:table-cell office:value-type="float" office:value="45.25378">
            <text:p>45.25378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Ahmed Tayseer Badrah</text:p>
          </table:table-cell>
          <table:table-cell office:value-type="float" office:value="1">
            <text:p>1</text:p>
          </table:table-cell>
          <table:table-cell office:value-type="float" office:value="101.9758">
            <text:p>101.9758</text:p>
          </table:table-cell>
          <table:table-cell office:value-type="float" office:value="4.210484">
            <text:p>4.210484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Simryn Gill</text:p>
          </table:table-cell>
          <table:table-cell office:value-type="float" office:value="1">
            <text:p>1</text:p>
          </table:table-cell>
          <table:table-cell office:value-type="float" office:value="101.9758">
            <text:p>101.9758</text:p>
          </table:table-cell>
          <table:table-cell office:value-type="float" office:value="4.210484">
            <text:p>4.210484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Sara Naim</text:p>
          </table:table-cell>
          <table:table-cell office:value-type="float" office:value="1">
            <text:p>1</text:p>
          </table:table-cell>
          <table:table-cell office:value-type="float" office:value="101.9758">
            <text:p>101.9758</text:p>
          </table:table-cell>
          <table:table-cell office:value-type="float" office:value="4.210484">
            <text:p>4.210484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Golnaz Fathi</text:p>
          </table:table-cell>
          <table:table-cell office:value-type="float" office:value="1">
            <text:p>1</text:p>
          </table:table-cell>
          <table:table-cell office:value-type="float" office:value="101.9758">
            <text:p>101.9758</text:p>
          </table:table-cell>
          <table:table-cell office:value-type="float" office:value="4.210484">
            <text:p>4.210484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Youssef Nabil</text:p>
          </table:table-cell>
          <table:table-cell office:value-type="float" office:value="1">
            <text:p>1</text:p>
          </table:table-cell>
          <table:table-cell office:value-type="float" office:value="-3.996166">
            <text:p>-3.996166</text:p>
          </table:table-cell>
          <table:table-cell office:value-type="float" office:value="17.57069">
            <text:p>17.57069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-3.996166">
            <text:p>-3.996166</text:p>
          </table:table-cell>
          <table:table-cell office:value-type="float" office:value="17.57069">
            <text:p>17.57069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Maha Maamoun</text:p>
          </table:table-cell>
          <table:table-cell office:value-type="float" office:value="1">
            <text:p>1</text:p>
          </table:table-cell>
          <table:table-cell office:value-type="float" office:value="-3.996166">
            <text:p>-3.996166</text:p>
          </table:table-cell>
          <table:table-cell office:value-type="float" office:value="17.57069">
            <text:p>17.57069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Mohamed Bourouissa</text:p>
          </table:table-cell>
          <table:table-cell office:value-type="float" office:value="1">
            <text:p>1</text:p>
          </table:table-cell>
          <table:table-cell office:value-type="float" office:value="-3.996166">
            <text:p>-3.996166</text:p>
          </table:table-cell>
          <table:table-cell office:value-type="float" office:value="17.57069">
            <text:p>17.57069</text:p>
          </table:table-cell>
        </table:table-row>
        <table:table-row table:style-name="ro1">
          <table:table-cell office:value-type="string">
            <text:p>Malm├╢</text:p>
          </table:table-cell>
          <table:table-cell office:value-type="string">
            <text:p>Haris Epaminonda</text:p>
          </table:table-cell>
          <table:table-cell office:value-type="float" office:value="1">
            <text:p>1</text:p>
          </table:table-cell>
          <table:table-cell office:value-type="float" office:value="13.00382">
            <text:p>13.00382</text:p>
          </table:table-cell>
          <table:table-cell office:value-type="float" office:value="55.60498">
            <text:p>55.60498</text:p>
          </table:table-cell>
        </table:table-row>
        <table:table-row table:style-name="ro1">
          <table:table-cell office:value-type="string">
            <text:p>Malm├╢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13.00382">
            <text:p>13.00382</text:p>
          </table:table-cell>
          <table:table-cell office:value-type="float" office:value="55.60498">
            <text:p>55.60498</text:p>
          </table:table-cell>
        </table:table-row>
        <table:table-row table:style-name="ro1">
          <table:table-cell office:value-type="string">
            <text:p>Malm├╢</text:p>
          </table:table-cell>
          <table:table-cell office:value-type="string">
            <text:p>Setareh Shahbazi</text:p>
          </table:table-cell>
          <table:table-cell office:value-type="float" office:value="1">
            <text:p>1</text:p>
          </table:table-cell>
          <table:table-cell office:value-type="float" office:value="13.00382">
            <text:p>13.00382</text:p>
          </table:table-cell>
          <table:table-cell office:value-type="float" office:value="55.60498">
            <text:p>55.60498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Suad Al Attar</text:p>
          </table:table-cell>
          <table:table-cell office:value-type="float" office:value="1">
            <text:p>1</text:p>
          </table:table-cell>
          <table:table-cell office:value-type="float" office:value="14.37542">
            <text:p>14.37542</text:p>
          </table:table-cell>
          <table:table-cell office:value-type="float" office:value="35.9375">
            <text:p>35.9375</text:p>
          </table:table-cell>
        </table:table-row>
        <table:table-row table:style-name="ro1">
          <table:table-cell office:value-type="string">
            <text:p>Manama</text:p>
          </table:table-cell>
          <table:table-cell office:value-type="string">
            <text:p>Mounira Al Solh</text:p>
          </table:table-cell>
          <table:table-cell office:value-type="float" office:value="1">
            <text:p>1</text:p>
          </table:table-cell>
          <table:table-cell office:value-type="float" office:value="50.58333">
            <text:p>50.58333</text:p>
          </table:table-cell>
          <table:table-cell office:value-type="float" office:value="26.21667">
            <text:p>26.21667</text:p>
          </table:table-cell>
        </table:table-row>
        <table:table-row table:style-name="ro1">
          <table:table-cell office:value-type="string">
            <text:p>Manama</text:p>
          </table:table-cell>
          <table:table-cell office:value-type="string">
            <text:p>Jumana Emil Abboud</text:p>
          </table:table-cell>
          <table:table-cell office:value-type="float" office:value="1">
            <text:p>1</text:p>
          </table:table-cell>
          <table:table-cell office:value-type="float" office:value="50.58333">
            <text:p>50.58333</text:p>
          </table:table-cell>
          <table:table-cell office:value-type="float" office:value="26.21667">
            <text:p>26.21667</text:p>
          </table:table-cell>
        </table:table-row>
        <table:table-row table:style-name="ro1">
          <table:table-cell office:value-type="string">
            <text:p>Manama</text:p>
          </table:table-cell>
          <table:table-cell office:value-type="string">
            <text:p>Marwa Rustam</text:p>
          </table:table-cell>
          <table:table-cell office:value-type="float" office:value="1">
            <text:p>1</text:p>
          </table:table-cell>
          <table:table-cell office:value-type="float" office:value="50.58333">
            <text:p>50.58333</text:p>
          </table:table-cell>
          <table:table-cell office:value-type="float" office:value="26.21667">
            <text:p>26.21667</text:p>
          </table:table-cell>
        </table:table-row>
        <table:table-row table:style-name="ro1">
          <table:table-cell office:value-type="string">
            <text:p>Manchester</text:p>
          </table:table-cell>
          <table:table-cell office:value-type="string">
            <text:p>Hamra Abbas</text:p>
          </table:table-cell>
          <table:table-cell office:value-type="float" office:value="1">
            <text:p>1</text:p>
          </table:table-cell>
          <table:table-cell office:value-type="float" office:value="-2.242631">
            <text:p>-2.242631</text:p>
          </table:table-cell>
          <table:table-cell office:value-type="float" office:value="53.48076">
            <text:p>53.48076</text:p>
          </table:table-cell>
        </table:table-row>
        <table:table-row table:style-name="ro1">
          <table:table-cell office:value-type="string">
            <text:p>Manchester</text:p>
          </table:table-cell>
          <table:table-cell office:value-type="string">
            <text:p>Larissa Sansour</text:p>
          </table:table-cell>
          <table:table-cell office:value-type="float" office:value="1">
            <text:p>1</text:p>
          </table:table-cell>
          <table:table-cell office:value-type="float" office:value="-2.242631">
            <text:p>-2.242631</text:p>
          </table:table-cell>
          <table:table-cell office:value-type="float" office:value="53.48076">
            <text:p>53.48076</text:p>
          </table:table-cell>
        </table:table-row>
        <table:table-row table:style-name="ro1">
          <table:table-cell office:value-type="string">
            <text:p>Manchester</text:p>
          </table:table-cell>
          <table:table-cell office:value-type="string">
            <text:p>Haroon Mirza </text:p>
          </table:table-cell>
          <table:table-cell office:value-type="float" office:value="1">
            <text:p>1</text:p>
          </table:table-cell>
          <table:table-cell office:value-type="float" office:value="-2.242631">
            <text:p>-2.242631</text:p>
          </table:table-cell>
          <table:table-cell office:value-type="float" office:value="53.48076">
            <text:p>53.48076</text:p>
          </table:table-cell>
        </table:table-row>
        <table:table-row table:style-name="ro1">
          <table:table-cell office:value-type="string">
            <text:p>Manchester</text:p>
          </table:table-cell>
          <table:table-cell office:value-type="string">
            <text:p>Muzamil Choudhury</text:p>
          </table:table-cell>
          <table:table-cell office:value-type="float" office:value="1">
            <text:p>1</text:p>
          </table:table-cell>
          <table:table-cell office:value-type="float" office:value="-2.242631">
            <text:p>-2.242631</text:p>
          </table:table-cell>
          <table:table-cell office:value-type="float" office:value="53.48076">
            <text:p>53.48076</text:p>
          </table:table-cell>
        </table:table-row>
        <table:table-row table:style-name="ro1">
          <table:table-cell office:value-type="string">
            <text:p>Manchester</text:p>
          </table:table-cell>
          <table:table-cell office:value-type="string">
            <text:p>Sherif El Azma</text:p>
          </table:table-cell>
          <table:table-cell office:value-type="float" office:value="1">
            <text:p>1</text:p>
          </table:table-cell>
          <table:table-cell office:value-type="float" office:value="-2.242631">
            <text:p>-2.242631</text:p>
          </table:table-cell>
          <table:table-cell office:value-type="float" office:value="53.48076">
            <text:p>53.48076</text:p>
          </table:table-cell>
        </table:table-row>
        <table:table-row table:style-name="ro1">
          <table:table-cell office:value-type="string">
            <text:p>Manchester</text:p>
          </table:table-cell>
          <table:table-cell office:value-type="string">
            <text:p>Amina Menia</text:p>
          </table:table-cell>
          <table:table-cell office:value-type="float" office:value="1">
            <text:p>1</text:p>
          </table:table-cell>
          <table:table-cell office:value-type="float" office:value="-2.242631">
            <text:p>-2.242631</text:p>
          </table:table-cell>
          <table:table-cell office:value-type="float" office:value="53.48076">
            <text:p>53.48076</text:p>
          </table:table-cell>
        </table:table-row>
        <table:table-row table:style-name="ro1">
          <table:table-cell office:value-type="string">
            <text:p>Marche</text:p>
          </table:table-cell>
          <table:table-cell office:value-type="string">
            <text:p>Ziad Antar</text:p>
          </table:table-cell>
          <table:table-cell office:value-type="float" office:value="1">
            <text:p>1</text:p>
          </table:table-cell>
          <table:table-cell office:value-type="float" office:value="12.98962">
            <text:p>12.98962</text:p>
          </table:table-cell>
          <table:table-cell office:value-type="float" office:value="43.50587">
            <text:p>43.50587</text:p>
          </table:table-cell>
        </table:table-row>
        <table:table-row table:style-name="ro1">
          <table:table-cell office:value-type="string">
            <text:p>Mardin</text:p>
          </table:table-cell>
          <table:table-cell office:value-type="string">
            <text:p>Halil Altindere</text:p>
          </table:table-cell>
          <table:table-cell office:value-type="float" office:value="1">
            <text:p>1</text:p>
          </table:table-cell>
          <table:table-cell office:value-type="float" office:value="40.72448">
            <text:p>40.72448</text:p>
          </table:table-cell>
          <table:table-cell office:value-type="float" office:value="37.32116">
            <text:p>37.32116</text:p>
          </table:table-cell>
        </table:table-row>
        <table:table-row table:style-name="ro1">
          <table:table-cell office:value-type="string">
            <text:p>Maroc</text:p>
          </table:table-cell>
          <table:table-cell office:value-type="string">
            <text:p>Farid Belkahia</text:p>
          </table:table-cell>
          <table:table-cell office:value-type="float" office:value="1">
            <text:p>1</text:p>
          </table:table-cell>
          <table:table-cell office:value-type="float" office:value="-7.09262">
            <text:p>-7.09262</text:p>
          </table:table-cell>
          <table:table-cell office:value-type="float" office:value="31.7917">
            <text:p>31.7917</text:p>
          </table:table-cell>
        </table:table-row>
        <table:table-row table:style-name="ro1">
          <table:table-cell office:value-type="string">
            <text:p>Marrakech</text:p>
          </table:table-cell>
          <table:table-cell office:value-type="string">
            <text:p>Maalem Abdelk├⌐bir Merchane</text:p>
          </table:table-cell>
          <table:table-cell office:value-type="float" office:value="1">
            <text:p>1</text:p>
          </table:table-cell>
          <table:table-cell office:value-type="float" office:value="-8.008889">
            <text:p>-8.008889</text:p>
          </table:table-cell>
          <table:table-cell office:value-type="float" office:value="31.63">
            <text:p>31.63</text:p>
          </table:table-cell>
        </table:table-row>
        <table:table-row table:style-name="ro1">
          <table:table-cell office:value-type="string">
            <text:p>Marrakech</text:p>
          </table:table-cell>
          <table:table-cell office:value-type="string">
            <text:p>Kamarstudios </text:p>
          </table:table-cell>
          <table:table-cell office:value-type="float" office:value="1">
            <text:p>1</text:p>
          </table:table-cell>
          <table:table-cell office:value-type="float" office:value="-8.008889">
            <text:p>-8.008889</text:p>
          </table:table-cell>
          <table:table-cell office:value-type="float" office:value="31.63">
            <text:p>31.63</text:p>
          </table:table-cell>
        </table:table-row>
        <table:table-row table:style-name="ro1">
          <table:table-cell office:value-type="string">
            <text:p>Marrakech</text:p>
          </table:table-cell>
          <table:table-cell office:value-type="string">
            <text:p>Mohammed Melehi</text:p>
          </table:table-cell>
          <table:table-cell office:value-type="float" office:value="1">
            <text:p>1</text:p>
          </table:table-cell>
          <table:table-cell office:value-type="float" office:value="-8.008889">
            <text:p>-8.008889</text:p>
          </table:table-cell>
          <table:table-cell office:value-type="float" office:value="31.63">
            <text:p>31.63</text:p>
          </table:table-cell>
        </table:table-row>
        <table:table-row table:style-name="ro1">
          <table:table-cell office:value-type="string">
            <text:p>Marrakech</text:p>
          </table:table-cell>
          <table:table-cell office:value-type="string">
            <text:p>Farid Belkahia</text:p>
          </table:table-cell>
          <table:table-cell office:value-type="float" office:value="1">
            <text:p>1</text:p>
          </table:table-cell>
          <table:table-cell office:value-type="float" office:value="-8.008889">
            <text:p>-8.008889</text:p>
          </table:table-cell>
          <table:table-cell office:value-type="float" office:value="31.63">
            <text:p>31.63</text:p>
          </table:table-cell>
        </table:table-row>
        <table:table-row table:style-name="ro1">
          <table:table-cell office:value-type="string">
            <text:p>Marrakech</text:p>
          </table:table-cell>
          <table:table-cell office:value-type="string">
            <text:p>Hassan Hajjaj</text:p>
          </table:table-cell>
          <table:table-cell office:value-type="float" office:value="1">
            <text:p>1</text:p>
          </table:table-cell>
          <table:table-cell office:value-type="float" office:value="-8.008889">
            <text:p>-8.008889</text:p>
          </table:table-cell>
          <table:table-cell office:value-type="float" office:value="31.63">
            <text:p>31.63</text:p>
          </table:table-cell>
        </table:table-row>
        <table:table-row table:style-name="ro1">
          <table:table-cell office:value-type="string">
            <text:p>Marseille</text:p>
          </table:table-cell>
          <table:table-cell office:value-type="string">
            <text:p>Taysir Batniji</text:p>
          </table:table-cell>
          <table:table-cell office:value-type="float" office:value="1">
            <text:p>1</text:p>
          </table:table-cell>
          <table:table-cell office:value-type="float" office:value="5.36978">
            <text:p>5.36978</text:p>
          </table:table-cell>
          <table:table-cell office:value-type="float" office:value="43.29648">
            <text:p>43.29648</text:p>
          </table:table-cell>
        </table:table-row>
        <table:table-row table:style-name="ro1">
          <table:table-cell office:value-type="string">
            <text:p>Marseille</text:p>
          </table:table-cell>
          <table:table-cell office:value-type="string">
            <text:p>Samah Hijawi</text:p>
          </table:table-cell>
          <table:table-cell office:value-type="float" office:value="1">
            <text:p>1</text:p>
          </table:table-cell>
          <table:table-cell office:value-type="float" office:value="5.36978">
            <text:p>5.36978</text:p>
          </table:table-cell>
          <table:table-cell office:value-type="float" office:value="43.29648">
            <text:p>43.29648</text:p>
          </table:table-cell>
        </table:table-row>
        <table:table-row table:style-name="ro1">
          <table:table-cell office:value-type="string">
            <text:p>Marseille</text:p>
          </table:table-cell>
          <table:table-cell office:value-type="string">
            <text:p>Mouna Karray</text:p>
          </table:table-cell>
          <table:table-cell office:value-type="float" office:value="1">
            <text:p>1</text:p>
          </table:table-cell>
          <table:table-cell office:value-type="float" office:value="5.36978">
            <text:p>5.36978</text:p>
          </table:table-cell>
          <table:table-cell office:value-type="float" office:value="43.29648">
            <text:p>43.29648</text:p>
          </table:table-cell>
        </table:table-row>
        <table:table-row table:style-name="ro1">
          <table:table-cell office:value-type="string">
            <text:p>Marseille</text:p>
          </table:table-cell>
          <table:table-cell office:value-type="string">
            <text:p>Zineb Sedira</text:p>
          </table:table-cell>
          <table:table-cell office:value-type="float" office:value="1">
            <text:p>1</text:p>
          </table:table-cell>
          <table:table-cell office:value-type="float" office:value="5.36978">
            <text:p>5.36978</text:p>
          </table:table-cell>
          <table:table-cell office:value-type="float" office:value="43.29648">
            <text:p>43.29648</text:p>
          </table:table-cell>
        </table:table-row>
        <table:table-row table:style-name="ro1">
          <table:table-cell office:value-type="string">
            <text:p>Mashad</text:p>
          </table:table-cell>
          <table:table-cell office:value-type="string">
            <text:p>Iman Raad</text:p>
          </table:table-cell>
          <table:table-cell office:value-type="float" office:value="1">
            <text:p>1</text:p>
          </table:table-cell>
          <table:table-cell office:value-type="float" office:value="59.61675">
            <text:p>59.61675</text:p>
          </table:table-cell>
          <table:table-cell office:value-type="float" office:value="36.26046">
            <text:p>36.26046</text:p>
          </table:table-cell>
        </table:table-row>
        <table:table-row table:style-name="ro1">
          <table:table-cell office:value-type="string">
            <text:p>Massachusetts</text:p>
          </table:table-cell>
          <table:table-cell office:value-type="string">
            <text:p>Raqs Media Collective</text:p>
          </table:table-cell>
          <table:table-cell office:value-type="float" office:value="1">
            <text:p>1</text:p>
          </table:table-cell>
          <table:table-cell office:value-type="float" office:value="-71.38244">
            <text:p>-71.38244</text:p>
          </table:table-cell>
          <table:table-cell office:value-type="float" office:value="42.40721">
            <text:p>42.40721</text:p>
          </table:table-cell>
        </table:table-row>
        <table:table-row table:style-name="ro1">
          <table:table-cell office:value-type="string">
            <text:p>Massachusetts</text:p>
          </table:table-cell>
          <table:table-cell office:value-type="string">
            <text:p>Lamia Joreige</text:p>
          </table:table-cell>
          <table:table-cell office:value-type="float" office:value="1">
            <text:p>1</text:p>
          </table:table-cell>
          <table:table-cell office:value-type="float" office:value="-71.38244">
            <text:p>-71.38244</text:p>
          </table:table-cell>
          <table:table-cell office:value-type="float" office:value="42.40721">
            <text:p>42.40721</text:p>
          </table:table-cell>
        </table:table-row>
        <table:table-row table:style-name="ro1">
          <table:table-cell office:value-type="string">
            <text:p>Massachusetts</text:p>
          </table:table-cell>
          <table:table-cell office:value-type="string">
            <text:p>Jowhara Al-Saud </text:p>
          </table:table-cell>
          <table:table-cell office:value-type="float" office:value="1">
            <text:p>1</text:p>
          </table:table-cell>
          <table:table-cell office:value-type="float" office:value="-71.38244">
            <text:p>-71.38244</text:p>
          </table:table-cell>
          <table:table-cell office:value-type="float" office:value="42.40721">
            <text:p>42.40721</text:p>
          </table:table-cell>
        </table:table-row>
        <table:table-row table:style-name="ro1">
          <table:table-cell office:value-type="string">
            <text:p>Mauritania</text:p>
          </table:table-cell>
          <table:table-cell office:value-type="string">
            <text:p>Dimi Mint Abba</text:p>
          </table:table-cell>
          <table:table-cell office:value-type="float" office:value="1">
            <text:p>1</text:p>
          </table:table-cell>
          <table:table-cell office:value-type="float" office:value="-10.94083">
            <text:p>-10.94083</text:p>
          </table:table-cell>
          <table:table-cell office:value-type="float" office:value="21.00789">
            <text:p>21.00789</text:p>
          </table:table-cell>
        </table:table-row>
        <table:table-row table:style-name="ro1">
          <table:table-cell office:value-type="string">
            <text:p>Mecca</text:p>
          </table:table-cell>
          <table:table-cell office:value-type="string">
            <text:p>Shadia and Raja Alem</text:p>
          </table:table-cell>
          <table:table-cell office:value-type="float" office:value="1">
            <text:p>1</text:p>
          </table:table-cell>
          <table:table-cell office:value-type="float" office:value="39.81667">
            <text:p>39.81667</text:p>
          </table:table-cell>
          <table:table-cell office:value-type="float" office:value="21.41667">
            <text:p>21.41667</text:p>
          </table:table-cell>
        </table:table-row>
        <table:table-row table:style-name="ro1">
          <table:table-cell office:value-type="string">
            <text:p>Mecca</text:p>
          </table:table-cell>
          <table:table-cell office:value-type="string">
            <text:p>Ahmed Felemban </text:p>
          </table:table-cell>
          <table:table-cell office:value-type="float" office:value="1">
            <text:p>1</text:p>
          </table:table-cell>
          <table:table-cell office:value-type="float" office:value="39.81667">
            <text:p>39.81667</text:p>
          </table:table-cell>
          <table:table-cell office:value-type="float" office:value="21.41667">
            <text:p>21.41667</text:p>
          </table:table-cell>
        </table:table-row>
        <table:table-row table:style-name="ro1">
          <table:table-cell office:value-type="string">
            <text:p>Mecca</text:p>
          </table:table-cell>
          <table:table-cell office:value-type="string">
            <text:p>Abdulhalim Radwi</text:p>
          </table:table-cell>
          <table:table-cell office:value-type="float" office:value="1">
            <text:p>1</text:p>
          </table:table-cell>
          <table:table-cell office:value-type="float" office:value="39.81667">
            <text:p>39.81667</text:p>
          </table:table-cell>
          <table:table-cell office:value-type="float" office:value="21.41667">
            <text:p>21.41667</text:p>
          </table:table-cell>
        </table:table-row>
        <table:table-row table:style-name="ro1">
          <table:table-cell office:value-type="string">
            <text:p>Mecca</text:p>
          </table:table-cell>
          <table:table-cell office:value-type="string">
            <text:p>Yousef Jaha</text:p>
          </table:table-cell>
          <table:table-cell office:value-type="float" office:value="1">
            <text:p>1</text:p>
          </table:table-cell>
          <table:table-cell office:value-type="float" office:value="39.81667">
            <text:p>39.81667</text:p>
          </table:table-cell>
          <table:table-cell office:value-type="float" office:value="21.41667">
            <text:p>21.41667</text:p>
          </table:table-cell>
        </table:table-row>
        <table:table-row table:style-name="ro1">
          <table:table-cell office:value-type="string">
            <text:p>Mecca</text:p>
          </table:table-cell>
          <table:table-cell office:value-type="string">
            <text:p>Youn├¿s Rahmoun</text:p>
          </table:table-cell>
          <table:table-cell office:value-type="float" office:value="1">
            <text:p>1</text:p>
          </table:table-cell>
          <table:table-cell office:value-type="float" office:value="39.81667">
            <text:p>39.81667</text:p>
          </table:table-cell>
          <table:table-cell office:value-type="float" office:value="21.41667">
            <text:p>21.41667</text:p>
          </table:table-cell>
        </table:table-row>
        <table:table-row table:style-name="ro1">
          <table:table-cell office:value-type="string">
            <text:p>Mecca</text:p>
          </table:table-cell>
          <table:table-cell office:value-type="string">
            <text:p>Abdul Ghafur Sheikh</text:p>
          </table:table-cell>
          <table:table-cell office:value-type="float" office:value="1">
            <text:p>1</text:p>
          </table:table-cell>
          <table:table-cell office:value-type="float" office:value="39.81667">
            <text:p>39.81667</text:p>
          </table:table-cell>
          <table:table-cell office:value-type="float" office:value="21.41667">
            <text:p>21.41667</text:p>
          </table:table-cell>
        </table:table-row>
        <table:table-row table:style-name="ro1">
          <table:table-cell office:value-type="string">
            <text:p>Mecca</text:p>
          </table:table-cell>
          <table:table-cell office:value-type="string">
            <text:p>Khaled Al-Faisal</text:p>
          </table:table-cell>
          <table:table-cell office:value-type="float" office:value="1">
            <text:p>1</text:p>
          </table:table-cell>
          <table:table-cell office:value-type="float" office:value="39.81667">
            <text:p>39.81667</text:p>
          </table:table-cell>
          <table:table-cell office:value-type="float" office:value="21.41667">
            <text:p>21.41667</text:p>
          </table:table-cell>
        </table:table-row>
        <table:table-row table:style-name="ro1">
          <table:table-cell office:value-type="string">
            <text:p>Mecca</text:p>
          </table:table-cell>
          <table:table-cell office:value-type="string">
            <text:p>Shadia Alem</text:p>
          </table:table-cell>
          <table:table-cell office:value-type="float" office:value="1">
            <text:p>1</text:p>
          </table:table-cell>
          <table:table-cell office:value-type="float" office:value="39.81667">
            <text:p>39.81667</text:p>
          </table:table-cell>
          <table:table-cell office:value-type="float" office:value="21.41667">
            <text:p>21.41667</text:p>
          </table:table-cell>
        </table:table-row>
        <table:table-row table:style-name="ro1">
          <table:table-cell office:value-type="string">
            <text:p>Mecca</text:p>
          </table:table-cell>
          <table:table-cell office:value-type="string">
            <text:p>Nasser Al-Salem</text:p>
          </table:table-cell>
          <table:table-cell office:value-type="float" office:value="1">
            <text:p>1</text:p>
          </table:table-cell>
          <table:table-cell office:value-type="float" office:value="39.81667">
            <text:p>39.81667</text:p>
          </table:table-cell>
          <table:table-cell office:value-type="float" office:value="21.41667">
            <text:p>21.41667</text:p>
          </table:table-cell>
        </table:table-row>
        <table:table-row table:style-name="ro1">
          <table:table-cell office:value-type="string">
            <text:p>Mecca</text:p>
          </table:table-cell>
          <table:table-cell office:value-type="string">
            <text:p>Taha Al-Sabban</text:p>
          </table:table-cell>
          <table:table-cell office:value-type="float" office:value="1">
            <text:p>1</text:p>
          </table:table-cell>
          <table:table-cell office:value-type="float" office:value="39.81667">
            <text:p>39.81667</text:p>
          </table:table-cell>
          <table:table-cell office:value-type="float" office:value="21.41667">
            <text:p>21.41667</text:p>
          </table:table-cell>
        </table:table-row>
        <table:table-row table:style-name="ro1">
          <table:table-cell office:value-type="string">
            <text:p>Mecca</text:p>
          </table:table-cell>
          <table:table-cell office:value-type="string">
            <text:p>Baseem Al Sharqi</text:p>
          </table:table-cell>
          <table:table-cell office:value-type="float" office:value="1">
            <text:p>1</text:p>
          </table:table-cell>
          <table:table-cell office:value-type="float" office:value="39.81667">
            <text:p>39.81667</text:p>
          </table:table-cell>
          <table:table-cell office:value-type="float" office:value="21.41667">
            <text:p>21.41667</text:p>
          </table:table-cell>
        </table:table-row>
        <table:table-row table:style-name="ro1">
          <table:table-cell office:value-type="string">
            <text:p>Mecca</text:p>
          </table:table-cell>
          <table:table-cell office:value-type="string">
            <text:p>Mahdi Al Jeraibi</text:p>
          </table:table-cell>
          <table:table-cell office:value-type="float" office:value="1">
            <text:p>1</text:p>
          </table:table-cell>
          <table:table-cell office:value-type="float" office:value="39.81667">
            <text:p>39.81667</text:p>
          </table:table-cell>
          <table:table-cell office:value-type="float" office:value="21.41667">
            <text:p>21.41667</text:p>
          </table:table-cell>
        </table:table-row>
        <table:table-row table:style-name="ro1">
          <table:table-cell office:value-type="string">
            <text:p>Mecca</text:p>
          </table:table-cell>
          <table:table-cell office:value-type="string">
            <text:p>Fahd Al-Khalif</text:p>
          </table:table-cell>
          <table:table-cell office:value-type="float" office:value="1">
            <text:p>1</text:p>
          </table:table-cell>
          <table:table-cell office:value-type="float" office:value="39.81667">
            <text:p>39.81667</text:p>
          </table:table-cell>
          <table:table-cell office:value-type="float" office:value="21.41667">
            <text:p>21.41667</text:p>
          </table:table-cell>
        </table:table-row>
        <table:table-row table:style-name="ro1">
          <table:table-cell office:value-type="string">
            <text:p>Mecca</text:p>
          </table:table-cell>
          <table:table-cell office:value-type="string">
            <text:p>Safeya Binzagr</text:p>
          </table:table-cell>
          <table:table-cell office:value-type="float" office:value="1">
            <text:p>1</text:p>
          </table:table-cell>
          <table:table-cell office:value-type="float" office:value="39.81667">
            <text:p>39.81667</text:p>
          </table:table-cell>
          <table:table-cell office:value-type="float" office:value="21.41667">
            <text:p>21.41667</text:p>
          </table:table-cell>
        </table:table-row>
        <table:table-row table:style-name="ro1">
          <table:table-cell office:value-type="string">
            <text:p>Mecca</text:p>
          </table:table-cell>
          <table:table-cell office:value-type="string">
            <text:p>Bob Landry</text:p>
          </table:table-cell>
          <table:table-cell office:value-type="float" office:value="1">
            <text:p>1</text:p>
          </table:table-cell>
          <table:table-cell office:value-type="float" office:value="39.81667">
            <text:p>39.81667</text:p>
          </table:table-cell>
          <table:table-cell office:value-type="float" office:value="21.41667">
            <text:p>21.41667</text:p>
          </table:table-cell>
        </table:table-row>
        <table:table-row table:style-name="ro1">
          <table:table-cell office:value-type="string">
            <text:p>Mecca</text:p>
          </table:table-cell>
          <table:table-cell office:value-type="string">
            <text:p>Lina Gazzaz,</text:p>
          </table:table-cell>
          <table:table-cell office:value-type="float" office:value="1">
            <text:p>1</text:p>
          </table:table-cell>
          <table:table-cell office:value-type="float" office:value="39.81667">
            <text:p>39.81667</text:p>
          </table:table-cell>
          <table:table-cell office:value-type="float" office:value="21.41667">
            <text:p>21.41667</text:p>
          </table:table-cell>
        </table:table-row>
        <table:table-row table:style-name="ro1">
          <table:table-cell office:value-type="string">
            <text:p>Mecca</text:p>
          </table:table-cell>
          <table:table-cell office:value-type="string">
            <text:p>Saddek Wasil</text:p>
          </table:table-cell>
          <table:table-cell office:value-type="float" office:value="1">
            <text:p>1</text:p>
          </table:table-cell>
          <table:table-cell office:value-type="float" office:value="39.81667">
            <text:p>39.81667</text:p>
          </table:table-cell>
          <table:table-cell office:value-type="float" office:value="21.41667">
            <text:p>21.41667</text:p>
          </table:table-cell>
        </table:table-row>
        <table:table-row table:style-name="ro1">
          <table:table-cell office:value-type="string">
            <text:p>Mecca</text:p>
          </table:table-cell>
          <table:table-cell office:value-type="string">
            <text:p>Khalid Khidr </text:p>
          </table:table-cell>
          <table:table-cell office:value-type="float" office:value="1">
            <text:p>1</text:p>
          </table:table-cell>
          <table:table-cell office:value-type="float" office:value="39.81667">
            <text:p>39.81667</text:p>
          </table:table-cell>
          <table:table-cell office:value-type="float" office:value="21.41667">
            <text:p>21.41667</text:p>
          </table:table-cell>
        </table:table-row>
        <table:table-row table:style-name="ro1">
          <table:table-cell office:value-type="string">
            <text:p>Mediterranean</text:p>
          </table:table-cell>
          <table:table-cell office:value-type="string">
            <text:p>Yazid Oulab</text:p>
          </table:table-cell>
          <table:table-cell office:value-type="float" office:value="1">
            <text:p>1</text:p>
          </table:table-cell>
          <table:table-cell office:value-type="float" office:value="-81.51628">
            <text:p>-81.51628</text:p>
          </table:table-cell>
          <table:table-cell office:value-type="float" office:value="28.08072">
            <text:p>28.08072</text:p>
          </table:table-cell>
        </table:table-row>
        <table:table-row table:style-name="ro1">
          <table:table-cell office:value-type="string">
            <text:p>Mediterranean</text:p>
          </table:table-cell>
          <table:table-cell office:value-type="string">
            <text:p>Nida Sinnokrot</text:p>
          </table:table-cell>
          <table:table-cell office:value-type="float" office:value="1">
            <text:p>1</text:p>
          </table:table-cell>
          <table:table-cell office:value-type="float" office:value="-81.51628">
            <text:p>-81.51628</text:p>
          </table:table-cell>
          <table:table-cell office:value-type="float" office:value="28.08072">
            <text:p>28.08072</text:p>
          </table:table-cell>
        </table:table-row>
        <table:table-row table:style-name="ro1">
          <table:table-cell office:value-type="string">
            <text:p>Mediterranean</text:p>
          </table:table-cell>
          <table:table-cell office:value-type="string">
            <text:p>Hamed Owais</text:p>
          </table:table-cell>
          <table:table-cell office:value-type="float" office:value="1">
            <text:p>1</text:p>
          </table:table-cell>
          <table:table-cell office:value-type="float" office:value="-81.51628">
            <text:p>-81.51628</text:p>
          </table:table-cell>
          <table:table-cell office:value-type="float" office:value="28.08072">
            <text:p>28.08072</text:p>
          </table:table-cell>
        </table:table-row>
        <table:table-row table:style-name="ro1">
          <table:table-cell office:value-type="string">
            <text:p>Mediterranean</text:p>
          </table:table-cell>
          <table:table-cell office:value-type="string">
            <text:p>Gamal el-Sigini</text:p>
          </table:table-cell>
          <table:table-cell office:value-type="float" office:value="1">
            <text:p>1</text:p>
          </table:table-cell>
          <table:table-cell office:value-type="float" office:value="-81.51628">
            <text:p>-81.51628</text:p>
          </table:table-cell>
          <table:table-cell office:value-type="float" office:value="28.08072">
            <text:p>28.08072</text:p>
          </table:table-cell>
        </table:table-row>
        <table:table-row table:style-name="ro1">
          <table:table-cell office:value-type="string">
            <text:p>Mediterranean</text:p>
          </table:table-cell>
          <table:table-cell office:value-type="string">
            <text:p>Djamel Kokene</text:p>
          </table:table-cell>
          <table:table-cell office:value-type="float" office:value="1">
            <text:p>1</text:p>
          </table:table-cell>
          <table:table-cell office:value-type="float" office:value="-81.51628">
            <text:p>-81.51628</text:p>
          </table:table-cell>
          <table:table-cell office:value-type="float" office:value="28.08072">
            <text:p>28.08072</text:p>
          </table:table-cell>
        </table:table-row>
        <table:table-row table:style-name="ro1">
          <table:table-cell office:value-type="string">
            <text:p>Melbourne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-80.60811">
            <text:p>-80.60811</text:p>
          </table:table-cell>
          <table:table-cell office:value-type="float" office:value="28.08363">
            <text:p>28.08363</text:p>
          </table:table-cell>
        </table:table-row>
        <table:table-row table:style-name="ro1">
          <table:table-cell office:value-type="string">
            <text:p>Melbourne</text:p>
          </table:table-cell>
          <table:table-cell office:value-type="string">
            <text:p>Simryn Gill</text:p>
          </table:table-cell>
          <table:table-cell office:value-type="float" office:value="1">
            <text:p>1</text:p>
          </table:table-cell>
          <table:table-cell office:value-type="float" office:value="-80.60811">
            <text:p>-80.60811</text:p>
          </table:table-cell>
          <table:table-cell office:value-type="float" office:value="28.08363">
            <text:p>28.08363</text:p>
          </table:table-cell>
        </table:table-row>
        <table:table-row table:style-name="ro1">
          <table:table-cell office:value-type="string">
            <text:p>Melbourne</text:p>
          </table:table-cell>
          <table:table-cell office:value-type="string">
            <text:p>Moataz Nasr</text:p>
          </table:table-cell>
          <table:table-cell office:value-type="float" office:value="1">
            <text:p>1</text:p>
          </table:table-cell>
          <table:table-cell office:value-type="float" office:value="-80.60811">
            <text:p>-80.60811</text:p>
          </table:table-cell>
          <table:table-cell office:value-type="float" office:value="28.08363">
            <text:p>28.08363</text:p>
          </table:table-cell>
        </table:table-row>
        <table:table-row table:style-name="ro1">
          <table:table-cell office:value-type="string">
            <text:p>Melbourne</text:p>
          </table:table-cell>
          <table:table-cell office:value-type="string">
            <text:p>Raafat Ishak</text:p>
          </table:table-cell>
          <table:table-cell office:value-type="float" office:value="1">
            <text:p>1</text:p>
          </table:table-cell>
          <table:table-cell office:value-type="float" office:value="-80.60811">
            <text:p>-80.60811</text:p>
          </table:table-cell>
          <table:table-cell office:value-type="float" office:value="28.08363">
            <text:p>28.08363</text:p>
          </table:table-cell>
        </table:table-row>
        <table:table-row table:style-name="ro1">
          <table:table-cell office:value-type="string">
            <text:p>Memphis</text:p>
          </table:table-cell>
          <table:table-cell office:value-type="string">
            <text:p>Ahmad Osman</text:p>
          </table:table-cell>
          <table:table-cell office:value-type="float" office:value="1">
            <text:p>1</text:p>
          </table:table-cell>
          <table:table-cell office:value-type="float" office:value="-90.04898">
            <text:p>-90.04898</text:p>
          </table:table-cell>
          <table:table-cell office:value-type="float" office:value="35.14953">
            <text:p>35.14953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Youssef Nabil</text:p>
          </table:table-cell>
          <table:table-cell office:value-type="float" office:value="1">
            <text:p>1</text:p>
          </table:table-cell>
          <table:table-cell office:value-type="float" office:value="-102.5528">
            <text:p>-102.5528</text:p>
          </table:table-cell>
          <table:table-cell office:value-type="float" office:value="23.6345">
            <text:p>23.6345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Hala Elkoussy</text:p>
          </table:table-cell>
          <table:table-cell office:value-type="float" office:value="1">
            <text:p>1</text:p>
          </table:table-cell>
          <table:table-cell office:value-type="float" office:value="-102.5528">
            <text:p>-102.5528</text:p>
          </table:table-cell>
          <table:table-cell office:value-type="float" office:value="23.6345">
            <text:p>23.6345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Nevin Aladag</text:p>
          </table:table-cell>
          <table:table-cell office:value-type="float" office:value="1">
            <text:p>1</text:p>
          </table:table-cell>
          <table:table-cell office:value-type="float" office:value="-102.5528">
            <text:p>-102.5528</text:p>
          </table:table-cell>
          <table:table-cell office:value-type="float" office:value="23.6345">
            <text:p>23.6345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Amir H. Fallah</text:p>
          </table:table-cell>
          <table:table-cell office:value-type="float" office:value="1">
            <text:p>1</text:p>
          </table:table-cell>
          <table:table-cell office:value-type="float" office:value="-102.5528">
            <text:p>-102.5528</text:p>
          </table:table-cell>
          <table:table-cell office:value-type="float" office:value="23.6345">
            <text:p>23.6345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Jilali Gharbaoui</text:p>
          </table:table-cell>
          <table:table-cell office:value-type="float" office:value="1">
            <text:p>1</text:p>
          </table:table-cell>
          <table:table-cell office:value-type="float" office:value="-102.5528">
            <text:p>-102.5528</text:p>
          </table:table-cell>
          <table:table-cell office:value-type="float" office:value="23.6345">
            <text:p>23.6345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Jessica Mein</text:p>
          </table:table-cell>
          <table:table-cell office:value-type="float" office:value="1">
            <text:p>1</text:p>
          </table:table-cell>
          <table:table-cell office:value-type="float" office:value="-102.5528">
            <text:p>-102.5528</text:p>
          </table:table-cell>
          <table:table-cell office:value-type="float" office:value="23.6345">
            <text:p>23.6345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Mohammed Melehi</text:p>
          </table:table-cell>
          <table:table-cell office:value-type="float" office:value="1">
            <text:p>1</text:p>
          </table:table-cell>
          <table:table-cell office:value-type="float" office:value="-102.5528">
            <text:p>-102.5528</text:p>
          </table:table-cell>
          <table:table-cell office:value-type="float" office:value="23.6345">
            <text:p>23.6345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Marwan Sahmarani</text:p>
          </table:table-cell>
          <table:table-cell office:value-type="float" office:value="1">
            <text:p>1</text:p>
          </table:table-cell>
          <table:table-cell office:value-type="float" office:value="-102.5528">
            <text:p>-102.5528</text:p>
          </table:table-cell>
          <table:table-cell office:value-type="float" office:value="23.6345">
            <text:p>23.6345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Sahand Hesamiyan</text:p>
          </table:table-cell>
          <table:table-cell office:value-type="float" office:value="1">
            <text:p>1</text:p>
          </table:table-cell>
          <table:table-cell office:value-type="float" office:value="-102.5528">
            <text:p>-102.5528</text:p>
          </table:table-cell>
          <table:table-cell office:value-type="float" office:value="23.6345">
            <text:p>23.6345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Leila Pazooki</text:p>
          </table:table-cell>
          <table:table-cell office:value-type="float" office:value="1">
            <text:p>1</text:p>
          </table:table-cell>
          <table:table-cell office:value-type="float" office:value="-102.5528">
            <text:p>-102.5528</text:p>
          </table:table-cell>
          <table:table-cell office:value-type="float" office:value="23.6345">
            <text:p>23.6345</text:p>
          </table:table-cell>
        </table:table-row>
        <table:table-row table:style-name="ro1">
          <table:table-cell office:value-type="string">
            <text:p>M├⌐xico City</text:p>
          </table:table-cell>
          <table:table-cell office:value-type="string">
            <text:p>Leila Pazooki</text:p>
          </table:table-cell>
          <table:table-cell office:value-type="float" office:value="1">
            <text:p>1</text:p>
          </table:table-cell>
          <table:table-cell office:value-type="float" office:value="-99.13321">
            <text:p>-99.13321</text:p>
          </table:table-cell>
          <table:table-cell office:value-type="float" office:value="19.43261">
            <text:p>19.43261</text:p>
          </table:table-cell>
        </table:table-row>
        <table:table-row table:style-name="ro1">
          <table:table-cell office:value-type="string">
            <text:p>M├⌐xico City</text:p>
          </table:table-cell>
          <table:table-cell office:value-type="string">
            <text:p>Hrair Sarkissian</text:p>
          </table:table-cell>
          <table:table-cell office:value-type="float" office:value="1">
            <text:p>1</text:p>
          </table:table-cell>
          <table:table-cell office:value-type="float" office:value="-99.13321">
            <text:p>-99.13321</text:p>
          </table:table-cell>
          <table:table-cell office:value-type="float" office:value="19.43261">
            <text:p>19.43261</text:p>
          </table:table-cell>
        </table:table-row>
        <table:table-row table:style-name="ro1">
          <table:table-cell office:value-type="string">
            <text:p>M├⌐xico City</text:p>
          </table:table-cell>
          <table:table-cell office:value-type="string">
            <text:p>Hala Elkoussy</text:p>
          </table:table-cell>
          <table:table-cell office:value-type="float" office:value="1">
            <text:p>1</text:p>
          </table:table-cell>
          <table:table-cell office:value-type="float" office:value="-99.13321">
            <text:p>-99.13321</text:p>
          </table:table-cell>
          <table:table-cell office:value-type="float" office:value="19.43261">
            <text:p>19.43261</text:p>
          </table:table-cell>
        </table:table-row>
        <table:table-row table:style-name="ro1">
          <table:table-cell office:value-type="string">
            <text:p>M├⌐xico City</text:p>
          </table:table-cell>
          <table:table-cell office:value-type="string">
            <text:p>Nevin Aladag</text:p>
          </table:table-cell>
          <table:table-cell office:value-type="float" office:value="1">
            <text:p>1</text:p>
          </table:table-cell>
          <table:table-cell office:value-type="float" office:value="-99.13321">
            <text:p>-99.13321</text:p>
          </table:table-cell>
          <table:table-cell office:value-type="float" office:value="19.43261">
            <text:p>19.43261</text:p>
          </table:table-cell>
        </table:table-row>
        <table:table-row table:style-name="ro1">
          <table:table-cell office:value-type="string">
            <text:p>M├⌐xico City</text:p>
          </table:table-cell>
          <table:table-cell office:value-type="string">
            <text:p>Almagul Menlibayeva</text:p>
          </table:table-cell>
          <table:table-cell office:value-type="float" office:value="1">
            <text:p>1</text:p>
          </table:table-cell>
          <table:table-cell office:value-type="float" office:value="-99.13321">
            <text:p>-99.13321</text:p>
          </table:table-cell>
          <table:table-cell office:value-type="float" office:value="19.43261">
            <text:p>19.43261</text:p>
          </table:table-cell>
        </table:table-row>
        <table:table-row table:style-name="ro1">
          <table:table-cell office:value-type="string">
            <text:p>Miami</text:p>
          </table:table-cell>
          <table:table-cell office:value-type="string">
            <text:p>Asad Faulwell</text:p>
          </table:table-cell>
          <table:table-cell office:value-type="float" office:value="1">
            <text:p>1</text:p>
          </table:table-cell>
          <table:table-cell office:value-type="float" office:value="-80.19179">
            <text:p>-80.19179</text:p>
          </table:table-cell>
          <table:table-cell office:value-type="float" office:value="25.76168">
            <text:p>25.76168</text:p>
          </table:table-cell>
        </table:table-row>
        <table:table-row table:style-name="ro1">
          <table:table-cell office:value-type="string">
            <text:p>Miami</text:p>
          </table:table-cell>
          <table:table-cell office:value-type="string">
            <text:p>Ahmed Mater</text:p>
          </table:table-cell>
          <table:table-cell office:value-type="float" office:value="1">
            <text:p>1</text:p>
          </table:table-cell>
          <table:table-cell office:value-type="float" office:value="-80.19179">
            <text:p>-80.19179</text:p>
          </table:table-cell>
          <table:table-cell office:value-type="float" office:value="25.76168">
            <text:p>25.76168</text:p>
          </table:table-cell>
        </table:table-row>
        <table:table-row table:style-name="ro1">
          <table:table-cell office:value-type="string">
            <text:p>Miami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-80.19179">
            <text:p>-80.19179</text:p>
          </table:table-cell>
          <table:table-cell office:value-type="float" office:value="25.76168">
            <text:p>25.76168</text:p>
          </table:table-cell>
        </table:table-row>
        <table:table-row table:style-name="ro1">
          <table:table-cell office:value-type="string">
            <text:p>Miami</text:p>
          </table:table-cell>
          <table:table-cell office:value-type="string">
            <text:p>Diana Al Hadid</text:p>
          </table:table-cell>
          <table:table-cell office:value-type="float" office:value="1">
            <text:p>1</text:p>
          </table:table-cell>
          <table:table-cell office:value-type="float" office:value="-80.19179">
            <text:p>-80.19179</text:p>
          </table:table-cell>
          <table:table-cell office:value-type="float" office:value="25.76168">
            <text:p>25.76168</text:p>
          </table:table-cell>
        </table:table-row>
        <table:table-row table:style-name="ro1">
          <table:table-cell office:value-type="string">
            <text:p>Miami Beach</text:p>
          </table:table-cell>
          <table:table-cell office:value-type="string">
            <text:p>Shahpour Pouyan</text:p>
          </table:table-cell>
          <table:table-cell office:value-type="float" office:value="1">
            <text:p>1</text:p>
          </table:table-cell>
          <table:table-cell office:value-type="float" office:value="-80.13005">
            <text:p>-80.13005</text:p>
          </table:table-cell>
          <table:table-cell office:value-type="float" office:value="25.79065">
            <text:p>25.79065</text:p>
          </table:table-cell>
        </table:table-row>
        <table:table-row table:style-name="ro1">
          <table:table-cell office:value-type="string">
            <text:p>Michigan</text:p>
          </table:table-cell>
          <table:table-cell office:value-type="string">
            <text:p>Nabil Nahas</text:p>
          </table:table-cell>
          <table:table-cell office:value-type="float" office:value="1">
            <text:p>1</text:p>
          </table:table-cell>
          <table:table-cell office:value-type="float" office:value="-85.60236">
            <text:p>-85.60236</text:p>
          </table:table-cell>
          <table:table-cell office:value-type="float" office:value="44.31484">
            <text:p>44.31484</text:p>
          </table:table-cell>
        </table:table-row>
        <table:table-row table:style-name="ro1">
          <table:table-cell office:value-type="string">
            <text:p>Michigan</text:p>
          </table:table-cell>
          <table:table-cell office:value-type="string">
            <text:p>Anri Sala</text:p>
          </table:table-cell>
          <table:table-cell office:value-type="float" office:value="1">
            <text:p>1</text:p>
          </table:table-cell>
          <table:table-cell office:value-type="float" office:value="-85.60236">
            <text:p>-85.60236</text:p>
          </table:table-cell>
          <table:table-cell office:value-type="float" office:value="44.31484">
            <text:p>44.31484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Akram Zaatari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Shafic Abboud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Jananne Al-Ani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Monir Shahroudy Farmanfarmaian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Nabil Nahas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Raed Yassin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Lulwah Al-Homoud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Ahmed Alsoudani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Mona Hatoum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Ali Al-Tokhais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Yusef A. Lateef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Abdullah Hammas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Nida Sinnokrot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Oraib Toukan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Ziad Dalloul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Jowhara AlSaud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Fahrelnissa Zeid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Jenine Sharabi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Zahra Bu Ali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Janet Hagopian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Shadi Ghadirian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Rania Attieh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Iman Raad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Khaled Jarrar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Ahmad Morshedloo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Zena el Khalil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Raeda Ashour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Abdulnasser Gharem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Abdulnasser Gharem&amp;apos;s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Reza Aramesh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Taysir Batniji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Fouad Elkoury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Kassab Bachi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Walid Raad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Rokni Haerizadeh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Wafa Hourani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Diana Al Hadid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Larissa Sansour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Tarek Atoui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Khaled Akil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Mona Saudi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Khaled Hourani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ddle East</text:p>
          </table:table-cell>
          <table:table-cell office:value-type="string">
            <text:p>Hassan Sharif</text:p>
          </table:table-cell>
          <table:table-cell office:value-type="float" office:value="1">
            <text:p>1</text:p>
          </table:table-cell>
          <table:table-cell office:value-type="float" office:value="42.55096">
            <text:p>42.55096</text:p>
          </table:table-cell>
          <table:table-cell office:value-type="float" office:value="29.29853">
            <text:p>29.29853</text:p>
          </table:table-cell>
        </table:table-row>
        <table:table-row table:style-name="ro1">
          <table:table-cell office:value-type="string">
            <text:p>Milan</text:p>
          </table:table-cell>
          <table:table-cell office:value-type="string">
            <text:p>Pascal Hachem</text:p>
          </table:table-cell>
          <table:table-cell office:value-type="float" office:value="1">
            <text:p>1</text:p>
          </table:table-cell>
          <table:table-cell office:value-type="float" office:value="9.185924">
            <text:p>9.185924</text:p>
          </table:table-cell>
          <table:table-cell office:value-type="float" office:value="45.46542">
            <text:p>45.46542</text:p>
          </table:table-cell>
        </table:table-row>
        <table:table-row table:style-name="ro1">
          <table:table-cell office:value-type="string">
            <text:p>Milan</text:p>
          </table:table-cell>
          <table:table-cell office:value-type="string">
            <text:p>Ahmad Morshedloo</text:p>
          </table:table-cell>
          <table:table-cell office:value-type="float" office:value="1">
            <text:p>1</text:p>
          </table:table-cell>
          <table:table-cell office:value-type="float" office:value="9.185924">
            <text:p>9.185924</text:p>
          </table:table-cell>
          <table:table-cell office:value-type="float" office:value="45.46542">
            <text:p>45.46542</text:p>
          </table:table-cell>
        </table:table-row>
        <table:table-row table:style-name="ro1">
          <table:table-cell office:value-type="string">
            <text:p>Milan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9.185924">
            <text:p>9.185924</text:p>
          </table:table-cell>
          <table:table-cell office:value-type="float" office:value="45.46542">
            <text:p>45.46542</text:p>
          </table:table-cell>
        </table:table-row>
        <table:table-row table:style-name="ro1">
          <table:table-cell office:value-type="string">
            <text:p>Minneapolis</text:p>
          </table:table-cell>
          <table:table-cell office:value-type="string">
            <text:p>Yto Barrada</text:p>
          </table:table-cell>
          <table:table-cell office:value-type="float" office:value="1">
            <text:p>1</text:p>
          </table:table-cell>
          <table:table-cell office:value-type="float" office:value="-93.26501">
            <text:p>-93.26501</text:p>
          </table:table-cell>
          <table:table-cell office:value-type="float" office:value="44.97775">
            <text:p>44.97775</text:p>
          </table:table-cell>
        </table:table-row>
        <table:table-row table:style-name="ro1">
          <table:table-cell office:value-type="string">
            <text:p>Minnesota</text:p>
          </table:table-cell>
          <table:table-cell office:value-type="string">
            <text:p>Hend Al-Mansour</text:p>
          </table:table-cell>
          <table:table-cell office:value-type="float" office:value="1">
            <text:p>1</text:p>
          </table:table-cell>
          <table:table-cell office:value-type="float" office:value="-94.6859">
            <text:p>-94.6859</text:p>
          </table:table-cell>
          <table:table-cell office:value-type="float" office:value="46.72955">
            <text:p>46.72955</text:p>
          </table:table-cell>
        </table:table-row>
        <table:table-row table:style-name="ro1">
          <table:table-cell office:value-type="string">
            <text:p>Mjedil</text:p>
          </table:table-cell>
          <table:table-cell office:value-type="string">
            <text:p>Sharif Wake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ntana</text:p>
          </table:table-cell>
          <table:table-cell office:value-type="string">
            <text:p>Moayad Hakim</text:p>
          </table:table-cell>
          <table:table-cell office:value-type="float" office:value="1">
            <text:p>1</text:p>
          </table:table-cell>
          <table:table-cell office:value-type="float" office:value="-110.3626">
            <text:p>-110.3626</text:p>
          </table:table-cell>
          <table:table-cell office:value-type="float" office:value="46.87968">
            <text:p>46.87968</text:p>
          </table:table-cell>
        </table:table-row>
        <table:table-row table:style-name="ro1">
          <table:table-cell office:value-type="string">
            <text:p>Montgomery</text:p>
          </table:table-cell>
          <table:table-cell office:value-type="string">
            <text:p>Setareh Shahbazi</text:p>
          </table:table-cell>
          <table:table-cell office:value-type="float" office:value="1">
            <text:p>1</text:p>
          </table:table-cell>
          <table:table-cell office:value-type="float" office:value="-86.29997">
            <text:p>-86.29997</text:p>
          </table:table-cell>
          <table:table-cell office:value-type="float" office:value="32.36681">
            <text:p>32.36681</text:p>
          </table:table-cell>
        </table:table-row>
        <table:table-row table:style-name="ro1">
          <table:table-cell office:value-type="string">
            <text:p>Montpellier</text:p>
          </table:table-cell>
          <table:table-cell office:value-type="string">
            <text:p>Abdelfattah Kilito</text:p>
          </table:table-cell>
          <table:table-cell office:value-type="float" office:value="1">
            <text:p>1</text:p>
          </table:table-cell>
          <table:table-cell office:value-type="float" office:value="3.876716">
            <text:p>3.876716</text:p>
          </table:table-cell>
          <table:table-cell office:value-type="float" office:value="43.61077">
            <text:p>43.61077</text:p>
          </table:table-cell>
        </table:table-row>
        <table:table-row table:style-name="ro1">
          <table:table-cell office:value-type="string">
            <text:p>Montpellier</text:p>
          </table:table-cell>
          <table:table-cell office:value-type="string">
            <text:p>Melik Ohanian</text:p>
          </table:table-cell>
          <table:table-cell office:value-type="float" office:value="1">
            <text:p>1</text:p>
          </table:table-cell>
          <table:table-cell office:value-type="float" office:value="3.876716">
            <text:p>3.876716</text:p>
          </table:table-cell>
          <table:table-cell office:value-type="float" office:value="43.61077">
            <text:p>43.61077</text:p>
          </table:table-cell>
        </table:table-row>
        <table:table-row table:style-name="ro1">
          <table:table-cell office:value-type="string">
            <text:p>Montpellier</text:p>
          </table:table-cell>
          <table:table-cell office:value-type="string">
            <text:p>Basma Al Sharif</text:p>
          </table:table-cell>
          <table:table-cell office:value-type="float" office:value="1">
            <text:p>1</text:p>
          </table:table-cell>
          <table:table-cell office:value-type="float" office:value="3.876716">
            <text:p>3.876716</text:p>
          </table:table-cell>
          <table:table-cell office:value-type="float" office:value="43.61077">
            <text:p>43.61077</text:p>
          </table:table-cell>
        </table:table-row>
        <table:table-row table:style-name="ro1">
          <table:table-cell office:value-type="string">
            <text:p>Montpellier</text:p>
          </table:table-cell>
          <table:table-cell office:value-type="string">
            <text:p>Anna Boghiguian</text:p>
          </table:table-cell>
          <table:table-cell office:value-type="float" office:value="1">
            <text:p>1</text:p>
          </table:table-cell>
          <table:table-cell office:value-type="float" office:value="3.876716">
            <text:p>3.876716</text:p>
          </table:table-cell>
          <table:table-cell office:value-type="float" office:value="43.61077">
            <text:p>43.61077</text:p>
          </table:table-cell>
        </table:table-row>
        <table:table-row table:style-name="ro1">
          <table:table-cell office:value-type="string">
            <text:p>Montreal</text:p>
          </table:table-cell>
          <table:table-cell office:value-type="string">
            <text:p>Abbas Akhavan</text:p>
          </table:table-cell>
          <table:table-cell office:value-type="float" office:value="1">
            <text:p>1</text:p>
          </table:table-cell>
          <table:table-cell office:value-type="float" office:value="-73.56726">
            <text:p>-73.56726</text:p>
          </table:table-cell>
          <table:table-cell office:value-type="float" office:value="45.50169">
            <text:p>45.50169</text:p>
          </table:table-cell>
        </table:table-row>
        <table:table-row table:style-name="ro1">
          <table:table-cell office:value-type="string">
            <text:p>Montreal</text:p>
          </table:table-cell>
          <table:table-cell office:value-type="string">
            <text:p>Runa Islam</text:p>
          </table:table-cell>
          <table:table-cell office:value-type="float" office:value="1">
            <text:p>1</text:p>
          </table:table-cell>
          <table:table-cell office:value-type="float" office:value="-73.56726">
            <text:p>-73.56726</text:p>
          </table:table-cell>
          <table:table-cell office:value-type="float" office:value="45.50169">
            <text:p>45.50169</text:p>
          </table:table-cell>
        </table:table-row>
        <table:table-row table:style-name="ro1">
          <table:table-cell office:value-type="string">
            <text:p>Montreal</text:p>
          </table:table-cell>
          <table:table-cell office:value-type="string">
            <text:p>Ahmed Foula</text:p>
          </table:table-cell>
          <table:table-cell office:value-type="float" office:value="1">
            <text:p>1</text:p>
          </table:table-cell>
          <table:table-cell office:value-type="float" office:value="-73.56726">
            <text:p>-73.56726</text:p>
          </table:table-cell>
          <table:table-cell office:value-type="float" office:value="45.50169">
            <text:p>45.50169</text:p>
          </table:table-cell>
        </table:table-row>
        <table:table-row table:style-name="ro1">
          <table:table-cell office:value-type="string">
            <text:p>Montreal</text:p>
          </table:table-cell>
          <table:table-cell office:value-type="string">
            <text:p>Sam Shalabi</text:p>
          </table:table-cell>
          <table:table-cell office:value-type="float" office:value="1">
            <text:p>1</text:p>
          </table:table-cell>
          <table:table-cell office:value-type="float" office:value="-73.56726">
            <text:p>-73.56726</text:p>
          </table:table-cell>
          <table:table-cell office:value-type="float" office:value="45.50169">
            <text:p>45.50169</text:p>
          </table:table-cell>
        </table:table-row>
        <table:table-row table:style-name="ro1">
          <table:table-cell office:value-type="string">
            <text:p>Montreal</text:p>
          </table:table-cell>
          <table:table-cell office:value-type="string">
            <text:p>Marwan Sahmarani</text:p>
          </table:table-cell>
          <table:table-cell office:value-type="float" office:value="1">
            <text:p>1</text:p>
          </table:table-cell>
          <table:table-cell office:value-type="float" office:value="-73.56726">
            <text:p>-73.56726</text:p>
          </table:table-cell>
          <table:table-cell office:value-type="float" office:value="45.50169">
            <text:p>45.50169</text:p>
          </table:table-cell>
        </table:table-row>
        <table:table-row table:style-name="ro1">
          <table:table-cell office:value-type="string">
            <text:p>Montreal</text:p>
          </table:table-cell>
          <table:table-cell office:value-type="string">
            <text:p>Anri Sala</text:p>
          </table:table-cell>
          <table:table-cell office:value-type="float" office:value="1">
            <text:p>1</text:p>
          </table:table-cell>
          <table:table-cell office:value-type="float" office:value="-73.56726">
            <text:p>-73.56726</text:p>
          </table:table-cell>
          <table:table-cell office:value-type="float" office:value="45.50169">
            <text:p>45.50169</text:p>
          </table:table-cell>
        </table:table-row>
        <table:table-row table:style-name="ro1">
          <table:table-cell office:value-type="string">
            <text:p>Montreal</text:p>
          </table:table-cell>
          <table:table-cell office:value-type="string">
            <text:p>Arwa Abouon</text:p>
          </table:table-cell>
          <table:table-cell office:value-type="float" office:value="1">
            <text:p>1</text:p>
          </table:table-cell>
          <table:table-cell office:value-type="float" office:value="-73.56726">
            <text:p>-73.56726</text:p>
          </table:table-cell>
          <table:table-cell office:value-type="float" office:value="45.50169">
            <text:p>45.50169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Hassan Hajjaj</text:p>
          </table:table-cell>
          <table:table-cell office:value-type="float" office:value="1">
            <text:p>1</text:p>
          </table:table-cell>
          <table:table-cell office:value-type="float" office:value="-7.09262">
            <text:p>-7.09262</text:p>
          </table:table-cell>
          <table:table-cell office:value-type="float" office:value="31.7917">
            <text:p>31.7917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Youn├¿s Rahmoun</text:p>
          </table:table-cell>
          <table:table-cell office:value-type="float" office:value="1">
            <text:p>1</text:p>
          </table:table-cell>
          <table:table-cell office:value-type="float" office:value="-7.09262">
            <text:p>-7.09262</text:p>
          </table:table-cell>
          <table:table-cell office:value-type="float" office:value="31.7917">
            <text:p>31.7917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Mohammed Melehi</text:p>
          </table:table-cell>
          <table:table-cell office:value-type="float" office:value="1">
            <text:p>1</text:p>
          </table:table-cell>
          <table:table-cell office:value-type="float" office:value="-7.09262">
            <text:p>-7.09262</text:p>
          </table:table-cell>
          <table:table-cell office:value-type="float" office:value="31.7917">
            <text:p>31.7917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Farid Belkahia</text:p>
          </table:table-cell>
          <table:table-cell office:value-type="float" office:value="1">
            <text:p>1</text:p>
          </table:table-cell>
          <table:table-cell office:value-type="float" office:value="-7.09262">
            <text:p>-7.09262</text:p>
          </table:table-cell>
          <table:table-cell office:value-type="float" office:value="31.7917">
            <text:p>31.7917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Mona Saudi</text:p>
          </table:table-cell>
          <table:table-cell office:value-type="float" office:value="1">
            <text:p>1</text:p>
          </table:table-cell>
          <table:table-cell office:value-type="float" office:value="-7.09262">
            <text:p>-7.09262</text:p>
          </table:table-cell>
          <table:table-cell office:value-type="float" office:value="31.7917">
            <text:p>31.7917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Jilali Gharbaoui</text:p>
          </table:table-cell>
          <table:table-cell office:value-type="float" office:value="1">
            <text:p>1</text:p>
          </table:table-cell>
          <table:table-cell office:value-type="float" office:value="-7.09262">
            <text:p>-7.09262</text:p>
          </table:table-cell>
          <table:table-cell office:value-type="float" office:value="31.7917">
            <text:p>31.7917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Mohamed El Mahdaoui</text:p>
          </table:table-cell>
          <table:table-cell office:value-type="float" office:value="1">
            <text:p>1</text:p>
          </table:table-cell>
          <table:table-cell office:value-type="float" office:value="-7.09262">
            <text:p>-7.09262</text:p>
          </table:table-cell>
          <table:table-cell office:value-type="float" office:value="31.7917">
            <text:p>31.7917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Ali Essafi</text:p>
          </table:table-cell>
          <table:table-cell office:value-type="float" office:value="1">
            <text:p>1</text:p>
          </table:table-cell>
          <table:table-cell office:value-type="float" office:value="-7.09262">
            <text:p>-7.09262</text:p>
          </table:table-cell>
          <table:table-cell office:value-type="float" office:value="31.7917">
            <text:p>31.7917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Sean Gullette</text:p>
          </table:table-cell>
          <table:table-cell office:value-type="float" office:value="1">
            <text:p>1</text:p>
          </table:table-cell>
          <table:table-cell office:value-type="float" office:value="-7.09262">
            <text:p>-7.09262</text:p>
          </table:table-cell>
          <table:table-cell office:value-type="float" office:value="31.7917">
            <text:p>31.7917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Latifa Echakhch</text:p>
          </table:table-cell>
          <table:table-cell office:value-type="float" office:value="1">
            <text:p>1</text:p>
          </table:table-cell>
          <table:table-cell office:value-type="float" office:value="-7.09262">
            <text:p>-7.09262</text:p>
          </table:table-cell>
          <table:table-cell office:value-type="float" office:value="31.7917">
            <text:p>31.7917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Mohammed Ben Ali Rbati</text:p>
          </table:table-cell>
          <table:table-cell office:value-type="float" office:value="1">
            <text:p>1</text:p>
          </table:table-cell>
          <table:table-cell office:value-type="float" office:value="-7.09262">
            <text:p>-7.09262</text:p>
          </table:table-cell>
          <table:table-cell office:value-type="float" office:value="31.7917">
            <text:p>31.7917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Ahmed Cherkaoui</text:p>
          </table:table-cell>
          <table:table-cell office:value-type="float" office:value="1">
            <text:p>1</text:p>
          </table:table-cell>
          <table:table-cell office:value-type="float" office:value="-7.09262">
            <text:p>-7.09262</text:p>
          </table:table-cell>
          <table:table-cell office:value-type="float" office:value="31.7917">
            <text:p>31.7917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Hicham Ayouch</text:p>
          </table:table-cell>
          <table:table-cell office:value-type="float" office:value="1">
            <text:p>1</text:p>
          </table:table-cell>
          <table:table-cell office:value-type="float" office:value="-7.09262">
            <text:p>-7.09262</text:p>
          </table:table-cell>
          <table:table-cell office:value-type="float" office:value="31.7917">
            <text:p>31.7917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Kamarstudios </text:p>
          </table:table-cell>
          <table:table-cell office:value-type="float" office:value="1">
            <text:p>1</text:p>
          </table:table-cell>
          <table:table-cell office:value-type="float" office:value="-7.09262">
            <text:p>-7.09262</text:p>
          </table:table-cell>
          <table:table-cell office:value-type="float" office:value="31.7917">
            <text:p>31.7917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Isma├»l Bahri</text:p>
          </table:table-cell>
          <table:table-cell office:value-type="float" office:value="1">
            <text:p>1</text:p>
          </table:table-cell>
          <table:table-cell office:value-type="float" office:value="-7.09262">
            <text:p>-7.09262</text:p>
          </table:table-cell>
          <table:table-cell office:value-type="float" office:value="31.7917">
            <text:p>31.7917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mounir fatmi</text:p>
          </table:table-cell>
          <table:table-cell office:value-type="float" office:value="1">
            <text:p>1</text:p>
          </table:table-cell>
          <table:table-cell office:value-type="float" office:value="-7.09262">
            <text:p>-7.09262</text:p>
          </table:table-cell>
          <table:table-cell office:value-type="float" office:value="31.7917">
            <text:p>31.7917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Yto Barrada</text:p>
          </table:table-cell>
          <table:table-cell office:value-type="float" office:value="1">
            <text:p>1</text:p>
          </table:table-cell>
          <table:table-cell office:value-type="float" office:value="-7.09262">
            <text:p>-7.09262</text:p>
          </table:table-cell>
          <table:table-cell office:value-type="float" office:value="31.7917">
            <text:p>31.7917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Abdelfattah Kilito</text:p>
          </table:table-cell>
          <table:table-cell office:value-type="float" office:value="1">
            <text:p>1</text:p>
          </table:table-cell>
          <table:table-cell office:value-type="float" office:value="-7.09262">
            <text:p>-7.09262</text:p>
          </table:table-cell>
          <table:table-cell office:value-type="float" office:value="31.7917">
            <text:p>31.7917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Driss Ouadahi</text:p>
          </table:table-cell>
          <table:table-cell office:value-type="float" office:value="1">
            <text:p>1</text:p>
          </table:table-cell>
          <table:table-cell office:value-type="float" office:value="-7.09262">
            <text:p>-7.09262</text:p>
          </table:table-cell>
          <table:table-cell office:value-type="float" office:value="31.7917">
            <text:p>31.7917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Noma Omran</text:p>
          </table:table-cell>
          <table:table-cell office:value-type="float" office:value="1">
            <text:p>1</text:p>
          </table:table-cell>
          <table:table-cell office:value-type="float" office:value="-7.09262">
            <text:p>-7.09262</text:p>
          </table:table-cell>
          <table:table-cell office:value-type="float" office:value="31.7917">
            <text:p>31.7917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Ninar Esber</text:p>
          </table:table-cell>
          <table:table-cell office:value-type="float" office:value="1">
            <text:p>1</text:p>
          </table:table-cell>
          <table:table-cell office:value-type="float" office:value="-7.09262">
            <text:p>-7.09262</text:p>
          </table:table-cell>
          <table:table-cell office:value-type="float" office:value="31.7917">
            <text:p>31.7917</text:p>
          </table:table-cell>
        </table:table-row>
        <table:table-row table:style-name="ro1">
          <table:table-cell office:value-type="string">
            <text:p>Moscow</text:p>
          </table:table-cell>
          <table:table-cell office:value-type="string">
            <text:p>Zoulikha-Bouabdellah</text:p>
          </table:table-cell>
          <table:table-cell office:value-type="float" office:value="1">
            <text:p>1</text:p>
          </table:table-cell>
          <table:table-cell office:value-type="float" office:value="37.6173">
            <text:p>37.6173</text:p>
          </table:table-cell>
          <table:table-cell office:value-type="float" office:value="55.75583">
            <text:p>55.75583</text:p>
          </table:table-cell>
        </table:table-row>
        <table:table-row table:style-name="ro1">
          <table:table-cell office:value-type="string">
            <text:p>Moscow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37.6173">
            <text:p>37.6173</text:p>
          </table:table-cell>
          <table:table-cell office:value-type="float" office:value="55.75583">
            <text:p>55.75583</text:p>
          </table:table-cell>
        </table:table-row>
        <table:table-row table:style-name="ro1">
          <table:table-cell office:value-type="string">
            <text:p>Moscow</text:p>
          </table:table-cell>
          <table:table-cell office:value-type="string">
            <text:p>Slavs and Tatars</text:p>
          </table:table-cell>
          <table:table-cell office:value-type="float" office:value="1">
            <text:p>1</text:p>
          </table:table-cell>
          <table:table-cell office:value-type="float" office:value="37.6173">
            <text:p>37.6173</text:p>
          </table:table-cell>
          <table:table-cell office:value-type="float" office:value="55.75583">
            <text:p>55.75583</text:p>
          </table:table-cell>
        </table:table-row>
        <table:table-row table:style-name="ro1">
          <table:table-cell office:value-type="string">
            <text:p>Moscow</text:p>
          </table:table-cell>
          <table:table-cell office:value-type="string">
            <text:p>Raffie Davtian</text:p>
          </table:table-cell>
          <table:table-cell office:value-type="float" office:value="1">
            <text:p>1</text:p>
          </table:table-cell>
          <table:table-cell office:value-type="float" office:value="37.6173">
            <text:p>37.6173</text:p>
          </table:table-cell>
          <table:table-cell office:value-type="float" office:value="55.75583">
            <text:p>55.75583</text:p>
          </table:table-cell>
        </table:table-row>
        <table:table-row table:style-name="ro1">
          <table:table-cell office:value-type="string">
            <text:p>Moulin</text:p>
          </table:table-cell>
          <table:table-cell office:value-type="string">
            <text:p>Ahmed Mater</text:p>
          </table:table-cell>
          <table:table-cell office:value-type="float" office:value="1">
            <text:p>1</text:p>
          </table:table-cell>
          <table:table-cell office:value-type="float" office:value="0.39592">
            <text:p>0.39592</text:p>
          </table:table-cell>
          <table:table-cell office:value-type="float" office:value="43.16341">
            <text:p>43.16341</text:p>
          </table:table-cell>
        </table:table-row>
        <table:table-row table:style-name="ro1">
          <table:table-cell office:value-type="string">
            <text:p>Mount</text:p>
          </table:table-cell>
          <table:table-cell office:value-type="string">
            <text:p>Rula Halawani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unt</text:p>
          </table:table-cell>
          <table:table-cell office:value-type="string">
            <text:p>Daoud Cor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unt Ararat</text:p>
          </table:table-cell>
          <table:table-cell office:value-type="string">
            <text:p>Gilbert Hage</text:p>
          </table:table-cell>
          <table:table-cell office:value-type="float" office:value="1">
            <text:p>1</text:p>
          </table:table-cell>
          <table:table-cell office:value-type="float" office:value="44.3">
            <text:p>44.3</text:p>
          </table:table-cell>
          <table:table-cell office:value-type="float" office:value="39.7025">
            <text:p>39.7025</text:p>
          </table:table-cell>
        </table:table-row>
        <table:table-row table:style-name="ro1">
          <table:table-cell office:value-type="string">
            <text:p>Mulhouse</text:p>
          </table:table-cell>
          <table:table-cell office:value-type="string">
            <text:p>Laurent Grasso</text:p>
          </table:table-cell>
          <table:table-cell office:value-type="float" office:value="1">
            <text:p>1</text:p>
          </table:table-cell>
          <table:table-cell office:value-type="float" office:value="7.335888">
            <text:p>7.335888</text:p>
          </table:table-cell>
          <table:table-cell office:value-type="float" office:value="47.75084">
            <text:p>47.75084</text:p>
          </table:table-cell>
        </table:table-row>
        <table:table-row table:style-name="ro1">
          <table:table-cell office:value-type="string">
            <text:p>Mumbai</text:p>
          </table:table-cell>
          <table:table-cell office:value-type="string">
            <text:p>Raed Yassin</text:p>
          </table:table-cell>
          <table:table-cell office:value-type="float" office:value="1">
            <text:p>1</text:p>
          </table:table-cell>
          <table:table-cell office:value-type="float" office:value="72.87766">
            <text:p>72.87766</text:p>
          </table:table-cell>
          <table:table-cell office:value-type="float" office:value="19.07598">
            <text:p>19.07598</text:p>
          </table:table-cell>
        </table:table-row>
        <table:table-row table:style-name="ro1">
          <table:table-cell office:value-type="string">
            <text:p>Mumbai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72.87766">
            <text:p>72.87766</text:p>
          </table:table-cell>
          <table:table-cell office:value-type="float" office:value="19.07598">
            <text:p>19.07598</text:p>
          </table:table-cell>
        </table:table-row>
        <table:table-row table:style-name="ro1">
          <table:table-cell office:value-type="string">
            <text:p>Mumbai</text:p>
          </table:table-cell>
          <table:table-cell office:value-type="string">
            <text:p>Mounira Al Solh</text:p>
          </table:table-cell>
          <table:table-cell office:value-type="float" office:value="1">
            <text:p>1</text:p>
          </table:table-cell>
          <table:table-cell office:value-type="float" office:value="72.87766">
            <text:p>72.87766</text:p>
          </table:table-cell>
          <table:table-cell office:value-type="float" office:value="19.07598">
            <text:p>19.07598</text:p>
          </table:table-cell>
        </table:table-row>
        <table:table-row table:style-name="ro1">
          <table:table-cell office:value-type="string">
            <text:p>Munich</text:p>
          </table:table-cell>
          <table:table-cell office:value-type="string">
            <text:p>Zena el Khalil</text:p>
          </table:table-cell>
          <table:table-cell office:value-type="float" office:value="1">
            <text:p>1</text:p>
          </table:table-cell>
          <table:table-cell office:value-type="float" office:value="11.58198">
            <text:p>11.58198</text:p>
          </table:table-cell>
          <table:table-cell office:value-type="float" office:value="48.13513">
            <text:p>48.13513</text:p>
          </table:table-cell>
        </table:table-row>
        <table:table-row table:style-name="ro1">
          <table:table-cell office:value-type="string">
            <text:p>Munich</text:p>
          </table:table-cell>
          <table:table-cell office:value-type="string">
            <text:p>Akram Zaatari</text:p>
          </table:table-cell>
          <table:table-cell office:value-type="float" office:value="1">
            <text:p>1</text:p>
          </table:table-cell>
          <table:table-cell office:value-type="float" office:value="11.58198">
            <text:p>11.58198</text:p>
          </table:table-cell>
          <table:table-cell office:value-type="float" office:value="48.13513">
            <text:p>48.13513</text:p>
          </table:table-cell>
        </table:table-row>
        <table:table-row table:style-name="ro1">
          <table:table-cell office:value-type="string">
            <text:p>Munich</text:p>
          </table:table-cell>
          <table:table-cell office:value-type="string">
            <text:p>Monir Shahroudy Farmanfarmaian</text:p>
          </table:table-cell>
          <table:table-cell office:value-type="float" office:value="1">
            <text:p>1</text:p>
          </table:table-cell>
          <table:table-cell office:value-type="float" office:value="11.58198">
            <text:p>11.58198</text:p>
          </table:table-cell>
          <table:table-cell office:value-type="float" office:value="48.13513">
            <text:p>48.13513</text:p>
          </table:table-cell>
        </table:table-row>
        <table:table-row table:style-name="ro1">
          <table:table-cell office:value-type="string">
            <text:p>Munich</text:p>
          </table:table-cell>
          <table:table-cell office:value-type="string">
            <text:p>Maha Maamoun</text:p>
          </table:table-cell>
          <table:table-cell office:value-type="float" office:value="1">
            <text:p>1</text:p>
          </table:table-cell>
          <table:table-cell office:value-type="float" office:value="11.58198">
            <text:p>11.58198</text:p>
          </table:table-cell>
          <table:table-cell office:value-type="float" office:value="48.13513">
            <text:p>48.13513</text:p>
          </table:table-cell>
        </table:table-row>
        <table:table-row table:style-name="ro1">
          <table:table-cell office:value-type="string">
            <text:p>Munich</text:p>
          </table:table-cell>
          <table:table-cell office:value-type="string">
            <text:p>Nevin Aladag</text:p>
          </table:table-cell>
          <table:table-cell office:value-type="float" office:value="1">
            <text:p>1</text:p>
          </table:table-cell>
          <table:table-cell office:value-type="float" office:value="11.58198">
            <text:p>11.58198</text:p>
          </table:table-cell>
          <table:table-cell office:value-type="float" office:value="48.13513">
            <text:p>48.13513</text:p>
          </table:table-cell>
        </table:table-row>
        <table:table-row table:style-name="ro1">
          <table:table-cell office:value-type="string">
            <text:p>Munich</text:p>
          </table:table-cell>
          <table:table-cell office:value-type="string">
            <text:p>David Claerbout</text:p>
          </table:table-cell>
          <table:table-cell office:value-type="float" office:value="1">
            <text:p>1</text:p>
          </table:table-cell>
          <table:table-cell office:value-type="float" office:value="11.58198">
            <text:p>11.58198</text:p>
          </table:table-cell>
          <table:table-cell office:value-type="float" office:value="48.13513">
            <text:p>48.13513</text:p>
          </table:table-cell>
        </table:table-row>
        <table:table-row table:style-name="ro1">
          <table:table-cell office:value-type="string">
            <text:p>Munich</text:p>
          </table:table-cell>
          <table:table-cell office:value-type="string">
            <text:p>Adam Henein</text:p>
          </table:table-cell>
          <table:table-cell office:value-type="float" office:value="1">
            <text:p>1</text:p>
          </table:table-cell>
          <table:table-cell office:value-type="float" office:value="11.58198">
            <text:p>11.58198</text:p>
          </table:table-cell>
          <table:table-cell office:value-type="float" office:value="48.13513">
            <text:p>48.13513</text:p>
          </table:table-cell>
        </table:table-row>
        <table:table-row table:style-name="ro1">
          <table:table-cell office:value-type="string">
            <text:p>Munich</text:p>
          </table:table-cell>
          <table:table-cell office:value-type="string">
            <text:p>Amar Kanwar</text:p>
          </table:table-cell>
          <table:table-cell office:value-type="float" office:value="1">
            <text:p>1</text:p>
          </table:table-cell>
          <table:table-cell office:value-type="float" office:value="11.58198">
            <text:p>11.58198</text:p>
          </table:table-cell>
          <table:table-cell office:value-type="float" office:value="48.13513">
            <text:p>48.13513</text:p>
          </table:table-cell>
        </table:table-row>
        <table:table-row table:style-name="ro1">
          <table:table-cell office:value-type="string">
            <text:p>Munich</text:p>
          </table:table-cell>
          <table:table-cell office:value-type="string">
            <text:p>Rachid Kora├»chi</text:p>
          </table:table-cell>
          <table:table-cell office:value-type="float" office:value="1">
            <text:p>1</text:p>
          </table:table-cell>
          <table:table-cell office:value-type="float" office:value="11.58198">
            <text:p>11.58198</text:p>
          </table:table-cell>
          <table:table-cell office:value-type="float" office:value="48.13513">
            <text:p>48.13513</text:p>
          </table:table-cell>
        </table:table-row>
        <table:table-row table:style-name="ro1">
          <table:table-cell office:value-type="string">
            <text:p>Munich</text:p>
          </table:table-cell>
          <table:table-cell office:value-type="string">
            <text:p>Reem Al Ghaith</text:p>
          </table:table-cell>
          <table:table-cell office:value-type="float" office:value="1">
            <text:p>1</text:p>
          </table:table-cell>
          <table:table-cell office:value-type="float" office:value="11.58198">
            <text:p>11.58198</text:p>
          </table:table-cell>
          <table:table-cell office:value-type="float" office:value="48.13513">
            <text:p>48.13513</text:p>
          </table:table-cell>
        </table:table-row>
        <table:table-row table:style-name="ro1">
          <table:table-cell office:value-type="string">
            <text:p>Munich</text:p>
          </table:table-cell>
          <table:table-cell office:value-type="string">
            <text:p>Mounira Al Solh</text:p>
          </table:table-cell>
          <table:table-cell office:value-type="float" office:value="1">
            <text:p>1</text:p>
          </table:table-cell>
          <table:table-cell office:value-type="float" office:value="11.58198">
            <text:p>11.58198</text:p>
          </table:table-cell>
          <table:table-cell office:value-type="float" office:value="48.13513">
            <text:p>48.13513</text:p>
          </table:table-cell>
        </table:table-row>
        <table:table-row table:style-name="ro1">
          <table:table-cell office:value-type="string">
            <text:p>Munich</text:p>
          </table:table-cell>
          <table:table-cell office:value-type="string">
            <text:p>Gilbert Hage</text:p>
          </table:table-cell>
          <table:table-cell office:value-type="float" office:value="1">
            <text:p>1</text:p>
          </table:table-cell>
          <table:table-cell office:value-type="float" office:value="11.58198">
            <text:p>11.58198</text:p>
          </table:table-cell>
          <table:table-cell office:value-type="float" office:value="48.13513">
            <text:p>48.13513</text:p>
          </table:table-cell>
        </table:table-row>
        <table:table-row table:style-name="ro1">
          <table:table-cell office:value-type="string">
            <text:p>Munich</text:p>
          </table:table-cell>
          <table:table-cell office:value-type="string">
            <text:p>Doa Aly</text:p>
          </table:table-cell>
          <table:table-cell office:value-type="float" office:value="1">
            <text:p>1</text:p>
          </table:table-cell>
          <table:table-cell office:value-type="float" office:value="11.58198">
            <text:p>11.58198</text:p>
          </table:table-cell>
          <table:table-cell office:value-type="float" office:value="48.13513">
            <text:p>48.13513</text:p>
          </table:table-cell>
        </table:table-row>
        <table:table-row table:style-name="ro1">
          <table:table-cell office:value-type="string">
            <text:p>Munich</text:p>
          </table:table-cell>
          <table:table-cell office:value-type="string">
            <text:p>Leila Pazooki</text:p>
          </table:table-cell>
          <table:table-cell office:value-type="float" office:value="1">
            <text:p>1</text:p>
          </table:table-cell>
          <table:table-cell office:value-type="float" office:value="11.58198">
            <text:p>11.58198</text:p>
          </table:table-cell>
          <table:table-cell office:value-type="float" office:value="48.13513">
            <text:p>48.13513</text:p>
          </table:table-cell>
        </table:table-row>
        <table:table-row table:style-name="ro1">
          <table:table-cell office:value-type="string">
            <text:p>Munich</text:p>
          </table:table-cell>
          <table:table-cell office:value-type="string">
            <text:p>Marwan Sahmarani</text:p>
          </table:table-cell>
          <table:table-cell office:value-type="float" office:value="1">
            <text:p>1</text:p>
          </table:table-cell>
          <table:table-cell office:value-type="float" office:value="11.58198">
            <text:p>11.58198</text:p>
          </table:table-cell>
          <table:table-cell office:value-type="float" office:value="48.13513">
            <text:p>48.13513</text:p>
          </table:table-cell>
        </table:table-row>
        <table:table-row table:style-name="ro1">
          <table:table-cell office:value-type="string">
            <text:p>Murcia</text:p>
          </table:table-cell>
          <table:table-cell office:value-type="string">
            <text:p>Raed Yassin</text:p>
          </table:table-cell>
          <table:table-cell office:value-type="float" office:value="1">
            <text:p>1</text:p>
          </table:table-cell>
          <table:table-cell office:value-type="float" office:value="-1.130654">
            <text:p>-1.130654</text:p>
          </table:table-cell>
          <table:table-cell office:value-type="float" office:value="37.99224">
            <text:p>37.99224</text:p>
          </table:table-cell>
        </table:table-row>
        <table:table-row table:style-name="ro1">
          <table:table-cell office:value-type="string">
            <text:p>Murcia</text:p>
          </table:table-cell>
          <table:table-cell office:value-type="string">
            <text:p>Mounira Al Solh</text:p>
          </table:table-cell>
          <table:table-cell office:value-type="float" office:value="1">
            <text:p>1</text:p>
          </table:table-cell>
          <table:table-cell office:value-type="float" office:value="-1.130654">
            <text:p>-1.130654</text:p>
          </table:table-cell>
          <table:table-cell office:value-type="float" office:value="37.99224">
            <text:p>37.99224</text:p>
          </table:table-cell>
        </table:table-row>
        <table:table-row table:style-name="ro1">
          <table:table-cell office:value-type="string">
            <text:p>Nablus</text:p>
          </table:table-cell>
          <table:table-cell office:value-type="string">
            <text:p>Mona Hatoum</text:p>
          </table:table-cell>
          <table:table-cell office:value-type="float" office:value="1">
            <text:p>1</text:p>
          </table:table-cell>
          <table:table-cell office:value-type="float" office:value="35.26097">
            <text:p>35.26097</text:p>
          </table:table-cell>
          <table:table-cell office:value-type="float" office:value="32.22504">
            <text:p>32.22504</text:p>
          </table:table-cell>
        </table:table-row>
        <table:table-row table:style-name="ro1">
          <table:table-cell office:value-type="string">
            <text:p>Nablus</text:p>
          </table:table-cell>
          <table:table-cell office:value-type="string">
            <text:p>Taysir Batniji</text:p>
          </table:table-cell>
          <table:table-cell office:value-type="float" office:value="1">
            <text:p>1</text:p>
          </table:table-cell>
          <table:table-cell office:value-type="float" office:value="35.26097">
            <text:p>35.26097</text:p>
          </table:table-cell>
          <table:table-cell office:value-type="float" office:value="32.22504">
            <text:p>32.22504</text:p>
          </table:table-cell>
        </table:table-row>
        <table:table-row table:style-name="ro1">
          <table:table-cell office:value-type="string">
            <text:p>Nagoya</text:p>
          </table:table-cell>
          <table:table-cell office:value-type="string">
            <text:p>Firoz Mahmud</text:p>
          </table:table-cell>
          <table:table-cell office:value-type="float" office:value="1">
            <text:p>1</text:p>
          </table:table-cell>
          <table:table-cell office:value-type="float" office:value="136.9064">
            <text:p>136.9064</text:p>
          </table:table-cell>
          <table:table-cell office:value-type="float" office:value="35.18145">
            <text:p>35.18145</text:p>
          </table:table-cell>
        </table:table-row>
        <table:table-row table:style-name="ro1">
          <table:table-cell office:value-type="string">
            <text:p>Najd</text:p>
          </table:table-cell>
          <table:table-cell office:value-type="string">
            <text:p>Ali Al-Ruzaiza</text:p>
          </table:table-cell>
          <table:table-cell office:value-type="float" office:value="1">
            <text:p>1</text:p>
          </table:table-cell>
          <table:table-cell office:value-type="float" office:value="49.54582">
            <text:p>49.54582</text:p>
          </table:table-cell>
          <table:table-cell office:value-type="float" office:value="27.14484">
            <text:p>27.14484</text:p>
          </table:table-cell>
        </table:table-row>
        <table:table-row table:style-name="ro1">
          <table:table-cell office:value-type="string">
            <text:p>Najd</text:p>
          </table:table-cell>
          <table:table-cell office:value-type="string">
            <text:p>Maha Malluh</text:p>
          </table:table-cell>
          <table:table-cell office:value-type="float" office:value="1">
            <text:p>1</text:p>
          </table:table-cell>
          <table:table-cell office:value-type="float" office:value="49.54582">
            <text:p>49.54582</text:p>
          </table:table-cell>
          <table:table-cell office:value-type="float" office:value="27.14484">
            <text:p>27.14484</text:p>
          </table:table-cell>
        </table:table-row>
        <table:table-row table:style-name="ro1">
          <table:table-cell office:value-type="string">
            <text:p>Najd</text:p>
          </table:table-cell>
          <table:table-cell office:value-type="string">
            <text:p>Ali Al-Tokhais</text:p>
          </table:table-cell>
          <table:table-cell office:value-type="float" office:value="1">
            <text:p>1</text:p>
          </table:table-cell>
          <table:table-cell office:value-type="float" office:value="49.54582">
            <text:p>49.54582</text:p>
          </table:table-cell>
          <table:table-cell office:value-type="float" office:value="27.14484">
            <text:p>27.14484</text:p>
          </table:table-cell>
        </table:table-row>
        <table:table-row table:style-name="ro1">
          <table:table-cell office:value-type="string">
            <text:p>Namur</text:p>
          </table:table-cell>
          <table:table-cell office:value-type="string">
            <text:p>Ali Essafi</text:p>
          </table:table-cell>
          <table:table-cell office:value-type="float" office:value="1">
            <text:p>1</text:p>
          </table:table-cell>
          <table:table-cell office:value-type="float" office:value="4.871985">
            <text:p>4.871985</text:p>
          </table:table-cell>
          <table:table-cell office:value-type="float" office:value="50.46739">
            <text:p>50.46739</text:p>
          </table:table-cell>
        </table:table-row>
        <table:table-row table:style-name="ro1">
          <table:table-cell office:value-type="string">
            <text:p>Naples</text:p>
          </table:table-cell>
          <table:table-cell office:value-type="string">
            <text:p>Sherif El Azma</text:p>
          </table:table-cell>
          <table:table-cell office:value-type="float" office:value="1">
            <text:p>1</text:p>
          </table:table-cell>
          <table:table-cell office:value-type="float" office:value="-81.79481">
            <text:p>-81.79481</text:p>
          </table:table-cell>
          <table:table-cell office:value-type="float" office:value="26.14204">
            <text:p>26.14204</text:p>
          </table:table-cell>
        </table:table-row>
        <table:table-row table:style-name="ro1">
          <table:table-cell office:value-type="string">
            <text:p>Nazareth</text:p>
          </table:table-cell>
          <table:table-cell office:value-type="string">
            <text:p>Sharif Waked</text:p>
          </table:table-cell>
          <table:table-cell office:value-type="float" office:value="1">
            <text:p>1</text:p>
          </table:table-cell>
          <table:table-cell office:value-type="float" office:value="35.30355">
            <text:p>35.30355</text:p>
          </table:table-cell>
          <table:table-cell office:value-type="float" office:value="32.69964">
            <text:p>32.69964</text:p>
          </table:table-cell>
        </table:table-row>
        <table:table-row table:style-name="ro1">
          <table:table-cell office:value-type="string">
            <text:p>New Delhi</text:p>
          </table:table-cell>
          <table:table-cell office:value-type="string">
            <text:p>Raqs Media Collective</text:p>
          </table:table-cell>
          <table:table-cell office:value-type="float" office:value="1">
            <text:p>1</text:p>
          </table:table-cell>
          <table:table-cell office:value-type="float" office:value="77.20902">
            <text:p>77.20902</text:p>
          </table:table-cell>
          <table:table-cell office:value-type="float" office:value="28.61394">
            <text:p>28.61394</text:p>
          </table:table-cell>
        </table:table-row>
        <table:table-row table:style-name="ro1">
          <table:table-cell office:value-type="string">
            <text:p>New Delhi</text:p>
          </table:table-cell>
          <table:table-cell office:value-type="string">
            <text:p>Leila Pazooki</text:p>
          </table:table-cell>
          <table:table-cell office:value-type="float" office:value="1">
            <text:p>1</text:p>
          </table:table-cell>
          <table:table-cell office:value-type="float" office:value="77.20902">
            <text:p>77.20902</text:p>
          </table:table-cell>
          <table:table-cell office:value-type="float" office:value="28.61394">
            <text:p>28.61394</text:p>
          </table:table-cell>
        </table:table-row>
        <table:table-row table:style-name="ro1">
          <table:table-cell office:value-type="string">
            <text:p>New Delhi</text:p>
          </table:table-cell>
          <table:table-cell office:value-type="string">
            <text:p>Imran Qureshi</text:p>
          </table:table-cell>
          <table:table-cell office:value-type="float" office:value="1">
            <text:p>1</text:p>
          </table:table-cell>
          <table:table-cell office:value-type="float" office:value="77.20902">
            <text:p>77.20902</text:p>
          </table:table-cell>
          <table:table-cell office:value-type="float" office:value="28.61394">
            <text:p>28.61394</text:p>
          </table:table-cell>
        </table:table-row>
        <table:table-row table:style-name="ro1">
          <table:table-cell office:value-type="string">
            <text:p>New Delhi</text:p>
          </table:table-cell>
          <table:table-cell office:value-type="string">
            <text:p>Sophie Ernst</text:p>
          </table:table-cell>
          <table:table-cell office:value-type="float" office:value="1">
            <text:p>1</text:p>
          </table:table-cell>
          <table:table-cell office:value-type="float" office:value="77.20902">
            <text:p>77.20902</text:p>
          </table:table-cell>
          <table:table-cell office:value-type="float" office:value="28.61394">
            <text:p>28.61394</text:p>
          </table:table-cell>
        </table:table-row>
        <table:table-row table:style-name="ro1">
          <table:table-cell office:value-type="string">
            <text:p>New Delhi</text:p>
          </table:table-cell>
          <table:table-cell office:value-type="string">
            <text:p>Amar Kanwar</text:p>
          </table:table-cell>
          <table:table-cell office:value-type="float" office:value="1">
            <text:p>1</text:p>
          </table:table-cell>
          <table:table-cell office:value-type="float" office:value="77.20902">
            <text:p>77.20902</text:p>
          </table:table-cell>
          <table:table-cell office:value-type="float" office:value="28.61394">
            <text:p>28.61394</text:p>
          </table:table-cell>
        </table:table-row>
        <table:table-row table:style-name="ro1">
          <table:table-cell office:value-type="string">
            <text:p>New Delhi</text:p>
          </table:table-cell>
          <table:table-cell office:value-type="string">
            <text:p>Ahmed Cherkaoui</text:p>
          </table:table-cell>
          <table:table-cell office:value-type="float" office:value="1">
            <text:p>1</text:p>
          </table:table-cell>
          <table:table-cell office:value-type="float" office:value="77.20902">
            <text:p>77.20902</text:p>
          </table:table-cell>
          <table:table-cell office:value-type="float" office:value="28.61394">
            <text:p>28.61394</text:p>
          </table:table-cell>
        </table:table-row>
        <table:table-row table:style-name="ro1">
          <table:table-cell office:value-type="string">
            <text:p>New Delhi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77.20902">
            <text:p>77.20902</text:p>
          </table:table-cell>
          <table:table-cell office:value-type="float" office:value="28.61394">
            <text:p>28.61394</text:p>
          </table:table-cell>
        </table:table-row>
        <table:table-row table:style-name="ro1">
          <table:table-cell office:value-type="string">
            <text:p>New Jersey</text:p>
          </table:table-cell>
          <table:table-cell office:value-type="string">
            <text:p>Nabil Nahas</text:p>
          </table:table-cell>
          <table:table-cell office:value-type="float" office:value="1">
            <text:p>1</text:p>
          </table:table-cell>
          <table:table-cell office:value-type="float" office:value="-74.40566">
            <text:p>-74.40566</text:p>
          </table:table-cell>
          <table:table-cell office:value-type="float" office:value="40.05832">
            <text:p>40.05832</text:p>
          </table:table-cell>
        </table:table-row>
        <table:table-row table:style-name="ro1">
          <table:table-cell office:value-type="string">
            <text:p>New Jersey</text:p>
          </table:table-cell>
          <table:table-cell office:value-type="string">
            <text:p>Jumana Manna </text:p>
          </table:table-cell>
          <table:table-cell office:value-type="float" office:value="1">
            <text:p>1</text:p>
          </table:table-cell>
          <table:table-cell office:value-type="float" office:value="-74.40566">
            <text:p>-74.40566</text:p>
          </table:table-cell>
          <table:table-cell office:value-type="float" office:value="40.05832">
            <text:p>40.05832</text:p>
          </table:table-cell>
        </table:table-row>
        <table:table-row table:style-name="ro1">
          <table:table-cell office:value-type="string">
            <text:p>New Mexico</text:p>
          </table:table-cell>
          <table:table-cell office:value-type="string">
            <text:p>Erin Ellen Kelly</text:p>
          </table:table-cell>
          <table:table-cell office:value-type="float" office:value="1">
            <text:p>1</text:p>
          </table:table-cell>
          <table:table-cell office:value-type="float" office:value="-105.8701">
            <text:p>-105.8701</text:p>
          </table:table-cell>
          <table:table-cell office:value-type="float" office:value="34.51994">
            <text:p>34.51994</text:p>
          </table:table-cell>
        </table:table-row>
        <table:table-row table:style-name="ro1">
          <table:table-cell office:value-type="string">
            <text:p>New Mexico</text:p>
          </table:table-cell>
          <table:table-cell office:value-type="string">
            <text:p>Runa Islam</text:p>
          </table:table-cell>
          <table:table-cell office:value-type="float" office:value="1">
            <text:p>1</text:p>
          </table:table-cell>
          <table:table-cell office:value-type="float" office:value="-105.8701">
            <text:p>-105.8701</text:p>
          </table:table-cell>
          <table:table-cell office:value-type="float" office:value="34.51994">
            <text:p>34.51994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Nadia Ayar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Haroon Mirza 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Amino Belyaman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Marwan Sahmaran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Driss Ouadah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Nicky Nodjoum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Asad Faulwell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Ren├⌐ Gabr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Imran Quresh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Ala Ebtekar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Matt Saunders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Mohammed Meleh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Rachid Kora├»ch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Mona Hatoum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Latifa Echakhch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Tarek Atou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Shohreh Mehran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Jowhara AlSaud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Basim Magdy 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Oraib Toukan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Hamra Abbas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Hala Elkoussy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Ahmed Mater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Steve Reinke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Mariam Ghan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Rasha Salt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Sohrab Mohebb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Ninar Esber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Sharif Waked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Iman Issa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Pouran-Jinch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Tarek Al-Ghoussein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Shirin Neshat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Jayce Salloum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Basma Al Sharif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Ziad Antar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Adeel Uz Zafar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Larissa Sansour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Tarek Halaby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Maha Maamoun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Farshid Malek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Jowhara Al-Saud 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Yto Barrada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Mona Marzouk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Firoz Mahmud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Ayreen Anastas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Runa Islam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Fay├ºal Baghriche 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Almagul Menlibayeva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Adel Abdessemed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Haris Epaminonda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Naeem Mohaiemen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Samira Badran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Raffie Davtian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Khalil Rabah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Leila Pazook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Sophia Al Maria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Rania Attieh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Diana Al Hadid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Rashid Masharaw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Ahmed Alsoudan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Hayv Kahraman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Fahrelnissa Zeid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Lamia Joreige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Monir Shahroudy Farmanfarmaian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Keith Shir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Fatima Al Qadir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Idris Khan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Youssef Nabil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Laurent Grasso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Jessica Mein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Walid Raad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Lawrence Abu Hamdan 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Melik Ohanian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Nabil Nahas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Abbas Akhavan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Nida Sinnokrot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Magdi Mostafa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Yazid Oulab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Jananne Al-An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Doa Aly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Rabih Mrou├⌐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Shahzia Sikander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Zena el Khalil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Ghada Khunj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Aras ├ûzg├╝n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Shahpour Pouyan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Ahmad Morshedloo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Khalid Al Gharaballi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Erin Ellen Kelly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Sara Naim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Burak Arikan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Yasam Sasmazer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 City</text:p>
          </table:table-cell>
          <table:table-cell office:value-type="string">
            <text:p>Lize Mogel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 City</text:p>
          </table:table-cell>
          <table:table-cell office:value-type="string">
            <text:p>Asad Faulwell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 York City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-74.00594">
            <text:p>-74.00594</text:p>
          </table:table-cell>
          <table:table-cell office:value-type="float" office:value="40.71278">
            <text:p>40.71278</text:p>
          </table:table-cell>
        </table:table-row>
        <table:table-row table:style-name="ro1">
          <table:table-cell office:value-type="string">
            <text:p>Newcastle</text:p>
          </table:table-cell>
          <table:table-cell office:value-type="string">
            <text:p>Youssef Nabil</text:p>
          </table:table-cell>
          <table:table-cell office:value-type="float" office:value="1">
            <text:p>1</text:p>
          </table:table-cell>
          <table:table-cell office:value-type="float" office:value="-1.61778">
            <text:p>-1.61778</text:p>
          </table:table-cell>
          <table:table-cell office:value-type="float" office:value="54.97825">
            <text:p>54.97825</text:p>
          </table:table-cell>
        </table:table-row>
        <table:table-row table:style-name="ro1">
          <table:table-cell office:value-type="string">
            <text:p>Nice</text:p>
          </table:table-cell>
          <table:table-cell office:value-type="string">
            <text:p>Niyaz-Azadikhah</text:p>
          </table:table-cell>
          <table:table-cell office:value-type="float" office:value="1">
            <text:p>1</text:p>
          </table:table-cell>
          <table:table-cell office:value-type="float" office:value="7.261953">
            <text:p>7.261953</text:p>
          </table:table-cell>
          <table:table-cell office:value-type="float" office:value="43.71017">
            <text:p>43.71017</text:p>
          </table:table-cell>
        </table:table-row>
        <table:table-row table:style-name="ro1">
          <table:table-cell office:value-type="string">
            <text:p>Nice</text:p>
          </table:table-cell>
          <table:table-cell office:value-type="string">
            <text:p>Haleh Redjaian</text:p>
          </table:table-cell>
          <table:table-cell office:value-type="float" office:value="1">
            <text:p>1</text:p>
          </table:table-cell>
          <table:table-cell office:value-type="float" office:value="7.261953">
            <text:p>7.261953</text:p>
          </table:table-cell>
          <table:table-cell office:value-type="float" office:value="43.71017">
            <text:p>43.71017</text:p>
          </table:table-cell>
        </table:table-row>
        <table:table-row table:style-name="ro1">
          <table:table-cell office:value-type="string">
            <text:p>Nice</text:p>
          </table:table-cell>
          <table:table-cell office:value-type="string">
            <text:p>Farid Belkahia</text:p>
          </table:table-cell>
          <table:table-cell office:value-type="float" office:value="1">
            <text:p>1</text:p>
          </table:table-cell>
          <table:table-cell office:value-type="float" office:value="7.261953">
            <text:p>7.261953</text:p>
          </table:table-cell>
          <table:table-cell office:value-type="float" office:value="43.71017">
            <text:p>43.71017</text:p>
          </table:table-cell>
        </table:table-row>
        <table:table-row table:style-name="ro1">
          <table:table-cell office:value-type="string">
            <text:p>Nice</text:p>
          </table:table-cell>
          <table:table-cell office:value-type="string">
            <text:p>Fay├ºal Baghriche </text:p>
          </table:table-cell>
          <table:table-cell office:value-type="float" office:value="1">
            <text:p>1</text:p>
          </table:table-cell>
          <table:table-cell office:value-type="float" office:value="7.261953">
            <text:p>7.261953</text:p>
          </table:table-cell>
          <table:table-cell office:value-type="float" office:value="43.71017">
            <text:p>43.71017</text:p>
          </table:table-cell>
        </table:table-row>
        <table:table-row table:style-name="ro1">
          <table:table-cell office:value-type="string">
            <text:p>Nicosia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33.36667">
            <text:p>33.36667</text:p>
          </table:table-cell>
          <table:table-cell office:value-type="float" office:value="35.16667">
            <text:p>35.16667</text:p>
          </table:table-cell>
        </table:table-row>
        <table:table-row table:style-name="ro1">
          <table:table-cell office:value-type="string">
            <text:p>Nicosia</text:p>
          </table:table-cell>
          <table:table-cell office:value-type="string">
            <text:p>Haris Epaminonda</text:p>
          </table:table-cell>
          <table:table-cell office:value-type="float" office:value="1">
            <text:p>1</text:p>
          </table:table-cell>
          <table:table-cell office:value-type="float" office:value="33.36667">
            <text:p>33.36667</text:p>
          </table:table-cell>
          <table:table-cell office:value-type="float" office:value="35.16667">
            <text:p>35.16667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Zena el Khalil</text:p>
          </table:table-cell>
          <table:table-cell office:value-type="float" office:value="1">
            <text:p>1</text:p>
          </table:table-cell>
          <table:table-cell office:value-type="float" office:value="8.675277">
            <text:p>8.675277</text:p>
          </table:table-cell>
          <table:table-cell office:value-type="float" office:value="9.081999">
            <text:p>9.081999</text:p>
          </table:table-cell>
        </table:table-row>
        <table:table-row table:style-name="ro1">
          <table:table-cell office:value-type="string">
            <text:p>Nile</text:p>
          </table:table-cell>
          <table:table-cell office:value-type="string">
            <text:p>Lara Baladi</text:p>
          </table:table-cell>
          <table:table-cell office:value-type="float" office:value="1">
            <text:p>1</text:p>
          </table:table-cell>
          <table:table-cell office:value-type="float" office:value="31.07849">
            <text:p>31.07849</text:p>
          </table:table-cell>
          <table:table-cell office:value-type="float" office:value="30.83588">
            <text:p>30.83588</text:p>
          </table:table-cell>
        </table:table-row>
        <table:table-row table:style-name="ro1">
          <table:table-cell office:value-type="string">
            <text:p>Nile</text:p>
          </table:table-cell>
          <table:table-cell office:value-type="string">
            <text:p>Gamal el-Sigini</text:p>
          </table:table-cell>
          <table:table-cell office:value-type="float" office:value="1">
            <text:p>1</text:p>
          </table:table-cell>
          <table:table-cell office:value-type="float" office:value="31.07849">
            <text:p>31.07849</text:p>
          </table:table-cell>
          <table:table-cell office:value-type="float" office:value="30.83588">
            <text:p>30.83588</text:p>
          </table:table-cell>
        </table:table-row>
        <table:table-row table:style-name="ro1">
          <table:table-cell office:value-type="string">
            <text:p>Normandy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0.1712529">
            <text:p>0.1712529</text:p>
          </table:table-cell>
          <table:table-cell office:value-type="float" office:value="48.87987">
            <text:p>48.87987</text:p>
          </table:table-cell>
        </table:table-row>
        <table:table-row table:style-name="ro1">
          <table:table-cell office:value-type="string">
            <text:p>North Adams</text:p>
          </table:table-cell>
          <table:table-cell office:value-type="string">
            <text:p>Basim Magdy </text:p>
          </table:table-cell>
          <table:table-cell office:value-type="float" office:value="1">
            <text:p>1</text:p>
          </table:table-cell>
          <table:table-cell office:value-type="float" office:value="-73.10871">
            <text:p>-73.10871</text:p>
          </table:table-cell>
          <table:table-cell office:value-type="float" office:value="42.70092">
            <text:p>42.70092</text:p>
          </table:table-cell>
        </table:table-row>
        <table:table-row table:style-name="ro1">
          <table:table-cell office:value-type="string">
            <text:p>North Africa</text:p>
          </table:table-cell>
          <table:table-cell office:value-type="string">
            <text:p>Ahmed Cherkaoui</text:p>
          </table:table-cell>
          <table:table-cell office:value-type="float" office:value="1">
            <text:p>1</text:p>
          </table:table-cell>
          <table:table-cell office:value-type="float" office:value="25.66283">
            <text:p>25.66283</text:p>
          </table:table-cell>
          <table:table-cell office:value-type="float" office:value="23.4162">
            <text:p>23.4162</text:p>
          </table:table-cell>
        </table:table-row>
        <table:table-row table:style-name="ro1">
          <table:table-cell office:value-type="string">
            <text:p>North Africa</text:p>
          </table:table-cell>
          <table:table-cell office:value-type="string">
            <text:p>Shafic Abboud</text:p>
          </table:table-cell>
          <table:table-cell office:value-type="float" office:value="1">
            <text:p>1</text:p>
          </table:table-cell>
          <table:table-cell office:value-type="float" office:value="25.66283">
            <text:p>25.66283</text:p>
          </table:table-cell>
          <table:table-cell office:value-type="float" office:value="23.4162">
            <text:p>23.4162</text:p>
          </table:table-cell>
        </table:table-row>
        <table:table-row table:style-name="ro1">
          <table:table-cell office:value-type="string">
            <text:p>North Africa</text:p>
          </table:table-cell>
          <table:table-cell office:value-type="string">
            <text:p>Iman Raad</text:p>
          </table:table-cell>
          <table:table-cell office:value-type="float" office:value="1">
            <text:p>1</text:p>
          </table:table-cell>
          <table:table-cell office:value-type="float" office:value="25.66283">
            <text:p>25.66283</text:p>
          </table:table-cell>
          <table:table-cell office:value-type="float" office:value="23.4162">
            <text:p>23.4162</text:p>
          </table:table-cell>
        </table:table-row>
        <table:table-row table:style-name="ro1">
          <table:table-cell office:value-type="string">
            <text:p>North Africa</text:p>
          </table:table-cell>
          <table:table-cell office:value-type="string">
            <text:p>Hala Elkoussy</text:p>
          </table:table-cell>
          <table:table-cell office:value-type="float" office:value="1">
            <text:p>1</text:p>
          </table:table-cell>
          <table:table-cell office:value-type="float" office:value="25.66283">
            <text:p>25.66283</text:p>
          </table:table-cell>
          <table:table-cell office:value-type="float" office:value="23.4162">
            <text:p>23.4162</text:p>
          </table:table-cell>
        </table:table-row>
        <table:table-row table:style-name="ro1">
          <table:table-cell office:value-type="string">
            <text:p>North Africa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25.66283">
            <text:p>25.66283</text:p>
          </table:table-cell>
          <table:table-cell office:value-type="float" office:value="23.4162">
            <text:p>23.4162</text:p>
          </table:table-cell>
        </table:table-row>
        <table:table-row table:style-name="ro1">
          <table:table-cell office:value-type="string">
            <text:p>North Africa</text:p>
          </table:table-cell>
          <table:table-cell office:value-type="string">
            <text:p>Walid Raad</text:p>
          </table:table-cell>
          <table:table-cell office:value-type="float" office:value="1">
            <text:p>1</text:p>
          </table:table-cell>
          <table:table-cell office:value-type="float" office:value="25.66283">
            <text:p>25.66283</text:p>
          </table:table-cell>
          <table:table-cell office:value-type="float" office:value="23.4162">
            <text:p>23.4162</text:p>
          </table:table-cell>
        </table:table-row>
        <table:table-row table:style-name="ro1">
          <table:table-cell office:value-type="string">
            <text:p>North Africa</text:p>
          </table:table-cell>
          <table:table-cell office:value-type="string">
            <text:p>Yto Barrada</text:p>
          </table:table-cell>
          <table:table-cell office:value-type="float" office:value="1">
            <text:p>1</text:p>
          </table:table-cell>
          <table:table-cell office:value-type="float" office:value="25.66283">
            <text:p>25.66283</text:p>
          </table:table-cell>
          <table:table-cell office:value-type="float" office:value="23.4162">
            <text:p>23.4162</text:p>
          </table:table-cell>
        </table:table-row>
        <table:table-row table:style-name="ro1">
          <table:table-cell office:value-type="string">
            <text:p>North Africa</text:p>
          </table:table-cell>
          <table:table-cell office:value-type="string">
            <text:p>Hassan Hajjaj</text:p>
          </table:table-cell>
          <table:table-cell office:value-type="float" office:value="1">
            <text:p>1</text:p>
          </table:table-cell>
          <table:table-cell office:value-type="float" office:value="25.66283">
            <text:p>25.66283</text:p>
          </table:table-cell>
          <table:table-cell office:value-type="float" office:value="23.4162">
            <text:p>23.4162</text:p>
          </table:table-cell>
        </table:table-row>
        <table:table-row table:style-name="ro1">
          <table:table-cell office:value-type="string">
            <text:p>North Africa</text:p>
          </table:table-cell>
          <table:table-cell office:value-type="string">
            <text:p>Rachid Kora├»chi</text:p>
          </table:table-cell>
          <table:table-cell office:value-type="float" office:value="1">
            <text:p>1</text:p>
          </table:table-cell>
          <table:table-cell office:value-type="float" office:value="25.66283">
            <text:p>25.66283</text:p>
          </table:table-cell>
          <table:table-cell office:value-type="float" office:value="23.4162">
            <text:p>23.4162</text:p>
          </table:table-cell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Hamra Abbas</text:p>
          </table:table-cell>
          <table:table-cell office:value-type="float" office:value="1">
            <text:p>1</text:p>
          </table:table-cell>
          <table:table-cell office:value-type="float" office:value="-105.2551">
            <text:p>-105.2551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Walid Raad</text:p>
          </table:table-cell>
          <table:table-cell office:value-type="float" office:value="1">
            <text:p>1</text:p>
          </table:table-cell>
          <table:table-cell office:value-type="float" office:value="-105.2551">
            <text:p>-105.2551</text:p>
          </table:table-cell>
          <table:table-cell office:value-type="float" office:value="54.52596">
            <text:p>54.52596</text:p>
          </table:table-cell>
        </table:table-row>
        <table:table-row table:style-name="ro1">
          <table:table-cell office:value-type="string">
            <text:p>North Uist</text:p>
          </table:table-cell>
          <table:table-cell office:value-type="string">
            <text:p>Samah Hijawi</text:p>
          </table:table-cell>
          <table:table-cell office:value-type="float" office:value="1">
            <text:p>1</text:p>
          </table:table-cell>
          <table:table-cell office:value-type="float" office:value="-7.28124">
            <text:p>-7.28124</text:p>
          </table:table-cell>
          <table:table-cell office:value-type="float" office:value="57.57038">
            <text:p>57.57038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Amar Kanwar</text:p>
          </table:table-cell>
          <table:table-cell office:value-type="float" office:value="1">
            <text:p>1</text:p>
          </table:table-cell>
          <table:table-cell office:value-type="float" office:value="8.468946">
            <text:p>8.468946</text:p>
          </table:table-cell>
          <table:table-cell office:value-type="float" office:value="60.47202">
            <text:p>60.47202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Rosalind Nashashibi</text:p>
          </table:table-cell>
          <table:table-cell office:value-type="float" office:value="1">
            <text:p>1</text:p>
          </table:table-cell>
          <table:table-cell office:value-type="float" office:value="8.468946">
            <text:p>8.468946</text:p>
          </table:table-cell>
          <table:table-cell office:value-type="float" office:value="60.47202">
            <text:p>60.47202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Nevin Aladag</text:p>
          </table:table-cell>
          <table:table-cell office:value-type="float" office:value="1">
            <text:p>1</text:p>
          </table:table-cell>
          <table:table-cell office:value-type="float" office:value="8.468946">
            <text:p>8.468946</text:p>
          </table:table-cell>
          <table:table-cell office:value-type="float" office:value="60.47202">
            <text:p>60.47202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Jumana Manna </text:p>
          </table:table-cell>
          <table:table-cell office:value-type="float" office:value="1">
            <text:p>1</text:p>
          </table:table-cell>
          <table:table-cell office:value-type="float" office:value="8.468946">
            <text:p>8.468946</text:p>
          </table:table-cell>
          <table:table-cell office:value-type="float" office:value="60.47202">
            <text:p>60.47202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Mohamed Ali Fadlabi</text:p>
          </table:table-cell>
          <table:table-cell office:value-type="float" office:value="1">
            <text:p>1</text:p>
          </table:table-cell>
          <table:table-cell office:value-type="float" office:value="8.468946">
            <text:p>8.468946</text:p>
          </table:table-cell>
          <table:table-cell office:value-type="float" office:value="60.47202">
            <text:p>60.47202</text:p>
          </table:table-cell>
        </table:table-row>
        <table:table-row table:style-name="ro1">
          <table:table-cell office:value-type="string">
            <text:p>Nottingham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-1.158109">
            <text:p>-1.158109</text:p>
          </table:table-cell>
          <table:table-cell office:value-type="float" office:value="52.95478">
            <text:p>52.95478</text:p>
          </table:table-cell>
        </table:table-row>
        <table:table-row table:style-name="ro1">
          <table:table-cell office:value-type="string">
            <text:p>Nottingham</text:p>
          </table:table-cell>
          <table:table-cell office:value-type="string">
            <text:p>Wael Shawky</text:p>
          </table:table-cell>
          <table:table-cell office:value-type="float" office:value="1">
            <text:p>1</text:p>
          </table:table-cell>
          <table:table-cell office:value-type="float" office:value="-1.158109">
            <text:p>-1.158109</text:p>
          </table:table-cell>
          <table:table-cell office:value-type="float" office:value="52.95478">
            <text:p>52.95478</text:p>
          </table:table-cell>
        </table:table-row>
        <table:table-row table:style-name="ro1">
          <table:table-cell office:value-type="string">
            <text:p>Nottingham</text:p>
          </table:table-cell>
          <table:table-cell office:value-type="string">
            <text:p>Yto Barrada</text:p>
          </table:table-cell>
          <table:table-cell office:value-type="float" office:value="1">
            <text:p>1</text:p>
          </table:table-cell>
          <table:table-cell office:value-type="float" office:value="-1.158109">
            <text:p>-1.158109</text:p>
          </table:table-cell>
          <table:table-cell office:value-type="float" office:value="52.95478">
            <text:p>52.95478</text:p>
          </table:table-cell>
        </table:table-row>
        <table:table-row table:style-name="ro1">
          <table:table-cell office:value-type="string">
            <text:p>Ohio</text:p>
          </table:table-cell>
          <table:table-cell office:value-type="string">
            <text:p>Diana Al Hadid</text:p>
          </table:table-cell>
          <table:table-cell office:value-type="float" office:value="1">
            <text:p>1</text:p>
          </table:table-cell>
          <table:table-cell office:value-type="float" office:value="-82.90712">
            <text:p>-82.90712</text:p>
          </table:table-cell>
          <table:table-cell office:value-type="float" office:value="40.41729">
            <text:p>40.41729</text:p>
          </table:table-cell>
        </table:table-row>
        <table:table-row table:style-name="ro1">
          <table:table-cell office:value-type="string">
            <text:p>Oklahoma City</text:p>
          </table:table-cell>
          <table:table-cell office:value-type="string">
            <text:p>Jorge Tacla</text:p>
          </table:table-cell>
          <table:table-cell office:value-type="float" office:value="1">
            <text:p>1</text:p>
          </table:table-cell>
          <table:table-cell office:value-type="float" office:value="-97.51643">
            <text:p>-97.51643</text:p>
          </table:table-cell>
          <table:table-cell office:value-type="float" office:value="35.46756">
            <text:p>35.46756</text:p>
          </table:table-cell>
        </table:table-row>
        <table:table-row table:style-name="ro1">
          <table:table-cell office:value-type="string">
            <text:p>Old City</text:p>
          </table:table-cell>
          <table:table-cell office:value-type="string">
            <text:p>Nida Sinnokrot</text:p>
          </table:table-cell>
          <table:table-cell office:value-type="float" office:value="1">
            <text:p>1</text:p>
          </table:table-cell>
          <table:table-cell office:value-type="float" office:value="15.97389">
            <text:p>15.97389</text:p>
          </table:table-cell>
          <table:table-cell office:value-type="float" office:value="45.81611">
            <text:p>45.81611</text:p>
          </table:table-cell>
        </table:table-row>
        <table:table-row table:style-name="ro1">
          <table:table-cell office:value-type="string">
            <text:p>Oregon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-120.5542">
            <text:p>-120.5542</text:p>
          </table:table-cell>
          <table:table-cell office:value-type="float" office:value="43.80413">
            <text:p>43.80413</text:p>
          </table:table-cell>
        </table:table-row>
        <table:table-row table:style-name="ro1">
          <table:table-cell office:value-type="string">
            <text:p>Orlando</text:p>
          </table:table-cell>
          <table:table-cell office:value-type="string">
            <text:p>Jowhara Al-Saud </text:p>
          </table:table-cell>
          <table:table-cell office:value-type="float" office:value="1">
            <text:p>1</text:p>
          </table:table-cell>
          <table:table-cell office:value-type="float" office:value="-81.37924">
            <text:p>-81.37924</text:p>
          </table:table-cell>
          <table:table-cell office:value-type="float" office:value="28.53834">
            <text:p>28.53834</text:p>
          </table:table-cell>
        </table:table-row>
        <table:table-row table:style-name="ro1">
          <table:table-cell office:value-type="string">
            <text:p>Osaka</text:p>
          </table:table-cell>
          <table:table-cell office:value-type="string">
            <text:p>Anri Sala</text:p>
          </table:table-cell>
          <table:table-cell office:value-type="float" office:value="1">
            <text:p>1</text:p>
          </table:table-cell>
          <table:table-cell office:value-type="float" office:value="135.5022">
            <text:p>135.5022</text:p>
          </table:table-cell>
          <table:table-cell office:value-type="float" office:value="34.69374">
            <text:p>34.69374</text:p>
          </table:table-cell>
        </table:table-row>
        <table:table-row table:style-name="ro1">
          <table:table-cell office:value-type="string">
            <text:p>Oslo</text:p>
          </table:table-cell>
          <table:table-cell office:value-type="string">
            <text:p>Mohamed Ali Fadlabi</text:p>
          </table:table-cell>
          <table:table-cell office:value-type="float" office:value="1">
            <text:p>1</text:p>
          </table:table-cell>
          <table:table-cell office:value-type="float" office:value="10.75225">
            <text:p>10.75225</text:p>
          </table:table-cell>
          <table:table-cell office:value-type="float" office:value="59.91387">
            <text:p>59.91387</text:p>
          </table:table-cell>
        </table:table-row>
        <table:table-row table:style-name="ro1">
          <table:table-cell office:value-type="string">
            <text:p>Oslo</text:p>
          </table:table-cell>
          <table:table-cell office:value-type="string">
            <text:p>Iman Issa</text:p>
          </table:table-cell>
          <table:table-cell office:value-type="float" office:value="1">
            <text:p>1</text:p>
          </table:table-cell>
          <table:table-cell office:value-type="float" office:value="10.75225">
            <text:p>10.75225</text:p>
          </table:table-cell>
          <table:table-cell office:value-type="float" office:value="59.91387">
            <text:p>59.91387</text:p>
          </table:table-cell>
        </table:table-row>
        <table:table-row table:style-name="ro1">
          <table:table-cell office:value-type="string">
            <text:p>Oslo</text:p>
          </table:table-cell>
          <table:table-cell office:value-type="string">
            <text:p>Almagul Menlibayeva</text:p>
          </table:table-cell>
          <table:table-cell office:value-type="float" office:value="1">
            <text:p>1</text:p>
          </table:table-cell>
          <table:table-cell office:value-type="float" office:value="10.75225">
            <text:p>10.75225</text:p>
          </table:table-cell>
          <table:table-cell office:value-type="float" office:value="59.91387">
            <text:p>59.91387</text:p>
          </table:table-cell>
        </table:table-row>
        <table:table-row table:style-name="ro1">
          <table:table-cell office:value-type="string">
            <text:p>Oslo</text:p>
          </table:table-cell>
          <table:table-cell office:value-type="string">
            <text:p>Mona Hatoum</text:p>
          </table:table-cell>
          <table:table-cell office:value-type="float" office:value="1">
            <text:p>1</text:p>
          </table:table-cell>
          <table:table-cell office:value-type="float" office:value="10.75225">
            <text:p>10.75225</text:p>
          </table:table-cell>
          <table:table-cell office:value-type="float" office:value="59.91387">
            <text:p>59.91387</text:p>
          </table:table-cell>
        </table:table-row>
        <table:table-row table:style-name="ro1">
          <table:table-cell office:value-type="string">
            <text:p>Oslo</text:p>
          </table:table-cell>
          <table:table-cell office:value-type="string">
            <text:p>Nevin Aladag</text:p>
          </table:table-cell>
          <table:table-cell office:value-type="float" office:value="1">
            <text:p>1</text:p>
          </table:table-cell>
          <table:table-cell office:value-type="float" office:value="10.75225">
            <text:p>10.75225</text:p>
          </table:table-cell>
          <table:table-cell office:value-type="float" office:value="59.91387">
            <text:p>59.91387</text:p>
          </table:table-cell>
        </table:table-row>
        <table:table-row table:style-name="ro1">
          <table:table-cell office:value-type="string">
            <text:p>Ottawa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-75.69719">
            <text:p>-75.69719</text:p>
          </table:table-cell>
          <table:table-cell office:value-type="float" office:value="45.42153">
            <text:p>45.42153</text:p>
          </table:table-cell>
        </table:table-row>
        <table:table-row table:style-name="ro1">
          <table:table-cell office:value-type="string">
            <text:p>Ottawa</text:p>
          </table:table-cell>
          <table:table-cell office:value-type="string">
            <text:p>Steve Reinke</text:p>
          </table:table-cell>
          <table:table-cell office:value-type="float" office:value="1">
            <text:p>1</text:p>
          </table:table-cell>
          <table:table-cell office:value-type="float" office:value="-75.69719">
            <text:p>-75.69719</text:p>
          </table:table-cell>
          <table:table-cell office:value-type="float" office:value="45.42153">
            <text:p>45.42153</text:p>
          </table:table-cell>
        </table:table-row>
        <table:table-row table:style-name="ro1">
          <table:table-cell office:value-type="string">
            <text:p>Ouagadougou</text:p>
          </table:table-cell>
          <table:table-cell office:value-type="string">
            <text:p>Keith Shiri</text:p>
          </table:table-cell>
          <table:table-cell office:value-type="float" office:value="1">
            <text:p>1</text:p>
          </table:table-cell>
          <table:table-cell office:value-type="float" office:value="-1.516667">
            <text:p>-1.516667</text:p>
          </table:table-cell>
          <table:table-cell office:value-type="float" office:value="12.35">
            <text:p>12.35</text:p>
          </table:table-cell>
        </table:table-row>
        <table:table-row table:style-name="ro1">
          <table:table-cell office:value-type="string">
            <text:p>Ouarzazate</text:p>
          </table:table-cell>
          <table:table-cell office:value-type="string">
            <text:p>Ali Essafi</text:p>
          </table:table-cell>
          <table:table-cell office:value-type="float" office:value="1">
            <text:p>1</text:p>
          </table:table-cell>
          <table:table-cell office:value-type="float" office:value="-6.937016">
            <text:p>-6.937016</text:p>
          </table:table-cell>
          <table:table-cell office:value-type="float" office:value="30.93354">
            <text:p>30.93354</text:p>
          </table:table-cell>
        </table:table-row>
        <table:table-row table:style-name="ro1">
          <table:table-cell office:value-type="string">
            <text:p>Oxford</text:p>
          </table:table-cell>
          <table:table-cell office:value-type="string">
            <text:p>Lamia Joreige</text:p>
          </table:table-cell>
          <table:table-cell office:value-type="float" office:value="1">
            <text:p>1</text:p>
          </table:table-cell>
          <table:table-cell office:value-type="float" office:value="-1.257726">
            <text:p>-1.257726</text:p>
          </table:table-cell>
          <table:table-cell office:value-type="float" office:value="51.75202">
            <text:p>51.75202</text:p>
          </table:table-cell>
        </table:table-row>
        <table:table-row table:style-name="ro1">
          <table:table-cell office:value-type="string">
            <text:p>Oxford</text:p>
          </table:table-cell>
          <table:table-cell office:value-type="string">
            <text:p>Gilbert Hage</text:p>
          </table:table-cell>
          <table:table-cell office:value-type="float" office:value="1">
            <text:p>1</text:p>
          </table:table-cell>
          <table:table-cell office:value-type="float" office:value="-1.257726">
            <text:p>-1.257726</text:p>
          </table:table-cell>
          <table:table-cell office:value-type="float" office:value="51.75202">
            <text:p>51.75202</text:p>
          </table:table-cell>
        </table:table-row>
        <table:table-row table:style-name="ro1">
          <table:table-cell office:value-type="string">
            <text:p>Oxford</text:p>
          </table:table-cell>
          <table:table-cell office:value-type="string">
            <text:p>Imran Qureshi</text:p>
          </table:table-cell>
          <table:table-cell office:value-type="float" office:value="1">
            <text:p>1</text:p>
          </table:table-cell>
          <table:table-cell office:value-type="float" office:value="-1.257726">
            <text:p>-1.257726</text:p>
          </table:table-cell>
          <table:table-cell office:value-type="float" office:value="51.75202">
            <text:p>51.75202</text:p>
          </table:table-cell>
        </table:table-row>
        <table:table-row table:style-name="ro1">
          <table:table-cell office:value-type="string">
            <text:p>Pacific</text:p>
          </table:table-cell>
          <table:table-cell office:value-type="string">
            <text:p>Cevdet Erek</text:p>
          </table:table-cell>
          <table:table-cell office:value-type="float" office:value="1">
            <text:p>1</text:p>
          </table:table-cell>
          <table:table-cell office:value-type="float" office:value="-123.8265">
            <text:p>-123.8265</text:p>
          </table:table-cell>
          <table:table-cell office:value-type="float" office:value="46.51808">
            <text:p>46.51808</text:p>
          </table:table-cell>
        </table:table-row>
        <table:table-row table:style-name="ro1">
          <table:table-cell office:value-type="string">
            <text:p>Pacific</text:p>
          </table:table-cell>
          <table:table-cell office:value-type="string">
            <text:p>Basir Mahmood </text:p>
          </table:table-cell>
          <table:table-cell office:value-type="float" office:value="1">
            <text:p>1</text:p>
          </table:table-cell>
          <table:table-cell office:value-type="float" office:value="-123.8265">
            <text:p>-123.8265</text:p>
          </table:table-cell>
          <table:table-cell office:value-type="float" office:value="46.51808">
            <text:p>46.51808</text:p>
          </table:table-cell>
        </table:table-row>
        <table:table-row table:style-name="ro1">
          <table:table-cell office:value-type="string">
            <text:p>Pacific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-123.8265">
            <text:p>-123.8265</text:p>
          </table:table-cell>
          <table:table-cell office:value-type="float" office:value="46.51808">
            <text:p>46.51808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Sophie Ernst</text:p>
          </table:table-cell>
          <table:table-cell office:value-type="float" office:value="1">
            <text:p>1</text:p>
          </table:table-cell>
          <table:table-cell office:value-type="float" office:value="69.34512">
            <text:p>69.34512</text:p>
          </table:table-cell>
          <table:table-cell office:value-type="float" office:value="30.37532">
            <text:p>30.37532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Adeel Uz Zafar</text:p>
          </table:table-cell>
          <table:table-cell office:value-type="float" office:value="1">
            <text:p>1</text:p>
          </table:table-cell>
          <table:table-cell office:value-type="float" office:value="69.34512">
            <text:p>69.34512</text:p>
          </table:table-cell>
          <table:table-cell office:value-type="float" office:value="30.37532">
            <text:p>30.37532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Hamra Abbas</text:p>
          </table:table-cell>
          <table:table-cell office:value-type="float" office:value="1">
            <text:p>1</text:p>
          </table:table-cell>
          <table:table-cell office:value-type="float" office:value="69.34512">
            <text:p>69.34512</text:p>
          </table:table-cell>
          <table:table-cell office:value-type="float" office:value="30.37532">
            <text:p>30.37532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Aisha Khalid</text:p>
          </table:table-cell>
          <table:table-cell office:value-type="float" office:value="1">
            <text:p>1</text:p>
          </table:table-cell>
          <table:table-cell office:value-type="float" office:value="69.34512">
            <text:p>69.34512</text:p>
          </table:table-cell>
          <table:table-cell office:value-type="float" office:value="30.37532">
            <text:p>30.37532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Arefeh Riahi</text:p>
          </table:table-cell>
          <table:table-cell office:value-type="float" office:value="1">
            <text:p>1</text:p>
          </table:table-cell>
          <table:table-cell office:value-type="float" office:value="69.34512">
            <text:p>69.34512</text:p>
          </table:table-cell>
          <table:table-cell office:value-type="float" office:value="30.37532">
            <text:p>30.37532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Basir Mahmood </text:p>
          </table:table-cell>
          <table:table-cell office:value-type="float" office:value="1">
            <text:p>1</text:p>
          </table:table-cell>
          <table:table-cell office:value-type="float" office:value="69.34512">
            <text:p>69.34512</text:p>
          </table:table-cell>
          <table:table-cell office:value-type="float" office:value="30.37532">
            <text:p>30.37532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Mohamed Abdelkarim</text:p>
          </table:table-cell>
          <table:table-cell office:value-type="float" office:value="1">
            <text:p>1</text:p>
          </table:table-cell>
          <table:table-cell office:value-type="float" office:value="69.34512">
            <text:p>69.34512</text:p>
          </table:table-cell>
          <table:table-cell office:value-type="float" office:value="30.37532">
            <text:p>30.37532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Rachid Kora├»chi</text:p>
          </table:table-cell>
          <table:table-cell office:value-type="float" office:value="1">
            <text:p>1</text:p>
          </table:table-cell>
          <table:table-cell office:value-type="float" office:value="35.23315">
            <text:p>35.23315</text:p>
          </table:table-cell>
          <table:table-cell office:value-type="float" office:value="31.95216">
            <text:p>31.95216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Taysir Batniji</text:p>
          </table:table-cell>
          <table:table-cell office:value-type="float" office:value="1">
            <text:p>1</text:p>
          </table:table-cell>
          <table:table-cell office:value-type="float" office:value="35.23315">
            <text:p>35.23315</text:p>
          </table:table-cell>
          <table:table-cell office:value-type="float" office:value="31.95216">
            <text:p>31.95216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Ren├⌐ Gabri</text:p>
          </table:table-cell>
          <table:table-cell office:value-type="float" office:value="1">
            <text:p>1</text:p>
          </table:table-cell>
          <table:table-cell office:value-type="float" office:value="35.23315">
            <text:p>35.23315</text:p>
          </table:table-cell>
          <table:table-cell office:value-type="float" office:value="31.95216">
            <text:p>31.95216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Rashid Masharawi</text:p>
          </table:table-cell>
          <table:table-cell office:value-type="float" office:value="1">
            <text:p>1</text:p>
          </table:table-cell>
          <table:table-cell office:value-type="float" office:value="35.23315">
            <text:p>35.23315</text:p>
          </table:table-cell>
          <table:table-cell office:value-type="float" office:value="31.95216">
            <text:p>31.95216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Omar Rajeh</text:p>
          </table:table-cell>
          <table:table-cell office:value-type="float" office:value="1">
            <text:p>1</text:p>
          </table:table-cell>
          <table:table-cell office:value-type="float" office:value="35.23315">
            <text:p>35.23315</text:p>
          </table:table-cell>
          <table:table-cell office:value-type="float" office:value="31.95216">
            <text:p>31.95216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Khaled Hourani</text:p>
          </table:table-cell>
          <table:table-cell office:value-type="float" office:value="1">
            <text:p>1</text:p>
          </table:table-cell>
          <table:table-cell office:value-type="float" office:value="35.23315">
            <text:p>35.23315</text:p>
          </table:table-cell>
          <table:table-cell office:value-type="float" office:value="31.95216">
            <text:p>31.95216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Basma Al Sharif</text:p>
          </table:table-cell>
          <table:table-cell office:value-type="float" office:value="1">
            <text:p>1</text:p>
          </table:table-cell>
          <table:table-cell office:value-type="float" office:value="35.23315">
            <text:p>35.23315</text:p>
          </table:table-cell>
          <table:table-cell office:value-type="float" office:value="31.95216">
            <text:p>31.95216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Sliman Mansour</text:p>
          </table:table-cell>
          <table:table-cell office:value-type="float" office:value="1">
            <text:p>1</text:p>
          </table:table-cell>
          <table:table-cell office:value-type="float" office:value="35.23315">
            <text:p>35.23315</text:p>
          </table:table-cell>
          <table:table-cell office:value-type="float" office:value="31.95216">
            <text:p>31.95216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Yazan Khalili</text:p>
          </table:table-cell>
          <table:table-cell office:value-type="float" office:value="1">
            <text:p>1</text:p>
          </table:table-cell>
          <table:table-cell office:value-type="float" office:value="35.23315">
            <text:p>35.23315</text:p>
          </table:table-cell>
          <table:table-cell office:value-type="float" office:value="31.95216">
            <text:p>31.95216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Wafa Hourani</text:p>
          </table:table-cell>
          <table:table-cell office:value-type="float" office:value="1">
            <text:p>1</text:p>
          </table:table-cell>
          <table:table-cell office:value-type="float" office:value="35.23315">
            <text:p>35.23315</text:p>
          </table:table-cell>
          <table:table-cell office:value-type="float" office:value="31.95216">
            <text:p>31.95216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Nacera Belaza</text:p>
          </table:table-cell>
          <table:table-cell office:value-type="float" office:value="1">
            <text:p>1</text:p>
          </table:table-cell>
          <table:table-cell office:value-type="float" office:value="35.23315">
            <text:p>35.23315</text:p>
          </table:table-cell>
          <table:table-cell office:value-type="float" office:value="31.95216">
            <text:p>31.95216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Raeda Saadeh</text:p>
          </table:table-cell>
          <table:table-cell office:value-type="float" office:value="1">
            <text:p>1</text:p>
          </table:table-cell>
          <table:table-cell office:value-type="float" office:value="35.23315">
            <text:p>35.23315</text:p>
          </table:table-cell>
          <table:table-cell office:value-type="float" office:value="31.95216">
            <text:p>31.95216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Mohammed Melehi</text:p>
          </table:table-cell>
          <table:table-cell office:value-type="float" office:value="1">
            <text:p>1</text:p>
          </table:table-cell>
          <table:table-cell office:value-type="float" office:value="35.23315">
            <text:p>35.23315</text:p>
          </table:table-cell>
          <table:table-cell office:value-type="float" office:value="31.95216">
            <text:p>31.95216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Ahmad Osman</text:p>
          </table:table-cell>
          <table:table-cell office:value-type="float" office:value="1">
            <text:p>1</text:p>
          </table:table-cell>
          <table:table-cell office:value-type="float" office:value="35.23315">
            <text:p>35.23315</text:p>
          </table:table-cell>
          <table:table-cell office:value-type="float" office:value="31.95216">
            <text:p>31.95216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Ayreen Anastas</text:p>
          </table:table-cell>
          <table:table-cell office:value-type="float" office:value="1">
            <text:p>1</text:p>
          </table:table-cell>
          <table:table-cell office:value-type="float" office:value="35.23315">
            <text:p>35.23315</text:p>
          </table:table-cell>
          <table:table-cell office:value-type="float" office:value="31.95216">
            <text:p>31.95216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Adila Laidi-Hanieh</text:p>
          </table:table-cell>
          <table:table-cell office:value-type="float" office:value="1">
            <text:p>1</text:p>
          </table:table-cell>
          <table:table-cell office:value-type="float" office:value="35.23315">
            <text:p>35.23315</text:p>
          </table:table-cell>
          <table:table-cell office:value-type="float" office:value="31.95216">
            <text:p>31.95216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Khalil Rabah</text:p>
          </table:table-cell>
          <table:table-cell office:value-type="float" office:value="1">
            <text:p>1</text:p>
          </table:table-cell>
          <table:table-cell office:value-type="float" office:value="35.23315">
            <text:p>35.23315</text:p>
          </table:table-cell>
          <table:table-cell office:value-type="float" office:value="31.95216">
            <text:p>31.95216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Khaled Jarrar</text:p>
          </table:table-cell>
          <table:table-cell office:value-type="float" office:value="1">
            <text:p>1</text:p>
          </table:table-cell>
          <table:table-cell office:value-type="float" office:value="35.23315">
            <text:p>35.23315</text:p>
          </table:table-cell>
          <table:table-cell office:value-type="float" office:value="31.95216">
            <text:p>31.95216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Rula Halawani</text:p>
          </table:table-cell>
          <table:table-cell office:value-type="float" office:value="1">
            <text:p>1</text:p>
          </table:table-cell>
          <table:table-cell office:value-type="float" office:value="35.23315">
            <text:p>35.23315</text:p>
          </table:table-cell>
          <table:table-cell office:value-type="float" office:value="31.95216">
            <text:p>31.95216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Larissa Sansour</text:p>
          </table:table-cell>
          <table:table-cell office:value-type="float" office:value="1">
            <text:p>1</text:p>
          </table:table-cell>
          <table:table-cell office:value-type="float" office:value="35.23315">
            <text:p>35.23315</text:p>
          </table:table-cell>
          <table:table-cell office:value-type="float" office:value="31.95216">
            <text:p>31.95216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Nida Sinnokrot</text:p>
          </table:table-cell>
          <table:table-cell office:value-type="float" office:value="1">
            <text:p>1</text:p>
          </table:table-cell>
          <table:table-cell office:value-type="float" office:value="35.23315">
            <text:p>35.23315</text:p>
          </table:table-cell>
          <table:table-cell office:value-type="float" office:value="31.95216">
            <text:p>31.95216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Keith Shiri</text:p>
          </table:table-cell>
          <table:table-cell office:value-type="float" office:value="1">
            <text:p>1</text:p>
          </table:table-cell>
          <table:table-cell office:value-type="float" office:value="-80.78213">
            <text:p>-80.78213</text:p>
          </table:table-cell>
          <table:table-cell office:value-type="float" office:value="8.537981">
            <text:p>8.53798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Laurent Grasso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Lara Balad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Omar Berrada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Shafic Abboud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Mohamed Bourouissa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Zineb Sedira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Rabih Mrou├⌐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Ahmed El Attar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Georges Daoud Corm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Sa├ódane Afif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Shahpour Pouyan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Tanbak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Daoud Corm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Shadia and Raja Alem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Nida Sinnokrot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Isma├»l Bahr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Jananne Al-An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Shalima Sharbatl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Adeel Uz Zafar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Khalil Joreige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Neda Razavipour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Ren├⌐ Gabr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Sirine Fattouh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Haris Epaminonda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Joana Hadjithomas 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Athier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Basim Magdy 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Jilali Gharbaou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Anri Sala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Burak Arikan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Jawad Al Malh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Basir Mahmood 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Mona Saud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Walid Raad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Abdelkader Benchamma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Tarek Atou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Ninar Esber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Fateh Moudarres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Ahmed Mater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Steve Reinke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Jumana Emil Abboud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Fay├ºal Baghriche 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Yazid Oulab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Nil Yalter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Djamel Kokene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Taysir Batnij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Kassab Bach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Farhad Moshir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Ziad Antar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Mona Hatoum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Latifa Echakhch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Georges Sabbagh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Ziad Dalloul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Mohamed El Mahdaou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Mohammed Meleh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Yto Barrada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C├⌐sar Gemayel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Nacera Belaza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Shohreh Mehran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Khalid al-Jader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Larissa Sansour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Shadia Alem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Ayreen Anastas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Hassan Massoudy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Melik Ohanian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Nadia Kaabi-Linke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Faiq Hassan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Halil Altindere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Rachid Kora├»ch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Sharif Waked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Ahmed Cherkaou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Rania Moudaress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Youssef Nabil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Niyaz-Azadikhah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Pascal Hachem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Rosalind Nashashib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Ahmad Osman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Mouna Karray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Faisal Samra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Fouad Elkoury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Saloua Raouda Choucair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Gamal el-Sigin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Ismail al-Shaikhly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Zoulikha-Bouabdellah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Setareh Shahbaz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Rula Halawan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Adam Henein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mounir fatm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Ayman Baalbak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Reem Al Ghaith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Adila Laidi-Hanieh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Driss Ouadah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Abdullah Hammas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Farid Belkahia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Fahrelnissa Zeid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Youssef Abdelk─ù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Marwan Sahmaran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Jayce Salloum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Basma Al Sharif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Rokni Haerizadeh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Akram Zaatari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Alexandar Ugay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string">
            <text:p>YOVO! YOVO!</text:p>
          </table:table-cell>
          <table:table-cell office:value-type="float" office:value="1">
            <text:p>1</text:p>
          </table:table-cell>
          <table:table-cell office:value-type="float" office:value="2.352222">
            <text:p>2.352222</text:p>
          </table:table-cell>
          <table:table-cell office:value-type="float" office:value="48.85661">
            <text:p>48.85661</text:p>
          </table:table-cell>
        </table:table-row>
        <table:table-row table:style-name="ro1">
          <table:table-cell office:value-type="string">
            <text:p>Pennsylvania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-77.19452">
            <text:p>-77.19452</text:p>
          </table:table-cell>
          <table:table-cell office:value-type="float" office:value="41.20332">
            <text:p>41.20332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-75.01515">
            <text:p>-75.01515</text:p>
          </table:table-cell>
          <table:table-cell office:value-type="float" office:value="-9.189967">
            <text:p>-9.189967</text:p>
          </table:table-cell>
        </table:table-row>
        <table:table-row table:style-name="ro1">
          <table:table-cell office:value-type="string">
            <text:p>Philadelphia</text:p>
          </table:table-cell>
          <table:table-cell office:value-type="string">
            <text:p>N├⌐jib Belkadhi</text:p>
          </table:table-cell>
          <table:table-cell office:value-type="float" office:value="1">
            <text:p>1</text:p>
          </table:table-cell>
          <table:table-cell office:value-type="float" office:value="-75.16522">
            <text:p>-75.16522</text:p>
          </table:table-cell>
          <table:table-cell office:value-type="float" office:value="39.95258">
            <text:p>39.95258</text:p>
          </table:table-cell>
        </table:table-row>
        <table:table-row table:style-name="ro1">
          <table:table-cell office:value-type="string">
            <text:p>Philadelphia</text:p>
          </table:table-cell>
          <table:table-cell office:value-type="string">
            <text:p>Nabil Nahas</text:p>
          </table:table-cell>
          <table:table-cell office:value-type="float" office:value="1">
            <text:p>1</text:p>
          </table:table-cell>
          <table:table-cell office:value-type="float" office:value="-75.16522">
            <text:p>-75.16522</text:p>
          </table:table-cell>
          <table:table-cell office:value-type="float" office:value="39.95258">
            <text:p>39.95258</text:p>
          </table:table-cell>
        </table:table-row>
        <table:table-row table:style-name="ro1">
          <table:table-cell office:value-type="string">
            <text:p>Philadelphia</text:p>
          </table:table-cell>
          <table:table-cell office:value-type="string">
            <text:p>Maha Maamoun</text:p>
          </table:table-cell>
          <table:table-cell office:value-type="float" office:value="1">
            <text:p>1</text:p>
          </table:table-cell>
          <table:table-cell office:value-type="float" office:value="-75.16522">
            <text:p>-75.16522</text:p>
          </table:table-cell>
          <table:table-cell office:value-type="float" office:value="39.95258">
            <text:p>39.95258</text:p>
          </table:table-cell>
        </table:table-row>
        <table:table-row table:style-name="ro1">
          <table:table-cell office:value-type="string">
            <text:p>Philadelphia</text:p>
          </table:table-cell>
          <table:table-cell office:value-type="string">
            <text:p>Mohammed Kazem</text:p>
          </table:table-cell>
          <table:table-cell office:value-type="float" office:value="1">
            <text:p>1</text:p>
          </table:table-cell>
          <table:table-cell office:value-type="float" office:value="-75.16522">
            <text:p>-75.16522</text:p>
          </table:table-cell>
          <table:table-cell office:value-type="float" office:value="39.95258">
            <text:p>39.95258</text:p>
          </table:table-cell>
        </table:table-row>
        <table:table-row table:style-name="ro1">
          <table:table-cell office:value-type="string">
            <text:p>Philadelphia</text:p>
          </table:table-cell>
          <table:table-cell office:value-type="string">
            <text:p>Sherin Guirguis</text:p>
          </table:table-cell>
          <table:table-cell office:value-type="float" office:value="1">
            <text:p>1</text:p>
          </table:table-cell>
          <table:table-cell office:value-type="float" office:value="-75.16522">
            <text:p>-75.16522</text:p>
          </table:table-cell>
          <table:table-cell office:value-type="float" office:value="39.95258">
            <text:p>39.95258</text:p>
          </table:table-cell>
        </table:table-row>
        <table:table-row table:style-name="ro1">
          <table:table-cell office:value-type="string">
            <text:p>Phoenix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-112.074">
            <text:p>-112.074</text:p>
          </table:table-cell>
          <table:table-cell office:value-type="float" office:value="33.44838">
            <text:p>33.44838</text:p>
          </table:table-cell>
        </table:table-row>
        <table:table-row table:style-name="ro1">
          <table:table-cell office:value-type="string">
            <text:p>Phoenix</text:p>
          </table:table-cell>
          <table:table-cell office:value-type="string">
            <text:p>Hayv Kahraman</text:p>
          </table:table-cell>
          <table:table-cell office:value-type="float" office:value="1">
            <text:p>1</text:p>
          </table:table-cell>
          <table:table-cell office:value-type="float" office:value="-112.074">
            <text:p>-112.074</text:p>
          </table:table-cell>
          <table:table-cell office:value-type="float" office:value="33.44838">
            <text:p>33.44838</text:p>
          </table:table-cell>
        </table:table-row>
        <table:table-row table:style-name="ro1">
          <table:table-cell office:value-type="string">
            <text:p>Pittsburgh</text:p>
          </table:table-cell>
          <table:table-cell office:value-type="string">
            <text:p>Fahrelnissa Zeid</text:p>
          </table:table-cell>
          <table:table-cell office:value-type="float" office:value="1">
            <text:p>1</text:p>
          </table:table-cell>
          <table:table-cell office:value-type="float" office:value="-79.99589">
            <text:p>-79.99589</text:p>
          </table:table-cell>
          <table:table-cell office:value-type="float" office:value="40.44062">
            <text:p>40.44062</text:p>
          </table:table-cell>
        </table:table-row>
        <table:table-row table:style-name="ro1">
          <table:table-cell office:value-type="string">
            <text:p>Pittsburgh</text:p>
          </table:table-cell>
          <table:table-cell office:value-type="string">
            <text:p>Kassab Bachi</text:p>
          </table:table-cell>
          <table:table-cell office:value-type="float" office:value="1">
            <text:p>1</text:p>
          </table:table-cell>
          <table:table-cell office:value-type="float" office:value="-79.99589">
            <text:p>-79.99589</text:p>
          </table:table-cell>
          <table:table-cell office:value-type="float" office:value="40.44062">
            <text:p>40.44062</text:p>
          </table:table-cell>
        </table:table-row>
        <table:table-row table:style-name="ro1">
          <table:table-cell office:value-type="string">
            <text:p>Pittsburgh</text:p>
          </table:table-cell>
          <table:table-cell office:value-type="string">
            <text:p>Trisha Donnelly</text:p>
          </table:table-cell>
          <table:table-cell office:value-type="float" office:value="1">
            <text:p>1</text:p>
          </table:table-cell>
          <table:table-cell office:value-type="float" office:value="-79.99589">
            <text:p>-79.99589</text:p>
          </table:table-cell>
          <table:table-cell office:value-type="float" office:value="40.44062">
            <text:p>40.44062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Nevin Aladag</text:p>
          </table:table-cell>
          <table:table-cell office:value-type="float" office:value="1">
            <text:p>1</text:p>
          </table:table-cell>
          <table:table-cell office:value-type="float" office:value="19.14514">
            <text:p>19.14514</text:p>
          </table:table-cell>
          <table:table-cell office:value-type="float" office:value="51.91944">
            <text:p>51.91944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Ninar Esber</text:p>
          </table:table-cell>
          <table:table-cell office:value-type="float" office:value="1">
            <text:p>1</text:p>
          </table:table-cell>
          <table:table-cell office:value-type="float" office:value="19.14514">
            <text:p>19.14514</text:p>
          </table:table-cell>
          <table:table-cell office:value-type="float" office:value="51.91944">
            <text:p>51.91944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Seif Wanly</text:p>
          </table:table-cell>
          <table:table-cell office:value-type="float" office:value="1">
            <text:p>1</text:p>
          </table:table-cell>
          <table:table-cell office:value-type="float" office:value="19.14514">
            <text:p>19.14514</text:p>
          </table:table-cell>
          <table:table-cell office:value-type="float" office:value="51.91944">
            <text:p>51.91944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Khaled Sabsabi</text:p>
          </table:table-cell>
          <table:table-cell office:value-type="float" office:value="1">
            <text:p>1</text:p>
          </table:table-cell>
          <table:table-cell office:value-type="float" office:value="19.14514">
            <text:p>19.14514</text:p>
          </table:table-cell>
          <table:table-cell office:value-type="float" office:value="51.91944">
            <text:p>51.91944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Samer Omran</text:p>
          </table:table-cell>
          <table:table-cell office:value-type="float" office:value="1">
            <text:p>1</text:p>
          </table:table-cell>
          <table:table-cell office:value-type="float" office:value="19.14514">
            <text:p>19.14514</text:p>
          </table:table-cell>
          <table:table-cell office:value-type="float" office:value="51.91944">
            <text:p>51.91944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Walid Siti</text:p>
          </table:table-cell>
          <table:table-cell office:value-type="float" office:value="1">
            <text:p>1</text:p>
          </table:table-cell>
          <table:table-cell office:value-type="float" office:value="19.14514">
            <text:p>19.14514</text:p>
          </table:table-cell>
          <table:table-cell office:value-type="float" office:value="51.91944">
            <text:p>51.91944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Khalid al-Jader</text:p>
          </table:table-cell>
          <table:table-cell office:value-type="float" office:value="1">
            <text:p>1</text:p>
          </table:table-cell>
          <table:table-cell office:value-type="float" office:value="19.14514">
            <text:p>19.14514</text:p>
          </table:table-cell>
          <table:table-cell office:value-type="float" office:value="51.91944">
            <text:p>51.91944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Salim al-Dabbagh</text:p>
          </table:table-cell>
          <table:table-cell office:value-type="float" office:value="1">
            <text:p>1</text:p>
          </table:table-cell>
          <table:table-cell office:value-type="float" office:value="19.14514">
            <text:p>19.14514</text:p>
          </table:table-cell>
          <table:table-cell office:value-type="float" office:value="51.91944">
            <text:p>51.91944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Ismail al-Shaikhly</text:p>
          </table:table-cell>
          <table:table-cell office:value-type="float" office:value="1">
            <text:p>1</text:p>
          </table:table-cell>
          <table:table-cell office:value-type="float" office:value="19.14514">
            <text:p>19.14514</text:p>
          </table:table-cell>
          <table:table-cell office:value-type="float" office:value="51.91944">
            <text:p>51.91944</text:p>
          </table:table-cell>
        </table:table-row>
        <table:table-row table:style-name="ro1">
          <table:table-cell office:value-type="string">
            <text:p>Pontoise</text:p>
          </table:table-cell>
          <table:table-cell office:value-type="string">
            <text:p>Zoulikha-Bouabdellah</text:p>
          </table:table-cell>
          <table:table-cell office:value-type="float" office:value="1">
            <text:p>1</text:p>
          </table:table-cell>
          <table:table-cell office:value-type="float" office:value="2.100645">
            <text:p>2.100645</text:p>
          </table:table-cell>
          <table:table-cell office:value-type="float" office:value="49.05097">
            <text:p>49.05097</text:p>
          </table:table-cell>
        </table:table-row>
        <table:table-row table:style-name="ro1">
          <table:table-cell office:value-type="string">
            <text:p>Port City</text:p>
          </table:table-cell>
          <table:table-cell office:value-type="string">
            <text:p>Doa Aly</text:p>
          </table:table-cell>
          <table:table-cell office:value-type="float" office:value="1">
            <text:p>1</text:p>
          </table:table-cell>
          <table:table-cell office:value-type="float" office:value="3.043916">
            <text:p>3.043916</text:p>
          </table:table-cell>
          <table:table-cell office:value-type="float" office:value="43.02134">
            <text:p>43.02134</text:p>
          </table:table-cell>
        </table:table-row>
        <table:table-row table:style-name="ro1">
          <table:table-cell office:value-type="string">
            <text:p>Porto</text:p>
          </table:table-cell>
          <table:table-cell office:value-type="string">
            <text:p>Pantea Rahmani</text:p>
          </table:table-cell>
          <table:table-cell office:value-type="float" office:value="1">
            <text:p>1</text:p>
          </table:table-cell>
          <table:table-cell office:value-type="float" office:value="-8.629105">
            <text:p>-8.629105</text:p>
          </table:table-cell>
          <table:table-cell office:value-type="float" office:value="41.15794">
            <text:p>41.15794</text:p>
          </table:table-cell>
        </table:table-row>
        <table:table-row table:style-name="ro1">
          <table:table-cell office:value-type="string">
            <text:p>Porto Alegre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-51.21766">
            <text:p>-51.21766</text:p>
          </table:table-cell>
          <table:table-cell office:value-type="float" office:value="-30.03465">
            <text:p>-30.03465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-8.224454">
            <text:p>-8.224454</text:p>
          </table:table-cell>
          <table:table-cell office:value-type="float" office:value="39.39987">
            <text:p>39.39987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Pantea Rahmani</text:p>
          </table:table-cell>
          <table:table-cell office:value-type="float" office:value="1">
            <text:p>1</text:p>
          </table:table-cell>
          <table:table-cell office:value-type="float" office:value="-8.224454">
            <text:p>-8.224454</text:p>
          </table:table-cell>
          <table:table-cell office:value-type="float" office:value="39.39987">
            <text:p>39.39987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Ana Vidigal</text:p>
          </table:table-cell>
          <table:table-cell office:value-type="float" office:value="1">
            <text:p>1</text:p>
          </table:table-cell>
          <table:table-cell office:value-type="float" office:value="-8.224454">
            <text:p>-8.224454</text:p>
          </table:table-cell>
          <table:table-cell office:value-type="float" office:value="39.39987">
            <text:p>39.39987</text:p>
          </table:table-cell>
        </table:table-row>
        <table:table-row table:style-name="ro1">
          <table:table-cell office:value-type="string">
            <text:p>Power Station</text:p>
          </table:table-cell>
          <table:table-cell office:value-type="string">
            <text:p>Simryn Gill</text:p>
          </table:table-cell>
          <table:table-cell office:value-type="float" office:value="1">
            <text:p>1</text:p>
          </table:table-cell>
          <table:table-cell office:value-type="float" office:value="76.6214">
            <text:p>76.6214</text:p>
          </table:table-cell>
          <table:table-cell office:value-type="float" office:value="9.318031">
            <text:p>9.318031</text:p>
          </table:table-cell>
        </table:table-row>
        <table:table-row table:style-name="ro1">
          <table:table-cell office:value-type="string">
            <text:p>Prague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14.4378">
            <text:p>14.4378</text:p>
          </table:table-cell>
          <table:table-cell office:value-type="float" office:value="50.07554">
            <text:p>50.07554</text:p>
          </table:table-cell>
        </table:table-row>
        <table:table-row table:style-name="ro1">
          <table:table-cell office:value-type="string">
            <text:p>Prague</text:p>
          </table:table-cell>
          <table:table-cell office:value-type="string">
            <text:p>Mariam Ghani</text:p>
          </table:table-cell>
          <table:table-cell office:value-type="float" office:value="1">
            <text:p>1</text:p>
          </table:table-cell>
          <table:table-cell office:value-type="float" office:value="14.4378">
            <text:p>14.4378</text:p>
          </table:table-cell>
          <table:table-cell office:value-type="float" office:value="50.07554">
            <text:p>50.07554</text:p>
          </table:table-cell>
        </table:table-row>
        <table:table-row table:style-name="ro1">
          <table:table-cell office:value-type="string">
            <text:p>Prague</text:p>
          </table:table-cell>
          <table:table-cell office:value-type="string">
            <text:p>Khalid al-Jader</text:p>
          </table:table-cell>
          <table:table-cell office:value-type="float" office:value="1">
            <text:p>1</text:p>
          </table:table-cell>
          <table:table-cell office:value-type="float" office:value="14.4378">
            <text:p>14.4378</text:p>
          </table:table-cell>
          <table:table-cell office:value-type="float" office:value="50.07554">
            <text:p>50.07554</text:p>
          </table:table-cell>
        </table:table-row>
        <table:table-row table:style-name="ro1">
          <table:table-cell office:value-type="string">
            <text:p>Prague</text:p>
          </table:table-cell>
          <table:table-cell office:value-type="string">
            <text:p>Farid Belkahia</text:p>
          </table:table-cell>
          <table:table-cell office:value-type="float" office:value="1">
            <text:p>1</text:p>
          </table:table-cell>
          <table:table-cell office:value-type="float" office:value="14.4378">
            <text:p>14.4378</text:p>
          </table:table-cell>
          <table:table-cell office:value-type="float" office:value="50.07554">
            <text:p>50.07554</text:p>
          </table:table-cell>
        </table:table-row>
        <table:table-row table:style-name="ro1">
          <table:table-cell office:value-type="string">
            <text:p>Princeton</text:p>
          </table:table-cell>
          <table:table-cell office:value-type="string">
            <text:p>Jumana Manna </text:p>
          </table:table-cell>
          <table:table-cell office:value-type="float" office:value="1">
            <text:p>1</text:p>
          </table:table-cell>
          <table:table-cell office:value-type="float" office:value="-74.66722">
            <text:p>-74.66722</text:p>
          </table:table-cell>
          <table:table-cell office:value-type="float" office:value="40.3573">
            <text:p>40.3573</text:p>
          </table:table-cell>
        </table:table-row>
        <table:table-row table:style-name="ro1">
          <table:table-cell office:value-type="string">
            <text:p>Princeton</text:p>
          </table:table-cell>
          <table:table-cell office:value-type="string">
            <text:p>Abdelfattah Kilito</text:p>
          </table:table-cell>
          <table:table-cell office:value-type="float" office:value="1">
            <text:p>1</text:p>
          </table:table-cell>
          <table:table-cell office:value-type="float" office:value="-74.66722">
            <text:p>-74.66722</text:p>
          </table:table-cell>
          <table:table-cell office:value-type="float" office:value="40.3573">
            <text:p>40.3573</text:p>
          </table:table-cell>
        </table:table-row>
        <table:table-row table:style-name="ro1">
          <table:table-cell office:value-type="string">
            <text:p>Providence</text:p>
          </table:table-cell>
          <table:table-cell office:value-type="string">
            <text:p>Shahzia Sikander</text:p>
          </table:table-cell>
          <table:table-cell office:value-type="float" office:value="1">
            <text:p>1</text:p>
          </table:table-cell>
          <table:table-cell office:value-type="float" office:value="-71.41283">
            <text:p>-71.41283</text:p>
          </table:table-cell>
          <table:table-cell office:value-type="float" office:value="41.82399">
            <text:p>41.82399</text:p>
          </table:table-cell>
        </table:table-row>
        <table:table-row table:style-name="ro1">
          <table:table-cell office:value-type="string">
            <text:p>Providence</text:p>
          </table:table-cell>
          <table:table-cell office:value-type="string">
            <text:p>Sarah Abu Abdallah</text:p>
          </table:table-cell>
          <table:table-cell office:value-type="float" office:value="1">
            <text:p>1</text:p>
          </table:table-cell>
          <table:table-cell office:value-type="float" office:value="-71.41283">
            <text:p>-71.41283</text:p>
          </table:table-cell>
          <table:table-cell office:value-type="float" office:value="41.82399">
            <text:p>41.82399</text:p>
          </table:table-cell>
        </table:table-row>
        <table:table-row table:style-name="ro1">
          <table:table-cell office:value-type="string">
            <text:p>Providence</text:p>
          </table:table-cell>
          <table:table-cell office:value-type="string">
            <text:p>Lamia Joreige</text:p>
          </table:table-cell>
          <table:table-cell office:value-type="float" office:value="1">
            <text:p>1</text:p>
          </table:table-cell>
          <table:table-cell office:value-type="float" office:value="-71.41283">
            <text:p>-71.41283</text:p>
          </table:table-cell>
          <table:table-cell office:value-type="float" office:value="41.82399">
            <text:p>41.82399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Hafidh al-Droubi</text:p>
          </table:table-cell>
          <table:table-cell office:value-type="float" office:value="1">
            <text:p>1</text:p>
          </table:table-cell>
          <table:table-cell office:value-type="float" office:value="51.18388">
            <text:p>51.18388</text:p>
          </table:table-cell>
          <table:table-cell office:value-type="float" office:value="25.35483">
            <text:p>25.35483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Golnaz Fathi</text:p>
          </table:table-cell>
          <table:table-cell office:value-type="float" office:value="1">
            <text:p>1</text:p>
          </table:table-cell>
          <table:table-cell office:value-type="float" office:value="51.18388">
            <text:p>51.18388</text:p>
          </table:table-cell>
          <table:table-cell office:value-type="float" office:value="25.35483">
            <text:p>25.35483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51.18388">
            <text:p>51.18388</text:p>
          </table:table-cell>
          <table:table-cell office:value-type="float" office:value="25.35483">
            <text:p>25.35483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Tarek Al-Ghoussein</text:p>
          </table:table-cell>
          <table:table-cell office:value-type="float" office:value="1">
            <text:p>1</text:p>
          </table:table-cell>
          <table:table-cell office:value-type="float" office:value="51.18388">
            <text:p>51.18388</text:p>
          </table:table-cell>
          <table:table-cell office:value-type="float" office:value="25.35483">
            <text:p>25.35483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Ahmed Alsoudani</text:p>
          </table:table-cell>
          <table:table-cell office:value-type="float" office:value="1">
            <text:p>1</text:p>
          </table:table-cell>
          <table:table-cell office:value-type="float" office:value="51.18388">
            <text:p>51.18388</text:p>
          </table:table-cell>
          <table:table-cell office:value-type="float" office:value="25.35483">
            <text:p>25.35483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Ismail al-Shaikhly</text:p>
          </table:table-cell>
          <table:table-cell office:value-type="float" office:value="1">
            <text:p>1</text:p>
          </table:table-cell>
          <table:table-cell office:value-type="float" office:value="51.18388">
            <text:p>51.18388</text:p>
          </table:table-cell>
          <table:table-cell office:value-type="float" office:value="25.35483">
            <text:p>25.35483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Manal Al Dowayan</text:p>
          </table:table-cell>
          <table:table-cell office:value-type="float" office:value="1">
            <text:p>1</text:p>
          </table:table-cell>
          <table:table-cell office:value-type="float" office:value="51.18388">
            <text:p>51.18388</text:p>
          </table:table-cell>
          <table:table-cell office:value-type="float" office:value="25.35483">
            <text:p>25.35483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Lamia Joreige</text:p>
          </table:table-cell>
          <table:table-cell office:value-type="float" office:value="1">
            <text:p>1</text:p>
          </table:table-cell>
          <table:table-cell office:value-type="float" office:value="51.18388">
            <text:p>51.18388</text:p>
          </table:table-cell>
          <table:table-cell office:value-type="float" office:value="25.35483">
            <text:p>25.35483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Suad Al Attar</text:p>
          </table:table-cell>
          <table:table-cell office:value-type="float" office:value="1">
            <text:p>1</text:p>
          </table:table-cell>
          <table:table-cell office:value-type="float" office:value="51.18388">
            <text:p>51.18388</text:p>
          </table:table-cell>
          <table:table-cell office:value-type="float" office:value="25.35483">
            <text:p>25.35483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51.18388">
            <text:p>51.18388</text:p>
          </table:table-cell>
          <table:table-cell office:value-type="float" office:value="25.35483">
            <text:p>25.35483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Sophia Al Maria</text:p>
          </table:table-cell>
          <table:table-cell office:value-type="float" office:value="1">
            <text:p>1</text:p>
          </table:table-cell>
          <table:table-cell office:value-type="float" office:value="51.18388">
            <text:p>51.18388</text:p>
          </table:table-cell>
          <table:table-cell office:value-type="float" office:value="25.35483">
            <text:p>25.35483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Zineb Sedira</text:p>
          </table:table-cell>
          <table:table-cell office:value-type="float" office:value="1">
            <text:p>1</text:p>
          </table:table-cell>
          <table:table-cell office:value-type="float" office:value="51.18388">
            <text:p>51.18388</text:p>
          </table:table-cell>
          <table:table-cell office:value-type="float" office:value="25.35483">
            <text:p>25.35483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Abdelkader Benchamma</text:p>
          </table:table-cell>
          <table:table-cell office:value-type="float" office:value="1">
            <text:p>1</text:p>
          </table:table-cell>
          <table:table-cell office:value-type="float" office:value="51.18388">
            <text:p>51.18388</text:p>
          </table:table-cell>
          <table:table-cell office:value-type="float" office:value="25.35483">
            <text:p>25.35483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Noha Faoud Al-Ghalib </text:p>
          </table:table-cell>
          <table:table-cell office:value-type="float" office:value="1">
            <text:p>1</text:p>
          </table:table-cell>
          <table:table-cell office:value-type="float" office:value="51.18388">
            <text:p>51.18388</text:p>
          </table:table-cell>
          <table:table-cell office:value-type="float" office:value="25.35483">
            <text:p>25.35483</text:p>
          </table:table-cell>
        </table:table-row>
        <table:table-row table:style-name="ro1">
          <table:table-cell office:value-type="string">
            <text:p>Rabat</text:p>
          </table:table-cell>
          <table:table-cell office:value-type="string">
            <text:p>Abdullah Hammas</text:p>
          </table:table-cell>
          <table:table-cell office:value-type="float" office:value="1">
            <text:p>1</text:p>
          </table:table-cell>
          <table:table-cell office:value-type="float" office:value="-6.849813">
            <text:p>-6.849813</text:p>
          </table:table-cell>
          <table:table-cell office:value-type="float" office:value="33.97159">
            <text:p>33.97159</text:p>
          </table:table-cell>
        </table:table-row>
        <table:table-row table:style-name="ro1">
          <table:table-cell office:value-type="string">
            <text:p>Rabat</text:p>
          </table:table-cell>
          <table:table-cell office:value-type="string">
            <text:p>Ninar Esber</text:p>
          </table:table-cell>
          <table:table-cell office:value-type="float" office:value="1">
            <text:p>1</text:p>
          </table:table-cell>
          <table:table-cell office:value-type="float" office:value="-6.849813">
            <text:p>-6.849813</text:p>
          </table:table-cell>
          <table:table-cell office:value-type="float" office:value="33.97159">
            <text:p>33.97159</text:p>
          </table:table-cell>
        </table:table-row>
        <table:table-row table:style-name="ro1">
          <table:table-cell office:value-type="string">
            <text:p>Rabat</text:p>
          </table:table-cell>
          <table:table-cell office:value-type="string">
            <text:p>Ahmed Cherkaoui</text:p>
          </table:table-cell>
          <table:table-cell office:value-type="float" office:value="1">
            <text:p>1</text:p>
          </table:table-cell>
          <table:table-cell office:value-type="float" office:value="-6.849813">
            <text:p>-6.849813</text:p>
          </table:table-cell>
          <table:table-cell office:value-type="float" office:value="33.97159">
            <text:p>33.97159</text:p>
          </table:table-cell>
        </table:table-row>
        <table:table-row table:style-name="ro1">
          <table:table-cell office:value-type="string">
            <text:p>Rabat</text:p>
          </table:table-cell>
          <table:table-cell office:value-type="string">
            <text:p>Reza Aramesh</text:p>
          </table:table-cell>
          <table:table-cell office:value-type="float" office:value="1">
            <text:p>1</text:p>
          </table:table-cell>
          <table:table-cell office:value-type="float" office:value="-6.849813">
            <text:p>-6.849813</text:p>
          </table:table-cell>
          <table:table-cell office:value-type="float" office:value="33.97159">
            <text:p>33.97159</text:p>
          </table:table-cell>
        </table:table-row>
        <table:table-row table:style-name="ro1">
          <table:table-cell office:value-type="string">
            <text:p>Rabat</text:p>
          </table:table-cell>
          <table:table-cell office:value-type="string">
            <text:p>Jilali Gharbaoui</text:p>
          </table:table-cell>
          <table:table-cell office:value-type="float" office:value="1">
            <text:p>1</text:p>
          </table:table-cell>
          <table:table-cell office:value-type="float" office:value="-6.849813">
            <text:p>-6.849813</text:p>
          </table:table-cell>
          <table:table-cell office:value-type="float" office:value="33.97159">
            <text:p>33.97159</text:p>
          </table:table-cell>
        </table:table-row>
        <table:table-row table:style-name="ro1">
          <table:table-cell office:value-type="string">
            <text:p>Rabat</text:p>
          </table:table-cell>
          <table:table-cell office:value-type="string">
            <text:p>Abdelfattah Kilito</text:p>
          </table:table-cell>
          <table:table-cell office:value-type="float" office:value="1">
            <text:p>1</text:p>
          </table:table-cell>
          <table:table-cell office:value-type="float" office:value="-6.849813">
            <text:p>-6.849813</text:p>
          </table:table-cell>
          <table:table-cell office:value-type="float" office:value="33.97159">
            <text:p>33.97159</text:p>
          </table:table-cell>
        </table:table-row>
        <table:table-row table:style-name="ro1">
          <table:table-cell office:value-type="string">
            <text:p>Rabat</text:p>
          </table:table-cell>
          <table:table-cell office:value-type="string">
            <text:p>Mohammed Melehi</text:p>
          </table:table-cell>
          <table:table-cell office:value-type="float" office:value="1">
            <text:p>1</text:p>
          </table:table-cell>
          <table:table-cell office:value-type="float" office:value="-6.849813">
            <text:p>-6.849813</text:p>
          </table:table-cell>
          <table:table-cell office:value-type="float" office:value="33.97159">
            <text:p>33.97159</text:p>
          </table:table-cell>
        </table:table-row>
        <table:table-row table:style-name="ro1">
          <table:table-cell office:value-type="string">
            <text:p>Rabat</text:p>
          </table:table-cell>
          <table:table-cell office:value-type="string">
            <text:p>Farid Belkahia</text:p>
          </table:table-cell>
          <table:table-cell office:value-type="float" office:value="1">
            <text:p>1</text:p>
          </table:table-cell>
          <table:table-cell office:value-type="float" office:value="-6.849813">
            <text:p>-6.849813</text:p>
          </table:table-cell>
          <table:table-cell office:value-type="float" office:value="33.97159">
            <text:p>33.97159</text:p>
          </table:table-cell>
        </table:table-row>
        <table:table-row table:style-name="ro1">
          <table:table-cell office:value-type="string">
            <text:p>Reims</text:p>
          </table:table-cell>
          <table:table-cell office:value-type="string">
            <text:p>Tarek Atoui</text:p>
          </table:table-cell>
          <table:table-cell office:value-type="float" office:value="1">
            <text:p>1</text:p>
          </table:table-cell>
          <table:table-cell office:value-type="float" office:value="4.031696">
            <text:p>4.031696</text:p>
          </table:table-cell>
          <table:table-cell office:value-type="float" office:value="49.25833">
            <text:p>49.25833</text:p>
          </table:table-cell>
        </table:table-row>
        <table:table-row table:style-name="ro1">
          <table:table-cell office:value-type="string">
            <text:p>Rennes</text:p>
          </table:table-cell>
          <table:table-cell office:value-type="string">
            <text:p>Djamel Kokene</text:p>
          </table:table-cell>
          <table:table-cell office:value-type="float" office:value="1">
            <text:p>1</text:p>
          </table:table-cell>
          <table:table-cell office:value-type="float" office:value="-1.677793">
            <text:p>-1.677793</text:p>
          </table:table-cell>
          <table:table-cell office:value-type="float" office:value="48.11727">
            <text:p>48.11727</text:p>
          </table:table-cell>
        </table:table-row>
        <table:table-row table:style-name="ro1">
          <table:table-cell office:value-type="string">
            <text:p>Reykjavik</text:p>
          </table:table-cell>
          <table:table-cell office:value-type="string">
            <text:p>Ninar Esber</text:p>
          </table:table-cell>
          <table:table-cell office:value-type="float" office:value="1">
            <text:p>1</text:p>
          </table:table-cell>
          <table:table-cell office:value-type="float" office:value="-21.93333">
            <text:p>-21.93333</text:p>
          </table:table-cell>
          <table:table-cell office:value-type="float" office:value="64.13333">
            <text:p>64.13333</text:p>
          </table:table-cell>
        </table:table-row>
        <table:table-row table:style-name="ro1">
          <table:table-cell office:value-type="string">
            <text:p>Rhode Island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-71.47743">
            <text:p>-71.47743</text:p>
          </table:table-cell>
          <table:table-cell office:value-type="float" office:value="41.58009">
            <text:p>41.58009</text:p>
          </table:table-cell>
        </table:table-row>
        <table:table-row table:style-name="ro1">
          <table:table-cell office:value-type="string">
            <text:p>Richmond</text:p>
          </table:table-cell>
          <table:table-cell office:value-type="string">
            <text:p>Diana Al Hadid</text:p>
          </table:table-cell>
          <table:table-cell office:value-type="float" office:value="1">
            <text:p>1</text:p>
          </table:table-cell>
          <table:table-cell office:value-type="float" office:value="-77.43605">
            <text:p>-77.43605</text:p>
          </table:table-cell>
          <table:table-cell office:value-type="float" office:value="37.54072">
            <text:p>37.54072</text:p>
          </table:table-cell>
        </table:table-row>
        <table:table-row table:style-name="ro1">
          <table:table-cell office:value-type="string">
            <text:p>Richmond</text:p>
          </table:table-cell>
          <table:table-cell office:value-type="string">
            <text:p>Ala Ebtekar</text:p>
          </table:table-cell>
          <table:table-cell office:value-type="float" office:value="1">
            <text:p>1</text:p>
          </table:table-cell>
          <table:table-cell office:value-type="float" office:value="-77.43605">
            <text:p>-77.43605</text:p>
          </table:table-cell>
          <table:table-cell office:value-type="float" office:value="37.54072">
            <text:p>37.54072</text:p>
          </table:table-cell>
        </table:table-row>
        <table:table-row table:style-name="ro1">
          <table:table-cell office:value-type="string">
            <text:p>Rio de Janeiro</text:p>
          </table:table-cell>
          <table:table-cell office:value-type="string">
            <text:p>Mohamed Bourouissa</text:p>
          </table:table-cell>
          <table:table-cell office:value-type="float" office:value="1">
            <text:p>1</text:p>
          </table:table-cell>
          <table:table-cell office:value-type="float" office:value="-43.1729">
            <text:p>-43.1729</text:p>
          </table:table-cell>
          <table:table-cell office:value-type="float" office:value="-22.90685">
            <text:p>-22.90685</text:p>
          </table:table-cell>
        </table:table-row>
        <table:table-row table:style-name="ro1">
          <table:table-cell office:value-type="string">
            <text:p>Riyad</text:p>
          </table:table-cell>
          <table:table-cell office:value-type="string">
            <text:p>Abdulnasser Gharem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string">
            <text:p>Hanan Abdullah Bahamdan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string">
            <text:p>Abdullah Nawawi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string">
            <text:p>Saud Al-Duribi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string">
            <text:p>Abdullah Al-Ogaili 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string">
            <text:p>Nasser Al Maimoon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string">
            <text:p>Tarek Halaby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string">
            <text:p>Shaweesh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string">
            <text:p>Talal Al-Zeid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string">
            <text:p>Noura Bouzo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string">
            <text:p>Halla Bint Khalid 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string">
            <text:p>Ola Hejazi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string">
            <text:p>Zaina Zahid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string">
            <text:p>Manal Al-Harbi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string">
            <text:p>Saleh Alzayer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string">
            <text:p>Taha Al-Sabban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string">
            <text:p>Ali Al-Ruzaiza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string">
            <text:p>Eman Jibreen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string">
            <text:p>Eyad Maghazil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string">
            <text:p>Wafa Karsha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string">
            <text:p>Maha Malluh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string">
            <text:p>Abdullah Idrees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string">
            <text:p>Abdullah Al-Othman</text:p>
          </table:table-cell>
          <table:table-cell office:value-type="float" office:value="1">
            <text:p>1</text:p>
          </table:table-cell>
          <table:table-cell office:value-type="float" office:value="46.71667">
            <text:p>46.71667</text:p>
          </table:table-cell>
          <table:table-cell office:value-type="float" office:value="24.63333">
            <text:p>24.63333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Mohammed Melehi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Hafidh al-Droubi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Youssef Nabil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Ragheb Ayad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Abdulhalim Radwi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Laurent Grasso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Adam Henein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Pascal Hachem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Bahman Mohassess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Iman Issa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Ahmad Osman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Kamran Shirdel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Marwan Sahmarani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Youssef Kamel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Dia Aziz Dia 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Mohanna Durra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Rula Halawani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Atta Sabri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Mohammed Ghani Hikmat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mounir fatmi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Ali Al-Ruzaiza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Fateh Moudarres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Daoud Corm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Gamal el-Sigini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Jilali Gharbaoui</text:p>
          </table:table-cell>
          <table:table-cell office:value-type="float" office:value="1">
            <text:p>1</text:p>
          </table:table-cell>
          <table:table-cell office:value-type="float" office:value="12.49637">
            <text:p>12.49637</text:p>
          </table:table-cell>
          <table:table-cell office:value-type="float" office:value="41.90278">
            <text:p>41.90278</text:p>
          </table:table-cell>
        </table:table-row>
        <table:table-row table:style-name="ro1">
          <table:table-cell office:value-type="string">
            <text:p>Roskilde</text:p>
          </table:table-cell>
          <table:table-cell office:value-type="string">
            <text:p>Larissa Sansour</text:p>
          </table:table-cell>
          <table:table-cell office:value-type="float" office:value="1">
            <text:p>1</text:p>
          </table:table-cell>
          <table:table-cell office:value-type="float" office:value="12.08784">
            <text:p>12.08784</text:p>
          </table:table-cell>
          <table:table-cell office:value-type="float" office:value="55.64191">
            <text:p>55.64191</text:p>
          </table:table-cell>
        </table:table-row>
        <table:table-row table:style-name="ro1">
          <table:table-cell office:value-type="string">
            <text:p>Rotterdam</text:p>
          </table:table-cell>
          <table:table-cell office:value-type="string">
            <text:p>Jowhara AlSaud</text:p>
          </table:table-cell>
          <table:table-cell office:value-type="float" office:value="1">
            <text:p>1</text:p>
          </table:table-cell>
          <table:table-cell office:value-type="float" office:value="4.477733">
            <text:p>4.477733</text:p>
          </table:table-cell>
          <table:table-cell office:value-type="float" office:value="51.92442">
            <text:p>51.92442</text:p>
          </table:table-cell>
        </table:table-row>
        <table:table-row table:style-name="ro1">
          <table:table-cell office:value-type="string">
            <text:p>Rotterdam</text:p>
          </table:table-cell>
          <table:table-cell office:value-type="string">
            <text:p>Taysir Batniji</text:p>
          </table:table-cell>
          <table:table-cell office:value-type="float" office:value="1">
            <text:p>1</text:p>
          </table:table-cell>
          <table:table-cell office:value-type="float" office:value="4.477733">
            <text:p>4.477733</text:p>
          </table:table-cell>
          <table:table-cell office:value-type="float" office:value="51.92442">
            <text:p>51.92442</text:p>
          </table:table-cell>
        </table:table-row>
        <table:table-row table:style-name="ro1">
          <table:table-cell office:value-type="string">
            <text:p>Rotterdam</text:p>
          </table:table-cell>
          <table:table-cell office:value-type="string">
            <text:p>Jayce Salloum</text:p>
          </table:table-cell>
          <table:table-cell office:value-type="float" office:value="1">
            <text:p>1</text:p>
          </table:table-cell>
          <table:table-cell office:value-type="float" office:value="4.477733">
            <text:p>4.477733</text:p>
          </table:table-cell>
          <table:table-cell office:value-type="float" office:value="51.92442">
            <text:p>51.92442</text:p>
          </table:table-cell>
        </table:table-row>
        <table:table-row table:style-name="ro1">
          <table:table-cell office:value-type="string">
            <text:p>Rotterdam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4.477733">
            <text:p>4.477733</text:p>
          </table:table-cell>
          <table:table-cell office:value-type="float" office:value="51.92442">
            <text:p>51.92442</text:p>
          </table:table-cell>
        </table:table-row>
        <table:table-row table:style-name="ro1">
          <table:table-cell office:value-type="string">
            <text:p>Rotterdam</text:p>
          </table:table-cell>
          <table:table-cell office:value-type="string">
            <text:p>Almagul Menlibayeva</text:p>
          </table:table-cell>
          <table:table-cell office:value-type="float" office:value="1">
            <text:p>1</text:p>
          </table:table-cell>
          <table:table-cell office:value-type="float" office:value="4.477733">
            <text:p>4.477733</text:p>
          </table:table-cell>
          <table:table-cell office:value-type="float" office:value="51.92442">
            <text:p>51.92442</text:p>
          </table:table-cell>
        </table:table-row>
        <table:table-row table:style-name="ro1">
          <table:table-cell office:value-type="string">
            <text:p>Rotterdam</text:p>
          </table:table-cell>
          <table:table-cell office:value-type="string">
            <text:p>Sharif Waked</text:p>
          </table:table-cell>
          <table:table-cell office:value-type="float" office:value="1">
            <text:p>1</text:p>
          </table:table-cell>
          <table:table-cell office:value-type="float" office:value="4.477733">
            <text:p>4.477733</text:p>
          </table:table-cell>
          <table:table-cell office:value-type="float" office:value="51.92442">
            <text:p>51.92442</text:p>
          </table:table-cell>
        </table:table-row>
        <table:table-row table:style-name="ro1">
          <table:table-cell office:value-type="string">
            <text:p>Rotterdam</text:p>
          </table:table-cell>
          <table:table-cell office:value-type="string">
            <text:p>Sherif El Azma</text:p>
          </table:table-cell>
          <table:table-cell office:value-type="float" office:value="1">
            <text:p>1</text:p>
          </table:table-cell>
          <table:table-cell office:value-type="float" office:value="4.477733">
            <text:p>4.477733</text:p>
          </table:table-cell>
          <table:table-cell office:value-type="float" office:value="51.92442">
            <text:p>51.92442</text:p>
          </table:table-cell>
        </table:table-row>
        <table:table-row table:style-name="ro1">
          <table:table-cell office:value-type="string">
            <text:p>Rotterdam</text:p>
          </table:table-cell>
          <table:table-cell office:value-type="string">
            <text:p>Ay┼ƒe Erkmen</text:p>
          </table:table-cell>
          <table:table-cell office:value-type="float" office:value="1">
            <text:p>1</text:p>
          </table:table-cell>
          <table:table-cell office:value-type="float" office:value="4.477733">
            <text:p>4.477733</text:p>
          </table:table-cell>
          <table:table-cell office:value-type="float" office:value="51.92442">
            <text:p>51.92442</text:p>
          </table:table-cell>
        </table:table-row>
        <table:table-row table:style-name="ro1">
          <table:table-cell office:value-type="string">
            <text:p>Rotterdam</text:p>
          </table:table-cell>
          <table:table-cell office:value-type="string">
            <text:p>Yto Barrada</text:p>
          </table:table-cell>
          <table:table-cell office:value-type="float" office:value="1">
            <text:p>1</text:p>
          </table:table-cell>
          <table:table-cell office:value-type="float" office:value="4.477733">
            <text:p>4.477733</text:p>
          </table:table-cell>
          <table:table-cell office:value-type="float" office:value="51.92442">
            <text:p>51.92442</text:p>
          </table:table-cell>
        </table:table-row>
        <table:table-row table:style-name="ro1">
          <table:table-cell office:value-type="string">
            <text:p>Russia</text:p>
          </table:table-cell>
          <table:table-cell office:value-type="string">
            <text:p>Khalid al-Jader</text:p>
          </table:table-cell>
          <table:table-cell office:value-type="float" office:value="1">
            <text:p>1</text:p>
          </table:table-cell>
          <table:table-cell office:value-type="float" office:value="105.3188">
            <text:p>105.3188</text:p>
          </table:table-cell>
          <table:table-cell office:value-type="float" office:value="61.52401">
            <text:p>61.52401</text:p>
          </table:table-cell>
        </table:table-row>
        <table:table-row table:style-name="ro1">
          <table:table-cell office:value-type="string">
            <text:p>Russia</text:p>
          </table:table-cell>
          <table:table-cell office:value-type="string">
            <text:p>Yusef A. Lateef</text:p>
          </table:table-cell>
          <table:table-cell office:value-type="float" office:value="1">
            <text:p>1</text:p>
          </table:table-cell>
          <table:table-cell office:value-type="float" office:value="105.3188">
            <text:p>105.3188</text:p>
          </table:table-cell>
          <table:table-cell office:value-type="float" office:value="61.52401">
            <text:p>61.52401</text:p>
          </table:table-cell>
        </table:table-row>
        <table:table-row table:style-name="ro1">
          <table:table-cell office:value-type="string">
            <text:p>Russia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105.3188">
            <text:p>105.3188</text:p>
          </table:table-cell>
          <table:table-cell office:value-type="float" office:value="61.52401">
            <text:p>61.52401</text:p>
          </table:table-cell>
        </table:table-row>
        <table:table-row table:style-name="ro1">
          <table:table-cell office:value-type="string">
            <text:p>Russia</text:p>
          </table:table-cell>
          <table:table-cell office:value-type="string">
            <text:p>Ismail al-Shaikhly</text:p>
          </table:table-cell>
          <table:table-cell office:value-type="float" office:value="1">
            <text:p>1</text:p>
          </table:table-cell>
          <table:table-cell office:value-type="float" office:value="105.3188">
            <text:p>105.3188</text:p>
          </table:table-cell>
          <table:table-cell office:value-type="float" office:value="61.52401">
            <text:p>61.52401</text:p>
          </table:table-cell>
        </table:table-row>
        <table:table-row table:style-name="ro1">
          <table:table-cell office:value-type="string">
            <text:p>Russia</text:p>
          </table:table-cell>
          <table:table-cell office:value-type="string">
            <text:p>Basir Mahmood </text:p>
          </table:table-cell>
          <table:table-cell office:value-type="float" office:value="1">
            <text:p>1</text:p>
          </table:table-cell>
          <table:table-cell office:value-type="float" office:value="105.3188">
            <text:p>105.3188</text:p>
          </table:table-cell>
          <table:table-cell office:value-type="float" office:value="61.52401">
            <text:p>61.52401</text:p>
          </table:table-cell>
        </table:table-row>
        <table:table-row table:style-name="ro1">
          <table:table-cell office:value-type="string">
            <text:p>Russia</text:p>
          </table:table-cell>
          <table:table-cell office:value-type="string">
            <text:p>Walid Siti</text:p>
          </table:table-cell>
          <table:table-cell office:value-type="float" office:value="1">
            <text:p>1</text:p>
          </table:table-cell>
          <table:table-cell office:value-type="float" office:value="105.3188">
            <text:p>105.3188</text:p>
          </table:table-cell>
          <table:table-cell office:value-type="float" office:value="61.52401">
            <text:p>61.52401</text:p>
          </table:table-cell>
        </table:table-row>
        <table:table-row table:style-name="ro1">
          <table:table-cell office:value-type="string">
            <text:p>Russia</text:p>
          </table:table-cell>
          <table:table-cell office:value-type="string">
            <text:p>Seif Wanly</text:p>
          </table:table-cell>
          <table:table-cell office:value-type="float" office:value="1">
            <text:p>1</text:p>
          </table:table-cell>
          <table:table-cell office:value-type="float" office:value="105.3188">
            <text:p>105.3188</text:p>
          </table:table-cell>
          <table:table-cell office:value-type="float" office:value="61.52401">
            <text:p>61.52401</text:p>
          </table:table-cell>
        </table:table-row>
        <table:table-row table:style-name="ro1">
          <table:table-cell office:value-type="string">
            <text:p>Russia</text:p>
          </table:table-cell>
          <table:table-cell office:value-type="string">
            <text:p>Shadi Ghadirian</text:p>
          </table:table-cell>
          <table:table-cell office:value-type="float" office:value="1">
            <text:p>1</text:p>
          </table:table-cell>
          <table:table-cell office:value-type="float" office:value="105.3188">
            <text:p>105.3188</text:p>
          </table:table-cell>
          <table:table-cell office:value-type="float" office:value="61.52401">
            <text:p>61.52401</text:p>
          </table:table-cell>
        </table:table-row>
        <table:table-row table:style-name="ro1">
          <table:table-cell office:value-type="string">
            <text:p>Saadiyat Island</text:p>
          </table:table-cell>
          <table:table-cell office:value-type="string">
            <text:p>Hrair Sarkissian</text:p>
          </table:table-cell>
          <table:table-cell office:value-type="float" office:value="1">
            <text:p>1</text:p>
          </table:table-cell>
          <table:table-cell office:value-type="float" office:value="54.44516">
            <text:p>54.44516</text:p>
          </table:table-cell>
          <table:table-cell office:value-type="float" office:value="24.53029">
            <text:p>24.53029</text:p>
          </table:table-cell>
        </table:table-row>
        <table:table-row table:style-name="ro1">
          <table:table-cell office:value-type="string">
            <text:p>Sacramento</text:p>
          </table:table-cell>
          <table:table-cell office:value-type="string">
            <text:p>Mehran Mesbah</text:p>
          </table:table-cell>
          <table:table-cell office:value-type="float" office:value="1">
            <text:p>1</text:p>
          </table:table-cell>
          <table:table-cell office:value-type="float" office:value="-121.4944">
            <text:p>-121.4944</text:p>
          </table:table-cell>
          <table:table-cell office:value-type="float" office:value="38.58157">
            <text:p>38.58157</text:p>
          </table:table-cell>
        </table:table-row>
        <table:table-row table:style-name="ro1">
          <table:table-cell office:value-type="string">
            <text:p>Saida</text:p>
          </table:table-cell>
          <table:table-cell office:value-type="string">
            <text:p>Ziad Antar</text:p>
          </table:table-cell>
          <table:table-cell office:value-type="float" office:value="1">
            <text:p>1</text:p>
          </table:table-cell>
          <table:table-cell office:value-type="float" office:value="0.1484305">
            <text:p>0.1484305</text:p>
          </table:table-cell>
          <table:table-cell office:value-type="float" office:value="34.8412">
            <text:p>34.8412</text:p>
          </table:table-cell>
        </table:table-row>
        <table:table-row table:style-name="ro1">
          <table:table-cell office:value-type="string">
            <text:p>Saint Petersburg</text:p>
          </table:table-cell>
          <table:table-cell office:value-type="string">
            <text:p>Gamal el-Sigini</text:p>
          </table:table-cell>
          <table:table-cell office:value-type="float" office:value="1">
            <text:p>1</text:p>
          </table:table-cell>
          <table:table-cell office:value-type="float" office:value="30.3351">
            <text:p>30.3351</text:p>
          </table:table-cell>
          <table:table-cell office:value-type="float" office:value="59.93428">
            <text:p>59.93428</text:p>
          </table:table-cell>
        </table:table-row>
        <table:table-row table:style-name="ro1">
          <table:table-cell office:value-type="string">
            <text:p>Saint-Denis</text:p>
          </table:table-cell>
          <table:table-cell office:value-type="string">
            <text:p>Taysir Batniji</text:p>
          </table:table-cell>
          <table:table-cell office:value-type="float" office:value="1">
            <text:p>1</text:p>
          </table:table-cell>
          <table:table-cell office:value-type="float" office:value="2.357443">
            <text:p>2.357443</text:p>
          </table:table-cell>
          <table:table-cell office:value-type="float" office:value="48.93618">
            <text:p>48.93618</text:p>
          </table:table-cell>
        </table:table-row>
        <table:table-row table:style-name="ro1">
          <table:table-cell office:value-type="string">
            <text:p>San Antonio</text:p>
          </table:table-cell>
          <table:table-cell office:value-type="string">
            <text:p>Shahzia Sikander</text:p>
          </table:table-cell>
          <table:table-cell office:value-type="float" office:value="1">
            <text:p>1</text:p>
          </table:table-cell>
          <table:table-cell office:value-type="float" office:value="-98.49363">
            <text:p>-98.49363</text:p>
          </table:table-cell>
          <table:table-cell office:value-type="float" office:value="29.42412">
            <text:p>29.42412</text:p>
          </table:table-cell>
        </table:table-row>
        <table:table-row table:style-name="ro1">
          <table:table-cell office:value-type="string">
            <text:p>San Diego</text:p>
          </table:table-cell>
          <table:table-cell office:value-type="string">
            <text:p>Rayyane Tabet</text:p>
          </table:table-cell>
          <table:table-cell office:value-type="float" office:value="1">
            <text:p>1</text:p>
          </table:table-cell>
          <table:table-cell office:value-type="float" office:value="-117.1611">
            <text:p>-117.1611</text:p>
          </table:table-cell>
          <table:table-cell office:value-type="float" office:value="32.71574">
            <text:p>32.71574</text:p>
          </table:table-cell>
        </table:table-row>
        <table:table-row table:style-name="ro1">
          <table:table-cell office:value-type="string">
            <text:p>San Diego</text:p>
          </table:table-cell>
          <table:table-cell office:value-type="string">
            <text:p>Almagul Menlibayeva</text:p>
          </table:table-cell>
          <table:table-cell office:value-type="float" office:value="1">
            <text:p>1</text:p>
          </table:table-cell>
          <table:table-cell office:value-type="float" office:value="-117.1611">
            <text:p>-117.1611</text:p>
          </table:table-cell>
          <table:table-cell office:value-type="float" office:value="32.71574">
            <text:p>32.71574</text:p>
          </table:table-cell>
        </table:table-row>
        <table:table-row table:style-name="ro1">
          <table:table-cell office:value-type="string">
            <text:p>San Diego</text:p>
          </table:table-cell>
          <table:table-cell office:value-type="string">
            <text:p>Jayce Salloum</text:p>
          </table:table-cell>
          <table:table-cell office:value-type="float" office:value="1">
            <text:p>1</text:p>
          </table:table-cell>
          <table:table-cell office:value-type="float" office:value="-117.1611">
            <text:p>-117.1611</text:p>
          </table:table-cell>
          <table:table-cell office:value-type="float" office:value="32.71574">
            <text:p>32.71574</text:p>
          </table:table-cell>
        </table:table-row>
        <table:table-row table:style-name="ro1">
          <table:table-cell office:value-type="string">
            <text:p>San Fernando</text:p>
          </table:table-cell>
          <table:table-cell office:value-type="string">
            <text:p>Hamed Owais</text:p>
          </table:table-cell>
          <table:table-cell office:value-type="float" office:value="1">
            <text:p>1</text:p>
          </table:table-cell>
          <table:table-cell office:value-type="float" office:value="-6.196595">
            <text:p>-6.196595</text:p>
          </table:table-cell>
          <table:table-cell office:value-type="float" office:value="36.47186">
            <text:p>36.47186</text:p>
          </table:table-cell>
        </table:table-row>
        <table:table-row table:style-name="ro1">
          <table:table-cell office:value-type="string">
            <text:p>San Fernando</text:p>
          </table:table-cell>
          <table:table-cell office:value-type="string">
            <text:p>Hamed Nada</text:p>
          </table:table-cell>
          <table:table-cell office:value-type="float" office:value="1">
            <text:p>1</text:p>
          </table:table-cell>
          <table:table-cell office:value-type="float" office:value="-6.196595">
            <text:p>-6.196595</text:p>
          </table:table-cell>
          <table:table-cell office:value-type="float" office:value="36.47186">
            <text:p>36.47186</text:p>
          </table:table-cell>
        </table:table-row>
        <table:table-row table:style-name="ro1">
          <table:table-cell office:value-type="string">
            <text:p>San Fernando</text:p>
          </table:table-cell>
          <table:table-cell office:value-type="string">
            <text:p>Mohammed Melehi</text:p>
          </table:table-cell>
          <table:table-cell office:value-type="float" office:value="1">
            <text:p>1</text:p>
          </table:table-cell>
          <table:table-cell office:value-type="float" office:value="-6.196595">
            <text:p>-6.196595</text:p>
          </table:table-cell>
          <table:table-cell office:value-type="float" office:value="36.47186">
            <text:p>36.47186</text:p>
          </table:table-cell>
        </table:table-row>
        <table:table-row table:style-name="ro1">
          <table:table-cell office:value-type="string">
            <text:p>San Francisco</text:p>
          </table:table-cell>
          <table:table-cell office:value-type="string">
            <text:p>Driss Ouadahi</text:p>
          </table:table-cell>
          <table:table-cell office:value-type="float" office:value="1">
            <text:p>1</text:p>
          </table:table-cell>
          <table:table-cell office:value-type="float" office:value="-122.4194">
            <text:p>-122.4194</text:p>
          </table:table-cell>
          <table:table-cell office:value-type="float" office:value="37.77493">
            <text:p>37.77493</text:p>
          </table:table-cell>
        </table:table-row>
        <table:table-row table:style-name="ro1">
          <table:table-cell office:value-type="string">
            <text:p>San Francisco</text:p>
          </table:table-cell>
          <table:table-cell office:value-type="string">
            <text:p>Ayman Ramadan</text:p>
          </table:table-cell>
          <table:table-cell office:value-type="float" office:value="1">
            <text:p>1</text:p>
          </table:table-cell>
          <table:table-cell office:value-type="float" office:value="-122.4194">
            <text:p>-122.4194</text:p>
          </table:table-cell>
          <table:table-cell office:value-type="float" office:value="37.77493">
            <text:p>37.77493</text:p>
          </table:table-cell>
        </table:table-row>
        <table:table-row table:style-name="ro1">
          <table:table-cell office:value-type="string">
            <text:p>San Francisco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-122.4194">
            <text:p>-122.4194</text:p>
          </table:table-cell>
          <table:table-cell office:value-type="float" office:value="37.77493">
            <text:p>37.77493</text:p>
          </table:table-cell>
        </table:table-row>
        <table:table-row table:style-name="ro1">
          <table:table-cell office:value-type="string">
            <text:p>San Francisco</text:p>
          </table:table-cell>
          <table:table-cell office:value-type="string">
            <text:p>Ala Ebtekar</text:p>
          </table:table-cell>
          <table:table-cell office:value-type="float" office:value="1">
            <text:p>1</text:p>
          </table:table-cell>
          <table:table-cell office:value-type="float" office:value="-122.4194">
            <text:p>-122.4194</text:p>
          </table:table-cell>
          <table:table-cell office:value-type="float" office:value="37.77493">
            <text:p>37.77493</text:p>
          </table:table-cell>
        </table:table-row>
        <table:table-row table:style-name="ro1">
          <table:table-cell office:value-type="string">
            <text:p>San Francisco</text:p>
          </table:table-cell>
          <table:table-cell office:value-type="string">
            <text:p>Leila Pazooki</text:p>
          </table:table-cell>
          <table:table-cell office:value-type="float" office:value="1">
            <text:p>1</text:p>
          </table:table-cell>
          <table:table-cell office:value-type="float" office:value="-122.4194">
            <text:p>-122.4194</text:p>
          </table:table-cell>
          <table:table-cell office:value-type="float" office:value="37.77493">
            <text:p>37.77493</text:p>
          </table:table-cell>
        </table:table-row>
        <table:table-row table:style-name="ro1">
          <table:table-cell office:value-type="string">
            <text:p>San Francisco</text:p>
          </table:table-cell>
          <table:table-cell office:value-type="string">
            <text:p>Pouran-Jinchi</text:p>
          </table:table-cell>
          <table:table-cell office:value-type="float" office:value="1">
            <text:p>1</text:p>
          </table:table-cell>
          <table:table-cell office:value-type="float" office:value="-122.4194">
            <text:p>-122.4194</text:p>
          </table:table-cell>
          <table:table-cell office:value-type="float" office:value="37.77493">
            <text:p>37.77493</text:p>
          </table:table-cell>
        </table:table-row>
        <table:table-row table:style-name="ro1">
          <table:table-cell office:value-type="string">
            <text:p>San Francisco</text:p>
          </table:table-cell>
          <table:table-cell office:value-type="string">
            <text:p>Adel Abdessemed</text:p>
          </table:table-cell>
          <table:table-cell office:value-type="float" office:value="1">
            <text:p>1</text:p>
          </table:table-cell>
          <table:table-cell office:value-type="float" office:value="-122.4194">
            <text:p>-122.4194</text:p>
          </table:table-cell>
          <table:table-cell office:value-type="float" office:value="37.77493">
            <text:p>37.77493</text:p>
          </table:table-cell>
        </table:table-row>
        <table:table-row table:style-name="ro1">
          <table:table-cell office:value-type="string">
            <text:p>San Francisco</text:p>
          </table:table-cell>
          <table:table-cell office:value-type="string">
            <text:p>Sherin Guirguis</text:p>
          </table:table-cell>
          <table:table-cell office:value-type="float" office:value="1">
            <text:p>1</text:p>
          </table:table-cell>
          <table:table-cell office:value-type="float" office:value="-122.4194">
            <text:p>-122.4194</text:p>
          </table:table-cell>
          <table:table-cell office:value-type="float" office:value="37.77493">
            <text:p>37.77493</text:p>
          </table:table-cell>
        </table:table-row>
        <table:table-row table:style-name="ro1">
          <table:table-cell office:value-type="string">
            <text:p>San Francisco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-122.4194">
            <text:p>-122.4194</text:p>
          </table:table-cell>
          <table:table-cell office:value-type="float" office:value="37.77493">
            <text:p>37.77493</text:p>
          </table:table-cell>
        </table:table-row>
        <table:table-row table:style-name="ro1">
          <table:table-cell office:value-type="string">
            <text:p>San Francisco</text:p>
          </table:table-cell>
          <table:table-cell office:value-type="string">
            <text:p>Matt Saunders</text:p>
          </table:table-cell>
          <table:table-cell office:value-type="float" office:value="1">
            <text:p>1</text:p>
          </table:table-cell>
          <table:table-cell office:value-type="float" office:value="-122.4194">
            <text:p>-122.4194</text:p>
          </table:table-cell>
          <table:table-cell office:value-type="float" office:value="37.77493">
            <text:p>37.77493</text:p>
          </table:table-cell>
        </table:table-row>
        <table:table-row table:style-name="ro1">
          <table:table-cell office:value-type="string">
            <text:p>Santa Barbara</text:p>
          </table:table-cell>
          <table:table-cell office:value-type="string">
            <text:p>Sherin Guirguis</text:p>
          </table:table-cell>
          <table:table-cell office:value-type="float" office:value="1">
            <text:p>1</text:p>
          </table:table-cell>
          <table:table-cell office:value-type="float" office:value="-119.6982">
            <text:p>-119.6982</text:p>
          </table:table-cell>
          <table:table-cell office:value-type="float" office:value="34.42083">
            <text:p>34.42083</text:p>
          </table:table-cell>
        </table:table-row>
        <table:table-row table:style-name="ro1">
          <table:table-cell office:value-type="string">
            <text:p>Santa Barbara</text:p>
          </table:table-cell>
          <table:table-cell office:value-type="string">
            <text:p>Ala Ebtekar</text:p>
          </table:table-cell>
          <table:table-cell office:value-type="float" office:value="1">
            <text:p>1</text:p>
          </table:table-cell>
          <table:table-cell office:value-type="float" office:value="-119.6982">
            <text:p>-119.6982</text:p>
          </table:table-cell>
          <table:table-cell office:value-type="float" office:value="34.42083">
            <text:p>34.42083</text:p>
          </table:table-cell>
        </table:table-row>
        <table:table-row table:style-name="ro1">
          <table:table-cell office:value-type="string">
            <text:p>Santa Fe</text:p>
          </table:table-cell>
          <table:table-cell office:value-type="string">
            <text:p>Runa Islam</text:p>
          </table:table-cell>
          <table:table-cell office:value-type="float" office:value="1">
            <text:p>1</text:p>
          </table:table-cell>
          <table:table-cell office:value-type="float" office:value="-105.9378">
            <text:p>-105.9378</text:p>
          </table:table-cell>
          <table:table-cell office:value-type="float" office:value="35.68698">
            <text:p>35.68698</text:p>
          </table:table-cell>
        </table:table-row>
        <table:table-row table:style-name="ro1">
          <table:table-cell office:value-type="string">
            <text:p>Santander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-3.80998">
            <text:p>-3.80998</text:p>
          </table:table-cell>
          <table:table-cell office:value-type="float" office:value="43.46231">
            <text:p>43.46231</text:p>
          </table:table-cell>
        </table:table-row>
        <table:table-row table:style-name="ro1">
          <table:table-cell office:value-type="string">
            <text:p>S├úo Paulo</text:p>
          </table:table-cell>
          <table:table-cell office:value-type="string">
            <text:p>Monir Shahroudy Farmanfarmaian</text:p>
          </table:table-cell>
          <table:table-cell office:value-type="float" office:value="1">
            <text:p>1</text:p>
          </table:table-cell>
          <table:table-cell office:value-type="float" office:value="-46.63331">
            <text:p>-46.63331</text:p>
          </table:table-cell>
          <table:table-cell office:value-type="float" office:value="-23.55052">
            <text:p>-23.55052</text:p>
          </table:table-cell>
        </table:table-row>
        <table:table-row table:style-name="ro1">
          <table:table-cell office:value-type="string">
            <text:p>S├úo Paulo</text:p>
          </table:table-cell>
          <table:table-cell office:value-type="string">
            <text:p>Ana Vidigal</text:p>
          </table:table-cell>
          <table:table-cell office:value-type="float" office:value="1">
            <text:p>1</text:p>
          </table:table-cell>
          <table:table-cell office:value-type="float" office:value="-46.63331">
            <text:p>-46.63331</text:p>
          </table:table-cell>
          <table:table-cell office:value-type="float" office:value="-23.55052">
            <text:p>-23.55052</text:p>
          </table:table-cell>
        </table:table-row>
        <table:table-row table:style-name="ro1">
          <table:table-cell office:value-type="string">
            <text:p>S├úo Paulo</text:p>
          </table:table-cell>
          <table:table-cell office:value-type="string">
            <text:p>Jessica Mein</text:p>
          </table:table-cell>
          <table:table-cell office:value-type="float" office:value="1">
            <text:p>1</text:p>
          </table:table-cell>
          <table:table-cell office:value-type="float" office:value="-46.63331">
            <text:p>-46.63331</text:p>
          </table:table-cell>
          <table:table-cell office:value-type="float" office:value="-23.55052">
            <text:p>-23.55052</text:p>
          </table:table-cell>
        </table:table-row>
        <table:table-row table:style-name="ro1">
          <table:table-cell office:value-type="string">
            <text:p>S├úo Paulo</text:p>
          </table:table-cell>
          <table:table-cell office:value-type="string">
            <text:p>Khalil Rabah</text:p>
          </table:table-cell>
          <table:table-cell office:value-type="float" office:value="1">
            <text:p>1</text:p>
          </table:table-cell>
          <table:table-cell office:value-type="float" office:value="-46.63331">
            <text:p>-46.63331</text:p>
          </table:table-cell>
          <table:table-cell office:value-type="float" office:value="-23.55052">
            <text:p>-23.55052</text:p>
          </table:table-cell>
        </table:table-row>
        <table:table-row table:style-name="ro1">
          <table:table-cell office:value-type="string">
            <text:p>S├úo Paulo</text:p>
          </table:table-cell>
          <table:table-cell office:value-type="string">
            <text:p>Fateh Moudarres</text:p>
          </table:table-cell>
          <table:table-cell office:value-type="float" office:value="1">
            <text:p>1</text:p>
          </table:table-cell>
          <table:table-cell office:value-type="float" office:value="-46.63331">
            <text:p>-46.63331</text:p>
          </table:table-cell>
          <table:table-cell office:value-type="float" office:value="-23.55052">
            <text:p>-23.55052</text:p>
          </table:table-cell>
        </table:table-row>
        <table:table-row table:style-name="ro1">
          <table:table-cell office:value-type="string">
            <text:p>S├úo Paulo</text:p>
          </table:table-cell>
          <table:table-cell office:value-type="string">
            <text:p>Marwan Rechmaoui</text:p>
          </table:table-cell>
          <table:table-cell office:value-type="float" office:value="1">
            <text:p>1</text:p>
          </table:table-cell>
          <table:table-cell office:value-type="float" office:value="-46.63331">
            <text:p>-46.63331</text:p>
          </table:table-cell>
          <table:table-cell office:value-type="float" office:value="-23.55052">
            <text:p>-23.55052</text:p>
          </table:table-cell>
        </table:table-row>
        <table:table-row table:style-name="ro1">
          <table:table-cell office:value-type="string">
            <text:p>S├úo Paulo</text:p>
          </table:table-cell>
          <table:table-cell office:value-type="string">
            <text:p>Zineb Sedira</text:p>
          </table:table-cell>
          <table:table-cell office:value-type="float" office:value="1">
            <text:p>1</text:p>
          </table:table-cell>
          <table:table-cell office:value-type="float" office:value="-46.63331">
            <text:p>-46.63331</text:p>
          </table:table-cell>
          <table:table-cell office:value-type="float" office:value="-23.55052">
            <text:p>-23.55052</text:p>
          </table:table-cell>
        </table:table-row>
        <table:table-row table:style-name="ro1">
          <table:table-cell office:value-type="string">
            <text:p>S├úo Paulo</text:p>
          </table:table-cell>
          <table:table-cell office:value-type="string">
            <text:p>N.S. Harsha</text:p>
          </table:table-cell>
          <table:table-cell office:value-type="float" office:value="1">
            <text:p>1</text:p>
          </table:table-cell>
          <table:table-cell office:value-type="float" office:value="-46.63331">
            <text:p>-46.63331</text:p>
          </table:table-cell>
          <table:table-cell office:value-type="float" office:value="-23.55052">
            <text:p>-23.55052</text:p>
          </table:table-cell>
        </table:table-row>
        <table:table-row table:style-name="ro1">
          <table:table-cell office:value-type="string">
            <text:p>S├úo Paulo</text:p>
          </table:table-cell>
          <table:table-cell office:value-type="string">
            <text:p>Gilbert Hage</text:p>
          </table:table-cell>
          <table:table-cell office:value-type="float" office:value="1">
            <text:p>1</text:p>
          </table:table-cell>
          <table:table-cell office:value-type="float" office:value="-46.63331">
            <text:p>-46.63331</text:p>
          </table:table-cell>
          <table:table-cell office:value-type="float" office:value="-23.55052">
            <text:p>-23.55052</text:p>
          </table:table-cell>
        </table:table-row>
        <table:table-row table:style-name="ro1">
          <table:table-cell office:value-type="string">
            <text:p>S├úo Paulo</text:p>
          </table:table-cell>
          <table:table-cell office:value-type="string">
            <text:p>I┼ƒ─▒l E─ƒrikavuk</text:p>
          </table:table-cell>
          <table:table-cell office:value-type="float" office:value="1">
            <text:p>1</text:p>
          </table:table-cell>
          <table:table-cell office:value-type="float" office:value="-46.63331">
            <text:p>-46.63331</text:p>
          </table:table-cell>
          <table:table-cell office:value-type="float" office:value="-23.55052">
            <text:p>-23.55052</text:p>
          </table:table-cell>
        </table:table-row>
        <table:table-row table:style-name="ro1">
          <table:table-cell office:value-type="string">
            <text:p>Sapporo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141.3544">
            <text:p>141.3544</text:p>
          </table:table-cell>
          <table:table-cell office:value-type="float" office:value="43.0621">
            <text:p>43.0621</text:p>
          </table:table-cell>
        </table:table-row>
        <table:table-row table:style-name="ro1">
          <table:table-cell office:value-type="string">
            <text:p>Sarajevo</text:p>
          </table:table-cell>
          <table:table-cell office:value-type="string">
            <text:p>Manal Al Dowayan</text:p>
          </table:table-cell>
          <table:table-cell office:value-type="float" office:value="1">
            <text:p>1</text:p>
          </table:table-cell>
          <table:table-cell office:value-type="float" office:value="18.41308">
            <text:p>18.41308</text:p>
          </table:table-cell>
          <table:table-cell office:value-type="float" office:value="43.85626">
            <text:p>43.85626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Abdulnasser Gharem&amp;apos;s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Shadia Alem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Jowhara AlSaud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Waleed Alzuhair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Mahdi Al Jeraibi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Noha Faoud Al-Ghalib 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Abdulhalim Radwi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Abdulnasser Gharem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Mohammed Makki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Abdullah Al-Othman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Noura Bouzo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Saddek Wasil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Ahaad Alamoudi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Maha Malluh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Maha Al-Khalawi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Nora Almazrooa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DANA AWARTANI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Fahd Al-Hijilan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Eiman Elgibreen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Hend Al-Mansour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Fahda bint Saud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Abdullah Al-Mazrook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Ahmed Mater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Raeda Ashour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Manal Dowayan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Shadia and Raja Alem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Khalid Khidr 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Hussein Al-Mohasen&amp;apos;s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Ola Hejazi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Nouf Alhimiary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Faisal Samra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HEBA ABED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Manal Al Dowayan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Ibrahim Abumsmar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Taha Al-Sabban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Huda Beydoun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Khaled Al-Faisal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Shalima Sharbatli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Musaed Alhulis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Sarah Abu Abdallah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Khalid al-Jader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Abdulnasser Al-Amri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Safeya Binzagr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Hazar Bogary</text:p>
          </table:table-cell>
          <table:table-cell office:value-type="float" office:value="1">
            <text:p>1</text:p>
          </table:table-cell>
          <table:table-cell office:value-type="float" office:value="45.07916">
            <text:p>45.07916</text:p>
          </table:table-cell>
          <table:table-cell office:value-type="float" office:value="23.88594">
            <text:p>23.88594</text:p>
          </table:table-cell>
        </table:table-row>
        <table:table-row table:style-name="ro1">
          <table:table-cell office:value-type="string">
            <text:p>Scotland</text:p>
          </table:table-cell>
          <table:table-cell office:value-type="string">
            <text:p>Taha Al-Sabban</text:p>
          </table:table-cell>
          <table:table-cell office:value-type="float" office:value="1">
            <text:p>1</text:p>
          </table:table-cell>
          <table:table-cell office:value-type="float" office:value="-4.202646">
            <text:p>-4.202646</text:p>
          </table:table-cell>
          <table:table-cell office:value-type="float" office:value="56.49067">
            <text:p>56.49067</text:p>
          </table:table-cell>
        </table:table-row>
        <table:table-row table:style-name="ro1">
          <table:table-cell office:value-type="string">
            <text:p>Scotland</text:p>
          </table:table-cell>
          <table:table-cell office:value-type="string">
            <text:p>Samah Hijawi</text:p>
          </table:table-cell>
          <table:table-cell office:value-type="float" office:value="1">
            <text:p>1</text:p>
          </table:table-cell>
          <table:table-cell office:value-type="float" office:value="-4.202646">
            <text:p>-4.202646</text:p>
          </table:table-cell>
          <table:table-cell office:value-type="float" office:value="56.49067">
            <text:p>56.49067</text:p>
          </table:table-cell>
        </table:table-row>
        <table:table-row table:style-name="ro1">
          <table:table-cell office:value-type="string">
            <text:p>Sculpture Park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-122.3817">
            <text:p>-122.3817</text:p>
          </table:table-cell>
          <table:table-cell office:value-type="float" office:value="40.57316">
            <text:p>40.57316</text:p>
          </table:table-cell>
        </table:table-row>
        <table:table-row table:style-name="ro1">
          <table:table-cell office:value-type="string">
            <text:p>Seattle</text:p>
          </table:table-cell>
          <table:table-cell office:value-type="string">
            <text:p>Halil Altindere</text:p>
          </table:table-cell>
          <table:table-cell office:value-type="float" office:value="1">
            <text:p>1</text:p>
          </table:table-cell>
          <table:table-cell office:value-type="float" office:value="-122.3321">
            <text:p>-122.3321</text:p>
          </table:table-cell>
          <table:table-cell office:value-type="float" office:value="47.60621">
            <text:p>47.60621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Maha Maamoun</text:p>
          </table:table-cell>
          <table:table-cell office:value-type="float" office:value="1">
            <text:p>1</text:p>
          </table:table-cell>
          <table:table-cell office:value-type="float" office:value="-14.45236">
            <text:p>-14.45236</text:p>
          </table:table-cell>
          <table:table-cell office:value-type="float" office:value="14.4974">
            <text:p>14.4974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Taysir Batniji</text:p>
          </table:table-cell>
          <table:table-cell office:value-type="float" office:value="1">
            <text:p>1</text:p>
          </table:table-cell>
          <table:table-cell office:value-type="float" office:value="-14.45236">
            <text:p>-14.45236</text:p>
          </table:table-cell>
          <table:table-cell office:value-type="float" office:value="14.4974">
            <text:p>14.4974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Fatima Al Qadiri</text:p>
          </table:table-cell>
          <table:table-cell office:value-type="float" office:value="1">
            <text:p>1</text:p>
          </table:table-cell>
          <table:table-cell office:value-type="float" office:value="-14.45236">
            <text:p>-14.45236</text:p>
          </table:table-cell>
          <table:table-cell office:value-type="float" office:value="14.4974">
            <text:p>14.4974</text:p>
          </table:table-cell>
        </table:table-row>
        <table:table-row table:style-name="ro1">
          <table:table-cell office:value-type="string">
            <text:p>Seoul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126.978">
            <text:p>126.978</text:p>
          </table:table-cell>
          <table:table-cell office:value-type="float" office:value="37.56654">
            <text:p>37.56654</text:p>
          </table:table-cell>
        </table:table-row>
        <table:table-row table:style-name="ro1">
          <table:table-cell office:value-type="string">
            <text:p>Seoul</text:p>
          </table:table-cell>
          <table:table-cell office:value-type="string">
            <text:p>Larissa Sansour</text:p>
          </table:table-cell>
          <table:table-cell office:value-type="float" office:value="1">
            <text:p>1</text:p>
          </table:table-cell>
          <table:table-cell office:value-type="float" office:value="126.978">
            <text:p>126.978</text:p>
          </table:table-cell>
          <table:table-cell office:value-type="float" office:value="37.56654">
            <text:p>37.56654</text:p>
          </table:table-cell>
        </table:table-row>
        <table:table-row table:style-name="ro1">
          <table:table-cell office:value-type="string">
            <text:p>Seoul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126.978">
            <text:p>126.978</text:p>
          </table:table-cell>
          <table:table-cell office:value-type="float" office:value="37.56654">
            <text:p>37.56654</text:p>
          </table:table-cell>
        </table:table-row>
        <table:table-row table:style-name="ro1">
          <table:table-cell office:value-type="string">
            <text:p>Seoul</text:p>
          </table:table-cell>
          <table:table-cell office:value-type="string">
            <text:p>Manal Al Dowayan</text:p>
          </table:table-cell>
          <table:table-cell office:value-type="float" office:value="1">
            <text:p>1</text:p>
          </table:table-cell>
          <table:table-cell office:value-type="float" office:value="126.978">
            <text:p>126.978</text:p>
          </table:table-cell>
          <table:table-cell office:value-type="float" office:value="37.56654">
            <text:p>37.56654</text:p>
          </table:table-cell>
        </table:table-row>
        <table:table-row table:style-name="ro1">
          <table:table-cell office:value-type="string">
            <text:p>Seoul</text:p>
          </table:table-cell>
          <table:table-cell office:value-type="string">
            <text:p>Fateh Moudarres</text:p>
          </table:table-cell>
          <table:table-cell office:value-type="float" office:value="1">
            <text:p>1</text:p>
          </table:table-cell>
          <table:table-cell office:value-type="float" office:value="126.978">
            <text:p>126.978</text:p>
          </table:table-cell>
          <table:table-cell office:value-type="float" office:value="37.56654">
            <text:p>37.56654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Derek Ogbourne</text:p>
          </table:table-cell>
          <table:table-cell office:value-type="float" office:value="1">
            <text:p>1</text:p>
          </table:table-cell>
          <table:table-cell office:value-type="float" office:value="21.00586">
            <text:p>21.00586</text:p>
          </table:table-cell>
          <table:table-cell office:value-type="float" office:value="44.01652">
            <text:p>44.01652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Halil Altindere</text:p>
          </table:table-cell>
          <table:table-cell office:value-type="float" office:value="1">
            <text:p>1</text:p>
          </table:table-cell>
          <table:table-cell office:value-type="float" office:value="21.00586">
            <text:p>21.00586</text:p>
          </table:table-cell>
          <table:table-cell office:value-type="float" office:value="44.01652">
            <text:p>44.01652</text:p>
          </table:table-cell>
        </table:table-row>
        <table:table-row table:style-name="ro1">
          <table:table-cell office:value-type="string">
            <text:p>Sevilla</text:p>
          </table:table-cell>
          <table:table-cell office:value-type="string">
            <text:p>mounir fatmi</text:p>
          </table:table-cell>
          <table:table-cell office:value-type="float" office:value="1">
            <text:p>1</text:p>
          </table:table-cell>
          <table:table-cell office:value-type="float" office:value="-5.984459">
            <text:p>-5.984459</text:p>
          </table:table-cell>
          <table:table-cell office:value-type="float" office:value="37.38909">
            <text:p>37.38909</text:p>
          </table:table-cell>
        </table:table-row>
        <table:table-row table:style-name="ro1">
          <table:table-cell office:value-type="string">
            <text:p>Seville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-5.984459">
            <text:p>-5.984459</text:p>
          </table:table-cell>
          <table:table-cell office:value-type="float" office:value="37.38909">
            <text:p>37.38909</text:p>
          </table:table-cell>
        </table:table-row>
        <table:table-row table:style-name="ro1">
          <table:table-cell office:value-type="string">
            <text:p>Seville</text:p>
          </table:table-cell>
          <table:table-cell office:value-type="string">
            <text:p>Mohammed Melehi</text:p>
          </table:table-cell>
          <table:table-cell office:value-type="float" office:value="1">
            <text:p>1</text:p>
          </table:table-cell>
          <table:table-cell office:value-type="float" office:value="-5.984459">
            <text:p>-5.984459</text:p>
          </table:table-cell>
          <table:table-cell office:value-type="float" office:value="37.38909">
            <text:p>37.38909</text:p>
          </table:table-cell>
        </table:table-row>
        <table:table-row table:style-name="ro1">
          <table:table-cell office:value-type="string">
            <text:p>Sfax</text:p>
          </table:table-cell>
          <table:table-cell office:value-type="string">
            <text:p>Mouna Karray</text:p>
          </table:table-cell>
          <table:table-cell office:value-type="float" office:value="1">
            <text:p>1</text:p>
          </table:table-cell>
          <table:table-cell office:value-type="float" office:value="10.76667">
            <text:p>10.76667</text:p>
          </table:table-cell>
          <table:table-cell office:value-type="float" office:value="34.73333">
            <text:p>34.73333</text:p>
          </table:table-cell>
        </table:table-row>
        <table:table-row table:style-name="ro1">
          <table:table-cell office:value-type="string">
            <text:p>Shanghai</text:p>
          </table:table-cell>
          <table:table-cell office:value-type="string">
            <text:p>Reza Aramesh</text:p>
          </table:table-cell>
          <table:table-cell office:value-type="float" office:value="1">
            <text:p>1</text:p>
          </table:table-cell>
          <table:table-cell office:value-type="float" office:value="121.4737">
            <text:p>121.4737</text:p>
          </table:table-cell>
          <table:table-cell office:value-type="float" office:value="31.23042">
            <text:p>31.23042</text:p>
          </table:table-cell>
        </table:table-row>
        <table:table-row table:style-name="ro1">
          <table:table-cell office:value-type="string">
            <text:p>Shanghai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121.4737">
            <text:p>121.4737</text:p>
          </table:table-cell>
          <table:table-cell office:value-type="float" office:value="31.23042">
            <text:p>31.23042</text:p>
          </table:table-cell>
        </table:table-row>
        <table:table-row table:style-name="ro1">
          <table:table-cell office:value-type="string">
            <text:p>Shanghai</text:p>
          </table:table-cell>
          <table:table-cell office:value-type="string">
            <text:p>Leila Pazooki</text:p>
          </table:table-cell>
          <table:table-cell office:value-type="float" office:value="1">
            <text:p>1</text:p>
          </table:table-cell>
          <table:table-cell office:value-type="float" office:value="121.4737">
            <text:p>121.4737</text:p>
          </table:table-cell>
          <table:table-cell office:value-type="float" office:value="31.23042">
            <text:p>31.23042</text:p>
          </table:table-cell>
        </table:table-row>
        <table:table-row table:style-name="ro1">
          <table:table-cell office:value-type="string">
            <text:p>Shanghai</text:p>
          </table:table-cell>
          <table:table-cell office:value-type="string">
            <text:p>Sa├ódane Afif</text:p>
          </table:table-cell>
          <table:table-cell office:value-type="float" office:value="1">
            <text:p>1</text:p>
          </table:table-cell>
          <table:table-cell office:value-type="float" office:value="121.4737">
            <text:p>121.4737</text:p>
          </table:table-cell>
          <table:table-cell office:value-type="float" office:value="31.23042">
            <text:p>31.23042</text:p>
          </table:table-cell>
        </table:table-row>
        <table:table-row table:style-name="ro1">
          <table:table-cell office:value-type="string">
            <text:p>Shanghai</text:p>
          </table:table-cell>
          <table:table-cell office:value-type="string">
            <text:p>Abdulaziz Ashour</text:p>
          </table:table-cell>
          <table:table-cell office:value-type="float" office:value="1">
            <text:p>1</text:p>
          </table:table-cell>
          <table:table-cell office:value-type="float" office:value="121.4737">
            <text:p>121.4737</text:p>
          </table:table-cell>
          <table:table-cell office:value-type="float" office:value="31.23042">
            <text:p>31.23042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Halil Altindere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Abdullah Al Saadi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Erin Ellen Kelly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Mona Hatoum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mounir fatmi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Murtaza Vali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Ala Ebtekar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Mounir Al-Shaarani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Tarek Al-Ghoussein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Mohamed Abdelkarim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Tarek Halaby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Wissam Shawkat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Abdulnasser Gharem&amp;apos;s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Fouad Elkoury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Asad Faulwell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Mariam Ghani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Mohammed Melehi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Hassan Sharif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Shadi Ghadirian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Ahmed Mater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Nasir Nasrallah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Mohammed Kazem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Nacera Belaza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Ziad Antar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Ahmed Foula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Manal Al Dowayan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string">
            <text:p>Firoz Mahmud</text:p>
          </table:table-cell>
          <table:table-cell office:value-type="float" office:value="1">
            <text:p>1</text:p>
          </table:table-cell>
          <table:table-cell office:value-type="float" office:value="55.39083">
            <text:p>55.39083</text:p>
          </table:table-cell>
          <table:table-cell office:value-type="float" office:value="25.3575">
            <text:p>25.3575</text:p>
          </table:table-cell>
        </table:table-row>
        <table:table-row table:style-name="ro1">
          <table:table-cell office:value-type="string">
            <text:p>Sharqiya</text:p>
          </table:table-cell>
          <table:table-cell office:value-type="string">
            <text:p>Ayman Ramadan</text:p>
          </table:table-cell>
          <table:table-cell office:value-type="float" office:value="1">
            <text:p>1</text:p>
          </table:table-cell>
          <table:table-cell office:value-type="float" office:value="31.71955">
            <text:p>31.71955</text:p>
          </table:table-cell>
          <table:table-cell office:value-type="float" office:value="30.73266">
            <text:p>30.73266</text:p>
          </table:table-cell>
        </table:table-row>
        <table:table-row table:style-name="ro1">
          <table:table-cell office:value-type="string">
            <text:p>Sheffield</text:p>
          </table:table-cell>
          <table:table-cell office:value-type="string">
            <text:p>Haris Epaminonda</text:p>
          </table:table-cell>
          <table:table-cell office:value-type="float" office:value="1">
            <text:p>1</text:p>
          </table:table-cell>
          <table:table-cell office:value-type="float" office:value="-1.470085">
            <text:p>-1.470085</text:p>
          </table:table-cell>
          <table:table-cell office:value-type="float" office:value="53.38113">
            <text:p>53.38113</text:p>
          </table:table-cell>
        </table:table-row>
        <table:table-row table:style-name="ro1">
          <table:table-cell office:value-type="string">
            <text:p>Sheffield</text:p>
          </table:table-cell>
          <table:table-cell office:value-type="string">
            <text:p>Farhad Ahrarnia</text:p>
          </table:table-cell>
          <table:table-cell office:value-type="float" office:value="1">
            <text:p>1</text:p>
          </table:table-cell>
          <table:table-cell office:value-type="float" office:value="-1.470085">
            <text:p>-1.470085</text:p>
          </table:table-cell>
          <table:table-cell office:value-type="float" office:value="53.38113">
            <text:p>53.38113</text:p>
          </table:table-cell>
        </table:table-row>
        <table:table-row table:style-name="ro1">
          <table:table-cell office:value-type="string">
            <text:p>Sheffield</text:p>
          </table:table-cell>
          <table:table-cell office:value-type="string">
            <text:p>Haroon Mirza </text:p>
          </table:table-cell>
          <table:table-cell office:value-type="float" office:value="1">
            <text:p>1</text:p>
          </table:table-cell>
          <table:table-cell office:value-type="float" office:value="-1.470085">
            <text:p>-1.470085</text:p>
          </table:table-cell>
          <table:table-cell office:value-type="float" office:value="53.38113">
            <text:p>53.38113</text:p>
          </table:table-cell>
        </table:table-row>
        <table:table-row table:style-name="ro1">
          <table:table-cell office:value-type="string">
            <text:p>Shiraz</text:p>
          </table:table-cell>
          <table:table-cell office:value-type="string">
            <text:p>Farhad Ahrarnia</text:p>
          </table:table-cell>
          <table:table-cell office:value-type="float" office:value="1">
            <text:p>1</text:p>
          </table:table-cell>
          <table:table-cell office:value-type="float" office:value="52.5837">
            <text:p>52.5837</text:p>
          </table:table-cell>
          <table:table-cell office:value-type="float" office:value="29.59177">
            <text:p>29.59177</text:p>
          </table:table-cell>
        </table:table-row>
        <table:table-row table:style-name="ro1">
          <table:table-cell office:value-type="string">
            <text:p>Shiraz</text:p>
          </table:table-cell>
          <table:table-cell office:value-type="string">
            <text:p>Farhad Moshiri</text:p>
          </table:table-cell>
          <table:table-cell office:value-type="float" office:value="1">
            <text:p>1</text:p>
          </table:table-cell>
          <table:table-cell office:value-type="float" office:value="52.5837">
            <text:p>52.5837</text:p>
          </table:table-cell>
          <table:table-cell office:value-type="float" office:value="29.59177">
            <text:p>29.59177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string">
            <text:p>Youn├¿s Rahmoun</text:p>
          </table:table-cell>
          <table:table-cell office:value-type="float" office:value="1">
            <text:p>1</text:p>
          </table:table-cell>
          <table:table-cell office:value-type="float" office:value="103.8198">
            <text:p>103.8198</text:p>
          </table:table-cell>
          <table:table-cell office:value-type="float" office:value="1.352083">
            <text:p>1.352083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string">
            <text:p>Simryn Gill</text:p>
          </table:table-cell>
          <table:table-cell office:value-type="float" office:value="1">
            <text:p>1</text:p>
          </table:table-cell>
          <table:table-cell office:value-type="float" office:value="103.8198">
            <text:p>103.8198</text:p>
          </table:table-cell>
          <table:table-cell office:value-type="float" office:value="1.352083">
            <text:p>1.352083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string">
            <text:p>Golnaz Fathi</text:p>
          </table:table-cell>
          <table:table-cell office:value-type="float" office:value="1">
            <text:p>1</text:p>
          </table:table-cell>
          <table:table-cell office:value-type="float" office:value="103.8198">
            <text:p>103.8198</text:p>
          </table:table-cell>
          <table:table-cell office:value-type="float" office:value="1.352083">
            <text:p>1.352083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string">
            <text:p>Adeel Uz Zafar</text:p>
          </table:table-cell>
          <table:table-cell office:value-type="float" office:value="1">
            <text:p>1</text:p>
          </table:table-cell>
          <table:table-cell office:value-type="float" office:value="103.8198">
            <text:p>103.8198</text:p>
          </table:table-cell>
          <table:table-cell office:value-type="float" office:value="1.352083">
            <text:p>1.352083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string">
            <text:p>Ebtisam Abdulaziz</text:p>
          </table:table-cell>
          <table:table-cell office:value-type="float" office:value="1">
            <text:p>1</text:p>
          </table:table-cell>
          <table:table-cell office:value-type="float" office:value="103.8198">
            <text:p>103.8198</text:p>
          </table:table-cell>
          <table:table-cell office:value-type="float" office:value="1.352083">
            <text:p>1.352083</text:p>
          </table:table-cell>
        </table:table-row>
        <table:table-row table:style-name="ro1">
          <table:table-cell office:value-type="string">
            <text:p>Slade</text:p>
          </table:table-cell>
          <table:table-cell office:value-type="string">
            <text:p>Ola Hejazi</text:p>
          </table:table-cell>
          <table:table-cell office:value-type="float" office:value="1">
            <text:p>1</text:p>
          </table:table-cell>
          <table:table-cell office:value-type="float" office:value="-83.70408">
            <text:p>-83.70408</text:p>
          </table:table-cell>
          <table:table-cell office:value-type="float" office:value="37.79508">
            <text:p>37.79508</text:p>
          </table:table-cell>
        </table:table-row>
        <table:table-row table:style-name="ro1">
          <table:table-cell office:value-type="string">
            <text:p>Slovakia</text:p>
          </table:table-cell>
          <table:table-cell office:value-type="string">
            <text:p>Khaled Jarrar</text:p>
          </table:table-cell>
          <table:table-cell office:value-type="float" office:value="1">
            <text:p>1</text:p>
          </table:table-cell>
          <table:table-cell office:value-type="float" office:value="19.69902">
            <text:p>19.69902</text:p>
          </table:table-cell>
          <table:table-cell office:value-type="float" office:value="48.66903">
            <text:p>48.66903</text:p>
          </table:table-cell>
        </table:table-row>
        <table:table-row table:style-name="ro1">
          <table:table-cell office:value-type="string">
            <text:p>Slovakia</text:p>
          </table:table-cell>
          <table:table-cell office:value-type="string">
            <text:p>Mohamed Abdelkarim</text:p>
          </table:table-cell>
          <table:table-cell office:value-type="float" office:value="1">
            <text:p>1</text:p>
          </table:table-cell>
          <table:table-cell office:value-type="float" office:value="19.69902">
            <text:p>19.69902</text:p>
          </table:table-cell>
          <table:table-cell office:value-type="float" office:value="48.66903">
            <text:p>48.66903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string">
            <text:p>Angela Harutyunyan</text:p>
          </table:table-cell>
          <table:table-cell office:value-type="float" office:value="1">
            <text:p>1</text:p>
          </table:table-cell>
          <table:table-cell office:value-type="float" office:value="14.99546">
            <text:p>14.99546</text:p>
          </table:table-cell>
          <table:table-cell office:value-type="float" office:value="46.15124">
            <text:p>46.15124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string">
            <text:p>Walid Siti</text:p>
          </table:table-cell>
          <table:table-cell office:value-type="float" office:value="1">
            <text:p>1</text:p>
          </table:table-cell>
          <table:table-cell office:value-type="float" office:value="14.99546">
            <text:p>14.99546</text:p>
          </table:table-cell>
          <table:table-cell office:value-type="float" office:value="46.15124">
            <text:p>46.15124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string">
            <text:p>Waheeda Malullah</text:p>
          </table:table-cell>
          <table:table-cell office:value-type="float" office:value="1">
            <text:p>1</text:p>
          </table:table-cell>
          <table:table-cell office:value-type="float" office:value="14.99546">
            <text:p>14.99546</text:p>
          </table:table-cell>
          <table:table-cell office:value-type="float" office:value="46.15124">
            <text:p>46.15124</text:p>
          </table:table-cell>
        </table:table-row>
        <table:table-row table:style-name="ro1">
          <table:table-cell office:value-type="string">
            <text:p>Sofia</text:p>
          </table:table-cell>
          <table:table-cell office:value-type="string">
            <text:p>Elias Zayat</text:p>
          </table:table-cell>
          <table:table-cell office:value-type="float" office:value="1">
            <text:p>1</text:p>
          </table:table-cell>
          <table:table-cell office:value-type="float" office:value="23.32187">
            <text:p>23.32187</text:p>
          </table:table-cell>
          <table:table-cell office:value-type="float" office:value="42.69771">
            <text:p>42.69771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22.93751">
            <text:p>22.93751</text:p>
          </table:table-cell>
          <table:table-cell office:value-type="float" office:value="-30.55948">
            <text:p>-30.55948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22.93751">
            <text:p>22.93751</text:p>
          </table:table-cell>
          <table:table-cell office:value-type="float" office:value="-30.55948">
            <text:p>-30.55948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Hasan and Husain Essop</text:p>
          </table:table-cell>
          <table:table-cell office:value-type="float" office:value="1">
            <text:p>1</text:p>
          </table:table-cell>
          <table:table-cell office:value-type="float" office:value="22.93751">
            <text:p>22.93751</text:p>
          </table:table-cell>
          <table:table-cell office:value-type="float" office:value="-30.55948">
            <text:p>-30.55948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Zoulikha-Bouabdellah</text:p>
          </table:table-cell>
          <table:table-cell office:value-type="float" office:value="1">
            <text:p>1</text:p>
          </table:table-cell>
          <table:table-cell office:value-type="float" office:value="22.93751">
            <text:p>22.93751</text:p>
          </table:table-cell>
          <table:table-cell office:value-type="float" office:value="-30.55948">
            <text:p>-30.55948</text:p>
          </table:table-cell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Shafic Abboud</text:p>
          </table:table-cell>
          <table:table-cell office:value-type="float" office:value="1">
            <text:p>1</text:p>
          </table:table-cell>
          <table:table-cell office:value-type="float" office:value="-55.49148">
            <text:p>-55.49148</text:p>
          </table:table-cell>
          <table:table-cell office:value-type="float" office:value="-8.783195">
            <text:p>-8.783195</text:p>
          </table:table-cell>
        </table:table-row>
        <table:table-row table:style-name="ro1">
          <table:table-cell office:value-type="string">
            <text:p>South Brisbane</text:p>
          </table:table-cell>
          <table:table-cell office:value-type="string">
            <text:p>Sharif Waked</text:p>
          </table:table-cell>
          <table:table-cell office:value-type="float" office:value="1">
            <text:p>1</text:p>
          </table:table-cell>
          <table:table-cell office:value-type="float" office:value="153.0169">
            <text:p>153.0169</text:p>
          </table:table-cell>
          <table:table-cell office:value-type="float" office:value="-27.47475">
            <text:p>-27.47475</text:p>
          </table:table-cell>
        </table:table-row>
        <table:table-row table:style-name="ro1">
          <table:table-cell office:value-type="string">
            <text:p>South Korea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127.7669">
            <text:p>127.7669</text:p>
          </table:table-cell>
          <table:table-cell office:value-type="float" office:value="35.90776">
            <text:p>35.90776</text:p>
          </table:table-cell>
        </table:table-row>
        <table:table-row table:style-name="ro1">
          <table:table-cell office:value-type="string">
            <text:p>South Korea</text:p>
          </table:table-cell>
          <table:table-cell office:value-type="string">
            <text:p>Isma├»l Bahri</text:p>
          </table:table-cell>
          <table:table-cell office:value-type="float" office:value="1">
            <text:p>1</text:p>
          </table:table-cell>
          <table:table-cell office:value-type="float" office:value="127.7669">
            <text:p>127.7669</text:p>
          </table:table-cell>
          <table:table-cell office:value-type="float" office:value="35.90776">
            <text:p>35.90776</text:p>
          </table:table-cell>
        </table:table-row>
        <table:table-row table:style-name="ro1">
          <table:table-cell office:value-type="string">
            <text:p>South Korea</text:p>
          </table:table-cell>
          <table:table-cell office:value-type="string">
            <text:p>Moataz Nasr</text:p>
          </table:table-cell>
          <table:table-cell office:value-type="float" office:value="1">
            <text:p>1</text:p>
          </table:table-cell>
          <table:table-cell office:value-type="float" office:value="127.7669">
            <text:p>127.7669</text:p>
          </table:table-cell>
          <table:table-cell office:value-type="float" office:value="35.90776">
            <text:p>35.90776</text:p>
          </table:table-cell>
        </table:table-row>
        <table:table-row table:style-name="ro1">
          <table:table-cell office:value-type="string">
            <text:p>South Korea</text:p>
          </table:table-cell>
          <table:table-cell office:value-type="string">
            <text:p>Lize Mogel</text:p>
          </table:table-cell>
          <table:table-cell office:value-type="float" office:value="1">
            <text:p>1</text:p>
          </table:table-cell>
          <table:table-cell office:value-type="float" office:value="127.7669">
            <text:p>127.7669</text:p>
          </table:table-cell>
          <table:table-cell office:value-type="float" office:value="35.90776">
            <text:p>35.90776</text:p>
          </table:table-cell>
        </table:table-row>
        <table:table-row table:style-name="ro1">
          <table:table-cell office:value-type="string">
            <text:p>South Korea</text:p>
          </table:table-cell>
          <table:table-cell office:value-type="string">
            <text:p>Fatima Al Qadiri</text:p>
          </table:table-cell>
          <table:table-cell office:value-type="float" office:value="1">
            <text:p>1</text:p>
          </table:table-cell>
          <table:table-cell office:value-type="float" office:value="127.7669">
            <text:p>127.7669</text:p>
          </table:table-cell>
          <table:table-cell office:value-type="float" office:value="35.90776">
            <text:p>35.90776</text:p>
          </table:table-cell>
        </table:table-row>
        <table:table-row table:style-name="ro1">
          <table:table-cell office:value-type="string">
            <text:p>South Korea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127.7669">
            <text:p>127.7669</text:p>
          </table:table-cell>
          <table:table-cell office:value-type="float" office:value="35.90776">
            <text:p>35.90776</text:p>
          </table:table-cell>
        </table:table-row>
        <table:table-row table:style-name="ro1">
          <table:table-cell office:value-type="string">
            <text:p>South Korea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127.7669">
            <text:p>127.7669</text:p>
          </table:table-cell>
          <table:table-cell office:value-type="float" office:value="35.90776">
            <text:p>35.90776</text:p>
          </table:table-cell>
        </table:table-row>
        <table:table-row table:style-name="ro1">
          <table:table-cell office:value-type="string">
            <text:p>South Korea</text:p>
          </table:table-cell>
          <table:table-cell office:value-type="string">
            <text:p>Rabih Mrou├⌐</text:p>
          </table:table-cell>
          <table:table-cell office:value-type="float" office:value="1">
            <text:p>1</text:p>
          </table:table-cell>
          <table:table-cell office:value-type="float" office:value="127.7669">
            <text:p>127.7669</text:p>
          </table:table-cell>
          <table:table-cell office:value-type="float" office:value="35.90776">
            <text:p>35.90776</text:p>
          </table:table-cell>
        </table:table-row>
        <table:table-row table:style-name="ro1">
          <table:table-cell office:value-type="string">
            <text:p>South Korea</text:p>
          </table:table-cell>
          <table:table-cell office:value-type="string">
            <text:p>Golnaz Fathi</text:p>
          </table:table-cell>
          <table:table-cell office:value-type="float" office:value="1">
            <text:p>1</text:p>
          </table:table-cell>
          <table:table-cell office:value-type="float" office:value="127.7669">
            <text:p>127.7669</text:p>
          </table:table-cell>
          <table:table-cell office:value-type="float" office:value="35.90776">
            <text:p>35.90776</text:p>
          </table:table-cell>
        </table:table-row>
        <table:table-row table:style-name="ro1">
          <table:table-cell office:value-type="string">
            <text:p>Soviet Union</text:p>
          </table:table-cell>
          <table:table-cell office:value-type="string">
            <text:p>Mohanna Durr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Khaled Sabsabi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Noha Faoud Al-Ghalib 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Abdulhalim Radwi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Samira Badran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Abbas Akhavan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Adham Wanly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Mohamed El Mahdaoui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mounir fatmi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Mounira Al Solh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Seif Wanly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Mona Marzouk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Hamra Abbas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Gamal el-Sigini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Amina Menia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Gita Meh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Waheeda Malullah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Mahmoud Refat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Latifa Echakhch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Sharif Waked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Basim Magdy 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Raed Yassin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Nida Sinnokrot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Shalima Sharbatli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Derek Ogbourne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Magdi Mostafa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Mouna Karray</text:p>
          </table:table-cell>
          <table:table-cell office:value-type="float" office:value="1">
            <text:p>1</text:p>
          </table:table-cell>
          <table:table-cell office:value-type="float" office:value="-3.74922">
            <text:p>-3.74922</text:p>
          </table:table-cell>
          <table:table-cell office:value-type="float" office:value="40.46367">
            <text:p>40.46367</text:p>
          </table:table-cell>
        </table:table-row>
        <table:table-row table:style-name="ro1">
          <table:table-cell office:value-type="string">
            <text:p>Spalding</text:p>
          </table:table-cell>
          <table:table-cell office:value-type="string">
            <text:p>Rabih Mrou├⌐</text:p>
          </table:table-cell>
          <table:table-cell office:value-type="float" office:value="1">
            <text:p>1</text:p>
          </table:table-cell>
          <table:table-cell office:value-type="float" office:value="-0.1537024">
            <text:p>-0.1537024</text:p>
          </table:table-cell>
          <table:table-cell office:value-type="float" office:value="52.7901">
            <text:p>52.7901</text:p>
          </table:table-cell>
        </table:table-row>
        <table:table-row table:style-name="ro1">
          <table:table-cell office:value-type="string">
            <text:p>St. Barbara</text:p>
          </table:table-cell>
          <table:table-cell office:value-type="string">
            <text:p>Setareh Shahbazi</text:p>
          </table:table-cell>
          <table:table-cell office:value-type="float" office:value="1">
            <text:p>1</text:p>
          </table:table-cell>
          <table:table-cell office:value-type="float" office:value="11.35074">
            <text:p>11.35074</text:p>
          </table:table-cell>
          <table:table-cell office:value-type="float" office:value="46.89488">
            <text:p>46.89488</text:p>
          </table:table-cell>
        </table:table-row>
        <table:table-row table:style-name="ro1">
          <table:table-cell office:value-type="string">
            <text:p>St. Paul</text:p>
          </table:table-cell>
          <table:table-cell office:value-type="string">
            <text:p>Hend Al-Mansour</text:p>
          </table:table-cell>
          <table:table-cell office:value-type="float" office:value="1">
            <text:p>1</text:p>
          </table:table-cell>
          <table:table-cell office:value-type="float" office:value="-93.08996">
            <text:p>-93.08996</text:p>
          </table:table-cell>
          <table:table-cell office:value-type="float" office:value="44.9537">
            <text:p>44.9537</text:p>
          </table:table-cell>
        </table:table-row>
        <table:table-row table:style-name="ro1">
          <table:table-cell office:value-type="string">
            <text:p>Staten Island</text:p>
          </table:table-cell>
          <table:table-cell office:value-type="string">
            <text:p>Ren├⌐ Gabri</text:p>
          </table:table-cell>
          <table:table-cell office:value-type="float" office:value="1">
            <text:p>1</text:p>
          </table:table-cell>
          <table:table-cell office:value-type="float" office:value="-74.1502">
            <text:p>-74.1502</text:p>
          </table:table-cell>
          <table:table-cell office:value-type="float" office:value="40.57953">
            <text:p>40.57953</text:p>
          </table:table-cell>
        </table:table-row>
        <table:table-row table:style-name="ro1">
          <table:table-cell office:value-type="string">
            <text:p>Stockholm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18.06858">
            <text:p>18.06858</text:p>
          </table:table-cell>
          <table:table-cell office:value-type="float" office:value="59.32932">
            <text:p>59.32932</text:p>
          </table:table-cell>
        </table:table-row>
        <table:table-row table:style-name="ro1">
          <table:table-cell office:value-type="string">
            <text:p>Stockholm</text:p>
          </table:table-cell>
          <table:table-cell office:value-type="string">
            <text:p>Seif Wanly</text:p>
          </table:table-cell>
          <table:table-cell office:value-type="float" office:value="1">
            <text:p>1</text:p>
          </table:table-cell>
          <table:table-cell office:value-type="float" office:value="18.06858">
            <text:p>18.06858</text:p>
          </table:table-cell>
          <table:table-cell office:value-type="float" office:value="59.32932">
            <text:p>59.32932</text:p>
          </table:table-cell>
        </table:table-row>
        <table:table-row table:style-name="ro1">
          <table:table-cell office:value-type="string">
            <text:p>Stockholm</text:p>
          </table:table-cell>
          <table:table-cell office:value-type="string">
            <text:p>Lawrence Abu Hamdan </text:p>
          </table:table-cell>
          <table:table-cell office:value-type="float" office:value="1">
            <text:p>1</text:p>
          </table:table-cell>
          <table:table-cell office:value-type="float" office:value="18.06858">
            <text:p>18.06858</text:p>
          </table:table-cell>
          <table:table-cell office:value-type="float" office:value="59.32932">
            <text:p>59.32932</text:p>
          </table:table-cell>
        </table:table-row>
        <table:table-row table:style-name="ro1">
          <table:table-cell office:value-type="string">
            <text:p>Stromboli</text:p>
          </table:table-cell>
          <table:table-cell office:value-type="string">
            <text:p>Runa Islam</text:p>
          </table:table-cell>
          <table:table-cell office:value-type="float" office:value="1">
            <text:p>1</text:p>
          </table:table-cell>
          <table:table-cell office:value-type="float" office:value="15.2385">
            <text:p>15.2385</text:p>
          </table:table-cell>
          <table:table-cell office:value-type="float" office:value="38.8026">
            <text:p>38.8026</text:p>
          </table:table-cell>
        </table:table-row>
        <table:table-row table:style-name="ro1">
          <table:table-cell office:value-type="string">
            <text:p>Stuttgart</text:p>
          </table:table-cell>
          <table:table-cell office:value-type="string">
            <text:p>Basir Mahmood </text:p>
          </table:table-cell>
          <table:table-cell office:value-type="float" office:value="1">
            <text:p>1</text:p>
          </table:table-cell>
          <table:table-cell office:value-type="float" office:value="9.182932">
            <text:p>9.182932</text:p>
          </table:table-cell>
          <table:table-cell office:value-type="float" office:value="48.77585">
            <text:p>48.77585</text:p>
          </table:table-cell>
        </table:table-row>
        <table:table-row table:style-name="ro1">
          <table:table-cell office:value-type="string">
            <text:p>Sudan</text:p>
          </table:table-cell>
          <table:table-cell office:value-type="string">
            <text:p>Mohamed Ali Fadlabi</text:p>
          </table:table-cell>
          <table:table-cell office:value-type="float" office:value="1">
            <text:p>1</text:p>
          </table:table-cell>
          <table:table-cell office:value-type="float" office:value="30.21764">
            <text:p>30.21764</text:p>
          </table:table-cell>
          <table:table-cell office:value-type="float" office:value="12.86281">
            <text:p>12.86281</text:p>
          </table:table-cell>
        </table:table-row>
        <table:table-row table:style-name="ro1">
          <table:table-cell office:value-type="string">
            <text:p>Suez Canal</text:p>
          </table:table-cell>
          <table:table-cell office:value-type="string">
            <text:p>Gamal el-Sigini</text:p>
          </table:table-cell>
          <table:table-cell office:value-type="float" office:value="1">
            <text:p>1</text:p>
          </table:table-cell>
          <table:table-cell office:value-type="float" office:value="32.44531">
            <text:p>32.44531</text:p>
          </table:table-cell>
          <table:table-cell office:value-type="float" office:value="30.51061">
            <text:p>30.51061</text:p>
          </table:table-cell>
        </table:table-row>
        <table:table-row table:style-name="ro1">
          <table:table-cell office:value-type="string">
            <text:p>Sun City</text:p>
          </table:table-cell>
          <table:table-cell office:value-type="string">
            <text:p>Alan Bishop</text:p>
          </table:table-cell>
          <table:table-cell office:value-type="float" office:value="1">
            <text:p>1</text:p>
          </table:table-cell>
          <table:table-cell office:value-type="float" office:value="-112.2718">
            <text:p>-112.2718</text:p>
          </table:table-cell>
          <table:table-cell office:value-type="float" office:value="33.59754">
            <text:p>33.59754</text:p>
          </table:table-cell>
        </table:table-row>
        <table:table-row table:style-name="ro1">
          <table:table-cell office:value-type="string">
            <text:p>Superior</text:p>
          </table:table-cell>
          <table:table-cell office:value-type="string">
            <text:p>Ana Vidigal</text:p>
          </table:table-cell>
          <table:table-cell office:value-type="float" office:value="1">
            <text:p>1</text:p>
          </table:table-cell>
          <table:table-cell office:value-type="float" office:value="-92.10408">
            <text:p>-92.10408</text:p>
          </table:table-cell>
          <table:table-cell office:value-type="float" office:value="46.72077">
            <text:p>46.72077</text:p>
          </table:table-cell>
        </table:table-row>
        <table:table-row table:style-name="ro1">
          <table:table-cell office:value-type="string">
            <text:p>Sussex</text:p>
          </table:table-cell>
          <table:table-cell office:value-type="string">
            <text:p>Safeya Binzagr</text:p>
          </table:table-cell>
          <table:table-cell office:value-type="float" office:value="1">
            <text:p>1</text:p>
          </table:table-cell>
          <table:table-cell office:value-type="float" office:value="-88.22204">
            <text:p>-88.22204</text:p>
          </table:table-cell>
          <table:table-cell office:value-type="float" office:value="43.1339">
            <text:p>43.1339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Hayv Kahraman</text:p>
          </table:table-cell>
          <table:table-cell office:value-type="float" office:value="1">
            <text:p>1</text:p>
          </table:table-cell>
          <table:table-cell office:value-type="float" office:value="18.6435">
            <text:p>18.6435</text:p>
          </table:table-cell>
          <table:table-cell office:value-type="float" office:value="60.12816">
            <text:p>60.12816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Moataz Nasr</text:p>
          </table:table-cell>
          <table:table-cell office:value-type="float" office:value="1">
            <text:p>1</text:p>
          </table:table-cell>
          <table:table-cell office:value-type="float" office:value="18.6435">
            <text:p>18.6435</text:p>
          </table:table-cell>
          <table:table-cell office:value-type="float" office:value="60.12816">
            <text:p>60.12816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Hala Elkoussy</text:p>
          </table:table-cell>
          <table:table-cell office:value-type="float" office:value="1">
            <text:p>1</text:p>
          </table:table-cell>
          <table:table-cell office:value-type="float" office:value="18.6435">
            <text:p>18.6435</text:p>
          </table:table-cell>
          <table:table-cell office:value-type="float" office:value="60.12816">
            <text:p>60.12816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Basma Al Sharif</text:p>
          </table:table-cell>
          <table:table-cell office:value-type="float" office:value="1">
            <text:p>1</text:p>
          </table:table-cell>
          <table:table-cell office:value-type="float" office:value="18.6435">
            <text:p>18.6435</text:p>
          </table:table-cell>
          <table:table-cell office:value-type="float" office:value="60.12816">
            <text:p>60.12816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18.6435">
            <text:p>18.6435</text:p>
          </table:table-cell>
          <table:table-cell office:value-type="float" office:value="60.12816">
            <text:p>60.12816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Erin Ellen Kelly</text:p>
          </table:table-cell>
          <table:table-cell office:value-type="float" office:value="1">
            <text:p>1</text:p>
          </table:table-cell>
          <table:table-cell office:value-type="float" office:value="8.227512">
            <text:p>8.227512</text:p>
          </table:table-cell>
          <table:table-cell office:value-type="float" office:value="46.81819">
            <text:p>46.81819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Marwan Rechmaoui</text:p>
          </table:table-cell>
          <table:table-cell office:value-type="float" office:value="1">
            <text:p>1</text:p>
          </table:table-cell>
          <table:table-cell office:value-type="float" office:value="8.227512">
            <text:p>8.227512</text:p>
          </table:table-cell>
          <table:table-cell office:value-type="float" office:value="46.81819">
            <text:p>46.81819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Amar Kanwar</text:p>
          </table:table-cell>
          <table:table-cell office:value-type="float" office:value="1">
            <text:p>1</text:p>
          </table:table-cell>
          <table:table-cell office:value-type="float" office:value="8.227512">
            <text:p>8.227512</text:p>
          </table:table-cell>
          <table:table-cell office:value-type="float" office:value="46.81819">
            <text:p>46.81819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Taysir Batniji</text:p>
          </table:table-cell>
          <table:table-cell office:value-type="float" office:value="1">
            <text:p>1</text:p>
          </table:table-cell>
          <table:table-cell office:value-type="float" office:value="8.227512">
            <text:p>8.227512</text:p>
          </table:table-cell>
          <table:table-cell office:value-type="float" office:value="46.81819">
            <text:p>46.81819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8.227512">
            <text:p>8.227512</text:p>
          </table:table-cell>
          <table:table-cell office:value-type="float" office:value="46.81819">
            <text:p>46.81819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Mounir Al-Shaarani</text:p>
          </table:table-cell>
          <table:table-cell office:value-type="float" office:value="1">
            <text:p>1</text:p>
          </table:table-cell>
          <table:table-cell office:value-type="float" office:value="8.227512">
            <text:p>8.227512</text:p>
          </table:table-cell>
          <table:table-cell office:value-type="float" office:value="46.81819">
            <text:p>46.81819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Haroon Mirza </text:p>
          </table:table-cell>
          <table:table-cell office:value-type="float" office:value="1">
            <text:p>1</text:p>
          </table:table-cell>
          <table:table-cell office:value-type="float" office:value="8.227512">
            <text:p>8.227512</text:p>
          </table:table-cell>
          <table:table-cell office:value-type="float" office:value="46.81819">
            <text:p>46.81819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Basim Magdy </text:p>
          </table:table-cell>
          <table:table-cell office:value-type="float" office:value="1">
            <text:p>1</text:p>
          </table:table-cell>
          <table:table-cell office:value-type="float" office:value="8.227512">
            <text:p>8.227512</text:p>
          </table:table-cell>
          <table:table-cell office:value-type="float" office:value="46.81819">
            <text:p>46.81819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Nevin Aladag</text:p>
          </table:table-cell>
          <table:table-cell office:value-type="float" office:value="1">
            <text:p>1</text:p>
          </table:table-cell>
          <table:table-cell office:value-type="float" office:value="8.227512">
            <text:p>8.227512</text:p>
          </table:table-cell>
          <table:table-cell office:value-type="float" office:value="46.81819">
            <text:p>46.81819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8.227512">
            <text:p>8.227512</text:p>
          </table:table-cell>
          <table:table-cell office:value-type="float" office:value="46.81819">
            <text:p>46.81819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Georges Sabbagh</text:p>
          </table:table-cell>
          <table:table-cell office:value-type="float" office:value="1">
            <text:p>1</text:p>
          </table:table-cell>
          <table:table-cell office:value-type="float" office:value="8.227512">
            <text:p>8.227512</text:p>
          </table:table-cell>
          <table:table-cell office:value-type="float" office:value="46.81819">
            <text:p>46.81819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Mohamed Abdelkarim</text:p>
          </table:table-cell>
          <table:table-cell office:value-type="float" office:value="1">
            <text:p>1</text:p>
          </table:table-cell>
          <table:table-cell office:value-type="float" office:value="8.227512">
            <text:p>8.227512</text:p>
          </table:table-cell>
          <table:table-cell office:value-type="float" office:value="46.81819">
            <text:p>46.81819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mounir fatmi</text:p>
          </table:table-cell>
          <table:table-cell office:value-type="float" office:value="1">
            <text:p>1</text:p>
          </table:table-cell>
          <table:table-cell office:value-type="float" office:value="8.227512">
            <text:p>8.227512</text:p>
          </table:table-cell>
          <table:table-cell office:value-type="float" office:value="46.81819">
            <text:p>46.81819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Latifa Echakhch</text:p>
          </table:table-cell>
          <table:table-cell office:value-type="float" office:value="1">
            <text:p>1</text:p>
          </table:table-cell>
          <table:table-cell office:value-type="float" office:value="8.227512">
            <text:p>8.227512</text:p>
          </table:table-cell>
          <table:table-cell office:value-type="float" office:value="46.81819">
            <text:p>46.81819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Cevdet Erek</text:p>
          </table:table-cell>
          <table:table-cell office:value-type="float" office:value="1">
            <text:p>1</text:p>
          </table:table-cell>
          <table:table-cell office:value-type="float" office:value="8.227512">
            <text:p>8.227512</text:p>
          </table:table-cell>
          <table:table-cell office:value-type="float" office:value="46.81819">
            <text:p>46.81819</text:p>
          </table:table-cell>
        </table:table-row>
        <table:table-row table:style-name="ro1">
          <table:table-cell office:value-type="string">
            <text:p>Sydney</text:p>
          </table:table-cell>
          <table:table-cell office:value-type="string">
            <text:p>Robert MacPherson</text:p>
          </table:table-cell>
          <table:table-cell office:value-type="float" office:value="1">
            <text:p>1</text:p>
          </table:table-cell>
          <table:table-cell office:value-type="float" office:value="151.207">
            <text:p>151.207</text:p>
          </table:table-cell>
          <table:table-cell office:value-type="float" office:value="-33.86749">
            <text:p>-33.86749</text:p>
          </table:table-cell>
        </table:table-row>
        <table:table-row table:style-name="ro1">
          <table:table-cell office:value-type="string">
            <text:p>Sydney</text:p>
          </table:table-cell>
          <table:table-cell office:value-type="string">
            <text:p>Shahrzad Changalvaee</text:p>
          </table:table-cell>
          <table:table-cell office:value-type="float" office:value="1">
            <text:p>1</text:p>
          </table:table-cell>
          <table:table-cell office:value-type="float" office:value="151.207">
            <text:p>151.207</text:p>
          </table:table-cell>
          <table:table-cell office:value-type="float" office:value="-33.86749">
            <text:p>-33.86749</text:p>
          </table:table-cell>
        </table:table-row>
        <table:table-row table:style-name="ro1">
          <table:table-cell office:value-type="string">
            <text:p>Sydney</text:p>
          </table:table-cell>
          <table:table-cell office:value-type="string">
            <text:p>Khalil Rabah</text:p>
          </table:table-cell>
          <table:table-cell office:value-type="float" office:value="1">
            <text:p>1</text:p>
          </table:table-cell>
          <table:table-cell office:value-type="float" office:value="151.207">
            <text:p>151.207</text:p>
          </table:table-cell>
          <table:table-cell office:value-type="float" office:value="-33.86749">
            <text:p>-33.86749</text:p>
          </table:table-cell>
        </table:table-row>
        <table:table-row table:style-name="ro1">
          <table:table-cell office:value-type="string">
            <text:p>Sydney</text:p>
          </table:table-cell>
          <table:table-cell office:value-type="string">
            <text:p>Adel Abdessemed</text:p>
          </table:table-cell>
          <table:table-cell office:value-type="float" office:value="1">
            <text:p>1</text:p>
          </table:table-cell>
          <table:table-cell office:value-type="float" office:value="151.207">
            <text:p>151.207</text:p>
          </table:table-cell>
          <table:table-cell office:value-type="float" office:value="-33.86749">
            <text:p>-33.86749</text:p>
          </table:table-cell>
        </table:table-row>
        <table:table-row table:style-name="ro1">
          <table:table-cell office:value-type="string">
            <text:p>Sydney</text:p>
          </table:table-cell>
          <table:table-cell office:value-type="string">
            <text:p>Khaled Sabsabi</text:p>
          </table:table-cell>
          <table:table-cell office:value-type="float" office:value="1">
            <text:p>1</text:p>
          </table:table-cell>
          <table:table-cell office:value-type="float" office:value="151.207">
            <text:p>151.207</text:p>
          </table:table-cell>
          <table:table-cell office:value-type="float" office:value="-33.86749">
            <text:p>-33.86749</text:p>
          </table:table-cell>
        </table:table-row>
        <table:table-row table:style-name="ro1">
          <table:table-cell office:value-type="string">
            <text:p>Sydney</text:p>
          </table:table-cell>
          <table:table-cell office:value-type="string">
            <text:p>Simryn Gill</text:p>
          </table:table-cell>
          <table:table-cell office:value-type="float" office:value="1">
            <text:p>1</text:p>
          </table:table-cell>
          <table:table-cell office:value-type="float" office:value="151.207">
            <text:p>151.207</text:p>
          </table:table-cell>
          <table:table-cell office:value-type="float" office:value="-33.86749">
            <text:p>-33.86749</text:p>
          </table:table-cell>
        </table:table-row>
        <table:table-row table:style-name="ro1">
          <table:table-cell office:value-type="string">
            <text:p>Sydney</text:p>
          </table:table-cell>
          <table:table-cell office:value-type="string">
            <text:p>Akram Zaatari</text:p>
          </table:table-cell>
          <table:table-cell office:value-type="float" office:value="1">
            <text:p>1</text:p>
          </table:table-cell>
          <table:table-cell office:value-type="float" office:value="151.207">
            <text:p>151.207</text:p>
          </table:table-cell>
          <table:table-cell office:value-type="float" office:value="-33.86749">
            <text:p>-33.86749</text:p>
          </table:table-cell>
        </table:table-row>
        <table:table-row table:style-name="ro1">
          <table:table-cell office:value-type="string">
            <text:p>Sydney</text:p>
          </table:table-cell>
          <table:table-cell office:value-type="string">
            <text:p>Mona Hatoum</text:p>
          </table:table-cell>
          <table:table-cell office:value-type="float" office:value="1">
            <text:p>1</text:p>
          </table:table-cell>
          <table:table-cell office:value-type="float" office:value="151.207">
            <text:p>151.207</text:p>
          </table:table-cell>
          <table:table-cell office:value-type="float" office:value="-33.86749">
            <text:p>-33.86749</text:p>
          </table:table-cell>
        </table:table-row>
        <table:table-row table:style-name="ro1">
          <table:table-cell office:value-type="string">
            <text:p>Sydney</text:p>
          </table:table-cell>
          <table:table-cell office:value-type="string">
            <text:p>Runa Islam</text:p>
          </table:table-cell>
          <table:table-cell office:value-type="float" office:value="1">
            <text:p>1</text:p>
          </table:table-cell>
          <table:table-cell office:value-type="float" office:value="151.207">
            <text:p>151.207</text:p>
          </table:table-cell>
          <table:table-cell office:value-type="float" office:value="-33.86749">
            <text:p>-33.86749</text:p>
          </table:table-cell>
        </table:table-row>
        <table:table-row table:style-name="ro1">
          <table:table-cell office:value-type="string">
            <text:p>Sydney</text:p>
          </table:table-cell>
          <table:table-cell office:value-type="string">
            <text:p>Shahzia Sikander</text:p>
          </table:table-cell>
          <table:table-cell office:value-type="float" office:value="1">
            <text:p>1</text:p>
          </table:table-cell>
          <table:table-cell office:value-type="float" office:value="151.207">
            <text:p>151.207</text:p>
          </table:table-cell>
          <table:table-cell office:value-type="float" office:value="-33.86749">
            <text:p>-33.86749</text:p>
          </table:table-cell>
        </table:table-row>
        <table:table-row table:style-name="ro1">
          <table:table-cell office:value-type="string">
            <text:p>Syria</text:p>
          </table:table-cell>
          <table:table-cell office:value-type="string">
            <text:p>Mona Saudi</text:p>
          </table:table-cell>
          <table:table-cell office:value-type="float" office:value="1">
            <text:p>1</text:p>
          </table:table-cell>
          <table:table-cell office:value-type="float" office:value="38.99681">
            <text:p>38.99681</text:p>
          </table:table-cell>
          <table:table-cell office:value-type="float" office:value="34.80208">
            <text:p>34.80208</text:p>
          </table:table-cell>
        </table:table-row>
        <table:table-row table:style-name="ro1">
          <table:table-cell office:value-type="string">
            <text:p>Syria</text:p>
          </table:table-cell>
          <table:table-cell office:value-type="string">
            <text:p>Noma Omran</text:p>
          </table:table-cell>
          <table:table-cell office:value-type="float" office:value="1">
            <text:p>1</text:p>
          </table:table-cell>
          <table:table-cell office:value-type="float" office:value="38.99681">
            <text:p>38.99681</text:p>
          </table:table-cell>
          <table:table-cell office:value-type="float" office:value="34.80208">
            <text:p>34.80208</text:p>
          </table:table-cell>
        </table:table-row>
        <table:table-row table:style-name="ro1">
          <table:table-cell office:value-type="string">
            <text:p>Syria</text:p>
          </table:table-cell>
          <table:table-cell office:value-type="string">
            <text:p>Omar Rajeh</text:p>
          </table:table-cell>
          <table:table-cell office:value-type="float" office:value="1">
            <text:p>1</text:p>
          </table:table-cell>
          <table:table-cell office:value-type="float" office:value="38.99681">
            <text:p>38.99681</text:p>
          </table:table-cell>
          <table:table-cell office:value-type="float" office:value="34.80208">
            <text:p>34.80208</text:p>
          </table:table-cell>
        </table:table-row>
        <table:table-row table:style-name="ro1">
          <table:table-cell office:value-type="string">
            <text:p>Syria</text:p>
          </table:table-cell>
          <table:table-cell office:value-type="string">
            <text:p>Kassab Bachi</text:p>
          </table:table-cell>
          <table:table-cell office:value-type="float" office:value="1">
            <text:p>1</text:p>
          </table:table-cell>
          <table:table-cell office:value-type="float" office:value="38.99681">
            <text:p>38.99681</text:p>
          </table:table-cell>
          <table:table-cell office:value-type="float" office:value="34.80208">
            <text:p>34.80208</text:p>
          </table:table-cell>
        </table:table-row>
        <table:table-row table:style-name="ro1">
          <table:table-cell office:value-type="string">
            <text:p>Syria</text:p>
          </table:table-cell>
          <table:table-cell office:value-type="string">
            <text:p>Diana Al Hadid</text:p>
          </table:table-cell>
          <table:table-cell office:value-type="float" office:value="1">
            <text:p>1</text:p>
          </table:table-cell>
          <table:table-cell office:value-type="float" office:value="38.99681">
            <text:p>38.99681</text:p>
          </table:table-cell>
          <table:table-cell office:value-type="float" office:value="34.80208">
            <text:p>34.80208</text:p>
          </table:table-cell>
        </table:table-row>
        <table:table-row table:style-name="ro1">
          <table:table-cell office:value-type="string">
            <text:p>Syria</text:p>
          </table:table-cell>
          <table:table-cell office:value-type="string">
            <text:p>Mounir Al-Shaarani</text:p>
          </table:table-cell>
          <table:table-cell office:value-type="float" office:value="1">
            <text:p>1</text:p>
          </table:table-cell>
          <table:table-cell office:value-type="float" office:value="38.99681">
            <text:p>38.99681</text:p>
          </table:table-cell>
          <table:table-cell office:value-type="float" office:value="34.80208">
            <text:p>34.80208</text:p>
          </table:table-cell>
        </table:table-row>
        <table:table-row table:style-name="ro1">
          <table:table-cell office:value-type="string">
            <text:p>Syria</text:p>
          </table:table-cell>
          <table:table-cell office:value-type="string">
            <text:p>Jowhara AlSaud</text:p>
          </table:table-cell>
          <table:table-cell office:value-type="float" office:value="1">
            <text:p>1</text:p>
          </table:table-cell>
          <table:table-cell office:value-type="float" office:value="38.99681">
            <text:p>38.99681</text:p>
          </table:table-cell>
          <table:table-cell office:value-type="float" office:value="34.80208">
            <text:p>34.80208</text:p>
          </table:table-cell>
        </table:table-row>
        <table:table-row table:style-name="ro1">
          <table:table-cell office:value-type="string">
            <text:p>Syria</text:p>
          </table:table-cell>
          <table:table-cell office:value-type="string">
            <text:p>Yazan Khalili</text:p>
          </table:table-cell>
          <table:table-cell office:value-type="float" office:value="1">
            <text:p>1</text:p>
          </table:table-cell>
          <table:table-cell office:value-type="float" office:value="38.99681">
            <text:p>38.99681</text:p>
          </table:table-cell>
          <table:table-cell office:value-type="float" office:value="34.80208">
            <text:p>34.80208</text:p>
          </table:table-cell>
        </table:table-row>
        <table:table-row table:style-name="ro1">
          <table:table-cell office:value-type="string">
            <text:p>Syria</text:p>
          </table:table-cell>
          <table:table-cell office:value-type="string">
            <text:p>Tagreed Al-Bagshi</text:p>
          </table:table-cell>
          <table:table-cell office:value-type="float" office:value="1">
            <text:p>1</text:p>
          </table:table-cell>
          <table:table-cell office:value-type="float" office:value="38.99681">
            <text:p>38.99681</text:p>
          </table:table-cell>
          <table:table-cell office:value-type="float" office:value="34.80208">
            <text:p>34.80208</text:p>
          </table:table-cell>
        </table:table-row>
        <table:table-row table:style-name="ro1">
          <table:table-cell office:value-type="string">
            <text:p>Syria</text:p>
          </table:table-cell>
          <table:table-cell office:value-type="string">
            <text:p>Hrair Sarkissian</text:p>
          </table:table-cell>
          <table:table-cell office:value-type="float" office:value="1">
            <text:p>1</text:p>
          </table:table-cell>
          <table:table-cell office:value-type="float" office:value="38.99681">
            <text:p>38.99681</text:p>
          </table:table-cell>
          <table:table-cell office:value-type="float" office:value="34.80208">
            <text:p>34.80208</text:p>
          </table:table-cell>
        </table:table-row>
        <table:table-row table:style-name="ro1">
          <table:table-cell office:value-type="string">
            <text:p>Syria</text:p>
          </table:table-cell>
          <table:table-cell office:value-type="string">
            <text:p>Fateh Moudarres</text:p>
          </table:table-cell>
          <table:table-cell office:value-type="float" office:value="1">
            <text:p>1</text:p>
          </table:table-cell>
          <table:table-cell office:value-type="float" office:value="38.99681">
            <text:p>38.99681</text:p>
          </table:table-cell>
          <table:table-cell office:value-type="float" office:value="34.80208">
            <text:p>34.80208</text:p>
          </table:table-cell>
        </table:table-row>
        <table:table-row table:style-name="ro1">
          <table:table-cell office:value-type="string">
            <text:p>Syria</text:p>
          </table:table-cell>
          <table:table-cell office:value-type="string">
            <text:p>Samira Badran</text:p>
          </table:table-cell>
          <table:table-cell office:value-type="float" office:value="1">
            <text:p>1</text:p>
          </table:table-cell>
          <table:table-cell office:value-type="float" office:value="38.99681">
            <text:p>38.99681</text:p>
          </table:table-cell>
          <table:table-cell office:value-type="float" office:value="34.80208">
            <text:p>34.80208</text:p>
          </table:table-cell>
        </table:table-row>
        <table:table-row table:style-name="ro1">
          <table:table-cell office:value-type="string">
            <text:p>Tabuk</text:p>
          </table:table-cell>
          <table:table-cell office:value-type="string">
            <text:p>Ahmed Mater</text:p>
          </table:table-cell>
          <table:table-cell office:value-type="float" office:value="1">
            <text:p>1</text:p>
          </table:table-cell>
          <table:table-cell office:value-type="float" office:value="36.58333">
            <text:p>36.58333</text:p>
          </table:table-cell>
          <table:table-cell office:value-type="float" office:value="28.38333">
            <text:p>28.38333</text:p>
          </table:table-cell>
        </table:table-row>
        <table:table-row table:style-name="ro1">
          <table:table-cell office:value-type="string">
            <text:p>Taif</text:p>
          </table:table-cell>
          <table:table-cell office:value-type="string">
            <text:p>Shadia Alem</text:p>
          </table:table-cell>
          <table:table-cell office:value-type="float" office:value="1">
            <text:p>1</text:p>
          </table:table-cell>
          <table:table-cell office:value-type="float" office:value="40.35">
            <text:p>40.35</text:p>
          </table:table-cell>
          <table:table-cell office:value-type="float" office:value="21.43333">
            <text:p>21.43333</text:p>
          </table:table-cell>
        </table:table-row>
        <table:table-row table:style-name="ro1">
          <table:table-cell office:value-type="string">
            <text:p>Taif</text:p>
          </table:table-cell>
          <table:table-cell office:value-type="string">
            <text:p>Khalid Khidr </text:p>
          </table:table-cell>
          <table:table-cell office:value-type="float" office:value="1">
            <text:p>1</text:p>
          </table:table-cell>
          <table:table-cell office:value-type="float" office:value="40.35">
            <text:p>40.35</text:p>
          </table:table-cell>
          <table:table-cell office:value-type="float" office:value="21.43333">
            <text:p>21.43333</text:p>
          </table:table-cell>
        </table:table-row>
        <table:table-row table:style-name="ro1">
          <table:table-cell office:value-type="string">
            <text:p>Taipei</text:p>
          </table:table-cell>
          <table:table-cell office:value-type="string">
            <text:p>Ziad Antar</text:p>
          </table:table-cell>
          <table:table-cell office:value-type="float" office:value="1">
            <text:p>1</text:p>
          </table:table-cell>
          <table:table-cell office:value-type="float" office:value="121.5654">
            <text:p>121.5654</text:p>
          </table:table-cell>
          <table:table-cell office:value-type="float" office:value="25.03297">
            <text:p>25.03297</text:p>
          </table:table-cell>
        </table:table-row>
        <table:table-row table:style-name="ro1">
          <table:table-cell office:value-type="string">
            <text:p>Taipei</text:p>
          </table:table-cell>
          <table:table-cell office:value-type="string">
            <text:p>Lawrence Abu Hamdan </text:p>
          </table:table-cell>
          <table:table-cell office:value-type="float" office:value="1">
            <text:p>1</text:p>
          </table:table-cell>
          <table:table-cell office:value-type="float" office:value="121.5654">
            <text:p>121.5654</text:p>
          </table:table-cell>
          <table:table-cell office:value-type="float" office:value="25.03297">
            <text:p>25.03297</text:p>
          </table:table-cell>
        </table:table-row>
        <table:table-row table:style-name="ro1">
          <table:table-cell office:value-type="string">
            <text:p>Ta├»wan</text:p>
          </table:table-cell>
          <table:table-cell office:value-type="string">
            <text:p>Ziad Antar</text:p>
          </table:table-cell>
          <table:table-cell office:value-type="float" office:value="1">
            <text:p>1</text:p>
          </table:table-cell>
          <table:table-cell office:value-type="float" office:value="120.9605">
            <text:p>120.9605</text:p>
          </table:table-cell>
          <table:table-cell office:value-type="float" office:value="23.69781">
            <text:p>23.69781</text:p>
          </table:table-cell>
        </table:table-row>
        <table:table-row table:style-name="ro1">
          <table:table-cell office:value-type="string">
            <text:p>Ta├»wan</text:p>
          </table:table-cell>
          <table:table-cell office:value-type="string">
            <text:p>Basir Mahmood </text:p>
          </table:table-cell>
          <table:table-cell office:value-type="float" office:value="1">
            <text:p>1</text:p>
          </table:table-cell>
          <table:table-cell office:value-type="float" office:value="120.9605">
            <text:p>120.9605</text:p>
          </table:table-cell>
          <table:table-cell office:value-type="float" office:value="23.69781">
            <text:p>23.69781</text:p>
          </table:table-cell>
        </table:table-row>
        <table:table-row table:style-name="ro1">
          <table:table-cell office:value-type="string">
            <text:p>Ta├»wan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120.9605">
            <text:p>120.9605</text:p>
          </table:table-cell>
          <table:table-cell office:value-type="float" office:value="23.69781">
            <text:p>23.69781</text:p>
          </table:table-cell>
        </table:table-row>
        <table:table-row table:style-name="ro1">
          <table:table-cell office:value-type="string">
            <text:p>Ta├»wan</text:p>
          </table:table-cell>
          <table:table-cell office:value-type="string">
            <text:p>Walid Siti</text:p>
          </table:table-cell>
          <table:table-cell office:value-type="float" office:value="1">
            <text:p>1</text:p>
          </table:table-cell>
          <table:table-cell office:value-type="float" office:value="120.9605">
            <text:p>120.9605</text:p>
          </table:table-cell>
          <table:table-cell office:value-type="float" office:value="23.69781">
            <text:p>23.69781</text:p>
          </table:table-cell>
        </table:table-row>
        <table:table-row table:style-name="ro1">
          <table:table-cell office:value-type="string">
            <text:p>Ta├»wan</text:p>
          </table:table-cell>
          <table:table-cell office:value-type="string">
            <text:p>Nevin Aladag</text:p>
          </table:table-cell>
          <table:table-cell office:value-type="float" office:value="1">
            <text:p>1</text:p>
          </table:table-cell>
          <table:table-cell office:value-type="float" office:value="120.9605">
            <text:p>120.9605</text:p>
          </table:table-cell>
          <table:table-cell office:value-type="float" office:value="23.69781">
            <text:p>23.69781</text:p>
          </table:table-cell>
        </table:table-row>
        <table:table-row table:style-name="ro1">
          <table:table-cell office:value-type="string">
            <text:p>Ta├»wan</text:p>
          </table:table-cell>
          <table:table-cell office:value-type="string">
            <text:p>Yusef A. Lateef</text:p>
          </table:table-cell>
          <table:table-cell office:value-type="float" office:value="1">
            <text:p>1</text:p>
          </table:table-cell>
          <table:table-cell office:value-type="float" office:value="120.9605">
            <text:p>120.9605</text:p>
          </table:table-cell>
          <table:table-cell office:value-type="float" office:value="23.69781">
            <text:p>23.69781</text:p>
          </table:table-cell>
        </table:table-row>
        <table:table-row table:style-name="ro1">
          <table:table-cell office:value-type="string">
            <text:p>Tampere</text:p>
          </table:table-cell>
          <table:table-cell office:value-type="string">
            <text:p>Keith Shiri</text:p>
          </table:table-cell>
          <table:table-cell office:value-type="float" office:value="1">
            <text:p>1</text:p>
          </table:table-cell>
          <table:table-cell office:value-type="float" office:value="23.76103">
            <text:p>23.76103</text:p>
          </table:table-cell>
          <table:table-cell office:value-type="float" office:value="61.49815">
            <text:p>61.49815</text:p>
          </table:table-cell>
        </table:table-row>
        <table:table-row table:style-name="ro1">
          <table:table-cell office:value-type="string">
            <text:p>Tangiers</text:p>
          </table:table-cell>
          <table:table-cell office:value-type="string">
            <text:p>Ahmed Cherkaoui</text:p>
          </table:table-cell>
          <table:table-cell office:value-type="float" office:value="1">
            <text:p>1</text:p>
          </table:table-cell>
          <table:table-cell office:value-type="float" office:value="-5.833954">
            <text:p>-5.833954</text:p>
          </table:table-cell>
          <table:table-cell office:value-type="float" office:value="35.75947">
            <text:p>35.75947</text:p>
          </table:table-cell>
        </table:table-row>
        <table:table-row table:style-name="ro1">
          <table:table-cell office:value-type="string">
            <text:p>Tangiers</text:p>
          </table:table-cell>
          <table:table-cell office:value-type="string">
            <text:p>Mohammed Ben Ali Rbati</text:p>
          </table:table-cell>
          <table:table-cell office:value-type="float" office:value="1">
            <text:p>1</text:p>
          </table:table-cell>
          <table:table-cell office:value-type="float" office:value="-5.833954">
            <text:p>-5.833954</text:p>
          </table:table-cell>
          <table:table-cell office:value-type="float" office:value="35.75947">
            <text:p>35.75947</text:p>
          </table:table-cell>
        </table:table-row>
        <table:table-row table:style-name="ro1">
          <table:table-cell office:value-type="string">
            <text:p>Tangiers</text:p>
          </table:table-cell>
          <table:table-cell office:value-type="string">
            <text:p>Isma├»l Bahri</text:p>
          </table:table-cell>
          <table:table-cell office:value-type="float" office:value="1">
            <text:p>1</text:p>
          </table:table-cell>
          <table:table-cell office:value-type="float" office:value="-5.833954">
            <text:p>-5.833954</text:p>
          </table:table-cell>
          <table:table-cell office:value-type="float" office:value="35.75947">
            <text:p>35.75947</text:p>
          </table:table-cell>
        </table:table-row>
        <table:table-row table:style-name="ro1">
          <table:table-cell office:value-type="string">
            <text:p>Tangiers</text:p>
          </table:table-cell>
          <table:table-cell office:value-type="string">
            <text:p>Simohammed Fettaka</text:p>
          </table:table-cell>
          <table:table-cell office:value-type="float" office:value="1">
            <text:p>1</text:p>
          </table:table-cell>
          <table:table-cell office:value-type="float" office:value="-5.833954">
            <text:p>-5.833954</text:p>
          </table:table-cell>
          <table:table-cell office:value-type="float" office:value="35.75947">
            <text:p>35.75947</text:p>
          </table:table-cell>
        </table:table-row>
        <table:table-row table:style-name="ro1">
          <table:table-cell office:value-type="string">
            <text:p>Tangiers</text:p>
          </table:table-cell>
          <table:table-cell office:value-type="string">
            <text:p>Farid Belkahia</text:p>
          </table:table-cell>
          <table:table-cell office:value-type="float" office:value="1">
            <text:p>1</text:p>
          </table:table-cell>
          <table:table-cell office:value-type="float" office:value="-5.833954">
            <text:p>-5.833954</text:p>
          </table:table-cell>
          <table:table-cell office:value-type="float" office:value="35.75947">
            <text:p>35.75947</text:p>
          </table:table-cell>
        </table:table-row>
        <table:table-row table:style-name="ro1">
          <table:table-cell office:value-type="string">
            <text:p>Tangiers</text:p>
          </table:table-cell>
          <table:table-cell office:value-type="string">
            <text:p>mounir fatmi</text:p>
          </table:table-cell>
          <table:table-cell office:value-type="float" office:value="1">
            <text:p>1</text:p>
          </table:table-cell>
          <table:table-cell office:value-type="float" office:value="-5.833954">
            <text:p>-5.833954</text:p>
          </table:table-cell>
          <table:table-cell office:value-type="float" office:value="35.75947">
            <text:p>35.75947</text:p>
          </table:table-cell>
        </table:table-row>
        <table:table-row table:style-name="ro1">
          <table:table-cell office:value-type="string">
            <text:p>Tangiers</text:p>
          </table:table-cell>
          <table:table-cell office:value-type="string">
            <text:p>Sean Gullette</text:p>
          </table:table-cell>
          <table:table-cell office:value-type="float" office:value="1">
            <text:p>1</text:p>
          </table:table-cell>
          <table:table-cell office:value-type="float" office:value="-5.833954">
            <text:p>-5.833954</text:p>
          </table:table-cell>
          <table:table-cell office:value-type="float" office:value="35.75947">
            <text:p>35.75947</text:p>
          </table:table-cell>
        </table:table-row>
        <table:table-row table:style-name="ro1">
          <table:table-cell office:value-type="string">
            <text:p>Tangiers</text:p>
          </table:table-cell>
          <table:table-cell office:value-type="string">
            <text:p>Yto Barrada</text:p>
          </table:table-cell>
          <table:table-cell office:value-type="float" office:value="1">
            <text:p>1</text:p>
          </table:table-cell>
          <table:table-cell office:value-type="float" office:value="-5.833954">
            <text:p>-5.833954</text:p>
          </table:table-cell>
          <table:table-cell office:value-type="float" office:value="35.75947">
            <text:p>35.75947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Elnaz Farajollah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Ashkan Sepahvand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Nastaran Safae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Shohreh Mehran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Ren├⌐ Gabr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Nargess Hashem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Leila Pazook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Raffie Davtian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Mostafa Choobtarash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Ala Ebtekar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Aneh Mohammad Tatar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Bahman Kiarostam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Simin Keramat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Niyaz-Azadikhah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Abbas Kiarostam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Mahmoud Bakhsh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Amir H. Fallah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Neda Razavipour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Mostafa Darehbagh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Raana-Farnoud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Shahriar Ahmad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Mohamad Rahim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Shirin Aliabad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Farshid Malek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Nicky Nodjoum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Rokni Haerizadeh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Sahand Hesamiyan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Golnaz Fath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Mehrdad Mohebal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Bita Fayyaz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Darvish Fakhr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Ramtin Zad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Sohrab Mohebb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Arefeh Riah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Houman Mortazav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Pantea Rahman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Gita Meh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Farhad Moshir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Bahman Mohassess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Pouya Parsamagham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Mohsen Ahmadvand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Shahpour Pouyan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Ahmad Amin Nazar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Monir Shahroudy Farmanfarmaian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Ahmad Morshedloo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Marwa Rustam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Peyman Hooshmandzadeh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Negin Ganjav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Iman Raad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Setareh Shahbazi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Shadi Ghadirian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string">
            <text:p>Mehran Mesbah</text:p>
          </table:table-cell>
          <table:table-cell office:value-type="float" office:value="1">
            <text:p>1</text:p>
          </table:table-cell>
          <table:table-cell office:value-type="float" office:value="51.42306">
            <text:p>51.42306</text:p>
          </table:table-cell>
          <table:table-cell office:value-type="float" office:value="35.69611">
            <text:p>35.69611</text:p>
          </table:table-cell>
        </table:table-row>
        <table:table-row table:style-name="ro1">
          <table:table-cell office:value-type="string">
            <text:p>Tennessee</text:p>
          </table:table-cell>
          <table:table-cell office:value-type="string">
            <text:p>Yusef A. Lateef</text:p>
          </table:table-cell>
          <table:table-cell office:value-type="float" office:value="1">
            <text:p>1</text:p>
          </table:table-cell>
          <table:table-cell office:value-type="float" office:value="-86.58045">
            <text:p>-86.58045</text:p>
          </table:table-cell>
          <table:table-cell office:value-type="float" office:value="35.51749">
            <text:p>35.51749</text:p>
          </table:table-cell>
        </table:table-row>
        <table:table-row table:style-name="ro1">
          <table:table-cell office:value-type="string">
            <text:p>Tetouan</text:p>
          </table:table-cell>
          <table:table-cell office:value-type="string">
            <text:p>Youn├¿s Rahmoun</text:p>
          </table:table-cell>
          <table:table-cell office:value-type="float" office:value="1">
            <text:p>1</text:p>
          </table:table-cell>
          <table:table-cell office:value-type="float" office:value="-5.366667">
            <text:p>-5.366667</text:p>
          </table:table-cell>
          <table:table-cell office:value-type="float" office:value="35.56667">
            <text:p>35.56667</text:p>
          </table:table-cell>
        </table:table-row>
        <table:table-row table:style-name="ro1">
          <table:table-cell office:value-type="string">
            <text:p>Texas</text:p>
          </table:table-cell>
          <table:table-cell office:value-type="string">
            <text:p>Shahzia Sikander</text:p>
          </table:table-cell>
          <table:table-cell office:value-type="float" office:value="1">
            <text:p>1</text:p>
          </table:table-cell>
          <table:table-cell office:value-type="float" office:value="-99.90181">
            <text:p>-99.90181</text:p>
          </table:table-cell>
          <table:table-cell office:value-type="float" office:value="31.9686">
            <text:p>31.9686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string">
            <text:p>Erin Ellen Kelly</text:p>
          </table:table-cell>
          <table:table-cell office:value-type="float" office:value="1">
            <text:p>1</text:p>
          </table:table-cell>
          <table:table-cell office:value-type="float" office:value="100.9925">
            <text:p>100.9925</text:p>
          </table:table-cell>
          <table:table-cell office:value-type="float" office:value="15.87003">
            <text:p>15.87003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string">
            <text:p>Ninar Esber</text:p>
          </table:table-cell>
          <table:table-cell office:value-type="float" office:value="1">
            <text:p>1</text:p>
          </table:table-cell>
          <table:table-cell office:value-type="float" office:value="100.9925">
            <text:p>100.9925</text:p>
          </table:table-cell>
          <table:table-cell office:value-type="float" office:value="15.87003">
            <text:p>15.87003</text:p>
          </table:table-cell>
        </table:table-row>
        <table:table-row table:style-name="ro1">
          <table:table-cell office:value-type="string">
            <text:p>Thames</text:p>
          </table:table-cell>
          <table:table-cell office:value-type="string">
            <text:p>Samiah Khashoggi</text:p>
          </table:table-cell>
          <table:table-cell office:value-type="float" office:value="1">
            <text:p>1</text:p>
          </table:table-cell>
          <table:table-cell office:value-type="float" office:value="175.5413">
            <text:p>175.5413</text:p>
          </table:table-cell>
          <table:table-cell office:value-type="float" office:value="-37.13844">
            <text:p>-37.13844</text:p>
          </table:table-cell>
        </table:table-row>
        <table:table-row table:style-name="ro1">
          <table:table-cell office:value-type="string">
            <text:p>The Hague</text:p>
          </table:table-cell>
          <table:table-cell office:value-type="string">
            <text:p>Raeda Saadeh</text:p>
          </table:table-cell>
          <table:table-cell office:value-type="float" office:value="1">
            <text:p>1</text:p>
          </table:table-cell>
          <table:table-cell office:value-type="float" office:value="4.3007">
            <text:p>4.3007</text:p>
          </table:table-cell>
          <table:table-cell office:value-type="float" office:value="52.0705">
            <text:p>52.0705</text:p>
          </table:table-cell>
        </table:table-row>
        <table:table-row table:style-name="ro1">
          <table:table-cell office:value-type="string">
            <text:p>The Hague</text:p>
          </table:table-cell>
          <table:table-cell office:value-type="string">
            <text:p>Robert MacPherson</text:p>
          </table:table-cell>
          <table:table-cell office:value-type="float" office:value="1">
            <text:p>1</text:p>
          </table:table-cell>
          <table:table-cell office:value-type="float" office:value="4.3007">
            <text:p>4.3007</text:p>
          </table:table-cell>
          <table:table-cell office:value-type="float" office:value="52.0705">
            <text:p>52.0705</text:p>
          </table:table-cell>
        </table:table-row>
        <table:table-row table:style-name="ro1">
          <table:table-cell office:value-type="string">
            <text:p>The Hague</text:p>
          </table:table-cell>
          <table:table-cell office:value-type="string">
            <text:p>Jawad Al Malhi</text:p>
          </table:table-cell>
          <table:table-cell office:value-type="float" office:value="1">
            <text:p>1</text:p>
          </table:table-cell>
          <table:table-cell office:value-type="float" office:value="4.3007">
            <text:p>4.3007</text:p>
          </table:table-cell>
          <table:table-cell office:value-type="float" office:value="52.0705">
            <text:p>52.0705</text:p>
          </table:table-cell>
        </table:table-row>
        <table:table-row table:style-name="ro1">
          <table:table-cell office:value-type="string">
            <text:p>The Hague</text:p>
          </table:table-cell>
          <table:table-cell office:value-type="string">
            <text:p>Arefeh Riahi</text:p>
          </table:table-cell>
          <table:table-cell office:value-type="float" office:value="1">
            <text:p>1</text:p>
          </table:table-cell>
          <table:table-cell office:value-type="float" office:value="4.3007">
            <text:p>4.3007</text:p>
          </table:table-cell>
          <table:table-cell office:value-type="float" office:value="52.0705">
            <text:p>52.0705</text:p>
          </table:table-cell>
        </table:table-row>
        <table:table-row table:style-name="ro1">
          <table:table-cell office:value-type="string">
            <text:p>the Netherlands</text:p>
          </table:table-cell>
          <table:table-cell office:value-type="string">
            <text:p>Amar Kanwar</text:p>
          </table:table-cell>
          <table:table-cell office:value-type="float" office:value="1">
            <text:p>1</text:p>
          </table:table-cell>
          <table:table-cell office:value-type="float" office:value="5.291266">
            <text:p>5.291266</text:p>
          </table:table-cell>
          <table:table-cell office:value-type="float" office:value="52.13263">
            <text:p>52.13263</text:p>
          </table:table-cell>
        </table:table-row>
        <table:table-row table:style-name="ro1">
          <table:table-cell office:value-type="string">
            <text:p>the Netherlands</text:p>
          </table:table-cell>
          <table:table-cell office:value-type="string">
            <text:p>Tarek Atoui</text:p>
          </table:table-cell>
          <table:table-cell office:value-type="float" office:value="1">
            <text:p>1</text:p>
          </table:table-cell>
          <table:table-cell office:value-type="float" office:value="5.291266">
            <text:p>5.291266</text:p>
          </table:table-cell>
          <table:table-cell office:value-type="float" office:value="52.13263">
            <text:p>52.13263</text:p>
          </table:table-cell>
        </table:table-row>
        <table:table-row table:style-name="ro1">
          <table:table-cell office:value-type="string">
            <text:p>the Netherlands</text:p>
          </table:table-cell>
          <table:table-cell office:value-type="string">
            <text:p>Hasan and Husain Essop</text:p>
          </table:table-cell>
          <table:table-cell office:value-type="float" office:value="1">
            <text:p>1</text:p>
          </table:table-cell>
          <table:table-cell office:value-type="float" office:value="5.291266">
            <text:p>5.291266</text:p>
          </table:table-cell>
          <table:table-cell office:value-type="float" office:value="52.13263">
            <text:p>52.13263</text:p>
          </table:table-cell>
        </table:table-row>
        <table:table-row table:style-name="ro1">
          <table:table-cell office:value-type="string">
            <text:p>the Netherlands</text:p>
          </table:table-cell>
          <table:table-cell office:value-type="string">
            <text:p>Noma Omran</text:p>
          </table:table-cell>
          <table:table-cell office:value-type="float" office:value="1">
            <text:p>1</text:p>
          </table:table-cell>
          <table:table-cell office:value-type="float" office:value="5.291266">
            <text:p>5.291266</text:p>
          </table:table-cell>
          <table:table-cell office:value-type="float" office:value="52.13263">
            <text:p>52.13263</text:p>
          </table:table-cell>
        </table:table-row>
        <table:table-row table:style-name="ro1">
          <table:table-cell office:value-type="string">
            <text:p>the Netherlands</text:p>
          </table:table-cell>
          <table:table-cell office:value-type="string">
            <text:p>Jilali Gharbaoui</text:p>
          </table:table-cell>
          <table:table-cell office:value-type="float" office:value="1">
            <text:p>1</text:p>
          </table:table-cell>
          <table:table-cell office:value-type="float" office:value="5.291266">
            <text:p>5.291266</text:p>
          </table:table-cell>
          <table:table-cell office:value-type="float" office:value="52.13263">
            <text:p>52.13263</text:p>
          </table:table-cell>
        </table:table-row>
        <table:table-row table:style-name="ro1">
          <table:table-cell office:value-type="string">
            <text:p>the Netherlands</text:p>
          </table:table-cell>
          <table:table-cell office:value-type="string">
            <text:p>Raeda Saadeh</text:p>
          </table:table-cell>
          <table:table-cell office:value-type="float" office:value="1">
            <text:p>1</text:p>
          </table:table-cell>
          <table:table-cell office:value-type="float" office:value="5.291266">
            <text:p>5.291266</text:p>
          </table:table-cell>
          <table:table-cell office:value-type="float" office:value="52.13263">
            <text:p>52.13263</text:p>
          </table:table-cell>
        </table:table-row>
        <table:table-row table:style-name="ro1">
          <table:table-cell office:value-type="string">
            <text:p>the Netherlands</text:p>
          </table:table-cell>
          <table:table-cell office:value-type="string">
            <text:p>Runa Islam</text:p>
          </table:table-cell>
          <table:table-cell office:value-type="float" office:value="1">
            <text:p>1</text:p>
          </table:table-cell>
          <table:table-cell office:value-type="float" office:value="5.291266">
            <text:p>5.291266</text:p>
          </table:table-cell>
          <table:table-cell office:value-type="float" office:value="52.13263">
            <text:p>52.13263</text:p>
          </table:table-cell>
        </table:table-row>
        <table:table-row table:style-name="ro1">
          <table:table-cell office:value-type="string">
            <text:p>the Netherlands</text:p>
          </table:table-cell>
          <table:table-cell office:value-type="string">
            <text:p>Hrair Sarkissian</text:p>
          </table:table-cell>
          <table:table-cell office:value-type="float" office:value="1">
            <text:p>1</text:p>
          </table:table-cell>
          <table:table-cell office:value-type="float" office:value="5.291266">
            <text:p>5.291266</text:p>
          </table:table-cell>
          <table:table-cell office:value-type="float" office:value="52.13263">
            <text:p>52.13263</text:p>
          </table:table-cell>
        </table:table-row>
        <table:table-row table:style-name="ro1">
          <table:table-cell office:value-type="string">
            <text:p>the Netherlands</text:p>
          </table:table-cell>
          <table:table-cell office:value-type="string">
            <text:p>Nacera Belaza</text:p>
          </table:table-cell>
          <table:table-cell office:value-type="float" office:value="1">
            <text:p>1</text:p>
          </table:table-cell>
          <table:table-cell office:value-type="float" office:value="5.291266">
            <text:p>5.291266</text:p>
          </table:table-cell>
          <table:table-cell office:value-type="float" office:value="52.13263">
            <text:p>52.13263</text:p>
          </table:table-cell>
        </table:table-row>
        <table:table-row table:style-name="ro1">
          <table:table-cell office:value-type="string">
            <text:p>the Netherlands</text:p>
          </table:table-cell>
          <table:table-cell office:value-type="string">
            <text:p>Arefeh Riahi</text:p>
          </table:table-cell>
          <table:table-cell office:value-type="float" office:value="1">
            <text:p>1</text:p>
          </table:table-cell>
          <table:table-cell office:value-type="float" office:value="5.291266">
            <text:p>5.291266</text:p>
          </table:table-cell>
          <table:table-cell office:value-type="float" office:value="52.13263">
            <text:p>52.13263</text:p>
          </table:table-cell>
        </table:table-row>
        <table:table-row table:style-name="ro1">
          <table:table-cell office:value-type="string">
            <text:p>the Netherlands</text:p>
          </table:table-cell>
          <table:table-cell office:value-type="string">
            <text:p>Hala Elkoussy</text:p>
          </table:table-cell>
          <table:table-cell office:value-type="float" office:value="1">
            <text:p>1</text:p>
          </table:table-cell>
          <table:table-cell office:value-type="float" office:value="5.291266">
            <text:p>5.291266</text:p>
          </table:table-cell>
          <table:table-cell office:value-type="float" office:value="52.13263">
            <text:p>52.13263</text:p>
          </table:table-cell>
        </table:table-row>
        <table:table-row table:style-name="ro1">
          <table:table-cell office:value-type="string">
            <text:p>the Netherlands</text:p>
          </table:table-cell>
          <table:table-cell office:value-type="string">
            <text:p>Jayce Salloum</text:p>
          </table:table-cell>
          <table:table-cell office:value-type="float" office:value="1">
            <text:p>1</text:p>
          </table:table-cell>
          <table:table-cell office:value-type="float" office:value="5.291266">
            <text:p>5.291266</text:p>
          </table:table-cell>
          <table:table-cell office:value-type="float" office:value="52.13263">
            <text:p>52.13263</text:p>
          </table:table-cell>
        </table:table-row>
        <table:table-row table:style-name="ro1">
          <table:table-cell office:value-type="string">
            <text:p>the Netherlands</text:p>
          </table:table-cell>
          <table:table-cell office:value-type="string">
            <text:p>Ayman Ramadan</text:p>
          </table:table-cell>
          <table:table-cell office:value-type="float" office:value="1">
            <text:p>1</text:p>
          </table:table-cell>
          <table:table-cell office:value-type="float" office:value="5.291266">
            <text:p>5.291266</text:p>
          </table:table-cell>
          <table:table-cell office:value-type="float" office:value="52.13263">
            <text:p>52.13263</text:p>
          </table:table-cell>
        </table:table-row>
        <table:table-row table:style-name="ro1">
          <table:table-cell office:value-type="string">
            <text:p>the Netherlands</text:p>
          </table:table-cell>
          <table:table-cell office:value-type="string">
            <text:p>Walid Siti</text:p>
          </table:table-cell>
          <table:table-cell office:value-type="float" office:value="1">
            <text:p>1</text:p>
          </table:table-cell>
          <table:table-cell office:value-type="float" office:value="5.291266">
            <text:p>5.291266</text:p>
          </table:table-cell>
          <table:table-cell office:value-type="float" office:value="52.13263">
            <text:p>52.13263</text:p>
          </table:table-cell>
        </table:table-row>
        <table:table-row table:style-name="ro1">
          <table:table-cell office:value-type="string">
            <text:p>the Netherlands</text:p>
          </table:table-cell>
          <table:table-cell office:value-type="string">
            <text:p>Cevdet Erek</text:p>
          </table:table-cell>
          <table:table-cell office:value-type="float" office:value="1">
            <text:p>1</text:p>
          </table:table-cell>
          <table:table-cell office:value-type="float" office:value="5.291266">
            <text:p>5.291266</text:p>
          </table:table-cell>
          <table:table-cell office:value-type="float" office:value="52.13263">
            <text:p>52.13263</text:p>
          </table:table-cell>
        </table:table-row>
        <table:table-row table:style-name="ro1">
          <table:table-cell office:value-type="string">
            <text:p>the Netherlands</text:p>
          </table:table-cell>
          <table:table-cell office:value-type="string">
            <text:p>Mounira Al Solh</text:p>
          </table:table-cell>
          <table:table-cell office:value-type="float" office:value="1">
            <text:p>1</text:p>
          </table:table-cell>
          <table:table-cell office:value-type="float" office:value="5.291266">
            <text:p>5.291266</text:p>
          </table:table-cell>
          <table:table-cell office:value-type="float" office:value="52.13263">
            <text:p>52.13263</text:p>
          </table:table-cell>
        </table:table-row>
        <table:table-row table:style-name="ro1">
          <table:table-cell office:value-type="string">
            <text:p>the Netherlands</text:p>
          </table:table-cell>
          <table:table-cell office:value-type="string">
            <text:p>Samira Badran</text:p>
          </table:table-cell>
          <table:table-cell office:value-type="float" office:value="1">
            <text:p>1</text:p>
          </table:table-cell>
          <table:table-cell office:value-type="float" office:value="5.291266">
            <text:p>5.291266</text:p>
          </table:table-cell>
          <table:table-cell office:value-type="float" office:value="52.13263">
            <text:p>52.13263</text:p>
          </table:table-cell>
        </table:table-row>
        <table:table-row table:style-name="ro1">
          <table:table-cell office:value-type="string">
            <text:p>the Netherlands</text:p>
          </table:table-cell>
          <table:table-cell office:value-type="string">
            <text:p>Manal Dowayan</text:p>
          </table:table-cell>
          <table:table-cell office:value-type="float" office:value="1">
            <text:p>1</text:p>
          </table:table-cell>
          <table:table-cell office:value-type="float" office:value="5.291266">
            <text:p>5.291266</text:p>
          </table:table-cell>
          <table:table-cell office:value-type="float" office:value="52.13263">
            <text:p>52.13263</text:p>
          </table:table-cell>
        </table:table-row>
        <table:table-row table:style-name="ro1">
          <table:table-cell office:value-type="string">
            <text:p>the Netherlands</text:p>
          </table:table-cell>
          <table:table-cell office:value-type="string">
            <text:p>Hassan Massoudy</text:p>
          </table:table-cell>
          <table:table-cell office:value-type="float" office:value="1">
            <text:p>1</text:p>
          </table:table-cell>
          <table:table-cell office:value-type="float" office:value="5.291266">
            <text:p>5.291266</text:p>
          </table:table-cell>
          <table:table-cell office:value-type="float" office:value="52.13263">
            <text:p>52.13263</text:p>
          </table:table-cell>
        </table:table-row>
        <table:table-row table:style-name="ro1">
          <table:table-cell office:value-type="string">
            <text:p>the Netherlands</text:p>
          </table:table-cell>
          <table:table-cell office:value-type="string">
            <text:p>Robert MacPherson</text:p>
          </table:table-cell>
          <table:table-cell office:value-type="float" office:value="1">
            <text:p>1</text:p>
          </table:table-cell>
          <table:table-cell office:value-type="float" office:value="5.291266">
            <text:p>5.291266</text:p>
          </table:table-cell>
          <table:table-cell office:value-type="float" office:value="52.13263">
            <text:p>52.13263</text:p>
          </table:table-cell>
        </table:table-row>
        <table:table-row table:style-name="ro1">
          <table:table-cell office:value-type="string">
            <text:p>the Persian Gulf</text:p>
          </table:table-cell>
          <table:table-cell office:value-type="string">
            <text:p>Tagreed Al-Bagshi</text:p>
          </table:table-cell>
          <table:table-cell office:value-type="float" office:value="1">
            <text:p>1</text:p>
          </table:table-cell>
          <table:table-cell office:value-type="float" office:value="51.68343">
            <text:p>51.68343</text:p>
          </table:table-cell>
          <table:table-cell office:value-type="float" office:value="26.75053">
            <text:p>26.75053</text:p>
          </table:table-cell>
        </table:table-row>
        <table:table-row table:style-name="ro1">
          <table:table-cell office:value-type="string">
            <text:p>the Persian Gulf</text:p>
          </table:table-cell>
          <table:table-cell office:value-type="string">
            <text:p>Abdullah Al Saadi</text:p>
          </table:table-cell>
          <table:table-cell office:value-type="float" office:value="1">
            <text:p>1</text:p>
          </table:table-cell>
          <table:table-cell office:value-type="float" office:value="51.68343">
            <text:p>51.68343</text:p>
          </table:table-cell>
          <table:table-cell office:value-type="float" office:value="26.75053">
            <text:p>26.75053</text:p>
          </table:table-cell>
        </table:table-row>
        <table:table-row table:style-name="ro1">
          <table:table-cell office:value-type="string">
            <text:p>the Persian Gulf</text:p>
          </table:table-cell>
          <table:table-cell office:value-type="string">
            <text:p>Abdulnasser Al-Amri</text:p>
          </table:table-cell>
          <table:table-cell office:value-type="float" office:value="1">
            <text:p>1</text:p>
          </table:table-cell>
          <table:table-cell office:value-type="float" office:value="51.68343">
            <text:p>51.68343</text:p>
          </table:table-cell>
          <table:table-cell office:value-type="float" office:value="26.75053">
            <text:p>26.75053</text:p>
          </table:table-cell>
        </table:table-row>
        <table:table-row table:style-name="ro1">
          <table:table-cell office:value-type="string">
            <text:p>the Persian Gulf</text:p>
          </table:table-cell>
          <table:table-cell office:value-type="string">
            <text:p>Jananne Al-Ani</text:p>
          </table:table-cell>
          <table:table-cell office:value-type="float" office:value="1">
            <text:p>1</text:p>
          </table:table-cell>
          <table:table-cell office:value-type="float" office:value="51.68343">
            <text:p>51.68343</text:p>
          </table:table-cell>
          <table:table-cell office:value-type="float" office:value="26.75053">
            <text:p>26.75053</text:p>
          </table:table-cell>
        </table:table-row>
        <table:table-row table:style-name="ro1">
          <table:table-cell office:value-type="string">
            <text:p>the Persian Gulf</text:p>
          </table:table-cell>
          <table:table-cell office:value-type="string">
            <text:p>Shadia Alem</text:p>
          </table:table-cell>
          <table:table-cell office:value-type="float" office:value="1">
            <text:p>1</text:p>
          </table:table-cell>
          <table:table-cell office:value-type="float" office:value="51.68343">
            <text:p>51.68343</text:p>
          </table:table-cell>
          <table:table-cell office:value-type="float" office:value="26.75053">
            <text:p>26.75053</text:p>
          </table:table-cell>
        </table:table-row>
        <table:table-row table:style-name="ro1">
          <table:table-cell office:value-type="string">
            <text:p>the Persian Gulf</text:p>
          </table:table-cell>
          <table:table-cell office:value-type="string">
            <text:p>Abdulmajid Ali Al-Jarouf</text:p>
          </table:table-cell>
          <table:table-cell office:value-type="float" office:value="1">
            <text:p>1</text:p>
          </table:table-cell>
          <table:table-cell office:value-type="float" office:value="51.68343">
            <text:p>51.68343</text:p>
          </table:table-cell>
          <table:table-cell office:value-type="float" office:value="26.75053">
            <text:p>26.75053</text:p>
          </table:table-cell>
        </table:table-row>
        <table:table-row table:style-name="ro1">
          <table:table-cell office:value-type="string">
            <text:p>the Persian Gulf</text:p>
          </table:table-cell>
          <table:table-cell office:value-type="string">
            <text:p>Sara Naim</text:p>
          </table:table-cell>
          <table:table-cell office:value-type="float" office:value="1">
            <text:p>1</text:p>
          </table:table-cell>
          <table:table-cell office:value-type="float" office:value="51.68343">
            <text:p>51.68343</text:p>
          </table:table-cell>
          <table:table-cell office:value-type="float" office:value="26.75053">
            <text:p>26.75053</text:p>
          </table:table-cell>
        </table:table-row>
        <table:table-row table:style-name="ro1">
          <table:table-cell office:value-type="string">
            <text:p>Thessaloniki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22.94442">
            <text:p>22.94442</text:p>
          </table:table-cell>
          <table:table-cell office:value-type="float" office:value="40.64006">
            <text:p>40.64006</text:p>
          </table:table-cell>
        </table:table-row>
        <table:table-row table:style-name="ro1">
          <table:table-cell office:value-type="string">
            <text:p>Thessaloniki</text:p>
          </table:table-cell>
          <table:table-cell office:value-type="string">
            <text:p>Wafa Hourani</text:p>
          </table:table-cell>
          <table:table-cell office:value-type="float" office:value="1">
            <text:p>1</text:p>
          </table:table-cell>
          <table:table-cell office:value-type="float" office:value="22.94442">
            <text:p>22.94442</text:p>
          </table:table-cell>
          <table:table-cell office:value-type="float" office:value="40.64006">
            <text:p>40.64006</text:p>
          </table:table-cell>
        </table:table-row>
        <table:table-row table:style-name="ro1">
          <table:table-cell office:value-type="string">
            <text:p>Tigris River</text:p>
          </table:table-cell>
          <table:table-cell office:value-type="string">
            <text:p>Abdul Qadir al-Rassam</text:p>
          </table:table-cell>
          <table:table-cell office:value-type="float" office:value="1">
            <text:p>1</text:p>
          </table:table-cell>
          <table:table-cell office:value-type="float" office:value="44.95981">
            <text:p>44.95981</text:p>
          </table:table-cell>
          <table:table-cell office:value-type="float" office:value="34.0239">
            <text:p>34.0239</text:p>
          </table:table-cell>
        </table:table-row>
        <table:table-row table:style-name="ro1">
          <table:table-cell office:value-type="string">
            <text:p>Tigris River</text:p>
          </table:table-cell>
          <table:table-cell office:value-type="string">
            <text:p>Faiq Hassan</text:p>
          </table:table-cell>
          <table:table-cell office:value-type="float" office:value="1">
            <text:p>1</text:p>
          </table:table-cell>
          <table:table-cell office:value-type="float" office:value="44.95981">
            <text:p>44.95981</text:p>
          </table:table-cell>
          <table:table-cell office:value-type="float" office:value="34.0239">
            <text:p>34.0239</text:p>
          </table:table-cell>
        </table:table-row>
        <table:table-row table:style-name="ro1">
          <table:table-cell office:value-type="string">
            <text:p>Tirana</text:p>
          </table:table-cell>
          <table:table-cell office:value-type="string">
            <text:p>Adel Abdessemed</text:p>
          </table:table-cell>
          <table:table-cell office:value-type="float" office:value="1">
            <text:p>1</text:p>
          </table:table-cell>
          <table:table-cell office:value-type="float" office:value="19.8187">
            <text:p>19.8187</text:p>
          </table:table-cell>
          <table:table-cell office:value-type="float" office:value="41.32755">
            <text:p>41.32755</text:p>
          </table:table-cell>
        </table:table-row>
        <table:table-row table:style-name="ro1">
          <table:table-cell office:value-type="string">
            <text:p>Tirana</text:p>
          </table:table-cell>
          <table:table-cell office:value-type="string">
            <text:p>Anri Sala</text:p>
          </table:table-cell>
          <table:table-cell office:value-type="float" office:value="1">
            <text:p>1</text:p>
          </table:table-cell>
          <table:table-cell office:value-type="float" office:value="19.8187">
            <text:p>19.8187</text:p>
          </table:table-cell>
          <table:table-cell office:value-type="float" office:value="41.32755">
            <text:p>41.32755</text:p>
          </table:table-cell>
        </table:table-row>
        <table:table-row table:style-name="ro1">
          <table:table-cell office:value-type="string">
            <text:p>Tiznit</text:p>
          </table:table-cell>
          <table:table-cell office:value-type="string">
            <text:p>Mohamed El Mahdaoui</text:p>
          </table:table-cell>
          <table:table-cell office:value-type="float" office:value="1">
            <text:p>1</text:p>
          </table:table-cell>
          <table:table-cell office:value-type="float" office:value="-9.732157">
            <text:p>-9.732157</text:p>
          </table:table-cell>
          <table:table-cell office:value-type="float" office:value="29.69339">
            <text:p>29.69339</text:p>
          </table:table-cell>
        </table:table-row>
        <table:table-row table:style-name="ro1">
          <table:table-cell office:value-type="string">
            <text:p>Tokyo</text:p>
          </table:table-cell>
          <table:table-cell office:value-type="string">
            <text:p>Hrair Sarkissian</text:p>
          </table:table-cell>
          <table:table-cell office:value-type="float" office:value="1">
            <text:p>1</text:p>
          </table:table-cell>
          <table:table-cell office:value-type="float" office:value="139.6917">
            <text:p>139.6917</text:p>
          </table:table-cell>
          <table:table-cell office:value-type="float" office:value="35.68949">
            <text:p>35.68949</text:p>
          </table:table-cell>
        </table:table-row>
        <table:table-row table:style-name="ro1">
          <table:table-cell office:value-type="string">
            <text:p>Tokyo</text:p>
          </table:table-cell>
          <table:table-cell office:value-type="string">
            <text:p>Shahzia Sikander</text:p>
          </table:table-cell>
          <table:table-cell office:value-type="float" office:value="1">
            <text:p>1</text:p>
          </table:table-cell>
          <table:table-cell office:value-type="float" office:value="139.6917">
            <text:p>139.6917</text:p>
          </table:table-cell>
          <table:table-cell office:value-type="float" office:value="35.68949">
            <text:p>35.68949</text:p>
          </table:table-cell>
        </table:table-row>
        <table:table-row table:style-name="ro1">
          <table:table-cell office:value-type="string">
            <text:p>Tokyo</text:p>
          </table:table-cell>
          <table:table-cell office:value-type="string">
            <text:p>Ziad Antar</text:p>
          </table:table-cell>
          <table:table-cell office:value-type="float" office:value="1">
            <text:p>1</text:p>
          </table:table-cell>
          <table:table-cell office:value-type="float" office:value="139.6917">
            <text:p>139.6917</text:p>
          </table:table-cell>
          <table:table-cell office:value-type="float" office:value="35.68949">
            <text:p>35.68949</text:p>
          </table:table-cell>
        </table:table-row>
        <table:table-row table:style-name="ro1">
          <table:table-cell office:value-type="string">
            <text:p>Tokyo</text:p>
          </table:table-cell>
          <table:table-cell office:value-type="string">
            <text:p>Lamia Joreige</text:p>
          </table:table-cell>
          <table:table-cell office:value-type="float" office:value="1">
            <text:p>1</text:p>
          </table:table-cell>
          <table:table-cell office:value-type="float" office:value="139.6917">
            <text:p>139.6917</text:p>
          </table:table-cell>
          <table:table-cell office:value-type="float" office:value="35.68949">
            <text:p>35.68949</text:p>
          </table:table-cell>
        </table:table-row>
        <table:table-row table:style-name="ro1">
          <table:table-cell office:value-type="string">
            <text:p>Tokyo</text:p>
          </table:table-cell>
          <table:table-cell office:value-type="string">
            <text:p>Ahmed Mater</text:p>
          </table:table-cell>
          <table:table-cell office:value-type="float" office:value="1">
            <text:p>1</text:p>
          </table:table-cell>
          <table:table-cell office:value-type="float" office:value="139.6917">
            <text:p>139.6917</text:p>
          </table:table-cell>
          <table:table-cell office:value-type="float" office:value="35.68949">
            <text:p>35.68949</text:p>
          </table:table-cell>
        </table:table-row>
        <table:table-row table:style-name="ro1">
          <table:table-cell office:value-type="string">
            <text:p>Tokyo</text:p>
          </table:table-cell>
          <table:table-cell office:value-type="string">
            <text:p>N.S. Harsha</text:p>
          </table:table-cell>
          <table:table-cell office:value-type="float" office:value="1">
            <text:p>1</text:p>
          </table:table-cell>
          <table:table-cell office:value-type="float" office:value="139.6917">
            <text:p>139.6917</text:p>
          </table:table-cell>
          <table:table-cell office:value-type="float" office:value="35.68949">
            <text:p>35.68949</text:p>
          </table:table-cell>
        </table:table-row>
        <table:table-row table:style-name="ro1">
          <table:table-cell office:value-type="string">
            <text:p>Tokyo</text:p>
          </table:table-cell>
          <table:table-cell office:value-type="string">
            <text:p>Mohamed Abdelkarim</text:p>
          </table:table-cell>
          <table:table-cell office:value-type="float" office:value="1">
            <text:p>1</text:p>
          </table:table-cell>
          <table:table-cell office:value-type="float" office:value="139.6917">
            <text:p>139.6917</text:p>
          </table:table-cell>
          <table:table-cell office:value-type="float" office:value="35.68949">
            <text:p>35.68949</text:p>
          </table:table-cell>
        </table:table-row>
        <table:table-row table:style-name="ro1">
          <table:table-cell office:value-type="string">
            <text:p>Tokyo</text:p>
          </table:table-cell>
          <table:table-cell office:value-type="string">
            <text:p>Jananne Al-Ani</text:p>
          </table:table-cell>
          <table:table-cell office:value-type="float" office:value="1">
            <text:p>1</text:p>
          </table:table-cell>
          <table:table-cell office:value-type="float" office:value="139.6917">
            <text:p>139.6917</text:p>
          </table:table-cell>
          <table:table-cell office:value-type="float" office:value="35.68949">
            <text:p>35.68949</text:p>
          </table:table-cell>
        </table:table-row>
        <table:table-row table:style-name="ro1">
          <table:table-cell office:value-type="string">
            <text:p>Tokyo</text:p>
          </table:table-cell>
          <table:table-cell office:value-type="string">
            <text:p>mounir fatmi</text:p>
          </table:table-cell>
          <table:table-cell office:value-type="float" office:value="1">
            <text:p>1</text:p>
          </table:table-cell>
          <table:table-cell office:value-type="float" office:value="139.6917">
            <text:p>139.6917</text:p>
          </table:table-cell>
          <table:table-cell office:value-type="float" office:value="35.68949">
            <text:p>35.68949</text:p>
          </table:table-cell>
        </table:table-row>
        <table:table-row table:style-name="ro1">
          <table:table-cell office:value-type="string">
            <text:p>Tokyo</text:p>
          </table:table-cell>
          <table:table-cell office:value-type="string">
            <text:p>Firoz Mahmud</text:p>
          </table:table-cell>
          <table:table-cell office:value-type="float" office:value="1">
            <text:p>1</text:p>
          </table:table-cell>
          <table:table-cell office:value-type="float" office:value="139.6917">
            <text:p>139.6917</text:p>
          </table:table-cell>
          <table:table-cell office:value-type="float" office:value="35.68949">
            <text:p>35.68949</text:p>
          </table:table-cell>
        </table:table-row>
        <table:table-row table:style-name="ro1">
          <table:table-cell office:value-type="string">
            <text:p>Tokyo</text:p>
          </table:table-cell>
          <table:table-cell office:value-type="string">
            <text:p>Simryn Gill</text:p>
          </table:table-cell>
          <table:table-cell office:value-type="float" office:value="1">
            <text:p>1</text:p>
          </table:table-cell>
          <table:table-cell office:value-type="float" office:value="139.6917">
            <text:p>139.6917</text:p>
          </table:table-cell>
          <table:table-cell office:value-type="float" office:value="35.68949">
            <text:p>35.68949</text:p>
          </table:table-cell>
        </table:table-row>
        <table:table-row table:style-name="ro1">
          <table:table-cell office:value-type="string">
            <text:p>Tokyo</text:p>
          </table:table-cell>
          <table:table-cell office:value-type="string">
            <text:p>Haroon Mirza </text:p>
          </table:table-cell>
          <table:table-cell office:value-type="float" office:value="1">
            <text:p>1</text:p>
          </table:table-cell>
          <table:table-cell office:value-type="float" office:value="139.6917">
            <text:p>139.6917</text:p>
          </table:table-cell>
          <table:table-cell office:value-type="float" office:value="35.68949">
            <text:p>35.68949</text:p>
          </table:table-cell>
        </table:table-row>
        <table:table-row table:style-name="ro1">
          <table:table-cell office:value-type="string">
            <text:p>Tokyo</text:p>
          </table:table-cell>
          <table:table-cell office:value-type="string">
            <text:p>Monir Shahroudy Farmanfarmaian</text:p>
          </table:table-cell>
          <table:table-cell office:value-type="float" office:value="1">
            <text:p>1</text:p>
          </table:table-cell>
          <table:table-cell office:value-type="float" office:value="139.6917">
            <text:p>139.6917</text:p>
          </table:table-cell>
          <table:table-cell office:value-type="float" office:value="35.68949">
            <text:p>35.68949</text:p>
          </table:table-cell>
        </table:table-row>
        <table:table-row table:style-name="ro1">
          <table:table-cell office:value-type="string">
            <text:p>Tokyo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139.6917">
            <text:p>139.6917</text:p>
          </table:table-cell>
          <table:table-cell office:value-type="float" office:value="35.68949">
            <text:p>35.68949</text:p>
          </table:table-cell>
        </table:table-row>
        <table:table-row table:style-name="ro1">
          <table:table-cell office:value-type="string">
            <text:p>Tokyo</text:p>
          </table:table-cell>
          <table:table-cell office:value-type="string">
            <text:p>Nevin Aladag</text:p>
          </table:table-cell>
          <table:table-cell office:value-type="float" office:value="1">
            <text:p>1</text:p>
          </table:table-cell>
          <table:table-cell office:value-type="float" office:value="139.6917">
            <text:p>139.6917</text:p>
          </table:table-cell>
          <table:table-cell office:value-type="float" office:value="35.68949">
            <text:p>35.68949</text:p>
          </table:table-cell>
        </table:table-row>
        <table:table-row table:style-name="ro1">
          <table:table-cell office:value-type="string">
            <text:p>Tokyo</text:p>
          </table:table-cell>
          <table:table-cell office:value-type="string">
            <text:p>Tarek Al-Ghoussein</text:p>
          </table:table-cell>
          <table:table-cell office:value-type="float" office:value="1">
            <text:p>1</text:p>
          </table:table-cell>
          <table:table-cell office:value-type="float" office:value="139.6917">
            <text:p>139.6917</text:p>
          </table:table-cell>
          <table:table-cell office:value-type="float" office:value="35.68949">
            <text:p>35.68949</text:p>
          </table:table-cell>
        </table:table-row>
        <table:table-row table:style-name="ro1">
          <table:table-cell office:value-type="string">
            <text:p>Tokyo</text:p>
          </table:table-cell>
          <table:table-cell office:value-type="string">
            <text:p>Mouna Karray</text:p>
          </table:table-cell>
          <table:table-cell office:value-type="float" office:value="1">
            <text:p>1</text:p>
          </table:table-cell>
          <table:table-cell office:value-type="float" office:value="139.6917">
            <text:p>139.6917</text:p>
          </table:table-cell>
          <table:table-cell office:value-type="float" office:value="35.68949">
            <text:p>35.68949</text:p>
          </table:table-cell>
        </table:table-row>
        <table:table-row table:style-name="ro1">
          <table:table-cell office:value-type="string">
            <text:p>Tongue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-4.417472">
            <text:p>-4.417472</text:p>
          </table:table-cell>
          <table:table-cell office:value-type="float" office:value="58.47615">
            <text:p>58.47615</text:p>
          </table:table-cell>
        </table:table-row>
        <table:table-row table:style-name="ro1">
          <table:table-cell office:value-type="string">
            <text:p>Toronto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-79.38318">
            <text:p>-79.38318</text:p>
          </table:table-cell>
          <table:table-cell office:value-type="float" office:value="43.65323">
            <text:p>43.65323</text:p>
          </table:table-cell>
        </table:table-row>
        <table:table-row table:style-name="ro1">
          <table:table-cell office:value-type="string">
            <text:p>Toronto</text:p>
          </table:table-cell>
          <table:table-cell office:value-type="string">
            <text:p>Basma Al Sharif</text:p>
          </table:table-cell>
          <table:table-cell office:value-type="float" office:value="1">
            <text:p>1</text:p>
          </table:table-cell>
          <table:table-cell office:value-type="float" office:value="-79.38318">
            <text:p>-79.38318</text:p>
          </table:table-cell>
          <table:table-cell office:value-type="float" office:value="43.65323">
            <text:p>43.65323</text:p>
          </table:table-cell>
        </table:table-row>
        <table:table-row table:style-name="ro1">
          <table:table-cell office:value-type="string">
            <text:p>Toronto</text:p>
          </table:table-cell>
          <table:table-cell office:value-type="string">
            <text:p>Hani Al Ghayhab</text:p>
          </table:table-cell>
          <table:table-cell office:value-type="float" office:value="1">
            <text:p>1</text:p>
          </table:table-cell>
          <table:table-cell office:value-type="float" office:value="-79.38318">
            <text:p>-79.38318</text:p>
          </table:table-cell>
          <table:table-cell office:value-type="float" office:value="43.65323">
            <text:p>43.65323</text:p>
          </table:table-cell>
        </table:table-row>
        <table:table-row table:style-name="ro1">
          <table:table-cell office:value-type="string">
            <text:p>Toronto</text:p>
          </table:table-cell>
          <table:table-cell office:value-type="string">
            <text:p>Laurent Grasso</text:p>
          </table:table-cell>
          <table:table-cell office:value-type="float" office:value="1">
            <text:p>1</text:p>
          </table:table-cell>
          <table:table-cell office:value-type="float" office:value="-79.38318">
            <text:p>-79.38318</text:p>
          </table:table-cell>
          <table:table-cell office:value-type="float" office:value="43.65323">
            <text:p>43.65323</text:p>
          </table:table-cell>
        </table:table-row>
        <table:table-row table:style-name="ro1">
          <table:table-cell office:value-type="string">
            <text:p>Toronto</text:p>
          </table:table-cell>
          <table:table-cell office:value-type="string">
            <text:p>Jayce Salloum</text:p>
          </table:table-cell>
          <table:table-cell office:value-type="float" office:value="1">
            <text:p>1</text:p>
          </table:table-cell>
          <table:table-cell office:value-type="float" office:value="-79.38318">
            <text:p>-79.38318</text:p>
          </table:table-cell>
          <table:table-cell office:value-type="float" office:value="43.65323">
            <text:p>43.65323</text:p>
          </table:table-cell>
        </table:table-row>
        <table:table-row table:style-name="ro1">
          <table:table-cell office:value-type="string">
            <text:p>Toronto</text:p>
          </table:table-cell>
          <table:table-cell office:value-type="string">
            <text:p>Abbas Akhavan</text:p>
          </table:table-cell>
          <table:table-cell office:value-type="float" office:value="1">
            <text:p>1</text:p>
          </table:table-cell>
          <table:table-cell office:value-type="float" office:value="-79.38318">
            <text:p>-79.38318</text:p>
          </table:table-cell>
          <table:table-cell office:value-type="float" office:value="43.65323">
            <text:p>43.65323</text:p>
          </table:table-cell>
        </table:table-row>
        <table:table-row table:style-name="ro1">
          <table:table-cell office:value-type="string">
            <text:p>Toronto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-79.38318">
            <text:p>-79.38318</text:p>
          </table:table-cell>
          <table:table-cell office:value-type="float" office:value="43.65323">
            <text:p>43.65323</text:p>
          </table:table-cell>
        </table:table-row>
        <table:table-row table:style-name="ro1">
          <table:table-cell office:value-type="string">
            <text:p>Toronto</text:p>
          </table:table-cell>
          <table:table-cell office:value-type="string">
            <text:p>Steve Reinke</text:p>
          </table:table-cell>
          <table:table-cell office:value-type="float" office:value="1">
            <text:p>1</text:p>
          </table:table-cell>
          <table:table-cell office:value-type="float" office:value="-79.38318">
            <text:p>-79.38318</text:p>
          </table:table-cell>
          <table:table-cell office:value-type="float" office:value="43.65323">
            <text:p>43.65323</text:p>
          </table:table-cell>
        </table:table-row>
        <table:table-row table:style-name="ro1">
          <table:table-cell office:value-type="string">
            <text:p>Toronto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-79.38318">
            <text:p>-79.38318</text:p>
          </table:table-cell>
          <table:table-cell office:value-type="float" office:value="43.65323">
            <text:p>43.65323</text:p>
          </table:table-cell>
        </table:table-row>
        <table:table-row table:style-name="ro1">
          <table:table-cell office:value-type="string">
            <text:p>Toulouse</text:p>
          </table:table-cell>
          <table:table-cell office:value-type="string">
            <text:p>Yazid Oulab</text:p>
          </table:table-cell>
          <table:table-cell office:value-type="float" office:value="1">
            <text:p>1</text:p>
          </table:table-cell>
          <table:table-cell office:value-type="float" office:value="1.444209">
            <text:p>1.444209</text:p>
          </table:table-cell>
          <table:table-cell office:value-type="float" office:value="43.60465">
            <text:p>43.60465</text:p>
          </table:table-cell>
        </table:table-row>
        <table:table-row table:style-name="ro1">
          <table:table-cell office:value-type="string">
            <text:p>Toulouse</text:p>
          </table:table-cell>
          <table:table-cell office:value-type="string">
            <text:p>Djamel Kokene</text:p>
          </table:table-cell>
          <table:table-cell office:value-type="float" office:value="1">
            <text:p>1</text:p>
          </table:table-cell>
          <table:table-cell office:value-type="float" office:value="1.444209">
            <text:p>1.444209</text:p>
          </table:table-cell>
          <table:table-cell office:value-type="float" office:value="43.60465">
            <text:p>43.60465</text:p>
          </table:table-cell>
        </table:table-row>
        <table:table-row table:style-name="ro1">
          <table:table-cell office:value-type="string">
            <text:p>Toulouse</text:p>
          </table:table-cell>
          <table:table-cell office:value-type="string">
            <text:p>Abdelkader Benchamma</text:p>
          </table:table-cell>
          <table:table-cell office:value-type="float" office:value="1">
            <text:p>1</text:p>
          </table:table-cell>
          <table:table-cell office:value-type="float" office:value="1.444209">
            <text:p>1.444209</text:p>
          </table:table-cell>
          <table:table-cell office:value-type="float" office:value="43.60465">
            <text:p>43.60465</text:p>
          </table:table-cell>
        </table:table-row>
        <table:table-row table:style-name="ro1">
          <table:table-cell office:value-type="string">
            <text:p>Toulouse</text:p>
          </table:table-cell>
          <table:table-cell office:value-type="string">
            <text:p>Fay├ºal Baghriche </text:p>
          </table:table-cell>
          <table:table-cell office:value-type="float" office:value="1">
            <text:p>1</text:p>
          </table:table-cell>
          <table:table-cell office:value-type="float" office:value="1.444209">
            <text:p>1.444209</text:p>
          </table:table-cell>
          <table:table-cell office:value-type="float" office:value="43.60465">
            <text:p>43.60465</text:p>
          </table:table-cell>
        </table:table-row>
        <table:table-row table:style-name="ro1">
          <table:table-cell office:value-type="string">
            <text:p>Trinity Square</text:p>
          </table:table-cell>
          <table:table-cell office:value-type="string">
            <text:p>Abbas Akhavan</text:p>
          </table:table-cell>
          <table:table-cell office:value-type="float" office:value="1">
            <text:p>1</text:p>
          </table:table-cell>
          <table:table-cell office:value-type="float" office:value="-77.39383">
            <text:p>-77.39383</text:p>
          </table:table-cell>
          <table:table-cell office:value-type="float" office:value="39.03713">
            <text:p>39.03713</text:p>
          </table:table-cell>
        </table:table-row>
        <table:table-row table:style-name="ro1">
          <table:table-cell office:value-type="string">
            <text:p>Tripoli</text:p>
          </table:table-cell>
          <table:table-cell office:value-type="string">
            <text:p>Samira Badran</text:p>
          </table:table-cell>
          <table:table-cell office:value-type="float" office:value="1">
            <text:p>1</text:p>
          </table:table-cell>
          <table:table-cell office:value-type="float" office:value="13.10484">
            <text:p>13.10484</text:p>
          </table:table-cell>
          <table:table-cell office:value-type="float" office:value="32.81331">
            <text:p>32.81331</text:p>
          </table:table-cell>
        </table:table-row>
        <table:table-row table:style-name="ro1">
          <table:table-cell office:value-type="string">
            <text:p>Tripoli</text:p>
          </table:table-cell>
          <table:table-cell office:value-type="string">
            <text:p>Daoud Corm</text:p>
          </table:table-cell>
          <table:table-cell office:value-type="float" office:value="1">
            <text:p>1</text:p>
          </table:table-cell>
          <table:table-cell office:value-type="float" office:value="13.10484">
            <text:p>13.10484</text:p>
          </table:table-cell>
          <table:table-cell office:value-type="float" office:value="32.81331">
            <text:p>32.81331</text:p>
          </table:table-cell>
        </table:table-row>
        <table:table-row table:style-name="ro1">
          <table:table-cell office:value-type="string">
            <text:p>Tripoli</text:p>
          </table:table-cell>
          <table:table-cell office:value-type="string">
            <text:p>Rania Attieh</text:p>
          </table:table-cell>
          <table:table-cell office:value-type="float" office:value="1">
            <text:p>1</text:p>
          </table:table-cell>
          <table:table-cell office:value-type="float" office:value="13.10484">
            <text:p>13.10484</text:p>
          </table:table-cell>
          <table:table-cell office:value-type="float" office:value="32.81331">
            <text:p>32.81331</text:p>
          </table:table-cell>
        </table:table-row>
        <table:table-row table:style-name="ro1">
          <table:table-cell office:value-type="string">
            <text:p>Tripoli</text:p>
          </table:table-cell>
          <table:table-cell office:value-type="string">
            <text:p>Khaled Sabsabi</text:p>
          </table:table-cell>
          <table:table-cell office:value-type="float" office:value="1">
            <text:p>1</text:p>
          </table:table-cell>
          <table:table-cell office:value-type="float" office:value="13.10484">
            <text:p>13.10484</text:p>
          </table:table-cell>
          <table:table-cell office:value-type="float" office:value="32.81331">
            <text:p>32.81331</text:p>
          </table:table-cell>
        </table:table-row>
        <table:table-row table:style-name="ro1">
          <table:table-cell office:value-type="string">
            <text:p>Tripoli</text:p>
          </table:table-cell>
          <table:table-cell office:value-type="string">
            <text:p>Arwa Abouon</text:p>
          </table:table-cell>
          <table:table-cell office:value-type="float" office:value="1">
            <text:p>1</text:p>
          </table:table-cell>
          <table:table-cell office:value-type="float" office:value="13.10484">
            <text:p>13.10484</text:p>
          </table:table-cell>
          <table:table-cell office:value-type="float" office:value="32.81331">
            <text:p>32.81331</text:p>
          </table:table-cell>
        </table:table-row>
        <table:table-row table:style-name="ro1">
          <table:table-cell office:value-type="string">
            <text:p>Trondheim</text:p>
          </table:table-cell>
          <table:table-cell office:value-type="string">
            <text:p>YOVO! YOVO!</text:p>
          </table:table-cell>
          <table:table-cell office:value-type="float" office:value="1">
            <text:p>1</text:p>
          </table:table-cell>
          <table:table-cell office:value-type="float" office:value="10.39505">
            <text:p>10.39505</text:p>
          </table:table-cell>
          <table:table-cell office:value-type="float" office:value="63.43051">
            <text:p>63.43051</text:p>
          </table:table-cell>
        </table:table-row>
        <table:table-row table:style-name="ro1">
          <table:table-cell office:value-type="string">
            <text:p>Tunis</text:p>
          </table:table-cell>
          <table:table-cell office:value-type="string">
            <text:p>Amina Menia</text:p>
          </table:table-cell>
          <table:table-cell office:value-type="float" office:value="1">
            <text:p>1</text:p>
          </table:table-cell>
          <table:table-cell office:value-type="float" office:value="9.537499">
            <text:p>9.537499</text:p>
          </table:table-cell>
          <table:table-cell office:value-type="float" office:value="33.88692">
            <text:p>33.88692</text:p>
          </table:table-cell>
        </table:table-row>
        <table:table-row table:style-name="ro1">
          <table:table-cell office:value-type="string">
            <text:p>Tunis</text:p>
          </table:table-cell>
          <table:table-cell office:value-type="string">
            <text:p>Mouna Karray</text:p>
          </table:table-cell>
          <table:table-cell office:value-type="float" office:value="1">
            <text:p>1</text:p>
          </table:table-cell>
          <table:table-cell office:value-type="float" office:value="9.537499">
            <text:p>9.537499</text:p>
          </table:table-cell>
          <table:table-cell office:value-type="float" office:value="33.88692">
            <text:p>33.88692</text:p>
          </table:table-cell>
        </table:table-row>
        <table:table-row table:style-name="ro1">
          <table:table-cell office:value-type="string">
            <text:p>Tunis</text:p>
          </table:table-cell>
          <table:table-cell office:value-type="string">
            <text:p>Wafa Hourani</text:p>
          </table:table-cell>
          <table:table-cell office:value-type="float" office:value="1">
            <text:p>1</text:p>
          </table:table-cell>
          <table:table-cell office:value-type="float" office:value="9.537499">
            <text:p>9.537499</text:p>
          </table:table-cell>
          <table:table-cell office:value-type="float" office:value="33.88692">
            <text:p>33.88692</text:p>
          </table:table-cell>
        </table:table-row>
        <table:table-row table:style-name="ro1">
          <table:table-cell office:value-type="string">
            <text:p>Tunis</text:p>
          </table:table-cell>
          <table:table-cell office:value-type="string">
            <text:p>N├⌐jib Belkadhi</text:p>
          </table:table-cell>
          <table:table-cell office:value-type="float" office:value="1">
            <text:p>1</text:p>
          </table:table-cell>
          <table:table-cell office:value-type="float" office:value="9.537499">
            <text:p>9.537499</text:p>
          </table:table-cell>
          <table:table-cell office:value-type="float" office:value="33.88692">
            <text:p>33.88692</text:p>
          </table:table-cell>
        </table:table-row>
        <table:table-row table:style-name="ro1">
          <table:table-cell office:value-type="string">
            <text:p>Tunis</text:p>
          </table:table-cell>
          <table:table-cell office:value-type="string">
            <text:p>Nadia Kaabi-Linke</text:p>
          </table:table-cell>
          <table:table-cell office:value-type="float" office:value="1">
            <text:p>1</text:p>
          </table:table-cell>
          <table:table-cell office:value-type="float" office:value="9.537499">
            <text:p>9.537499</text:p>
          </table:table-cell>
          <table:table-cell office:value-type="float" office:value="33.88692">
            <text:p>33.88692</text:p>
          </table:table-cell>
        </table:table-row>
        <table:table-row table:style-name="ro1">
          <table:table-cell office:value-type="string">
            <text:p>Tunis</text:p>
          </table:table-cell>
          <table:table-cell office:value-type="string">
            <text:p>Isma├»l Bahri</text:p>
          </table:table-cell>
          <table:table-cell office:value-type="float" office:value="1">
            <text:p>1</text:p>
          </table:table-cell>
          <table:table-cell office:value-type="float" office:value="9.537499">
            <text:p>9.537499</text:p>
          </table:table-cell>
          <table:table-cell office:value-type="float" office:value="33.88692">
            <text:p>33.88692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Abdulhalim Radwi</text:p>
          </table:table-cell>
          <table:table-cell office:value-type="float" office:value="1">
            <text:p>1</text:p>
          </table:table-cell>
          <table:table-cell office:value-type="float" office:value="9.537499">
            <text:p>9.537499</text:p>
          </table:table-cell>
          <table:table-cell office:value-type="float" office:value="33.88692">
            <text:p>33.88692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Kamarstudios </text:p>
          </table:table-cell>
          <table:table-cell office:value-type="float" office:value="1">
            <text:p>1</text:p>
          </table:table-cell>
          <table:table-cell office:value-type="float" office:value="9.537499">
            <text:p>9.537499</text:p>
          </table:table-cell>
          <table:table-cell office:value-type="float" office:value="33.88692">
            <text:p>33.88692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Hala Elkoussy</text:p>
          </table:table-cell>
          <table:table-cell office:value-type="float" office:value="1">
            <text:p>1</text:p>
          </table:table-cell>
          <table:table-cell office:value-type="float" office:value="9.537499">
            <text:p>9.537499</text:p>
          </table:table-cell>
          <table:table-cell office:value-type="float" office:value="33.88692">
            <text:p>33.88692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Nacera Belaza</text:p>
          </table:table-cell>
          <table:table-cell office:value-type="float" office:value="1">
            <text:p>1</text:p>
          </table:table-cell>
          <table:table-cell office:value-type="float" office:value="9.537499">
            <text:p>9.537499</text:p>
          </table:table-cell>
          <table:table-cell office:value-type="float" office:value="33.88692">
            <text:p>33.88692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Mouna Karray</text:p>
          </table:table-cell>
          <table:table-cell office:value-type="float" office:value="1">
            <text:p>1</text:p>
          </table:table-cell>
          <table:table-cell office:value-type="float" office:value="9.537499">
            <text:p>9.537499</text:p>
          </table:table-cell>
          <table:table-cell office:value-type="float" office:value="33.88692">
            <text:p>33.88692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Amina Menia</text:p>
          </table:table-cell>
          <table:table-cell office:value-type="float" office:value="1">
            <text:p>1</text:p>
          </table:table-cell>
          <table:table-cell office:value-type="float" office:value="9.537499">
            <text:p>9.537499</text:p>
          </table:table-cell>
          <table:table-cell office:value-type="float" office:value="33.88692">
            <text:p>33.88692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Isma├»l Bahri</text:p>
          </table:table-cell>
          <table:table-cell office:value-type="float" office:value="1">
            <text:p>1</text:p>
          </table:table-cell>
          <table:table-cell office:value-type="float" office:value="9.537499">
            <text:p>9.537499</text:p>
          </table:table-cell>
          <table:table-cell office:value-type="float" office:value="33.88692">
            <text:p>33.88692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Noma Omran</text:p>
          </table:table-cell>
          <table:table-cell office:value-type="float" office:value="1">
            <text:p>1</text:p>
          </table:table-cell>
          <table:table-cell office:value-type="float" office:value="9.537499">
            <text:p>9.537499</text:p>
          </table:table-cell>
          <table:table-cell office:value-type="float" office:value="33.88692">
            <text:p>33.88692</text:p>
          </table:table-cell>
        </table:table-row>
        <table:table-row table:style-name="ro1">
          <table:table-cell office:value-type="string">
            <text:p>Turin</text:p>
          </table:table-cell>
          <table:table-cell office:value-type="string">
            <text:p>Pascal Hachem</text:p>
          </table:table-cell>
          <table:table-cell office:value-type="float" office:value="1">
            <text:p>1</text:p>
          </table:table-cell>
          <table:table-cell office:value-type="float" office:value="7.686857">
            <text:p>7.686857</text:p>
          </table:table-cell>
          <table:table-cell office:value-type="float" office:value="45.07031">
            <text:p>45.07031</text:p>
          </table:table-cell>
        </table:table-row>
        <table:table-row table:style-name="ro1">
          <table:table-cell office:value-type="string">
            <text:p>Turin</text:p>
          </table:table-cell>
          <table:table-cell office:value-type="string">
            <text:p>Djamel Kokene</text:p>
          </table:table-cell>
          <table:table-cell office:value-type="float" office:value="1">
            <text:p>1</text:p>
          </table:table-cell>
          <table:table-cell office:value-type="float" office:value="7.686857">
            <text:p>7.686857</text:p>
          </table:table-cell>
          <table:table-cell office:value-type="float" office:value="45.07031">
            <text:p>45.07031</text:p>
          </table:table-cell>
        </table:table-row>
        <table:table-row table:style-name="ro1">
          <table:table-cell office:value-type="string">
            <text:p>Turin</text:p>
          </table:table-cell>
          <table:table-cell office:value-type="string">
            <text:p>Isma├»l Bahri</text:p>
          </table:table-cell>
          <table:table-cell office:value-type="float" office:value="1">
            <text:p>1</text:p>
          </table:table-cell>
          <table:table-cell office:value-type="float" office:value="7.686857">
            <text:p>7.686857</text:p>
          </table:table-cell>
          <table:table-cell office:value-type="float" office:value="45.07031">
            <text:p>45.07031</text:p>
          </table:table-cell>
        </table:table-row>
        <table:table-row table:style-name="ro1">
          <table:table-cell office:value-type="string">
            <text:p>Turin</text:p>
          </table:table-cell>
          <table:table-cell office:value-type="string">
            <text:p>Nadia Ayari</text:p>
          </table:table-cell>
          <table:table-cell office:value-type="float" office:value="1">
            <text:p>1</text:p>
          </table:table-cell>
          <table:table-cell office:value-type="float" office:value="7.686857">
            <text:p>7.686857</text:p>
          </table:table-cell>
          <table:table-cell office:value-type="float" office:value="45.07031">
            <text:p>45.07031</text:p>
          </table:table-cell>
        </table:table-row>
        <table:table-row table:style-name="ro1">
          <table:table-cell office:value-type="string">
            <text:p>Turin</text:p>
          </table:table-cell>
          <table:table-cell office:value-type="string">
            <text:p>Mona Hatoum</text:p>
          </table:table-cell>
          <table:table-cell office:value-type="float" office:value="1">
            <text:p>1</text:p>
          </table:table-cell>
          <table:table-cell office:value-type="float" office:value="7.686857">
            <text:p>7.686857</text:p>
          </table:table-cell>
          <table:table-cell office:value-type="float" office:value="45.07031">
            <text:p>45.07031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Ninar Esber</text:p>
          </table:table-cell>
          <table:table-cell office:value-type="float" office:value="1">
            <text:p>1</text:p>
          </table:table-cell>
          <table:table-cell office:value-type="float" office:value="35.24332">
            <text:p>35.24332</text:p>
          </table:table-cell>
          <table:table-cell office:value-type="float" office:value="38.96375">
            <text:p>38.96375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Hrair Sarkissian</text:p>
          </table:table-cell>
          <table:table-cell office:value-type="float" office:value="1">
            <text:p>1</text:p>
          </table:table-cell>
          <table:table-cell office:value-type="float" office:value="35.24332">
            <text:p>35.24332</text:p>
          </table:table-cell>
          <table:table-cell office:value-type="float" office:value="38.96375">
            <text:p>38.96375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Jalal Toufic</text:p>
          </table:table-cell>
          <table:table-cell office:value-type="float" office:value="1">
            <text:p>1</text:p>
          </table:table-cell>
          <table:table-cell office:value-type="float" office:value="35.24332">
            <text:p>35.24332</text:p>
          </table:table-cell>
          <table:table-cell office:value-type="float" office:value="38.96375">
            <text:p>38.96375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Aras ├ûzg├╝n</text:p>
          </table:table-cell>
          <table:table-cell office:value-type="float" office:value="1">
            <text:p>1</text:p>
          </table:table-cell>
          <table:table-cell office:value-type="float" office:value="35.24332">
            <text:p>35.24332</text:p>
          </table:table-cell>
          <table:table-cell office:value-type="float" office:value="38.96375">
            <text:p>38.96375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I┼ƒ─▒l E─ƒrikavuk</text:p>
          </table:table-cell>
          <table:table-cell office:value-type="float" office:value="1">
            <text:p>1</text:p>
          </table:table-cell>
          <table:table-cell office:value-type="float" office:value="35.24332">
            <text:p>35.24332</text:p>
          </table:table-cell>
          <table:table-cell office:value-type="float" office:value="38.96375">
            <text:p>38.96375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Hala Elkoussy</text:p>
          </table:table-cell>
          <table:table-cell office:value-type="float" office:value="1">
            <text:p>1</text:p>
          </table:table-cell>
          <table:table-cell office:value-type="float" office:value="35.24332">
            <text:p>35.24332</text:p>
          </table:table-cell>
          <table:table-cell office:value-type="float" office:value="38.96375">
            <text:p>38.96375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Nevin Aladag</text:p>
          </table:table-cell>
          <table:table-cell office:value-type="float" office:value="1">
            <text:p>1</text:p>
          </table:table-cell>
          <table:table-cell office:value-type="float" office:value="35.24332">
            <text:p>35.24332</text:p>
          </table:table-cell>
          <table:table-cell office:value-type="float" office:value="38.96375">
            <text:p>38.96375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Nasser Al Maimoon</text:p>
          </table:table-cell>
          <table:table-cell office:value-type="float" office:value="1">
            <text:p>1</text:p>
          </table:table-cell>
          <table:table-cell office:value-type="float" office:value="35.24332">
            <text:p>35.24332</text:p>
          </table:table-cell>
          <table:table-cell office:value-type="float" office:value="38.96375">
            <text:p>38.96375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Halil Altindere</text:p>
          </table:table-cell>
          <table:table-cell office:value-type="float" office:value="1">
            <text:p>1</text:p>
          </table:table-cell>
          <table:table-cell office:value-type="float" office:value="35.24332">
            <text:p>35.24332</text:p>
          </table:table-cell>
          <table:table-cell office:value-type="float" office:value="38.96375">
            <text:p>38.96375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Ay┼ƒe Erkmen</text:p>
          </table:table-cell>
          <table:table-cell office:value-type="float" office:value="1">
            <text:p>1</text:p>
          </table:table-cell>
          <table:table-cell office:value-type="float" office:value="35.24332">
            <text:p>35.24332</text:p>
          </table:table-cell>
          <table:table-cell office:value-type="float" office:value="38.96375">
            <text:p>38.96375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Wael Shawky</text:p>
          </table:table-cell>
          <table:table-cell office:value-type="float" office:value="1">
            <text:p>1</text:p>
          </table:table-cell>
          <table:table-cell office:value-type="float" office:value="35.24332">
            <text:p>35.24332</text:p>
          </table:table-cell>
          <table:table-cell office:value-type="float" office:value="38.96375">
            <text:p>38.96375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Diana Al Hadid</text:p>
          </table:table-cell>
          <table:table-cell office:value-type="float" office:value="1">
            <text:p>1</text:p>
          </table:table-cell>
          <table:table-cell office:value-type="float" office:value="35.24332">
            <text:p>35.24332</text:p>
          </table:table-cell>
          <table:table-cell office:value-type="float" office:value="38.96375">
            <text:p>38.96375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Nil Yalter</text:p>
          </table:table-cell>
          <table:table-cell office:value-type="float" office:value="1">
            <text:p>1</text:p>
          </table:table-cell>
          <table:table-cell office:value-type="float" office:value="35.24332">
            <text:p>35.24332</text:p>
          </table:table-cell>
          <table:table-cell office:value-type="float" office:value="38.96375">
            <text:p>38.96375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Runa Islam</text:p>
          </table:table-cell>
          <table:table-cell office:value-type="float" office:value="1">
            <text:p>1</text:p>
          </table:table-cell>
          <table:table-cell office:value-type="float" office:value="35.24332">
            <text:p>35.24332</text:p>
          </table:table-cell>
          <table:table-cell office:value-type="float" office:value="38.96375">
            <text:p>38.96375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Shahzia Sikander</text:p>
          </table:table-cell>
          <table:table-cell office:value-type="float" office:value="1">
            <text:p>1</text:p>
          </table:table-cell>
          <table:table-cell office:value-type="float" office:value="35.24332">
            <text:p>35.24332</text:p>
          </table:table-cell>
          <table:table-cell office:value-type="float" office:value="38.96375">
            <text:p>38.96375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Basim Magdy </text:p>
          </table:table-cell>
          <table:table-cell office:value-type="float" office:value="1">
            <text:p>1</text:p>
          </table:table-cell>
          <table:table-cell office:value-type="float" office:value="35.24332">
            <text:p>35.24332</text:p>
          </table:table-cell>
          <table:table-cell office:value-type="float" office:value="38.96375">
            <text:p>38.96375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Basim Magdy </text:p>
          </table:table-cell>
          <table:table-cell office:value-type="float" office:value="1">
            <text:p>1</text:p>
          </table:table-cell>
          <table:table-cell office:value-type="float" office:value="31.16558">
            <text:p>31.16558</text:p>
          </table:table-cell>
          <table:table-cell office:value-type="float" office:value="48.37943">
            <text:p>48.37943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Reem Al Ghaith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Ala Ebtekar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Shaikha Al Mazrou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Larissa Sansour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Jessica Mein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Hassan Massoudy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Walid Siti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Ebtisam Abdulaziz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Mounir Al-Shaarani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Khaled Jarrar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Rashid Masharawi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Ziad Antar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Marwan Rechmaoui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Tarek Atoui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Ammar Al Attar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Jayce Salloum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Rula Halawani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Tarek Al-Ghoussein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Zoulikha-Bouabdellah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Farshid Maleki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Hassan Sharif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Wissam Shawkat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Nasir Nasrallah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Hrair Sarkissian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Lantian Xie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Eungie Joo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Moataz Nasr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Abdullah Al Saadi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Zeinab Al Hashemi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Zineb Sedira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Shadi Ghadirian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Jalal Toufic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Haig Aivazian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Diana Al Hadid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Abbas Akhavan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Fatima Al Qadiri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Mohammed Melehi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Sami Al Turki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Lamya Gargash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Lamia Joreige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Sharif Waked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Manal Al Dowayan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mounir fatmi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Marwa Rustam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Hala Elkoussy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Mohammed Kazem</text:p>
          </table:table-cell>
          <table:table-cell office:value-type="float" office:value="1">
            <text:p>1</text:p>
          </table:table-cell>
          <table:table-cell office:value-type="float" office:value="53.84782">
            <text:p>53.84782</text:p>
          </table:table-cell>
          <table:table-cell office:value-type="float" office:value="23.42408">
            <text:p>23.42408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Hassan Massoudy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Sara Naim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Golnaz Fathi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Marwan Rechmaoui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Anri Sala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Amina Menia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Cevdet Erek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Haroon Mirza 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Sulayman Al Bassam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Musaed Alhulis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Hamra Abbas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Larissa Sansour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Nevin Aladag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Samiah Khashoggi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Hala Elkoussy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Isma├»l Bahri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Lamia Joreige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Latifa Echakhch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Mona Marzouk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Monir Shahroudy Farmanfarmaian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David Claerbout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Yto Barrada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Raqs Media Collective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Farshid Maleki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Melik Ohanian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Lawrence Abu Hamdan 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Khaled Jarrar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Hrair Sarkissian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Aisha Khalid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Shahpour Pouyan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Raeda Saadeh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Darvish Fakhr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Amar Kanwar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Diana Al Hadid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Jananne Al-Ani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Ahmed El Attar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Zineb Sedira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Yazan Khalili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Wael Shawky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Sarah Al Abdali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Nadia Kaabi-Linke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Moataz Nasr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Walid Siti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Walid Raad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Runa Islam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Derek Ogbourne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Fatima Al Qadiri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Sahand Hesamiyan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Jayce Salloum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Jawad Al Malhi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Rana Begum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Mounir Al-Shaarani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Jalal Toufic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Zeinab Al Hashemi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Ammar Al Attar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Ayreen Anastas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Abbas Akhavan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EFFAT ABDULLAH FADAG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Muzamil Choudhury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-3.435973">
            <text:p>-3.435973</text:p>
          </table:table-cell>
          <table:table-cell office:value-type="float" office:value="55.37805">
            <text:p>55.37805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Hamra Abbas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CAMP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Oraib Toukan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Lawrence Abu Hamdan 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Gita Meh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Hala Elkoussy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Ala Ebtekar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Halil Altindere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Sama Alshaibi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Jalal Toufic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Basim Magdy 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Nil Yalter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Erin Ellen Kelly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Ayman Ramadan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Nicky Nodjoumi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Babak Golkar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Ziad Abillama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Haroon Mirza 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Jilali Gharbaoui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Jananne Al-Ani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Kassab Bachi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Sherin Guirguis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Burak Arikan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EFFAT ABDULLAH FADAG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Shadi Ghadirian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Magdi Mostafa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Amir H. Fallah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Rashid Masharawi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Wael Shawky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Aisha Khalid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Graziella Rizkallah Toufic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Yusef A. Lateef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Mohanna Durra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Mariam Ghani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Shahzia Sikander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Shohreh Mehran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Khalil Rabah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Jessica Mein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Abdullah Hammas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Abdullah Al-Mazrook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I┼ƒ─▒l E─ƒrikavuk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Shirin Neshat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Raeda Saadeh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Melik Ohanian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Hayv Kahraman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Aras ├ûzg├╝n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Khalid al-Jader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Raqs Media Collective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Walid Raad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Latifa Echakhch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Zahra Bu Ali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Fahrelnissa Zeid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Saddek Wasil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Shaikha Al Mazrou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Raed Yassin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Runa Islam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Lamia Joreige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Hend Al-Mansour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Haig Aivazian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Basir Mahmood 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Shaweesh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Sahand Hesamiyan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Mohammed Al Ghamdi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Khaled Hourani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Jumana Manna 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Samira Badran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Monir Shahroudy Farmanfarmaian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Nida Sinnokrot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David Claerbout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Salwa Aleryani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Zena el Khalil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Jowhara AlSaud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Anri Sala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Jayce Salloum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Nargess Hashemi</text:p>
          </table:table-cell>
          <table:table-cell office:value-type="float" office:value="1">
            <text:p>1</text:p>
          </table:table-cell>
          <table:table-cell office:value-type="float" office:value="-95.71289">
            <text:p>-95.71289</text:p>
          </table:table-cell>
          <table:table-cell office:value-type="float" office:value="37.09024">
            <text:p>37.09024</text:p>
          </table:table-cell>
        </table:table-row>
        <table:table-row table:style-name="ro1">
          <table:table-cell office:value-type="string">
            <text:p>Utrecht</text:p>
          </table:table-cell>
          <table:table-cell office:value-type="string">
            <text:p>Lize Mogel</text:p>
          </table:table-cell>
          <table:table-cell office:value-type="float" office:value="1">
            <text:p>1</text:p>
          </table:table-cell>
          <table:table-cell office:value-type="float" office:value="5.12142">
            <text:p>5.12142</text:p>
          </table:table-cell>
          <table:table-cell office:value-type="float" office:value="52.09074">
            <text:p>52.09074</text:p>
          </table:table-cell>
        </table:table-row>
        <table:table-row table:style-name="ro1">
          <table:table-cell office:value-type="string">
            <text:p>Utrecht</text:p>
          </table:table-cell>
          <table:table-cell office:value-type="string">
            <text:p>Lawrence Abu Hamdan </text:p>
          </table:table-cell>
          <table:table-cell office:value-type="float" office:value="1">
            <text:p>1</text:p>
          </table:table-cell>
          <table:table-cell office:value-type="float" office:value="5.12142">
            <text:p>5.12142</text:p>
          </table:table-cell>
          <table:table-cell office:value-type="float" office:value="52.09074">
            <text:p>52.09074</text:p>
          </table:table-cell>
        </table:table-row>
        <table:table-row table:style-name="ro1">
          <table:table-cell office:value-type="string">
            <text:p>Valencia</text:p>
          </table:table-cell>
          <table:table-cell office:value-type="string">
            <text:p>Gita Meh</text:p>
          </table:table-cell>
          <table:table-cell office:value-type="float" office:value="1">
            <text:p>1</text:p>
          </table:table-cell>
          <table:table-cell office:value-type="float" office:value="-0.3762881">
            <text:p>-0.3762881</text:p>
          </table:table-cell>
          <table:table-cell office:value-type="float" office:value="39.46991">
            <text:p>39.46991</text:p>
          </table:table-cell>
        </table:table-row>
        <table:table-row table:style-name="ro1">
          <table:table-cell office:value-type="string">
            <text:p>Valencia</text:p>
          </table:table-cell>
          <table:table-cell office:value-type="string">
            <text:p>Derek Ogbourne</text:p>
          </table:table-cell>
          <table:table-cell office:value-type="float" office:value="1">
            <text:p>1</text:p>
          </table:table-cell>
          <table:table-cell office:value-type="float" office:value="-0.3762881">
            <text:p>-0.3762881</text:p>
          </table:table-cell>
          <table:table-cell office:value-type="float" office:value="39.46991">
            <text:p>39.46991</text:p>
          </table:table-cell>
        </table:table-row>
        <table:table-row table:style-name="ro1">
          <table:table-cell office:value-type="string">
            <text:p>Vancouver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-122.6615">
            <text:p>-122.6615</text:p>
          </table:table-cell>
          <table:table-cell office:value-type="float" office:value="45.63873">
            <text:p>45.63873</text:p>
          </table:table-cell>
        </table:table-row>
        <table:table-row table:style-name="ro1">
          <table:table-cell office:value-type="string">
            <text:p>Vancouver</text:p>
          </table:table-cell>
          <table:table-cell office:value-type="string">
            <text:p>Jayce Salloum</text:p>
          </table:table-cell>
          <table:table-cell office:value-type="float" office:value="1">
            <text:p>1</text:p>
          </table:table-cell>
          <table:table-cell office:value-type="float" office:value="-122.6615">
            <text:p>-122.6615</text:p>
          </table:table-cell>
          <table:table-cell office:value-type="float" office:value="45.63873">
            <text:p>45.63873</text:p>
          </table:table-cell>
        </table:table-row>
        <table:table-row table:style-name="ro1">
          <table:table-cell office:value-type="string">
            <text:p>Vancouver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-122.6615">
            <text:p>-122.6615</text:p>
          </table:table-cell>
          <table:table-cell office:value-type="float" office:value="45.63873">
            <text:p>45.63873</text:p>
          </table:table-cell>
        </table:table-row>
        <table:table-row table:style-name="ro1">
          <table:table-cell office:value-type="string">
            <text:p>Vancouver</text:p>
          </table:table-cell>
          <table:table-cell office:value-type="string">
            <text:p>Babak Golkar</text:p>
          </table:table-cell>
          <table:table-cell office:value-type="float" office:value="1">
            <text:p>1</text:p>
          </table:table-cell>
          <table:table-cell office:value-type="float" office:value="-122.6615">
            <text:p>-122.6615</text:p>
          </table:table-cell>
          <table:table-cell office:value-type="float" office:value="45.63873">
            <text:p>45.63873</text:p>
          </table:table-cell>
        </table:table-row>
        <table:table-row table:style-name="ro1">
          <table:table-cell office:value-type="string">
            <text:p>Vancouver</text:p>
          </table:table-cell>
          <table:table-cell office:value-type="string">
            <text:p>Hazar Bogary</text:p>
          </table:table-cell>
          <table:table-cell office:value-type="float" office:value="1">
            <text:p>1</text:p>
          </table:table-cell>
          <table:table-cell office:value-type="float" office:value="-122.6615">
            <text:p>-122.6615</text:p>
          </table:table-cell>
          <table:table-cell office:value-type="float" office:value="45.63873">
            <text:p>45.63873</text:p>
          </table:table-cell>
        </table:table-row>
        <table:table-row table:style-name="ro1">
          <table:table-cell office:value-type="string">
            <text:p>Vancouver</text:p>
          </table:table-cell>
          <table:table-cell office:value-type="string">
            <text:p>Nil Yalter</text:p>
          </table:table-cell>
          <table:table-cell office:value-type="float" office:value="1">
            <text:p>1</text:p>
          </table:table-cell>
          <table:table-cell office:value-type="float" office:value="-122.6615">
            <text:p>-122.6615</text:p>
          </table:table-cell>
          <table:table-cell office:value-type="float" office:value="45.63873">
            <text:p>45.63873</text:p>
          </table:table-cell>
        </table:table-row>
        <table:table-row table:style-name="ro1">
          <table:table-cell office:value-type="string">
            <text:p>Vancouver</text:p>
          </table:table-cell>
          <table:table-cell office:value-type="string">
            <text:p>Ahmad Konash</text:p>
          </table:table-cell>
          <table:table-cell office:value-type="float" office:value="1">
            <text:p>1</text:p>
          </table:table-cell>
          <table:table-cell office:value-type="float" office:value="-122.6615">
            <text:p>-122.6615</text:p>
          </table:table-cell>
          <table:table-cell office:value-type="float" office:value="45.63873">
            <text:p>45.63873</text:p>
          </table:table-cell>
        </table:table-row>
        <table:table-row table:style-name="ro1">
          <table:table-cell office:value-type="string">
            <text:p>Vancouver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-122.6615">
            <text:p>-122.6615</text:p>
          </table:table-cell>
          <table:table-cell office:value-type="float" office:value="45.63873">
            <text:p>45.63873</text:p>
          </table:table-cell>
        </table:table-row>
        <table:table-row table:style-name="ro1">
          <table:table-cell office:value-type="string">
            <text:p>Vatican</text:p>
          </table:table-cell>
          <table:table-cell office:value-type="string">
            <text:p>Mohanna Durra</text:p>
          </table:table-cell>
          <table:table-cell office:value-type="float" office:value="1">
            <text:p>1</text:p>
          </table:table-cell>
          <table:table-cell office:value-type="float" office:value="12.45339">
            <text:p>12.45339</text:p>
          </table:table-cell>
          <table:table-cell office:value-type="float" office:value="41.90292">
            <text:p>41.90292</text:p>
          </table:table-cell>
        </table:table-row>
        <table:table-row table:style-name="ro1">
          <table:table-cell office:value-type="string">
            <text:p>Vatican</text:p>
          </table:table-cell>
          <table:table-cell office:value-type="string">
            <text:p>Daoud Corm</text:p>
          </table:table-cell>
          <table:table-cell office:value-type="float" office:value="1">
            <text:p>1</text:p>
          </table:table-cell>
          <table:table-cell office:value-type="float" office:value="12.45339">
            <text:p>12.45339</text:p>
          </table:table-cell>
          <table:table-cell office:value-type="float" office:value="41.90292">
            <text:p>41.90292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Abdullah Al Saadi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Mona Hatoum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Driss Ouadahi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Khalil Rabah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Mohammed Kazem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Burak Arikan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Keith Shiri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Sherin Guirguis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Karim A├»nouz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Sarah Abu Abdallah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Haris Epaminonda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Farid Belkahia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Fateh Moudarres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Abdulnasser Gharem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Manal Dowayan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Ren├⌐ Gabri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Rachid Kora├»chi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Tarek Al-Ghoussein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Adel Abdessemed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Abbas Kiarostami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Yazan Khalili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Fouad Elkoury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Sherif El Azma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Almagul Menlibayeva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nice</text:p>
          </table:table-cell>
          <table:table-cell office:value-type="string">
            <text:p>Ragheb Ayad</text:p>
          </table:table-cell>
          <table:table-cell office:value-type="float" office:value="1">
            <text:p>1</text:p>
          </table:table-cell>
          <table:table-cell office:value-type="float" office:value="12.31552">
            <text:p>12.31552</text:p>
          </table:table-cell>
          <table:table-cell office:value-type="float" office:value="45.44085">
            <text:p>45.44085</text:p>
          </table:table-cell>
        </table:table-row>
        <table:table-row table:style-name="ro1">
          <table:table-cell office:value-type="string">
            <text:p>Versailles</text:p>
          </table:table-cell>
          <table:table-cell office:value-type="string">
            <text:p>Daoud Corm</text:p>
          </table:table-cell>
          <table:table-cell office:value-type="float" office:value="1">
            <text:p>1</text:p>
          </table:table-cell>
          <table:table-cell office:value-type="float" office:value="2.130122">
            <text:p>2.130122</text:p>
          </table:table-cell>
          <table:table-cell office:value-type="float" office:value="48.80141">
            <text:p>48.80141</text:p>
          </table:table-cell>
        </table:table-row>
        <table:table-row table:style-name="ro1">
          <table:table-cell office:value-type="string">
            <text:p>Victoria</text:p>
          </table:table-cell>
          <table:table-cell office:value-type="string">
            <text:p>Idris Kha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ictoria</text:p>
          </table:table-cell>
          <table:table-cell office:value-type="string">
            <text:p>Raafat Isha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ictoria</text:p>
          </table:table-cell>
          <table:table-cell office:value-type="string">
            <text:p>Rachid Kora├»chi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Vienna</text:p>
          </table:table-cell>
          <table:table-cell office:value-type="string">
            <text:p>Wafaa Bilal</text:p>
          </table:table-cell>
          <table:table-cell office:value-type="float" office:value="1">
            <text:p>1</text:p>
          </table:table-cell>
          <table:table-cell office:value-type="float" office:value="16.37382">
            <text:p>16.37382</text:p>
          </table:table-cell>
          <table:table-cell office:value-type="float" office:value="48.20817">
            <text:p>48.20817</text:p>
          </table:table-cell>
        </table:table-row>
        <table:table-row table:style-name="ro1">
          <table:table-cell office:value-type="string">
            <text:p>Vienna</text:p>
          </table:table-cell>
          <table:table-cell office:value-type="string">
            <text:p>Niyaz-Azadikhah</text:p>
          </table:table-cell>
          <table:table-cell office:value-type="float" office:value="1">
            <text:p>1</text:p>
          </table:table-cell>
          <table:table-cell office:value-type="float" office:value="16.37382">
            <text:p>16.37382</text:p>
          </table:table-cell>
          <table:table-cell office:value-type="float" office:value="48.20817">
            <text:p>48.20817</text:p>
          </table:table-cell>
        </table:table-row>
        <table:table-row table:style-name="ro1">
          <table:table-cell office:value-type="string">
            <text:p>Vienna</text:p>
          </table:table-cell>
          <table:table-cell office:value-type="string">
            <text:p>Ay┼ƒe Erkmen</text:p>
          </table:table-cell>
          <table:table-cell office:value-type="float" office:value="1">
            <text:p>1</text:p>
          </table:table-cell>
          <table:table-cell office:value-type="float" office:value="16.37382">
            <text:p>16.37382</text:p>
          </table:table-cell>
          <table:table-cell office:value-type="float" office:value="48.20817">
            <text:p>48.20817</text:p>
          </table:table-cell>
        </table:table-row>
        <table:table-row table:style-name="ro1">
          <table:table-cell office:value-type="string">
            <text:p>Vienna</text:p>
          </table:table-cell>
          <table:table-cell office:value-type="string">
            <text:p>Basim Magdy </text:p>
          </table:table-cell>
          <table:table-cell office:value-type="float" office:value="1">
            <text:p>1</text:p>
          </table:table-cell>
          <table:table-cell office:value-type="float" office:value="16.37382">
            <text:p>16.37382</text:p>
          </table:table-cell>
          <table:table-cell office:value-type="float" office:value="48.20817">
            <text:p>48.20817</text:p>
          </table:table-cell>
        </table:table-row>
        <table:table-row table:style-name="ro1">
          <table:table-cell office:value-type="string">
            <text:p>Vienna</text:p>
          </table:table-cell>
          <table:table-cell office:value-type="string">
            <text:p>:mentalKLINIK</text:p>
          </table:table-cell>
          <table:table-cell office:value-type="float" office:value="1">
            <text:p>1</text:p>
          </table:table-cell>
          <table:table-cell office:value-type="float" office:value="16.37382">
            <text:p>16.37382</text:p>
          </table:table-cell>
          <table:table-cell office:value-type="float" office:value="48.20817">
            <text:p>48.20817</text:p>
          </table:table-cell>
        </table:table-row>
        <table:table-row table:style-name="ro1">
          <table:table-cell office:value-type="string">
            <text:p>Vienna</text:p>
          </table:table-cell>
          <table:table-cell office:value-type="string">
            <text:p>Runa Islam</text:p>
          </table:table-cell>
          <table:table-cell office:value-type="float" office:value="1">
            <text:p>1</text:p>
          </table:table-cell>
          <table:table-cell office:value-type="float" office:value="16.37382">
            <text:p>16.37382</text:p>
          </table:table-cell>
          <table:table-cell office:value-type="float" office:value="48.20817">
            <text:p>48.20817</text:p>
          </table:table-cell>
        </table:table-row>
        <table:table-row table:style-name="ro1">
          <table:table-cell office:value-type="string">
            <text:p>Vienna</text:p>
          </table:table-cell>
          <table:table-cell office:value-type="string">
            <text:p>David Claerbout</text:p>
          </table:table-cell>
          <table:table-cell office:value-type="float" office:value="1">
            <text:p>1</text:p>
          </table:table-cell>
          <table:table-cell office:value-type="float" office:value="16.37382">
            <text:p>16.37382</text:p>
          </table:table-cell>
          <table:table-cell office:value-type="float" office:value="48.20817">
            <text:p>48.20817</text:p>
          </table:table-cell>
        </table:table-row>
        <table:table-row table:style-name="ro1">
          <table:table-cell office:value-type="string">
            <text:p>Vienna</text:p>
          </table:table-cell>
          <table:table-cell office:value-type="string">
            <text:p>Susan Hefuna</text:p>
          </table:table-cell>
          <table:table-cell office:value-type="float" office:value="1">
            <text:p>1</text:p>
          </table:table-cell>
          <table:table-cell office:value-type="float" office:value="16.37382">
            <text:p>16.37382</text:p>
          </table:table-cell>
          <table:table-cell office:value-type="float" office:value="48.20817">
            <text:p>48.20817</text:p>
          </table:table-cell>
        </table:table-row>
        <table:table-row table:style-name="ro1">
          <table:table-cell office:value-type="string">
            <text:p>Vienna</text:p>
          </table:table-cell>
          <table:table-cell office:value-type="string">
            <text:p>Nevin Aladag</text:p>
          </table:table-cell>
          <table:table-cell office:value-type="float" office:value="1">
            <text:p>1</text:p>
          </table:table-cell>
          <table:table-cell office:value-type="float" office:value="16.37382">
            <text:p>16.37382</text:p>
          </table:table-cell>
          <table:table-cell office:value-type="float" office:value="48.20817">
            <text:p>48.20817</text:p>
          </table:table-cell>
        </table:table-row>
        <table:table-row table:style-name="ro1">
          <table:table-cell office:value-type="string">
            <text:p>Vienna</text:p>
          </table:table-cell>
          <table:table-cell office:value-type="string">
            <text:p>Rashid Masharawi</text:p>
          </table:table-cell>
          <table:table-cell office:value-type="float" office:value="1">
            <text:p>1</text:p>
          </table:table-cell>
          <table:table-cell office:value-type="float" office:value="16.37382">
            <text:p>16.37382</text:p>
          </table:table-cell>
          <table:table-cell office:value-type="float" office:value="48.20817">
            <text:p>48.20817</text:p>
          </table:table-cell>
        </table:table-row>
        <table:table-row table:style-name="ro1">
          <table:table-cell office:value-type="string">
            <text:p>Vienna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16.37382">
            <text:p>16.37382</text:p>
          </table:table-cell>
          <table:table-cell office:value-type="float" office:value="48.20817">
            <text:p>48.20817</text:p>
          </table:table-cell>
        </table:table-row>
        <table:table-row table:style-name="ro1">
          <table:table-cell office:value-type="string">
            <text:p>Vienna</text:p>
          </table:table-cell>
          <table:table-cell office:value-type="string">
            <text:p>Cevdet Erek</text:p>
          </table:table-cell>
          <table:table-cell office:value-type="float" office:value="1">
            <text:p>1</text:p>
          </table:table-cell>
          <table:table-cell office:value-type="float" office:value="16.37382">
            <text:p>16.37382</text:p>
          </table:table-cell>
          <table:table-cell office:value-type="float" office:value="48.20817">
            <text:p>48.20817</text:p>
          </table:table-cell>
        </table:table-row>
        <table:table-row table:style-name="ro1">
          <table:table-cell office:value-type="string">
            <text:p>Vienna</text:p>
          </table:table-cell>
          <table:table-cell office:value-type="string">
            <text:p>Taysir Batniji</text:p>
          </table:table-cell>
          <table:table-cell office:value-type="float" office:value="1">
            <text:p>1</text:p>
          </table:table-cell>
          <table:table-cell office:value-type="float" office:value="16.37382">
            <text:p>16.37382</text:p>
          </table:table-cell>
          <table:table-cell office:value-type="float" office:value="48.20817">
            <text:p>48.20817</text:p>
          </table:table-cell>
        </table:table-row>
        <table:table-row table:style-name="ro1">
          <table:table-cell office:value-type="string">
            <text:p>Vietnam</text:p>
          </table:table-cell>
          <table:table-cell office:value-type="string">
            <text:p>Reza Aramesh</text:p>
          </table:table-cell>
          <table:table-cell office:value-type="float" office:value="1">
            <text:p>1</text:p>
          </table:table-cell>
          <table:table-cell office:value-type="float" office:value="108.2772">
            <text:p>108.2772</text:p>
          </table:table-cell>
          <table:table-cell office:value-type="float" office:value="14.05832">
            <text:p>14.05832</text:p>
          </table:table-cell>
        </table:table-row>
        <table:table-row table:style-name="ro1">
          <table:table-cell office:value-type="string">
            <text:p>Vigo</text:p>
          </table:table-cell>
          <table:table-cell office:value-type="string">
            <text:p>Basim Magdy </text:p>
          </table:table-cell>
          <table:table-cell office:value-type="float" office:value="1">
            <text:p>1</text:p>
          </table:table-cell>
          <table:table-cell office:value-type="float" office:value="-8.720727">
            <text:p>-8.720727</text:p>
          </table:table-cell>
          <table:table-cell office:value-type="float" office:value="42.2406">
            <text:p>42.2406</text:p>
          </table:table-cell>
        </table:table-row>
        <table:table-row table:style-name="ro1">
          <table:table-cell office:value-type="string">
            <text:p>Virginia</text:p>
          </table:table-cell>
          <table:table-cell office:value-type="string">
            <text:p>Diana Al Hadid</text:p>
          </table:table-cell>
          <table:table-cell office:value-type="float" office:value="1">
            <text:p>1</text:p>
          </table:table-cell>
          <table:table-cell office:value-type="float" office:value="-78.65689">
            <text:p>-78.65689</text:p>
          </table:table-cell>
          <table:table-cell office:value-type="float" office:value="37.43157">
            <text:p>37.43157</text:p>
          </table:table-cell>
        </table:table-row>
        <table:table-row table:style-name="ro1">
          <table:table-cell office:value-type="string">
            <text:p>Wabar</text:p>
          </table:table-cell>
          <table:table-cell office:value-type="string">
            <text:p>Shadia Alem</text:p>
          </table:table-cell>
          <table:table-cell office:value-type="float" office:value="1">
            <text:p>1</text:p>
          </table:table-cell>
          <table:table-cell office:value-type="float" office:value="132.4803">
            <text:p>132.4803</text:p>
          </table:table-cell>
          <table:table-cell office:value-type="float" office:value="-3.041569">
            <text:p>-3.041569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Meri├º Alg├╝n Ringborg </text:p>
          </table:table-cell>
          <table:table-cell office:value-type="float" office:value="1">
            <text:p>1</text:p>
          </table:table-cell>
          <table:table-cell office:value-type="float" office:value="-3.783712">
            <text:p>-3.783712</text:p>
          </table:table-cell>
          <table:table-cell office:value-type="float" office:value="52.13066">
            <text:p>52.13066</text:p>
          </table:table-cell>
        </table:table-row>
        <table:table-row table:style-name="ro1">
          <table:table-cell office:value-type="string">
            <text:p>Warsaw</text:p>
          </table:table-cell>
          <table:table-cell office:value-type="string">
            <text:p>Ahmed Cherkaoui</text:p>
          </table:table-cell>
          <table:table-cell office:value-type="float" office:value="1">
            <text:p>1</text:p>
          </table:table-cell>
          <table:table-cell office:value-type="float" office:value="21.01223">
            <text:p>21.01223</text:p>
          </table:table-cell>
          <table:table-cell office:value-type="float" office:value="52.22968">
            <text:p>52.22968</text:p>
          </table:table-cell>
        </table:table-row>
        <table:table-row table:style-name="ro1">
          <table:table-cell office:value-type="string">
            <text:p>Washington, DC</text:p>
          </table:table-cell>
          <table:table-cell office:value-type="string">
            <text:p>Pouran-Jinchi</text:p>
          </table:table-cell>
          <table:table-cell office:value-type="float" office:value="1">
            <text:p>1</text:p>
          </table:table-cell>
          <table:table-cell office:value-type="float" office:value="-77.03687">
            <text:p>-77.03687</text:p>
          </table:table-cell>
          <table:table-cell office:value-type="float" office:value="38.90719">
            <text:p>38.90719</text:p>
          </table:table-cell>
        </table:table-row>
        <table:table-row table:style-name="ro1">
          <table:table-cell office:value-type="string">
            <text:p>Washington, DC</text:p>
          </table:table-cell>
          <table:table-cell office:value-type="string">
            <text:p>Mona Saudi</text:p>
          </table:table-cell>
          <table:table-cell office:value-type="float" office:value="1">
            <text:p>1</text:p>
          </table:table-cell>
          <table:table-cell office:value-type="float" office:value="-77.03687">
            <text:p>-77.03687</text:p>
          </table:table-cell>
          <table:table-cell office:value-type="float" office:value="38.90719">
            <text:p>38.90719</text:p>
          </table:table-cell>
        </table:table-row>
        <table:table-row table:style-name="ro1">
          <table:table-cell office:value-type="string">
            <text:p>Washington, DC</text:p>
          </table:table-cell>
          <table:table-cell office:value-type="string">
            <text:p>Edgar Endress</text:p>
          </table:table-cell>
          <table:table-cell office:value-type="float" office:value="1">
            <text:p>1</text:p>
          </table:table-cell>
          <table:table-cell office:value-type="float" office:value="-77.03687">
            <text:p>-77.03687</text:p>
          </table:table-cell>
          <table:table-cell office:value-type="float" office:value="38.90719">
            <text:p>38.90719</text:p>
          </table:table-cell>
        </table:table-row>
        <table:table-row table:style-name="ro1">
          <table:table-cell office:value-type="string">
            <text:p>Washington, DC</text:p>
          </table:table-cell>
          <table:table-cell office:value-type="string">
            <text:p>Mohanna Durra</text:p>
          </table:table-cell>
          <table:table-cell office:value-type="float" office:value="1">
            <text:p>1</text:p>
          </table:table-cell>
          <table:table-cell office:value-type="float" office:value="-77.03687">
            <text:p>-77.03687</text:p>
          </table:table-cell>
          <table:table-cell office:value-type="float" office:value="38.90719">
            <text:p>38.90719</text:p>
          </table:table-cell>
        </table:table-row>
        <table:table-row table:style-name="ro1">
          <table:table-cell office:value-type="string">
            <text:p>Washington, DC</text:p>
          </table:table-cell>
          <table:table-cell office:value-type="string">
            <text:p>Tanbak</text:p>
          </table:table-cell>
          <table:table-cell office:value-type="float" office:value="1">
            <text:p>1</text:p>
          </table:table-cell>
          <table:table-cell office:value-type="float" office:value="-77.03687">
            <text:p>-77.03687</text:p>
          </table:table-cell>
          <table:table-cell office:value-type="float" office:value="38.90719">
            <text:p>38.90719</text:p>
          </table:table-cell>
        </table:table-row>
        <table:table-row table:style-name="ro1">
          <table:table-cell office:value-type="string">
            <text:p>Washington, DC</text:p>
          </table:table-cell>
          <table:table-cell office:value-type="string">
            <text:p>Walid Siti</text:p>
          </table:table-cell>
          <table:table-cell office:value-type="float" office:value="1">
            <text:p>1</text:p>
          </table:table-cell>
          <table:table-cell office:value-type="float" office:value="-77.03687">
            <text:p>-77.03687</text:p>
          </table:table-cell>
          <table:table-cell office:value-type="float" office:value="38.90719">
            <text:p>38.90719</text:p>
          </table:table-cell>
        </table:table-row>
        <table:table-row table:style-name="ro1">
          <table:table-cell office:value-type="string">
            <text:p>Washington, DC</text:p>
          </table:table-cell>
          <table:table-cell office:value-type="string">
            <text:p>Nil Yalter</text:p>
          </table:table-cell>
          <table:table-cell office:value-type="float" office:value="1">
            <text:p>1</text:p>
          </table:table-cell>
          <table:table-cell office:value-type="float" office:value="-77.03687">
            <text:p>-77.03687</text:p>
          </table:table-cell>
          <table:table-cell office:value-type="float" office:value="38.90719">
            <text:p>38.90719</text:p>
          </table:table-cell>
        </table:table-row>
        <table:table-row table:style-name="ro1">
          <table:table-cell office:value-type="string">
            <text:p>Washington, DC</text:p>
          </table:table-cell>
          <table:table-cell office:value-type="string">
            <text:p>Samira Badran</text:p>
          </table:table-cell>
          <table:table-cell office:value-type="float" office:value="1">
            <text:p>1</text:p>
          </table:table-cell>
          <table:table-cell office:value-type="float" office:value="-77.03687">
            <text:p>-77.03687</text:p>
          </table:table-cell>
          <table:table-cell office:value-type="float" office:value="38.90719">
            <text:p>38.90719</text:p>
          </table:table-cell>
        </table:table-row>
        <table:table-row table:style-name="ro1">
          <table:table-cell office:value-type="string">
            <text:p>Washington, DC</text:p>
          </table:table-cell>
          <table:table-cell office:value-type="string">
            <text:p>Rachid Kora├»chi</text:p>
          </table:table-cell>
          <table:table-cell office:value-type="float" office:value="1">
            <text:p>1</text:p>
          </table:table-cell>
          <table:table-cell office:value-type="float" office:value="-77.03687">
            <text:p>-77.03687</text:p>
          </table:table-cell>
          <table:table-cell office:value-type="float" office:value="38.90719">
            <text:p>38.90719</text:p>
          </table:table-cell>
        </table:table-row>
        <table:table-row table:style-name="ro1">
          <table:table-cell office:value-type="string">
            <text:p>Washington, DC</text:p>
          </table:table-cell>
          <table:table-cell office:value-type="string">
            <text:p>Marwan Sahmarani</text:p>
          </table:table-cell>
          <table:table-cell office:value-type="float" office:value="1">
            <text:p>1</text:p>
          </table:table-cell>
          <table:table-cell office:value-type="float" office:value="-77.03687">
            <text:p>-77.03687</text:p>
          </table:table-cell>
          <table:table-cell office:value-type="float" office:value="38.90719">
            <text:p>38.90719</text:p>
          </table:table-cell>
        </table:table-row>
        <table:table-row table:style-name="ro1">
          <table:table-cell office:value-type="string">
            <text:p>Washington, DC</text:p>
          </table:table-cell>
          <table:table-cell office:value-type="string">
            <text:p>Mariam Ghani</text:p>
          </table:table-cell>
          <table:table-cell office:value-type="float" office:value="1">
            <text:p>1</text:p>
          </table:table-cell>
          <table:table-cell office:value-type="float" office:value="-77.03687">
            <text:p>-77.03687</text:p>
          </table:table-cell>
          <table:table-cell office:value-type="float" office:value="38.90719">
            <text:p>38.90719</text:p>
          </table:table-cell>
        </table:table-row>
        <table:table-row table:style-name="ro1">
          <table:table-cell office:value-type="string">
            <text:p>Washington, DC</text:p>
          </table:table-cell>
          <table:table-cell office:value-type="string">
            <text:p>Huda Totonji</text:p>
          </table:table-cell>
          <table:table-cell office:value-type="float" office:value="1">
            <text:p>1</text:p>
          </table:table-cell>
          <table:table-cell office:value-type="float" office:value="-77.03687">
            <text:p>-77.03687</text:p>
          </table:table-cell>
          <table:table-cell office:value-type="float" office:value="38.90719">
            <text:p>38.90719</text:p>
          </table:table-cell>
        </table:table-row>
        <table:table-row table:style-name="ro1">
          <table:table-cell office:value-type="string">
            <text:p>Washington, DC</text:p>
          </table:table-cell>
          <table:table-cell office:value-type="string">
            <text:p>Jananne Al-Ani</text:p>
          </table:table-cell>
          <table:table-cell office:value-type="float" office:value="1">
            <text:p>1</text:p>
          </table:table-cell>
          <table:table-cell office:value-type="float" office:value="-77.03687">
            <text:p>-77.03687</text:p>
          </table:table-cell>
          <table:table-cell office:value-type="float" office:value="38.90719">
            <text:p>38.90719</text:p>
          </table:table-cell>
        </table:table-row>
        <table:table-row table:style-name="ro1">
          <table:table-cell office:value-type="string">
            <text:p>Washington, DC</text:p>
          </table:table-cell>
          <table:table-cell office:value-type="string">
            <text:p>Simryn Gill</text:p>
          </table:table-cell>
          <table:table-cell office:value-type="float" office:value="1">
            <text:p>1</text:p>
          </table:table-cell>
          <table:table-cell office:value-type="float" office:value="-77.03687">
            <text:p>-77.03687</text:p>
          </table:table-cell>
          <table:table-cell office:value-type="float" office:value="38.90719">
            <text:p>38.90719</text:p>
          </table:table-cell>
        </table:table-row>
        <table:table-row table:style-name="ro1">
          <table:table-cell office:value-type="string">
            <text:p>Washington, DC</text:p>
          </table:table-cell>
          <table:table-cell office:value-type="string">
            <text:p>Shaikha Al Mazrou</text:p>
          </table:table-cell>
          <table:table-cell office:value-type="float" office:value="1">
            <text:p>1</text:p>
          </table:table-cell>
          <table:table-cell office:value-type="float" office:value="-77.03687">
            <text:p>-77.03687</text:p>
          </table:table-cell>
          <table:table-cell office:value-type="float" office:value="38.90719">
            <text:p>38.90719</text:p>
          </table:table-cell>
        </table:table-row>
        <table:table-row table:style-name="ro1">
          <table:table-cell office:value-type="string">
            <text:p>Washington, DC</text:p>
          </table:table-cell>
          <table:table-cell office:value-type="string">
            <text:p>Shahzia Sikander</text:p>
          </table:table-cell>
          <table:table-cell office:value-type="float" office:value="1">
            <text:p>1</text:p>
          </table:table-cell>
          <table:table-cell office:value-type="float" office:value="-77.03687">
            <text:p>-77.03687</text:p>
          </table:table-cell>
          <table:table-cell office:value-type="float" office:value="38.90719">
            <text:p>38.90719</text:p>
          </table:table-cell>
        </table:table-row>
        <table:table-row table:style-name="ro1">
          <table:table-cell office:value-type="string">
            <text:p>West Bank</text:p>
          </table:table-cell>
          <table:table-cell office:value-type="string">
            <text:p>Sliman Mansour</text:p>
          </table:table-cell>
          <table:table-cell office:value-type="float" office:value="1">
            <text:p>1</text:p>
          </table:table-cell>
          <table:table-cell office:value-type="float" office:value="35.30272">
            <text:p>35.30272</text:p>
          </table:table-cell>
          <table:table-cell office:value-type="float" office:value="31.94657">
            <text:p>31.94657</text:p>
          </table:table-cell>
        </table:table-row>
        <table:table-row table:style-name="ro1">
          <table:table-cell office:value-type="string">
            <text:p>West Bank</text:p>
          </table:table-cell>
          <table:table-cell office:value-type="string">
            <text:p>Yto Barrada</text:p>
          </table:table-cell>
          <table:table-cell office:value-type="float" office:value="1">
            <text:p>1</text:p>
          </table:table-cell>
          <table:table-cell office:value-type="float" office:value="35.30272">
            <text:p>35.30272</text:p>
          </table:table-cell>
          <table:table-cell office:value-type="float" office:value="31.94657">
            <text:p>31.94657</text:p>
          </table:table-cell>
        </table:table-row>
        <table:table-row table:style-name="ro1">
          <table:table-cell office:value-type="string">
            <text:p>West Bank</text:p>
          </table:table-cell>
          <table:table-cell office:value-type="string">
            <text:p>Nida Sinnokrot</text:p>
          </table:table-cell>
          <table:table-cell office:value-type="float" office:value="1">
            <text:p>1</text:p>
          </table:table-cell>
          <table:table-cell office:value-type="float" office:value="35.30272">
            <text:p>35.30272</text:p>
          </table:table-cell>
          <table:table-cell office:value-type="float" office:value="31.94657">
            <text:p>31.94657</text:p>
          </table:table-cell>
        </table:table-row>
        <table:table-row table:style-name="ro1">
          <table:table-cell office:value-type="string">
            <text:p>Western Front</text:p>
          </table:table-cell>
          <table:table-cell office:value-type="string">
            <text:p>Abbas Akhavan</text:p>
          </table:table-cell>
          <table:table-cell office:value-type="float" office:value="1">
            <text:p>1</text:p>
          </table:table-cell>
          <table:table-cell office:value-type="float" office:value="-87.97131">
            <text:p>-87.97131</text:p>
          </table:table-cell>
          <table:table-cell office:value-type="float" office:value="33.96953">
            <text:p>33.96953</text:p>
          </table:table-cell>
        </table:table-row>
        <table:table-row table:style-name="ro1">
          <table:table-cell office:value-type="string">
            <text:p>Whitechapel</text:p>
          </table:table-cell>
          <table:table-cell office:value-type="string">
            <text:p>Jayce Salloum</text:p>
          </table:table-cell>
          <table:table-cell office:value-type="float" office:value="1">
            <text:p>1</text:p>
          </table:table-cell>
          <table:table-cell office:value-type="float" office:value="-0.0707284">
            <text:p>-0.0707284</text:p>
          </table:table-cell>
          <table:table-cell office:value-type="float" office:value="51.51395">
            <text:p>51.51395</text:p>
          </table:table-cell>
        </table:table-row>
        <table:table-row table:style-name="ro1">
          <table:table-cell office:value-type="string">
            <text:p>Whitechapel</text:p>
          </table:table-cell>
          <table:table-cell office:value-type="string">
            <text:p>Walid Raad</text:p>
          </table:table-cell>
          <table:table-cell office:value-type="float" office:value="1">
            <text:p>1</text:p>
          </table:table-cell>
          <table:table-cell office:value-type="float" office:value="-0.0707284">
            <text:p>-0.0707284</text:p>
          </table:table-cell>
          <table:table-cell office:value-type="float" office:value="51.51395">
            <text:p>51.51395</text:p>
          </table:table-cell>
        </table:table-row>
        <table:table-row table:style-name="ro1">
          <table:table-cell office:value-type="string">
            <text:p>Whitechapel</text:p>
          </table:table-cell>
          <table:table-cell office:value-type="string">
            <text:p>Amar Kanwar</text:p>
          </table:table-cell>
          <table:table-cell office:value-type="float" office:value="1">
            <text:p>1</text:p>
          </table:table-cell>
          <table:table-cell office:value-type="float" office:value="-0.0707284">
            <text:p>-0.0707284</text:p>
          </table:table-cell>
          <table:table-cell office:value-type="float" office:value="51.51395">
            <text:p>51.51395</text:p>
          </table:table-cell>
        </table:table-row>
        <table:table-row table:style-name="ro1">
          <table:table-cell office:value-type="string">
            <text:p>Whitechapel</text:p>
          </table:table-cell>
          <table:table-cell office:value-type="string">
            <text:p>Rasheed Araeen</text:p>
          </table:table-cell>
          <table:table-cell office:value-type="float" office:value="1">
            <text:p>1</text:p>
          </table:table-cell>
          <table:table-cell office:value-type="float" office:value="-0.0707284">
            <text:p>-0.0707284</text:p>
          </table:table-cell>
          <table:table-cell office:value-type="float" office:value="51.51395">
            <text:p>51.51395</text:p>
          </table:table-cell>
        </table:table-row>
        <table:table-row table:style-name="ro1">
          <table:table-cell office:value-type="string">
            <text:p>Whitechapel</text:p>
          </table:table-cell>
          <table:table-cell office:value-type="string">
            <text:p>Jalal Toufic</text:p>
          </table:table-cell>
          <table:table-cell office:value-type="float" office:value="1">
            <text:p>1</text:p>
          </table:table-cell>
          <table:table-cell office:value-type="float" office:value="-0.0707284">
            <text:p>-0.0707284</text:p>
          </table:table-cell>
          <table:table-cell office:value-type="float" office:value="51.51395">
            <text:p>51.51395</text:p>
          </table:table-cell>
        </table:table-row>
        <table:table-row table:style-name="ro1">
          <table:table-cell office:value-type="string">
            <text:p>Wiesbaden</text:p>
          </table:table-cell>
          <table:table-cell office:value-type="string">
            <text:p>Golnaz Fathi</text:p>
          </table:table-cell>
          <table:table-cell office:value-type="float" office:value="1">
            <text:p>1</text:p>
          </table:table-cell>
          <table:table-cell office:value-type="float" office:value="8.239761">
            <text:p>8.239761</text:p>
          </table:table-cell>
          <table:table-cell office:value-type="float" office:value="50.07822">
            <text:p>50.07822</text:p>
          </table:table-cell>
        </table:table-row>
        <table:table-row table:style-name="ro1">
          <table:table-cell office:value-type="string">
            <text:p>Wolverhampton</text:p>
          </table:table-cell>
          <table:table-cell office:value-type="string">
            <text:p>Larissa Sansour</text:p>
          </table:table-cell>
          <table:table-cell office:value-type="float" office:value="1">
            <text:p>1</text:p>
          </table:table-cell>
          <table:table-cell office:value-type="float" office:value="-2.12882">
            <text:p>-2.12882</text:p>
          </table:table-cell>
          <table:table-cell office:value-type="float" office:value="52.58697">
            <text:p>52.58697</text:p>
          </table:table-cell>
        </table:table-row>
        <table:table-row table:style-name="ro1">
          <table:table-cell office:value-type="string">
            <text:p>Yemen</text:p>
          </table:table-cell>
          <table:table-cell office:value-type="string">
            <text:p>Abdullah Nawawi</text:p>
          </table:table-cell>
          <table:table-cell office:value-type="float" office:value="1">
            <text:p>1</text:p>
          </table:table-cell>
          <table:table-cell office:value-type="float" office:value="48.51639">
            <text:p>48.51639</text:p>
          </table:table-cell>
          <table:table-cell office:value-type="float" office:value="15.55273">
            <text:p>15.55273</text:p>
          </table:table-cell>
        </table:table-row>
        <table:table-row table:style-name="ro1">
          <table:table-cell office:value-type="string">
            <text:p>Yemen</text:p>
          </table:table-cell>
          <table:table-cell office:value-type="string">
            <text:p>Salwa Aleryani</text:p>
          </table:table-cell>
          <table:table-cell office:value-type="float" office:value="1">
            <text:p>1</text:p>
          </table:table-cell>
          <table:table-cell office:value-type="float" office:value="48.51639">
            <text:p>48.51639</text:p>
          </table:table-cell>
          <table:table-cell office:value-type="float" office:value="15.55273">
            <text:p>15.55273</text:p>
          </table:table-cell>
        </table:table-row>
        <table:table-row table:style-name="ro1">
          <table:table-cell office:value-type="string">
            <text:p>Yerevan</text:p>
          </table:table-cell>
          <table:table-cell office:value-type="string">
            <text:p>Angela Harutyunyan</text:p>
          </table:table-cell>
          <table:table-cell office:value-type="float" office:value="1">
            <text:p>1</text:p>
          </table:table-cell>
          <table:table-cell office:value-type="float" office:value="44.51667">
            <text:p>44.51667</text:p>
          </table:table-cell>
          <table:table-cell office:value-type="float" office:value="40.18333">
            <text:p>40.18333</text:p>
          </table:table-cell>
        </table:table-row>
        <table:table-row table:style-name="ro1">
          <table:table-cell office:value-type="string">
            <text:p>Yerevan</text:p>
          </table:table-cell>
          <table:table-cell office:value-type="string">
            <text:p>Raffie Davtian</text:p>
          </table:table-cell>
          <table:table-cell office:value-type="float" office:value="1">
            <text:p>1</text:p>
          </table:table-cell>
          <table:table-cell office:value-type="float" office:value="44.51667">
            <text:p>44.51667</text:p>
          </table:table-cell>
          <table:table-cell office:value-type="float" office:value="40.18333">
            <text:p>40.18333</text:p>
          </table:table-cell>
        </table:table-row>
        <table:table-row table:style-name="ro1">
          <table:table-cell office:value-type="string">
            <text:p>Yokohama</text:p>
          </table:table-cell>
          <table:table-cell office:value-type="string">
            <text:p>Adel Abdessemed</text:p>
          </table:table-cell>
          <table:table-cell office:value-type="float" office:value="1">
            <text:p>1</text:p>
          </table:table-cell>
          <table:table-cell office:value-type="float" office:value="139.638">
            <text:p>139.638</text:p>
          </table:table-cell>
          <table:table-cell office:value-type="float" office:value="35.44371">
            <text:p>35.44371</text:p>
          </table:table-cell>
        </table:table-row>
        <table:table-row table:style-name="ro1">
          <table:table-cell office:value-type="string">
            <text:p>Yugoslavia</text:p>
          </table:table-cell>
          <table:table-cell office:value-type="string">
            <text:p>Salim al-Dabbagh</text:p>
          </table:table-cell>
          <table:table-cell office:value-type="float" office:value="1">
            <text:p>1</text:p>
          </table:table-cell>
          <table:table-cell office:value-type="float" office:value="-58.7934">
            <text:p>-58.7934</text:p>
          </table:table-cell>
          <table:table-cell office:value-type="float" office:value="-27.49374">
            <text:p>-27.49374</text:p>
          </table:table-cell>
        </table:table-row>
        <table:table-row table:style-name="ro1">
          <table:table-cell office:value-type="string">
            <text:p>Yugoslavia</text:p>
          </table:table-cell>
          <table:table-cell office:value-type="string">
            <text:p>Seif Wanly</text:p>
          </table:table-cell>
          <table:table-cell office:value-type="float" office:value="1">
            <text:p>1</text:p>
          </table:table-cell>
          <table:table-cell office:value-type="float" office:value="-58.7934">
            <text:p>-58.7934</text:p>
          </table:table-cell>
          <table:table-cell office:value-type="float" office:value="-27.49374">
            <text:p>-27.49374</text:p>
          </table:table-cell>
        </table:table-row>
        <table:table-row table:style-name="ro1">
          <table:table-cell office:value-type="string">
            <text:p>Zaragoza</text:p>
          </table:table-cell>
          <table:table-cell office:value-type="string">
            <text:p>Adel Abidin</text:p>
          </table:table-cell>
          <table:table-cell office:value-type="float" office:value="1">
            <text:p>1</text:p>
          </table:table-cell>
          <table:table-cell office:value-type="float" office:value="-0.8890853">
            <text:p>-0.8890853</text:p>
          </table:table-cell>
          <table:table-cell office:value-type="float" office:value="41.64882">
            <text:p>41.64882</text:p>
          </table:table-cell>
        </table:table-row>
        <table:table-row table:style-name="ro1">
          <table:table-cell office:value-type="string">
            <text:p>Zurich</text:p>
          </table:table-cell>
          <table:table-cell office:value-type="string">
            <text:p>Mounir Al-Shaarani</text:p>
          </table:table-cell>
          <table:table-cell office:value-type="float" office:value="1">
            <text:p>1</text:p>
          </table:table-cell>
          <table:table-cell office:value-type="float" office:value="8.539183">
            <text:p>8.539183</text:p>
          </table:table-cell>
          <table:table-cell office:value-type="float" office:value="47.36865">
            <text:p>47.36865</text:p>
          </table:table-cell>
        </table:table-row>
        <table:table-row table:style-name="ro1">
          <table:table-cell office:value-type="string">
            <text:p>Zurich</text:p>
          </table:table-cell>
          <table:table-cell office:value-type="string">
            <text:p>Latifa Echakhch</text:p>
          </table:table-cell>
          <table:table-cell office:value-type="float" office:value="1">
            <text:p>1</text:p>
          </table:table-cell>
          <table:table-cell office:value-type="float" office:value="8.539183">
            <text:p>8.539183</text:p>
          </table:table-cell>
          <table:table-cell office:value-type="float" office:value="47.36865">
            <text:p>47.36865</text:p>
          </table:table-cell>
        </table:table-row>
        <table:table-row table:style-name="ro1">
          <table:table-cell office:value-type="string">
            <text:p>Zurich</text:p>
          </table:table-cell>
          <table:table-cell office:value-type="string">
            <text:p>Nevin Aladag</text:p>
          </table:table-cell>
          <table:table-cell office:value-type="float" office:value="1">
            <text:p>1</text:p>
          </table:table-cell>
          <table:table-cell office:value-type="float" office:value="8.539183">
            <text:p>8.539183</text:p>
          </table:table-cell>
          <table:table-cell office:value-type="float" office:value="47.36865">
            <text:p>47.36865</text:p>
          </table:table-cell>
        </table:table-row>
      </table:table>
      <table:database-ranges>
        <table:database-range table:target-range-address="Sheet1.A1:Sheet1.E5017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3/03/2015</text:date>, <text:time>20:1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3T20:17:20</dc:date>
    <dc:creator>Armin  Akhavan</dc:creator>
    <meta:document-statistic meta:table-count="1" meta:cell-count="25085" meta:object-count="0"/>
    <meta:generator>OpenOffice/4.1.1$Unix OpenOffice.org_project/411m6$Build-9775</meta:generator>
  </office:meta>
</office:document-meta>
</file>